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00F0000000E443DCD33.png" manifest:media-type=""/>
  <manifest:file-entry manifest:full-path="Pictures/1000020100000427000001D8328612B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Courier New" svg:font-family="'Courier New'" style:font-family-generic="modern"/>
    <style:font-face style:name="Arial1" svg:font-family="Arial" style:font-family-generic="roman"/>
    <style:font-face style:name="Courier New2" svg:font-family="'Courier New'" style:font-family-generic="roman"/>
    <style:font-face style:name="Verdana" svg:font-family="Verdana" style:font-family-generic="roman"/>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7" style:family="table">
      <style:table-properties style:width="6.9035in" table:align="left" style:writing-mode="lr-tb"/>
    </style:style>
    <style:style style:name="Table7.A" style:family="table-column">
      <style:table-column-properties style:column-width="0.9194in"/>
    </style:style>
    <style:style style:name="Table7.B" style:family="table-column">
      <style:table-column-properties style:column-width="1.3785in"/>
    </style:style>
    <style:style style:name="Table7.C" style:family="table-column">
      <style:table-column-properties style:column-width="4.6056in"/>
    </style:style>
    <style:style style:name="Table7.1" style:family="table-row">
      <style:table-row-properties style:min-row-height="0.2451in" fo:keep-together="always"/>
    </style:style>
    <style:style style:name="Table7.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1" style:family="table-cell">
      <style:table-cell-properties style:vertical-align="top" fo:padding-left="0.075in" fo:padding-right="0.075in" fo:padding-top="0in" fo:padding-bottom="0in" fo:border="0.5pt solid #000000" style:writing-mode="lr-tb"/>
    </style:style>
    <style:style style:name="Table7.2" style:family="table-row">
      <style:table-row-properties style:min-row-height="0.2722in" fo:keep-together="always"/>
    </style:style>
    <style:style style:name="Table7.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7.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5" style:family="table">
      <style:table-properties style:width="7.0576in" fo:margin-left="0.0104in" fo:margin-right="0.0208in" table:align="margins" style:writing-mode="lr-tb"/>
    </style:style>
    <style:style style:name="Table15.A" style:family="table-column">
      <style:table-column-properties style:column-width="0.791in" style:rel-column-width="7346*"/>
    </style:style>
    <style:style style:name="Table15.B" style:family="table-column">
      <style:table-column-properties style:column-width="6.2667in" style:rel-column-width="58189*"/>
    </style:style>
    <style:style style:name="Table15.1" style:family="table-row">
      <style:table-row-properties fo:keep-together="auto"/>
    </style:style>
    <style:style style:name="Table1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5.B1" style:family="table-cell">
      <style:table-cell-properties style:vertical-align="top" fo:padding-left="0.075in" fo:padding-right="0.075in" fo:padding-top="0in" fo:padding-bottom="0in" fo:border="0.5pt solid #000000" style:writing-mode="lr-tb"/>
    </style:style>
    <style:style style:name="Table8" style:family="table">
      <style:table-properties style:width="7.0896in" fo:margin-left="0in" fo:margin-top="0in" fo:margin-bottom="0in" table:align="left"/>
    </style:style>
    <style:style style:name="Table8.A" style:family="table-column">
      <style:table-column-properties style:column-width="1.1278in"/>
    </style:style>
    <style:style style:name="Table8.B" style:family="table-column">
      <style:table-column-properties style:column-width="5.5569in"/>
    </style:style>
    <style:style style:name="Table8.C" style:family="table-column">
      <style:table-column-properties style:column-width="0.4049in"/>
    </style:style>
    <style:style style:name="Table8.1" style:family="table-row">
      <style:table-row-properties fo:keep-together="auto"/>
    </style:style>
    <style:style style:name="Table8.A1" style:family="table-cell">
      <style:table-cell-properties style:vertical-align="middle" fo:background-color="#ccccff" fo:padding="0in" fo:border="0.5pt solid #000001">
        <style:background-image/>
      </style:table-cell-properties>
    </style:style>
    <style:style style:name="Table8.A2" style:family="table-cell">
      <style:table-cell-properties style:vertical-align="middle" fo:padding="0in" fo:border="0.5pt solid #000001"/>
    </style:style>
    <style:style style:name="Table8.B2" style:family="table-cell">
      <style:table-cell-properties style:vertical-align="middle" fo:padding="0in" fo:border="0.5pt solid #000001"/>
    </style:style>
    <style:style style:name="Table8.C2" style:family="table-cell">
      <style:table-cell-properties style:vertical-align="middle" fo:padding="0in" fo:border="0.5pt solid #000001"/>
    </style:style>
    <style:style style:name="Table8.A3" style:family="table-cell">
      <style:table-cell-properties style:vertical-align="middle" fo:padding="0in" fo:border="0.5pt solid #000001"/>
    </style:style>
    <style:style style:name="Table8.B3" style:family="table-cell">
      <style:table-cell-properties style:vertical-align="middle" fo:padding="0in" fo:border="0.5pt solid #000001"/>
    </style:style>
    <style:style style:name="Table8.C3" style:family="table-cell">
      <style:table-cell-properties style:vertical-align="middle" fo:padding="0in" fo:border="0.5pt solid #000001"/>
    </style:style>
    <style:style style:name="Table9" style:family="table">
      <style:table-properties style:width="7.0896in" fo:margin-left="0in" fo:margin-top="0in" fo:margin-bottom="0in" table:align="left"/>
    </style:style>
    <style:style style:name="Table9.A" style:family="table-column">
      <style:table-column-properties style:column-width="1.1278in"/>
    </style:style>
    <style:style style:name="Table9.B" style:family="table-column">
      <style:table-column-properties style:column-width="5.5569in"/>
    </style:style>
    <style:style style:name="Table9.C" style:family="table-column">
      <style:table-column-properties style:column-width="0.4049in"/>
    </style:style>
    <style:style style:name="Table9.1" style:family="table-row">
      <style:table-row-properties fo:keep-together="always"/>
    </style:style>
    <style:style style:name="Table9.A1" style:family="table-cell">
      <style:table-cell-properties style:vertical-align="middle" fo:background-color="#ccccff" fo:padding="0in" fo:border="0.5pt solid #000001">
        <style:background-image/>
      </style:table-cell-properties>
    </style:style>
    <style:style style:name="Table9.A2" style:family="table-cell">
      <style:table-cell-properties style:vertical-align="middle" fo:padding="0in" fo:border="0.5pt solid #000001"/>
    </style:style>
    <style:style style:name="Table9.B2" style:family="table-cell">
      <style:table-cell-properties style:vertical-align="middle" fo:padding="0in" fo:border="0.5pt solid #000001"/>
    </style:style>
    <style:style style:name="Table9.C2" style:family="table-cell">
      <style:table-cell-properties style:vertical-align="middle" fo:padding="0in" fo:border="0.5pt solid #000001"/>
    </style:style>
    <style:style style:name="Table9.A3" style:family="table-cell">
      <style:table-cell-properties style:vertical-align="middle" fo:padding="0in" fo:border="0.5pt solid #000001"/>
    </style:style>
    <style:style style:name="Table9.B3" style:family="table-cell">
      <style:table-cell-properties style:vertical-align="middle" fo:padding="0in" fo:border="0.5pt solid #000001"/>
    </style:style>
    <style:style style:name="Table9.C3" style:family="table-cell">
      <style:table-cell-properties style:vertical-align="middle" fo:padding="0in" fo:border="0.5pt solid #000001"/>
    </style:style>
    <style:style style:name="Table9.A4" style:family="table-cell">
      <style:table-cell-properties style:vertical-align="middle" fo:padding="0in" fo:border="0.5pt solid #000001"/>
    </style:style>
    <style:style style:name="Table9.B4" style:family="table-cell">
      <style:table-cell-properties style:vertical-align="middle" fo:padding="0in" fo:border="0.5pt solid #000001"/>
    </style:style>
    <style:style style:name="Table9.C4" style:family="table-cell">
      <style:table-cell-properties style:vertical-align="middle" fo:padding="0in" fo:border="0.5pt solid #000001"/>
    </style:style>
    <style:style style:name="Table9.A5" style:family="table-cell">
      <style:table-cell-properties style:vertical-align="middle" fo:padding="0in" fo:border="0.5pt solid #000001"/>
    </style:style>
    <style:style style:name="Table9.B5" style:family="table-cell">
      <style:table-cell-properties style:vertical-align="middle" fo:padding="0in" fo:border="0.5pt solid #000001"/>
    </style:style>
    <style:style style:name="Table9.C5" style:family="table-cell">
      <style:table-cell-properties style:vertical-align="middle" fo:padding="0in" fo:border="0.5pt solid #000001"/>
    </style:style>
    <style:style style:name="Table9.A6" style:family="table-cell">
      <style:table-cell-properties style:vertical-align="middle" fo:padding="0in" fo:border="0.5pt solid #000001"/>
    </style:style>
    <style:style style:name="Table9.B6" style:family="table-cell">
      <style:table-cell-properties style:vertical-align="middle" fo:padding="0in" fo:border="0.5pt solid #000001"/>
    </style:style>
    <style:style style:name="Table9.C6" style:family="table-cell">
      <style:table-cell-properties style:vertical-align="middle" fo:padding="0in" fo:border="0.5pt solid #000001"/>
    </style:style>
    <style:style style:name="Table10" style:family="table">
      <style:table-properties style:width="7.0896in" fo:margin-left="0in" fo:margin-top="0in" fo:margin-bottom="0in" table:align="left"/>
    </style:style>
    <style:style style:name="Table10.A" style:family="table-column">
      <style:table-column-properties style:column-width="0.6701in"/>
    </style:style>
    <style:style style:name="Table10.B" style:family="table-column">
      <style:table-column-properties style:column-width="6.0465in"/>
    </style:style>
    <style:style style:name="Table10.C" style:family="table-column">
      <style:table-column-properties style:column-width="0.3729in"/>
    </style:style>
    <style:style style:name="Table10.1" style:family="table-row">
      <style:table-row-properties fo:keep-together="always"/>
    </style:style>
    <style:style style:name="Table10.A1" style:family="table-cell">
      <style:table-cell-properties style:vertical-align="middle" fo:background-color="#ccccff" fo:padding="0in" fo:border="0.5pt solid #000001">
        <style:background-image/>
      </style:table-cell-properties>
    </style:style>
    <style:style style:name="Table10.A2" style:family="table-cell">
      <style:table-cell-properties style:vertical-align="" fo:padding="0in" fo:border="0.5pt solid #000001"/>
    </style:style>
    <style:style style:name="Table10.B2" style:family="table-cell">
      <style:table-cell-properties style:vertical-align="" fo:padding="0in" fo:border="0.5pt solid #000001"/>
    </style:style>
    <style:style style:name="Table10.C2" style:family="table-cell">
      <style:table-cell-properties style:vertical-align="middle" fo:padding="0in" fo:border="0.5pt solid #000001"/>
    </style:style>
    <style:style style:name="Table10.A3" style:family="table-cell">
      <style:table-cell-properties style:vertical-align="" fo:padding="0in" fo:border="0.5pt solid #000001"/>
    </style:style>
    <style:style style:name="Table10.B3" style:family="table-cell">
      <style:table-cell-properties style:vertical-align="" fo:padding="0in" fo:border="0.5pt solid #000001"/>
    </style:style>
    <style:style style:name="Table10.C3" style:family="table-cell">
      <style:table-cell-properties style:vertical-align="middle" fo:padding="0in" fo:border="0.5pt solid #000001"/>
    </style:style>
    <style:style style:name="Table10.A4" style:family="table-cell">
      <style:table-cell-properties style:vertical-align="" fo:padding="0in" fo:border="0.5pt solid #000001"/>
    </style:style>
    <style:style style:name="Table10.B4" style:family="table-cell">
      <style:table-cell-properties style:vertical-align="" fo:padding="0in" fo:border="0.5pt solid #000001"/>
    </style:style>
    <style:style style:name="Table10.C4" style:family="table-cell">
      <style:table-cell-properties style:vertical-align="middle" fo:padding="0in" fo:border="0.5pt solid #000001"/>
    </style:style>
    <style:style style:name="Table10.A5" style:family="table-cell">
      <style:table-cell-properties style:vertical-align="" fo:padding="0in" fo:border="0.5pt solid #000001"/>
    </style:style>
    <style:style style:name="Table10.B5" style:family="table-cell">
      <style:table-cell-properties style:vertical-align="" fo:padding="0in" fo:border="0.5pt solid #000001"/>
    </style:style>
    <style:style style:name="Table10.C5" style:family="table-cell">
      <style:table-cell-properties style:vertical-align="middle" fo:padding="0in" fo:border="0.5pt solid #000001"/>
    </style:style>
    <style:style style:name="Table10.A6" style:family="table-cell">
      <style:table-cell-properties style:vertical-align="" fo:padding="0in" fo:border="0.5pt solid #000001"/>
    </style:style>
    <style:style style:name="Table10.B6" style:family="table-cell">
      <style:table-cell-properties style:vertical-align="" fo:padding="0in" fo:border="0.5pt solid #000001"/>
    </style:style>
    <style:style style:name="Table10.C6" style:family="table-cell">
      <style:table-cell-properties style:vertical-align="middle" fo:padding="0in" fo:border="0.5pt solid #000001"/>
    </style:style>
    <style:style style:name="Table10.A7" style:family="table-cell">
      <style:table-cell-properties style:vertical-align="" fo:padding="0in" fo:border="0.5pt solid #000001"/>
    </style:style>
    <style:style style:name="Table10.B7" style:family="table-cell">
      <style:table-cell-properties style:vertical-align="" fo:padding="0in" fo:border="0.5pt solid #000001"/>
    </style:style>
    <style:style style:name="Table10.C7" style:family="table-cell">
      <style:table-cell-properties style:vertical-align="middle" fo:padding="0in" fo:border="0.5pt solid #000001"/>
    </style:style>
    <style:style style:name="Table10.A8" style:family="table-cell">
      <style:table-cell-properties style:vertical-align="" fo:padding="0in" fo:border="0.5pt solid #000001"/>
    </style:style>
    <style:style style:name="Table10.B8" style:family="table-cell">
      <style:table-cell-properties style:vertical-align="" fo:padding="0in" fo:border="0.5pt solid #000001"/>
    </style:style>
    <style:style style:name="Table10.C8" style:family="table-cell">
      <style:table-cell-properties style:vertical-align="middle" fo:padding="0in" fo:border="0.5pt solid #000001"/>
    </style:style>
    <style:style style:name="Table10.A9" style:family="table-cell">
      <style:table-cell-properties style:vertical-align="" fo:padding="0in" fo:border="0.5pt solid #000001"/>
    </style:style>
    <style:style style:name="Table10.B9" style:family="table-cell">
      <style:table-cell-properties style:vertical-align="" fo:padding="0in" fo:border="0.5pt solid #000001"/>
    </style:style>
    <style:style style:name="Table10.C9" style:family="table-cell">
      <style:table-cell-properties style:vertical-align="middle" fo:padding="0in" fo:border="0.5pt solid #000001"/>
    </style:style>
    <style:style style:name="Table10.A10" style:family="table-cell">
      <style:table-cell-properties style:vertical-align="" fo:padding="0in" fo:border="0.5pt solid #000001"/>
    </style:style>
    <style:style style:name="Table10.B10" style:family="table-cell">
      <style:table-cell-properties style:vertical-align="" fo:padding="0in" fo:border="0.5pt solid #000001"/>
    </style:style>
    <style:style style:name="Table10.C10" style:family="table-cell">
      <style:table-cell-properties style:vertical-align="middle" fo:padding="0in" fo:border="0.5pt solid #000001"/>
    </style:style>
    <style:style style:name="Table10.A11" style:family="table-cell">
      <style:table-cell-properties style:vertical-align="" fo:padding="0in" fo:border="0.5pt solid #000001"/>
    </style:style>
    <style:style style:name="Table10.B11" style:family="table-cell">
      <style:table-cell-properties style:vertical-align="" fo:padding="0in" fo:border="0.5pt solid #000001"/>
    </style:style>
    <style:style style:name="Table10.C11" style:family="table-cell">
      <style:table-cell-properties style:vertical-align="middle" fo:padding="0in" fo:border="0.5pt solid #000001"/>
    </style:style>
    <style:style style:name="Table10.A12" style:family="table-cell">
      <style:table-cell-properties style:vertical-align="" fo:padding="0in" fo:border="0.5pt solid #000001"/>
    </style:style>
    <style:style style:name="Table10.B12" style:family="table-cell">
      <style:table-cell-properties style:vertical-align="" fo:padding="0in" fo:border="0.5pt solid #000001"/>
    </style:style>
    <style:style style:name="Table10.C12" style:family="table-cell">
      <style:table-cell-properties style:vertical-align="middle" fo:padding="0in" fo:border="0.5pt solid #000001"/>
    </style:style>
    <style:style style:name="Table10.A13" style:family="table-cell">
      <style:table-cell-properties style:vertical-align="" fo:padding="0in" fo:border="0.5pt solid #000001"/>
    </style:style>
    <style:style style:name="Table10.B13" style:family="table-cell">
      <style:table-cell-properties style:vertical-align="" fo:padding="0in" fo:border="0.5pt solid #000001"/>
    </style:style>
    <style:style style:name="Table10.C13" style:family="table-cell">
      <style:table-cell-properties style:vertical-align="middle" fo:padding="0in" fo:border="0.5pt solid #000001"/>
    </style:style>
    <style:style style:name="Table10.A14" style:family="table-cell">
      <style:table-cell-properties style:vertical-align="" fo:padding="0in" fo:border="0.5pt solid #000001"/>
    </style:style>
    <style:style style:name="Table10.B14" style:family="table-cell">
      <style:table-cell-properties style:vertical-align="" fo:padding="0in" fo:border="0.5pt solid #000001"/>
    </style:style>
    <style:style style:name="Table10.C14" style:family="table-cell">
      <style:table-cell-properties style:vertical-align="middle" fo:padding="0in" fo:border="0.5pt solid #000001"/>
    </style:style>
    <style:style style:name="Table10.A15" style:family="table-cell">
      <style:table-cell-properties style:vertical-align="" fo:padding="0in" fo:border="0.5pt solid #000001"/>
    </style:style>
    <style:style style:name="Table10.B15" style:family="table-cell">
      <style:table-cell-properties style:vertical-align="" fo:padding="0in" fo:border="0.5pt solid #000001"/>
    </style:style>
    <style:style style:name="Table10.C15" style:family="table-cell">
      <style:table-cell-properties style:vertical-align="middle" fo:padding="0in" fo:border="0.5pt solid #000001"/>
    </style:style>
    <style:style style:name="Table10.A16" style:family="table-cell">
      <style:table-cell-properties style:vertical-align="" fo:padding="0in" fo:border="0.5pt solid #000001"/>
    </style:style>
    <style:style style:name="Table10.B16" style:family="table-cell">
      <style:table-cell-properties style:vertical-align="" fo:padding="0in" fo:border="0.5pt solid #000001"/>
    </style:style>
    <style:style style:name="Table10.C16" style:family="table-cell">
      <style:table-cell-properties style:vertical-align="middle" fo:padding="0in" fo:border="0.5pt solid #000001"/>
    </style:style>
    <style:style style:name="Table10.A17" style:family="table-cell">
      <style:table-cell-properties style:vertical-align="" fo:padding="0in" fo:border="0.5pt solid #000001"/>
    </style:style>
    <style:style style:name="Table10.B17" style:family="table-cell">
      <style:table-cell-properties style:vertical-align="" fo:padding="0in" fo:border="0.5pt solid #000001"/>
    </style:style>
    <style:style style:name="Table10.C17" style:family="table-cell">
      <style:table-cell-properties style:vertical-align="middle" fo:padding="0in" fo:border="0.5pt solid #000001"/>
    </style:style>
    <style:style style:name="Table10.A18" style:family="table-cell">
      <style:table-cell-properties style:vertical-align="" fo:padding="0in" fo:border="0.5pt solid #000001"/>
    </style:style>
    <style:style style:name="Table10.B18" style:family="table-cell">
      <style:table-cell-properties style:vertical-align="" fo:padding="0in" fo:border="0.5pt solid #000001"/>
    </style:style>
    <style:style style:name="Table10.C18" style:family="table-cell">
      <style:table-cell-properties style:vertical-align="middle" fo:padding="0in" fo:border="0.5pt solid #000001"/>
    </style:style>
    <style:style style:name="Table10.A19" style:family="table-cell">
      <style:table-cell-properties style:vertical-align="" fo:padding="0in" fo:border="0.5pt solid #000001"/>
    </style:style>
    <style:style style:name="Table10.B19" style:family="table-cell">
      <style:table-cell-properties style:vertical-align="" fo:padding="0in" fo:border="0.5pt solid #000001"/>
    </style:style>
    <style:style style:name="Table10.C19" style:family="table-cell">
      <style:table-cell-properties style:vertical-align="middle" fo:padding="0in" fo:border="0.5pt solid #000001"/>
    </style:style>
    <style:style style:name="Table10.A20" style:family="table-cell">
      <style:table-cell-properties style:vertical-align="" fo:padding="0in" fo:border="0.5pt solid #000001"/>
    </style:style>
    <style:style style:name="Table10.B20" style:family="table-cell">
      <style:table-cell-properties style:vertical-align="" fo:padding="0in" fo:border="0.5pt solid #000001"/>
    </style:style>
    <style:style style:name="Table10.C20" style:family="table-cell">
      <style:table-cell-properties style:vertical-align="middle" fo:padding="0in" fo:border="0.5pt solid #000001"/>
    </style:style>
    <style:style style:name="Table10.A21" style:family="table-cell">
      <style:table-cell-properties style:vertical-align="" fo:padding="0in" fo:border="0.5pt solid #000001"/>
    </style:style>
    <style:style style:name="Table10.B21" style:family="table-cell">
      <style:table-cell-properties style:vertical-align="" fo:padding="0in" fo:border="0.5pt solid #000001"/>
    </style:style>
    <style:style style:name="Table10.C21" style:family="table-cell">
      <style:table-cell-properties style:vertical-align="middle" fo:padding="0in" fo:border="0.5pt solid #000001"/>
    </style:style>
    <style:style style:name="Table10.A22" style:family="table-cell">
      <style:table-cell-properties style:vertical-align="" fo:padding="0in" fo:border="0.5pt solid #000001"/>
    </style:style>
    <style:style style:name="Table10.B22" style:family="table-cell">
      <style:table-cell-properties style:vertical-align="" fo:padding="0in" fo:border="0.5pt solid #000001"/>
    </style:style>
    <style:style style:name="Table10.C22" style:family="table-cell">
      <style:table-cell-properties style:vertical-align="middle" fo:padding="0in" fo:border="0.5pt solid #000001"/>
    </style:style>
    <style:style style:name="Table10.A23" style:family="table-cell">
      <style:table-cell-properties style:vertical-align="" fo:padding="0in" fo:border="0.5pt solid #000001"/>
    </style:style>
    <style:style style:name="Table10.B23" style:family="table-cell">
      <style:table-cell-properties style:vertical-align="" fo:padding="0in" fo:border="0.5pt solid #000001"/>
    </style:style>
    <style:style style:name="Table10.C23" style:family="table-cell">
      <style:table-cell-properties style:vertical-align="middle" fo:padding="0in" fo:border="0.5pt solid #000001"/>
    </style:style>
    <style:style style:name="Table10.A24" style:family="table-cell">
      <style:table-cell-properties style:vertical-align="" fo:padding="0in" fo:border="0.5pt solid #000001"/>
    </style:style>
    <style:style style:name="Table10.B24" style:family="table-cell">
      <style:table-cell-properties style:vertical-align="" fo:padding="0in" fo:border="0.5pt solid #000001"/>
    </style:style>
    <style:style style:name="Table10.C24" style:family="table-cell">
      <style:table-cell-properties style:vertical-align="middle" fo:padding="0in" fo:border="0.5pt solid #000001"/>
    </style:style>
    <style:style style:name="Table10.A25" style:family="table-cell">
      <style:table-cell-properties style:vertical-align="" fo:padding="0in" fo:border="0.5pt solid #000001"/>
    </style:style>
    <style:style style:name="Table10.B25" style:family="table-cell">
      <style:table-cell-properties style:vertical-align="" fo:padding="0in" fo:border="0.5pt solid #000001"/>
    </style:style>
    <style:style style:name="Table10.C25" style:family="table-cell">
      <style:table-cell-properties style:vertical-align="middle" fo:padding="0in" fo:border="0.5pt solid #000001"/>
    </style:style>
    <style:style style:name="Table10.A26" style:family="table-cell">
      <style:table-cell-properties style:vertical-align="" fo:padding="0in" fo:border="0.5pt solid #000001"/>
    </style:style>
    <style:style style:name="Table10.B26" style:family="table-cell">
      <style:table-cell-properties style:vertical-align="" fo:padding="0in" fo:border="0.5pt solid #000001"/>
    </style:style>
    <style:style style:name="Table10.C26" style:family="table-cell">
      <style:table-cell-properties style:vertical-align="middle" fo:padding="0in" fo:border="0.5pt solid #000001"/>
    </style:style>
    <style:style style:name="Table10.A27" style:family="table-cell">
      <style:table-cell-properties style:vertical-align="" fo:padding="0in" fo:border="0.5pt solid #000001"/>
    </style:style>
    <style:style style:name="Table10.B27" style:family="table-cell">
      <style:table-cell-properties style:vertical-align="" fo:padding="0in" fo:border="0.5pt solid #000001"/>
    </style:style>
    <style:style style:name="Table10.C27" style:family="table-cell">
      <style:table-cell-properties style:vertical-align="middle" fo:padding="0in" fo:border="0.5pt solid #000001"/>
    </style:style>
    <style:style style:name="Table10.A28" style:family="table-cell">
      <style:table-cell-properties style:vertical-align="" fo:padding="0in" fo:border="0.5pt solid #000001"/>
    </style:style>
    <style:style style:name="Table10.B28" style:family="table-cell">
      <style:table-cell-properties style:vertical-align="" fo:padding="0in" fo:border="0.5pt solid #000001"/>
    </style:style>
    <style:style style:name="Table10.C28" style:family="table-cell">
      <style:table-cell-properties style:vertical-align="middle" fo:padding="0in" fo:border="0.5pt solid #000001"/>
    </style:style>
    <style:style style:name="Table11" style:family="table">
      <style:table-properties style:width="7.0896in" fo:margin-left="0in" fo:margin-top="0in" fo:margin-bottom="0in" table:align="left"/>
    </style:style>
    <style:style style:name="Table11.A" style:family="table-column">
      <style:table-column-properties style:column-width="0.6701in"/>
    </style:style>
    <style:style style:name="Table11.B" style:family="table-column">
      <style:table-column-properties style:column-width="6.0465in"/>
    </style:style>
    <style:style style:name="Table11.C" style:family="table-column">
      <style:table-column-properties style:column-width="0.3729in"/>
    </style:style>
    <style:style style:name="Table11.1" style:family="table-row">
      <style:table-row-properties fo:keep-together="always"/>
    </style:style>
    <style:style style:name="Table11.A1" style:family="table-cell">
      <style:table-cell-properties style:vertical-align="middle" fo:background-color="#ccccff" fo:padding="0in" fo:border="0.5pt solid #000001">
        <style:background-image/>
      </style:table-cell-properties>
    </style:style>
    <style:style style:name="Table11.A2" style:family="table-cell">
      <style:table-cell-properties style:vertical-align="" fo:padding="0in" fo:border="0.5pt solid #000001"/>
    </style:style>
    <style:style style:name="Table11.B2" style:family="table-cell">
      <style:table-cell-properties style:vertical-align="" fo:padding="0in" fo:border="0.5pt solid #000001"/>
    </style:style>
    <style:style style:name="Table11.C2" style:family="table-cell">
      <style:table-cell-properties style:vertical-align="middle" fo:padding="0in" fo:border="0.5pt solid #000001"/>
    </style:style>
    <style:style style:name="Table11.A3" style:family="table-cell">
      <style:table-cell-properties style:vertical-align="" fo:padding="0in" fo:border="0.5pt solid #000001"/>
    </style:style>
    <style:style style:name="Table11.B3" style:family="table-cell">
      <style:table-cell-properties style:vertical-align="" fo:padding="0in" fo:border="0.5pt solid #000001"/>
    </style:style>
    <style:style style:name="Table11.C3" style:family="table-cell">
      <style:table-cell-properties style:vertical-align="middle" fo:padding="0in" fo:border="0.5pt solid #000001"/>
    </style:style>
    <style:style style:name="Table11.A4" style:family="table-cell">
      <style:table-cell-properties style:vertical-align="" fo:padding="0in" fo:border="0.5pt solid #000001"/>
    </style:style>
    <style:style style:name="Table11.B4" style:family="table-cell">
      <style:table-cell-properties style:vertical-align="" fo:padding="0in" fo:border="0.5pt solid #000001"/>
    </style:style>
    <style:style style:name="Table11.C4" style:family="table-cell">
      <style:table-cell-properties style:vertical-align="middle" fo:padding="0in" fo:border="0.5pt solid #000001"/>
    </style:style>
    <style:style style:name="Table11.A5" style:family="table-cell">
      <style:table-cell-properties style:vertical-align="" fo:padding="0in" fo:border="0.5pt solid #000001"/>
    </style:style>
    <style:style style:name="Table11.B5" style:family="table-cell">
      <style:table-cell-properties style:vertical-align="" fo:padding="0in" fo:border="0.5pt solid #000001"/>
    </style:style>
    <style:style style:name="Table11.C5" style:family="table-cell">
      <style:table-cell-properties style:vertical-align="middle" fo:padding="0in" fo:border="0.5pt solid #000001"/>
    </style:style>
    <style:style style:name="Table11.A6" style:family="table-cell">
      <style:table-cell-properties style:vertical-align="" fo:padding="0in" fo:border="0.5pt solid #000001"/>
    </style:style>
    <style:style style:name="Table11.B6" style:family="table-cell">
      <style:table-cell-properties style:vertical-align="" fo:padding="0in" fo:border="0.5pt solid #000001"/>
    </style:style>
    <style:style style:name="Table11.C6" style:family="table-cell">
      <style:table-cell-properties style:vertical-align="middle" fo:padding="0in" fo:border="0.5pt solid #000001"/>
    </style:style>
    <style:style style:name="Table11.A7" style:family="table-cell">
      <style:table-cell-properties style:vertical-align="" fo:padding="0in" fo:border="0.5pt solid #000001"/>
    </style:style>
    <style:style style:name="Table11.B7" style:family="table-cell">
      <style:table-cell-properties style:vertical-align="" fo:padding="0in" fo:border="0.5pt solid #000001"/>
    </style:style>
    <style:style style:name="Table11.C7" style:family="table-cell">
      <style:table-cell-properties style:vertical-align="middle" fo:padding="0in" fo:border="0.5pt solid #000001"/>
    </style:style>
    <style:style style:name="Table11.A8" style:family="table-cell">
      <style:table-cell-properties style:vertical-align="" fo:padding="0in" fo:border="0.5pt solid #000001"/>
    </style:style>
    <style:style style:name="Table11.B8" style:family="table-cell">
      <style:table-cell-properties style:vertical-align="" fo:padding="0in" fo:border="0.5pt solid #000001"/>
    </style:style>
    <style:style style:name="Table11.C8" style:family="table-cell">
      <style:table-cell-properties style:vertical-align="middle" fo:padding="0in" fo:border="0.5pt solid #000001"/>
    </style:style>
    <style:style style:name="Table11.A9" style:family="table-cell">
      <style:table-cell-properties style:vertical-align="" fo:padding="0in" fo:border="0.5pt solid #000001"/>
    </style:style>
    <style:style style:name="Table11.B9" style:family="table-cell">
      <style:table-cell-properties style:vertical-align="" fo:padding="0in" fo:border="0.5pt solid #000001"/>
    </style:style>
    <style:style style:name="Table11.C9" style:family="table-cell">
      <style:table-cell-properties style:vertical-align="middle" fo:padding="0in" fo:border="0.5pt solid #000001"/>
    </style:style>
    <style:style style:name="Table11.A10" style:family="table-cell">
      <style:table-cell-properties style:vertical-align="" fo:padding="0in" fo:border="0.5pt solid #000001"/>
    </style:style>
    <style:style style:name="Table11.B10" style:family="table-cell">
      <style:table-cell-properties style:vertical-align="" fo:padding="0in" fo:border="0.5pt solid #000001"/>
    </style:style>
    <style:style style:name="Table11.C10" style:family="table-cell">
      <style:table-cell-properties style:vertical-align="middle" fo:padding="0in" fo:border="0.5pt solid #000001"/>
    </style:style>
    <style:style style:name="Table11.A11" style:family="table-cell">
      <style:table-cell-properties style:vertical-align="" fo:padding="0in" fo:border="0.5pt solid #000001"/>
    </style:style>
    <style:style style:name="Table11.B11" style:family="table-cell">
      <style:table-cell-properties style:vertical-align="" fo:padding="0in" fo:border="0.5pt solid #000001"/>
    </style:style>
    <style:style style:name="Table11.C11" style:family="table-cell">
      <style:table-cell-properties style:vertical-align="middle" fo:padding="0in" fo:border="0.5pt solid #000001"/>
    </style:style>
    <style:style style:name="Table11.A12" style:family="table-cell">
      <style:table-cell-properties style:vertical-align="" fo:padding="0in" fo:border="0.5pt solid #000001"/>
    </style:style>
    <style:style style:name="Table11.B12" style:family="table-cell">
      <style:table-cell-properties style:vertical-align="" fo:padding="0in" fo:border="0.5pt solid #000001"/>
    </style:style>
    <style:style style:name="Table11.C12" style:family="table-cell">
      <style:table-cell-properties style:vertical-align="middle" fo:padding="0in" fo:border="0.5pt solid #000001"/>
    </style:style>
    <style:style style:name="Table11.A13" style:family="table-cell">
      <style:table-cell-properties style:vertical-align="" fo:padding="0in" fo:border="0.5pt solid #000001"/>
    </style:style>
    <style:style style:name="Table11.B13" style:family="table-cell">
      <style:table-cell-properties style:vertical-align="" fo:padding="0in" fo:border="0.5pt solid #000001"/>
    </style:style>
    <style:style style:name="Table11.C13" style:family="table-cell">
      <style:table-cell-properties style:vertical-align="middle" fo:padding="0in" fo:border="0.5pt solid #000001"/>
    </style:style>
    <style:style style:name="Table11.A14" style:family="table-cell">
      <style:table-cell-properties style:vertical-align="" fo:padding="0in" fo:border="0.5pt solid #000001"/>
    </style:style>
    <style:style style:name="Table11.B14" style:family="table-cell">
      <style:table-cell-properties style:vertical-align="" fo:padding="0in" fo:border="0.5pt solid #000001"/>
    </style:style>
    <style:style style:name="Table11.C14" style:family="table-cell">
      <style:table-cell-properties style:vertical-align="middle" fo:padding="0in" fo:border="0.5pt solid #000001"/>
    </style:style>
    <style:style style:name="Table11.A15" style:family="table-cell">
      <style:table-cell-properties style:vertical-align="" fo:padding="0in" fo:border="0.5pt solid #000001"/>
    </style:style>
    <style:style style:name="Table11.B15" style:family="table-cell">
      <style:table-cell-properties style:vertical-align="" fo:padding="0in" fo:border="0.5pt solid #000001"/>
    </style:style>
    <style:style style:name="Table11.C15" style:family="table-cell">
      <style:table-cell-properties style:vertical-align="middle" fo:padding="0in" fo:border="0.5pt solid #000001"/>
    </style:style>
    <style:style style:name="Table11.A16" style:family="table-cell">
      <style:table-cell-properties style:vertical-align="" fo:padding="0in" fo:border="0.5pt solid #000001"/>
    </style:style>
    <style:style style:name="Table11.B16" style:family="table-cell">
      <style:table-cell-properties style:vertical-align="" fo:padding="0in" fo:border="0.5pt solid #000001"/>
    </style:style>
    <style:style style:name="Table11.C16" style:family="table-cell">
      <style:table-cell-properties style:vertical-align="middle" fo:padding="0in" fo:border="0.5pt solid #000001"/>
    </style:style>
    <style:style style:name="Table11.A17" style:family="table-cell">
      <style:table-cell-properties style:vertical-align="" fo:padding="0in" fo:border="0.5pt solid #000001"/>
    </style:style>
    <style:style style:name="Table11.B17" style:family="table-cell">
      <style:table-cell-properties style:vertical-align="" fo:padding="0in" fo:border="0.5pt solid #000001"/>
    </style:style>
    <style:style style:name="Table11.C17" style:family="table-cell">
      <style:table-cell-properties style:vertical-align="middle" fo:padding="0in" fo:border="0.5pt solid #000001"/>
    </style:style>
    <style:style style:name="Table11.A18" style:family="table-cell">
      <style:table-cell-properties style:vertical-align="" fo:padding="0in" fo:border="0.5pt solid #000001"/>
    </style:style>
    <style:style style:name="Table11.B18" style:family="table-cell">
      <style:table-cell-properties style:vertical-align="" fo:padding="0in" fo:border="0.5pt solid #000001"/>
    </style:style>
    <style:style style:name="Table11.C18" style:family="table-cell">
      <style:table-cell-properties style:vertical-align="middle" fo:padding="0in" fo:border="0.5pt solid #000001"/>
    </style:style>
    <style:style style:name="Table11.A19" style:family="table-cell">
      <style:table-cell-properties style:vertical-align="" fo:padding="0in" fo:border="0.5pt solid #000001"/>
    </style:style>
    <style:style style:name="Table11.B19" style:family="table-cell">
      <style:table-cell-properties style:vertical-align="" fo:padding="0in" fo:border="0.5pt solid #000001"/>
    </style:style>
    <style:style style:name="Table11.C19" style:family="table-cell">
      <style:table-cell-properties style:vertical-align="middle" fo:padding="0in" fo:border="0.5pt solid #000001"/>
    </style:style>
    <style:style style:name="Table11.A20" style:family="table-cell">
      <style:table-cell-properties style:vertical-align="" fo:padding="0in" fo:border="0.5pt solid #000001"/>
    </style:style>
    <style:style style:name="Table11.B20" style:family="table-cell">
      <style:table-cell-properties style:vertical-align="" fo:padding="0in" fo:border="0.5pt solid #000001"/>
    </style:style>
    <style:style style:name="Table11.C20" style:family="table-cell">
      <style:table-cell-properties style:vertical-align="middle" fo:padding="0in" fo:border="0.5pt solid #000001"/>
    </style:style>
    <style:style style:name="Table11.A21" style:family="table-cell">
      <style:table-cell-properties style:vertical-align="" fo:padding="0in" fo:border="0.5pt solid #000001"/>
    </style:style>
    <style:style style:name="Table11.B21" style:family="table-cell">
      <style:table-cell-properties style:vertical-align="" fo:padding="0in" fo:border="0.5pt solid #000001"/>
    </style:style>
    <style:style style:name="Table11.C21" style:family="table-cell">
      <style:table-cell-properties style:vertical-align="middle" fo:padding="0in" fo:border="0.5pt solid #000001"/>
    </style:style>
    <style:style style:name="Table11.A22" style:family="table-cell">
      <style:table-cell-properties style:vertical-align="" fo:padding="0in" fo:border="0.5pt solid #000001"/>
    </style:style>
    <style:style style:name="Table11.B22" style:family="table-cell">
      <style:table-cell-properties style:vertical-align="" fo:padding="0in" fo:border="0.5pt solid #000001"/>
    </style:style>
    <style:style style:name="Table11.C22" style:family="table-cell">
      <style:table-cell-properties style:vertical-align="middle" fo:padding="0in" fo:border="0.5pt solid #000001"/>
    </style:style>
    <style:style style:name="Table11.A23" style:family="table-cell">
      <style:table-cell-properties style:vertical-align="" fo:padding="0in" fo:border="0.5pt solid #000001"/>
    </style:style>
    <style:style style:name="Table11.B23" style:family="table-cell">
      <style:table-cell-properties style:vertical-align="" fo:padding="0in" fo:border="0.5pt solid #000001"/>
    </style:style>
    <style:style style:name="Table11.C23" style:family="table-cell">
      <style:table-cell-properties style:vertical-align="middle" fo:padding="0in" fo:border="0.5pt solid #000001"/>
    </style:style>
    <style:style style:name="Table11.A24" style:family="table-cell">
      <style:table-cell-properties style:vertical-align="" fo:padding="0in" fo:border="0.5pt solid #000001"/>
    </style:style>
    <style:style style:name="Table11.B24" style:family="table-cell">
      <style:table-cell-properties style:vertical-align="" fo:padding="0in" fo:border="0.5pt solid #000001"/>
    </style:style>
    <style:style style:name="Table11.C24" style:family="table-cell">
      <style:table-cell-properties style:vertical-align="middle" fo:padding="0in" fo:border="0.5pt solid #000001"/>
    </style:style>
    <style:style style:name="Table11.A25" style:family="table-cell">
      <style:table-cell-properties style:vertical-align="" fo:padding="0in" fo:border="0.5pt solid #000001"/>
    </style:style>
    <style:style style:name="Table11.B25" style:family="table-cell">
      <style:table-cell-properties style:vertical-align="" fo:padding="0in" fo:border="0.5pt solid #000001"/>
    </style:style>
    <style:style style:name="Table11.C25" style:family="table-cell">
      <style:table-cell-properties style:vertical-align="middle" fo:padding="0in" fo:border="0.5pt solid #000001"/>
    </style:style>
    <style:style style:name="Table11.A26" style:family="table-cell">
      <style:table-cell-properties style:vertical-align="" fo:padding="0in" fo:border="0.5pt solid #000001"/>
    </style:style>
    <style:style style:name="Table11.B26" style:family="table-cell">
      <style:table-cell-properties style:vertical-align="" fo:padding="0in" fo:border="0.5pt solid #000001"/>
    </style:style>
    <style:style style:name="Table11.C26" style:family="table-cell">
      <style:table-cell-properties style:vertical-align="middle" fo:padding="0in" fo:border="0.5pt solid #000001"/>
    </style:style>
    <style:style style:name="Table11.A27" style:family="table-cell">
      <style:table-cell-properties style:vertical-align="" fo:padding="0in" fo:border="0.5pt solid #000001"/>
    </style:style>
    <style:style style:name="Table11.B27" style:family="table-cell">
      <style:table-cell-properties style:vertical-align="" fo:padding="0in" fo:border="0.5pt solid #000001"/>
    </style:style>
    <style:style style:name="Table11.C27" style:family="table-cell">
      <style:table-cell-properties style:vertical-align="middle" fo:padding="0in" fo:border="0.5pt solid #000001"/>
    </style:style>
    <style:style style:name="Table11.A28" style:family="table-cell">
      <style:table-cell-properties style:vertical-align="" fo:padding="0in" fo:border="0.5pt solid #000001"/>
    </style:style>
    <style:style style:name="Table11.B28" style:family="table-cell">
      <style:table-cell-properties style:vertical-align="" fo:padding="0in" fo:border="0.5pt solid #000001"/>
    </style:style>
    <style:style style:name="Table11.C28" style:family="table-cell">
      <style:table-cell-properties style:vertical-align="middle" fo:padding="0in" fo:border="0.5pt solid #000001"/>
    </style:style>
    <style:style style:name="Table11.A29" style:family="table-cell">
      <style:table-cell-properties style:vertical-align="" fo:padding="0in" fo:border="0.5pt solid #000001"/>
    </style:style>
    <style:style style:name="Table11.B29" style:family="table-cell">
      <style:table-cell-properties style:vertical-align="" fo:padding="0in" fo:border="0.5pt solid #000001"/>
    </style:style>
    <style:style style:name="Table11.C29" style:family="table-cell">
      <style:table-cell-properties style:vertical-align="middle" fo:padding="0in" fo:border="0.5pt solid #000001"/>
    </style:style>
    <style:style style:name="Table11.A30" style:family="table-cell">
      <style:table-cell-properties style:vertical-align="" fo:padding="0in" fo:border="0.5pt solid #000001"/>
    </style:style>
    <style:style style:name="Table11.B30" style:family="table-cell">
      <style:table-cell-properties style:vertical-align="" fo:padding="0in" fo:border="0.5pt solid #000001"/>
    </style:style>
    <style:style style:name="Table11.C30" style:family="table-cell">
      <style:table-cell-properties style:vertical-align="middle" fo:padding="0in" fo:border="0.5pt solid #000001"/>
    </style:style>
    <style:style style:name="Table11.A31" style:family="table-cell">
      <style:table-cell-properties style:vertical-align="" fo:padding="0in" fo:border="0.5pt solid #000001"/>
    </style:style>
    <style:style style:name="Table11.B31" style:family="table-cell">
      <style:table-cell-properties style:vertical-align="" fo:padding="0in" fo:border="0.5pt solid #000001"/>
    </style:style>
    <style:style style:name="Table11.C31" style:family="table-cell">
      <style:table-cell-properties style:vertical-align="middle" fo:padding="0in" fo:border="0.5pt solid #000001"/>
    </style:style>
    <style:style style:name="Table11.A32" style:family="table-cell">
      <style:table-cell-properties style:vertical-align="" fo:padding="0in" fo:border="0.5pt solid #000001"/>
    </style:style>
    <style:style style:name="Table11.B32" style:family="table-cell">
      <style:table-cell-properties style:vertical-align="" fo:padding="0in" fo:border="0.5pt solid #000001"/>
    </style:style>
    <style:style style:name="Table11.C32" style:family="table-cell">
      <style:table-cell-properties style:vertical-align="middle" fo:padding="0in" fo:border="0.5pt solid #000001"/>
    </style:style>
    <style:style style:name="Table11.A33" style:family="table-cell">
      <style:table-cell-properties style:vertical-align="" fo:padding="0in" fo:border="0.5pt solid #000001"/>
    </style:style>
    <style:style style:name="Table11.B33" style:family="table-cell">
      <style:table-cell-properties style:vertical-align="" fo:padding="0in" fo:border="0.5pt solid #000001"/>
    </style:style>
    <style:style style:name="Table11.C33" style:family="table-cell">
      <style:table-cell-properties style:vertical-align="middle" fo:padding="0in" fo:border="0.5pt solid #000001"/>
    </style:style>
    <style:style style:name="Table11.A34" style:family="table-cell">
      <style:table-cell-properties style:vertical-align="" fo:padding="0in" fo:border="0.5pt solid #000001"/>
    </style:style>
    <style:style style:name="Table11.B34" style:family="table-cell">
      <style:table-cell-properties style:vertical-align="" fo:padding="0in" fo:border="0.5pt solid #000001"/>
    </style:style>
    <style:style style:name="Table11.C34" style:family="table-cell">
      <style:table-cell-properties style:vertical-align="middle" fo:padding="0in" fo:border="0.5pt solid #000001"/>
    </style:style>
    <style:style style:name="Table11.A35" style:family="table-cell">
      <style:table-cell-properties style:vertical-align="" fo:padding="0in" fo:border="0.5pt solid #000001"/>
    </style:style>
    <style:style style:name="Table11.B35" style:family="table-cell">
      <style:table-cell-properties style:vertical-align="" fo:padding="0in" fo:border="0.5pt solid #000001"/>
    </style:style>
    <style:style style:name="Table11.C35" style:family="table-cell">
      <style:table-cell-properties style:vertical-align="middle" fo:padding="0in" fo:border="0.5pt solid #000001"/>
    </style:style>
    <style:style style:name="Table11.A36" style:family="table-cell">
      <style:table-cell-properties style:vertical-align="" fo:padding="0in" fo:border="0.5pt solid #000001"/>
    </style:style>
    <style:style style:name="Table11.B36" style:family="table-cell">
      <style:table-cell-properties style:vertical-align="" fo:padding="0in" fo:border="0.5pt solid #000001"/>
    </style:style>
    <style:style style:name="Table11.C36" style:family="table-cell">
      <style:table-cell-properties style:vertical-align="middle" fo:padding="0in" fo:border="0.5pt solid #000001"/>
    </style:style>
    <style:style style:name="Table11.A37" style:family="table-cell">
      <style:table-cell-properties style:vertical-align="" fo:padding="0in" fo:border="0.5pt solid #000001"/>
    </style:style>
    <style:style style:name="Table11.B37" style:family="table-cell">
      <style:table-cell-properties style:vertical-align="" fo:padding="0in" fo:border="0.5pt solid #000001"/>
    </style:style>
    <style:style style:name="Table11.C37" style:family="table-cell">
      <style:table-cell-properties style:vertical-align="middle" fo:padding="0in" fo:border="0.5pt solid #000001"/>
    </style:style>
    <style:style style:name="Table11.A38" style:family="table-cell">
      <style:table-cell-properties style:vertical-align="" fo:padding="0in" fo:border="0.5pt solid #000001"/>
    </style:style>
    <style:style style:name="Table11.B38" style:family="table-cell">
      <style:table-cell-properties style:vertical-align="" fo:padding="0in" fo:border="0.5pt solid #000001"/>
    </style:style>
    <style:style style:name="Table11.C38" style:family="table-cell">
      <style:table-cell-properties style:vertical-align="middle" fo:padding="0in" fo:border="0.5pt solid #000001"/>
    </style:style>
    <style:style style:name="Table11.A39" style:family="table-cell">
      <style:table-cell-properties style:vertical-align="" fo:padding="0in" fo:border="0.5pt solid #000001"/>
    </style:style>
    <style:style style:name="Table11.B39" style:family="table-cell">
      <style:table-cell-properties style:vertical-align="" fo:padding="0in" fo:border="0.5pt solid #000001"/>
    </style:style>
    <style:style style:name="Table11.C39" style:family="table-cell">
      <style:table-cell-properties style:vertical-align="middle" fo:padding="0in" fo:border="0.5pt solid #000001"/>
    </style:style>
    <style:style style:name="Table11.A40" style:family="table-cell">
      <style:table-cell-properties style:vertical-align="" fo:padding="0in" fo:border="0.5pt solid #000001"/>
    </style:style>
    <style:style style:name="Table11.B40" style:family="table-cell">
      <style:table-cell-properties style:vertical-align="" fo:padding="0in" fo:border="0.5pt solid #000001"/>
    </style:style>
    <style:style style:name="Table11.C40" style:family="table-cell">
      <style:table-cell-properties style:vertical-align="middle" fo:padding="0in" fo:border="0.5pt solid #000001"/>
    </style:style>
    <style:style style:name="Table11.A41" style:family="table-cell">
      <style:table-cell-properties style:vertical-align="" fo:padding="0in" fo:border="0.5pt solid #000001"/>
    </style:style>
    <style:style style:name="Table11.B41" style:family="table-cell">
      <style:table-cell-properties style:vertical-align="" fo:padding="0in" fo:border="0.5pt solid #000001"/>
    </style:style>
    <style:style style:name="Table11.C41" style:family="table-cell">
      <style:table-cell-properties style:vertical-align="middle" fo:padding="0in" fo:border="0.5pt solid #000001"/>
    </style:style>
    <style:style style:name="Table11.A42" style:family="table-cell">
      <style:table-cell-properties style:vertical-align="" fo:padding="0in" fo:border="0.5pt solid #000001"/>
    </style:style>
    <style:style style:name="Table11.B42" style:family="table-cell">
      <style:table-cell-properties style:vertical-align="" fo:padding="0in" fo:border="0.5pt solid #000001"/>
    </style:style>
    <style:style style:name="Table11.C42" style:family="table-cell">
      <style:table-cell-properties style:vertical-align="middle" fo:padding="0in" fo:border="0.5pt solid #000001"/>
    </style:style>
    <style:style style:name="Table11.A43" style:family="table-cell">
      <style:table-cell-properties style:vertical-align="" fo:padding="0in" fo:border="0.5pt solid #000001"/>
    </style:style>
    <style:style style:name="Table11.B43" style:family="table-cell">
      <style:table-cell-properties style:vertical-align="" fo:padding="0in" fo:border="0.5pt solid #000001"/>
    </style:style>
    <style:style style:name="Table11.C43" style:family="table-cell">
      <style:table-cell-properties style:vertical-align="middle" fo:padding="0in" fo:border="0.5pt solid #000001"/>
    </style:style>
    <style:style style:name="Table11.A44" style:family="table-cell">
      <style:table-cell-properties style:vertical-align="" fo:padding="0in" fo:border="0.5pt solid #000001"/>
    </style:style>
    <style:style style:name="Table11.B44" style:family="table-cell">
      <style:table-cell-properties style:vertical-align="" fo:padding="0in" fo:border="0.5pt solid #000001"/>
    </style:style>
    <style:style style:name="Table11.C44" style:family="table-cell">
      <style:table-cell-properties style:vertical-align="middle" fo:padding="0in" fo:border="0.5pt solid #000001"/>
    </style:style>
    <style:style style:name="Table11.A45" style:family="table-cell">
      <style:table-cell-properties style:vertical-align="" fo:padding="0in" fo:border="0.5pt solid #000001"/>
    </style:style>
    <style:style style:name="Table11.B45" style:family="table-cell">
      <style:table-cell-properties style:vertical-align="" fo:padding="0in" fo:border="0.5pt solid #000001"/>
    </style:style>
    <style:style style:name="Table11.C45" style:family="table-cell">
      <style:table-cell-properties style:vertical-align="middle" fo:padding="0in" fo:border="0.5pt solid #000001"/>
    </style:style>
    <style:style style:name="Table11.A46" style:family="table-cell">
      <style:table-cell-properties style:vertical-align="" fo:padding="0in" fo:border="0.5pt solid #000001"/>
    </style:style>
    <style:style style:name="Table11.B46" style:family="table-cell">
      <style:table-cell-properties style:vertical-align="" fo:padding="0in" fo:border="0.5pt solid #000001"/>
    </style:style>
    <style:style style:name="Table11.C46" style:family="table-cell">
      <style:table-cell-properties style:vertical-align="middle" fo:padding="0in" fo:border="0.5pt solid #000001"/>
    </style:style>
    <style:style style:name="Table11.A47" style:family="table-cell">
      <style:table-cell-properties style:vertical-align="" fo:padding="0in" fo:border="0.5pt solid #000001"/>
    </style:style>
    <style:style style:name="Table11.B47" style:family="table-cell">
      <style:table-cell-properties style:vertical-align="" fo:padding="0in" fo:border="0.5pt solid #000001"/>
    </style:style>
    <style:style style:name="Table11.C47" style:family="table-cell">
      <style:table-cell-properties style:vertical-align="middle" fo:padding="0in" fo:border="0.5pt solid #000001"/>
    </style:style>
    <style:style style:name="Table11.A48" style:family="table-cell">
      <style:table-cell-properties style:vertical-align="" fo:padding="0in" fo:border="0.5pt solid #000001"/>
    </style:style>
    <style:style style:name="Table11.B48" style:family="table-cell">
      <style:table-cell-properties style:vertical-align="" fo:padding="0in" fo:border="0.5pt solid #000001"/>
    </style:style>
    <style:style style:name="Table11.C48" style:family="table-cell">
      <style:table-cell-properties style:vertical-align="middle" fo:padding="0in" fo:border="0.5pt solid #000001"/>
    </style:style>
    <style:style style:name="Table11.A49" style:family="table-cell">
      <style:table-cell-properties style:vertical-align="" fo:padding="0in" fo:border="0.5pt solid #000001"/>
    </style:style>
    <style:style style:name="Table11.B49" style:family="table-cell">
      <style:table-cell-properties style:vertical-align="" fo:padding="0in" fo:border="0.5pt solid #000001"/>
    </style:style>
    <style:style style:name="Table11.C49" style:family="table-cell">
      <style:table-cell-properties style:vertical-align="middle" fo:padding="0in" fo:border="0.5pt solid #000001"/>
    </style:style>
    <style:style style:name="Table11.A50" style:family="table-cell">
      <style:table-cell-properties style:vertical-align="" fo:padding="0in" fo:border="0.5pt solid #000001"/>
    </style:style>
    <style:style style:name="Table11.B50" style:family="table-cell">
      <style:table-cell-properties style:vertical-align="" fo:padding="0in" fo:border="0.5pt solid #000001"/>
    </style:style>
    <style:style style:name="Table11.C50" style:family="table-cell">
      <style:table-cell-properties style:vertical-align="middle" fo:padding="0in" fo:border="0.5pt solid #000001"/>
    </style:style>
    <style:style style:name="Table11.A51" style:family="table-cell">
      <style:table-cell-properties style:vertical-align="" fo:padding="0in" fo:border="0.5pt solid #000001"/>
    </style:style>
    <style:style style:name="Table11.B51" style:family="table-cell">
      <style:table-cell-properties style:vertical-align="" fo:padding="0in" fo:border="0.5pt solid #000001"/>
    </style:style>
    <style:style style:name="Table11.C51" style:family="table-cell">
      <style:table-cell-properties style:vertical-align="middle" fo:padding="0in" fo:border="0.5pt solid #000001"/>
    </style:style>
    <style:style style:name="Table11.A52" style:family="table-cell">
      <style:table-cell-properties style:vertical-align="" fo:padding="0in" fo:border="0.5pt solid #000001"/>
    </style:style>
    <style:style style:name="Table11.B52" style:family="table-cell">
      <style:table-cell-properties style:vertical-align="" fo:padding="0in" fo:border="0.5pt solid #000001"/>
    </style:style>
    <style:style style:name="Table11.C52" style:family="table-cell">
      <style:table-cell-properties style:vertical-align="middle" fo:padding="0in" fo:border="0.5pt solid #000001"/>
    </style:style>
    <style:style style:name="Table11.A53" style:family="table-cell">
      <style:table-cell-properties style:vertical-align="" fo:padding="0in" fo:border="0.5pt solid #000001"/>
    </style:style>
    <style:style style:name="Table11.B53" style:family="table-cell">
      <style:table-cell-properties style:vertical-align="" fo:padding="0in" fo:border="0.5pt solid #000001"/>
    </style:style>
    <style:style style:name="Table11.C53" style:family="table-cell">
      <style:table-cell-properties style:vertical-align="middle" fo:padding="0in" fo:border="0.5pt solid #000001"/>
    </style:style>
    <style:style style:name="Table11.A54" style:family="table-cell">
      <style:table-cell-properties style:vertical-align="" fo:padding="0in" fo:border="0.5pt solid #000001"/>
    </style:style>
    <style:style style:name="Table11.B54" style:family="table-cell">
      <style:table-cell-properties style:vertical-align="" fo:padding="0in" fo:border="0.5pt solid #000001"/>
    </style:style>
    <style:style style:name="Table11.C54" style:family="table-cell">
      <style:table-cell-properties style:vertical-align="middle" fo:padding="0in" fo:border="0.5pt solid #000001"/>
    </style:style>
    <style:style style:name="Table11.A55" style:family="table-cell">
      <style:table-cell-properties style:vertical-align="" fo:padding="0in" fo:border="0.5pt solid #000001"/>
    </style:style>
    <style:style style:name="Table11.B55" style:family="table-cell">
      <style:table-cell-properties style:vertical-align="" fo:padding="0in" fo:border="0.5pt solid #000001"/>
    </style:style>
    <style:style style:name="Table11.C55" style:family="table-cell">
      <style:table-cell-properties style:vertical-align="middle" fo:padding="0in" fo:border="0.5pt solid #000001"/>
    </style:style>
    <style:style style:name="Table11.A56" style:family="table-cell">
      <style:table-cell-properties style:vertical-align="" fo:padding="0in" fo:border="0.5pt solid #000001"/>
    </style:style>
    <style:style style:name="Table11.B56" style:family="table-cell">
      <style:table-cell-properties style:vertical-align="" fo:padding="0in" fo:border="0.5pt solid #000001"/>
    </style:style>
    <style:style style:name="Table11.C56" style:family="table-cell">
      <style:table-cell-properties style:vertical-align="middle" fo:padding="0in" fo:border="0.5pt solid #000001"/>
    </style:style>
    <style:style style:name="Table11.A57" style:family="table-cell">
      <style:table-cell-properties style:vertical-align="" fo:padding="0in" fo:border="0.5pt solid #000001"/>
    </style:style>
    <style:style style:name="Table11.B57" style:family="table-cell">
      <style:table-cell-properties style:vertical-align="" fo:padding="0in" fo:border="0.5pt solid #000001"/>
    </style:style>
    <style:style style:name="Table11.C57" style:family="table-cell">
      <style:table-cell-properties style:vertical-align="middle" fo:padding="0in" fo:border="0.5pt solid #000001"/>
    </style:style>
    <style:style style:name="Table11.A58" style:family="table-cell">
      <style:table-cell-properties style:vertical-align="" fo:padding="0in" fo:border="0.5pt solid #000001"/>
    </style:style>
    <style:style style:name="Table11.B58" style:family="table-cell">
      <style:table-cell-properties style:vertical-align="" fo:padding="0in" fo:border="0.5pt solid #000001"/>
    </style:style>
    <style:style style:name="Table11.C58" style:family="table-cell">
      <style:table-cell-properties style:vertical-align="middle" fo:padding="0in" fo:border="0.5pt solid #000001"/>
    </style:style>
    <style:style style:name="Table11.A59" style:family="table-cell">
      <style:table-cell-properties style:vertical-align="" fo:padding="0in" fo:border="0.5pt solid #000001"/>
    </style:style>
    <style:style style:name="Table11.B59" style:family="table-cell">
      <style:table-cell-properties style:vertical-align="" fo:padding="0in" fo:border="0.5pt solid #000001"/>
    </style:style>
    <style:style style:name="Table11.C59" style:family="table-cell">
      <style:table-cell-properties style:vertical-align="middle" fo:padding="0in" fo:border="0.5pt solid #000001"/>
    </style:style>
    <style:style style:name="Table11.A60" style:family="table-cell">
      <style:table-cell-properties style:vertical-align="" fo:padding="0in" fo:border="0.5pt solid #000001"/>
    </style:style>
    <style:style style:name="Table11.B60" style:family="table-cell">
      <style:table-cell-properties style:vertical-align="" fo:padding="0in" fo:border="0.5pt solid #000001"/>
    </style:style>
    <style:style style:name="Table11.C60" style:family="table-cell">
      <style:table-cell-properties style:vertical-align="middle" fo:padding="0in" fo:border="0.5pt solid #000001"/>
    </style:style>
    <style:style style:name="Table11.A61" style:family="table-cell">
      <style:table-cell-properties style:vertical-align="" fo:padding="0in" fo:border="0.5pt solid #000001"/>
    </style:style>
    <style:style style:name="Table11.B61" style:family="table-cell">
      <style:table-cell-properties style:vertical-align="" fo:padding="0in" fo:border="0.5pt solid #000001"/>
    </style:style>
    <style:style style:name="Table11.C61" style:family="table-cell">
      <style:table-cell-properties style:vertical-align="middle" fo:padding="0in" fo:border="0.5pt solid #000001"/>
    </style:style>
    <style:style style:name="Table11.A62" style:family="table-cell">
      <style:table-cell-properties style:vertical-align="" fo:padding="0in" fo:border="0.5pt solid #000001"/>
    </style:style>
    <style:style style:name="Table11.B62" style:family="table-cell">
      <style:table-cell-properties style:vertical-align="" fo:padding="0in" fo:border="0.5pt solid #000001"/>
    </style:style>
    <style:style style:name="Table11.C62" style:family="table-cell">
      <style:table-cell-properties style:vertical-align="middle" fo:padding="0in" fo:border="0.5pt solid #000001"/>
    </style:style>
    <style:style style:name="Table11.A63" style:family="table-cell">
      <style:table-cell-properties style:vertical-align="" fo:padding="0in" fo:border="0.5pt solid #000001"/>
    </style:style>
    <style:style style:name="Table11.B63" style:family="table-cell">
      <style:table-cell-properties style:vertical-align="" fo:padding="0in" fo:border="0.5pt solid #000001"/>
    </style:style>
    <style:style style:name="Table11.C63" style:family="table-cell">
      <style:table-cell-properties style:vertical-align="middle" fo:padding="0in" fo:border="0.5pt solid #000001"/>
    </style:style>
    <style:style style:name="Table11.A64" style:family="table-cell">
      <style:table-cell-properties style:vertical-align="" fo:padding="0in" fo:border="0.5pt solid #000001"/>
    </style:style>
    <style:style style:name="Table11.B64" style:family="table-cell">
      <style:table-cell-properties style:vertical-align="" fo:padding="0in" fo:border="0.5pt solid #000001"/>
    </style:style>
    <style:style style:name="Table11.C64" style:family="table-cell">
      <style:table-cell-properties style:vertical-align="middle" fo:padding="0in" fo:border="0.5pt solid #000001"/>
    </style:style>
    <style:style style:name="Table11.A65" style:family="table-cell">
      <style:table-cell-properties style:vertical-align="" fo:padding="0in" fo:border="0.5pt solid #000001"/>
    </style:style>
    <style:style style:name="Table11.B65" style:family="table-cell">
      <style:table-cell-properties style:vertical-align="" fo:padding="0in" fo:border="0.5pt solid #000001"/>
    </style:style>
    <style:style style:name="Table11.C65" style:family="table-cell">
      <style:table-cell-properties style:vertical-align="middle" fo:padding="0in" fo:border="0.5pt solid #000001"/>
    </style:style>
    <style:style style:name="Table11.A66" style:family="table-cell">
      <style:table-cell-properties style:vertical-align="" fo:padding="0in" fo:border="0.5pt solid #000001"/>
    </style:style>
    <style:style style:name="Table11.B66" style:family="table-cell">
      <style:table-cell-properties style:vertical-align="" fo:padding="0in" fo:border="0.5pt solid #000001"/>
    </style:style>
    <style:style style:name="Table11.C66" style:family="table-cell">
      <style:table-cell-properties style:vertical-align="middle" fo:padding="0in" fo:border="0.5pt solid #000001"/>
    </style:style>
    <style:style style:name="Table11.A67" style:family="table-cell">
      <style:table-cell-properties style:vertical-align="" fo:padding="0in" fo:border="0.5pt solid #000001"/>
    </style:style>
    <style:style style:name="Table11.B67" style:family="table-cell">
      <style:table-cell-properties style:vertical-align="" fo:padding="0in" fo:border="0.5pt solid #000001"/>
    </style:style>
    <style:style style:name="Table11.C67" style:family="table-cell">
      <style:table-cell-properties style:vertical-align="middle" fo:padding="0in" fo:border="0.5pt solid #000001"/>
    </style:style>
    <style:style style:name="Table11.A68" style:family="table-cell">
      <style:table-cell-properties style:vertical-align="" fo:padding="0in" fo:border="0.5pt solid #000001"/>
    </style:style>
    <style:style style:name="Table11.B68" style:family="table-cell">
      <style:table-cell-properties style:vertical-align="" fo:padding="0in" fo:border="0.5pt solid #000001"/>
    </style:style>
    <style:style style:name="Table11.C68" style:family="table-cell">
      <style:table-cell-properties style:vertical-align="middle" fo:padding="0in" fo:border="0.5pt solid #000001"/>
    </style:style>
    <style:style style:name="Table11.A69" style:family="table-cell">
      <style:table-cell-properties style:vertical-align="" fo:padding="0in" fo:border="0.5pt solid #000001"/>
    </style:style>
    <style:style style:name="Table11.B69" style:family="table-cell">
      <style:table-cell-properties style:vertical-align="" fo:padding="0in" fo:border="0.5pt solid #000001"/>
    </style:style>
    <style:style style:name="Table11.C69" style:family="table-cell">
      <style:table-cell-properties style:vertical-align="middle" fo:padding="0in" fo:border="0.5pt solid #000001"/>
    </style:style>
    <style:style style:name="Table11.A70" style:family="table-cell">
      <style:table-cell-properties style:vertical-align="" fo:padding="0in" fo:border="0.5pt solid #000001"/>
    </style:style>
    <style:style style:name="Table11.B70" style:family="table-cell">
      <style:table-cell-properties style:vertical-align="" fo:padding="0in" fo:border="0.5pt solid #000001"/>
    </style:style>
    <style:style style:name="Table11.C70" style:family="table-cell">
      <style:table-cell-properties style:vertical-align="middle" fo:padding="0in" fo:border="0.5pt solid #000001"/>
    </style:style>
    <style:style style:name="Table11.A71" style:family="table-cell">
      <style:table-cell-properties style:vertical-align="" fo:padding="0in" fo:border="0.5pt solid #000001"/>
    </style:style>
    <style:style style:name="Table11.B71" style:family="table-cell">
      <style:table-cell-properties style:vertical-align="" fo:padding="0in" fo:border="0.5pt solid #000001"/>
    </style:style>
    <style:style style:name="Table11.C71" style:family="table-cell">
      <style:table-cell-properties style:vertical-align="middle" fo:padding="0in" fo:border="0.5pt solid #000001"/>
    </style:style>
    <style:style style:name="Table11.A72" style:family="table-cell">
      <style:table-cell-properties style:vertical-align="" fo:padding="0in" fo:border="0.5pt solid #000001"/>
    </style:style>
    <style:style style:name="Table11.B72" style:family="table-cell">
      <style:table-cell-properties style:vertical-align="" fo:padding="0in" fo:border="0.5pt solid #000001"/>
    </style:style>
    <style:style style:name="Table11.C72" style:family="table-cell">
      <style:table-cell-properties style:vertical-align="middle" fo:padding="0in" fo:border="0.5pt solid #000001"/>
    </style:style>
    <style:style style:name="Table11.A73" style:family="table-cell">
      <style:table-cell-properties style:vertical-align="" fo:padding="0in" fo:border="0.5pt solid #000001"/>
    </style:style>
    <style:style style:name="Table11.B73" style:family="table-cell">
      <style:table-cell-properties style:vertical-align="" fo:padding="0in" fo:border="0.5pt solid #000001"/>
    </style:style>
    <style:style style:name="Table11.C73" style:family="table-cell">
      <style:table-cell-properties style:vertical-align="middle" fo:padding="0in" fo:border="0.5pt solid #000001"/>
    </style:style>
    <style:style style:name="Table11.A74" style:family="table-cell">
      <style:table-cell-properties style:vertical-align="" fo:padding="0in" fo:border="0.5pt solid #000001"/>
    </style:style>
    <style:style style:name="Table11.B74" style:family="table-cell">
      <style:table-cell-properties style:vertical-align="" fo:padding="0in" fo:border="0.5pt solid #000001"/>
    </style:style>
    <style:style style:name="Table11.C74" style:family="table-cell">
      <style:table-cell-properties style:vertical-align="middle" fo:padding="0in" fo:border="0.5pt solid #000001"/>
    </style:style>
    <style:style style:name="Table11.A75" style:family="table-cell">
      <style:table-cell-properties style:vertical-align="" fo:padding="0in" fo:border="0.5pt solid #000001"/>
    </style:style>
    <style:style style:name="Table11.B75" style:family="table-cell">
      <style:table-cell-properties style:vertical-align="" fo:padding="0in" fo:border="0.5pt solid #000001"/>
    </style:style>
    <style:style style:name="Table11.C75" style:family="table-cell">
      <style:table-cell-properties style:vertical-align="middle" fo:padding="0in" fo:border="0.5pt solid #000001"/>
    </style:style>
    <style:style style:name="Table11.A76" style:family="table-cell">
      <style:table-cell-properties style:vertical-align="" fo:padding="0in" fo:border="0.5pt solid #000001"/>
    </style:style>
    <style:style style:name="Table11.B76" style:family="table-cell">
      <style:table-cell-properties style:vertical-align="" fo:padding="0in" fo:border="0.5pt solid #000001"/>
    </style:style>
    <style:style style:name="Table11.C76" style:family="table-cell">
      <style:table-cell-properties style:vertical-align="middle" fo:padding="0in" fo:border="0.5pt solid #000001"/>
    </style:style>
    <style:style style:name="Table11.A77" style:family="table-cell">
      <style:table-cell-properties style:vertical-align="" fo:padding="0in" fo:border="0.5pt solid #000001"/>
    </style:style>
    <style:style style:name="Table11.B77" style:family="table-cell">
      <style:table-cell-properties style:vertical-align="" fo:padding="0in" fo:border="0.5pt solid #000001"/>
    </style:style>
    <style:style style:name="Table11.C77" style:family="table-cell">
      <style:table-cell-properties style:vertical-align="middle" fo:padding="0in" fo:border="0.5pt solid #000001"/>
    </style:style>
    <style:style style:name="Table11.A78" style:family="table-cell">
      <style:table-cell-properties style:vertical-align="" fo:padding="0in" fo:border="0.5pt solid #000001"/>
    </style:style>
    <style:style style:name="Table11.B78" style:family="table-cell">
      <style:table-cell-properties style:vertical-align="" fo:padding="0in" fo:border="0.5pt solid #000001"/>
    </style:style>
    <style:style style:name="Table11.C78" style:family="table-cell">
      <style:table-cell-properties style:vertical-align="middle" fo:padding="0in" fo:border="0.5pt solid #000001"/>
    </style:style>
    <style:style style:name="Table11.A79" style:family="table-cell">
      <style:table-cell-properties style:vertical-align="" fo:padding="0in" fo:border="0.5pt solid #000001"/>
    </style:style>
    <style:style style:name="Table11.B79" style:family="table-cell">
      <style:table-cell-properties style:vertical-align="" fo:padding="0in" fo:border="0.5pt solid #000001"/>
    </style:style>
    <style:style style:name="Table11.C79" style:family="table-cell">
      <style:table-cell-properties style:vertical-align="middle" fo:padding="0in" fo:border="0.5pt solid #000001"/>
    </style:style>
    <style:style style:name="Table11.A80" style:family="table-cell">
      <style:table-cell-properties style:vertical-align="" fo:padding="0in" fo:border="0.5pt solid #000001"/>
    </style:style>
    <style:style style:name="Table11.B80" style:family="table-cell">
      <style:table-cell-properties style:vertical-align="" fo:padding="0in" fo:border="0.5pt solid #000001"/>
    </style:style>
    <style:style style:name="Table11.C80" style:family="table-cell">
      <style:table-cell-properties style:vertical-align="middle" fo:padding="0in" fo:border="0.5pt solid #000001"/>
    </style:style>
    <style:style style:name="Table11.A81" style:family="table-cell">
      <style:table-cell-properties style:vertical-align="" fo:padding="0in" fo:border="0.5pt solid #000001"/>
    </style:style>
    <style:style style:name="Table11.B81" style:family="table-cell">
      <style:table-cell-properties style:vertical-align="" fo:padding="0in" fo:border="0.5pt solid #000001"/>
    </style:style>
    <style:style style:name="Table11.C81" style:family="table-cell">
      <style:table-cell-properties style:vertical-align="middle" fo:padding="0in" fo:border="0.5pt solid #000001"/>
    </style:style>
    <style:style style:name="Table11.A82" style:family="table-cell">
      <style:table-cell-properties style:vertical-align="" fo:padding="0in" fo:border="0.5pt solid #000001"/>
    </style:style>
    <style:style style:name="Table11.B82" style:family="table-cell">
      <style:table-cell-properties style:vertical-align="" fo:padding="0in" fo:border="0.5pt solid #000001"/>
    </style:style>
    <style:style style:name="Table11.C82" style:family="table-cell">
      <style:table-cell-properties style:vertical-align="middle" fo:padding="0in" fo:border="0.5pt solid #000001"/>
    </style:style>
    <style:style style:name="Table11.A83" style:family="table-cell">
      <style:table-cell-properties style:vertical-align="" fo:padding="0in" fo:border="0.5pt solid #000001"/>
    </style:style>
    <style:style style:name="Table11.B83" style:family="table-cell">
      <style:table-cell-properties style:vertical-align="" fo:padding="0in" fo:border="0.5pt solid #000001"/>
    </style:style>
    <style:style style:name="Table11.C83" style:family="table-cell">
      <style:table-cell-properties style:vertical-align="middle" fo:padding="0in" fo:border="0.5pt solid #000001"/>
    </style:style>
    <style:style style:name="Table11.A84" style:family="table-cell">
      <style:table-cell-properties style:vertical-align="" fo:padding="0in" fo:border="0.5pt solid #000001"/>
    </style:style>
    <style:style style:name="Table11.B84" style:family="table-cell">
      <style:table-cell-properties style:vertical-align="" fo:padding="0in" fo:border="0.5pt solid #000001"/>
    </style:style>
    <style:style style:name="Table11.C84" style:family="table-cell">
      <style:table-cell-properties style:vertical-align="middle" fo:padding="0in" fo:border="0.5pt solid #000001"/>
    </style:style>
    <style:style style:name="Table11.A85" style:family="table-cell">
      <style:table-cell-properties style:vertical-align="" fo:padding="0in" fo:border="0.5pt solid #000001"/>
    </style:style>
    <style:style style:name="Table11.B85" style:family="table-cell">
      <style:table-cell-properties style:vertical-align="" fo:padding="0in" fo:border="0.5pt solid #000001"/>
    </style:style>
    <style:style style:name="Table11.C85" style:family="table-cell">
      <style:table-cell-properties style:vertical-align="middle" fo:padding="0in" fo:border="0.5pt solid #000001"/>
    </style:style>
    <style:style style:name="Table11.A86" style:family="table-cell">
      <style:table-cell-properties style:vertical-align="" fo:padding="0in" fo:border="0.5pt solid #000001"/>
    </style:style>
    <style:style style:name="Table11.B86" style:family="table-cell">
      <style:table-cell-properties style:vertical-align="" fo:padding="0in" fo:border="0.5pt solid #000001"/>
    </style:style>
    <style:style style:name="Table11.C86" style:family="table-cell">
      <style:table-cell-properties style:vertical-align="middle" fo:padding="0in" fo:border="0.5pt solid #000001"/>
    </style:style>
    <style:style style:name="Table11.A87" style:family="table-cell">
      <style:table-cell-properties style:vertical-align="" fo:padding="0in" fo:border="0.5pt solid #000001"/>
    </style:style>
    <style:style style:name="Table11.B87" style:family="table-cell">
      <style:table-cell-properties style:vertical-align="" fo:padding="0in" fo:border="0.5pt solid #000001"/>
    </style:style>
    <style:style style:name="Table11.C87" style:family="table-cell">
      <style:table-cell-properties style:vertical-align="middle" fo:padding="0in" fo:border="0.5pt solid #000001"/>
    </style:style>
    <style:style style:name="Table11.A88" style:family="table-cell">
      <style:table-cell-properties style:vertical-align="" fo:padding="0in" fo:border="0.5pt solid #000001"/>
    </style:style>
    <style:style style:name="Table11.B88" style:family="table-cell">
      <style:table-cell-properties style:vertical-align="" fo:padding="0in" fo:border="0.5pt solid #000001"/>
    </style:style>
    <style:style style:name="Table11.C88" style:family="table-cell">
      <style:table-cell-properties style:vertical-align="middle" fo:padding="0in" fo:border="0.5pt solid #000001"/>
    </style:style>
    <style:style style:name="Table11.A89" style:family="table-cell">
      <style:table-cell-properties style:vertical-align="" fo:padding="0in" fo:border="0.5pt solid #000001"/>
    </style:style>
    <style:style style:name="Table11.B89" style:family="table-cell">
      <style:table-cell-properties style:vertical-align="" fo:padding="0in" fo:border="0.5pt solid #000001"/>
    </style:style>
    <style:style style:name="Table11.C89" style:family="table-cell">
      <style:table-cell-properties style:vertical-align="middle" fo:padding="0in" fo:border="0.5pt solid #000001"/>
    </style:style>
    <style:style style:name="Table11.A90" style:family="table-cell">
      <style:table-cell-properties style:vertical-align="" fo:padding="0in" fo:border="0.5pt solid #000001"/>
    </style:style>
    <style:style style:name="Table11.B90" style:family="table-cell">
      <style:table-cell-properties style:vertical-align="" fo:padding="0in" fo:border="0.5pt solid #000001"/>
    </style:style>
    <style:style style:name="Table11.C90" style:family="table-cell">
      <style:table-cell-properties style:vertical-align="middle" fo:padding="0in" fo:border="0.5pt solid #000001"/>
    </style:style>
    <style:style style:name="Table11.A91" style:family="table-cell">
      <style:table-cell-properties style:vertical-align="" fo:padding="0in" fo:border="0.5pt solid #000001"/>
    </style:style>
    <style:style style:name="Table11.B91" style:family="table-cell">
      <style:table-cell-properties style:vertical-align="" fo:padding="0in" fo:border="0.5pt solid #000001"/>
    </style:style>
    <style:style style:name="Table11.C91" style:family="table-cell">
      <style:table-cell-properties style:vertical-align="middle" fo:padding="0in" fo:border="0.5pt solid #000001"/>
    </style:style>
    <style:style style:name="Table11.A92" style:family="table-cell">
      <style:table-cell-properties style:vertical-align="" fo:padding="0in" fo:border="0.5pt solid #000001"/>
    </style:style>
    <style:style style:name="Table11.B92" style:family="table-cell">
      <style:table-cell-properties style:vertical-align="" fo:padding="0in" fo:border="0.5pt solid #000001"/>
    </style:style>
    <style:style style:name="Table11.C92" style:family="table-cell">
      <style:table-cell-properties style:vertical-align="middle" fo:padding="0in" fo:border="0.5pt solid #000001"/>
    </style:style>
    <style:style style:name="Table11.A93" style:family="table-cell">
      <style:table-cell-properties style:vertical-align="" fo:padding="0in" fo:border="0.5pt solid #000001"/>
    </style:style>
    <style:style style:name="Table11.B93" style:family="table-cell">
      <style:table-cell-properties style:vertical-align="" fo:padding="0in" fo:border="0.5pt solid #000001"/>
    </style:style>
    <style:style style:name="Table11.C93" style:family="table-cell">
      <style:table-cell-properties style:vertical-align="middle" fo:padding="0in" fo:border="0.5pt solid #000001"/>
    </style:style>
    <style:style style:name="Table11.A94" style:family="table-cell">
      <style:table-cell-properties style:vertical-align="" fo:padding="0in" fo:border="0.5pt solid #000001"/>
    </style:style>
    <style:style style:name="Table11.B94" style:family="table-cell">
      <style:table-cell-properties style:vertical-align="" fo:padding="0in" fo:border="0.5pt solid #000001"/>
    </style:style>
    <style:style style:name="Table11.C94" style:family="table-cell">
      <style:table-cell-properties style:vertical-align="middle" fo:padding="0in" fo:border="0.5pt solid #000001"/>
    </style:style>
    <style:style style:name="Table11.A95" style:family="table-cell">
      <style:table-cell-properties style:vertical-align="" fo:padding="0in" fo:border="0.5pt solid #000001"/>
    </style:style>
    <style:style style:name="Table11.B95" style:family="table-cell">
      <style:table-cell-properties style:vertical-align="" fo:padding="0in" fo:border="0.5pt solid #000001"/>
    </style:style>
    <style:style style:name="Table11.C95" style:family="table-cell">
      <style:table-cell-properties style:vertical-align="middle" fo:padding="0in" fo:border="0.5pt solid #000001"/>
    </style:style>
    <style:style style:name="Table11.A96" style:family="table-cell">
      <style:table-cell-properties style:vertical-align="" fo:padding="0in" fo:border="0.5pt solid #000001"/>
    </style:style>
    <style:style style:name="Table11.B96" style:family="table-cell">
      <style:table-cell-properties style:vertical-align="" fo:padding="0in" fo:border="0.5pt solid #000001"/>
    </style:style>
    <style:style style:name="Table11.C96" style:family="table-cell">
      <style:table-cell-properties style:vertical-align="middle" fo:padding="0in" fo:border="0.5pt solid #000001"/>
    </style:style>
    <style:style style:name="Table11.A97" style:family="table-cell">
      <style:table-cell-properties style:vertical-align="" fo:padding="0in" fo:border="0.5pt solid #000001"/>
    </style:style>
    <style:style style:name="Table11.B97" style:family="table-cell">
      <style:table-cell-properties style:vertical-align="" fo:padding="0in" fo:border="0.5pt solid #000001"/>
    </style:style>
    <style:style style:name="Table11.C97" style:family="table-cell">
      <style:table-cell-properties style:vertical-align="middle" fo:padding="0in" fo:border="0.5pt solid #000001"/>
    </style:style>
    <style:style style:name="Table11.A98" style:family="table-cell">
      <style:table-cell-properties style:vertical-align="" fo:padding="0in" fo:border="0.5pt solid #000001"/>
    </style:style>
    <style:style style:name="Table11.B98" style:family="table-cell">
      <style:table-cell-properties style:vertical-align="" fo:padding="0in" fo:border="0.5pt solid #000001"/>
    </style:style>
    <style:style style:name="Table11.C98" style:family="table-cell">
      <style:table-cell-properties style:vertical-align="middle" fo:padding="0in" fo:border="0.5pt solid #000001"/>
    </style:style>
    <style:style style:name="Table11.A99" style:family="table-cell">
      <style:table-cell-properties style:vertical-align="" fo:padding="0in" fo:border="0.5pt solid #000001"/>
    </style:style>
    <style:style style:name="Table11.B99" style:family="table-cell">
      <style:table-cell-properties style:vertical-align="" fo:padding="0in" fo:border="0.5pt solid #000001"/>
    </style:style>
    <style:style style:name="Table11.C99" style:family="table-cell">
      <style:table-cell-properties style:vertical-align="middle" fo:padding="0in" fo:border="0.5pt solid #000001"/>
    </style:style>
    <style:style style:name="Table11.A100" style:family="table-cell">
      <style:table-cell-properties style:vertical-align="" fo:padding="0in" fo:border="0.5pt solid #000001"/>
    </style:style>
    <style:style style:name="Table11.B100" style:family="table-cell">
      <style:table-cell-properties style:vertical-align="" fo:padding="0in" fo:border="0.5pt solid #000001"/>
    </style:style>
    <style:style style:name="Table11.C100" style:family="table-cell">
      <style:table-cell-properties style:vertical-align="middle" fo:padding="0in" fo:border="0.5pt solid #000001"/>
    </style:style>
    <style:style style:name="Table11.A101" style:family="table-cell">
      <style:table-cell-properties style:vertical-align="" fo:padding="0in" fo:border="0.5pt solid #000001"/>
    </style:style>
    <style:style style:name="Table11.B101" style:family="table-cell">
      <style:table-cell-properties style:vertical-align="" fo:padding="0in" fo:border="0.5pt solid #000001"/>
    </style:style>
    <style:style style:name="Table11.C101" style:family="table-cell">
      <style:table-cell-properties style:vertical-align="middle" fo:padding="0in" fo:border="0.5pt solid #000001"/>
    </style:style>
    <style:style style:name="Table11.A102" style:family="table-cell">
      <style:table-cell-properties style:vertical-align="" fo:padding="0in" fo:border="0.5pt solid #000001"/>
    </style:style>
    <style:style style:name="Table11.B102" style:family="table-cell">
      <style:table-cell-properties style:vertical-align="" fo:padding="0in" fo:border="0.5pt solid #000001"/>
    </style:style>
    <style:style style:name="Table11.C102" style:family="table-cell">
      <style:table-cell-properties style:vertical-align="middle" fo:padding="0in" fo:border="0.5pt solid #000001"/>
    </style:style>
    <style:style style:name="Table11.A103" style:family="table-cell">
      <style:table-cell-properties style:vertical-align="" fo:padding="0in" fo:border="0.5pt solid #000001"/>
    </style:style>
    <style:style style:name="Table11.B103" style:family="table-cell">
      <style:table-cell-properties style:vertical-align="" fo:padding="0in" fo:border="0.5pt solid #000001"/>
    </style:style>
    <style:style style:name="Table11.C103" style:family="table-cell">
      <style:table-cell-properties style:vertical-align="middle" fo:padding="0in" fo:border="0.5pt solid #000001"/>
    </style:style>
    <style:style style:name="Table11.A104" style:family="table-cell">
      <style:table-cell-properties style:vertical-align="" fo:padding="0in" fo:border="0.5pt solid #000001"/>
    </style:style>
    <style:style style:name="Table11.B104" style:family="table-cell">
      <style:table-cell-properties style:vertical-align="" fo:padding="0in" fo:border="0.5pt solid #000001"/>
    </style:style>
    <style:style style:name="Table11.C104" style:family="table-cell">
      <style:table-cell-properties style:vertical-align="middle" fo:padding="0in" fo:border="0.5pt solid #000001"/>
    </style:style>
    <style:style style:name="Table11.A105" style:family="table-cell">
      <style:table-cell-properties style:vertical-align="" fo:padding="0in" fo:border="0.5pt solid #000001"/>
    </style:style>
    <style:style style:name="Table11.B105" style:family="table-cell">
      <style:table-cell-properties style:vertical-align="" fo:padding="0in" fo:border="0.5pt solid #000001"/>
    </style:style>
    <style:style style:name="Table11.C105" style:family="table-cell">
      <style:table-cell-properties style:vertical-align="middle" fo:padding="0in" fo:border="0.5pt solid #000001"/>
    </style:style>
    <style:style style:name="Table11.A106" style:family="table-cell">
      <style:table-cell-properties style:vertical-align="" fo:padding="0in" fo:border="0.5pt solid #000001"/>
    </style:style>
    <style:style style:name="Table11.B106" style:family="table-cell">
      <style:table-cell-properties style:vertical-align="" fo:padding="0in" fo:border="0.5pt solid #000001"/>
    </style:style>
    <style:style style:name="Table11.C106" style:family="table-cell">
      <style:table-cell-properties style:vertical-align="middle" fo:padding="0in" fo:border="0.5pt solid #000001"/>
    </style:style>
    <style:style style:name="Table11.A107" style:family="table-cell">
      <style:table-cell-properties style:vertical-align="" fo:padding="0in" fo:border="0.5pt solid #000001"/>
    </style:style>
    <style:style style:name="Table11.B107" style:family="table-cell">
      <style:table-cell-properties style:vertical-align="" fo:padding="0in" fo:border="0.5pt solid #000001"/>
    </style:style>
    <style:style style:name="Table11.C107" style:family="table-cell">
      <style:table-cell-properties style:vertical-align="middle" fo:padding="0in" fo:border="0.5pt solid #000001"/>
    </style:style>
    <style:style style:name="Table11.A108" style:family="table-cell">
      <style:table-cell-properties style:vertical-align="" fo:padding="0in" fo:border="0.5pt solid #000001"/>
    </style:style>
    <style:style style:name="Table11.B108" style:family="table-cell">
      <style:table-cell-properties style:vertical-align="" fo:padding="0in" fo:border="0.5pt solid #000001"/>
    </style:style>
    <style:style style:name="Table11.C108" style:family="table-cell">
      <style:table-cell-properties style:vertical-align="middle" fo:padding="0in" fo:border="0.5pt solid #000001"/>
    </style:style>
    <style:style style:name="Table11.A109" style:family="table-cell">
      <style:table-cell-properties style:vertical-align="" fo:padding="0in" fo:border="0.5pt solid #000001"/>
    </style:style>
    <style:style style:name="Table11.B109" style:family="table-cell">
      <style:table-cell-properties style:vertical-align="" fo:padding="0in" fo:border="0.5pt solid #000001"/>
    </style:style>
    <style:style style:name="Table11.C109" style:family="table-cell">
      <style:table-cell-properties style:vertical-align="middle" fo:padding="0in" fo:border="0.5pt solid #000001"/>
    </style:style>
    <style:style style:name="Table11.A110" style:family="table-cell">
      <style:table-cell-properties style:vertical-align="" fo:padding="0in" fo:border="0.5pt solid #000001"/>
    </style:style>
    <style:style style:name="Table11.B110" style:family="table-cell">
      <style:table-cell-properties style:vertical-align="" fo:padding="0in" fo:border="0.5pt solid #000001"/>
    </style:style>
    <style:style style:name="Table11.C110" style:family="table-cell">
      <style:table-cell-properties style:vertical-align="middle" fo:padding="0in" fo:border="0.5pt solid #000001"/>
    </style:style>
    <style:style style:name="Table11.A111" style:family="table-cell">
      <style:table-cell-properties style:vertical-align="" fo:padding="0in" fo:border="0.5pt solid #000001"/>
    </style:style>
    <style:style style:name="Table11.B111" style:family="table-cell">
      <style:table-cell-properties style:vertical-align="" fo:padding="0in" fo:border="0.5pt solid #000001"/>
    </style:style>
    <style:style style:name="Table11.C111" style:family="table-cell">
      <style:table-cell-properties style:vertical-align="middle" fo:padding="0in" fo:border="0.5pt solid #000001"/>
    </style:style>
    <style:style style:name="Table11.A112" style:family="table-cell">
      <style:table-cell-properties style:vertical-align="" fo:padding="0in" fo:border="0.5pt solid #000001"/>
    </style:style>
    <style:style style:name="Table11.B112" style:family="table-cell">
      <style:table-cell-properties style:vertical-align="" fo:padding="0in" fo:border="0.5pt solid #000001"/>
    </style:style>
    <style:style style:name="Table11.C112" style:family="table-cell">
      <style:table-cell-properties style:vertical-align="middle" fo:padding="0in" fo:border="0.5pt solid #000001"/>
    </style:style>
    <style:style style:name="Table11.A113" style:family="table-cell">
      <style:table-cell-properties style:vertical-align="" fo:padding="0in" fo:border="0.5pt solid #000001"/>
    </style:style>
    <style:style style:name="Table11.B113" style:family="table-cell">
      <style:table-cell-properties style:vertical-align="" fo:padding="0in" fo:border="0.5pt solid #000001"/>
    </style:style>
    <style:style style:name="Table11.C113" style:family="table-cell">
      <style:table-cell-properties style:vertical-align="middle" fo:padding="0in" fo:border="0.5pt solid #000001"/>
    </style:style>
    <style:style style:name="Table11.A114" style:family="table-cell">
      <style:table-cell-properties style:vertical-align="" fo:padding="0in" fo:border="0.5pt solid #000001"/>
    </style:style>
    <style:style style:name="Table11.B114" style:family="table-cell">
      <style:table-cell-properties style:vertical-align="" fo:padding="0in" fo:border="0.5pt solid #000001"/>
    </style:style>
    <style:style style:name="Table11.C114" style:family="table-cell">
      <style:table-cell-properties style:vertical-align="middle" fo:padding="0in" fo:border="0.5pt solid #000001"/>
    </style:style>
    <style:style style:name="Table11.A115" style:family="table-cell">
      <style:table-cell-properties style:vertical-align="" fo:padding="0in" fo:border="0.5pt solid #000001"/>
    </style:style>
    <style:style style:name="Table11.B115" style:family="table-cell">
      <style:table-cell-properties style:vertical-align="" fo:padding="0in" fo:border="0.5pt solid #000001"/>
    </style:style>
    <style:style style:name="Table11.C115" style:family="table-cell">
      <style:table-cell-properties style:vertical-align="middle" fo:padding="0in" fo:border="0.5pt solid #000001"/>
    </style:style>
    <style:style style:name="Table11.A116" style:family="table-cell">
      <style:table-cell-properties style:vertical-align="" fo:padding="0in" fo:border="0.5pt solid #000001"/>
    </style:style>
    <style:style style:name="Table11.B116" style:family="table-cell">
      <style:table-cell-properties style:vertical-align="" fo:padding="0in" fo:border="0.5pt solid #000001"/>
    </style:style>
    <style:style style:name="Table11.C116" style:family="table-cell">
      <style:table-cell-properties style:vertical-align="middle" fo:padding="0in" fo:border="0.5pt solid #000001"/>
    </style:style>
    <style:style style:name="Table11.A117" style:family="table-cell">
      <style:table-cell-properties style:vertical-align="" fo:padding="0in" fo:border="0.5pt solid #000001"/>
    </style:style>
    <style:style style:name="Table11.B117" style:family="table-cell">
      <style:table-cell-properties style:vertical-align="" fo:padding="0in" fo:border="0.5pt solid #000001"/>
    </style:style>
    <style:style style:name="Table11.C117" style:family="table-cell">
      <style:table-cell-properties style:vertical-align="middle" fo:padding="0in" fo:border="0.5pt solid #000001"/>
    </style:style>
    <style:style style:name="Table11.A118" style:family="table-cell">
      <style:table-cell-properties style:vertical-align="" fo:padding="0in" fo:border="0.5pt solid #000001"/>
    </style:style>
    <style:style style:name="Table11.B118" style:family="table-cell">
      <style:table-cell-properties style:vertical-align="" fo:padding="0in" fo:border="0.5pt solid #000001"/>
    </style:style>
    <style:style style:name="Table11.C118" style:family="table-cell">
      <style:table-cell-properties style:vertical-align="middle" fo:padding="0in" fo:border="0.5pt solid #000001"/>
    </style:style>
    <style:style style:name="Table11.A119" style:family="table-cell">
      <style:table-cell-properties style:vertical-align="" fo:padding="0in" fo:border="0.5pt solid #000001"/>
    </style:style>
    <style:style style:name="Table11.B119" style:family="table-cell">
      <style:table-cell-properties style:vertical-align="" fo:padding="0in" fo:border="0.5pt solid #000001"/>
    </style:style>
    <style:style style:name="Table11.C119" style:family="table-cell">
      <style:table-cell-properties style:vertical-align="middle" fo:padding="0in" fo:border="0.5pt solid #000001"/>
    </style:style>
    <style:style style:name="Table12" style:family="table">
      <style:table-properties style:width="7.0896in" fo:margin-left="0in" fo:margin-top="0in" fo:margin-bottom="0in" table:align="left"/>
    </style:style>
    <style:style style:name="Table12.A" style:family="table-column">
      <style:table-column-properties style:column-width="0.6701in"/>
    </style:style>
    <style:style style:name="Table12.B" style:family="table-column">
      <style:table-column-properties style:column-width="6.0465in"/>
    </style:style>
    <style:style style:name="Table12.C" style:family="table-column">
      <style:table-column-properties style:column-width="0.3729in"/>
    </style:style>
    <style:style style:name="Table12.1" style:family="table-row">
      <style:table-row-properties fo:keep-together="always"/>
    </style:style>
    <style:style style:name="Table12.A1" style:family="table-cell">
      <style:table-cell-properties style:vertical-align="middle" fo:background-color="#ccccff" fo:padding="0in" fo:border="0.5pt solid #000001">
        <style:background-image/>
      </style:table-cell-properties>
    </style:style>
    <style:style style:name="Table12.A2" style:family="table-cell">
      <style:table-cell-properties style:vertical-align="" fo:padding="0in" fo:border="0.5pt solid #000001"/>
    </style:style>
    <style:style style:name="Table12.B2" style:family="table-cell">
      <style:table-cell-properties style:vertical-align="" fo:padding="0in" fo:border="0.5pt solid #000001"/>
    </style:style>
    <style:style style:name="Table12.C2" style:family="table-cell">
      <style:table-cell-properties style:vertical-align="middle" fo:padding="0in" fo:border="0.5pt solid #000001"/>
    </style:style>
    <style:style style:name="Table12.A3" style:family="table-cell">
      <style:table-cell-properties style:vertical-align="" fo:padding="0in" fo:border="0.5pt solid #000001"/>
    </style:style>
    <style:style style:name="Table12.B3" style:family="table-cell">
      <style:table-cell-properties style:vertical-align="" fo:padding="0in" fo:border="0.5pt solid #000001"/>
    </style:style>
    <style:style style:name="Table12.C3" style:family="table-cell">
      <style:table-cell-properties style:vertical-align="middle" fo:padding="0in" fo:border="0.5pt solid #000001"/>
    </style:style>
    <style:style style:name="Table13" style:family="table">
      <style:table-properties style:width="7.0896in" fo:margin-left="0in" fo:margin-top="0in" fo:margin-bottom="0in" table:align="left"/>
    </style:style>
    <style:style style:name="Table13.A" style:family="table-column">
      <style:table-column-properties style:column-width="0.6701in"/>
    </style:style>
    <style:style style:name="Table13.B" style:family="table-column">
      <style:table-column-properties style:column-width="6.0465in"/>
    </style:style>
    <style:style style:name="Table13.C" style:family="table-column">
      <style:table-column-properties style:column-width="0.3729in"/>
    </style:style>
    <style:style style:name="Table13.1" style:family="table-row">
      <style:table-row-properties fo:keep-together="always"/>
    </style:style>
    <style:style style:name="Table13.A1" style:family="table-cell">
      <style:table-cell-properties style:vertical-align="middle" fo:background-color="#ccccff" fo:padding="0in" fo:border="0.5pt solid #000001">
        <style:background-image/>
      </style:table-cell-properties>
    </style:style>
    <style:style style:name="Table13.A2" style:family="table-cell">
      <style:table-cell-properties style:vertical-align="" fo:padding="0in" fo:border="0.5pt solid #000001"/>
    </style:style>
    <style:style style:name="Table13.B2" style:family="table-cell">
      <style:table-cell-properties style:vertical-align="" fo:padding="0in" fo:border="0.5pt solid #000001"/>
    </style:style>
    <style:style style:name="Table13.C2" style:family="table-cell">
      <style:table-cell-properties style:vertical-align="middle" fo:padding="0in" fo:border="0.5pt solid #000001"/>
    </style:style>
    <style:style style:name="Table13.A3" style:family="table-cell">
      <style:table-cell-properties style:vertical-align="" fo:padding="0in" fo:border="0.5pt solid #000001"/>
    </style:style>
    <style:style style:name="Table13.B3" style:family="table-cell">
      <style:table-cell-properties style:vertical-align="" fo:padding="0in" fo:border="0.5pt solid #000001"/>
    </style:style>
    <style:style style:name="Table13.C3" style:family="table-cell">
      <style:table-cell-properties style:vertical-align="middle" fo:padding="0in" fo:border="0.5pt solid #000001"/>
    </style:style>
    <style:style style:name="Table16" style:family="table">
      <style:table-properties style:width="7.0896in" fo:margin-left="0in" fo:margin-top="0in" fo:margin-bottom="0in" table:align="left"/>
    </style:style>
    <style:style style:name="Table16.A" style:family="table-column">
      <style:table-column-properties style:column-width="0.6701in"/>
    </style:style>
    <style:style style:name="Table16.B" style:family="table-column">
      <style:table-column-properties style:column-width="6.0465in"/>
    </style:style>
    <style:style style:name="Table16.C" style:family="table-column">
      <style:table-column-properties style:column-width="0.3729in"/>
    </style:style>
    <style:style style:name="Table16.1" style:family="table-row">
      <style:table-row-properties fo:keep-together="always"/>
    </style:style>
    <style:style style:name="Table16.A1" style:family="table-cell">
      <style:table-cell-properties style:vertical-align="middle" fo:background-color="#ccccff" fo:padding="0in" fo:border="0.5pt solid #000001">
        <style:background-image/>
      </style:table-cell-properties>
    </style:style>
    <style:style style:name="Table16.A2" style:family="table-cell">
      <style:table-cell-properties style:vertical-align="" fo:padding="0in" fo:border="0.5pt solid #000001"/>
    </style:style>
    <style:style style:name="Table16.B2" style:family="table-cell">
      <style:table-cell-properties style:vertical-align="" fo:padding="0in" fo:border="0.5pt solid #000001"/>
    </style:style>
    <style:style style:name="Table16.C2" style:family="table-cell">
      <style:table-cell-properties style:vertical-align="middle" fo:padding="0in" fo:border="0.5pt solid #000001"/>
    </style:style>
    <style:style style:name="Table16.A3" style:family="table-cell">
      <style:table-cell-properties style:vertical-align="" fo:padding="0in" fo:border="0.5pt solid #000001"/>
    </style:style>
    <style:style style:name="Table16.B3" style:family="table-cell">
      <style:table-cell-properties style:vertical-align="" fo:padding="0in" fo:border="0.5pt solid #000001"/>
    </style:style>
    <style:style style:name="Table16.C3" style:family="table-cell">
      <style:table-cell-properties style:vertical-align="middle" fo:padding="0in" fo:border="0.5pt solid #000001"/>
    </style:style>
    <style:style style:name="Table16.A4" style:family="table-cell">
      <style:table-cell-properties style:vertical-align="" fo:padding="0in" fo:border="0.5pt solid #000001"/>
    </style:style>
    <style:style style:name="Table16.B4" style:family="table-cell">
      <style:table-cell-properties style:vertical-align="" fo:padding="0in" fo:border="0.5pt solid #000001"/>
    </style:style>
    <style:style style:name="Table16.C4" style:family="table-cell">
      <style:table-cell-properties style:vertical-align="middle" fo:padding="0in" fo:border="0.5pt solid #000001"/>
    </style:style>
    <style:style style:name="Table17" style:family="table">
      <style:table-properties style:width="7.0896in" fo:margin-left="0in" fo:margin-top="0in" fo:margin-bottom="0in" table:align="left"/>
    </style:style>
    <style:style style:name="Table17.A" style:family="table-column">
      <style:table-column-properties style:column-width="1.0847in"/>
    </style:style>
    <style:style style:name="Table17.B" style:family="table-column">
      <style:table-column-properties style:column-width="5.6in"/>
    </style:style>
    <style:style style:name="Table17.C" style:family="table-column">
      <style:table-column-properties style:column-width="0.4049in"/>
    </style:style>
    <style:style style:name="Table17.1" style:family="table-row">
      <style:table-row-properties fo:keep-together="always"/>
    </style:style>
    <style:style style:name="Table17.A1" style:family="table-cell">
      <style:table-cell-properties style:vertical-align="middle" fo:background-color="#ccccff" fo:padding="0in" fo:border="0.5pt solid #000001">
        <style:background-image/>
      </style:table-cell-properties>
    </style:style>
    <style:style style:name="Table17.A2" style:family="table-cell">
      <style:table-cell-properties style:vertical-align="middle" fo:padding="0in" fo:border="0.5pt solid #000001"/>
    </style:style>
    <style:style style:name="Table17.B2" style:family="table-cell">
      <style:table-cell-properties style:vertical-align="middle" fo:padding="0in" fo:border="0.5pt solid #000001"/>
    </style:style>
    <style:style style:name="Table17.C2" style:family="table-cell">
      <style:table-cell-properties style:vertical-align="middle" fo:padding="0in" fo:border="0.5pt solid #000001"/>
    </style:style>
    <style:style style:name="Table17.A3" style:family="table-cell">
      <style:table-cell-properties style:vertical-align="middle" fo:padding="0in" fo:border="0.5pt solid #000001"/>
    </style:style>
    <style:style style:name="Table17.B3" style:family="table-cell">
      <style:table-cell-properties style:vertical-align="middle" fo:padding="0in" fo:border="0.5pt solid #000001"/>
    </style:style>
    <style:style style:name="Table17.C3" style:family="table-cell">
      <style:table-cell-properties style:vertical-align="middle" fo:padding="0in" fo:border="0.5pt solid #000001"/>
    </style:style>
    <style:style style:name="Table18" style:family="table">
      <style:table-properties style:width="7.0896in" fo:margin-left="0in" fo:margin-top="0in" fo:margin-bottom="0in" table:align="left"/>
    </style:style>
    <style:style style:name="Table18.A" style:family="table-column">
      <style:table-column-properties style:column-width="1.0847in"/>
    </style:style>
    <style:style style:name="Table18.B" style:family="table-column">
      <style:table-column-properties style:column-width="5.6in"/>
    </style:style>
    <style:style style:name="Table18.C" style:family="table-column">
      <style:table-column-properties style:column-width="0.4049in"/>
    </style:style>
    <style:style style:name="Table18.1" style:family="table-row">
      <style:table-row-properties fo:keep-together="always"/>
    </style:style>
    <style:style style:name="Table18.A1" style:family="table-cell">
      <style:table-cell-properties style:vertical-align="middle" fo:background-color="#ccccff" fo:padding="0in" fo:border="0.5pt solid #000001">
        <style:background-image/>
      </style:table-cell-properties>
    </style:style>
    <style:style style:name="Table18.A2" style:family="table-cell">
      <style:table-cell-properties style:vertical-align="middle" fo:padding="0in" fo:border="0.5pt solid #000001"/>
    </style:style>
    <style:style style:name="Table18.B2" style:family="table-cell">
      <style:table-cell-properties style:vertical-align="middle" fo:padding="0in" fo:border="0.5pt solid #000001"/>
    </style:style>
    <style:style style:name="Table18.C2" style:family="table-cell">
      <style:table-cell-properties style:vertical-align="middle" fo:padding="0in" fo:border="0.5pt solid #000001"/>
    </style:style>
    <style:style style:name="Table18.A3" style:family="table-cell">
      <style:table-cell-properties style:vertical-align="middle" fo:padding="0in" fo:border="0.5pt solid #000001"/>
    </style:style>
    <style:style style:name="Table18.B3" style:family="table-cell">
      <style:table-cell-properties style:vertical-align="middle" fo:padding="0in" fo:border="0.5pt solid #000001"/>
    </style:style>
    <style:style style:name="Table18.C3" style:family="table-cell">
      <style:table-cell-properties style:vertical-align="middle" fo:padding="0in" fo:border="0.5pt solid #000001"/>
    </style:style>
    <style:style style:name="Table19" style:family="table">
      <style:table-properties style:width="7.0896in" fo:margin-left="0in" fo:margin-top="0in" fo:margin-bottom="0in" table:align="left"/>
    </style:style>
    <style:style style:name="Table19.A" style:family="table-column">
      <style:table-column-properties style:column-width="0.6701in"/>
    </style:style>
    <style:style style:name="Table19.B" style:family="table-column">
      <style:table-column-properties style:column-width="6.0465in"/>
    </style:style>
    <style:style style:name="Table19.C" style:family="table-column">
      <style:table-column-properties style:column-width="0.3729in"/>
    </style:style>
    <style:style style:name="Table19.1" style:family="table-row">
      <style:table-row-properties fo:keep-together="always"/>
    </style:style>
    <style:style style:name="Table19.A1" style:family="table-cell">
      <style:table-cell-properties style:vertical-align="middle" fo:background-color="#ccccff" fo:padding="0in" fo:border="0.5pt solid #000001">
        <style:background-image/>
      </style:table-cell-properties>
    </style:style>
    <style:style style:name="Table19.A2" style:family="table-cell">
      <style:table-cell-properties style:vertical-align="" fo:padding="0in" fo:border="0.5pt solid #000001"/>
    </style:style>
    <style:style style:name="Table19.B2" style:family="table-cell">
      <style:table-cell-properties style:vertical-align="" fo:padding="0in" fo:border="0.5pt solid #000001"/>
    </style:style>
    <style:style style:name="Table19.C2" style:family="table-cell">
      <style:table-cell-properties style:vertical-align="middle" fo:padding="0in" fo:border="0.5pt solid #000001"/>
    </style:style>
    <style:style style:name="Table19.A3" style:family="table-cell">
      <style:table-cell-properties style:vertical-align="" fo:padding="0in" fo:border="0.5pt solid #000001"/>
    </style:style>
    <style:style style:name="Table19.B3" style:family="table-cell">
      <style:table-cell-properties style:vertical-align="" fo:padding="0in" fo:border="0.5pt solid #000001"/>
    </style:style>
    <style:style style:name="Table19.C3" style:family="table-cell">
      <style:table-cell-properties style:vertical-align="middle" fo:padding="0in" fo:border="0.5pt solid #000001"/>
    </style:style>
    <style:style style:name="Table19.A4" style:family="table-cell">
      <style:table-cell-properties style:vertical-align="" fo:padding="0in" fo:border="0.5pt solid #000001"/>
    </style:style>
    <style:style style:name="Table19.B4" style:family="table-cell">
      <style:table-cell-properties style:vertical-align="" fo:padding="0in" fo:border="0.5pt solid #000001"/>
    </style:style>
    <style:style style:name="Table19.C4" style:family="table-cell">
      <style:table-cell-properties style:vertical-align="middle" fo:padding="0in" fo:border="0.5pt solid #000001"/>
    </style:style>
    <style:style style:name="Table19.A5" style:family="table-cell">
      <style:table-cell-properties style:vertical-align="" fo:padding="0in" fo:border="0.5pt solid #000001"/>
    </style:style>
    <style:style style:name="Table19.B5" style:family="table-cell">
      <style:table-cell-properties style:vertical-align="" fo:padding="0in" fo:border="0.5pt solid #000001"/>
    </style:style>
    <style:style style:name="Table19.C5" style:family="table-cell">
      <style:table-cell-properties style:vertical-align="middle" fo:padding="0in" fo:border="0.5pt solid #000001"/>
    </style:style>
    <style:style style:name="Table19.A6" style:family="table-cell">
      <style:table-cell-properties style:vertical-align="" fo:padding="0in" fo:border="0.5pt solid #000001"/>
    </style:style>
    <style:style style:name="Table19.B6" style:family="table-cell">
      <style:table-cell-properties style:vertical-align="" fo:padding="0in" fo:border="0.5pt solid #000001"/>
    </style:style>
    <style:style style:name="Table19.C6" style:family="table-cell">
      <style:table-cell-properties style:vertical-align="middle" fo:padding="0in" fo:border="0.5pt solid #000001"/>
    </style:style>
    <style:style style:name="Table19.A7" style:family="table-cell">
      <style:table-cell-properties style:vertical-align="" fo:padding="0in" fo:border="0.5pt solid #000001"/>
    </style:style>
    <style:style style:name="Table19.B7" style:family="table-cell">
      <style:table-cell-properties style:vertical-align="" fo:padding="0in" fo:border="0.5pt solid #000001"/>
    </style:style>
    <style:style style:name="Table19.C7" style:family="table-cell">
      <style:table-cell-properties style:vertical-align="middle" fo:padding="0in" fo:border="0.5pt solid #000001"/>
    </style:style>
    <style:style style:name="Table19.A8" style:family="table-cell">
      <style:table-cell-properties style:vertical-align="" fo:padding="0in" fo:border="0.5pt solid #000001"/>
    </style:style>
    <style:style style:name="Table19.B8" style:family="table-cell">
      <style:table-cell-properties style:vertical-align="" fo:padding="0in" fo:border="0.5pt solid #000001"/>
    </style:style>
    <style:style style:name="Table19.C8" style:family="table-cell">
      <style:table-cell-properties style:vertical-align="middle" fo:padding="0in" fo:border="0.5pt solid #000001"/>
    </style:style>
    <style:style style:name="Table19.A9" style:family="table-cell">
      <style:table-cell-properties style:vertical-align="" fo:padding="0in" fo:border="0.5pt solid #000001"/>
    </style:style>
    <style:style style:name="Table19.B9" style:family="table-cell">
      <style:table-cell-properties style:vertical-align="" fo:padding="0in" fo:border="0.5pt solid #000001"/>
    </style:style>
    <style:style style:name="Table19.C9" style:family="table-cell">
      <style:table-cell-properties style:vertical-align="middle" fo:padding="0in" fo:border="0.5pt solid #000001"/>
    </style:style>
    <style:style style:name="Table19.A10" style:family="table-cell">
      <style:table-cell-properties style:vertical-align="" fo:padding="0in" fo:border="0.5pt solid #000001"/>
    </style:style>
    <style:style style:name="Table19.B10" style:family="table-cell">
      <style:table-cell-properties style:vertical-align="" fo:padding="0in" fo:border="0.5pt solid #000001"/>
    </style:style>
    <style:style style:name="Table19.C10" style:family="table-cell">
      <style:table-cell-properties style:vertical-align="middle" fo:padding="0in" fo:border="0.5pt solid #000001"/>
    </style:style>
    <style:style style:name="Table19.A11" style:family="table-cell">
      <style:table-cell-properties style:vertical-align="" fo:padding="0in" fo:border="0.5pt solid #000001"/>
    </style:style>
    <style:style style:name="Table19.B11" style:family="table-cell">
      <style:table-cell-properties style:vertical-align="" fo:padding="0in" fo:border="0.5pt solid #000001"/>
    </style:style>
    <style:style style:name="Table19.C11" style:family="table-cell">
      <style:table-cell-properties style:vertical-align="middle" fo:padding="0in" fo:border="0.5pt solid #000001"/>
    </style:style>
    <style:style style:name="Table19.A12" style:family="table-cell">
      <style:table-cell-properties style:vertical-align="" fo:padding="0in" fo:border="0.5pt solid #000001"/>
    </style:style>
    <style:style style:name="Table19.B12" style:family="table-cell">
      <style:table-cell-properties style:vertical-align="" fo:padding="0in" fo:border="0.5pt solid #000001"/>
    </style:style>
    <style:style style:name="Table19.C12" style:family="table-cell">
      <style:table-cell-properties style:vertical-align="middle" fo:padding="0in" fo:border="0.5pt solid #000001"/>
    </style:style>
    <style:style style:name="Table19.A13" style:family="table-cell">
      <style:table-cell-properties style:vertical-align="" fo:padding="0in" fo:border="0.5pt solid #000001"/>
    </style:style>
    <style:style style:name="Table19.B13" style:family="table-cell">
      <style:table-cell-properties style:vertical-align="" fo:padding="0in" fo:border="0.5pt solid #000001"/>
    </style:style>
    <style:style style:name="Table19.C13" style:family="table-cell">
      <style:table-cell-properties style:vertical-align="middle" fo:padding="0in" fo:border="0.5pt solid #000001"/>
    </style:style>
    <style:style style:name="Table20" style:family="table">
      <style:table-properties style:width="7.0896in" fo:margin-left="0in" fo:margin-top="0in" fo:margin-bottom="0in" table:align="left"/>
    </style:style>
    <style:style style:name="Table20.A" style:family="table-column">
      <style:table-column-properties style:column-width="0.6701in"/>
    </style:style>
    <style:style style:name="Table20.B" style:family="table-column">
      <style:table-column-properties style:column-width="6.0465in"/>
    </style:style>
    <style:style style:name="Table20.C" style:family="table-column">
      <style:table-column-properties style:column-width="0.3729in"/>
    </style:style>
    <style:style style:name="Table20.1" style:family="table-row">
      <style:table-row-properties fo:keep-together="always"/>
    </style:style>
    <style:style style:name="Table20.A1" style:family="table-cell">
      <style:table-cell-properties style:vertical-align="middle" fo:background-color="#ccccff" fo:padding="0in" fo:border="0.5pt solid #000001">
        <style:background-image/>
      </style:table-cell-properties>
    </style:style>
    <style:style style:name="Table20.A2" style:family="table-cell">
      <style:table-cell-properties style:vertical-align="" fo:padding="0in" fo:border="0.5pt solid #000001"/>
    </style:style>
    <style:style style:name="Table20.B2" style:family="table-cell">
      <style:table-cell-properties style:vertical-align="" fo:padding="0in" fo:border="0.5pt solid #000001"/>
    </style:style>
    <style:style style:name="Table20.C2" style:family="table-cell">
      <style:table-cell-properties style:vertical-align="middle" fo:padding="0in" fo:border="0.5pt solid #000001"/>
    </style:style>
    <style:style style:name="Table20.A3" style:family="table-cell">
      <style:table-cell-properties style:vertical-align="" fo:padding="0in" fo:border="0.5pt solid #000001"/>
    </style:style>
    <style:style style:name="Table20.B3" style:family="table-cell">
      <style:table-cell-properties style:vertical-align="" fo:padding="0in" fo:border="0.5pt solid #000001"/>
    </style:style>
    <style:style style:name="Table20.C3" style:family="table-cell">
      <style:table-cell-properties style:vertical-align="middle" fo:padding="0in" fo:border="0.5pt solid #000001"/>
    </style:style>
    <style:style style:name="Table20.A4" style:family="table-cell">
      <style:table-cell-properties style:vertical-align="" fo:padding="0in" fo:border="0.5pt solid #000001"/>
    </style:style>
    <style:style style:name="Table20.B4" style:family="table-cell">
      <style:table-cell-properties style:vertical-align="" fo:padding="0in" fo:border="0.5pt solid #000001"/>
    </style:style>
    <style:style style:name="Table20.C4" style:family="table-cell">
      <style:table-cell-properties style:vertical-align="middle" fo:padding="0in" fo:border="0.5pt solid #000001"/>
    </style:style>
    <style:style style:name="Table20.A5" style:family="table-cell">
      <style:table-cell-properties style:vertical-align="" fo:padding="0in" fo:border="0.5pt solid #000001"/>
    </style:style>
    <style:style style:name="Table20.B5" style:family="table-cell">
      <style:table-cell-properties style:vertical-align="" fo:padding="0in" fo:border="0.5pt solid #000001"/>
    </style:style>
    <style:style style:name="Table20.C5" style:family="table-cell">
      <style:table-cell-properties style:vertical-align="middle" fo:padding="0in" fo:border="0.5pt solid #000001"/>
    </style:style>
    <style:style style:name="Table20.A6" style:family="table-cell">
      <style:table-cell-properties style:vertical-align="" fo:padding="0in" fo:border="0.5pt solid #000001"/>
    </style:style>
    <style:style style:name="Table20.B6" style:family="table-cell">
      <style:table-cell-properties style:vertical-align="" fo:padding="0in" fo:border="0.5pt solid #000001"/>
    </style:style>
    <style:style style:name="Table20.C6" style:family="table-cell">
      <style:table-cell-properties style:vertical-align="middle" fo:padding="0in" fo:border="0.5pt solid #000001"/>
    </style:style>
    <style:style style:name="Table20.A7" style:family="table-cell">
      <style:table-cell-properties style:vertical-align="" fo:padding="0in" fo:border="0.5pt solid #000001"/>
    </style:style>
    <style:style style:name="Table20.B7" style:family="table-cell">
      <style:table-cell-properties style:vertical-align="" fo:padding="0in" fo:border="0.5pt solid #000001"/>
    </style:style>
    <style:style style:name="Table20.C7" style:family="table-cell">
      <style:table-cell-properties style:vertical-align="middle" fo:padding="0in" fo:border="0.5pt solid #000001"/>
    </style:style>
    <style:style style:name="Table20.A8" style:family="table-cell">
      <style:table-cell-properties style:vertical-align="" fo:padding="0in" fo:border="0.5pt solid #000001"/>
    </style:style>
    <style:style style:name="Table20.B8" style:family="table-cell">
      <style:table-cell-properties style:vertical-align="" fo:padding="0in" fo:border="0.5pt solid #000001"/>
    </style:style>
    <style:style style:name="Table20.C8" style:family="table-cell">
      <style:table-cell-properties style:vertical-align="middle" fo:padding="0in" fo:border="0.5pt solid #000001"/>
    </style:style>
    <style:style style:name="Table20.A9" style:family="table-cell">
      <style:table-cell-properties style:vertical-align="" fo:padding="0in" fo:border="0.5pt solid #000001"/>
    </style:style>
    <style:style style:name="Table20.B9" style:family="table-cell">
      <style:table-cell-properties style:vertical-align="" fo:padding="0in" fo:border="0.5pt solid #000001"/>
    </style:style>
    <style:style style:name="Table20.C9" style:family="table-cell">
      <style:table-cell-properties style:vertical-align="middle" fo:padding="0in" fo:border="0.5pt solid #000001"/>
    </style:style>
    <style:style style:name="Table20.A10" style:family="table-cell">
      <style:table-cell-properties style:vertical-align="" fo:padding="0in" fo:border="0.5pt solid #000001"/>
    </style:style>
    <style:style style:name="Table20.B10" style:family="table-cell">
      <style:table-cell-properties style:vertical-align="" fo:padding="0in" fo:border="0.5pt solid #000001"/>
    </style:style>
    <style:style style:name="Table20.C10" style:family="table-cell">
      <style:table-cell-properties style:vertical-align="middle" fo:padding="0in" fo:border="0.5pt solid #000001"/>
    </style:style>
    <style:style style:name="Table21" style:family="table">
      <style:table-properties style:width="7.0896in" fo:margin-left="0in" fo:margin-top="0in" fo:margin-bottom="0in" table:align="left"/>
    </style:style>
    <style:style style:name="Table21.A" style:family="table-column">
      <style:table-column-properties style:column-width="6.7167in"/>
    </style:style>
    <style:style style:name="Table21.B" style:family="table-column">
      <style:table-column-properties style:column-width="0.3722in"/>
    </style:style>
    <style:style style:name="Table21.1" style:family="table-row">
      <style:table-row-properties fo:keep-together="always"/>
    </style:style>
    <style:style style:name="Table21.A1" style:family="table-cell">
      <style:table-cell-properties style:vertical-align="middle" fo:background-color="#ccccff" fo:padding="0in" fo:border="0.5pt solid #000001">
        <style:background-image/>
      </style:table-cell-properties>
    </style:style>
    <style:style style:name="Table21.A2" style:family="table-cell">
      <style:table-cell-properties style:vertical-align="" fo:padding="0in" fo:border="0.5pt solid #000001"/>
    </style:style>
    <style:style style:name="Table21.B2" style:family="table-cell">
      <style:table-cell-properties style:vertical-align="middle" fo:padding="0in" fo:border="0.5pt solid #000001"/>
    </style:style>
    <style:style style:name="Table21.A3" style:family="table-cell">
      <style:table-cell-properties style:vertical-align="" fo:padding="0in" fo:border="0.5pt solid #000001"/>
    </style:style>
    <style:style style:name="Table21.B3" style:family="table-cell">
      <style:table-cell-properties style:vertical-align="middle" fo:padding="0in" fo:border="0.5pt solid #000001"/>
    </style:style>
    <style:style style:name="Table22" style:family="table">
      <style:table-properties style:width="7.0896in" fo:margin-left="0in" fo:margin-top="0in" fo:margin-bottom="0in" table:align="left"/>
    </style:style>
    <style:style style:name="Table22.A" style:family="table-column">
      <style:table-column-properties style:column-width="0.6701in"/>
    </style:style>
    <style:style style:name="Table22.B" style:family="table-column">
      <style:table-column-properties style:column-width="6.0465in"/>
    </style:style>
    <style:style style:name="Table22.C" style:family="table-column">
      <style:table-column-properties style:column-width="0.3729in"/>
    </style:style>
    <style:style style:name="Table22.1" style:family="table-row">
      <style:table-row-properties fo:keep-together="always"/>
    </style:style>
    <style:style style:name="Table22.A1" style:family="table-cell">
      <style:table-cell-properties style:vertical-align="middle" fo:background-color="#ccccff" fo:padding="0in" fo:border="0.5pt solid #000001">
        <style:background-image/>
      </style:table-cell-properties>
    </style:style>
    <style:style style:name="Table22.A2" style:family="table-cell">
      <style:table-cell-properties style:vertical-align="" fo:padding="0in" fo:border="0.5pt solid #000001"/>
    </style:style>
    <style:style style:name="Table22.B2" style:family="table-cell">
      <style:table-cell-properties style:vertical-align="" fo:padding="0in" fo:border="0.5pt solid #000001"/>
    </style:style>
    <style:style style:name="Table22.C2" style:family="table-cell">
      <style:table-cell-properties style:vertical-align="middle" fo:padding="0in" fo:border="0.5pt solid #000001"/>
    </style:style>
    <style:style style:name="Table22.A3" style:family="table-cell">
      <style:table-cell-properties style:vertical-align="" fo:padding="0in" fo:border="0.5pt solid #000001"/>
    </style:style>
    <style:style style:name="Table22.B3" style:family="table-cell">
      <style:table-cell-properties style:vertical-align="" fo:padding="0in" fo:border="0.5pt solid #000001"/>
    </style:style>
    <style:style style:name="Table22.C3" style:family="table-cell">
      <style:table-cell-properties style:vertical-align="middle" fo:padding="0in" fo:border="0.5pt solid #000001"/>
    </style:style>
    <style:style style:name="Table22.A4" style:family="table-cell">
      <style:table-cell-properties style:vertical-align="" fo:padding="0in" fo:border="0.5pt solid #000001"/>
    </style:style>
    <style:style style:name="Table22.B4" style:family="table-cell">
      <style:table-cell-properties style:vertical-align="" fo:padding="0in" fo:border="0.5pt solid #000001"/>
    </style:style>
    <style:style style:name="Table22.C4" style:family="table-cell">
      <style:table-cell-properties style:vertical-align="middle" fo:padding="0in" fo:border="0.5pt solid #000001"/>
    </style:style>
    <style:style style:name="Table23" style:family="table">
      <style:table-properties style:width="7.0896in" fo:margin-left="0in" fo:margin-top="0in" fo:margin-bottom="0in" table:align="left"/>
    </style:style>
    <style:style style:name="Table23.A" style:family="table-column">
      <style:table-column-properties style:column-width="6.7167in"/>
    </style:style>
    <style:style style:name="Table23.B" style:family="table-column">
      <style:table-column-properties style:column-width="0.3722in"/>
    </style:style>
    <style:style style:name="Table23.1" style:family="table-row">
      <style:table-row-properties fo:keep-together="always"/>
    </style:style>
    <style:style style:name="Table23.A1" style:family="table-cell">
      <style:table-cell-properties style:vertical-align="middle" fo:background-color="#ccccff" fo:padding="0in" fo:border="0.5pt solid #000001">
        <style:background-image/>
      </style:table-cell-properties>
    </style:style>
    <style:style style:name="Table23.A2" style:family="table-cell">
      <style:table-cell-properties style:vertical-align="" fo:padding="0in" fo:border="0.5pt solid #000001"/>
    </style:style>
    <style:style style:name="Table23.B2" style:family="table-cell">
      <style:table-cell-properties style:vertical-align="middle" fo:padding="0in" fo:border="0.5pt solid #000001"/>
    </style:style>
    <style:style style:name="Table23.A3" style:family="table-cell">
      <style:table-cell-properties style:vertical-align="" fo:padding="0in" fo:border="0.5pt solid #000001"/>
    </style:style>
    <style:style style:name="Table23.B3" style:family="table-cell">
      <style:table-cell-properties style:vertical-align="middle" fo:padding="0in" fo:border="0.5pt solid #000001"/>
    </style:style>
    <style:style style:name="Table23.A4" style:family="table-cell">
      <style:table-cell-properties style:vertical-align="" fo:padding="0in" fo:border="0.5pt solid #000001"/>
    </style:style>
    <style:style style:name="Table23.B4" style:family="table-cell">
      <style:table-cell-properties style:vertical-align="middle" fo:padding="0in" fo:border="0.5pt solid #000001"/>
    </style:style>
    <style:style style:name="Table23.A5" style:family="table-cell">
      <style:table-cell-properties style:vertical-align="" fo:padding="0in" fo:border="0.5pt solid #000001"/>
    </style:style>
    <style:style style:name="Table23.B5" style:family="table-cell">
      <style:table-cell-properties style:vertical-align="middle" fo:padding="0in" fo:border="0.5pt solid #000001"/>
    </style:style>
    <style:style style:name="Table24" style:family="table">
      <style:table-properties style:width="7.0896in" fo:margin-left="0in" fo:margin-top="0in" fo:margin-bottom="0in" table:align="left"/>
    </style:style>
    <style:style style:name="Table24.A" style:family="table-column">
      <style:table-column-properties style:column-width="0.6701in"/>
    </style:style>
    <style:style style:name="Table24.B" style:family="table-column">
      <style:table-column-properties style:column-width="6.0465in"/>
    </style:style>
    <style:style style:name="Table24.C" style:family="table-column">
      <style:table-column-properties style:column-width="0.3729in"/>
    </style:style>
    <style:style style:name="Table24.1" style:family="table-row">
      <style:table-row-properties fo:keep-together="always"/>
    </style:style>
    <style:style style:name="Table24.A1" style:family="table-cell">
      <style:table-cell-properties style:vertical-align="middle" fo:background-color="#ccccff" fo:padding="0in" fo:border="0.5pt solid #000001">
        <style:background-image/>
      </style:table-cell-properties>
    </style:style>
    <style:style style:name="Table24.A2" style:family="table-cell">
      <style:table-cell-properties style:vertical-align="" fo:padding="0in" fo:border="0.5pt solid #000001"/>
    </style:style>
    <style:style style:name="Table24.B2" style:family="table-cell">
      <style:table-cell-properties style:vertical-align="" fo:padding="0in" fo:border="0.5pt solid #000001"/>
    </style:style>
    <style:style style:name="Table24.C2" style:family="table-cell">
      <style:table-cell-properties style:vertical-align="middle" fo:padding="0in" fo:border="0.5pt solid #000001"/>
    </style:style>
    <style:style style:name="Table24.A3" style:family="table-cell">
      <style:table-cell-properties style:vertical-align="" fo:padding="0in" fo:border="0.5pt solid #000001"/>
    </style:style>
    <style:style style:name="Table24.B3" style:family="table-cell">
      <style:table-cell-properties style:vertical-align="" fo:padding="0in" fo:border="0.5pt solid #000001"/>
    </style:style>
    <style:style style:name="Table24.C3" style:family="table-cell">
      <style:table-cell-properties style:vertical-align="middle" fo:padding="0in" fo:border="0.5pt solid #000001"/>
    </style:style>
    <style:style style:name="Table24.A4" style:family="table-cell">
      <style:table-cell-properties style:vertical-align="" fo:padding="0in" fo:border="0.5pt solid #000001"/>
    </style:style>
    <style:style style:name="Table24.B4" style:family="table-cell">
      <style:table-cell-properties style:vertical-align="" fo:padding="0in" fo:border="0.5pt solid #000001"/>
    </style:style>
    <style:style style:name="Table24.C4" style:family="table-cell">
      <style:table-cell-properties style:vertical-align="middle" fo:padding="0in" fo:border="0.5pt solid #000001"/>
    </style:style>
    <style:style style:name="P1" style:family="paragraph" style:parent-style-name="Standard">
      <style:paragraph-properties fo:margin-top="0.111in" fo:margin-bottom="0in" style:contextual-spacing="false"/>
    </style:style>
    <style:style style:name="P2" style:family="paragraph" style:parent-style-name="Standard">
      <style:paragraph-properties fo:text-align="start" style:justify-single-word="false" fo:padding="0in" fo:border-left="none" fo:border-right="none" fo:border-top="none" fo:border-bottom="0.51pt solid #000000" style:text-autospace="none"/>
      <style:text-properties fo:font-size="10pt" fo:font-style="italic" style:font-size-asian="10pt" style:font-style-asian="italic" style:font-size-complex="10pt" style:font-style-complex="italic"/>
    </style:style>
    <style:style style:name="P3" style:family="paragraph" style:parent-style-name="Standard">
      <style:paragraph-properties fo:margin-top="0.0236in" fo:margin-bottom="0.0236in" style:contextual-spacing="false"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top="0.0236in" fo:margin-bottom="0.0236in" style:contextual-spacing="false" fo:text-align="start" style:justify-single-word="false" style:text-autospace="none"/>
      <style:text-properties fo:color="#000000" fo:font-size="10pt" fo:font-style="italic" style:font-size-asian="10pt" style:font-style-asian="italic" style:font-size-complex="10pt" style:font-style-complex="italic"/>
    </style:style>
    <style:style style:name="P5" style:family="paragraph" style:parent-style-name="Standard">
      <style:paragraph-properties fo:margin-top="0.0236in" fo:margin-bottom="0.0236in" style:contextual-spacing="false" fo:text-align="end" style:justify-single-word="false" style:text-autospace="none"/>
      <style:text-properties fo:color="#000000" fo:font-size="10pt" fo:font-style="italic" style:font-size-asian="10pt" style:font-style-asian="italic" style:font-size-complex="10pt" style:font-style-complex="italic"/>
    </style:style>
    <style:style style:name="P6" style:family="paragraph" style:parent-style-name="Standard">
      <style:paragraph-properties fo:text-align="start" style:justify-single-word="false" fo:orphans="2" fo:widows="2" fo:padding="0in" fo:border-left="none" fo:border-right="none" fo:border-top="none" fo:border-bottom="0.51pt solid #000001"/>
      <style:text-properties style:font-name="Arial1" fo:font-size="10pt" fo:language="en" fo:country="US" fo:font-style="italic" style:font-size-asian="10pt" style:font-style-asian="italic"/>
    </style:style>
    <style:style style:name="P7" style:family="paragraph" style:parent-style-name="Standard">
      <style:paragraph-properties fo:padding="0in" fo:border-left="none" fo:border-right="none" fo:border-top="none" fo:border-bottom="0.06pt solid #000000"/>
      <style:text-properties fo:font-size="10pt" fo:font-style="italic" style:font-size-asian="10pt" style:font-style-asian="italic" style:font-size-complex="10pt" style:font-style-complex="italic"/>
    </style:style>
    <style:style style:name="P8" style:family="paragraph" style:parent-style-name="Standard">
      <style:paragraph-properties fo:margin-left="0in" fo:margin-right="0in" fo:margin-top="0.0236in" fo:margin-bottom="0.0236in" style:contextual-spacing="false"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9" style:family="paragraph" style:parent-style-name="Body">
      <style:text-properties fo:language="en" fo:country="GB"/>
    </style:style>
    <style:style style:name="P10" style:family="paragraph" style:parent-style-name="Body">
      <style:text-properties fo:language="en" fo:country="US" style:language-complex="ar" style:country-complex="SA"/>
    </style:style>
    <style:style style:name="P11" style:family="paragraph" style:parent-style-name="Body">
      <style:text-properties style:font-name="Monaco"/>
    </style:style>
    <style:style style:name="P12" style:family="paragraph" style:parent-style-name="CellBody">
      <style:paragraph-properties style:snap-to-layout-grid="false"/>
    </style:style>
    <style:style style:name="P13" style:family="paragraph" style:parent-style-name="CellBody">
      <style:paragraph-properties fo:keep-with-next="always" style:snap-to-layout-grid="false"/>
    </style:style>
    <style:style style:name="P14" style:family="paragraph" style:parent-style-name="CellHeading">
      <style:paragraph-properties fo:text-align="center" style:justify-single-word="false" fo:keep-with-next="always" style:snap-to-layout-grid="false"/>
    </style:style>
    <style:style style:name="P15" style:family="paragraph" style:parent-style-name="Abstract">
      <style:text-properties fo:font-size="16pt" fo:font-weight="bold" style:font-size-asian="16pt" style:font-weight-asian="bold"/>
    </style:style>
    <style:style style:name="P16" style:family="paragraph" style:parent-style-name="Heading_20_2">
      <style:text-properties fo:language="en" fo:country="US" officeooo:rsid="0021c380" officeooo:paragraph-rsid="0008375b" style:language-complex="ar" style:country-complex="SA"/>
    </style:style>
    <style:style style:name="P17" style:family="paragraph" style:parent-style-name="Heading_20_2">
      <style:text-properties fo:language="en" fo:country="US" officeooo:rsid="001febee" officeooo:paragraph-rsid="0008375b" style:language-complex="ar" style:country-complex="SA"/>
    </style:style>
    <style:style style:name="P18"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19" style:family="paragraph" style:parent-style-name="Document_20_Title" style:master-page-name="First_20_Page">
      <style:paragraph-properties fo:text-align="center" style:justify-single-word="false" style:page-number="auto"/>
    </style:style>
    <style:style style:name="P20" style:family="paragraph" style:parent-style-name="Heading_20_1">
      <style:paragraph-properties fo:break-before="page"/>
    </style:style>
    <style:style style:name="P21" style:family="paragraph" style:parent-style-name="Standard">
      <style:paragraph-properties fo:text-align="start" style:justify-single-word="false" fo:orphans="2" fo:widows="2"/>
    </style:style>
    <style:style style:name="P22" style:family="paragraph" style:parent-style-name="Standard">
      <style:paragraph-properties fo:keep-together="always"/>
    </style:style>
    <style:style style:name="P23" style:family="paragraph" style:parent-style-name="Standard">
      <style:paragraph-properties fo:text-align="end" style:justify-single-word="false" fo:orphans="2" fo:widows="2"/>
    </style:style>
    <style:style style:name="P24" style:family="paragraph" style:parent-style-name="Standard">
      <style:paragraph-properties fo:line-height="0.0008in"/>
      <style:text-properties style:font-name="Arial1" fo:language="en" fo:country="US"/>
    </style:style>
    <style:style style:name="P25" style:family="paragraph" style:parent-style-name="Standard">
      <style:paragraph-properties fo:line-height="0.0008in" fo:keep-together="always"/>
      <style:text-properties style:font-name="Arial1" fo:language="en" fo:country="US"/>
    </style:style>
    <style:style style:name="P26" style:family="paragraph" style:parent-style-name="Standard">
      <style:paragraph-properties fo:line-height="0.1945in"/>
      <style:text-properties style:font-name="Arial1" fo:language="en" fo:country="US"/>
    </style:style>
    <style:style style:name="P27" style:family="paragraph" style:parent-style-name="Standard">
      <style:paragraph-properties fo:line-height="0.1846in"/>
      <style:text-properties style:font-name="Arial1" fo:language="en" fo:country="US"/>
    </style:style>
    <style:style style:name="P28" style:family="paragraph" style:parent-style-name="Standard">
      <style:text-properties style:font-name="Arial" fo:font-size="9pt" fo:language="en" fo:country="US" officeooo:paragraph-rsid="0008375b" style:font-size-asian="9pt" style:font-size-complex="9pt" style:language-complex="ar" style:country-complex="SA"/>
    </style:style>
    <style:style style:name="P29" style:family="paragraph" style:parent-style-name="Standard">
      <style:text-properties style:font-name="Arial" fo:language="en" fo:country="US" officeooo:rsid="001febee" officeooo:paragraph-rsid="0008375b" style:language-complex="ar" style:country-complex="SA"/>
    </style:style>
    <style:style style:name="P30" style:family="paragraph" style:parent-style-name="Standard">
      <style:text-properties style:font-name="Arial" fo:language="en" fo:country="US" officeooo:paragraph-rsid="0008375b" style:language-complex="ar" style:country-complex="SA"/>
    </style:style>
    <style:style style:name="P31" style:family="paragraph" style:parent-style-name="Standard" style:master-page-name="Standard">
      <style:paragraph-properties style:page-number="auto"/>
    </style:style>
    <style:style style:name="P32" style:family="paragraph" style:parent-style-name="Standard">
      <style:paragraph-properties fo:margin-top="0.0374in" fo:margin-bottom="0.0374in" style:contextual-spacing="false" fo:text-align="center" style:justify-single-word="false" fo:orphans="2" fo:widows="2"/>
    </style:style>
    <style:style style:name="P33" style:family="paragraph" style:parent-style-name="Standard">
      <style:paragraph-properties fo:margin-top="0.0374in" fo:margin-bottom="0.0374in" style:contextual-spacing="false" fo:text-align="start" style:justify-single-word="false" fo:orphans="2" fo:widows="2"/>
    </style:style>
    <style:style style:name="P34" style:family="paragraph" style:parent-style-name="Standard" style:master-page-name="Converted1">
      <style:paragraph-properties style:page-number="auto"/>
    </style:style>
    <style:style style:name="P35" style:family="paragraph" style:parent-style-name="Standard">
      <style:paragraph-properties fo:margin-top="0.1945in" fo:margin-bottom="0in" style:contextual-spacing="false"/>
    </style:style>
    <style:style style:name="P36" style:family="paragraph" style:parent-style-name="Standard">
      <style:paragraph-properties fo:margin-top="0in" fo:margin-bottom="0.1665in" style:contextual-spacing="false"/>
    </style:style>
    <style:style style:name="P37" style:family="paragraph" style:parent-style-name="Standard" style:master-page-name="Converted2">
      <style:paragraph-properties style:page-number="auto"/>
    </style:style>
    <style:style style:name="P38" style:family="paragraph" style:parent-style-name="Standard">
      <style:paragraph-properties fo:margin-left="0.5in" fo:margin-right="0in" fo:text-indent="0in" style:auto-text-indent="false"/>
    </style:style>
    <style:style style:name="P39" style:family="paragraph" style:parent-style-name="Standard">
      <style:paragraph-properties fo:margin-left="0.5in" fo:margin-right="0in" fo:margin-top="0in" fo:margin-bottom="0.1945in" style:contextual-spacing="false" fo:text-indent="0in" style:auto-text-indent="false"/>
    </style:style>
    <style:style style:name="P40" style:family="paragraph" style:parent-style-name="Standard" style:list-style-name="WWNum1">
      <style:paragraph-properties fo:margin-left="0.5in" fo:margin-right="0in" fo:text-indent="-0.25in" style:auto-text-indent="false">
        <style:tab-stops>
          <style:tab-stop style:position="0.5in"/>
        </style:tab-stops>
      </style:paragraph-properties>
    </style:style>
    <style:style style:name="P41" style:family="paragraph" style:parent-style-name="Standard">
      <style:paragraph-properties fo:line-height="0.0008in" fo:padding="0in" fo:border-left="none" fo:border-right="none" fo:border-top="1.5pt solid #808080" fo:border-bottom="none"/>
      <style:text-properties style:font-name="Arial1" fo:language="en" fo:country="US"/>
    </style:style>
    <style:style style:name="P42" style:family="paragraph" style:parent-style-name="Standard">
      <style:paragraph-properties fo:line-height="0.0008in" fo:keep-together="always" fo:padding="0in" fo:border-left="none" fo:border-right="none" fo:border-top="1.5pt solid #808080" fo:border-bottom="none"/>
      <style:text-properties style:font-name="Arial1" fo:language="en" fo:country="US"/>
    </style:style>
    <style:style style:name="P43" style:family="paragraph" style:parent-style-name="Standard">
      <style:paragraph-properties fo:line-height="0.0008in" fo:padding="0in" fo:border-left="none" fo:border-right="none" fo:border-top="1.5pt solid #808080" fo:border-bottom="none"/>
    </style:style>
    <style:style style:name="P44" style:family="paragraph" style:parent-style-name="Standard" style:list-style-name="WWNum2">
      <style:paragraph-properties fo:margin-left="1in" fo:margin-right="0in" fo:text-indent="-0.25in" style:auto-text-indent="false">
        <style:tab-stops>
          <style:tab-stop style:position="1in"/>
        </style:tab-stops>
      </style:paragraph-properties>
    </style:style>
    <style:style style:name="P45" style:family="paragraph" style:parent-style-name="Standard" style:list-style-name="WWNum3">
      <style:paragraph-properties fo:margin-left="1in" fo:margin-right="0in" fo:text-indent="-0.25in" style:auto-text-indent="false">
        <style:tab-stops>
          <style:tab-stop style:position="1in"/>
        </style:tab-stops>
      </style:paragraph-properties>
    </style:style>
    <style:style style:name="P46" style:family="paragraph" style:parent-style-name="Standard" style:list-style-name="WWNum4">
      <style:paragraph-properties fo:margin-left="1in" fo:margin-right="0in" fo:text-indent="-0.25in" style:auto-text-indent="false">
        <style:tab-stops>
          <style:tab-stop style:position="1in"/>
        </style:tab-stops>
      </style:paragraph-properties>
    </style:style>
    <style:style style:name="P47" style:family="paragraph" style:parent-style-name="Standard" style:list-style-name="WWNum5">
      <style:paragraph-properties fo:margin-left="1in" fo:margin-right="0in" fo:text-indent="-0.25in" style:auto-text-indent="false">
        <style:tab-stops>
          <style:tab-stop style:position="1in"/>
        </style:tab-stops>
      </style:paragraph-properties>
    </style:style>
    <style:style style:name="P48" style:family="paragraph" style:parent-style-name="Standard" style:list-style-name="WWNum8">
      <style:paragraph-properties fo:margin-left="1in" fo:margin-right="0in" fo:text-indent="-0.25in" style:auto-text-indent="false">
        <style:tab-stops>
          <style:tab-stop style:position="1in"/>
        </style:tab-stops>
      </style:paragraph-properties>
    </style:style>
    <style:style style:name="P49" style:family="paragraph" style:parent-style-name="Standard" style:list-style-name="WWNum9">
      <style:paragraph-properties fo:margin-left="1in" fo:margin-right="0in" fo:text-indent="-0.25in" style:auto-text-indent="false">
        <style:tab-stops>
          <style:tab-stop style:position="1in"/>
        </style:tab-stops>
      </style:paragraph-properties>
    </style:style>
    <style:style style:name="P50" style:family="paragraph" style:parent-style-name="Standard" style:list-style-name="WWNum10">
      <style:paragraph-properties fo:margin-left="1in" fo:margin-right="0in" fo:text-indent="-0.25in" style:auto-text-indent="false">
        <style:tab-stops>
          <style:tab-stop style:position="1in"/>
        </style:tab-stops>
      </style:paragraph-properties>
    </style:style>
    <style:style style:name="P51" style:family="paragraph" style:parent-style-name="Standard" style:list-style-name="WWNum11">
      <style:paragraph-properties fo:margin-left="1in" fo:margin-right="0in" fo:text-indent="-0.25in" style:auto-text-indent="false">
        <style:tab-stops>
          <style:tab-stop style:position="1in"/>
        </style:tab-stops>
      </style:paragraph-properties>
    </style:style>
    <style:style style:name="P52" style:family="paragraph" style:parent-style-name="Standard" style:list-style-name="WWNum12">
      <style:paragraph-properties fo:margin-left="1in" fo:margin-right="0in" fo:text-indent="-0.25in" style:auto-text-indent="false">
        <style:tab-stops>
          <style:tab-stop style:position="1in"/>
        </style:tab-stops>
      </style:paragraph-properties>
    </style:style>
    <style:style style:name="P53" style:family="paragraph" style:parent-style-name="Standard" style:list-style-name="WWNum13">
      <style:paragraph-properties fo:margin-left="1in" fo:margin-right="0in" fo:text-indent="-0.25in" style:auto-text-indent="false">
        <style:tab-stops>
          <style:tab-stop style:position="1in"/>
        </style:tab-stops>
      </style:paragraph-properties>
    </style:style>
    <style:style style:name="P54" style:family="paragraph" style:parent-style-name="Standard" style:list-style-name="WWNum14">
      <style:paragraph-properties fo:margin-left="1in" fo:margin-right="0in" fo:text-indent="-0.25in" style:auto-text-indent="false">
        <style:tab-stops>
          <style:tab-stop style:position="1in"/>
        </style:tab-stops>
      </style:paragraph-properties>
    </style:style>
    <style:style style:name="P55" style:family="paragraph" style:parent-style-name="Standard" style:list-style-name="WWNum15">
      <style:paragraph-properties fo:margin-left="1in" fo:margin-right="0in" fo:text-indent="-0.25in" style:auto-text-indent="false">
        <style:tab-stops>
          <style:tab-stop style:position="1in"/>
        </style:tab-stops>
      </style:paragraph-properties>
    </style:style>
    <style:style style:name="P56" style:family="paragraph" style:parent-style-name="Standard" style:list-style-name="WWNum6">
      <style:paragraph-properties fo:margin-left="1.5in" fo:margin-right="0in" fo:text-indent="-0.25in" style:auto-text-indent="false">
        <style:tab-stops>
          <style:tab-stop style:position="1.5in"/>
        </style:tab-stops>
      </style:paragraph-properties>
    </style:style>
    <style:style style:name="P57" style:family="paragraph" style:parent-style-name="Standard" style:list-style-name="WWNum7">
      <style:paragraph-properties fo:margin-left="1.5in" fo:margin-right="0in" fo:text-indent="-0.25in" style:auto-text-indent="false">
        <style:tab-stops>
          <style:tab-stop style:position="1.5in"/>
        </style:tab-stops>
      </style:paragraph-properties>
    </style:style>
    <style:style style:name="P58" style:family="paragraph" style:parent-style-name="Standard">
      <style:paragraph-properties fo:margin-left="1in" fo:margin-right="0in" fo:text-indent="0in" style:auto-text-indent="false"/>
    </style:style>
    <style:style style:name="P59" style:family="paragraph" style:parent-style-name="Standard" style:master-page-name="Converted3">
      <style:paragraph-properties fo:margin-left="1in" fo:margin-right="0in" fo:text-indent="0in" style:auto-text-indent="false" style:page-number="auto"/>
    </style:style>
    <style:style style:name="P60" style:family="paragraph" style:parent-style-name="Standard" style:master-page-name="Converted4">
      <style:paragraph-properties fo:margin-left="1in" fo:margin-right="0in" fo:text-indent="0in" style:auto-text-indent="false" style:page-number="auto"/>
    </style:style>
    <style:style style:name="P61" style:family="paragraph" style:parent-style-name="Standard" style:master-page-name="Converted5">
      <style:paragraph-properties fo:margin-left="1in" fo:margin-right="0in" fo:text-indent="0in" style:auto-text-indent="false" style:page-number="auto"/>
    </style:style>
    <style:style style:name="P62" style:family="paragraph" style:parent-style-name="Standard" style:master-page-name="Converted6">
      <style:paragraph-properties fo:margin-left="1in" fo:margin-right="0in" fo:text-indent="0in" style:auto-text-indent="false" style:page-number="auto"/>
    </style:style>
    <style:style style:name="P63" style:family="paragraph" style:parent-style-name="Standard" style:master-page-name="Converted7">
      <style:paragraph-properties fo:margin-left="1in" fo:margin-right="0in" fo:text-indent="0in" style:auto-text-indent="false" style:page-number="auto"/>
    </style:style>
    <style:style style:name="P64" style:family="paragraph" style:parent-style-name="Standard" style:master-page-name="Converted9">
      <style:paragraph-properties fo:margin-left="1in" fo:margin-right="0in" fo:text-indent="0in" style:auto-text-indent="false" style:page-number="auto"/>
    </style:style>
    <style:style style:name="P65" style:family="paragraph" style:parent-style-name="Standard" style:master-page-name="Converted10">
      <style:paragraph-properties fo:margin-left="1in" fo:margin-right="0in" fo:text-indent="0in" style:auto-text-indent="false" style:page-number="auto"/>
    </style:style>
    <style:style style:name="P66" style:family="paragraph" style:parent-style-name="Standard" style:master-page-name="Converted11">
      <style:paragraph-properties fo:margin-left="1in" fo:margin-right="0in" fo:text-indent="0in" style:auto-text-indent="false" style:page-number="auto"/>
    </style:style>
    <style:style style:name="P67" style:family="paragraph" style:parent-style-name="Standard">
      <style:paragraph-properties fo:margin-left="0in" fo:margin-right="0in" fo:margin-top="0.028in" fo:margin-bottom="0.0319in" style:contextual-spacing="false" fo:text-align="start" style:justify-single-word="false" fo:orphans="2" fo:widows="2" fo:text-indent="0.4165in" style:auto-text-indent="false"/>
    </style:style>
    <style:style style:name="P68" style:family="paragraph" style:parent-style-name="Standard">
      <style:paragraph-properties fo:margin-left="0in" fo:margin-right="0in" fo:text-align="start" style:justify-single-word="false" fo:orphans="2" fo:widows="2" fo:text-indent="0.4165in" style:auto-text-indent="false"/>
    </style:style>
    <style:style style:name="P69" style:family="paragraph" style:parent-style-name="Standard">
      <style:paragraph-properties fo:margin-left="0in" fo:margin-right="0in" fo:margin-top="0.0319in" fo:margin-bottom="0.0319in" style:contextual-spacing="false" fo:text-align="center" style:justify-single-word="false" fo:orphans="2" fo:widows="2" fo:text-indent="0.4165in" style:auto-text-indent="false"/>
    </style:style>
    <style:style style:name="P70" style:family="paragraph" style:parent-style-name="Standard" style:master-page-name="Converted8">
      <style:paragraph-properties style:page-number="auto"/>
    </style:style>
    <style:style style:name="P71" style:family="paragraph" style:parent-style-name="Standard">
      <style:paragraph-properties fo:margin-top="0.0319in" fo:margin-bottom="0.0319in" style:contextual-spacing="false" fo:text-align="center" style:justify-single-word="false" fo:orphans="2" fo:widows="2"/>
    </style:style>
    <style:style style:name="P72" style:family="paragraph" style:parent-style-name="Standard">
      <style:paragraph-properties fo:margin-top="0.0319in" fo:margin-bottom="0.0319in" style:contextual-spacing="false" fo:text-align="end" style:justify-single-word="false" fo:orphans="2" fo:widows="2"/>
    </style:style>
    <style:style style:name="P73" style:family="paragraph" style:parent-style-name="Standard">
      <style:paragraph-properties fo:margin-top="0.0319in" fo:margin-bottom="0.0319in" style:contextual-spacing="false" fo:text-align="start" style:justify-single-word="false" fo:orphans="2" fo:widows="2"/>
    </style:style>
    <style:style style:name="P74" style:family="paragraph" style:parent-style-name="Standard">
      <style:paragraph-properties fo:margin-top="0.0319in" fo:margin-bottom="0in" style:contextual-spacing="false" fo:text-align="start" style:justify-single-word="false" fo:orphans="2" fo:widows="2"/>
    </style:style>
    <style:style style:name="P75" style:family="paragraph" style:parent-style-name="Standard">
      <style:paragraph-properties fo:padding-left="0in" fo:padding-right="0in" fo:padding-top="0.028in" fo:padding-bottom="0in" fo:border-left="none" fo:border-right="none" fo:border-top="0.51pt solid #808080" fo:border-bottom="none"/>
    </style:style>
    <style:style style:name="P76"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77" style:family="paragraph" style:parent-style-name="Definition_20_Term">
      <style:paragraph-properties fo:text-align="start" style:justify-single-word="false"/>
    </style:style>
    <style:style style:name="P78"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79" style:family="paragraph" style:parent-style-name="Body" style:list-style-name="L1"/>
    <style:style style:name="P80" style:family="paragraph" style:parent-style-name="Body" style:list-style-name="L1">
      <style:text-properties style:use-window-font-color="true" fo:font-style="normal" style:font-style-asian="normal" style:font-style-complex="normal"/>
    </style:style>
    <style:style style:name="P81" style:family="paragraph" style:parent-style-name="Body">
      <style:paragraph-properties fo:text-align="start" style:justify-single-word="false"/>
      <style:text-properties fo:font-size="12pt" fo:language="en" fo:country="US" fo:font-weight="bold" officeooo:rsid="001febee" officeooo:paragraph-rsid="0008375b" style:font-size-asian="12pt" style:font-weight-asian="bold" style:font-size-complex="12pt" style:language-complex="ar" style:country-complex="SA"/>
    </style:style>
    <style:style style:name="P82" style:family="paragraph" style:parent-style-name="Body">
      <style:text-properties fo:language="en" fo:country="US" officeooo:rsid="001febee" officeooo:paragraph-rsid="0008375b" style:language-complex="ar" style:country-complex="SA"/>
    </style:style>
    <style:style style:name="P83" style:family="paragraph" style:parent-style-name="Body">
      <style:text-properties officeooo:paragraph-rsid="0008375b"/>
    </style:style>
    <style:style style:name="T1" style:family="text">
      <style:text-properties fo:font-size="14pt" fo:font-weight="normal" style:font-size-asian="14pt" style:font-weight-asian="normal"/>
    </style:style>
    <style:style style:name="T2" style:family="text">
      <style:text-properties style:font-name="Courier New"/>
    </style:style>
    <style:style style:name="T3" style:family="text">
      <style:text-properties fo:font-style="italic" style:font-style-asian="italic" style:font-style-complex="italic"/>
    </style:style>
    <style:style style:name="T4" style:family="text">
      <style:text-properties style:font-name="Monaco"/>
    </style:style>
    <style:style style:name="T5" style:family="text">
      <style:text-properties fo:color="#000000" style:font-name="Arial1" fo:font-size="9pt" fo:language="en" fo:country="US" style:font-size-asian="9pt"/>
    </style:style>
    <style:style style:name="T6" style:family="text">
      <style:text-properties fo:color="#000000" style:font-name="Arial1" fo:font-size="9pt" fo:language="en" fo:country="US" fo:font-style="italic" fo:font-weight="bold" style:font-size-asian="9pt" style:font-style-asian="italic" style:font-weight-asian="bold"/>
    </style:style>
    <style:style style:name="T7" style:family="text">
      <style:text-properties fo:color="#000000" style:font-name="Arial1" fo:font-size="12pt" fo:language="en" fo:country="US" fo:font-weight="bold" style:font-size-asian="12pt" style:font-weight-asian="bold"/>
    </style:style>
    <style:style style:name="T8" style:family="text">
      <style:text-properties fo:color="#000000" style:font-name="Arial1" fo:font-size="10pt" fo:language="en" fo:country="US" style:font-size-asian="10pt"/>
    </style:style>
    <style:style style:name="T9" style:family="text">
      <style:text-properties fo:color="#000000" style:font-name="Arial1" fo:font-size="10pt" fo:language="en" fo:country="US" style:text-underline-style="none" style:font-size-asian="10pt"/>
    </style:style>
    <style:style style:name="T10" style:family="text">
      <style:text-properties fo:color="#000000" style:font-name="Arial1" fo:font-size="10pt" fo:language="en" fo:country="US" fo:font-style="italic" style:font-size-asian="10pt" style:font-style-asian="italic"/>
    </style:style>
    <style:style style:name="T11" style:family="text">
      <style:text-properties fo:color="#000000" style:font-name="Arial1" fo:font-size="10pt" fo:language="en" fo:country="US" fo:font-style="italic" fo:font-weight="normal" style:font-size-asian="10pt" style:font-style-asian="italic" style:font-weight-asian="normal"/>
    </style:style>
    <style:style style:name="T12" style:family="text">
      <style:text-properties fo:color="#000000" style:font-name="Arial1" fo:font-size="10pt" fo:language="en" fo:country="US" fo:font-style="italic" style:text-underline-style="none" style:font-size-asian="10pt" style:font-style-asian="italic"/>
    </style:style>
    <style:style style:name="T13" style:family="text">
      <style:text-properties fo:color="#000000" style:font-name="Arial1" fo:font-size="10pt" fo:language="en" fo:country="US" fo:font-style="normal" style:font-size-asian="10pt" style:font-style-asian="normal"/>
    </style:style>
    <style:style style:name="T14" style:family="text">
      <style:text-properties fo:color="#000000" style:font-name="Arial1" fo:font-size="10pt" fo:language="en" fo:country="US" fo:font-style="normal" style:text-underline-style="none" style:font-size-asian="10pt" style:font-style-asian="normal"/>
    </style:style>
    <style:style style:name="T15" style:family="text">
      <style:text-properties fo:color="#000000" style:font-name="Arial1" fo:font-size="10pt" fo:language="en" fo:country="US" fo:font-weight="bold" style:font-size-asian="10pt" style:font-weight-asian="bold"/>
    </style:style>
    <style:style style:name="T16" style:family="text">
      <style:text-properties fo:color="#000000" style:font-name="Arial1" fo:font-size="10pt" fo:language="en" fo:country="US" fo:font-weight="normal" style:font-size-asian="10pt" style:font-weight-asian="normal"/>
    </style:style>
    <style:style style:name="T17" style:family="text">
      <style:text-properties fo:color="#000000" style:font-name="Arial1" fo:language="en" fo:country="US"/>
    </style:style>
    <style:style style:name="T18" style:family="text">
      <style:text-properties fo:color="#000000" style:font-name="Courier New2" fo:font-size="9pt" fo:language="en" fo:country="US" style:font-size-asian="9pt"/>
    </style:style>
    <style:style style:name="T19" style:family="text">
      <style:text-properties fo:color="#000000" style:font-name="Courier New2" fo:font-size="9pt" fo:language="en" fo:country="US" style:text-underline-style="none" fo:font-weight="normal" style:font-size-asian="9pt" style:font-weight-asian="normal"/>
    </style:style>
    <style:style style:name="T20" style:family="text">
      <style:text-properties fo:color="#000000" style:font-name="Courier New2" fo:font-size="9pt" fo:language="en" fo:country="US" style:text-underline-style="none" style:font-size-asian="9pt"/>
    </style:style>
    <style:style style:name="T21" style:family="text">
      <style:text-properties fo:color="#000000" style:font-name="Courier New2" fo:font-size="9pt" fo:language="en" fo:country="US" fo:font-weight="normal" style:font-size-asian="9pt" style:font-weight-asian="normal"/>
    </style:style>
    <style:style style:name="T22" style:family="text">
      <style:text-properties fo:color="#000000" style:font-name="Courier New2" fo:font-size="9pt" fo:language="en" fo:country="US" fo:font-style="normal" style:font-size-asian="9pt" style:font-style-asian="normal"/>
    </style:style>
    <style:style style:name="T23" style:family="text">
      <style:text-properties fo:color="#000000" style:font-name="Courier New2" fo:font-size="9pt" fo:language="en" fo:country="US" fo:font-style="italic" style:text-underline-style="none" style:font-size-asian="9pt" style:font-style-asian="italic"/>
    </style:style>
    <style:style style:name="T24" style:family="text">
      <style:text-properties fo:color="#000000" style:font-name="Courier New2" fo:font-size="7pt" fo:language="en" fo:country="US" style:font-size-asian="7pt"/>
    </style:style>
    <style:style style:name="T25" style:family="text">
      <style:text-properties fo:color="#000000" style:font-name="Courier New2" fo:font-size="7pt" fo:language="en" fo:country="US" style:text-underline-style="none" style:font-size-asian="7pt"/>
    </style:style>
    <style:style style:name="T26" style:family="text">
      <style:text-properties fo:color="#0000ff" style:font-name="Arial1" fo:font-size="10pt" fo:language="en" fo:country="US" style:text-underline-style="solid" style:text-underline-width="auto" style:text-underline-color="font-color" fo:font-weight="bold" style:font-size-asian="10pt" style:font-weight-asian="bold"/>
    </style:style>
    <style:style style:name="T27" style:family="text">
      <style:text-properties fo:color="#0000ff" style:font-name="Arial1" fo:font-size="10pt" fo:language="en" fo:country="US" style:text-underline-style="solid" style:text-underline-width="auto" style:text-underline-color="font-color" style:font-size-asian="10pt"/>
    </style:style>
    <style:style style:name="T28" style:family="text">
      <style:text-properties fo:color="#0000ff" style:font-name="Arial1" fo:font-size="10pt" fo:language="en" fo:country="US" fo:font-style="italic" style:text-underline-style="solid" style:text-underline-width="auto" style:text-underline-color="font-color" fo:font-weight="bold" style:font-size-asian="10pt" style:font-style-asian="italic" style:font-weight-asian="bold"/>
    </style:style>
    <style:style style:name="T29" style:family="text">
      <style:text-properties fo:color="#0000ff" style:font-name="Arial1" fo:font-size="9pt" fo:language="en" fo:country="US" style:text-underline-style="solid" style:text-underline-width="auto" style:text-underline-color="font-color" style:font-size-asian="9pt"/>
    </style:style>
    <style:style style:name="T30" style:family="text">
      <style:text-properties fo:color="#0000ff" style:font-name="Courier New2" fo:font-size="9pt" fo:language="en" fo:country="US" style:text-underline-style="solid" style:text-underline-width="auto" style:text-underline-color="font-color" style:font-size-asian="9pt"/>
    </style:style>
    <style:style style:name="T31" style:family="text">
      <style:text-properties fo:color="#0000ff" style:font-name="Courier New2" fo:font-size="9pt" fo:language="en" fo:country="US" style:text-underline-style="solid" style:text-underline-width="auto" style:text-underline-color="font-color" fo:font-weight="bold" style:font-size-asian="9pt" style:font-weight-asian="bold"/>
    </style:style>
    <style:style style:name="T32" style:family="text">
      <style:text-properties fo:color="#0000ff" style:font-name="Courier New2" fo:font-size="9pt" fo:language="en" fo:country="US" style:text-underline-style="solid" style:text-underline-width="auto" style:text-underline-color="font-color" fo:font-weight="normal" style:font-size-asian="9pt" style:font-weight-asian="normal"/>
    </style:style>
    <style:style style:name="T33" style:family="text">
      <style:text-properties fo:color="#0000ff" style:font-name="Courier New2" fo:font-size="9pt" fo:language="en" fo:country="US" fo:font-style="normal" style:text-underline-style="solid" style:text-underline-width="auto" style:text-underline-color="font-color" style:font-size-asian="9pt" style:font-style-asian="normal"/>
    </style:style>
    <style:style style:name="T34" style:family="text">
      <style:text-properties fo:color="#0000ff" style:font-name="Courier New2" fo:font-size="9pt" fo:language="en" fo:country="US" fo:font-style="italic" style:text-underline-style="solid" style:text-underline-width="auto" style:text-underline-color="font-color" style:font-size-asian="9pt" style:font-style-asian="italic"/>
    </style:style>
    <style:style style:name="T35" style:family="text">
      <style:text-properties fo:color="#0000ff" style:font-name="Courier New2" fo:font-size="7pt" fo:language="en" fo:country="US" style:text-underline-style="solid" style:text-underline-width="auto" style:text-underline-color="font-color" style:font-size-asian="7pt"/>
    </style:style>
    <style:style style:name="T36" style:family="text">
      <style:text-properties fo:color="#0000ff" style:font-name="Verdana" fo:font-size="7pt" fo:language="en" fo:country="US" style:text-underline-style="solid" style:text-underline-width="auto" style:text-underline-color="font-color" style:font-size-asian="7pt"/>
    </style:style>
    <style:style style:name="T37" style:family="text">
      <style:text-properties fo:color="#808080" style:font-name="Verdana" fo:font-size="7pt" fo:language="en" fo:country="US" style:font-size-asian="7pt"/>
    </style:style>
    <style:style style:name="T38" style:family="text">
      <style:text-properties fo:color="#808080" style:font-name="Verdana" fo:font-size="7pt" fo:language="en" fo:country="US" style:text-underline-style="none" style:font-size-asian="7pt"/>
    </style:style>
    <style:style style:name="T39" style:family="text">
      <style:text-properties style:text-position="super 58%"/>
    </style:style>
    <style:style style:name="T40" style:family="text">
      <style:text-properties style:font-name="Arial1" fo:language="en" fo:country="US"/>
    </style:style>
    <style:style style:name="T41" style:family="text">
      <style:text-properties officeooo:rsid="0008375b"/>
    </style:style>
    <style:style style:name="T42" style:family="text">
      <style:text-properties fo:language="en" fo:country="US" officeooo:rsid="001febee"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frame draw:style-name="fr2" draw:name="graphics3" text:anchor-type="paragraph" svg:width="7in" svg:height="3.1075in" draw:z-index="0"><draw:image xlink:href="Pictures/1000020100000427000001D8328612BC.png" xlink:type="simple" xlink:show="embed" xlink:actuate="onLoad"/></draw:frame></text:p>
      <text:p text:style-name="Document_20_Title"><text:user-defined style:data-style-name="N0" text:name="RFC Title">RFC 195 Service Scopes</text:user-defined></text:p>
      <text:p text:style-name="Document_20_Title"><text:span text:style-name="T1">Draft</text:span><text:span text:style-name="T1"><text:line-break/><text:line-break/></text:span><text:span text:style-name="T1"><text:page-count style:num-format="1">69</text:page-count></text:span><text:span text:style-name="T1"> Pages</text:span></text:p>
      <text:p text:style-name="P15">Abstract</text:p>
      <text:p text:style-name="Abstract">Add prototype service scope to OSGi Service Layer.</text:p>
      <text:p text:style-name="Body"/>
      <text:h text:style-name="P20" text:outline-level="1" text:restart-numbering="true" text:start-value="-1">Document Information</text:h>
      <text:h text:style-name="P16" text:outline-level="2">License</text:h>
      <text:p text:style-name="P81">DISTRIBUTION AND FEEDBACK LICENSE, Version 2.0</text:p>
      <text:p text:style-name="P28">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8"/>
      <text:p text:style-name="P28">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8"/>
      <text:p text:style-name="P28">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8">NEITHER THE OSGi ALLIANCE NOR ANY THIRD PARTY WILL BE LIABLE FOR ANY DIRECT, INDIRECT, SPECIAL, INCIDENTAL OR CONSEQUENTIAL DAMAGES ARISING OUT OF OR RELATING TO ANY USE OR DISTRIBUTION OF THE DISTRIBUTION. </text:p>
      <text:p text:style-name="P28"/>
      <text:p text:style-name="P28">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8"/>
      <text:p text:style-name="P28">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8"/>
      <text:p text:style-name="P28">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0"/>
      <text:p text:style-name="P29">I HEREBY ACKNOWLEDGE AND AGREE TO THE TERMS AND CONDITIONS DELINEATED ABOVE.</text:p>
      <text:h text:style-name="P17" text:outline-level="2">Trademarks</text:h>
      <text:p text:style-name="P82">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7" text:outline-level="2">Feedback</text:h>
      <text:p text:style-name="P83"><text:span text:style-name="T42">This document can be downloaded from the OSGi Alliance design repository at </text:span><text:a xlink:type="simple" xlink:href="https://github.com/osgi/design"><text:span text:style-name="T42">https://github.com/osgi/design</text:span></text:a><text:span text:style-name="T42">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78">0 Document Information<text:tab/>2</text:p>
          <text:p text:style-name="P18">0.1 License<text:tab/>2</text:p>
          <text:p text:style-name="P18">0.2 Trademarks<text:tab/>3</text:p>
          <text:p text:style-name="P18">0.3 Feedback<text:tab/>3</text:p>
          <text:p text:style-name="P18">0.4 Table of Contents<text:tab/>3</text:p>
          <text:p text:style-name="P18">0.5 Terminology and Document Conventions<text:tab/>4</text:p>
          <text:p text:style-name="P18">0.6 Revision History<text:tab/>4</text:p>
          <text:p text:style-name="P78">1 Introduction<text:tab/>4</text:p>
          <text:p text:style-name="P78">2 Application Domain<text:tab/>5</text:p>
          <text:p text:style-name="P78">3 Problem Description<text:tab/>5</text:p>
          <text:p text:style-name="P78">4 Requirements<text:tab/>6</text:p>
          <text:p text:style-name="P78">5 Technical Solution<text:tab/>6</text:p>
          <text:p text:style-name="P18">5.1 Scope<text:tab/>6</text:p>
          <text:p text:style-name="P18">5.2 Service API changes<text:tab/>7</text:p>
          <text:p text:style-name="P18">5.3 Declarative Services<text:tab/>8</text:p>
          <text:p text:style-name="P76">5.3.1 Providing Services<text:tab/>8</text:p>
          <text:p text:style-name="P76">5.3.2 Consuming Services<text:tab/>8</text:p>
          <text:p text:style-name="P76">5.3.3 Annotations<text:tab/>8</text:p>
          <text:p text:style-name="P76">5.3.4 Schema<text:tab/>8</text:p>
          <text:p text:style-name="P18">5.4 Blueprint<text:tab/>8</text:p>
          <text:p text:style-name="P78"><text:soft-page-break/>6 Data Transfer Objects<text:tab/>9</text:p>
          <text:p text:style-name="P78">7 Javadoc<text:tab/>9</text:p>
          <text:p text:style-name="P78">8 Considered Alternatives<text:tab/>68</text:p>
          <text:p text:style-name="P18">8.1 Parameterization<text:tab/>68</text:p>
          <text:p text:style-name="P78">9 Security Considerations<text:tab/>69</text:p>
          <text:p text:style-name="P78">10 Document Support<text:tab/>69</text:p>
          <text:p text:style-name="P18">10.1 References<text:tab/>69</text:p>
          <text:p text:style-name="P18">10.2 Author’s Address<text:tab/>69</text:p>
          <text:p text:style-name="P18">10.3 Acronyms and Abbreviations<text:tab/>69</text:p>
          <text:p text:style-name="P18">10.4 End of Document<text:tab/>69</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Body"><text:span text:style-name="T2">Source code is shown in this typeface</text:span>.</text:p>
      <text:h text:style-name="Heading_20_2" text:outline-level="2">Revision History</text:h>
      <text:p text:style-name="P9">The last named individual in this history is currently responsible for this document.</text:p>
      <text:p text:style-name="Body"/>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4">Revision</text:p>
            </table:table-cell>
            <table:table-cell table:style-name="Table7.A1" office:value-type="string">
              <text:p text:style-name="P14">Date</text:p>
            </table:table-cell>
            <table:table-cell table:style-name="Table7.C1" office:value-type="string">
              <text:p text:style-name="P14">Comments</text:p>
            </table:table-cell>
          </table:table-row>
        </table:table-header-rows>
        <table:table-row table:style-name="Table7.2">
          <table:table-cell table:style-name="Table7.A1" office:value-type="string">
            <text:p text:style-name="P12">Initial</text:p>
          </table:table-cell>
          <table:table-cell table:style-name="Table7.A1" office:value-type="string">
            <text:p text:style-name="CellBody">14 Nov 2012</text:p>
          </table:table-cell>
          <table:table-cell table:style-name="Table7.C1" office:value-type="string">
            <text:p text:style-name="CellBody">Initial draft. Started from a discussion at the Orlando F2F.</text:p>
          </table:table-cell>
        </table:table-row>
        <table:table-row table:style-name="Table7.2">
          <table:table-cell table:style-name="Table7.A3" office:value-type="string">
            <text:p text:style-name="P12">2<text:span text:style-name="T39">nd</text:span> draft</text:p>
          </table:table-cell>
          <table:table-cell table:style-name="Table7.A3" office:value-type="string">
            <text:p text:style-name="CellBody">17 Jan 2013</text:p>
          </table:table-cell>
          <table:table-cell table:style-name="Table7.C3" office:value-type="string">
            <text:p text:style-name="CellBody">Updated after CPEG call. Added new DS bind/updated/unbind method signature. Added DS annotation changes.</text:p>
          </table:table-cell>
        </table:table-row>
      </table:table>
      <text:p text:style-name="Body"/>
      <text:h text:style-name="Heading_20_1" text:outline-level="1">Introduction</text:h>
      <text:p text:style-name="Body">The OSGi Service Layer has been part of the OSGi Core spec since Release 1. It provides a service broker model where bundles can publish, find and bind services. The service layer as always allowed a service provider to provide either a singleton service object shared by all consumers or to provide a unique service object per <text:soft-page-break/>bundle consuming the services. This RFC will introduce the concept of a service scope and define a new scope type to allow there to be many service objects for a consuming bundle.</text:p>
      <text:h text:style-name="Heading_20_1" text:outline-level="1">Application Domain</text:h>
      <text:p text:style-name="Body">The OSGi service layer allows bundles to provide services by publishing them in the service registry. It also allows bundles to find services by performing a lookup in the service registry and by listening to service lifecycle events. A bundle can consume a service by binding to the service thus obtaining a service object that can be called.</text:p>
      <text:p text:style-name="Body">The provider has 2 ways to provide a service object to which a consumer can bind. The provider can directly register a service object. This one service objects is then available for use by all consumers. Alternatively, the service provider can register an object implementing the ServiceFactory interface. This ServiceFactory object can then be called by the OSGi framework implementation each time a consuming bundle binds to the service. This allows the providing bundle to create a unique service object for each bundle consuming the service. The framework ensures that the ServiceFactory is only called once for each consuming bundle and that the consuming bundle is only bound to a single object. When a consuming bundle releases the bound service, the framework will again call the ServiceFactory object to release the unique service object created for that consuming bundle.</text:p>
      <text:h text:style-name="Heading_20_1" text:outline-level="1">Problem Description</text:h>
      <text:p text:style-name="Body">Sometimes it is necessary to for a consuming bundle to have access for more than a single instance of a service. This may be necessary if the service is stateful and different parts of the bundle need services having different state.</text:p>
      <text:p text:style-name="Body">The discussion of how to support stateful EJBs in RFC 194 lead to the ideas which spawned this RFC. Since the EJB support will need to inject EJBs into client code, to support all inter-bundle “communication” being done via OSGi services, there needs to be a way to obtain multiple instances of a service for a single consuming bundle. This is currently not possible with the OSGi service layer API. </text:p>
      <text:p text:style-name="Body">The EJB implementation could use a bland factory-type (e.g. EJBFactory) but this would side step the type-safety support in the OSGi service registry by obscuring the actual types from the service registry as they would need to be in some agreed service property.</text:p>
      <text:p text:style-name="Body">Multiple instance support can also be important for Remote Services Admin implementations. This will allow an implementation bundle to obtain multiple instances of a local service to support multiple remote consumers.</text:p>
      <text:h text:style-name="Heading_20_1" text:outline-level="1"><text:soft-page-break/>Requirements</text:h>
      <text:p text:style-name="Body">Some of the following requirements are derived from the requirements in RFC 158 <text:bookmark-ref text:reference-format="number" text:ref-name="__RefNumPara__341_51290378">[3].</text:bookmark-ref></text:p>
      <text:p text:style-name="Body"/>
      <text:list xml:id="list2609926602420006419" text:style-name="L1">
        <text:list-item>
          <text:p text:style-name="P79">S0001 – The Framework must provide a mechanism that allows a provider bundle to register a service that enables a consumer bundle to obtain multiple instances of the service.</text:p>
        </text:list-item>
        <text:list-item>
          <text:p text:style-name="P79">S0002 – The instance creation method should use a different API from the normal getService to minimize confusion</text:p>
        </text:list-item>
        <text:list-item>
          <text:p text:style-name="P79">S0003 – The mechanism must be implemented within the existing concepts of service lifecycle, ServiceReference, <text:s/>ServiceRegistration, ServiceListener and service hooks.</text:p>
        </text:list-item>
        <text:list-item>
          <text:p text:style-name="P79">S0004 – Clients must be able to release any instances when the provider unregisters the service. Services must conform to normal service lifecycle rules. Therefore, instances must follow the same life cycle as the service registration.</text:p>
        </text:list-item>
        <text:list-item>
          <text:p text:style-name="P80">S0005 – The existing way of providing and consumer services must remain possible.</text:p>
        </text:list-item>
        <text:list-item>
          <text:p text:style-name="P80">S0006 – The scope type of the service must be introspectable. That is, a potential consumer of a service must be able to tell if it can bind to multiple instances of a service.</text:p>
        </text:list-item>
        <text:list-item>
          <text:p text:style-name="P80">S0007 – Existing consumers must be able to consume services, using expected semanincs, provided by provides supporting multiple instances.</text:p>
        </text:list-item>
        <text:list-item>
          <text:p text:style-name="P80">S0008 – New consumers must be able to consume service provided by existing providers.</text:p>
        </text:list-item>
      </text:list>
      <text:p text:style-name="Body"/>
      <text:h text:style-name="Heading_20_1" text:outline-level="1">Technical Solution</text:h>
      <text:h text:style-name="Heading_20_2" text:outline-level="2">Scope</text:h>
      <text:p text:style-name="Body">We introduce a new term to the specification: <text:span text:style-name="T3">service scope</text:span>. Without explicitly using this term, the current service layer allows for two scopes: <text:span text:style-name="T3">singleton</text:span> and <text:span text:style-name="T3">bundle</text:span>. This RFC also introduces a third scope: <text:span text:style-name="T3">prototype</text:span>. (The prototype name is “inherited” from the Blueprint specification. See 121.5.5.)</text:p>
      <text:p text:style-name="Body"><text:soft-page-break/>When a bundle registers a plain object as the service object, we now call this singleton scope. All consumers of the service use the same service object. </text:p>
      <text:p text:style-name="Body">When a bundle registers a ServiceFactory object as the service object, we now call this bundle scope. Each consuming bundle uses a unique service object. But there is only a single service object per consuming bundles.</text:p>
      <text:p text:style-name="Body">We introduce a new subtype of ServiceFactory called PrototypeServiceFactory such that when a bundle registers a PrototypeServiceFactory object as the service object, we now call this prototype scope. A consuming bundle which is aware of the newly introduced BundleContext.getServiceObjects method, can now obtain multiple instances of the service.</text:p>
      <text:p text:style-name="Body">Finally, we also introduce a new service property called <text:span text:style-name="T3">service.scope</text:span>. Like service.id, this property is automatically added by the framework to all service registrations and set to the scope of the service. This allows new consumers to locate prototype scope services and properly interact with them. This property will be especially important for component models like Declarative Services and Blueprint since they will need to know they can properly obtain multiple instances for the declared components.</text:p>
      <text:h text:style-name="Heading_20_2" text:outline-level="2">Service API changes</text:h>
      <text:p text:style-name="Body">A new ServiceFactory subtype is introduced called <text:span text:style-name="T3">PrototypeServiceFactory</text:span>. Implementing this interface and registering it as the service object tell the framework, that the service provider is capable of creating multiple instances of the service for a single consuming bundle. </text:p>
      <text:p text:style-name="Body">It is necessary to define a new “factory” type rather than simply calling existing ServiceFactory implementations to create multiple instances of a service for a given bundle. Since the ServiceFactory contract states that it will only be called to create a single instance (at a time) for a given bundle, ServiceFactory implementations may reply upon this. For example, the consuming bundle could be a key in a map of bundle to service instance. Calling this ServiceFactory multiple times for a given bundle would break the implementation.</text:p>
      <text:p text:style-name="Body">So implementing the new PrototypeServiceFactory type indicates that the providing bundle is aware that the factory can be called multiple times per consuming bundle.</text:p>
      <text:p text:style-name="Body">On the consumer side, we also need a means for the consumer to consume multiple instances. The current BundleContext methods getService and ungetService must retain their current behavior. Using these methods, a consuming bundle will only ever be exposed to a single service instance (at a time). We introduce a new method to BundleContext <text:span text:style-name="T3">getServiceObjects</text:span> which returns the newly introduced <text:span text:style-name="T3">ServiceObjects&lt;S&gt;</text:span> type rather than a service S.</text:p>
      <text:p text:style-name="P11">&lt;S&gt; ServiceObjects&lt;S&gt; getServiceObjects(ServiceReference&lt;S&gt; reference)</text:p>
      <text:p text:style-name="Body">The ServiceObjects type contains the simple <text:span text:style-name="T4">S getService()</text:span> and <text:span text:style-name="T4">void ungetService(S service)</text:span> methods. If the service scope is singleton or bundle, calling these methods can only return the single (at a time) service object the provider is able to provide for the bundle. However, if the scope is prototype, then each call to getService will return a new service object. </text:p>
      <text:p text:style-name="Body">The lifecycle of service objects of prototype scope is the same as the other scopes. When the consuming bundle is stopped, then all service objects obtained by the bundle must be released. If the provider bundle unregisters the service, then all service objects obtained by any bundle must be released. This means the framework must track all consumed service objects so they may be released when necessary.</text:p>
      <text:h text:style-name="Heading_20_2" text:outline-level="2"><text:soft-page-break/>Declarative Services</text:h>
      <text:p text:style-name="Body">Declarative Services is currently being updated by RFC 190. The introduction of prototype scope services means we also need to update DS to support this new service feature.</text:p>
      <text:h text:style-name="Heading_20_3" text:outline-level="3">Providing Services</text:h>
      <text:p text:style-name="Body">The servicefactory attribute on the service element is deprecated and replaced by a scope attribute supporting the values: singleton (default), bundle and prototype. servicefactory=false maps to scope=singleton and <text:s/>servicefactory=true maps to scope=bundle.</text:p>
      <text:p text:style-name="Body">This allows SCR to support components being prototype scope services. Since DS never registers the actual component object (that is, even for scope=singleton, DS always registers a ServiceFactory to delay component creation and activation), components will never be visible in the service registry with service.scope=singleton.</text:p>
      <text:h text:style-name="Heading_20_3" text:outline-level="3">Consuming Services</text:h>
      <text:p text:style-name="Body">A scope attribute is added to the reference element. The scope attribute supports the values: bundle(default) and prototype. When using scope=bundle, all references to the service by components in the same bundle will share the same service object. That is, SCR must use BundleContext.getService to obtain the service object. When using scope=prototype, each instance of the component will use a difference instance of the service. That is, SCR must use BundleContext.getServiceObjects to obtain the service object and the referenced service must have service.scope=prototype. A service without service.scope=prototype cannot be used as a bound service for a scope=prototype reference since it cannot fulfill the requirement to create multiple service instances for the bundle.</text:p>
      <text:p text:style-name="Body">The valid signatures for bind, updated and unbind will be extended to allow ServiceObjects to be injected.</text:p>
      <text:p text:style-name="P11">void &lt;method-name&gt;(ServiceObjects);</text:p>
      <text:p text:style-name="Body">This method signature can only be used when the reference is scope=prototype.</text:p>
      <text:h text:style-name="Heading_20_3" text:outline-level="3">Annotations</text:h>
      <text:p text:style-name="Body">The DS Annotations will also be updated to support these new features.</text:p>
      <text:p text:style-name="Body">Enum ServiceScope is added with values SINGLETON, BUNDLE and PROTOTYPE.</text:p>
      <text:p text:style-name="Body">ServiceScope Component.scope() is added. Component,servicefactory() is deprecated and ignored when Component.scope() is specified.</text:p>
      <text:p text:style-name="Body">Enum ReferenceScope is added with values BUNDLE and PROTOTYPE.</text:p>
      <text:p text:style-name="Body">ReferenceScope Reference.scope() is added.</text:p>
      <text:h text:style-name="Heading_20_3" text:outline-level="3">Schema</text:h>
      <text:p text:style-name="Body">The DS XML Schema is updated to v1.3.0 and a scope attribute is added to the service and the reference elements. The servicefactory attribute of the service element is removed since it is replaced by the new scope attribute.</text:p>
      <text:h text:style-name="Heading_20_2" text:outline-level="2">Blueprint</text:h>
      <text:p text:style-name="Body">Blueprint is currently being updated by RFC 184. The introduction of prototype scope services means we also need to update Blueprint to support this new service feature.</text:p>
      <text:p text:style-name="Body"><text:soft-page-break/>Similar changes to those proposed for DS are needed. Design TBD.</text:p>
      <text:h text:style-name="Heading_20_1" text:outline-level="1">Data Transfer Objects</text:h>
      <text:p text:style-name="P10">No DTOs changes are required. The ServiceReferenceDTO proposed by RFC 185 will be sufficient for this design.</text:p>
      <text:h text:style-name="Heading_20_1" text:outline-level="1">Javadoc</text:h>
      <text:p text:style-name="P10">A subset of the org.osgi.framework javadoc is included which contains the main API changes for this RFC.</text:p>
      <text:section text:style-name="Sect1" text:name="Section1" text:protected="true">
        <text:section-source xlink:href="../javadoc.rtf" text:filter-name="Rich Text Format"/>
        <text:p text:style-name="P31"><text:span text:style-name="T40">OSGi Javadoc</text:span></text:p>
        <text:p text:style-name="Standard"><text:span text:style-name="T5">1/18/13 11:55 AM</text:span></text:p>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21"><text:span text:style-name="Summary_20_Heading_20_Font"><text:span text:style-name="T7">Package Summary</text:span></text:span></text:p>
            </table:table-cell>
            <table:covered-table-cell/>
            <table:table-cell table:style-name="Table8.A1" office:value-type="string">
              <text:p text:style-name="P32"><text:span text:style-name="Page_20_Reference_20_Font"><text:span text:style-name="T6">Page</text:span></text:span></text:p>
            </table:table-cell>
          </table:table-row>
          <table:table-row table:style-name="Table8.1">
            <table:table-cell table:style-name="Table8.A2" office:value-type="string">
              <text:p text:style-name="P21"><text:a xlink:type="simple" xlink:href="file:///l%22r3"><text:span text:style-name="Internet_20_link"><text:span text:style-name="T26">org.osgi.framework</text:span></text:span></text:a></text:p>
            </table:table-cell>
            <table:table-cell table:style-name="Table8.B2" office:value-type="string">
              <text:p text:style-name="P21"><text:span text:style-name="T8">Framework Package Version 1.8.</text:span></text:p>
            </table:table-cell>
            <table:table-cell table:style-name="Table8.C2" office:value-type="string">
              <text:p text:style-name="P32"><text:bookmark-ref text:reference-format="page" text:ref-name="">Error: Reference source not found</text:bookmark-ref></text:p>
            </table:table-cell>
          </table:table-row>
          <table:table-row table:style-name="Table8.1">
            <table:table-cell table:style-name="Table8.A3" office:value-type="string">
              <text:p text:style-name="P33"><text:a xlink:type="simple" xlink:href="file:///l%22r170"><text:span text:style-name="Internet_20_link"><text:span text:style-name="T26">org.osgi.service.component.annotations</text:span></text:span></text:a></text:p>
            </table:table-cell>
            <table:table-cell table:style-name="Table8.B3" office:value-type="string">
              <text:p text:style-name="P33"><text:span text:style-name="T8">Service Component Annotations Package Version 1.3.</text:span></text:p>
            </table:table-cell>
            <table:table-cell table:style-name="Table8.C3" office:value-type="string">
              <text:p text:style-name="P32"><text:bookmark-ref text:reference-format="page" text:ref-name="">Error: Reference source not found</text:bookmark-ref></text:p>
            </table:table-cell>
          </table:table-row>
        </table:table>
        <text:p text:style-name="P34"><text:bookmark text:name="r3"/><text:span text:style-name="T17">Package org.osgi.framework</text:span></text:p>
        <text:p text:style-name="P35"><text:span text:style-name="T8">Framework Package Version 1.8.</text:span></text:p>
        <text:p text:style-name="P35"><text:span text:style-name="T8">See:</text:span></text:p>
        <text:p text:style-name="P39"><text:a xlink:type="simple" xlink:href="file:///l%22r2"><text:span text:style-name="Internet_20_link"><text:span text:style-name="T27">Description</text:span></text:span></text:a></text:p>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21"><text:span text:style-name="Summary_20_Heading_20_Font1"><text:span text:style-name="T7">Interface Summary</text:span></text:span></text:p>
            </table:table-cell>
            <table:covered-table-cell/>
            <table:table-cell table:style-name="Table9.A1" office:value-type="string">
              <text:p text:style-name="P32"><text:span text:style-name="Page_20_Reference_20_Font"><text:span text:style-name="T6">Page</text:span></text:span></text:p>
            </table:table-cell>
          </table:table-row>
          <table:table-row table:style-name="Table9.1">
            <table:table-cell table:style-name="Table9.A2" office:value-type="string">
              <text:p text:style-name="P21"><text:a xlink:type="simple" xlink:href="file:///l%22r36"><text:span text:style-name="Internet_20_link"><text:span text:style-name="T28">BundleContext</text:span></text:span></text:a></text:p>
            </table:table-cell>
            <table:table-cell table:style-name="Table9.B2" office:value-type="string">
              <text:p text:style-name="P21"><text:span text:style-name="T8">A bundle's execution context within the Framework.</text:span></text:p>
            </table:table-cell>
            <table:table-cell table:style-name="Table9.C2" office:value-type="string">
              <text:p text:style-name="P32"><text:bookmark-ref text:reference-format="page" text:ref-name="">Error: Reference source not found</text:bookmark-ref></text:p>
            </table:table-cell>
          </table:table-row>
          <table:table-row table:style-name="Table9.1">
            <table:table-cell table:style-name="Table9.A3" office:value-type="string">
              <text:p text:style-name="P33"><text:a xlink:type="simple" xlink:href="file:///l%22r155"><text:span text:style-name="Internet_20_link"><text:span text:style-name="T28">Constants</text:span></text:span></text:a></text:p>
            </table:table-cell>
            <table:table-cell table:style-name="Table9.B3" office:value-type="string">
              <text:p text:style-name="P33"><text:span text:style-name="T8">Defines standard names for the OSGi environment system properties, service properties, and Manifest header attribute keys.</text:span></text:p>
            </table:table-cell>
            <table:table-cell table:style-name="Table9.C3" office:value-type="string">
              <text:p text:style-name="P32"><text:bookmark-ref text:reference-format="page" text:ref-name="">Error: Reference source not found</text:bookmark-ref></text:p>
            </table:table-cell>
          </table:table-row>
          <table:table-row table:style-name="Table9.1">
            <table:table-cell table:style-name="Table9.A4" office:value-type="string">
              <text:p text:style-name="P33"><text:a xlink:type="simple" xlink:href="file:///l%22r159"><text:span text:style-name="Internet_20_link"><text:span text:style-name="T28">PrototypeServiceFactory</text:span></text:span></text:a></text:p>
            </table:table-cell>
            <table:table-cell table:style-name="Table9.B4" office:value-type="string">
              <text:p text:style-name="P33"><text:span text:style-name="T8">A factory for </text:span><text:a xlink:type="simple" xlink:href="file:///l%22r132"><text:span text:style-name="Internet_20_link"><text:span text:style-name="T30">prototype scope</text:span></text:span></text:a><text:span text:style-name="Default_20_Paragraph_20_Font"><text:span text:style-name="T9"> services.</text:span></text:span></text:p>
            </table:table-cell>
            <table:table-cell table:style-name="Table9.C4" office:value-type="string">
              <text:p text:style-name="P32"><text:bookmark-ref text:reference-format="page" text:ref-name="">Error: Reference source not found</text:bookmark-ref></text:p>
            </table:table-cell>
          </table:table-row>
          <table:table-row table:style-name="Table9.1">
            <table:table-cell table:style-name="Table9.A5" office:value-type="string">
              <text:p text:style-name="P33"><text:a xlink:type="simple" xlink:href="file:///l%22r163"><text:span text:style-name="Internet_20_link"><text:span text:style-name="T28">ServiceFactory</text:span></text:span></text:a></text:p>
            </table:table-cell>
            <table:table-cell table:style-name="Table9.B5" office:value-type="string">
              <text:p text:style-name="P33"><text:span text:style-name="T8">A factory for </text:span><text:a xlink:type="simple" xlink:href="file:///l%22r131"><text:span text:style-name="Internet_20_link"><text:span text:style-name="T30">bundle scope</text:span></text:span></text:a><text:span text:style-name="Default_20_Paragraph_20_Font"><text:span text:style-name="T9"> services.</text:span></text:span></text:p>
            </table:table-cell>
            <table:table-cell table:style-name="Table9.C5" office:value-type="string">
              <text:p text:style-name="P32"><text:bookmark-ref text:reference-format="page" text:ref-name="">Error: Reference source not found</text:bookmark-ref></text:p>
            </table:table-cell>
          </table:table-row>
          <table:table-row table:style-name="Table9.1">
            <table:table-cell table:style-name="Table9.A6" office:value-type="string">
              <text:p text:style-name="P33"><text:a xlink:type="simple" xlink:href="file:///l%22r168"><text:span text:style-name="Internet_20_link"><text:span text:style-name="T28">ServiceObjects</text:span></text:span></text:a></text:p>
            </table:table-cell>
            <table:table-cell table:style-name="Table9.B6" office:value-type="string">
              <text:p text:style-name="P33"><text:span text:style-name="T8">Allows multiple service objects for a service to be obtained.</text:span></text:p>
            </table:table-cell>
            <table:table-cell table:style-name="Table9.C6" office:value-type="string">
              <text:p text:style-name="P32"><text:bookmark-ref text:reference-format="page" text:ref-name="">Error: Reference source not found</text:bookmark-ref></text:p>
            </table:table-cell>
          </table:table-row>
        </table:table>
        <text:p text:style-name="Standard"><text:bookmark text:name="r2"/><text:span text:style-name="T17">Package org.osgi.framework Description</text:span></text:p>
        <text:p text:style-name="P36"><text:span text:style-name="T8">Framework Package Version 1.8.</text:span></text:p>
        <text:p text:style-name="P36"><text:span text:style-name="T8">Bundles wishing to use this package must list the package in the Import-Package header of the bundle's manifest.</text:span></text:p>
        <text:p text:style-name="P36"><text:span text:style-name="T8">Example import for consumers using the API in this package:</text:span></text:p>
        <text:p text:style-name="Standard"><text:span text:style-name="Code1"><text:span text:style-name="T18">Import-Package: org.osgi.framework; version="[1.8,2.0)"</text:span></text:span></text:p>
        <text:p text:style-name="P37"><text:bookmark text:name="r36"/><text:span text:style-name="T17">Interface BundleContext</text:span></text:p>
        <text:p text:style-name="Standard"><text:a xlink:type="simple" xlink:href="file:///l%22r3"><text:span text:style-name="Internet_20_link"><text:span text:style-name="T29">org.osgi.framework</text:span></text:span></text:a></text:p>
        <text:p text:style-name="List_20_Heading"><text:span text:style-name="T8">All Superinterfaces:</text:span></text:p>
        <text:p text:style-name="P38"><text:span text:style-name="T8">org.osgi.framework.BundleReference</text:span></text:p>
        <text:p text:style-name="P42"/>
        <text:p text:style-name="P22"><text:span text:style-name="Code2"><text:span text:style-name="T18">public interface BundleContext</text:span></text:span></text:p>
        <text:p text:style-name="P22"><text:span text:style-name="Code2"><text:span text:style-name="T18">extends org.osgi.framework.BundleReference</text:span></text:span></text:p>
        <text:p text:style-name="Standard"><text:span text:style-name="T8">A bundle's execution context within the Framework. The context is used to grant access to other methods so that this bundle can interact with the Framework.</text:span></text:p>
        <text:p text:style-name="Standard"><text:span text:style-name="Code2"><text:span text:style-name="T18">BundleContext</text:span></text:span><text:span text:style-name="Default_20_Paragraph_20_Font"><text:span text:style-name="T8"> methods allow a bundle to:</text:span></text:span></text:p>
        <text:list xml:id="list8198101777693153450" text:style-name="WWNum1">
          <text:list-item>
            <text:p text:style-name="P40"><text:span text:style-name="T8">Subscribe to events published by the Framework.</text:span></text:p>
          </text:list-item>
          <text:list-item>
            <text:p text:style-name="P40"><text:span text:style-name="T8">Register service objects with the Framework service registry.</text:span></text:p>
          </text:list-item>
          <text:list-item>
            <text:p text:style-name="P40"><text:span text:style-name="T8">Retrieve </text:span><text:span text:style-name="Code2"><text:span text:style-name="T18">ServiceReferences</text:span></text:span><text:span text:style-name="Default_20_Paragraph_20_Font"><text:span text:style-name="T8"> from the Framework service registry.</text:span></text:span></text:p>
          </text:list-item>
          <text:list-item>
            <text:p text:style-name="P40"><text:span text:style-name="T8">Get and release service objects for a referenced service.</text:span></text:p>
          </text:list-item>
          <text:list-item>
            <text:p text:style-name="P40"><text:span text:style-name="T8">Install new bundles in the Framework.</text:span></text:p>
          </text:list-item>
          <text:list-item>
            <text:p text:style-name="P40"><text:span text:style-name="T8">Get the list of bundles installed in the Framework.</text:span></text:p>
          </text:list-item>
          <text:list-item>
            <text:p text:style-name="P40"><text:span text:style-name="T8">Get the </text:span><text:span text:style-name="Code2"><text:span text:style-name="T18">org.osgi.framework.Bundle</text:span></text:span><text:span text:style-name="Default_20_Paragraph_20_Font"><text:span text:style-name="T8"> object for a bundle.</text:span></text:span></text:p>
          </text:list-item>
          <text:list-item>
            <text:p text:style-name="P40"><text:span text:style-name="T8">Create </text:span><text:span text:style-name="Code2"><text:span text:style-name="T18">File</text:span></text:span><text:span text:style-name="Default_20_Paragraph_20_Font"><text:span text:style-name="T8"> objects for files in a persistent storage area provided for the bundle by the Framework.</text:span></text:span></text:p>
          </text:list-item>
        </text:list>
        <text:p text:style-name="Standard"><text:span text:style-name="T8">A </text:span><text:span text:style-name="Code2"><text:span text:style-name="T18">BundleContext</text:span></text:span><text:span text:style-name="Default_20_Paragraph_20_Font"><text:span text:style-name="T8"> object will be created for a bundle when the bundle is started. The </text:span></text:span><text:span text:style-name="Code2"><text:span text:style-name="T18">Bundle</text:span></text:span><text:span text:style-name="Default_20_Paragraph_20_Font"><text:span text:style-name="T8"> object associated with a </text:span></text:span><text:span text:style-name="Code2"><text:span text:style-name="T18">BundleContext</text:span></text:span><text:span text:style-name="Default_20_Paragraph_20_Font"><text:span text:style-name="T8"> object is called the </text:span></text:span><text:span text:style-name="Default_20_Paragraph_20_Font"><text:span text:style-name="T10">context bundle</text:span></text:span><text:span text:style-name="Default_20_Paragraph_20_Font"><text:span text:style-name="T13">.</text:span></text:span></text:p>
        <text:p text:style-name="Standard"><text:span text:style-name="T8">The </text:span><text:span text:style-name="Code2"><text:span text:style-name="T18">BundleContext</text:span></text:span><text:span text:style-name="Default_20_Paragraph_20_Font"><text:span text:style-name="T8"> object will be passed to the </text:span></text:span><text:span text:style-name="Code2"><text:span text:style-name="T18">org.osgi.framework.BundleActivator.start(BundleContext)</text:span></text:span><text:span text:style-name="Default_20_Paragraph_20_Font"><text:span text:style-name="T8"> method during activation of the context bundle. The same </text:span></text:span><text:span text:style-name="Code2"><text:span text:style-name="T18">BundleContext</text:span></text:span><text:span text:style-name="Default_20_Paragraph_20_Font"><text:span text:style-name="T8"> object will be passed to the </text:span></text:span><text:span text:style-name="Code2"><text:span text:style-name="T18">org.osgi.framework.BundleActivator.stop(BundleContext)</text:span></text:span><text:span text:style-name="Default_20_Paragraph_20_Font"><text:span text:style-name="T8"> method when the context bundle is stopped. A </text:span></text:span><text:span text:style-name="Code2"><text:span text:style-name="T18">BundleContext</text:span></text:span><text:span text:style-name="Default_20_Paragraph_20_Font"><text:span text:style-name="T8"> object is generally for the private use of its associated bundle and is not meant to be shared with other bundles in the OSGi environment.</text:span></text:span></text:p>
        <text:p text:style-name="Standard"><text:span text:style-name="T8">The </text:span><text:span text:style-name="Code2"><text:span text:style-name="T18">BundleContext</text:span></text:span><text:span text:style-name="Default_20_Paragraph_20_Font"><text:span text:style-name="T8"> object is only valid during the execution of its context bundle; that is, during the period from when the context bundle is in the </text:span></text:span><text:span text:style-name="Code2"><text:span text:style-name="T18">STARTING</text:span></text:span><text:span text:style-name="Default_20_Paragraph_20_Font"><text:span text:style-name="T8">, </text:span></text:span><text:span text:style-name="Code2"><text:span text:style-name="T18">STOPPING</text:span></text:span><text:span text:style-name="Default_20_Paragraph_20_Font"><text:span text:style-name="T8">, and </text:span></text:span><text:span text:style-name="Code2"><text:span text:style-name="T18">ACTIVE</text:span></text:span><text:span text:style-name="Default_20_Paragraph_20_Font"><text:span text:style-name="T8"> bundle states. If the </text:span></text:span><text:span text:style-name="Code2"><text:span text:style-name="T18">BundleContext</text:span></text:span><text:span text:style-name="Default_20_Paragraph_20_Font"><text:span text:style-name="T8"> object is used subsequently, an </text:span></text:span><text:span text:style-name="Code2"><text:span text:style-name="T18">IllegalStateException</text:span></text:span><text:span text:style-name="Default_20_Paragraph_20_Font"><text:span text:style-name="T8"> must be thrown. The </text:span></text:span><text:span text:style-name="Code2"><text:span text:style-name="T18">BundleContext</text:span></text:span><text:span text:style-name="Default_20_Paragraph_20_Font"><text:span text:style-name="T8"> object must never be reused after its context bundle is stopped.</text:span></text:span></text:p>
        <text:p text:style-name="Standard"><text:span text:style-name="T8">Two </text:span><text:span text:style-name="Code2"><text:span text:style-name="T18">BundleContext</text:span></text:span><text:span text:style-name="Default_20_Paragraph_20_Font"><text:span text:style-name="T8"> objects are equal if they both refer to the same execution context of a bundle. The Framework is the only entity that can create </text:span></text:span><text:span text:style-name="Code2"><text:span text:style-name="T18">BundleContext</text:span></text:span><text:span text:style-name="Default_20_Paragraph_20_Font"><text:span text:style-name="T8"> objects and they are only valid within the Framework that created them.</text:span></text:span></text:p>
        <text:p text:style-name="Standard"><text:span text:style-name="T8">A </text:span><text:span text:style-name="Code2"><text:span text:style-name="T18">org.osgi.framework.Bundle</text:span></text:span><text:span text:style-name="Default_20_Paragraph_20_Font"><text:span text:style-name="T8"> can be </text:span></text:span><text:span text:style-name="Code2"><text:span text:style-name="T18">adapted</text:span></text:span><text:span text:style-name="Default_20_Paragraph_20_Font"><text:span text:style-name="T8"> to its </text:span></text:span><text:span text:style-name="Code2"><text:span text:style-name="T18">BundleContext</text:span></text:span><text:span text:style-name="Default_20_Paragraph_20_Font"><text:span text:style-name="T8">. In order for this to succeed, the caller must have the appropriate </text:span></text:span><text:span text:style-name="Code2"><text:span text:style-name="T18">AdminPermission[bundle,CONTEXT]</text:span></text:span><text:span text:style-name="Default_20_Paragraph_20_Font"><text:span text:style-name="T8"> if the Java Runtime Environment supports permissions.</text:span></text:span></text:p>
        <text:p text:style-name="Standard"><text:span text:style-name="T8">Version:</text:span></text:p>
        <text:p text:style-name="P38"><text:span text:style-name="T8">$Id: d780fe8b65e03499b1a95afe60347f2a224de7d5 $</text:span></text:p>
        <text:p text:style-name="Standard"><text:span text:style-name="T8">ThreadSafe</text:span></text:p>
        <text:p text:style-name="P41"/>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p text:style-name="P21"><text:span text:style-name="Summary_20_Heading_20_Font2"><text:span text:style-name="T7">Method Summary</text:span></text:span></text:p>
            </table:table-cell>
            <table:covered-table-cell/>
            <table:table-cell table:style-name="Table10.A1" office:value-type="string">
              <text:p text:style-name="P71"><text:span text:style-name="Page_20_Reference_20_Font"><text:span text:style-name="T6">Page</text:span></text:span></text:p>
            </table:table-cell>
          </table:table-row>
          <table:table-row table:style-name="Table10.1">
            <table:table-cell table:style-name="Table10.A2" office:value-type="string">
              <text:p text:style-name="P23"><text:span text:style-name="Code_20_Small1"><text:span text:style-name="T24">void</text:span></text:span></text:p>
            </table:table-cell>
            <table:table-cell table:style-name="Table10.B2" office:value-type="string">
              <text:p text:style-name="P21"><text:a xlink:type="simple" xlink:href="file:///l%22r13"><text:span text:style-name="Internet_20_link"><text:span text:style-name="T31">addBundleListener</text:span></text:span></text:a><text:span text:style-name="Code2"><text:span text:style-name="T19">(org.osgi.framework.BundleListener listener)</text:span></text:span></text:p>
              <text:p text:style-name="P68"><text:span text:style-name="T8">Adds the specified </text:span><text:span text:style-name="Code2"><text:span text:style-name="T18">BundleListener</text:span></text:span><text:span text:style-name="Default_20_Paragraph_20_Font"><text:span text:style-name="T8"> object to the context bundle's list of listeners if not already present.</text:span></text:span></text:p>
            </table:table-cell>
            <table:table-cell table:style-name="Table10.C2" office:value-type="string">
              <text:p text:style-name="P69"><text:bookmark-ref text:reference-format="page" text:ref-name="">Error: Reference source not found</text:bookmark-ref></text:p>
            </table:table-cell>
          </table:table-row>
          <table:table-row table:style-name="Table10.1">
            <table:table-cell table:style-name="Table10.A3" office:value-type="string">
              <text:p text:style-name="P72"><text:span text:style-name="Code_20_Small1"><text:span text:style-name="T24">void</text:span></text:span></text:p>
            </table:table-cell>
            <table:table-cell table:style-name="Table10.B3" office:value-type="string">
              <text:p text:style-name="P74"><text:a xlink:type="simple" xlink:href="file:///l%22r15"><text:span text:style-name="Internet_20_link"><text:span text:style-name="T31">addFrameworkListener</text:span></text:span></text:a><text:span text:style-name="Code2"><text:span text:style-name="T19">(org.osgi.framework.FrameworkListener listener)</text:span></text:span></text:p>
              <text:p text:style-name="P67"><text:span text:style-name="T8">Adds the specified </text:span><text:span text:style-name="Code2"><text:span text:style-name="T18">FrameworkListener</text:span></text:span><text:span text:style-name="Default_20_Paragraph_20_Font"><text:span text:style-name="T8"> object to the context bundle's list of listeners if not already present.</text:span></text:span></text:p>
            </table:table-cell>
            <table:table-cell table:style-name="Table10.C3" office:value-type="string">
              <text:p text:style-name="P71"><text:bookmark-ref text:reference-format="page" text:ref-name="">Error: Reference source not found</text:bookmark-ref></text:p>
            </table:table-cell>
          </table:table-row>
          <table:table-row table:style-name="Table10.1">
            <table:table-cell table:style-name="Table10.A4" office:value-type="string">
              <text:p text:style-name="P72"><text:span text:style-name="Code_20_Small1"><text:span text:style-name="T24">void</text:span></text:span></text:p>
            </table:table-cell>
            <table:table-cell table:style-name="Table10.B4" office:value-type="string">
              <text:p text:style-name="P74"><text:a xlink:type="simple" xlink:href="file:///l%22r11"><text:span text:style-name="Internet_20_link"><text:span text:style-name="T31">addServiceListener</text:span></text:span></text:a><text:span text:style-name="Code2"><text:span text:style-name="T19">(org.osgi.framework.ServiceListener listener)</text:span></text:span></text:p>
              <text:p text:style-name="P67"><text:span text:style-name="T8">Adds the specified </text:span><text:span text:style-name="Code2"><text:span text:style-name="T18">ServiceListener</text:span></text:span><text:span text:style-name="Default_20_Paragraph_20_Font"><text:span text:style-name="T8"> object to the context bundle's list of listeners.</text:span></text:span></text:p>
            </table:table-cell>
            <table:table-cell table:style-name="Table10.C4" office:value-type="string">
              <text:p text:style-name="P71"><text:bookmark-ref text:reference-format="page" text:ref-name="">Error: Reference source not found</text:bookmark-ref></text:p>
            </table:table-cell>
          </table:table-row>
          <table:table-row table:style-name="Table10.1">
            <table:table-cell table:style-name="Table10.A5" office:value-type="string">
              <text:p text:style-name="P72"><text:span text:style-name="Code_20_Small1"><text:span text:style-name="T24">void</text:span></text:span></text:p>
            </table:table-cell>
            <table:table-cell table:style-name="Table10.B5" office:value-type="string">
              <text:p text:style-name="P74"><text:a xlink:type="simple" xlink:href="file:///l%22r10"><text:span text:style-name="Internet_20_link"><text:span text:style-name="T31">addServiceListener</text:span></text:span></text:a><text:span text:style-name="Code2"><text:span text:style-name="T19">(org.osgi.framework.ServiceListener listener, String filter)</text:span></text:span></text:p>
              <text:p text:style-name="P67"><text:span text:style-name="T8">Adds the specified </text:span><text:span text:style-name="Code2"><text:span text:style-name="T18">ServiceListener</text:span></text:span><text:span text:style-name="Default_20_Paragraph_20_Font"><text:span text:style-name="T8"> object with the specified </text:span></text:span><text:span text:style-name="Code2"><text:span text:style-name="T18">filter</text:span></text:span><text:span text:style-name="Default_20_Paragraph_20_Font"><text:span text:style-name="T8"> to the context bundle's list of listeners.</text:span></text:span></text:p>
            </table:table-cell>
            <table:table-cell table:style-name="Table10.C5" office:value-type="string">
              <text:p text:style-name="P71"><text:bookmark-ref text:reference-format="page" text:ref-name="">Error: Reference source not found</text:bookmark-ref></text:p>
            </table:table-cell>
          </table:table-row>
          <text:soft-page-break/>
          <table:table-row table:style-name="Table10.1">
            <table:table-cell table:style-name="Table10.A6" office:value-type="string">
              <text:p text:style-name="P72"><text:span text:style-name="Code_20_Small1"><text:span text:style-name="T24">org.osgi.framework.Filter</text:span></text:span></text:p>
            </table:table-cell>
            <table:table-cell table:style-name="Table10.B6" office:value-type="string">
              <text:p text:style-name="P74"><text:a xlink:type="simple" xlink:href="file:///l%22r34"><text:span text:style-name="Internet_20_link"><text:span text:style-name="T31">createFilter</text:span></text:span></text:a><text:span text:style-name="Code2"><text:span text:style-name="T19">(String filter)</text:span></text:span></text:p>
              <text:p text:style-name="P67"><text:span text:style-name="T8">Creates a </text:span><text:span text:style-name="Code2"><text:span text:style-name="T18">Filter</text:span></text:span><text:span text:style-name="Default_20_Paragraph_20_Font"><text:span text:style-name="T8"> object.</text:span></text:span></text:p>
            </table:table-cell>
            <table:table-cell table:style-name="Table10.C6" office:value-type="string">
              <text:p text:style-name="P71"><text:bookmark-ref text:reference-format="page" text:ref-name="">Error: Reference source not found</text:bookmark-ref></text:p>
            </table:table-cell>
          </table:table-row>
          <table:table-row table:style-name="Table10.1">
            <table:table-cell table:style-name="Table10.A7" office:value-type="string">
              <text:p text:style-name="P72"><text:span text:style-name="Code_20_Small1"><text:span text:style-name="T24">org.osgi.framework.ServiceReference&lt;?&gt;[]</text:span></text:span></text:p>
            </table:table-cell>
            <table:table-cell table:style-name="Table10.B7" office:value-type="string">
              <text:p text:style-name="P74"><text:a xlink:type="simple" xlink:href="file:///l%22r22"><text:span text:style-name="Internet_20_link"><text:span text:style-name="T31">getAllServiceReferences</text:span></text:span></text:a><text:span text:style-name="Code2"><text:span text:style-name="T19">(String clazz, String filter)</text:span></text:span></text:p>
              <text:p text:style-name="P67"><text:span text:style-name="T8">Returns an array of </text:span><text:span text:style-name="Code2"><text:span text:style-name="T18">ServiceReference</text:span></text:span><text:span text:style-name="Default_20_Paragraph_20_Font"><text:span text:style-name="T8"> objects.</text:span></text:span></text:p>
            </table:table-cell>
            <table:table-cell table:style-name="Table10.C7" office:value-type="string">
              <text:p text:style-name="P71"><text:bookmark-ref text:reference-format="page" text:ref-name="">Error: Reference source not found</text:bookmark-ref></text:p>
            </table:table-cell>
          </table:table-row>
          <table:table-row table:style-name="Table10.1">
            <table:table-cell table:style-name="Table10.A8" office:value-type="string">
              <text:p text:style-name="P72"><text:span text:style-name="Code_20_Small1"><text:span text:style-name="T24">org.osgi.framework.Bundle</text:span></text:span></text:p>
            </table:table-cell>
            <table:table-cell table:style-name="Table10.B8" office:value-type="string">
              <text:p text:style-name="P74"><text:a xlink:type="simple" xlink:href="file:///l%22r5"><text:span text:style-name="Internet_20_link"><text:span text:style-name="T31">getBundle</text:span></text:span></text:a><text:span text:style-name="Code2"><text:span text:style-name="T19">()</text:span></text:span></text:p>
              <text:p text:style-name="P67"><text:span text:style-name="T8">Returns the </text:span><text:span text:style-name="Code2"><text:span text:style-name="T18">Bundle</text:span></text:span><text:span text:style-name="Default_20_Paragraph_20_Font"><text:span text:style-name="T8"> object associated with this </text:span></text:span><text:span text:style-name="Code2"><text:span text:style-name="T18">BundleContext</text:span></text:span><text:span text:style-name="Default_20_Paragraph_20_Font"><text:span text:style-name="T8">.</text:span></text:span></text:p>
            </table:table-cell>
            <table:table-cell table:style-name="Table10.C8" office:value-type="string">
              <text:p text:style-name="P71"><text:bookmark-ref text:reference-format="page" text:ref-name="">Error: Reference source not found</text:bookmark-ref></text:p>
            </table:table-cell>
          </table:table-row>
          <table:table-row table:style-name="Table10.1">
            <table:table-cell table:style-name="Table10.A9" office:value-type="string">
              <text:p text:style-name="P72"><text:span text:style-name="Code_20_Small1"><text:span text:style-name="T24">org.osgi.framework.Bundle</text:span></text:span></text:p>
            </table:table-cell>
            <table:table-cell table:style-name="Table10.B9" office:value-type="string">
              <text:p text:style-name="P74"><text:a xlink:type="simple" xlink:href="file:///l%22r35"><text:span text:style-name="Internet_20_link"><text:span text:style-name="T31">getBundle</text:span></text:span></text:a><text:span text:style-name="Code2"><text:span text:style-name="T19">(String location)</text:span></text:span></text:p>
              <text:p text:style-name="P67"><text:span text:style-name="T8">Returns the bundle with the specified location.</text:span></text:p>
            </table:table-cell>
            <table:table-cell table:style-name="Table10.C9" office:value-type="string">
              <text:p text:style-name="P71"><text:bookmark-ref text:reference-format="page" text:ref-name="">Error: Reference source not found</text:bookmark-ref></text:p>
            </table:table-cell>
          </table:table-row>
          <table:table-row table:style-name="Table10.1">
            <table:table-cell table:style-name="Table10.A10" office:value-type="string">
              <text:p text:style-name="P72"><text:span text:style-name="Code_20_Small1"><text:span text:style-name="T24">org.osgi.framework.Bundle</text:span></text:span></text:p>
            </table:table-cell>
            <table:table-cell table:style-name="Table10.B10" office:value-type="string">
              <text:p text:style-name="P74"><text:a xlink:type="simple" xlink:href="file:///l%22r8"><text:span text:style-name="Internet_20_link"><text:span text:style-name="T31">getBundle</text:span></text:span></text:a><text:span text:style-name="Code2"><text:span text:style-name="T19">(long id)</text:span></text:span></text:p>
              <text:p text:style-name="P67"><text:span text:style-name="T8">Returns the bundle with the specified identifier.</text:span></text:p>
            </table:table-cell>
            <table:table-cell table:style-name="Table10.C10" office:value-type="string">
              <text:p text:style-name="P71"><text:bookmark-ref text:reference-format="page" text:ref-name="">Error: Reference source not found</text:bookmark-ref></text:p>
            </table:table-cell>
          </table:table-row>
          <table:table-row table:style-name="Table10.1">
            <table:table-cell table:style-name="Table10.A11" office:value-type="string">
              <text:p text:style-name="P72"><text:span text:style-name="Code_20_Small1"><text:span text:style-name="T24">org.osgi.framework.Bundle[]</text:span></text:span></text:p>
            </table:table-cell>
            <table:table-cell table:style-name="Table10.B11" office:value-type="string">
              <text:p text:style-name="P74"><text:a xlink:type="simple" xlink:href="file:///l%22r9"><text:span text:style-name="Internet_20_link"><text:span text:style-name="T31">getBundles</text:span></text:span></text:a><text:span text:style-name="Code2"><text:span text:style-name="T19">()</text:span></text:span></text:p>
              <text:p text:style-name="P67"><text:span text:style-name="T8">Returns a list of all installed bundles.</text:span></text:p>
            </table:table-cell>
            <table:table-cell table:style-name="Table10.C11" office:value-type="string">
              <text:p text:style-name="P71"><text:bookmark-ref text:reference-format="page" text:ref-name="">Error: Reference source not found</text:bookmark-ref></text:p>
            </table:table-cell>
          </table:table-row>
          <table:table-row table:style-name="Table10.1">
            <table:table-cell table:style-name="Table10.A12" office:value-type="string">
              <text:p text:style-name="P72"><text:span text:style-name="Code_20_Small1"><text:span text:style-name="T24">File</text:span></text:span></text:p>
            </table:table-cell>
            <table:table-cell table:style-name="Table10.B12" office:value-type="string">
              <text:p text:style-name="P74"><text:a xlink:type="simple" xlink:href="file:///l%22r33"><text:span text:style-name="Internet_20_link"><text:span text:style-name="T31">getDataFile</text:span></text:span></text:a><text:span text:style-name="Code2"><text:span text:style-name="T19">(String filename)</text:span></text:span></text:p>
              <text:p text:style-name="P67"><text:span text:style-name="T8">Creates a </text:span><text:span text:style-name="Code2"><text:span text:style-name="T18">File</text:span></text:span><text:span text:style-name="Default_20_Paragraph_20_Font"><text:span text:style-name="T8"> object for a file in the persistent storage area provided for the bundle by the Framework.</text:span></text:span></text:p>
            </table:table-cell>
            <table:table-cell table:style-name="Table10.C12" office:value-type="string">
              <text:p text:style-name="P71"><text:bookmark-ref text:reference-format="page" text:ref-name="">Error: Reference source not found</text:bookmark-ref></text:p>
            </table:table-cell>
          </table:table-row>
          <table:table-row table:style-name="Table10.1">
            <table:table-cell table:style-name="Table10.A13" office:value-type="string">
              <text:p text:style-name="P72"><text:span text:style-name="Code_20_Small1"><text:span text:style-name="T24">String</text:span></text:span></text:p>
            </table:table-cell>
            <table:table-cell table:style-name="Table10.B13" office:value-type="string">
              <text:p text:style-name="P74"><text:a xlink:type="simple" xlink:href="file:///l%22r4"><text:span text:style-name="Internet_20_link"><text:span text:style-name="T31">getProperty</text:span></text:span></text:a><text:span text:style-name="Code2"><text:span text:style-name="T19">(String key)</text:span></text:span></text:p>
              <text:p text:style-name="P67"><text:span text:style-name="T8">Returns the value of the specified property.</text:span></text:p>
            </table:table-cell>
            <table:table-cell table:style-name="Table10.C13" office:value-type="string">
              <text:p text:style-name="P71"><text:bookmark-ref text:reference-format="page" text:ref-name="">Error: Reference source not found</text:bookmark-ref></text:p>
            </table:table-cell>
          </table:table-row>
          <table:table-row table:style-name="Table10.1">
            <table:table-cell table:style-name="Table10.A14" office:value-type="string">
              <text:p text:style-name="P72"><text:span text:style-name="Code_20_Small1"><text:span text:style-name="T24">S</text:span></text:span></text:p>
            </table:table-cell>
            <table:table-cell table:style-name="Table10.B14" office:value-type="string">
              <text:p text:style-name="P74"><text:a xlink:type="simple" xlink:href="file:///l%22r28"><text:span text:style-name="Internet_20_link"><text:span text:style-name="T31">getService</text:span></text:span></text:a><text:span text:style-name="Code2"><text:span text:style-name="T19">(org.osgi.framework.ServiceReference&lt;S&gt; reference)</text:span></text:span></text:p>
              <text:p text:style-name="P67"><text:span text:style-name="T8">Returns the service object for the service referenced by the specified </text:span><text:span text:style-name="Code2"><text:span text:style-name="T18">ServiceReference</text:span></text:span><text:span text:style-name="Default_20_Paragraph_20_Font"><text:span text:style-name="T8"> object.</text:span></text:span></text:p>
            </table:table-cell>
            <table:table-cell table:style-name="Table10.C14" office:value-type="string">
              <text:p text:style-name="P71"><text:bookmark-ref text:reference-format="page" text:ref-name="">Error: Reference source not found</text:bookmark-ref></text:p>
            </table:table-cell>
          </table:table-row>
          <table:table-row table:style-name="Table10.1">
            <table:table-cell table:style-name="Table10.A15" office:value-type="string">
              <text:p text:style-name="P72"><text:a xlink:type="simple" xlink:href="file:///l%22r168"><text:span text:style-name="Internet_20_link"><text:span text:style-name="T35">ServiceObjects</text:span></text:span></text:a><text:span text:style-name="Code_20_Small1"><text:span text:style-name="T25">&lt;S&gt;</text:span></text:span></text:p>
            </table:table-cell>
            <table:table-cell table:style-name="Table10.B15" office:value-type="string">
              <text:p text:style-name="P74"><text:a xlink:type="simple" xlink:href="file:///l%22r31"><text:span text:style-name="Internet_20_link"><text:span text:style-name="T31">getServiceObjects</text:span></text:span></text:a><text:span text:style-name="Code2"><text:span text:style-name="T19">(org.osgi.framework.ServiceReference&lt;S&gt; reference)</text:span></text:span></text:p>
              <text:p text:style-name="P67"><text:span text:style-name="T8">Returns the </text:span><text:a xlink:type="simple" xlink:href="file:///l%22r168"><text:span text:style-name="Internet_20_link"><text:span text:style-name="T30">ServiceObjects</text:span></text:span></text:a><text:span text:style-name="Default_20_Paragraph_20_Font"><text:span text:style-name="T9"> object for the service referenced by the specified </text:span></text:span><text:span text:style-name="Code2"><text:span text:style-name="T20">ServiceReference</text:span></text:span><text:span text:style-name="Default_20_Paragraph_20_Font"><text:span text:style-name="T9"> object.</text:span></text:span></text:p>
            </table:table-cell>
            <table:table-cell table:style-name="Table10.C15" office:value-type="string">
              <text:p text:style-name="P71"><text:bookmark-ref text:reference-format="page" text:ref-name="">Error: Reference source not found</text:bookmark-ref></text:p>
            </table:table-cell>
          </table:table-row>
          <table:table-row table:style-name="Table10.1">
            <table:table-cell table:style-name="Table10.A16" office:value-type="string">
              <text:p text:style-name="P72"><text:span text:style-name="Code_20_Small1"><text:span text:style-name="T24">org.osgi.framework.ServiceReference&lt;S&gt;</text:span></text:span></text:p>
            </table:table-cell>
            <table:table-cell table:style-name="Table10.B16" office:value-type="string">
              <text:p text:style-name="P74"><text:a xlink:type="simple" xlink:href="file:///l%22r24"><text:span text:style-name="Internet_20_link"><text:span text:style-name="T31">getServiceReference</text:span></text:span></text:a><text:span text:style-name="Code2"><text:span text:style-name="T19">(Class&lt;S&gt; clazz)</text:span></text:span></text:p>
              <text:p text:style-name="P67"><text:span text:style-name="T8">Returns a </text:span><text:span text:style-name="Code2"><text:span text:style-name="T18">ServiceReference</text:span></text:span><text:span text:style-name="Default_20_Paragraph_20_Font"><text:span text:style-name="T8"> object for a service that implements and was registered under the name of the specified class.</text:span></text:span></text:p>
            </table:table-cell>
            <table:table-cell table:style-name="Table10.C16" office:value-type="string">
              <text:p text:style-name="P71"><text:bookmark-ref text:reference-format="page" text:ref-name="">Error: Reference source not found</text:bookmark-ref></text:p>
            </table:table-cell>
          </table:table-row>
          <text:soft-page-break/>
          <table:table-row table:style-name="Table10.1">
            <table:table-cell table:style-name="Table10.A17" office:value-type="string">
              <text:p text:style-name="P72"><text:span text:style-name="Code_20_Small1"><text:span text:style-name="T24">org.osgi.framework.ServiceReference&lt;?&gt;</text:span></text:span></text:p>
            </table:table-cell>
            <table:table-cell table:style-name="Table10.B17" office:value-type="string">
              <text:p text:style-name="P74"><text:a xlink:type="simple" xlink:href="file:///l%22r23"><text:span text:style-name="Internet_20_link"><text:span text:style-name="T31">getServiceReference</text:span></text:span></text:a><text:span text:style-name="Code2"><text:span text:style-name="T19">(String clazz)</text:span></text:span></text:p>
              <text:p text:style-name="P67"><text:span text:style-name="T8">Returns a </text:span><text:span text:style-name="Code2"><text:span text:style-name="T18">ServiceReference</text:span></text:span><text:span text:style-name="Default_20_Paragraph_20_Font"><text:span text:style-name="T8"> object for a service that implements and was registered under the specified class.</text:span></text:span></text:p>
            </table:table-cell>
            <table:table-cell table:style-name="Table10.C17" office:value-type="string">
              <text:p text:style-name="P71"><text:bookmark-ref text:reference-format="page" text:ref-name="">Error: Reference source not found</text:bookmark-ref></text:p>
            </table:table-cell>
          </table:table-row>
          <table:table-row table:style-name="Table10.1">
            <table:table-cell table:style-name="Table10.A18" office:value-type="string">
              <text:p text:style-name="P72"><text:span text:style-name="Code_20_Small1"><text:span text:style-name="T24">Collection&lt;org.osgi.framework.ServiceReference&lt;S&gt;&gt;</text:span></text:span></text:p>
            </table:table-cell>
            <table:table-cell table:style-name="Table10.B18" office:value-type="string">
              <text:p text:style-name="P74"><text:a xlink:type="simple" xlink:href="file:///l%22r26"><text:span text:style-name="Internet_20_link"><text:span text:style-name="T31">getServiceReferences</text:span></text:span></text:a><text:span text:style-name="Code2"><text:span text:style-name="T19">(Class&lt;S&gt; clazz, String filter)</text:span></text:span></text:p>
              <text:p text:style-name="P67"><text:span text:style-name="T8">Returns a collection of </text:span><text:span text:style-name="Code2"><text:span text:style-name="T18">ServiceReference</text:span></text:span><text:span text:style-name="Default_20_Paragraph_20_Font"><text:span text:style-name="T8"> objects.</text:span></text:span></text:p>
            </table:table-cell>
            <table:table-cell table:style-name="Table10.C18" office:value-type="string">
              <text:p text:style-name="P71"><text:bookmark-ref text:reference-format="page" text:ref-name="">Error: Reference source not found</text:bookmark-ref></text:p>
            </table:table-cell>
          </table:table-row>
          <table:table-row table:style-name="Table10.1">
            <table:table-cell table:style-name="Table10.A19" office:value-type="string">
              <text:p text:style-name="P72"><text:span text:style-name="Code_20_Small1"><text:span text:style-name="T24">org.osgi.framework.ServiceReference&lt;?&gt;[]</text:span></text:span></text:p>
            </table:table-cell>
            <table:table-cell table:style-name="Table10.B19" office:value-type="string">
              <text:p text:style-name="P74"><text:a xlink:type="simple" xlink:href="file:///l%22r21"><text:span text:style-name="Internet_20_link"><text:span text:style-name="T31">getServiceReferences</text:span></text:span></text:a><text:span text:style-name="Code2"><text:span text:style-name="T19">(String clazz, String filter)</text:span></text:span></text:p>
              <text:p text:style-name="P67"><text:span text:style-name="T8">Returns an array of </text:span><text:span text:style-name="Code2"><text:span text:style-name="T18">ServiceReference</text:span></text:span><text:span text:style-name="Default_20_Paragraph_20_Font"><text:span text:style-name="T8"> objects.</text:span></text:span></text:p>
            </table:table-cell>
            <table:table-cell table:style-name="Table10.C19" office:value-type="string">
              <text:p text:style-name="P71"><text:bookmark-ref text:reference-format="page" text:ref-name="">Error: Reference source not found</text:bookmark-ref></text:p>
            </table:table-cell>
          </table:table-row>
          <table:table-row table:style-name="Table10.1">
            <table:table-cell table:style-name="Table10.A20" office:value-type="string">
              <text:p text:style-name="P72"><text:span text:style-name="Code_20_Small1"><text:span text:style-name="T24">org.osgi.framework.Bundle</text:span></text:span></text:p>
            </table:table-cell>
            <table:table-cell table:style-name="Table10.B20" office:value-type="string">
              <text:p text:style-name="P74"><text:a xlink:type="simple" xlink:href="file:///l%22r7"><text:span text:style-name="Internet_20_link"><text:span text:style-name="T31">installBundle</text:span></text:span></text:a><text:span text:style-name="Code2"><text:span text:style-name="T19">(String location)</text:span></text:span></text:p>
              <text:p text:style-name="P67"><text:span text:style-name="T8">Installs a bundle from the specified </text:span><text:span text:style-name="Code2"><text:span text:style-name="T18">location</text:span></text:span><text:span text:style-name="Default_20_Paragraph_20_Font"><text:span text:style-name="T8"> identifier.</text:span></text:span></text:p>
            </table:table-cell>
            <table:table-cell table:style-name="Table10.C20" office:value-type="string">
              <text:p text:style-name="P71"><text:bookmark-ref text:reference-format="page" text:ref-name="">Error: Reference source not found</text:bookmark-ref></text:p>
            </table:table-cell>
          </table:table-row>
          <table:table-row table:style-name="Table10.1">
            <table:table-cell table:style-name="Table10.A21" office:value-type="string">
              <text:p text:style-name="P72"><text:span text:style-name="Code_20_Small1"><text:span text:style-name="T24">org.osgi.framework.Bundle</text:span></text:span></text:p>
            </table:table-cell>
            <table:table-cell table:style-name="Table10.B21" office:value-type="string">
              <text:p text:style-name="P74"><text:a xlink:type="simple" xlink:href="file:///l%22r6"><text:span text:style-name="Internet_20_link"><text:span text:style-name="T31">installBundle</text:span></text:span></text:a><text:span text:style-name="Code2"><text:span text:style-name="T19">(String location, InputStream input)</text:span></text:span></text:p>
              <text:p text:style-name="P67"><text:span text:style-name="T8">Installs a bundle from the specified </text:span><text:span text:style-name="Code2"><text:span text:style-name="T18">InputStream</text:span></text:span><text:span text:style-name="Default_20_Paragraph_20_Font"><text:span text:style-name="T8"> object.</text:span></text:span></text:p>
            </table:table-cell>
            <table:table-cell table:style-name="Table10.C21" office:value-type="string">
              <text:p text:style-name="P71"><text:bookmark-ref text:reference-format="page" text:ref-name="">Error: Reference source not found</text:bookmark-ref></text:p>
            </table:table-cell>
          </table:table-row>
          <table:table-row table:style-name="Table10.1">
            <table:table-cell table:style-name="Table10.A22" office:value-type="string">
              <text:p text:style-name="P72"><text:span text:style-name="Code_20_Small1"><text:span text:style-name="T24">org.osgi.framework.ServiceRegistration&lt;S&gt;</text:span></text:span></text:p>
            </table:table-cell>
            <table:table-cell table:style-name="Table10.B22" office:value-type="string">
              <text:p text:style-name="P74"><text:a xlink:type="simple" xlink:href="file:///l%22r19"><text:span text:style-name="Internet_20_link"><text:span text:style-name="T31">registerService</text:span></text:span></text:a><text:span text:style-name="Code2"><text:span text:style-name="T19">(Class&lt;S&gt; clazz, S service, Dictionary&lt;String,?&gt; properties)</text:span></text:span></text:p>
              <text:p text:style-name="P67"><text:span text:style-name="T8">Registers the specified service object with the specified properties under the name of the specified class with the Framework.</text:span></text:p>
            </table:table-cell>
            <table:table-cell table:style-name="Table10.C22" office:value-type="string">
              <text:p text:style-name="P71"><text:bookmark-ref text:reference-format="page" text:ref-name="">Error: Reference source not found</text:bookmark-ref></text:p>
            </table:table-cell>
          </table:table-row>
          <table:table-row table:style-name="Table10.1">
            <table:table-cell table:style-name="Table10.A23" office:value-type="string">
              <text:p text:style-name="P72"><text:span text:style-name="Code_20_Small1"><text:span text:style-name="T24">org.osgi.framework.ServiceRegistration&lt;?&gt;</text:span></text:span></text:p>
            </table:table-cell>
            <table:table-cell table:style-name="Table10.B23" office:value-type="string">
              <text:p text:style-name="P74"><text:a xlink:type="simple" xlink:href="file:///l%22r18"><text:span text:style-name="Internet_20_link"><text:span text:style-name="T31">registerService</text:span></text:span></text:a><text:span text:style-name="Code2"><text:span text:style-name="T19">(String clazz, Object service, Dictionary&lt;String,?&gt; properties)</text:span></text:span></text:p>
              <text:p text:style-name="P67"><text:span text:style-name="T8">Registers the specified service object with the specified properties under the specified class name with the Framework.</text:span></text:p>
            </table:table-cell>
            <table:table-cell table:style-name="Table10.C23" office:value-type="string">
              <text:p text:style-name="P71"><text:bookmark-ref text:reference-format="page" text:ref-name="">Error: Reference source not found</text:bookmark-ref></text:p>
            </table:table-cell>
          </table:table-row>
          <table:table-row table:style-name="Table10.1">
            <table:table-cell table:style-name="Table10.A24" office:value-type="string">
              <text:p text:style-name="P72"><text:span text:style-name="Code_20_Small1"><text:span text:style-name="T24">org.osgi.framework.ServiceRegistration&lt;?&gt;</text:span></text:span></text:p>
            </table:table-cell>
            <table:table-cell table:style-name="Table10.B24" office:value-type="string">
              <text:p text:style-name="P74"><text:a xlink:type="simple" xlink:href="file:///l%22r17"><text:span text:style-name="Internet_20_link"><text:span text:style-name="T31">registerService</text:span></text:span></text:a><text:span text:style-name="Code2"><text:span text:style-name="T19">(String[] clazzes, Object service, Dictionary&lt;String,?&gt; properties)</text:span></text:span></text:p>
              <text:p text:style-name="P67"><text:span text:style-name="T8">Registers the specified service object with the specified properties under the specified class names into the Framework.</text:span></text:p>
            </table:table-cell>
            <table:table-cell table:style-name="Table10.C24" office:value-type="string">
              <text:p text:style-name="P71"><text:bookmark-ref text:reference-format="page" text:ref-name="">Error: Reference source not found</text:bookmark-ref></text:p>
            </table:table-cell>
          </table:table-row>
          <table:table-row table:style-name="Table10.1">
            <table:table-cell table:style-name="Table10.A25" office:value-type="string">
              <text:p text:style-name="P72"><text:span text:style-name="Code_20_Small1"><text:span text:style-name="T24">void</text:span></text:span></text:p>
            </table:table-cell>
            <table:table-cell table:style-name="Table10.B25" office:value-type="string">
              <text:p text:style-name="P74"><text:a xlink:type="simple" xlink:href="file:///l%22r14"><text:span text:style-name="Internet_20_link"><text:span text:style-name="T31">removeBundleListener</text:span></text:span></text:a><text:span text:style-name="Code2"><text:span text:style-name="T19">(org.osgi.framework.BundleListener listener)</text:span></text:span></text:p>
              <text:p text:style-name="P67"><text:span text:style-name="T8">Removes the specified </text:span><text:span text:style-name="Code2"><text:span text:style-name="T18">BundleListener</text:span></text:span><text:span text:style-name="Default_20_Paragraph_20_Font"><text:span text:style-name="T8"> object from the context bundle's list of listeners.</text:span></text:span></text:p>
            </table:table-cell>
            <table:table-cell table:style-name="Table10.C25" office:value-type="string">
              <text:p text:style-name="P71"><text:bookmark-ref text:reference-format="page" text:ref-name="">Error: Reference source not found</text:bookmark-ref></text:p>
            </table:table-cell>
          </table:table-row>
          <table:table-row table:style-name="Table10.1">
            <table:table-cell table:style-name="Table10.A26" office:value-type="string">
              <text:p text:style-name="P72"><text:span text:style-name="Code_20_Small1"><text:span text:style-name="T24">void</text:span></text:span></text:p>
            </table:table-cell>
            <table:table-cell table:style-name="Table10.B26" office:value-type="string">
              <text:p text:style-name="P74"><text:a xlink:type="simple" xlink:href="file:///l%22r16"><text:span text:style-name="Internet_20_link"><text:span text:style-name="T31">removeFrameworkListener</text:span></text:span></text:a><text:span text:style-name="Code2"><text:span text:style-name="T19">(org.osgi.framework.FrameworkListener listener)</text:span></text:span></text:p>
              <text:p text:style-name="P67"><text:span text:style-name="T8">Removes the specified </text:span><text:span text:style-name="Code2"><text:span text:style-name="T18">FrameworkListener</text:span></text:span><text:span text:style-name="Default_20_Paragraph_20_Font"><text:span text:style-name="T8"> object from the context bundle's list of listeners.</text:span></text:span></text:p>
            </table:table-cell>
            <table:table-cell table:style-name="Table10.C26" office:value-type="string">
              <text:p text:style-name="P71"><text:bookmark-ref text:reference-format="page" text:ref-name="">Error: Reference source not found</text:bookmark-ref></text:p>
            </table:table-cell>
          </table:table-row>
          <table:table-row table:style-name="Table10.1">
            <table:table-cell table:style-name="Table10.A27" office:value-type="string">
              <text:p text:style-name="P72"><text:span text:style-name="Code_20_Small1"><text:span text:style-name="T24">void</text:span></text:span></text:p>
            </table:table-cell>
            <table:table-cell table:style-name="Table10.B27" office:value-type="string">
              <text:p text:style-name="P74"><text:a xlink:type="simple" xlink:href="file:///l%22r12"><text:span text:style-name="Internet_20_link"><text:span text:style-name="T31">removeServiceListener</text:span></text:span></text:a><text:span text:style-name="Code2"><text:span text:style-name="T19">(org.osgi.framework.ServiceListener listener)</text:span></text:span></text:p>
              <text:p text:style-name="P67"><text:span text:style-name="T8">Removes the specified </text:span><text:span text:style-name="Code2"><text:span text:style-name="T18">ServiceListener</text:span></text:span><text:span text:style-name="Default_20_Paragraph_20_Font"><text:span text:style-name="T8"> object from the context bundle's list of listeners.</text:span></text:span></text:p>
            </table:table-cell>
            <table:table-cell table:style-name="Table10.C27" office:value-type="string">
              <text:p text:style-name="P71"><text:bookmark-ref text:reference-format="page" text:ref-name="">Error: Reference source not found</text:bookmark-ref></text:p>
            </table:table-cell>
          </table:table-row>
          <text:soft-page-break/>
          <table:table-row table:style-name="Table10.1">
            <table:table-cell table:style-name="Table10.A28" office:value-type="string">
              <text:p text:style-name="P72"><text:span text:style-name="Code_20_Small1"><text:span text:style-name="T24">boolean</text:span></text:span></text:p>
            </table:table-cell>
            <table:table-cell table:style-name="Table10.B28" office:value-type="string">
              <text:p text:style-name="P74"><text:a xlink:type="simple" xlink:href="file:///l%22r30"><text:span text:style-name="Internet_20_link"><text:span text:style-name="T31">ungetService</text:span></text:span></text:a><text:span text:style-name="Code2"><text:span text:style-name="T19">(org.osgi.framework.ServiceReference&lt;?&gt; reference)</text:span></text:span></text:p>
              <text:p text:style-name="P67"><text:span text:style-name="T8">Releases the service object for the service referenced by the specified </text:span><text:span text:style-name="Code2"><text:span text:style-name="T18">ServiceReference</text:span></text:span><text:span text:style-name="Default_20_Paragraph_20_Font"><text:span text:style-name="T8"> object.</text:span></text:span></text:p>
            </table:table-cell>
            <table:table-cell table:style-name="Table10.C28" office:value-type="string">
              <text:p text:style-name="P71"><text:bookmark-ref text:reference-format="page" text:ref-name="">Error: Reference source not found</text:bookmark-ref></text:p>
            </table:table-cell>
          </table:table-row>
        </table:table>
        <text:p text:style-name="Detail_20_Heading"><text:span text:style-name="T17">Method Detail</text:span></text:p>
        <text:p text:style-name="Detail_20_Heading"><text:bookmark text:name="r4"/><text:span text:style-name="T17">getProperty</text:span></text:p>
        <text:p text:style-name="P22"><text:span text:style-name="Code2"><text:span text:style-name="T18">String getProperty</text:span></text:span><text:span text:style-name="Code2"><text:span text:style-name="T21">(String key)</text:span></text:span></text:p>
        <text:p text:style-name="P38"><text:span text:style-name="T8">Returns the value of the specified property. If the key is not found in the Framework properties, the system properties are then searched. The method returns </text:span><text:span text:style-name="Code2"><text:span text:style-name="T18">null</text:span></text:span><text:span text:style-name="Default_20_Paragraph_20_Font"><text:span text:style-name="T8"> if the property is not found.</text:span></text:span></text:p>
        <text:p text:style-name="P38"><text:span text:style-name="T8">All bundles must have permission to read properties whose names start with "org.osgi.".</text:span></text:p>
        <text:p text:style-name="P38"><text:span text:style-name="T8">Parameters:</text:span></text:p>
        <text:p text:style-name="P58"><text:span text:style-name="Code2"><text:span text:style-name="T18">key</text:span></text:span><text:span text:style-name="Default_20_Paragraph_20_Font"><text:span text:style-name="T8"> - The name of the requested property.</text:span></text:span></text:p>
        <text:p text:style-name="P38"><text:span text:style-name="T8">Returns:</text:span></text:p>
        <text:p text:style-name="P58"><text:span text:style-name="T8">The value of the requested property, or </text:span><text:span text:style-name="Code2"><text:span text:style-name="T18">null</text:span></text:span><text:span text:style-name="Default_20_Paragraph_20_Font"><text:span text:style-name="T8"> if the property is undefined.</text:span></text:span></text:p>
        <text:p text:style-name="P38"><text:span text:style-name="T8">Throws:</text:span></text:p>
        <text:p text:style-name="P58"><text:span text:style-name="Code2"><text:span text:style-name="T18">SecurityException</text:span></text:span><text:span text:style-name="Default_20_Paragraph_20_Font"><text:span text:style-name="T8"> - If the caller does not have the appropriate </text:span></text:span><text:span text:style-name="Code2"><text:span text:style-name="T18">PropertyPermission</text:span></text:span><text:span text:style-name="Default_20_Paragraph_20_Font"><text:span text:style-name="T8"> to read the property, and the Java Runtime Environment supports permissions.</text:span></text:span></text:p>
        <text:p text:style-name="P41"/>
        <text:p text:style-name="P43"><text:bookmark text:name="r5"/><text:span text:style-name="T17">getBundle</text:span></text:p>
        <text:p text:style-name="P22"><text:span text:style-name="Code2"><text:span text:style-name="T18">org.osgi.framework.Bundle getBundle</text:span></text:span><text:span text:style-name="Code2"><text:span text:style-name="T21">()</text:span></text:span></text:p>
        <text:p text:style-name="P38"><text:span text:style-name="T8">Returns the </text:span><text:span text:style-name="Code2"><text:span text:style-name="T18">Bundle</text:span></text:span><text:span text:style-name="Default_20_Paragraph_20_Font"><text:span text:style-name="T8"> object associated with this </text:span></text:span><text:span text:style-name="Code2"><text:span text:style-name="T18">BundleContext</text:span></text:span><text:span text:style-name="Default_20_Paragraph_20_Font"><text:span text:style-name="T8">. This bundle is called the context bundle.</text:span></text:span></text:p>
        <text:p text:style-name="P38"><text:span text:style-name="T8">Specified by:</text:span></text:p>
        <text:p text:style-name="P58"><text:span text:style-name="Code2"><text:span text:style-name="T18">getBundle</text:span></text:span><text:span text:style-name="Default_20_Paragraph_20_Font"><text:span text:style-name="T8"> in interface </text:span></text:span><text:span text:style-name="Code2"><text:span text:style-name="T18">org.osgi.framework.BundleReference</text:span></text:span></text:p>
        <text:p text:style-name="P38"><text:span text:style-name="T8">Returns:</text:span></text:p>
        <text:p text:style-name="P58"><text:span text:style-name="T8">The </text:span><text:span text:style-name="Code2"><text:span text:style-name="T18">Bundle</text:span></text:span><text:span text:style-name="Default_20_Paragraph_20_Font"><text:span text:style-name="T8"> object associated with this </text:span></text:span><text:span text:style-name="Code2"><text:span text:style-name="T18">BundleContext</text:span></text:span><text:span text:style-name="Default_20_Paragraph_20_Font"><text:span text:style-name="T8">.</text:span></text:span></text:p>
        <text:p text:style-name="P38"><text:span text:style-name="T8">Throws:</text:span></text:p>
        <text:p text:style-name="P58"><text:span text:style-name="Code2"><text:span text:style-name="T18">IllegalStateException</text:span></text:span><text:span text:style-name="Default_20_Paragraph_20_Font"><text:span text:style-name="T8"> - If this BundleContext is no longer valid.</text:span></text:span></text:p>
        <text:p text:style-name="P41"/>
        <text:p text:style-name="P43"><text:bookmark text:name="r6"/><text:span text:style-name="T17">installBundle</text:span></text:p>
        <text:p text:style-name="P22"><text:span text:style-name="Code2"><text:span text:style-name="T18">org.osgi.framework.Bundle installBundle</text:span></text:span><text:span text:style-name="Code2"><text:span text:style-name="T21">(String location,</text:span></text:span><text:line-break/><text:span text:style-name="Code2"><text:span text:style-name="T21">                                        InputStream input)</text:span></text:span><text:line-break/><text:span text:style-name="Code2"><text:span text:style-name="T21">                                 throws org.osgi.framework.BundleException</text:span></text:span></text:p>
        <text:p text:style-name="P38"><text:span text:style-name="T8">Installs a bundle from the specified </text:span><text:span text:style-name="Code2"><text:span text:style-name="T18">InputStream</text:span></text:span><text:span text:style-name="Default_20_Paragraph_20_Font"><text:span text:style-name="T8"> object.</text:span></text:span></text:p>
        <text:p text:style-name="P38"><text:span text:style-name="T8">If the specified </text:span><text:span text:style-name="Code2"><text:span text:style-name="T18">InputStream</text:span></text:span><text:span text:style-name="Default_20_Paragraph_20_Font"><text:span text:style-name="T8"> is </text:span></text:span><text:span text:style-name="Code2"><text:span text:style-name="T18">null</text:span></text:span><text:span text:style-name="Default_20_Paragraph_20_Font"><text:span text:style-name="T8">, the Framework must create the </text:span></text:span><text:span text:style-name="Code2"><text:span text:style-name="T18">InputStream</text:span></text:span><text:span text:style-name="Default_20_Paragraph_20_Font"><text:span text:style-name="T8"> from which to read the bundle by interpreting, in an implementation dependent manner, the specified </text:span></text:span><text:span text:style-name="Code2"><text:span text:style-name="T18">location</text:span></text:span><text:span text:style-name="Default_20_Paragraph_20_Font"><text:span text:style-name="T8">.</text:span></text:span></text:p>
        <text:p text:style-name="P38"><text:span text:style-name="T8">The specified </text:span><text:span text:style-name="Code2"><text:span text:style-name="T18">location</text:span></text:span><text:span text:style-name="Default_20_Paragraph_20_Font"><text:span text:style-name="T8"> identifier will be used as the identity of the bundle. Every installed bundle is uniquely identified by its location identifier which is typically in the form of a URL.</text:span></text:span></text:p>
        <text:p text:style-name="P38"><text:span text:style-name="T8">The following steps are required to install a bundle:</text:span></text:p>
        <text:list xml:id="list5773639159531399776" text:style-name="WWNum2">
          <text:list-item>
            <text:p text:style-name="P44"><text:span text:style-name="T8">If a bundle containing the same location identifier is already installed, the </text:span><text:span text:style-name="Code2"><text:span text:style-name="T18">Bundle</text:span></text:span><text:span text:style-name="Default_20_Paragraph_20_Font"><text:span text:style-name="T8"> object for that bundle is returned.</text:span></text:span></text:p>
          </text:list-item>
          <text:list-item>
            <text:p text:style-name="P44"><text:span text:style-name="T8">The bundle's content is read from the input stream. If this fails, a </text:span><text:span text:style-name="Code2"><text:span text:style-name="T18">org.osgi.framework.BundleException</text:span></text:span><text:span text:style-name="Default_20_Paragraph_20_Font"><text:span text:style-name="T8"> is thrown.</text:span></text:span></text:p>
          </text:list-item>
          <text:list-item>
            <text:p text:style-name="P44"><text:span text:style-name="T8">The bundle's associated resources are allocated. The associated resources minimally consist of a unique identifier and a persistent storage area if the platform has file system support. If this step fails, a </text:span><text:span text:style-name="Code2"><text:span text:style-name="T18">BundleException</text:span></text:span><text:span text:style-name="Default_20_Paragraph_20_Font"><text:span text:style-name="T8"> is thrown.</text:span></text:span></text:p>
          </text:list-item>
          <text:list-item>
            <text:p text:style-name="P44"><text:span text:style-name="T8">The bundle's state is set to </text:span><text:span text:style-name="Code2"><text:span text:style-name="T18">INSTALLED</text:span></text:span><text:span text:style-name="Default_20_Paragraph_20_Font"><text:span text:style-name="T8">.</text:span></text:span></text:p>
          </text:list-item>
          <text:list-item>
            <text:p text:style-name="P44"><text:span text:style-name="T8">A bundle event of type </text:span><text:span text:style-name="Code2"><text:span text:style-name="T18">org.osgi.framework.BundleEvent.INSTALLED</text:span></text:span><text:span text:style-name="Default_20_Paragraph_20_Font"><text:span text:style-name="T8"> is fired.</text:span></text:span></text:p>
          </text:list-item>
          <text:list-item>
            <text:p text:style-name="P44"><text:span text:style-name="T8">The </text:span><text:span text:style-name="Code2"><text:span text:style-name="T18">Bundle</text:span></text:span><text:span text:style-name="Default_20_Paragraph_20_Font"><text:span text:style-name="T8"> object for the newly or previously installed bundle is returned.</text:span></text:span></text:p>
          </text:list-item>
        </text:list>
        <text:p text:style-name="P38"><text:span text:style-name="T8">Postconditions, no exceptions thrown </text:span></text:p>
        <text:list xml:id="list2084951674040880706" text:style-name="WWNum3">
          <text:list-item>
            <text:p text:style-name="P45"><text:span text:style-name="Code2"><text:span text:style-name="T18">getState()</text:span></text:span><text:span text:style-name="Default_20_Paragraph_20_Font"><text:span text:style-name="T8"> in { </text:span></text:span><text:span text:style-name="Code2"><text:span text:style-name="T18">INSTALLED</text:span></text:span><text:span text:style-name="Default_20_Paragraph_20_Font"><text:span text:style-name="T8">, </text:span></text:span><text:span text:style-name="Code2"><text:span text:style-name="T18">RESOLVED</text:span></text:span><text:span text:style-name="Default_20_Paragraph_20_Font"><text:span text:style-name="T8"> }.</text:span></text:span></text:p>
          </text:list-item>
          <text:list-item>
            <text:p text:style-name="P45"><text:span text:style-name="T8">Bundle has a unique ID.</text:span></text:p>
          </text:list-item>
        </text:list>
        <text:p text:style-name="P38"><text:span text:style-name="T8">Postconditions, when an exception is thrown </text:span></text:p>
        <text:list xml:id="list9029802179515766490" text:style-name="WWNum4">
          <text:list-item>
            <text:p text:style-name="P46"><text:span text:style-name="T8">Bundle is not installed. If there was an existing bundle for the specified location, then that bundle must still be in the state it was prior to calling this method.</text:span></text:p>
          </text:list-item>
        </text:list>
        <text:p text:style-name="P38"><text:span text:style-name="T8">Parameters:</text:span></text:p>
        <text:p text:style-name="P58"><text:span text:style-name="Code2"><text:span text:style-name="T18">location</text:span></text:span><text:span text:style-name="Default_20_Paragraph_20_Font"><text:span text:style-name="T8"> - The location identifier of the bundle to install.</text:span></text:span></text:p>
        <text:p text:style-name="P58"><text:span text:style-name="Code2"><text:span text:style-name="T18">input</text:span></text:span><text:span text:style-name="Default_20_Paragraph_20_Font"><text:span text:style-name="T8"> - The </text:span></text:span><text:span text:style-name="Code2"><text:span text:style-name="T18">InputStream</text:span></text:span><text:span text:style-name="Default_20_Paragraph_20_Font"><text:span text:style-name="T8"> object from which this bundle will be read or </text:span></text:span><text:span text:style-name="Code2"><text:span text:style-name="T18">null</text:span></text:span><text:span text:style-name="Default_20_Paragraph_20_Font"><text:span text:style-name="T8"> to indicate the Framework must create the input stream from the specified location identifier. The input stream must always be closed when this method completes, even if an exception is thrown.</text:span></text:span></text:p>
        <text:p text:style-name="P38"><text:span text:style-name="T8">Returns:</text:span></text:p>
        <text:p text:style-name="P58"><text:soft-page-break/><text:span text:style-name="T8">The </text:span><text:span text:style-name="Code2"><text:span text:style-name="T18">Bundle</text:span></text:span><text:span text:style-name="Default_20_Paragraph_20_Font"><text:span text:style-name="T8"> object of the installed bundle.</text:span></text:span></text:p>
        <text:p text:style-name="P38"><text:span text:style-name="T8">Throws:</text:span></text:p>
        <text:p text:style-name="P58"><text:span text:style-name="Code2"><text:span text:style-name="T18">org.osgi.framework.BundleException</text:span></text:span><text:span text:style-name="Default_20_Paragraph_20_Font"><text:span text:style-name="T8"> - If the installation failed. BundleException types thrown by this method include: </text:span></text:span><text:span text:style-name="Code2"><text:span text:style-name="T18">org.osgi.framework.BundleException.READ_ERROR</text:span></text:span><text:span text:style-name="Default_20_Paragraph_20_Font"><text:span text:style-name="T8"> , </text:span></text:span><text:span text:style-name="Code2"><text:span text:style-name="T18">org.osgi.framework.BundleException.DUPLICATE_BUNDLE_ERROR</text:span></text:span><text:span text:style-name="Default_20_Paragraph_20_Font"><text:span text:style-name="T8">, </text:span></text:span><text:span text:style-name="Code2"><text:span text:style-name="T18">org.osgi.framework.BundleException.MANIFEST_ERROR</text:span></text:span><text:span text:style-name="Default_20_Paragraph_20_Font"><text:span text:style-name="T8">, and </text:span></text:span><text:span text:style-name="Code2"><text:span text:style-name="T18">org.osgi.framework.BundleException.REJECTED_BY_HOOK</text:span></text:span><text:span text:style-name="Default_20_Paragraph_20_Font"><text:span text:style-name="T8">.</text:span></text:span></text:p>
        <text:p text:style-name="P58"><text:span text:style-name="Code2"><text:span text:style-name="T18">SecurityException</text:span></text:span><text:span text:style-name="Default_20_Paragraph_20_Font"><text:span text:style-name="T8"> - If the caller does not have the appropriate </text:span></text:span><text:span text:style-name="Code2"><text:span text:style-name="T18">AdminPermission[installed bundle,LIFECYCLE]</text:span></text:span><text:span text:style-name="Default_20_Paragraph_20_Font"><text:span text:style-name="T8">, and the Java Runtime Environment supports permissions.</text:span></text:span></text:p>
        <text:p text:style-name="P58"><text:span text:style-name="Code2"><text:span text:style-name="T18">IllegalStateException</text:span></text:span><text:span text:style-name="Default_20_Paragraph_20_Font"><text:span text:style-name="T8"> - If this BundleContext is no longer valid.</text:span></text:span></text:p>
        <text:p text:style-name="P41"/>
        <text:p text:style-name="P43"><text:bookmark text:name="r7"/><text:span text:style-name="T17">installBundle</text:span></text:p>
        <text:p text:style-name="P22"><text:span text:style-name="Code2"><text:span text:style-name="T18">org.osgi.framework.Bundle installBundle</text:span></text:span><text:span text:style-name="Code2"><text:span text:style-name="T21">(String location)</text:span></text:span><text:line-break/><text:span text:style-name="Code2"><text:span text:style-name="T21">                                 throws org.osgi.framework.BundleException</text:span></text:span></text:p>
        <text:p text:style-name="P38"><text:span text:style-name="T8">Installs a bundle from the specified </text:span><text:span text:style-name="Code2"><text:span text:style-name="T18">location</text:span></text:span><text:span text:style-name="Default_20_Paragraph_20_Font"><text:span text:style-name="T8"> identifier.</text:span></text:span></text:p>
        <text:p text:style-name="P38"><text:span text:style-name="T8">This method performs the same function as calling </text:span><text:a xlink:type="simple" xlink:href="file:///l%22r6"><text:span text:style-name="Internet_20_link"><text:span text:style-name="T30">installBundle(String,InputStream)</text:span></text:span></text:a><text:span text:style-name="Default_20_Paragraph_20_Font"><text:span text:style-name="T9"> with the specified </text:span></text:span><text:span text:style-name="Code2"><text:span text:style-name="T20">location</text:span></text:span><text:span text:style-name="Default_20_Paragraph_20_Font"><text:span text:style-name="T9"> identifier and a </text:span></text:span><text:span text:style-name="Code2"><text:span text:style-name="T20">null</text:span></text:span><text:span text:style-name="Default_20_Paragraph_20_Font"><text:span text:style-name="T9"> InputStream.</text:span></text:span></text:p>
        <text:p text:style-name="P38"><text:span text:style-name="T8">Parameters:</text:span></text:p>
        <text:p text:style-name="P58"><text:span text:style-name="Code2"><text:span text:style-name="T18">location</text:span></text:span><text:span text:style-name="Default_20_Paragraph_20_Font"><text:span text:style-name="T8"> - The location identifier of the bundle to install.</text:span></text:span></text:p>
        <text:p text:style-name="P38"><text:span text:style-name="T8">Returns:</text:span></text:p>
        <text:p text:style-name="P58"><text:span text:style-name="T8">The </text:span><text:span text:style-name="Code2"><text:span text:style-name="T18">Bundle</text:span></text:span><text:span text:style-name="Default_20_Paragraph_20_Font"><text:span text:style-name="T8"> object of the installed bundle.</text:span></text:span></text:p>
        <text:p text:style-name="P38"><text:span text:style-name="T8">Throws:</text:span></text:p>
        <text:p text:style-name="P58"><text:span text:style-name="Code2"><text:span text:style-name="T18">org.osgi.framework.BundleException</text:span></text:span><text:span text:style-name="Default_20_Paragraph_20_Font"><text:span text:style-name="T8"> - If the installation failed. BundleException types thrown by this method include: </text:span></text:span><text:span text:style-name="Code2"><text:span text:style-name="T18">org.osgi.framework.BundleException.READ_ERROR</text:span></text:span><text:span text:style-name="Default_20_Paragraph_20_Font"><text:span text:style-name="T8"> , </text:span></text:span><text:span text:style-name="Code2"><text:span text:style-name="T18">org.osgi.framework.BundleException.DUPLICATE_BUNDLE_ERROR</text:span></text:span><text:span text:style-name="Default_20_Paragraph_20_Font"><text:span text:style-name="T8">, </text:span></text:span><text:span text:style-name="Code2"><text:span text:style-name="T18">org.osgi.framework.BundleException.MANIFEST_ERROR</text:span></text:span><text:span text:style-name="Default_20_Paragraph_20_Font"><text:span text:style-name="T8">, and </text:span></text:span><text:span text:style-name="Code2"><text:span text:style-name="T18">org.osgi.framework.BundleException.REJECTED_BY_HOOK</text:span></text:span><text:span text:style-name="Default_20_Paragraph_20_Font"><text:span text:style-name="T8">.</text:span></text:span></text:p>
        <text:p text:style-name="P58"><text:span text:style-name="Code2"><text:span text:style-name="T18">SecurityException</text:span></text:span><text:span text:style-name="Default_20_Paragraph_20_Font"><text:span text:style-name="T8"> - If the caller does not have the appropriate </text:span></text:span><text:span text:style-name="Code2"><text:span text:style-name="T18">AdminPermission[installed bundle,LIFECYCLE]</text:span></text:span><text:span text:style-name="Default_20_Paragraph_20_Font"><text:span text:style-name="T8">, and the Java Runtime Environment supports permissions.</text:span></text:span></text:p>
        <text:p text:style-name="P58"><text:span text:style-name="Code2"><text:span text:style-name="T18">IllegalStateException</text:span></text:span><text:span text:style-name="Default_20_Paragraph_20_Font"><text:span text:style-name="T8"> - If this BundleContext is no longer valid.</text:span></text:span></text:p>
        <text:p text:style-name="P38"><text:span text:style-name="T8">See Also:</text:span></text:p>
        <text:p text:style-name="P58"><text:a xlink:type="simple" xlink:href="file:///l%22r6"><text:span text:style-name="Internet_20_link"><text:span text:style-name="T30">installBundle(String, InputStream)</text:span></text:span></text:a></text:p>
        <text:p text:style-name="P41"/>
        <text:p text:style-name="P43"><text:bookmark text:name="r8"/><text:span text:style-name="T17">getBundle</text:span></text:p>
        <text:p text:style-name="P22"><text:span text:style-name="Code2"><text:span text:style-name="T18">org.osgi.framework.Bundle getBundle</text:span></text:span><text:span text:style-name="Code2"><text:span text:style-name="T21">(long id)</text:span></text:span></text:p>
        <text:p text:style-name="P38"><text:span text:style-name="T8">Returns the bundle with the specified identifier.</text:span></text:p>
        <text:p text:style-name="P38"><text:span text:style-name="T8">Parameters:</text:span></text:p>
        <text:p text:style-name="P58"><text:span text:style-name="Code2"><text:span text:style-name="T18">id</text:span></text:span><text:span text:style-name="Default_20_Paragraph_20_Font"><text:span text:style-name="T8"> - The identifier of the bundle to retrieve.</text:span></text:span></text:p>
        <text:p text:style-name="P38"><text:span text:style-name="T8">Returns:</text:span></text:p>
        <text:p text:style-name="P58"><text:span text:style-name="T8">A </text:span><text:span text:style-name="Code2"><text:span text:style-name="T18">Bundle</text:span></text:span><text:span text:style-name="Default_20_Paragraph_20_Font"><text:span text:style-name="T8"> object or </text:span></text:span><text:span text:style-name="Code2"><text:span text:style-name="T18">null</text:span></text:span><text:span text:style-name="Default_20_Paragraph_20_Font"><text:span text:style-name="T8"> if the identifier does not match any installed bundle.</text:span></text:span></text:p>
        <text:p text:style-name="P41"/>
        <text:p text:style-name="P43"><text:bookmark text:name="r9"/><text:span text:style-name="T17">getBundles</text:span></text:p>
        <text:p text:style-name="P22"><text:span text:style-name="Code2"><text:span text:style-name="T18">org.osgi.framework.Bundle[] getBundles</text:span></text:span><text:span text:style-name="Code2"><text:span text:style-name="T21">()</text:span></text:span></text:p>
        <text:p text:style-name="P38"><text:span text:style-name="T8">Returns a list of all installed bundles.</text:span></text:p>
        <text:p text:style-name="P38"><text:span text:style-name="T8">This method returns a list of all bundles installed in the OSGi environment at the time of the call to this method. However, since the Framework is a very dynamic environment, bundles can be installed or uninstalled at anytime.</text:span></text:p>
        <text:p text:style-name="P38"><text:span text:style-name="T8">Returns:</text:span></text:p>
        <text:p text:style-name="P58"><text:span text:style-name="T8">An array of </text:span><text:span text:style-name="Code2"><text:span text:style-name="T18">Bundle</text:span></text:span><text:span text:style-name="Default_20_Paragraph_20_Font"><text:span text:style-name="T8"> objects, one object per installed bundle.</text:span></text:span></text:p>
        <text:p text:style-name="P41"/>
        <text:p text:style-name="P43"><text:bookmark text:name="r10"/><text:span text:style-name="T17">addServiceListener</text:span></text:p>
        <text:p text:style-name="P22"><text:span text:style-name="Code2"><text:span text:style-name="T18">void addServiceListener</text:span></text:span><text:span text:style-name="Code2"><text:span text:style-name="T21">(org.osgi.framework.ServiceListener listener,</text:span></text:span><text:line-break/><text:span text:style-name="Code2"><text:span text:style-name="T21">                        String filter)</text:span></text:span><text:line-break/><text:span text:style-name="Code2"><text:span text:style-name="T21">                 throws org.osgi.framework.InvalidSyntaxException</text:span></text:span></text:p>
        <text:p text:style-name="P38"><text:span text:style-name="T8">Adds the specified </text:span><text:span text:style-name="Code2"><text:span text:style-name="T18">ServiceListener</text:span></text:span><text:span text:style-name="Default_20_Paragraph_20_Font"><text:span text:style-name="T8"> object with the specified </text:span></text:span><text:span text:style-name="Code2"><text:span text:style-name="T18">filter</text:span></text:span><text:span text:style-name="Default_20_Paragraph_20_Font"><text:span text:style-name="T8"> to the context bundle's list of listeners. See </text:span></text:span><text:span text:style-name="Code2"><text:span text:style-name="T18">org.osgi.framework.Filter</text:span></text:span><text:span text:style-name="Default_20_Paragraph_20_Font"><text:span text:style-name="T8"> for a description of the filter syntax. </text:span></text:span><text:span text:style-name="Code2"><text:span text:style-name="T18">ServiceListener</text:span></text:span><text:span text:style-name="Default_20_Paragraph_20_Font"><text:span text:style-name="T8"> objects are notified when a service has a lifecycle state change.</text:span></text:span></text:p>
        <text:p text:style-name="P38"><text:span text:style-name="T8">If the context bundle's list of listeners already contains a listener </text:span><text:span text:style-name="Code2"><text:span text:style-name="T18">l</text:span></text:span><text:span text:style-name="Default_20_Paragraph_20_Font"><text:span text:style-name="T8"> such that </text:span></text:span><text:span text:style-name="Code2"><text:span text:style-name="T18">(l==listener)</text:span></text:span><text:span text:style-name="Default_20_Paragraph_20_Font"><text:span text:style-name="T8">, then this method replaces that listener's filter (which may be </text:span></text:span><text:span text:style-name="Code2"><text:span text:style-name="T18">null</text:span></text:span><text:span text:style-name="Default_20_Paragraph_20_Font"><text:span text:style-name="T8">) with the specified one (which may be </text:span></text:span><text:span text:style-name="Code2"><text:span text:style-name="T18">null</text:span></text:span><text:span text:style-name="Default_20_Paragraph_20_Font"><text:span text:style-name="T8">).</text:span></text:span></text:p>
        <text:p text:style-name="P38"><text:span text:style-name="T8">The listener is called if the filter criteria is met. To filter based upon the class of the service, the filter should reference the </text:span><text:a xlink:type="simple" xlink:href="file:///l%22r123"><text:span text:style-name="Internet_20_link"><text:span text:style-name="T30">Constants.OBJECTCLASS</text:span></text:span></text:a><text:span text:style-name="Default_20_Paragraph_20_Font"><text:span text:style-name="T9"> property. If </text:span></text:span><text:span text:style-name="Code2"><text:span text:style-name="T20">filter</text:span></text:span><text:span text:style-name="Default_20_Paragraph_20_Font"><text:span text:style-name="T9"> is </text:span></text:span><text:span text:style-name="Code2"><text:span text:style-name="T20">null</text:span></text:span><text:span text:style-name="Default_20_Paragraph_20_Font"><text:span text:style-name="T9"> , all services are considered to match the filter.</text:span></text:span></text:p>
        <text:p text:style-name="P38"><text:span text:style-name="T8">When using a </text:span><text:span text:style-name="Code2"><text:span text:style-name="T18">filter</text:span></text:span><text:span text:style-name="Default_20_Paragraph_20_Font"><text:span text:style-name="T8">, it is possible that the </text:span></text:span><text:span text:style-name="Code2"><text:span text:style-name="T18">ServiceEvent</text:span></text:span><text:span text:style-name="Default_20_Paragraph_20_Font"><text:span text:style-name="T8"> s for the complete lifecycle of a service will not be delivered to the listener. For example, if the </text:span></text:span><text:span text:style-name="Code2"><text:span text:style-name="T18">filter</text:span></text:span><text:span text:style-name="Default_20_Paragraph_20_Font"><text:span text:style-name="T8"> only matches when the property </text:span></text:span><text:span text:style-name="Code2"><text:span text:style-name="T18">x</text:span></text:span><text:span text:style-name="Default_20_Paragraph_20_Font"><text:span text:style-name="T8"> has the value </text:span></text:span><text:span text:style-name="Code2"><text:span text:style-name="T18">1</text:span></text:span><text:span text:style-name="Default_20_Paragraph_20_Font"><text:span text:style-name="T8">, the listener will not be called if the service is registered with the property </text:span></text:span><text:span text:style-name="Code2"><text:span text:style-name="T18">x</text:span></text:span><text:span text:style-name="Default_20_Paragraph_20_Font"><text:span text:style-name="T8"> not set to the value </text:span></text:span><text:span text:style-name="Code2"><text:span text:style-name="T18">1</text:span></text:span><text:span text:style-name="Default_20_Paragraph_20_Font"><text:span text:style-name="T8">. Subsequently, when the service is modified setting property </text:span></text:span><text:span text:style-name="Code2"><text:span text:style-name="T18">x</text:span></text:span><text:span text:style-name="Default_20_Paragraph_20_Font"><text:span text:style-name="T8"> to the value </text:span></text:span><text:span text:style-name="Code2"><text:span text:style-name="T18">1</text:span></text:span><text:span text:style-name="Default_20_Paragraph_20_Font"><text:span text:style-name="T8">, the filter will match and the listener will be called with a </text:span></text:span><text:span text:style-name="Code2"><text:span text:style-name="T18">ServiceEvent</text:span></text:span><text:span text:style-name="Default_20_Paragraph_20_Font"><text:span text:style-name="T8"> of type </text:span></text:span><text:span text:style-name="Code2"><text:span text:style-name="T18">MODIFIED</text:span></text:span><text:span text:style-name="Default_20_Paragraph_20_Font"><text:span text:style-name="T8">. Thus, the listener will not be called with a </text:span></text:span><text:span text:style-name="Code2"><text:span text:style-name="T18">ServiceEvent</text:span></text:span><text:span text:style-name="Default_20_Paragraph_20_Font"><text:span text:style-name="T8"> of type </text:span></text:span><text:span text:style-name="Code2"><text:span text:style-name="T18">REGISTERED</text:span></text:span><text:span text:style-name="Default_20_Paragraph_20_Font"><text:span text:style-name="T8">.</text:span></text:span></text:p>
        <text:p text:style-name="P38"><text:soft-page-break/><text:span text:style-name="T8">If the Java Runtime Environment supports permissions, the </text:span><text:span text:style-name="Code2"><text:span text:style-name="T18">ServiceListener</text:span></text:span><text:span text:style-name="Default_20_Paragraph_20_Font"><text:span text:style-name="T8"> object will be notified of a service event only if the bundle that is registering it has the </text:span></text:span><text:span text:style-name="Code2"><text:span text:style-name="T18">ServicePermission</text:span></text:span><text:span text:style-name="Default_20_Paragraph_20_Font"><text:span text:style-name="T8"> to get the service using at least one of the named classes the service was registered under.</text:span></text:span></text:p>
        <text:p text:style-name="P38"><text:span text:style-name="T8">Parameters:</text:span></text:p>
        <text:p text:style-name="P58"><text:span text:style-name="Code2"><text:span text:style-name="T18">listener</text:span></text:span><text:span text:style-name="Default_20_Paragraph_20_Font"><text:span text:style-name="T8"> - The </text:span></text:span><text:span text:style-name="Code2"><text:span text:style-name="T18">ServiceListener</text:span></text:span><text:span text:style-name="Default_20_Paragraph_20_Font"><text:span text:style-name="T8"> object to be added.</text:span></text:span></text:p>
        <text:p text:style-name="P58"><text:span text:style-name="Code2"><text:span text:style-name="T18">filter</text:span></text:span><text:span text:style-name="Default_20_Paragraph_20_Font"><text:span text:style-name="T8"> - The filter criteria.</text:span></text:span></text:p>
        <text:p text:style-name="P38"><text:span text:style-name="T8">Throws:</text:span></text:p>
        <text:p text:style-name="P58"><text:span text:style-name="Code2"><text:span text:style-name="T18">org.osgi.framework.InvalidSyntaxException</text:span></text:span><text:span text:style-name="Default_20_Paragraph_20_Font"><text:span text:style-name="T8"> - If </text:span></text:span><text:span text:style-name="Code2"><text:span text:style-name="T18">filter</text:span></text:span><text:span text:style-name="Default_20_Paragraph_20_Font"><text:span text:style-name="T8"> contains an invalid filter string that cannot be parsed.</text:span></text:span></text:p>
        <text:p text:style-name="P58"><text:span text:style-name="Code2"><text:span text:style-name="T18">IllegalStateException</text:span></text:span><text:span text:style-name="Default_20_Paragraph_20_Font"><text:span text:style-name="T8"> - If this BundleContext is no longer valid.</text:span></text:span></text:p>
        <text:p text:style-name="P38"><text:span text:style-name="T8">See Also:</text:span></text:p>
        <text:p text:style-name="P58"><text:span text:style-name="Code2"><text:span text:style-name="T18">org.osgi.framework.ServiceEvent</text:span></text:span><text:span text:style-name="Default_20_Paragraph_20_Font"><text:span text:style-name="T8">, </text:span></text:span><text:span text:style-name="Code2"><text:span text:style-name="T18">org.osgi.framework.ServiceListener</text:span></text:span><text:span text:style-name="Default_20_Paragraph_20_Font"><text:span text:style-name="T8">, </text:span></text:span><text:span text:style-name="Code2"><text:span text:style-name="T18">org.osgi.framework.ServicePermission</text:span></text:span></text:p>
        <text:p text:style-name="P41"/>
        <text:p text:style-name="P43"><text:bookmark text:name="r11"/><text:span text:style-name="T17">addServiceListener</text:span></text:p>
        <text:p text:style-name="P22"><text:span text:style-name="Code2"><text:span text:style-name="T18">void addServiceListener</text:span></text:span><text:span text:style-name="Code2"><text:span text:style-name="T21">(org.osgi.framework.ServiceListener listener)</text:span></text:span></text:p>
        <text:p text:style-name="P38"><text:span text:style-name="T8">Adds the specified </text:span><text:span text:style-name="Code2"><text:span text:style-name="T18">ServiceListener</text:span></text:span><text:span text:style-name="Default_20_Paragraph_20_Font"><text:span text:style-name="T8"> object to the context bundle's list of listeners.</text:span></text:span></text:p>
        <text:p text:style-name="P38"><text:span text:style-name="T8">This method is the same as calling </text:span><text:span text:style-name="Code2"><text:span text:style-name="T18">BundleContext.addServiceListener(ServiceListener listener, String filter)</text:span></text:span><text:span text:style-name="Default_20_Paragraph_20_Font"><text:span text:style-name="T8"> with </text:span></text:span><text:span text:style-name="Code2"><text:span text:style-name="T18">filter</text:span></text:span><text:span text:style-name="Default_20_Paragraph_20_Font"><text:span text:style-name="T8"> set to </text:span></text:span><text:span text:style-name="Code2"><text:span text:style-name="T18">null</text:span></text:span><text:span text:style-name="Default_20_Paragraph_20_Font"><text:span text:style-name="T8">.</text:span></text:span></text:p>
        <text:p text:style-name="P38"><text:span text:style-name="T8">Parameters:</text:span></text:p>
        <text:p text:style-name="P58"><text:span text:style-name="Code2"><text:span text:style-name="T18">listener</text:span></text:span><text:span text:style-name="Default_20_Paragraph_20_Font"><text:span text:style-name="T8"> - The </text:span></text:span><text:span text:style-name="Code2"><text:span text:style-name="T18">ServiceListener</text:span></text:span><text:span text:style-name="Default_20_Paragraph_20_Font"><text:span text:style-name="T8"> object to be added.</text:span></text:span></text:p>
        <text:p text:style-name="P38"><text:span text:style-name="T8">Throws:</text:span></text:p>
        <text:p text:style-name="P58"><text:span text:style-name="Code2"><text:span text:style-name="T18">IllegalStateException</text:span></text:span><text:span text:style-name="Default_20_Paragraph_20_Font"><text:span text:style-name="T8"> - If this BundleContext is no longer valid.</text:span></text:span></text:p>
        <text:p text:style-name="P38"><text:span text:style-name="T8">See Also:</text:span></text:p>
        <text:p text:style-name="P58"><text:a xlink:type="simple" xlink:href="file:///l%22r10"><text:span text:style-name="Internet_20_link"><text:span text:style-name="T30">addServiceListener(ServiceListener, String)</text:span></text:span></text:a></text:p>
        <text:p text:style-name="P41"/>
        <text:p text:style-name="P43"><text:bookmark text:name="r12"/><text:span text:style-name="T17">removeServiceListener</text:span></text:p>
        <text:p text:style-name="P22"><text:span text:style-name="Code2"><text:span text:style-name="T18">void removeServiceListener</text:span></text:span><text:span text:style-name="Code2"><text:span text:style-name="T21">(org.osgi.framework.ServiceListener listener)</text:span></text:span></text:p>
        <text:p text:style-name="P38"><text:span text:style-name="T8">Removes the specified </text:span><text:span text:style-name="Code2"><text:span text:style-name="T18">ServiceListener</text:span></text:span><text:span text:style-name="Default_20_Paragraph_20_Font"><text:span text:style-name="T8"> object from the context bundle's list of listeners.</text:span></text:span></text:p>
        <text:p text:style-name="P38"><text:span text:style-name="T8">If </text:span><text:span text:style-name="Code2"><text:span text:style-name="T18">listener</text:span></text:span><text:span text:style-name="Default_20_Paragraph_20_Font"><text:span text:style-name="T8"> is not contained in this context bundle's list of listeners, this method does nothing.</text:span></text:span></text:p>
        <text:p text:style-name="P38"><text:span text:style-name="T8">Parameters:</text:span></text:p>
        <text:p text:style-name="P58"><text:span text:style-name="Code2"><text:span text:style-name="T18">listener</text:span></text:span><text:span text:style-name="Default_20_Paragraph_20_Font"><text:span text:style-name="T8"> - The </text:span></text:span><text:span text:style-name="Code2"><text:span text:style-name="T18">ServiceListener</text:span></text:span><text:span text:style-name="Default_20_Paragraph_20_Font"><text:span text:style-name="T8"> to be removed.</text:span></text:span></text:p>
        <text:p text:style-name="P38"><text:span text:style-name="T8">Throws:</text:span></text:p>
        <text:p text:style-name="P58"><text:span text:style-name="Code2"><text:span text:style-name="T18">IllegalStateException</text:span></text:span><text:span text:style-name="Default_20_Paragraph_20_Font"><text:span text:style-name="T8"> - If this BundleContext is no longer valid.</text:span></text:span></text:p>
        <text:p text:style-name="P41"/>
        <text:p text:style-name="P43"><text:bookmark text:name="r13"/><text:span text:style-name="T17">addBundleListener</text:span></text:p>
        <text:p text:style-name="P22"><text:span text:style-name="Code2"><text:span text:style-name="T18">void addBundleListener</text:span></text:span><text:span text:style-name="Code2"><text:span text:style-name="T21">(org.osgi.framework.BundleListener listener)</text:span></text:span></text:p>
        <text:p text:style-name="P38"><text:span text:style-name="T8">Adds the specified </text:span><text:span text:style-name="Code2"><text:span text:style-name="T18">BundleListener</text:span></text:span><text:span text:style-name="Default_20_Paragraph_20_Font"><text:span text:style-name="T8"> object to the context bundle's list of listeners if not already present. BundleListener objects are notified when a bundle has a lifecycle state change.</text:span></text:span></text:p>
        <text:p text:style-name="P38"><text:span text:style-name="T8">If the context bundle's list of listeners already contains a listener </text:span><text:span text:style-name="Code2"><text:span text:style-name="T18">l</text:span></text:span><text:span text:style-name="Default_20_Paragraph_20_Font"><text:span text:style-name="T8"> such that </text:span></text:span><text:span text:style-name="Code2"><text:span text:style-name="T18">(l==listener)</text:span></text:span><text:span text:style-name="Default_20_Paragraph_20_Font"><text:span text:style-name="T8">, this method does nothing.</text:span></text:span></text:p>
        <text:p text:style-name="P38"><text:span text:style-name="T8">Parameters:</text:span></text:p>
        <text:p text:style-name="P58"><text:span text:style-name="Code2"><text:span text:style-name="T18">listener</text:span></text:span><text:span text:style-name="Default_20_Paragraph_20_Font"><text:span text:style-name="T8"> - The </text:span></text:span><text:span text:style-name="Code2"><text:span text:style-name="T18">BundleListener</text:span></text:span><text:span text:style-name="Default_20_Paragraph_20_Font"><text:span text:style-name="T8"> to be added.</text:span></text:span></text:p>
        <text:p text:style-name="P38"><text:span text:style-name="T8">Throws:</text:span></text:p>
        <text:p text:style-name="P58"><text:span text:style-name="Code2"><text:span text:style-name="T18">IllegalStateException</text:span></text:span><text:span text:style-name="Default_20_Paragraph_20_Font"><text:span text:style-name="T8"> - If this BundleContext is no longer valid.</text:span></text:span></text:p>
        <text:p text:style-name="P58"><text:span text:style-name="Code2"><text:span text:style-name="T18">SecurityException</text:span></text:span><text:span text:style-name="Default_20_Paragraph_20_Font"><text:span text:style-name="T8"> - If listener is a </text:span></text:span><text:span text:style-name="Code2"><text:span text:style-name="T18">SynchronousBundleListener</text:span></text:span><text:span text:style-name="Default_20_Paragraph_20_Font"><text:span text:style-name="T8"> and the caller does not have the appropriate </text:span></text:span><text:span text:style-name="Code2"><text:span text:style-name="T18">AdminPermission[context bundle,LISTENER]</text:span></text:span><text:span text:style-name="Default_20_Paragraph_20_Font"><text:span text:style-name="T8">, and the Java Runtime Environment supports permissions.</text:span></text:span></text:p>
        <text:p text:style-name="P38"><text:span text:style-name="T8">See Also:</text:span></text:p>
        <text:p text:style-name="P58"><text:span text:style-name="Code2"><text:span text:style-name="T18">org.osgi.framework.BundleEvent</text:span></text:span><text:span text:style-name="Default_20_Paragraph_20_Font"><text:span text:style-name="T8">, </text:span></text:span><text:span text:style-name="Code2"><text:span text:style-name="T18">org.osgi.framework.BundleListener</text:span></text:span></text:p>
        <text:p text:style-name="P41"/>
        <text:p text:style-name="P43"><text:bookmark text:name="r14"/><text:span text:style-name="T17">removeBundleListener</text:span></text:p>
        <text:p text:style-name="P22"><text:span text:style-name="Code2"><text:span text:style-name="T18">void removeBundleListener</text:span></text:span><text:span text:style-name="Code2"><text:span text:style-name="T21">(org.osgi.framework.BundleListener listener)</text:span></text:span></text:p>
        <text:p text:style-name="P38"><text:span text:style-name="T8">Removes the specified </text:span><text:span text:style-name="Code2"><text:span text:style-name="T18">BundleListener</text:span></text:span><text:span text:style-name="Default_20_Paragraph_20_Font"><text:span text:style-name="T8"> object from the context bundle's list of listeners.</text:span></text:span></text:p>
        <text:p text:style-name="P38"><text:span text:style-name="T8">If </text:span><text:span text:style-name="Code2"><text:span text:style-name="T18">listener</text:span></text:span><text:span text:style-name="Default_20_Paragraph_20_Font"><text:span text:style-name="T8"> is not contained in the context bundle's list of listeners, this method does nothing.</text:span></text:span></text:p>
        <text:p text:style-name="P38"><text:span text:style-name="T8">Parameters:</text:span></text:p>
        <text:p text:style-name="P58"><text:span text:style-name="Code2"><text:span text:style-name="T18">listener</text:span></text:span><text:span text:style-name="Default_20_Paragraph_20_Font"><text:span text:style-name="T8"> - The </text:span></text:span><text:span text:style-name="Code2"><text:span text:style-name="T18">BundleListener</text:span></text:span><text:span text:style-name="Default_20_Paragraph_20_Font"><text:span text:style-name="T8"> object to be removed.</text:span></text:span></text:p>
        <text:p text:style-name="P38"><text:span text:style-name="T8">Throws:</text:span></text:p>
        <text:p text:style-name="P58"><text:span text:style-name="Code2"><text:span text:style-name="T18">IllegalStateException</text:span></text:span><text:span text:style-name="Default_20_Paragraph_20_Font"><text:span text:style-name="T8"> - If this BundleContext is no longer valid.</text:span></text:span></text:p>
        <text:p text:style-name="P58"><text:span text:style-name="Code2"><text:span text:style-name="T18">SecurityException</text:span></text:span><text:span text:style-name="Default_20_Paragraph_20_Font"><text:span text:style-name="T8"> - If listener is a </text:span></text:span><text:span text:style-name="Code2"><text:span text:style-name="T18">SynchronousBundleListener</text:span></text:span><text:span text:style-name="Default_20_Paragraph_20_Font"><text:span text:style-name="T8"> and the caller does not have the appropriate </text:span></text:span><text:span text:style-name="Code2"><text:span text:style-name="T18">AdminPermission[context bundle,LISTENER]</text:span></text:span><text:span text:style-name="Default_20_Paragraph_20_Font"><text:span text:style-name="T8">, and the Java Runtime Environment supports permissions.</text:span></text:span></text:p>
        <text:p text:style-name="P41"/>
        <text:p text:style-name="P43"><text:bookmark text:name="r15"/><text:span text:style-name="T17">addFrameworkListener</text:span></text:p>
        <text:p text:style-name="P22"><text:span text:style-name="Code2"><text:span text:style-name="T18">void addFrameworkListener</text:span></text:span><text:span text:style-name="Code2"><text:span text:style-name="T21">(org.osgi.framework.FrameworkListener listener)</text:span></text:span></text:p>
        <text:p text:style-name="P38"><text:span text:style-name="T8">Adds the specified </text:span><text:span text:style-name="Code2"><text:span text:style-name="T18">FrameworkListener</text:span></text:span><text:span text:style-name="Default_20_Paragraph_20_Font"><text:span text:style-name="T8"> object to the context bundle's list of listeners if not already present. FrameworkListeners are notified of general Framework events.</text:span></text:span></text:p>
        <text:p text:style-name="P38"><text:span text:style-name="T8">If the context bundle's list of listeners already contains a listener </text:span><text:span text:style-name="Code2"><text:span text:style-name="T18">l</text:span></text:span><text:span text:style-name="Default_20_Paragraph_20_Font"><text:span text:style-name="T8"> such that </text:span></text:span><text:span text:style-name="Code2"><text:span text:style-name="T18">(l==listener)</text:span></text:span><text:span text:style-name="Default_20_Paragraph_20_Font"><text:span text:style-name="T8">, this method does nothing.</text:span></text:span></text:p>
        <text:p text:style-name="P38"><text:span text:style-name="T8">Parameters:</text:span></text:p>
        <text:p text:style-name="P58"><text:span text:style-name="Code2"><text:span text:style-name="T18">listener</text:span></text:span><text:span text:style-name="Default_20_Paragraph_20_Font"><text:span text:style-name="T8"> - The </text:span></text:span><text:span text:style-name="Code2"><text:span text:style-name="T18">FrameworkListener</text:span></text:span><text:span text:style-name="Default_20_Paragraph_20_Font"><text:span text:style-name="T8"> object to be added.</text:span></text:span></text:p>
        <text:p text:style-name="P38"><text:span text:style-name="T8">Throws:</text:span></text:p>
        <text:p text:style-name="P58"><text:soft-page-break/><text:span text:style-name="Code2"><text:span text:style-name="T18">IllegalStateException</text:span></text:span><text:span text:style-name="Default_20_Paragraph_20_Font"><text:span text:style-name="T8"> - If this BundleContext is no longer valid.</text:span></text:span></text:p>
        <text:p text:style-name="P38"><text:span text:style-name="T8">See Also:</text:span></text:p>
        <text:p text:style-name="P58"><text:span text:style-name="Code2"><text:span text:style-name="T18">org.osgi.framework.FrameworkEvent</text:span></text:span><text:span text:style-name="Default_20_Paragraph_20_Font"><text:span text:style-name="T8">, </text:span></text:span><text:span text:style-name="Code2"><text:span text:style-name="T18">org.osgi.framework.FrameworkListener</text:span></text:span></text:p>
        <text:p text:style-name="P41"/>
        <text:p text:style-name="P43"><text:bookmark text:name="r16"/><text:span text:style-name="T17">removeFrameworkListener</text:span></text:p>
        <text:p text:style-name="P22"><text:span text:style-name="Code2"><text:span text:style-name="T18">void removeFrameworkListener</text:span></text:span><text:span text:style-name="Code2"><text:span text:style-name="T21">(org.osgi.framework.FrameworkListener listener)</text:span></text:span></text:p>
        <text:p text:style-name="P38"><text:span text:style-name="T8">Removes the specified </text:span><text:span text:style-name="Code2"><text:span text:style-name="T18">FrameworkListener</text:span></text:span><text:span text:style-name="Default_20_Paragraph_20_Font"><text:span text:style-name="T8"> object from the context bundle's list of listeners.</text:span></text:span></text:p>
        <text:p text:style-name="P38"><text:span text:style-name="T8">If </text:span><text:span text:style-name="Code2"><text:span text:style-name="T18">listener</text:span></text:span><text:span text:style-name="Default_20_Paragraph_20_Font"><text:span text:style-name="T8"> is not contained in the context bundle's list of listeners, this method does nothing.</text:span></text:span></text:p>
        <text:p text:style-name="P38"><text:span text:style-name="T8">Parameters:</text:span></text:p>
        <text:p text:style-name="P58"><text:span text:style-name="Code2"><text:span text:style-name="T18">listener</text:span></text:span><text:span text:style-name="Default_20_Paragraph_20_Font"><text:span text:style-name="T8"> - The </text:span></text:span><text:span text:style-name="Code2"><text:span text:style-name="T18">FrameworkListener</text:span></text:span><text:span text:style-name="Default_20_Paragraph_20_Font"><text:span text:style-name="T8"> object to be removed.</text:span></text:span></text:p>
        <text:p text:style-name="P38"><text:span text:style-name="T8">Throws:</text:span></text:p>
        <text:p text:style-name="P58"><text:span text:style-name="Code2"><text:span text:style-name="T18">IllegalStateException</text:span></text:span><text:span text:style-name="Default_20_Paragraph_20_Font"><text:span text:style-name="T8"> - If this BundleContext is no longer valid.</text:span></text:span></text:p>
        <text:p text:style-name="P41"/>
        <text:p text:style-name="P43"><text:bookmark text:name="r17"/><text:span text:style-name="T17">registerService</text:span></text:p>
        <text:p text:style-name="P22"><text:span text:style-name="Code2"><text:span text:style-name="T18">org.osgi.framework.ServiceRegistration&lt;?&gt; registerService</text:span></text:span><text:span text:style-name="Code2"><text:span text:style-name="T21">(String[] clazzes,</text:span></text:span><text:line-break/><text:span text:style-name="Code2"><text:span text:style-name="T21">                                                          Object service,</text:span></text:span><text:line-break/><text:span text:style-name="Code2"><text:span text:style-name="T21">                                                          Dictionary&lt;String,?&gt; properties)</text:span></text:span></text:p>
        <text:p text:style-name="P38"><text:span text:style-name="T8">Registers the specified service object with the specified properties under the specified class names into the Framework. A </text:span><text:span text:style-name="Code2"><text:span text:style-name="T18">ServiceRegistration</text:span></text:span><text:span text:style-name="Default_20_Paragraph_20_Font"><text:span text:style-name="T8"> object is returned. The </text:span></text:span><text:span text:style-name="Code2"><text:span text:style-name="T18">ServiceRegistration</text:span></text:span><text:span text:style-name="Default_20_Paragraph_20_Font"><text:span text:style-name="T8"> object is for the private use of the bundle registering the service and should not be shared with other bundles. The registering bundle is defined to be the context bundle. Other bundles can locate the service by using one of the </text:span></text:span><text:a xlink:type="simple" xlink:href="file:///l%22r26"><text:span text:style-name="Internet_20_link"><text:span text:style-name="T30">getServiceReferences(Class, String)</text:span></text:span></text:a><text:span text:style-name="Default_20_Paragraph_20_Font"><text:span text:style-name="T9">, </text:span></text:span><text:a xlink:type="simple" xlink:href="file:///l%22r21"><text:span text:style-name="Internet_20_link"><text:span text:style-name="T30">getServiceReferences(String, String)</text:span></text:span></text:a><text:span text:style-name="Default_20_Paragraph_20_Font"><text:span text:style-name="T9">, </text:span></text:span><text:a xlink:type="simple" xlink:href="file:///l%22r24"><text:span text:style-name="Internet_20_link"><text:span text:style-name="T30">getServiceReference(Class)</text:span></text:span></text:a><text:span text:style-name="Default_20_Paragraph_20_Font"><text:span text:style-name="T9"> or </text:span></text:span><text:a xlink:type="simple" xlink:href="file:///l%22r23"><text:span text:style-name="Internet_20_link"><text:span text:style-name="T30">getServiceReference(String)</text:span></text:span></text:a><text:span text:style-name="Default_20_Paragraph_20_Font"><text:span text:style-name="T9"> methods.</text:span></text:span></text:p>
        <text:p text:style-name="P38"><text:span text:style-name="T8">A bundle can register a service object that implements the </text:span><text:a xlink:type="simple" xlink:href="file:///l%22r163"><text:span text:style-name="Internet_20_link"><text:span text:style-name="T30">ServiceFactory</text:span></text:span></text:a><text:span text:style-name="Default_20_Paragraph_20_Font"><text:span text:style-name="T9"> interface to have more flexibility in providing service objects to other bundles.</text:span></text:span></text:p>
        <text:p text:style-name="P38"><text:span text:style-name="T8">The following steps are required to register a service:</text:span></text:p>
        <text:list xml:id="list3964498973188054483" text:style-name="WWNum5">
          <text:list-item>
            <text:p text:style-name="P47"><text:span text:style-name="T8">If </text:span><text:span text:style-name="Code2"><text:span text:style-name="T18">service</text:span></text:span><text:span text:style-name="Default_20_Paragraph_20_Font"><text:span text:style-name="T8"> does not implement </text:span></text:span><text:span text:style-name="Code2"><text:span text:style-name="T18">ServiceFactory</text:span></text:span><text:span text:style-name="Default_20_Paragraph_20_Font"><text:span text:style-name="T8">, an </text:span></text:span><text:span text:style-name="Code2"><text:span text:style-name="T18">IllegalArgumentException</text:span></text:span><text:span text:style-name="Default_20_Paragraph_20_Font"><text:span text:style-name="T8"> is thrown if </text:span></text:span><text:span text:style-name="Code2"><text:span text:style-name="T18">service</text:span></text:span><text:span text:style-name="Default_20_Paragraph_20_Font"><text:span text:style-name="T8"> is not an </text:span></text:span><text:span text:style-name="Code2"><text:span text:style-name="T18">instanceof</text:span></text:span><text:span text:style-name="Default_20_Paragraph_20_Font"><text:span text:style-name="T8"> all the specified class names.</text:span></text:span></text:p>
          </text:list-item>
          <text:list-item>
            <text:p text:style-name="P47"><text:span text:style-name="T8">The Framework adds the following service properties to the service properties from the specified </text:span><text:span text:style-name="Code2"><text:span text:style-name="T18">Dictionary</text:span></text:span><text:span text:style-name="Default_20_Paragraph_20_Font"><text:span text:style-name="T8"> (which may be </text:span></text:span><text:span text:style-name="Code2"><text:span text:style-name="T18">null</text:span></text:span><text:span text:style-name="Default_20_Paragraph_20_Font"><text:span text:style-name="T8">):</text:span></text:span></text:p>
          </text:list-item>
        </text:list>
        <text:list xml:id="list767809939083021012" text:style-name="WWNum6">
          <text:list-item>
            <text:p text:style-name="P56"><text:span text:style-name="T8">A property named </text:span><text:a xlink:type="simple" xlink:href="file:///l%22r124"><text:span text:style-name="Internet_20_link"><text:span text:style-name="T30">Constants.SERVICE_ID</text:span></text:span></text:a><text:span text:style-name="Default_20_Paragraph_20_Font"><text:span text:style-name="T9"> identifying the registration number of the service</text:span></text:span></text:p>
          </text:list-item>
          <text:list-item>
            <text:p text:style-name="P56"><text:span text:style-name="T8">A property named </text:span><text:a xlink:type="simple" xlink:href="file:///l%22r123"><text:span text:style-name="Internet_20_link"><text:span text:style-name="T30">Constants.OBJECTCLASS</text:span></text:span></text:a><text:span text:style-name="Default_20_Paragraph_20_Font"><text:span text:style-name="T9"> containing all the specified classes.</text:span></text:span></text:p>
          </text:list-item>
          <text:list-item>
            <text:p text:style-name="P56"><text:span text:style-name="T8">A property named </text:span><text:a xlink:type="simple" xlink:href="file:///l%22r129"><text:span text:style-name="Internet_20_link"><text:span text:style-name="T30">Constants.SERVICE_SCOPE</text:span></text:span></text:a><text:span text:style-name="Default_20_Paragraph_20_Font"><text:span text:style-name="T9"> identifying the scope of the service.</text:span></text:span></text:p>
          </text:list-item>
        </text:list>
        <text:p text:style-name="P58"><text:span text:style-name="T8">Properties with these names in the specified </text:span><text:span text:style-name="Code2"><text:span text:style-name="T18">Dictionary</text:span></text:span><text:span text:style-name="Default_20_Paragraph_20_Font"><text:span text:style-name="T8"> will be ignored.</text:span></text:span></text:p>
        <text:list xml:id="list1736873691" text:continue-list="list3964498973188054483" text:style-name="WWNum5">
          <text:list-item>
            <text:p text:style-name="P47"><text:span text:style-name="T8">The service is added to the Framework service registry and may now be used by other bundles.</text:span></text:p>
          </text:list-item>
          <text:list-item>
            <text:p text:style-name="P47"><text:span text:style-name="T8">A service event of type </text:span><text:span text:style-name="Code2"><text:span text:style-name="T18">org.osgi.framework.ServiceEvent.REGISTERED</text:span></text:span><text:span text:style-name="Default_20_Paragraph_20_Font"><text:span text:style-name="T8"> is fired.</text:span></text:span></text:p>
          </text:list-item>
          <text:list-item>
            <text:p text:style-name="P47"><text:span text:style-name="T8">A </text:span><text:span text:style-name="Code2"><text:span text:style-name="T18">ServiceRegistration</text:span></text:span><text:span text:style-name="Default_20_Paragraph_20_Font"><text:span text:style-name="T8"> object for this registration is returned.</text:span></text:span></text:p>
          </text:list-item>
        </text:list>
        <text:p text:style-name="P38"><text:span text:style-name="T8">Parameters:</text:span></text:p>
        <text:p text:style-name="P58"><text:span text:style-name="Code2"><text:span text:style-name="T18">clazzes</text:span></text:span><text:span text:style-name="Default_20_Paragraph_20_Font"><text:span text:style-name="T8"> - The class names under which the service can be located. The class names in this array will be stored in the service's properties under the key </text:span></text:span><text:a xlink:type="simple" xlink:href="file:///l%22r123"><text:span text:style-name="Internet_20_link"><text:span text:style-name="T30">Constants.OBJECTCLASS</text:span></text:span></text:a><text:span text:style-name="Default_20_Paragraph_20_Font"><text:span text:style-name="T9">.</text:span></text:span></text:p>
        <text:p text:style-name="P58"><text:span text:style-name="Code2"><text:span text:style-name="T18">service</text:span></text:span><text:span text:style-name="Default_20_Paragraph_20_Font"><text:span text:style-name="T8"> - The service object or an object implementing </text:span></text:span><text:span text:style-name="Code2"><text:span text:style-name="T18">ServiceFactory</text:span></text:span><text:span text:style-name="Default_20_Paragraph_20_Font"><text:span text:style-name="T8">.</text:span></text:span></text:p>
        <text:p text:style-name="P58"><text:span text:style-name="Code2"><text:span text:style-name="T18">properties</text:span></text:span><text:span text:style-name="Default_20_Paragraph_20_Font"><text:span text:style-name="T8"> - The properties for this service. The keys in the properties object must all be </text:span></text:span><text:span text:style-name="Code2"><text:span text:style-name="T18">String</text:span></text:span><text:span text:style-name="Default_20_Paragraph_20_Font"><text:span text:style-name="T8"> objects. See </text:span></text:span><text:a xlink:type="simple" xlink:href="file:///l%22r155"><text:span text:style-name="Internet_20_link"><text:span text:style-name="T30">Constants</text:span></text:span></text:a><text:span text:style-name="Default_20_Paragraph_20_Font"><text:span text:style-name="T9"> for a list of standard service property keys. Changes should not be made to this object after calling this method. To update the service's properties the </text:span></text:span><text:span text:style-name="Code2"><text:span text:style-name="T20">org.osgi.framework.ServiceRegistration.setProperties(Dictionary)</text:span></text:span><text:span text:style-name="Default_20_Paragraph_20_Font"><text:span text:style-name="T9"> method must be called. The set of properties may be </text:span></text:span><text:span text:style-name="Code2"><text:span text:style-name="T20">null</text:span></text:span><text:span text:style-name="Default_20_Paragraph_20_Font"><text:span text:style-name="T9"> if the service has no properties.</text:span></text:span></text:p>
        <text:p text:style-name="P38"><text:span text:style-name="T8">Returns:</text:span></text:p>
        <text:p text:style-name="P58"><text:span text:style-name="T8">A </text:span><text:span text:style-name="Code2"><text:span text:style-name="T18">ServiceRegistration</text:span></text:span><text:span text:style-name="Default_20_Paragraph_20_Font"><text:span text:style-name="T8"> object for use by the bundle registering the service to update the service's properties or to unregister the service.</text:span></text:span></text:p>
        <text:p text:style-name="P38"><text:span text:style-name="T8">Throws:</text:span></text:p>
        <text:p text:style-name="P58"><text:span text:style-name="Code2"><text:span text:style-name="T18">IllegalArgumentException</text:span></text:span><text:span text:style-name="Default_20_Paragraph_20_Font"><text:span text:style-name="T8"> - If one of the following is true:</text:span></text:span></text:p>
        <text:list xml:id="list6014652593085286783" text:style-name="WWNum7">
          <text:list-item>
            <text:p text:style-name="P57"><text:span text:style-name="Code2"><text:span text:style-name="T18">service</text:span></text:span><text:span text:style-name="Default_20_Paragraph_20_Font"><text:span text:style-name="T8"> is </text:span></text:span><text:span text:style-name="Code2"><text:span text:style-name="T18">null</text:span></text:span><text:span text:style-name="Default_20_Paragraph_20_Font"><text:span text:style-name="T8">.</text:span></text:span></text:p>
          </text:list-item>
          <text:list-item>
            <text:p text:style-name="P57"><text:span text:style-name="Code2"><text:span text:style-name="T18">service</text:span></text:span><text:span text:style-name="Default_20_Paragraph_20_Font"><text:span text:style-name="T8"> does not implement </text:span></text:span><text:span text:style-name="Code2"><text:span text:style-name="T18">ServiceFactory</text:span></text:span><text:span text:style-name="Default_20_Paragraph_20_Font"><text:span text:style-name="T8"> and is not an instance of all the specified classes.</text:span></text:span></text:p>
          </text:list-item>
          <text:list-item>
            <text:p text:style-name="P57"><text:span text:style-name="Code2"><text:span text:style-name="T18">properties</text:span></text:span><text:span text:style-name="Default_20_Paragraph_20_Font"><text:span text:style-name="T8"> contains case variants of the same key name.</text:span></text:span></text:p>
          </text:list-item>
        </text:list>
        <text:p text:style-name="P58"><text:span text:style-name="Code2"><text:span text:style-name="T18">SecurityException</text:span></text:span><text:span text:style-name="Default_20_Paragraph_20_Font"><text:span text:style-name="T8"> - If the caller does not have the </text:span></text:span><text:span text:style-name="Code2"><text:span text:style-name="T18">ServicePermission</text:span></text:span><text:span text:style-name="Default_20_Paragraph_20_Font"><text:span text:style-name="T8"> to register the service for all the named classes and the Java Runtime Environment supports permissions.</text:span></text:span></text:p>
        <text:p text:style-name="P58"><text:span text:style-name="Code2"><text:span text:style-name="T18">IllegalStateException</text:span></text:span><text:span text:style-name="Default_20_Paragraph_20_Font"><text:span text:style-name="T8"> - If this BundleContext is no longer valid.</text:span></text:span></text:p>
        <text:p text:style-name="P38"><text:span text:style-name="T8">See Also:</text:span></text:p>
        <text:p text:style-name="P58"><text:span text:style-name="Code2"><text:span text:style-name="T18">org.osgi.framework.ServiceRegistration</text:span></text:span><text:span text:style-name="Default_20_Paragraph_20_Font"><text:span text:style-name="T8">, </text:span></text:span><text:a xlink:type="simple" xlink:href="file:///l%22r159"><text:span text:style-name="Internet_20_link"><text:span text:style-name="T30">PrototypeServiceFactory</text:span></text:span></text:a><text:span text:style-name="Default_20_Paragraph_20_Font"><text:span text:style-name="T9">, </text:span></text:span><text:a xlink:type="simple" xlink:href="file:///l%22r163"><text:span text:style-name="Internet_20_link"><text:span text:style-name="T30">ServiceFactory</text:span></text:span></text:a></text:p>
        <text:p text:style-name="P41"/>
        <text:p text:style-name="P43"><text:bookmark text:name="r18"/><text:span text:style-name="T17">registerService</text:span></text:p>
        <text:p text:style-name="P22"><text:span text:style-name="Code2"><text:span text:style-name="T18">org.osgi.framework.ServiceRegistration&lt;?&gt; registerService</text:span></text:span><text:span text:style-name="Code2"><text:span text:style-name="T21">(String clazz,</text:span></text:span><text:line-break/><text:span text:style-name="Code2"><text:span text:style-name="T21">                                                          Object service,</text:span></text:span><text:line-break/><text:span text:style-name="Code2"><text:span text:style-name="T21">                                                          Dictionary&lt;String,?&gt; properties)</text:span></text:span></text:p>
        <text:p text:style-name="P38"><text:span text:style-name="T8">Registers the specified service object with the specified properties under the specified class name with the Framework.</text:span></text:p>
        <text:p text:style-name="P38"><text:soft-page-break/><text:span text:style-name="T8">This method is otherwise identical to </text:span><text:a xlink:type="simple" xlink:href="file:///l%22r17"><text:span text:style-name="Internet_20_link"><text:span text:style-name="T30">registerService(String[], Object, Dictionary)</text:span></text:span></text:a><text:span text:style-name="Default_20_Paragraph_20_Font"><text:span text:style-name="T9"> and is provided as a convenience when </text:span></text:span><text:span text:style-name="Code2"><text:span text:style-name="T20">service</text:span></text:span><text:span text:style-name="Default_20_Paragraph_20_Font"><text:span text:style-name="T9"> will only be registered under a single class name. Note that even in this case the value of the service's </text:span></text:span><text:a xlink:type="simple" xlink:href="file:///l%22r123"><text:span text:style-name="Internet_20_link"><text:span text:style-name="T30">Constants.OBJECTCLASS</text:span></text:span></text:a><text:span text:style-name="Default_20_Paragraph_20_Font"><text:span text:style-name="T9"> property will be an array of string, rather than just a single string.</text:span></text:span></text:p>
        <text:p text:style-name="P38"><text:span text:style-name="T8">Parameters:</text:span></text:p>
        <text:p text:style-name="P58"><text:span text:style-name="Code2"><text:span text:style-name="T18">clazz</text:span></text:span><text:span text:style-name="Default_20_Paragraph_20_Font"><text:span text:style-name="T8"> - The class name under which the service can be located.</text:span></text:span></text:p>
        <text:p text:style-name="P58"><text:span text:style-name="Code2"><text:span text:style-name="T18">service</text:span></text:span><text:span text:style-name="Default_20_Paragraph_20_Font"><text:span text:style-name="T8"> - The service object or an object implementing </text:span></text:span><text:span text:style-name="Code2"><text:span text:style-name="T18">ServiceFactory</text:span></text:span><text:span text:style-name="Default_20_Paragraph_20_Font"><text:span text:style-name="T8">.</text:span></text:span></text:p>
        <text:p text:style-name="P58"><text:span text:style-name="Code2"><text:span text:style-name="T18">properties</text:span></text:span><text:span text:style-name="Default_20_Paragraph_20_Font"><text:span text:style-name="T8"> - The properties for this service.</text:span></text:span></text:p>
        <text:p text:style-name="P38"><text:span text:style-name="T8">Returns:</text:span></text:p>
        <text:p text:style-name="P58"><text:span text:style-name="T8">A </text:span><text:span text:style-name="Code2"><text:span text:style-name="T18">ServiceRegistration</text:span></text:span><text:span text:style-name="Default_20_Paragraph_20_Font"><text:span text:style-name="T8"> object for use by the bundle registering the service to update the service's properties or to unregister the service.</text:span></text:span></text:p>
        <text:p text:style-name="P38"><text:span text:style-name="T8">Throws:</text:span></text:p>
        <text:p text:style-name="P58"><text:span text:style-name="Code2"><text:span text:style-name="T18">IllegalStateException</text:span></text:span><text:span text:style-name="Default_20_Paragraph_20_Font"><text:span text:style-name="T8"> - If this BundleContext is no longer valid.</text:span></text:span></text:p>
        <text:p text:style-name="P38"><text:span text:style-name="T8">See Also:</text:span></text:p>
        <text:p text:style-name="P58"><text:a xlink:type="simple" xlink:href="file:///l%22r17"><text:span text:style-name="Internet_20_link"><text:span text:style-name="T30">registerService(String[], Object, Dictionary)</text:span></text:span></text:a></text:p>
        <text:p text:style-name="P41"/>
        <text:p text:style-name="P43"><text:bookmark text:name="r19"/><text:span text:style-name="T17">registerService</text:span></text:p>
        <text:p text:style-name="P22"><text:span text:style-name="Code2"><text:span text:style-name="T18">org.osgi.framework.ServiceRegistration&lt;S&gt; registerService</text:span></text:span><text:span text:style-name="Code2"><text:span text:style-name="T21">(Class&lt;S&gt; clazz,</text:span></text:span><text:line-break/><text:span text:style-name="Code2"><text:span text:style-name="T21">                                                          S service,</text:span></text:span><text:line-break/><text:span text:style-name="Code2"><text:span text:style-name="T21">                                                          Dictionary&lt;String,?&gt; properties)</text:span></text:span></text:p>
        <text:p text:style-name="P38"><text:span text:style-name="T8">Registers the specified service object with the specified properties under the name of the specified class with the Framework.</text:span></text:p>
        <text:p text:style-name="P38"><text:span text:style-name="T8">This method is otherwise identical to </text:span><text:a xlink:type="simple" xlink:href="file:///l%22r18"><text:span text:style-name="Internet_20_link"><text:span text:style-name="T30">registerService(String, Object, Dictionary)</text:span></text:span></text:a><text:span text:style-name="Default_20_Paragraph_20_Font"><text:span text:style-name="T9"> and is provided to return a type safe </text:span></text:span><text:span text:style-name="Code2"><text:span text:style-name="T20">ServiceRegistration</text:span></text:span><text:span text:style-name="Default_20_Paragraph_20_Font"><text:span text:style-name="T9">.</text:span></text:span></text:p>
        <text:p text:style-name="P38"><text:span text:style-name="T8">Type Parameters:</text:span></text:p>
        <text:p text:style-name="P38"><text:bookmark text:name="r20"/><text:span text:style-name="Code2"><text:span text:style-name="T18">S</text:span></text:span><text:span text:style-name="Default_20_Paragraph_20_Font"><text:span text:style-name="T8"> - Type of Service.</text:span></text:span></text:p>
        <text:p text:style-name="P38"><text:span text:style-name="T8">Parameters:</text:span></text:p>
        <text:p text:style-name="P58"><text:span text:style-name="Code2"><text:span text:style-name="T18">clazz</text:span></text:span><text:span text:style-name="Default_20_Paragraph_20_Font"><text:span text:style-name="T8"> - The class under whose name the service can be located.</text:span></text:span></text:p>
        <text:p text:style-name="P58"><text:span text:style-name="Code2"><text:span text:style-name="T18">service</text:span></text:span><text:span text:style-name="Default_20_Paragraph_20_Font"><text:span text:style-name="T8"> - The service object or an object implementing </text:span></text:span><text:span text:style-name="Code2"><text:span text:style-name="T18">ServiceFactory</text:span></text:span><text:span text:style-name="Default_20_Paragraph_20_Font"><text:span text:style-name="T8">.</text:span></text:span></text:p>
        <text:p text:style-name="P58"><text:span text:style-name="Code2"><text:span text:style-name="T18">properties</text:span></text:span><text:span text:style-name="Default_20_Paragraph_20_Font"><text:span text:style-name="T8"> - The properties for this service.</text:span></text:span></text:p>
        <text:p text:style-name="P38"><text:span text:style-name="T8">Returns:</text:span></text:p>
        <text:p text:style-name="P58"><text:span text:style-name="T8">A </text:span><text:span text:style-name="Code2"><text:span text:style-name="T18">ServiceRegistration</text:span></text:span><text:span text:style-name="Default_20_Paragraph_20_Font"><text:span text:style-name="T8"> object for use by the bundle registering the service to update the service's properties or to unregister the service.</text:span></text:span></text:p>
        <text:p text:style-name="P38"><text:span text:style-name="T8">Throws:</text:span></text:p>
        <text:p text:style-name="P58"><text:span text:style-name="Code2"><text:span text:style-name="T18">IllegalStateException</text:span></text:span><text:span text:style-name="Default_20_Paragraph_20_Font"><text:span text:style-name="T8"> - If this BundleContext is no longer valid.</text:span></text:span></text:p>
        <text:p text:style-name="P38"><text:span text:style-name="T8">Since:</text:span></text:p>
        <text:p text:style-name="P58"><text:span text:style-name="T8">1.6</text:span></text:p>
        <text:p text:style-name="P38"><text:span text:style-name="T8">See Also:</text:span></text:p>
        <text:p text:style-name="P58"><text:a xlink:type="simple" xlink:href="file:///l%22r18"><text:span text:style-name="Internet_20_link"><text:span text:style-name="T30">registerService(String, Object, Dictionary)</text:span></text:span></text:a></text:p>
        <text:p text:style-name="P41"/>
        <text:p text:style-name="P43"><text:bookmark text:name="r21"/><text:span text:style-name="T17">getServiceReferences</text:span></text:p>
        <text:p text:style-name="P22"><text:span text:style-name="Code2"><text:span text:style-name="T18">org.osgi.framework.ServiceReference&lt;?&gt;[] getServiceReferences</text:span></text:span><text:span text:style-name="Code2"><text:span text:style-name="T21">(String clazz,</text:span></text:span><text:line-break/><text:span text:style-name="Code2"><text:span text:style-name="T21">                                                              String filter)</text:span></text:span><text:line-break/><text:span text:style-name="Code2"><text:span text:style-name="T21">                                                       throws org.osgi.framework.InvalidSyntaxException</text:span></text:span></text:p>
        <text:p text:style-name="P38"><text:span text:style-name="T8">Returns an array of </text:span><text:span text:style-name="Code2"><text:span text:style-name="T18">ServiceReference</text:span></text:span><text:span text:style-name="Default_20_Paragraph_20_Font"><text:span text:style-name="T8"> objects. The returned array of </text:span></text:span><text:span text:style-name="Code2"><text:span text:style-name="T18">ServiceReference</text:span></text:span><text:span text:style-name="Default_20_Paragraph_20_Font"><text:span text:style-name="T8"> objects contains services that were registered under the specified class, match the specified filter expression, and the packages for the class names under which the services were registered match the context bundle's packages as defined in </text:span></text:span><text:span text:style-name="Code2"><text:span text:style-name="T18">org.osgi.framework.ServiceReference.isAssignableTo(Bundle, String)</text:span></text:span><text:span text:style-name="Default_20_Paragraph_20_Font"><text:span text:style-name="T8">.</text:span></text:span></text:p>
        <text:p text:style-name="P38"><text:span text:style-name="T8">The list is valid at the time of the call to this method. However since the Framework is a very dynamic environment, services can be modified or unregistered at any time.</text:span></text:p>
        <text:p text:style-name="P38"><text:span text:style-name="T8">The specified </text:span><text:span text:style-name="Code2"><text:span text:style-name="T18">filter</text:span></text:span><text:span text:style-name="Default_20_Paragraph_20_Font"><text:span text:style-name="T8"> expression is used to select the registered services whose service properties contain keys and values which satisfy the filter expression. See </text:span></text:span><text:span text:style-name="Code2"><text:span text:style-name="T18">org.osgi.framework.Filter</text:span></text:span><text:span text:style-name="Default_20_Paragraph_20_Font"><text:span text:style-name="T8"> for a description of the filter syntax. If the specified </text:span></text:span><text:span text:style-name="Code2"><text:span text:style-name="T18">filter</text:span></text:span><text:span text:style-name="Default_20_Paragraph_20_Font"><text:span text:style-name="T8"> is </text:span></text:span><text:span text:style-name="Code2"><text:span text:style-name="T18">null</text:span></text:span><text:span text:style-name="Default_20_Paragraph_20_Font"><text:span text:style-name="T8">, all registered services are considered to match the filter. If the specified </text:span></text:span><text:span text:style-name="Code2"><text:span text:style-name="T18">filter</text:span></text:span><text:span text:style-name="Default_20_Paragraph_20_Font"><text:span text:style-name="T8"> expression cannot be parsed, an </text:span></text:span><text:span text:style-name="Code2"><text:span text:style-name="T18">org.osgi.framework.InvalidSyntaxException</text:span></text:span><text:span text:style-name="Default_20_Paragraph_20_Font"><text:span text:style-name="T8"> will be thrown with a human readable message where the filter became unparsable.</text:span></text:span></text:p>
        <text:p text:style-name="P38"><text:span text:style-name="T8">The result is an array of </text:span><text:span text:style-name="Code2"><text:span text:style-name="T18">ServiceReference</text:span></text:span><text:span text:style-name="Default_20_Paragraph_20_Font"><text:span text:style-name="T8"> objects for all services that meet all of the following conditions:</text:span></text:span></text:p>
        <text:list xml:id="list7769293143926068577" text:style-name="WWNum8">
          <text:list-item>
            <text:p text:style-name="P48"><text:span text:style-name="T8">If the specified class name, </text:span><text:span text:style-name="Code2"><text:span text:style-name="T18">clazz</text:span></text:span><text:span text:style-name="Default_20_Paragraph_20_Font"><text:span text:style-name="T8">, is not </text:span></text:span><text:span text:style-name="Code2"><text:span text:style-name="T18">null</text:span></text:span><text:span text:style-name="Default_20_Paragraph_20_Font"><text:span text:style-name="T8">, the service must have been registered with the specified class name. The complete list of class names with which a service was registered is available from the service's </text:span></text:span><text:a xlink:type="simple" xlink:href="file:///l%22r123"><text:span text:style-name="Internet_20_link"><text:span text:style-name="T30">objectClass</text:span></text:span></text:a><text:span text:style-name="Default_20_Paragraph_20_Font"><text:span text:style-name="T9"> property.</text:span></text:span></text:p>
          </text:list-item>
          <text:list-item>
            <text:p text:style-name="P48"><text:span text:style-name="T8">If the specified </text:span><text:span text:style-name="Code2"><text:span text:style-name="T18">filter</text:span></text:span><text:span text:style-name="Default_20_Paragraph_20_Font"><text:span text:style-name="T8"> is not </text:span></text:span><text:span text:style-name="Code2"><text:span text:style-name="T18">null</text:span></text:span><text:span text:style-name="Default_20_Paragraph_20_Font"><text:span text:style-name="T8">, the filter expression must match the service.</text:span></text:span></text:p>
          </text:list-item>
          <text:list-item>
            <text:p text:style-name="P48"><text:span text:style-name="T8">If the Java Runtime Environment supports permissions, the caller must have </text:span><text:span text:style-name="Code2"><text:span text:style-name="T18">ServicePermission</text:span></text:span><text:span text:style-name="Default_20_Paragraph_20_Font"><text:span text:style-name="T8"> with the </text:span></text:span><text:span text:style-name="Code2"><text:span text:style-name="T18">GET</text:span></text:span><text:span text:style-name="Default_20_Paragraph_20_Font"><text:span text:style-name="T8"> action for at least one of the class names under which the service was registered.</text:span></text:span></text:p>
          </text:list-item>
          <text:list-item>
            <text:p text:style-name="P48"><text:span text:style-name="T8">For each class name with which the service was registered, calling </text:span><text:span text:style-name="Code2"><text:span text:style-name="T18">org.osgi.framework.ServiceReference.isAssignableTo(Bundle, String)</text:span></text:span><text:span text:style-name="Default_20_Paragraph_20_Font"><text:span text:style-name="T8"> with the context bundle and the class name on the service's </text:span></text:span><text:span text:style-name="Code2"><text:span text:style-name="T18">ServiceReference</text:span></text:span><text:span text:style-name="Default_20_Paragraph_20_Font"><text:span text:style-name="T8"> object must return </text:span></text:span><text:span text:style-name="Code2"><text:span text:style-name="T18">true</text:span></text:span></text:p>
          </text:list-item>
        </text:list>
        <text:p text:style-name="P38"><text:span text:style-name="T8">Parameters:</text:span></text:p>
        <text:p text:style-name="P58"><text:soft-page-break/><text:span text:style-name="Code2"><text:span text:style-name="T18">clazz</text:span></text:span><text:span text:style-name="Default_20_Paragraph_20_Font"><text:span text:style-name="T8"> - The class name with which the service was registered or </text:span></text:span><text:span text:style-name="Code2"><text:span text:style-name="T18">null</text:span></text:span><text:span text:style-name="Default_20_Paragraph_20_Font"><text:span text:style-name="T8"> for all services.</text:span></text:span></text:p>
        <text:p text:style-name="P58"><text:span text:style-name="Code2"><text:span text:style-name="T18">filter</text:span></text:span><text:span text:style-name="Default_20_Paragraph_20_Font"><text:span text:style-name="T8"> - The filter expression or </text:span></text:span><text:span text:style-name="Code2"><text:span text:style-name="T18">null</text:span></text:span><text:span text:style-name="Default_20_Paragraph_20_Font"><text:span text:style-name="T8"> for all services.</text:span></text:span></text:p>
        <text:p text:style-name="P38"><text:span text:style-name="T8">Returns:</text:span></text:p>
        <text:p text:style-name="P58"><text:span text:style-name="T8">An array of </text:span><text:span text:style-name="Code2"><text:span text:style-name="T18">ServiceReference</text:span></text:span><text:span text:style-name="Default_20_Paragraph_20_Font"><text:span text:style-name="T8"> objects or </text:span></text:span><text:span text:style-name="Code2"><text:span text:style-name="T18">null</text:span></text:span><text:span text:style-name="Default_20_Paragraph_20_Font"><text:span text:style-name="T8"> if no services are registered which satisfy the search.</text:span></text:span></text:p>
        <text:p text:style-name="P38"><text:span text:style-name="T8">Throws:</text:span></text:p>
        <text:p text:style-name="P58"><text:span text:style-name="Code2"><text:span text:style-name="T18">org.osgi.framework.InvalidSyntaxException</text:span></text:span><text:span text:style-name="Default_20_Paragraph_20_Font"><text:span text:style-name="T8"> - If the specified </text:span></text:span><text:span text:style-name="Code2"><text:span text:style-name="T18">filter</text:span></text:span><text:span text:style-name="Default_20_Paragraph_20_Font"><text:span text:style-name="T8"> contains an invalid filter expression that cannot be parsed.</text:span></text:span></text:p>
        <text:p text:style-name="P58"><text:span text:style-name="Code2"><text:span text:style-name="T18">IllegalStateException</text:span></text:span><text:span text:style-name="Default_20_Paragraph_20_Font"><text:span text:style-name="T8"> - If this BundleContext is no longer valid.</text:span></text:span></text:p>
        <text:p text:style-name="P41"/>
        <text:p text:style-name="P43"><text:bookmark text:name="r22"/><text:span text:style-name="T17">getAllServiceReferences</text:span></text:p>
        <text:p text:style-name="P22"><text:span text:style-name="Code2"><text:span text:style-name="T18">org.osgi.framework.ServiceReference&lt;?&gt;[] getAllServiceReferences</text:span></text:span><text:span text:style-name="Code2"><text:span text:style-name="T21">(String clazz,</text:span></text:span><text:line-break/><text:span text:style-name="Code2"><text:span text:style-name="T21">                                                                 String filter)</text:span></text:span><text:line-break/><text:span text:style-name="Code2"><text:span text:style-name="T21">                                                          throws org.osgi.framework.InvalidSyntaxException</text:span></text:span></text:p>
        <text:p text:style-name="P38"><text:span text:style-name="T8">Returns an array of </text:span><text:span text:style-name="Code2"><text:span text:style-name="T18">ServiceReference</text:span></text:span><text:span text:style-name="Default_20_Paragraph_20_Font"><text:span text:style-name="T8"> objects. The returned array of </text:span></text:span><text:span text:style-name="Code2"><text:span text:style-name="T18">ServiceReference</text:span></text:span><text:span text:style-name="Default_20_Paragraph_20_Font"><text:span text:style-name="T8"> objects contains services that were registered under the specified class and match the specified filter expression.</text:span></text:span></text:p>
        <text:p text:style-name="P38"><text:span text:style-name="T8">The list is valid at the time of the call to this method. However since the Framework is a very dynamic environment, services can be modified or unregistered at any time.</text:span></text:p>
        <text:p text:style-name="P38"><text:span text:style-name="T8">The specified </text:span><text:span text:style-name="Code2"><text:span text:style-name="T18">filter</text:span></text:span><text:span text:style-name="Default_20_Paragraph_20_Font"><text:span text:style-name="T8"> expression is used to select the registered services whose service properties contain keys and values which satisfy the filter expression. See </text:span></text:span><text:span text:style-name="Code2"><text:span text:style-name="T18">org.osgi.framework.Filter</text:span></text:span><text:span text:style-name="Default_20_Paragraph_20_Font"><text:span text:style-name="T8"> for a description of the filter syntax. If the specified </text:span></text:span><text:span text:style-name="Code2"><text:span text:style-name="T18">filter</text:span></text:span><text:span text:style-name="Default_20_Paragraph_20_Font"><text:span text:style-name="T8"> is </text:span></text:span><text:span text:style-name="Code2"><text:span text:style-name="T18">null</text:span></text:span><text:span text:style-name="Default_20_Paragraph_20_Font"><text:span text:style-name="T8">, all registered services are considered to match the filter. If the specified </text:span></text:span><text:span text:style-name="Code2"><text:span text:style-name="T18">filter</text:span></text:span><text:span text:style-name="Default_20_Paragraph_20_Font"><text:span text:style-name="T8"> expression cannot be parsed, an </text:span></text:span><text:span text:style-name="Code2"><text:span text:style-name="T18">org.osgi.framework.InvalidSyntaxException</text:span></text:span><text:span text:style-name="Default_20_Paragraph_20_Font"><text:span text:style-name="T8"> will be thrown with a human readable message where the filter became unparsable.</text:span></text:span></text:p>
        <text:p text:style-name="P38"><text:span text:style-name="T8">The result is an array of </text:span><text:span text:style-name="Code2"><text:span text:style-name="T18">ServiceReference</text:span></text:span><text:span text:style-name="Default_20_Paragraph_20_Font"><text:span text:style-name="T8"> objects for all services that meet all of the following conditions:</text:span></text:span></text:p>
        <text:list xml:id="list7765734953431446589" text:style-name="WWNum9">
          <text:list-item>
            <text:p text:style-name="P49"><text:span text:style-name="T8">If the specified class name, </text:span><text:span text:style-name="Code2"><text:span text:style-name="T18">clazz</text:span></text:span><text:span text:style-name="Default_20_Paragraph_20_Font"><text:span text:style-name="T8">, is not </text:span></text:span><text:span text:style-name="Code2"><text:span text:style-name="T18">null</text:span></text:span><text:span text:style-name="Default_20_Paragraph_20_Font"><text:span text:style-name="T8">, the service must have been registered with the specified class name. The complete list of class names with which a service was registered is available from the service's </text:span></text:span><text:a xlink:type="simple" xlink:href="file:///l%22r123"><text:span text:style-name="Internet_20_link"><text:span text:style-name="T30">objectClass</text:span></text:span></text:a><text:span text:style-name="Default_20_Paragraph_20_Font"><text:span text:style-name="T9"> property.</text:span></text:span></text:p>
          </text:list-item>
          <text:list-item>
            <text:p text:style-name="P49"><text:span text:style-name="T8">If the specified </text:span><text:span text:style-name="Code2"><text:span text:style-name="T18">filter</text:span></text:span><text:span text:style-name="Default_20_Paragraph_20_Font"><text:span text:style-name="T8"> is not </text:span></text:span><text:span text:style-name="Code2"><text:span text:style-name="T18">null</text:span></text:span><text:span text:style-name="Default_20_Paragraph_20_Font"><text:span text:style-name="T8">, the filter expression must match the service.</text:span></text:span></text:p>
          </text:list-item>
          <text:list-item>
            <text:p text:style-name="P49"><text:span text:style-name="T8">If the Java Runtime Environment supports permissions, the caller must have </text:span><text:span text:style-name="Code2"><text:span text:style-name="T18">ServicePermission</text:span></text:span><text:span text:style-name="Default_20_Paragraph_20_Font"><text:span text:style-name="T8"> with the </text:span></text:span><text:span text:style-name="Code2"><text:span text:style-name="T18">GET</text:span></text:span><text:span text:style-name="Default_20_Paragraph_20_Font"><text:span text:style-name="T8"> action for at least one of the class names under which the service was registered.</text:span></text:span></text:p>
          </text:list-item>
        </text:list>
        <text:p text:style-name="P38"><text:span text:style-name="T8">Parameters:</text:span></text:p>
        <text:p text:style-name="P58"><text:span text:style-name="Code2"><text:span text:style-name="T18">clazz</text:span></text:span><text:span text:style-name="Default_20_Paragraph_20_Font"><text:span text:style-name="T8"> - The class name with which the service was registered or </text:span></text:span><text:span text:style-name="Code2"><text:span text:style-name="T18">null</text:span></text:span><text:span text:style-name="Default_20_Paragraph_20_Font"><text:span text:style-name="T8"> for all services.</text:span></text:span></text:p>
        <text:p text:style-name="P58"><text:span text:style-name="Code2"><text:span text:style-name="T18">filter</text:span></text:span><text:span text:style-name="Default_20_Paragraph_20_Font"><text:span text:style-name="T8"> - The filter expression or </text:span></text:span><text:span text:style-name="Code2"><text:span text:style-name="T18">null</text:span></text:span><text:span text:style-name="Default_20_Paragraph_20_Font"><text:span text:style-name="T8"> for all services.</text:span></text:span></text:p>
        <text:p text:style-name="P38"><text:span text:style-name="T8">Returns:</text:span></text:p>
        <text:p text:style-name="P58"><text:span text:style-name="T8">An array of </text:span><text:span text:style-name="Code2"><text:span text:style-name="T18">ServiceReference</text:span></text:span><text:span text:style-name="Default_20_Paragraph_20_Font"><text:span text:style-name="T8"> objects or </text:span></text:span><text:span text:style-name="Code2"><text:span text:style-name="T18">null</text:span></text:span><text:span text:style-name="Default_20_Paragraph_20_Font"><text:span text:style-name="T8"> if no services are registered which satisfy the search.</text:span></text:span></text:p>
        <text:p text:style-name="P38"><text:span text:style-name="T8">Throws:</text:span></text:p>
        <text:p text:style-name="P58"><text:span text:style-name="Code2"><text:span text:style-name="T18">org.osgi.framework.InvalidSyntaxException</text:span></text:span><text:span text:style-name="Default_20_Paragraph_20_Font"><text:span text:style-name="T8"> - If the specified </text:span></text:span><text:span text:style-name="Code2"><text:span text:style-name="T18">filter</text:span></text:span><text:span text:style-name="Default_20_Paragraph_20_Font"><text:span text:style-name="T8"> contains an invalid filter expression that cannot be parsed.</text:span></text:span></text:p>
        <text:p text:style-name="P58"><text:span text:style-name="Code2"><text:span text:style-name="T18">IllegalStateException</text:span></text:span><text:span text:style-name="Default_20_Paragraph_20_Font"><text:span text:style-name="T8"> - If this BundleContext is no longer valid.</text:span></text:span></text:p>
        <text:p text:style-name="P38"><text:span text:style-name="T8">Since:</text:span></text:p>
        <text:p text:style-name="P58"><text:span text:style-name="T8">1.3</text:span></text:p>
        <text:p text:style-name="P41"/>
        <text:p text:style-name="P43"><text:bookmark text:name="r23"/><text:span text:style-name="T17">getServiceReference</text:span></text:p>
        <text:p text:style-name="P22"><text:span text:style-name="Code2"><text:span text:style-name="T18">org.osgi.framework.ServiceReference&lt;?&gt; getServiceReference</text:span></text:span><text:span text:style-name="Code2"><text:span text:style-name="T21">(String clazz)</text:span></text:span></text:p>
        <text:p text:style-name="P38"><text:span text:style-name="T8">Returns a </text:span><text:span text:style-name="Code2"><text:span text:style-name="T18">ServiceReference</text:span></text:span><text:span text:style-name="Default_20_Paragraph_20_Font"><text:span text:style-name="T8"> object for a service that implements and was registered under the specified class.</text:span></text:span></text:p>
        <text:p text:style-name="P38"><text:span text:style-name="T8">The returned </text:span><text:span text:style-name="Code2"><text:span text:style-name="T18">ServiceReference</text:span></text:span><text:span text:style-name="Default_20_Paragraph_20_Font"><text:span text:style-name="T8"> object is valid at the time of the call to this method. However as the Framework is a very dynamic environment, services can be modified or unregistered at any time.</text:span></text:span></text:p>
        <text:p text:style-name="P38"><text:span text:style-name="T8">This method is the same as calling </text:span><text:a xlink:type="simple" xlink:href="file:///l%22r21"><text:span text:style-name="Internet_20_link"><text:span text:style-name="T30">getServiceReferences(String, String)</text:span></text:span></text:a><text:span text:style-name="Default_20_Paragraph_20_Font"><text:span text:style-name="T9"> with a </text:span></text:span><text:span text:style-name="Code2"><text:span text:style-name="T20">null</text:span></text:span><text:span text:style-name="Default_20_Paragraph_20_Font"><text:span text:style-name="T9"> filter expression and then finding the reference with the highest priority. It is provided as a convenience for when the caller is interested in any service that implements the specified class.</text:span></text:span></text:p>
        <text:p text:style-name="P38"><text:span text:style-name="T8">If multiple such services exist, the service with the highest priority is selected. This priority is defined as the service reference with the highest ranking (as specified in its </text:span><text:a xlink:type="simple" xlink:href="file:///l%22r126"><text:span text:style-name="Internet_20_link"><text:span text:style-name="T30">Constants.SERVICE_RANKING</text:span></text:span></text:a><text:span text:style-name="Default_20_Paragraph_20_Font"><text:span text:style-name="T9"> property) is returned.</text:span></text:span></text:p>
        <text:p text:style-name="P38"><text:span text:style-name="T8">If there is a tie in ranking, the service with the lowest service ID (as specified in its </text:span><text:a xlink:type="simple" xlink:href="file:///l%22r124"><text:span text:style-name="Internet_20_link"><text:span text:style-name="T30">Constants.SERVICE_ID</text:span></text:span></text:a><text:span text:style-name="Default_20_Paragraph_20_Font"><text:span text:style-name="T9"> property); that is, the service that was registered first is returned.</text:span></text:span></text:p>
        <text:p text:style-name="P38"><text:span text:style-name="T8">Parameters:</text:span></text:p>
        <text:p text:style-name="P58"><text:span text:style-name="Code2"><text:span text:style-name="T18">clazz</text:span></text:span><text:span text:style-name="Default_20_Paragraph_20_Font"><text:span text:style-name="T8"> - The class name with which the service was registered.</text:span></text:span></text:p>
        <text:p text:style-name="P38"><text:span text:style-name="T8">Returns:</text:span></text:p>
        <text:p text:style-name="P58"><text:span text:style-name="T8">A </text:span><text:span text:style-name="Code2"><text:span text:style-name="T18">ServiceReference</text:span></text:span><text:span text:style-name="Default_20_Paragraph_20_Font"><text:span text:style-name="T8"> object, or </text:span></text:span><text:span text:style-name="Code2"><text:span text:style-name="T18">null</text:span></text:span><text:span text:style-name="Default_20_Paragraph_20_Font"><text:span text:style-name="T8"> if no services are registered which implement the named class.</text:span></text:span></text:p>
        <text:p text:style-name="P38"><text:span text:style-name="T8">Throws:</text:span></text:p>
        <text:p text:style-name="P58"><text:span text:style-name="Code2"><text:span text:style-name="T18">IllegalStateException</text:span></text:span><text:span text:style-name="Default_20_Paragraph_20_Font"><text:span text:style-name="T8"> - If this BundleContext is no longer valid.</text:span></text:span></text:p>
        <text:p text:style-name="P38"><text:span text:style-name="T8">See Also:</text:span></text:p>
        <text:p text:style-name="P58"><text:a xlink:type="simple" xlink:href="file:///l%22r21"><text:span text:style-name="Internet_20_link"><text:span text:style-name="T30">getServiceReferences(String, String)</text:span></text:span></text:a></text:p>
        <text:p text:style-name="P41"><text:soft-page-break/></text:p>
        <text:p text:style-name="P43"><text:bookmark text:name="r24"/><text:span text:style-name="T17">getServiceReference</text:span></text:p>
        <text:p text:style-name="P22"><text:span text:style-name="Code2"><text:span text:style-name="T18">org.osgi.framework.ServiceReference&lt;S&gt; getServiceReference</text:span></text:span><text:span text:style-name="Code2"><text:span text:style-name="T21">(Class&lt;S&gt; clazz)</text:span></text:span></text:p>
        <text:p text:style-name="P38"><text:span text:style-name="T8">Returns a </text:span><text:span text:style-name="Code2"><text:span text:style-name="T18">ServiceReference</text:span></text:span><text:span text:style-name="Default_20_Paragraph_20_Font"><text:span text:style-name="T8"> object for a service that implements and was registered under the name of the specified class.</text:span></text:span></text:p>
        <text:p text:style-name="P38"><text:span text:style-name="T8">The returned </text:span><text:span text:style-name="Code2"><text:span text:style-name="T18">ServiceReference</text:span></text:span><text:span text:style-name="Default_20_Paragraph_20_Font"><text:span text:style-name="T8"> object is valid at the time of the call to this method. However as the Framework is a very dynamic environment, services can be modified or unregistered at any time.</text:span></text:span></text:p>
        <text:p text:style-name="P38"><text:span text:style-name="T8">This method is the same as calling </text:span><text:a xlink:type="simple" xlink:href="file:///l%22r26"><text:span text:style-name="Internet_20_link"><text:span text:style-name="T30">getServiceReferences(Class, String)</text:span></text:span></text:a><text:span text:style-name="Default_20_Paragraph_20_Font"><text:span text:style-name="T9"> with a </text:span></text:span><text:span text:style-name="Code2"><text:span text:style-name="T20">null</text:span></text:span><text:span text:style-name="Default_20_Paragraph_20_Font"><text:span text:style-name="T9"> filter expression. It is provided as a convenience for when the caller is interested in any service that implements the specified class.</text:span></text:span></text:p>
        <text:p text:style-name="P38"><text:span text:style-name="T8">If multiple such services exist, the service with the highest ranking (as specified in its </text:span><text:a xlink:type="simple" xlink:href="file:///l%22r126"><text:span text:style-name="Internet_20_link"><text:span text:style-name="T30">Constants.SERVICE_RANKING</text:span></text:span></text:a><text:span text:style-name="Default_20_Paragraph_20_Font"><text:span text:style-name="T9"> property) is returned.</text:span></text:span></text:p>
        <text:p text:style-name="P38"><text:span text:style-name="T8">If there is a tie in ranking, the service with the lowest service ID (as specified in its </text:span><text:a xlink:type="simple" xlink:href="file:///l%22r124"><text:span text:style-name="Internet_20_link"><text:span text:style-name="T30">Constants.SERVICE_ID</text:span></text:span></text:a><text:span text:style-name="Default_20_Paragraph_20_Font"><text:span text:style-name="T9"> property); that is, the service that was registered first is returned.</text:span></text:span></text:p>
        <text:p text:style-name="P38"><text:span text:style-name="T8">Type Parameters:</text:span></text:p>
        <text:p text:style-name="P38"><text:bookmark text:name="r25"/><text:span text:style-name="Code2"><text:span text:style-name="T18">S</text:span></text:span><text:span text:style-name="Default_20_Paragraph_20_Font"><text:span text:style-name="T8"> - Type of Service.</text:span></text:span></text:p>
        <text:p text:style-name="P38"><text:span text:style-name="T8">Parameters:</text:span></text:p>
        <text:p text:style-name="P58"><text:span text:style-name="Code2"><text:span text:style-name="T18">clazz</text:span></text:span><text:span text:style-name="Default_20_Paragraph_20_Font"><text:span text:style-name="T8"> - The class under whose name the service was registered. Must not be </text:span></text:span><text:span text:style-name="Code2"><text:span text:style-name="T18">null</text:span></text:span><text:span text:style-name="Default_20_Paragraph_20_Font"><text:span text:style-name="T8">.</text:span></text:span></text:p>
        <text:p text:style-name="P38"><text:span text:style-name="T8">Returns:</text:span></text:p>
        <text:p text:style-name="P58"><text:span text:style-name="T8">A </text:span><text:span text:style-name="Code2"><text:span text:style-name="T18">ServiceReference</text:span></text:span><text:span text:style-name="Default_20_Paragraph_20_Font"><text:span text:style-name="T8"> object, or </text:span></text:span><text:span text:style-name="Code2"><text:span text:style-name="T18">null</text:span></text:span><text:span text:style-name="Default_20_Paragraph_20_Font"><text:span text:style-name="T8"> if no services are registered which implement the specified class.</text:span></text:span></text:p>
        <text:p text:style-name="P38"><text:span text:style-name="T8">Throws:</text:span></text:p>
        <text:p text:style-name="P58"><text:span text:style-name="Code2"><text:span text:style-name="T18">IllegalStateException</text:span></text:span><text:span text:style-name="Default_20_Paragraph_20_Font"><text:span text:style-name="T8"> - If this BundleContext is no longer valid.</text:span></text:span></text:p>
        <text:p text:style-name="P38"><text:span text:style-name="T8">Since:</text:span></text:p>
        <text:p text:style-name="P58"><text:span text:style-name="T8">1.6</text:span></text:p>
        <text:p text:style-name="P38"><text:span text:style-name="T8">See Also:</text:span></text:p>
        <text:p text:style-name="P58"><text:a xlink:type="simple" xlink:href="file:///l%22r26"><text:span text:style-name="Internet_20_link"><text:span text:style-name="T30">getServiceReferences(Class, String)</text:span></text:span></text:a></text:p>
        <text:p text:style-name="P41"/>
        <text:p text:style-name="P43"><text:bookmark text:name="r26"/><text:span text:style-name="T17">getServiceReferences</text:span></text:p>
        <text:p text:style-name="P22"><text:span text:style-name="Code2"><text:span text:style-name="T18">Collection&lt;org.osgi.framework.ServiceReference&lt;S&gt;&gt; getServiceReferences</text:span></text:span><text:span text:style-name="Code2"><text:span text:style-name="T21">(Class&lt;S&gt; clazz,</text:span></text:span><text:line-break/><text:span text:style-name="Code2"><text:span text:style-name="T21">                                                                        String filter)</text:span></text:span><text:line-break/><text:span text:style-name="Code2"><text:span text:style-name="T21">                                                                 throws org.osgi.framework.InvalidSyntaxException</text:span></text:span></text:p>
        <text:p text:style-name="P38"><text:span text:style-name="T8">Returns a collection of </text:span><text:span text:style-name="Code2"><text:span text:style-name="T18">ServiceReference</text:span></text:span><text:span text:style-name="Default_20_Paragraph_20_Font"><text:span text:style-name="T8"> objects. The returned collection of </text:span></text:span><text:span text:style-name="Code2"><text:span text:style-name="T18">ServiceReference</text:span></text:span><text:span text:style-name="Default_20_Paragraph_20_Font"><text:span text:style-name="T8"> objects contains services that were registered under the name of the specified class, match the specified filter expression, and the packages for the class names under which the services were registered match the context bundle's packages as defined in </text:span></text:span><text:span text:style-name="Code2"><text:span text:style-name="T18">org.osgi.framework.ServiceReference.isAssignableTo(Bundle, String)</text:span></text:span><text:span text:style-name="Default_20_Paragraph_20_Font"><text:span text:style-name="T8">.</text:span></text:span></text:p>
        <text:p text:style-name="P38"><text:span text:style-name="T8">The collection is valid at the time of the call to this method. However since the Framework is a very dynamic environment, services can be modified or unregistered at any time.</text:span></text:p>
        <text:p text:style-name="P38"><text:span text:style-name="T8">The specified </text:span><text:span text:style-name="Code2"><text:span text:style-name="T18">filter</text:span></text:span><text:span text:style-name="Default_20_Paragraph_20_Font"><text:span text:style-name="T8"> expression is used to select the registered services whose service properties contain keys and values which satisfy the filter expression. See </text:span></text:span><text:span text:style-name="Code2"><text:span text:style-name="T18">org.osgi.framework.Filter</text:span></text:span><text:span text:style-name="Default_20_Paragraph_20_Font"><text:span text:style-name="T8"> for a description of the filter syntax. If the specified </text:span></text:span><text:span text:style-name="Code2"><text:span text:style-name="T18">filter</text:span></text:span><text:span text:style-name="Default_20_Paragraph_20_Font"><text:span text:style-name="T8"> is </text:span></text:span><text:span text:style-name="Code2"><text:span text:style-name="T18">null</text:span></text:span><text:span text:style-name="Default_20_Paragraph_20_Font"><text:span text:style-name="T8">, all registered services are considered to match the filter. If the specified </text:span></text:span><text:span text:style-name="Code2"><text:span text:style-name="T18">filter</text:span></text:span><text:span text:style-name="Default_20_Paragraph_20_Font"><text:span text:style-name="T8"> expression cannot be parsed, an </text:span></text:span><text:span text:style-name="Code2"><text:span text:style-name="T18">org.osgi.framework.InvalidSyntaxException</text:span></text:span><text:span text:style-name="Default_20_Paragraph_20_Font"><text:span text:style-name="T8"> will be thrown with a human readable message where the filter became unparsable.</text:span></text:span></text:p>
        <text:p text:style-name="P38"><text:span text:style-name="T8">The result is a collection of </text:span><text:span text:style-name="Code2"><text:span text:style-name="T18">ServiceReference</text:span></text:span><text:span text:style-name="Default_20_Paragraph_20_Font"><text:span text:style-name="T8"> objects for all services that meet all of the following conditions:</text:span></text:span></text:p>
        <text:list xml:id="list2355686969273735784" text:style-name="WWNum10">
          <text:list-item>
            <text:p text:style-name="P50"><text:span text:style-name="T8">The service must have been registered with the name of the specified class. The complete list of class names with which a service was registered is available from the service's </text:span><text:a xlink:type="simple" xlink:href="file:///l%22r123"><text:span text:style-name="Internet_20_link"><text:span text:style-name="T30">objectClass</text:span></text:span></text:a><text:span text:style-name="Default_20_Paragraph_20_Font"><text:span text:style-name="T9"> property.</text:span></text:span></text:p>
          </text:list-item>
          <text:list-item>
            <text:p text:style-name="P50"><text:span text:style-name="T8">If the specified </text:span><text:span text:style-name="Code2"><text:span text:style-name="T18">filter</text:span></text:span><text:span text:style-name="Default_20_Paragraph_20_Font"><text:span text:style-name="T8"> is not </text:span></text:span><text:span text:style-name="Code2"><text:span text:style-name="T18">null</text:span></text:span><text:span text:style-name="Default_20_Paragraph_20_Font"><text:span text:style-name="T8">, the filter expression must match the service.</text:span></text:span></text:p>
          </text:list-item>
          <text:list-item>
            <text:p text:style-name="P50"><text:span text:style-name="T8">If the Java Runtime Environment supports permissions, the caller must have </text:span><text:span text:style-name="Code2"><text:span text:style-name="T18">ServicePermission</text:span></text:span><text:span text:style-name="Default_20_Paragraph_20_Font"><text:span text:style-name="T8"> with the </text:span></text:span><text:span text:style-name="Code2"><text:span text:style-name="T18">GET</text:span></text:span><text:span text:style-name="Default_20_Paragraph_20_Font"><text:span text:style-name="T8"> action for at least one of the class names under which the service was registered.</text:span></text:span></text:p>
          </text:list-item>
          <text:list-item>
            <text:p text:style-name="P50"><text:span text:style-name="T8">For each class name with which the service was registered, calling </text:span><text:span text:style-name="Code2"><text:span text:style-name="T18">org.osgi.framework.ServiceReference.isAssignableTo(Bundle, String)</text:span></text:span><text:span text:style-name="Default_20_Paragraph_20_Font"><text:span text:style-name="T8"> with the context bundle and the class name on the service's </text:span></text:span><text:span text:style-name="Code2"><text:span text:style-name="T18">ServiceReference</text:span></text:span><text:span text:style-name="Default_20_Paragraph_20_Font"><text:span text:style-name="T8"> object must return </text:span></text:span><text:span text:style-name="Code2"><text:span text:style-name="T18">true</text:span></text:span></text:p>
          </text:list-item>
        </text:list>
        <text:p text:style-name="P38"><text:span text:style-name="T8">Type Parameters:</text:span></text:p>
        <text:p text:style-name="P38"><text:bookmark text:name="r27"/><text:span text:style-name="Code2"><text:span text:style-name="T18">S</text:span></text:span><text:span text:style-name="Default_20_Paragraph_20_Font"><text:span text:style-name="T8"> - Type of Service</text:span></text:span></text:p>
        <text:p text:style-name="P38"><text:span text:style-name="T8">Parameters:</text:span></text:p>
        <text:p text:style-name="P58"><text:span text:style-name="Code2"><text:span text:style-name="T18">clazz</text:span></text:span><text:span text:style-name="Default_20_Paragraph_20_Font"><text:span text:style-name="T8"> - The class under whose name the service was registered. Must not be </text:span></text:span><text:span text:style-name="Code2"><text:span text:style-name="T18">null</text:span></text:span><text:span text:style-name="Default_20_Paragraph_20_Font"><text:span text:style-name="T8">.</text:span></text:span></text:p>
        <text:p text:style-name="P58"><text:span text:style-name="Code2"><text:span text:style-name="T18">filter</text:span></text:span><text:span text:style-name="Default_20_Paragraph_20_Font"><text:span text:style-name="T8"> - The filter expression or </text:span></text:span><text:span text:style-name="Code2"><text:span text:style-name="T18">null</text:span></text:span><text:span text:style-name="Default_20_Paragraph_20_Font"><text:span text:style-name="T8"> for all services.</text:span></text:span></text:p>
        <text:p text:style-name="P38"><text:span text:style-name="T8">Returns:</text:span></text:p>
        <text:p text:style-name="P58"><text:span text:style-name="T8">A collection of </text:span><text:span text:style-name="Code2"><text:span text:style-name="T18">ServiceReference</text:span></text:span><text:span text:style-name="Default_20_Paragraph_20_Font"><text:span text:style-name="T8"> objects. May be empty if no services are registered which satisfy the search.</text:span></text:span></text:p>
        <text:p text:style-name="P38"><text:span text:style-name="T8">Throws:</text:span></text:p>
        <text:p text:style-name="P58"><text:span text:style-name="Code2"><text:span text:style-name="T18">org.osgi.framework.InvalidSyntaxException</text:span></text:span><text:span text:style-name="Default_20_Paragraph_20_Font"><text:span text:style-name="T8"> - If the specified </text:span></text:span><text:span text:style-name="Code2"><text:span text:style-name="T18">filter</text:span></text:span><text:span text:style-name="Default_20_Paragraph_20_Font"><text:span text:style-name="T8"> contains an invalid filter expression that cannot be parsed.</text:span></text:span></text:p>
        <text:p text:style-name="P58"><text:soft-page-break/><text:span text:style-name="Code2"><text:span text:style-name="T18">IllegalStateException</text:span></text:span><text:span text:style-name="Default_20_Paragraph_20_Font"><text:span text:style-name="T8"> - If this BundleContext is no longer valid.</text:span></text:span></text:p>
        <text:p text:style-name="P38"><text:span text:style-name="T8">Since:</text:span></text:p>
        <text:p text:style-name="P58"><text:span text:style-name="T8">1.6</text:span></text:p>
        <text:p text:style-name="P41"/>
        <text:p text:style-name="P43"><text:bookmark text:name="r28"/><text:span text:style-name="T17">getService</text:span></text:p>
        <text:p text:style-name="P22"><text:span text:style-name="Code2"><text:span text:style-name="T18">S getService</text:span></text:span><text:span text:style-name="Code2"><text:span text:style-name="T21">(org.osgi.framework.ServiceReference&lt;S&gt; reference)</text:span></text:span></text:p>
        <text:p text:style-name="P38"><text:span text:style-name="T8">Returns the service object for the service referenced by the specified </text:span><text:span text:style-name="Code2"><text:span text:style-name="T18">ServiceReference</text:span></text:span><text:span text:style-name="Default_20_Paragraph_20_Font"><text:span text:style-name="T8"> object.</text:span></text:span></text:p>
        <text:p text:style-name="P38"><text:span text:style-name="T8">A bundle's use of a service object obtained from this method is tracked by the bundle's use count of that service object. Each time the service object is returned by </text:span><text:a xlink:type="simple" xlink:href="file:///l%22r28"><text:span text:style-name="Internet_20_link"><text:span text:style-name="T30">getService(ServiceReference)</text:span></text:span></text:a><text:span text:style-name="Default_20_Paragraph_20_Font"><text:span text:style-name="T9"> the context bundle's use count for the service object is incremented by one. Each time the service object is released by </text:span></text:span><text:a xlink:type="simple" xlink:href="file:///l%22r30"><text:span text:style-name="Internet_20_link"><text:span text:style-name="T30">ungetService(ServiceReference)</text:span></text:span></text:a><text:span text:style-name="Default_20_Paragraph_20_Font"><text:span text:style-name="T9"> the context bundle's use count for the service object is decremented by one.</text:span></text:span></text:p>
        <text:p text:style-name="P38"><text:span text:style-name="T8">When a bundle's use count for the service object drops to zero, the bundle should no longer use the service object.</text:span></text:p>
        <text:p text:style-name="P38"><text:span text:style-name="T8">This method will always return </text:span><text:span text:style-name="Code2"><text:span text:style-name="T18">null</text:span></text:span><text:span text:style-name="Default_20_Paragraph_20_Font"><text:span text:style-name="T8"> when the service associated with the specified </text:span></text:span><text:span text:style-name="Code2"><text:span text:style-name="T18">reference</text:span></text:span><text:span text:style-name="Default_20_Paragraph_20_Font"><text:span text:style-name="T8"> has been unregistered.</text:span></text:span></text:p>
        <text:p text:style-name="P38"><text:span text:style-name="T8">The following steps are required to get the service object:</text:span></text:p>
        <text:list xml:id="list4447271724257830130" text:style-name="WWNum11">
          <text:list-item>
            <text:p text:style-name="P51"><text:span text:style-name="T8">If the service has been unregistered, </text:span><text:span text:style-name="Code2"><text:span text:style-name="T18">null</text:span></text:span><text:span text:style-name="Default_20_Paragraph_20_Font"><text:span text:style-name="T8"> is returned.</text:span></text:span></text:p>
          </text:list-item>
          <text:list-item>
            <text:p text:style-name="P51"><text:span text:style-name="T8">If the context bundle's use count for the service object is currently zero and the service was registered with an object implementing the </text:span><text:span text:style-name="Code2"><text:span text:style-name="T18">ServiceFactory</text:span></text:span><text:span text:style-name="Default_20_Paragraph_20_Font"><text:span text:style-name="T8"> interface, the </text:span></text:span><text:a xlink:type="simple" xlink:href="file:///l%22r161"><text:span text:style-name="Internet_20_link"><text:span text:style-name="T30">ServiceFactory.getService(Bundle, ServiceRegistration)</text:span></text:span></text:a><text:span text:style-name="Default_20_Paragraph_20_Font"><text:span text:style-name="T9"> method is called to create the service object for the context bundle. If the service object returned by the </text:span></text:span><text:span text:style-name="Code2"><text:span text:style-name="T20">ServiceFactory</text:span></text:span><text:span text:style-name="Default_20_Paragraph_20_Font"><text:span text:style-name="T9"> object is </text:span></text:span><text:span text:style-name="Code2"><text:span text:style-name="T20">null</text:span></text:span><text:span text:style-name="Default_20_Paragraph_20_Font"><text:span text:style-name="T9">, not an </text:span></text:span><text:span text:style-name="Code2"><text:span text:style-name="T20">instanceof</text:span></text:span><text:span text:style-name="Default_20_Paragraph_20_Font"><text:span text:style-name="T9"> all the classes named when the service was registered or the </text:span></text:span><text:span text:style-name="Code2"><text:span text:style-name="T20">ServiceFactory</text:span></text:span><text:span text:style-name="Default_20_Paragraph_20_Font"><text:span text:style-name="T9"> object throws an exception or will be recursively called for the context bundle, </text:span></text:span><text:span text:style-name="Code2"><text:span text:style-name="T20">null</text:span></text:span><text:span text:style-name="Default_20_Paragraph_20_Font"><text:span text:style-name="T9"> is returned and a Framework event of type </text:span></text:span><text:span text:style-name="Code2"><text:span text:style-name="T20">org.osgi.framework.FrameworkEvent.ERROR</text:span></text:span><text:span text:style-name="Default_20_Paragraph_20_Font"><text:span text:style-name="T9"> containing a </text:span></text:span><text:span text:style-name="Code2"><text:span text:style-name="T20">org.osgi.framework.ServiceException</text:span></text:span><text:span text:style-name="Default_20_Paragraph_20_Font"><text:span text:style-name="T9"> describing the error is fired. This service object is cached by the Framework. While the context bundle's use count for the service object is greater than zero, subsequent calls to get the services's service object for the context bundle will return the cached service object.</text:span></text:span></text:p>
          </text:list-item>
          <text:list-item>
            <text:p text:style-name="P51"><text:span text:style-name="T8">The context bundle's use count for the service object is incremented by one.</text:span></text:p>
          </text:list-item>
          <text:list-item>
            <text:p text:style-name="P51"><text:span text:style-name="T8">The service object for the service is returned.</text:span></text:p>
          </text:list-item>
        </text:list>
        <text:p text:style-name="P38"><text:span text:style-name="T8">Type Parameters:</text:span></text:p>
        <text:p text:style-name="P38"><text:bookmark text:name="r29"/><text:span text:style-name="Code2"><text:span text:style-name="T18">S</text:span></text:span><text:span text:style-name="Default_20_Paragraph_20_Font"><text:span text:style-name="T8"> - Type of Service.</text:span></text:span></text:p>
        <text:p text:style-name="P38"><text:span text:style-name="T8">Parameters:</text:span></text:p>
        <text:p text:style-name="P58"><text:span text:style-name="Code2"><text:span text:style-name="T18">reference</text:span></text:span><text:span text:style-name="Default_20_Paragraph_20_Font"><text:span text:style-name="T8"> - A reference to the service.</text:span></text:span></text:p>
        <text:p text:style-name="P38"><text:span text:style-name="T8">Returns:</text:span></text:p>
        <text:p text:style-name="P58"><text:span text:style-name="T8">A service object for the service associated with </text:span><text:span text:style-name="Code2"><text:span text:style-name="T18">reference</text:span></text:span><text:span text:style-name="Default_20_Paragraph_20_Font"><text:span text:style-name="T8"> or </text:span></text:span><text:span text:style-name="Code2"><text:span text:style-name="T18">null</text:span></text:span><text:span text:style-name="Default_20_Paragraph_20_Font"><text:span text:style-name="T8"> if the service is not registered, the service object returned by a </text:span></text:span><text:span text:style-name="Code2"><text:span text:style-name="T18">ServiceFactory</text:span></text:span><text:span text:style-name="Default_20_Paragraph_20_Font"><text:span text:style-name="T8"> does not implement the classes under which it was registered or the </text:span></text:span><text:span text:style-name="Code2"><text:span text:style-name="T18">ServiceFactory</text:span></text:span><text:span text:style-name="Default_20_Paragraph_20_Font"><text:span text:style-name="T8"> threw an exception.</text:span></text:span></text:p>
        <text:p text:style-name="P38"><text:span text:style-name="T8">Throws:</text:span></text:p>
        <text:p text:style-name="P58"><text:span text:style-name="Code2"><text:span text:style-name="T18">SecurityException</text:span></text:span><text:span text:style-name="Default_20_Paragraph_20_Font"><text:span text:style-name="T8"> - If the caller does not have the </text:span></text:span><text:span text:style-name="Code2"><text:span text:style-name="T18">ServicePermission</text:span></text:span><text:span text:style-name="Default_20_Paragraph_20_Font"><text:span text:style-name="T8"> to get the service using at least one of the named classes the service was registered under and the Java Runtime Environment supports permissions.</text:span></text:span></text:p>
        <text:p text:style-name="P58"><text:span text:style-name="Code2"><text:span text:style-name="T18">IllegalStateException</text:span></text:span><text:span text:style-name="Default_20_Paragraph_20_Font"><text:span text:style-name="T8"> - If this BundleContext is no longer valid.</text:span></text:span></text:p>
        <text:p text:style-name="P58"><text:span text:style-name="Code2"><text:span text:style-name="T18">IllegalArgumentException</text:span></text:span><text:span text:style-name="Default_20_Paragraph_20_Font"><text:span text:style-name="T8"> - If the specified </text:span></text:span><text:span text:style-name="Code2"><text:span text:style-name="T18">ServiceReference</text:span></text:span><text:span text:style-name="Default_20_Paragraph_20_Font"><text:span text:style-name="T8"> was not created by the same framework instance as this </text:span></text:span><text:span text:style-name="Code2"><text:span text:style-name="T18">BundleContext</text:span></text:span><text:span text:style-name="Default_20_Paragraph_20_Font"><text:span text:style-name="T8">.</text:span></text:span></text:p>
        <text:p text:style-name="P38"><text:span text:style-name="T8">See Also:</text:span></text:p>
        <text:p text:style-name="P58"><text:a xlink:type="simple" xlink:href="file:///l%22r30"><text:span text:style-name="Internet_20_link"><text:span text:style-name="T30">ungetService(ServiceReference)</text:span></text:span></text:a><text:span text:style-name="Default_20_Paragraph_20_Font"><text:span text:style-name="T9">, </text:span></text:span><text:a xlink:type="simple" xlink:href="file:///l%22r163"><text:span text:style-name="Internet_20_link"><text:span text:style-name="T30">ServiceFactory</text:span></text:span></text:a></text:p>
        <text:p text:style-name="P41"/>
        <text:p text:style-name="P43"><text:bookmark text:name="r30"/><text:span text:style-name="T17">ungetService</text:span></text:p>
        <text:p text:style-name="P22"><text:span text:style-name="Code2"><text:span text:style-name="T18">boolean ungetService</text:span></text:span><text:span text:style-name="Code2"><text:span text:style-name="T21">(org.osgi.framework.ServiceReference&lt;?&gt; reference)</text:span></text:span></text:p>
        <text:p text:style-name="P38"><text:span text:style-name="T8">Releases the service object for the service referenced by the specified </text:span><text:span text:style-name="Code2"><text:span text:style-name="T18">ServiceReference</text:span></text:span><text:span text:style-name="Default_20_Paragraph_20_Font"><text:span text:style-name="T8"> object. If the context bundle's use count for the service object is zero, this method returns </text:span></text:span><text:span text:style-name="Code2"><text:span text:style-name="T18">false</text:span></text:span><text:span text:style-name="Default_20_Paragraph_20_Font"><text:span text:style-name="T8">. Otherwise, the context bundle's use count for the service object is decremented by one.</text:span></text:span></text:p>
        <text:p text:style-name="P38"><text:span text:style-name="T8">The service object must no longer be used and all references to it should be destroyed when a bundle's use count for the service object drops to zero.</text:span></text:p>
        <text:p text:style-name="P38"><text:span text:style-name="T8">The following steps are required to unget the service object:</text:span></text:p>
        <text:list xml:id="list4940428522422725106" text:style-name="WWNum12">
          <text:list-item>
            <text:p text:style-name="P52"><text:span text:style-name="T8">If the context bundle's use count for the service object is zero or the service has been unregistered, </text:span><text:span text:style-name="Code2"><text:span text:style-name="T18">false</text:span></text:span><text:span text:style-name="Default_20_Paragraph_20_Font"><text:span text:style-name="T8"> is returned.</text:span></text:span></text:p>
          </text:list-item>
          <text:list-item>
            <text:p text:style-name="P52"><text:span text:style-name="T8">The context bundle's use count for the service object is decremented by one.</text:span></text:p>
          </text:list-item>
          <text:list-item>
            <text:p text:style-name="P52"><text:span text:style-name="T8">If the context bundle's use count for the service object is currently zero and the service was registered with a </text:span><text:span text:style-name="Code2"><text:span text:style-name="T18">ServiceFactory</text:span></text:span><text:span text:style-name="Default_20_Paragraph_20_Font"><text:span text:style-name="T8"> object, the </text:span></text:span><text:a xlink:type="simple" xlink:href="file:///l%22r162"><text:span text:style-name="Internet_20_link"><text:span text:style-name="T30">ServiceFactory.ungetService(Bundle, ServiceRegistration, Object)</text:span></text:span></text:a><text:span text:style-name="Default_20_Paragraph_20_Font"><text:span text:style-name="T9"> method is called to release the service object for the context bundle.</text:span></text:span></text:p>
          </text:list-item>
          <text:list-item>
            <text:p text:style-name="P52"><text:span text:style-name="Code2"><text:span text:style-name="T18">true</text:span></text:span><text:span text:style-name="Default_20_Paragraph_20_Font"><text:span text:style-name="T8"> is returned.</text:span></text:span></text:p>
          </text:list-item>
        </text:list>
        <text:p text:style-name="P38"><text:span text:style-name="T8">Parameters:</text:span></text:p>
        <text:p text:style-name="P58"><text:soft-page-break/><text:span text:style-name="Code2"><text:span text:style-name="T18">reference</text:span></text:span><text:span text:style-name="Default_20_Paragraph_20_Font"><text:span text:style-name="T8"> - A reference to the service to be released.</text:span></text:span></text:p>
        <text:p text:style-name="P38"><text:span text:style-name="T8">Returns:</text:span></text:p>
        <text:p text:style-name="P58"><text:span text:style-name="Code2"><text:span text:style-name="T18">false</text:span></text:span><text:span text:style-name="Default_20_Paragraph_20_Font"><text:span text:style-name="T8"> if the context bundle's use count for the service object is zero or if the service has been unregistered; </text:span></text:span><text:span text:style-name="Code2"><text:span text:style-name="T18">true</text:span></text:span><text:span text:style-name="Default_20_Paragraph_20_Font"><text:span text:style-name="T8"> otherwise.</text:span></text:span></text:p>
        <text:p text:style-name="P38"><text:span text:style-name="T8">Throws:</text:span></text:p>
        <text:p text:style-name="P58"><text:span text:style-name="Code2"><text:span text:style-name="T18">IllegalStateException</text:span></text:span><text:span text:style-name="Default_20_Paragraph_20_Font"><text:span text:style-name="T8"> - If this BundleContext is no longer valid.</text:span></text:span></text:p>
        <text:p text:style-name="P58"><text:span text:style-name="Code2"><text:span text:style-name="T18">IllegalArgumentException</text:span></text:span><text:span text:style-name="Default_20_Paragraph_20_Font"><text:span text:style-name="T8"> - If the specified </text:span></text:span><text:span text:style-name="Code2"><text:span text:style-name="T18">ServiceReference</text:span></text:span><text:span text:style-name="Default_20_Paragraph_20_Font"><text:span text:style-name="T8"> was not created by the same framework instance as this </text:span></text:span><text:span text:style-name="Code2"><text:span text:style-name="T18">BundleContext</text:span></text:span><text:span text:style-name="Default_20_Paragraph_20_Font"><text:span text:style-name="T8">.</text:span></text:span></text:p>
        <text:p text:style-name="P38"><text:span text:style-name="T8">See Also:</text:span></text:p>
        <text:p text:style-name="P58"><text:a xlink:type="simple" xlink:href="file:///l%22r28"><text:span text:style-name="Internet_20_link"><text:span text:style-name="T30">getService(ServiceReference)</text:span></text:span></text:a><text:span text:style-name="Default_20_Paragraph_20_Font"><text:span text:style-name="T9">, </text:span></text:span><text:a xlink:type="simple" xlink:href="file:///l%22r163"><text:span text:style-name="Internet_20_link"><text:span text:style-name="T30">ServiceFactory</text:span></text:span></text:a></text:p>
        <text:p text:style-name="P41"/>
        <text:p text:style-name="P43"><text:bookmark text:name="r31"/><text:span text:style-name="T17">getServiceObjects</text:span></text:p>
        <text:p text:style-name="P22"><text:a xlink:type="simple" xlink:href="file:///l%22r168"><text:span text:style-name="Internet_20_link"><text:span text:style-name="T30">ServiceObjects</text:span></text:span></text:a><text:span text:style-name="Code2"><text:span text:style-name="T20">&lt;S&gt; getServiceObjects</text:span></text:span><text:span text:style-name="Code2"><text:span text:style-name="T19">(org.osgi.framework.ServiceReference&lt;S&gt; reference)</text:span></text:span></text:p>
        <text:p text:style-name="P38"><text:span text:style-name="T8">Returns the </text:span><text:a xlink:type="simple" xlink:href="file:///l%22r168"><text:span text:style-name="Internet_20_link"><text:span text:style-name="T30">ServiceObjects</text:span></text:span></text:a><text:span text:style-name="Default_20_Paragraph_20_Font"><text:span text:style-name="T9"> object for the service referenced by the specified </text:span></text:span><text:span text:style-name="Code2"><text:span text:style-name="T20">ServiceReference</text:span></text:span><text:span text:style-name="Default_20_Paragraph_20_Font"><text:span text:style-name="T9"> object.</text:span></text:span></text:p>
        <text:p text:style-name="P38"><text:span text:style-name="T8">The </text:span><text:a xlink:type="simple" xlink:href="file:///l%22r168"><text:span text:style-name="Internet_20_link"><text:span text:style-name="T30">ServiceObjects</text:span></text:span></text:a><text:span text:style-name="Default_20_Paragraph_20_Font"><text:span text:style-name="T9"> object can be used to obtain multiple service objects for services with </text:span></text:span><text:a xlink:type="simple" xlink:href="file:///l%22r132"><text:span text:style-name="Internet_20_link"><text:span text:style-name="T30">prototype</text:span></text:span></text:a><text:span text:style-name="Default_20_Paragraph_20_Font"><text:span text:style-name="T9"> scope. For services with </text:span></text:span><text:a xlink:type="simple" xlink:href="file:///l%22r130"><text:span text:style-name="Internet_20_link"><text:span text:style-name="T30">singleton</text:span></text:span></text:a><text:span text:style-name="Default_20_Paragraph_20_Font"><text:span text:style-name="T9"> or </text:span></text:span><text:a xlink:type="simple" xlink:href="file:///l%22r131"><text:span text:style-name="Internet_20_link"><text:span text:style-name="T30">bundle</text:span></text:span></text:a><text:span text:style-name="Default_20_Paragraph_20_Font"><text:span text:style-name="T9"> scope, the </text:span></text:span><text:a xlink:type="simple" xlink:href="file:///l%22r165"><text:span text:style-name="Internet_20_link"><text:span text:style-name="T30">ServiceObjects.getService()</text:span></text:span></text:a><text:span text:style-name="Default_20_Paragraph_20_Font"><text:span text:style-name="T9"> method behaves the same as the </text:span></text:span><text:a xlink:type="simple" xlink:href="file:///l%22r28"><text:span text:style-name="Internet_20_link"><text:span text:style-name="T30">getService(ServiceReference)</text:span></text:span></text:a><text:span text:style-name="Default_20_Paragraph_20_Font"><text:span text:style-name="T9"> method and the </text:span></text:span><text:a xlink:type="simple" xlink:href="file:///l%22r166"><text:span text:style-name="Internet_20_link"><text:span text:style-name="T30">ServiceObjects.ungetService(Object)</text:span></text:span></text:a><text:span text:style-name="Default_20_Paragraph_20_Font"><text:span text:style-name="T9"> method behaves the same as the </text:span></text:span><text:a xlink:type="simple" xlink:href="file:///l%22r30"><text:span text:style-name="Internet_20_link"><text:span text:style-name="T30">ungetService(ServiceReference)</text:span></text:span></text:a><text:span text:style-name="Default_20_Paragraph_20_Font"><text:span text:style-name="T9"> method. That is, only one, use-counted service object is available from the </text:span></text:span><text:a xlink:type="simple" xlink:href="file:///l%22r168"><text:span text:style-name="Internet_20_link"><text:span text:style-name="T30">ServiceObjects</text:span></text:span></text:a><text:span text:style-name="Default_20_Paragraph_20_Font"><text:span text:style-name="T9"> object.</text:span></text:span></text:p>
        <text:p text:style-name="P38"><text:span text:style-name="T8">This method will always return </text:span><text:span text:style-name="Code2"><text:span text:style-name="T18">null</text:span></text:span><text:span text:style-name="Default_20_Paragraph_20_Font"><text:span text:style-name="T8"> when the service associated with the specified </text:span></text:span><text:span text:style-name="Code2"><text:span text:style-name="T18">reference</text:span></text:span><text:span text:style-name="Default_20_Paragraph_20_Font"><text:span text:style-name="T8"> has been unregistered.</text:span></text:span></text:p>
        <text:p text:style-name="P38"><text:span text:style-name="T8">Type Parameters:</text:span></text:p>
        <text:p text:style-name="P38"><text:bookmark text:name="r32"/><text:span text:style-name="Code2"><text:span text:style-name="T18">S</text:span></text:span><text:span text:style-name="Default_20_Paragraph_20_Font"><text:span text:style-name="T8"> - Type of Service.</text:span></text:span></text:p>
        <text:p text:style-name="P38"><text:span text:style-name="T8">Parameters:</text:span></text:p>
        <text:p text:style-name="P58"><text:span text:style-name="Code2"><text:span text:style-name="T18">reference</text:span></text:span><text:span text:style-name="Default_20_Paragraph_20_Font"><text:span text:style-name="T8"> - A reference to the service.</text:span></text:span></text:p>
        <text:p text:style-name="P38"><text:span text:style-name="T8">Returns:</text:span></text:p>
        <text:p text:style-name="P58"><text:span text:style-name="T8">A </text:span><text:a xlink:type="simple" xlink:href="file:///l%22r168"><text:span text:style-name="Internet_20_link"><text:span text:style-name="T30">ServiceObjects</text:span></text:span></text:a><text:span text:style-name="Default_20_Paragraph_20_Font"><text:span text:style-name="T9"> object for the service associated with the specified </text:span></text:span><text:span text:style-name="Code2"><text:span text:style-name="T20">reference</text:span></text:span><text:span text:style-name="Default_20_Paragraph_20_Font"><text:span text:style-name="T9"> or </text:span></text:span><text:span text:style-name="Code2"><text:span text:style-name="T20">null</text:span></text:span><text:span text:style-name="Default_20_Paragraph_20_Font"><text:span text:style-name="T9"> if the service is not registered.</text:span></text:span></text:p>
        <text:p text:style-name="P38"><text:span text:style-name="T8">Throws:</text:span></text:p>
        <text:p text:style-name="P58"><text:span text:style-name="Code2"><text:span text:style-name="T18">SecurityException</text:span></text:span><text:span text:style-name="Default_20_Paragraph_20_Font"><text:span text:style-name="T8"> - If the caller does not have the </text:span></text:span><text:span text:style-name="Code2"><text:span text:style-name="T18">ServicePermission</text:span></text:span><text:span text:style-name="Default_20_Paragraph_20_Font"><text:span text:style-name="T8"> to get the service using at least one of the named classes the service was registered under and the Java Runtime Environment supports permissions.</text:span></text:span></text:p>
        <text:p text:style-name="P58"><text:span text:style-name="Code2"><text:span text:style-name="T18">IllegalStateException</text:span></text:span><text:span text:style-name="Default_20_Paragraph_20_Font"><text:span text:style-name="T8"> - If this BundleContext is no longer valid.</text:span></text:span></text:p>
        <text:p text:style-name="P58"><text:span text:style-name="Code2"><text:span text:style-name="T18">IllegalArgumentException</text:span></text:span><text:span text:style-name="Default_20_Paragraph_20_Font"><text:span text:style-name="T8"> - If the specified </text:span></text:span><text:span text:style-name="Code2"><text:span text:style-name="T18">ServiceReference</text:span></text:span><text:span text:style-name="Default_20_Paragraph_20_Font"><text:span text:style-name="T8"> was not created by the same framework instance as this </text:span></text:span><text:span text:style-name="Code2"><text:span text:style-name="T18">BundleContext</text:span></text:span><text:span text:style-name="Default_20_Paragraph_20_Font"><text:span text:style-name="T8">.</text:span></text:span></text:p>
        <text:p text:style-name="P38"><text:span text:style-name="T8">Since:</text:span></text:p>
        <text:p text:style-name="P58"><text:span text:style-name="T8">1.8</text:span></text:p>
        <text:p text:style-name="P38"><text:span text:style-name="T8">See Also:</text:span></text:p>
        <text:p text:style-name="P58"><text:a xlink:type="simple" xlink:href="file:///l%22r159"><text:span text:style-name="Internet_20_link"><text:span text:style-name="T30">PrototypeServiceFactory</text:span></text:span></text:a></text:p>
        <text:p text:style-name="P41"/>
        <text:p text:style-name="P43"><text:bookmark text:name="r33"/><text:span text:style-name="T17">getDataFile</text:span></text:p>
        <text:p text:style-name="P22"><text:span text:style-name="Code2"><text:span text:style-name="T18">File getDataFile</text:span></text:span><text:span text:style-name="Code2"><text:span text:style-name="T21">(String filename)</text:span></text:span></text:p>
        <text:p text:style-name="P38"><text:span text:style-name="T8">Creates a </text:span><text:span text:style-name="Code2"><text:span text:style-name="T18">File</text:span></text:span><text:span text:style-name="Default_20_Paragraph_20_Font"><text:span text:style-name="T8"> object for a file in the persistent storage area provided for the bundle by the Framework. This method will return </text:span></text:span><text:span text:style-name="Code2"><text:span text:style-name="T18">null</text:span></text:span><text:span text:style-name="Default_20_Paragraph_20_Font"><text:span text:style-name="T8"> if the platform does not have file system support.</text:span></text:span></text:p>
        <text:p text:style-name="P38"><text:span text:style-name="T8">A </text:span><text:span text:style-name="Code2"><text:span text:style-name="T18">File</text:span></text:span><text:span text:style-name="Default_20_Paragraph_20_Font"><text:span text:style-name="T8"> object for the base directory of the persistent storage area provided for the context bundle by the Framework can be obtained by calling this method with an empty string as </text:span></text:span><text:span text:style-name="Code2"><text:span text:style-name="T18">filename</text:span></text:span><text:span text:style-name="Default_20_Paragraph_20_Font"><text:span text:style-name="T8">.</text:span></text:span></text:p>
        <text:p text:style-name="P38"><text:span text:style-name="T8">If the Java Runtime Environment supports permissions, the Framework will ensure that the bundle has the </text:span><text:span text:style-name="Code2"><text:span text:style-name="T18">java.io.FilePermission</text:span></text:span><text:span text:style-name="Default_20_Paragraph_20_Font"><text:span text:style-name="T8"> with actions </text:span></text:span><text:span text:style-name="Code2"><text:span text:style-name="T18">read</text:span></text:span><text:span text:style-name="Default_20_Paragraph_20_Font"><text:span text:style-name="T8">,</text:span></text:span><text:span text:style-name="Code2"><text:span text:style-name="T18">write</text:span></text:span><text:span text:style-name="Default_20_Paragraph_20_Font"><text:span text:style-name="T8">,</text:span></text:span><text:span text:style-name="Code2"><text:span text:style-name="T18">delete</text:span></text:span><text:span text:style-name="Default_20_Paragraph_20_Font"><text:span text:style-name="T8"> for all files (recursively) in the persistent storage area provided for the context bundle.</text:span></text:span></text:p>
        <text:p text:style-name="P38"><text:span text:style-name="T8">Parameters:</text:span></text:p>
        <text:p text:style-name="P58"><text:span text:style-name="Code2"><text:span text:style-name="T18">filename</text:span></text:span><text:span text:style-name="Default_20_Paragraph_20_Font"><text:span text:style-name="T8"> - A relative name to the file to be accessed.</text:span></text:span></text:p>
        <text:p text:style-name="P38"><text:span text:style-name="T8">Returns:</text:span></text:p>
        <text:p text:style-name="P58"><text:span text:style-name="T8">A </text:span><text:span text:style-name="Code2"><text:span text:style-name="T18">File</text:span></text:span><text:span text:style-name="Default_20_Paragraph_20_Font"><text:span text:style-name="T8"> object that represents the requested file or </text:span></text:span><text:span text:style-name="Code2"><text:span text:style-name="T18">null</text:span></text:span><text:span text:style-name="Default_20_Paragraph_20_Font"><text:span text:style-name="T8"> if the platform does not have file system support.</text:span></text:span></text:p>
        <text:p text:style-name="P38"><text:span text:style-name="T8">Throws:</text:span></text:p>
        <text:p text:style-name="P58"><text:span text:style-name="Code2"><text:span text:style-name="T18">IllegalStateException</text:span></text:span><text:span text:style-name="Default_20_Paragraph_20_Font"><text:span text:style-name="T8"> - If this BundleContext is no longer valid.</text:span></text:span></text:p>
        <text:p text:style-name="P41"/>
        <text:p text:style-name="P43"><text:bookmark text:name="r34"/><text:span text:style-name="T17">createFilter</text:span></text:p>
        <text:p text:style-name="P22"><text:span text:style-name="Code2"><text:span text:style-name="T18">org.osgi.framework.Filter createFilter</text:span></text:span><text:span text:style-name="Code2"><text:span text:style-name="T21">(String filter)</text:span></text:span><text:line-break/><text:span text:style-name="Code2"><text:span text:style-name="T21">                                throws org.osgi.framework.InvalidSyntaxException</text:span></text:span></text:p>
        <text:p text:style-name="P38"><text:span text:style-name="T8">Creates a </text:span><text:span text:style-name="Code2"><text:span text:style-name="T18">Filter</text:span></text:span><text:span text:style-name="Default_20_Paragraph_20_Font"><text:span text:style-name="T8"> object. This </text:span></text:span><text:span text:style-name="Code2"><text:span text:style-name="T18">Filter</text:span></text:span><text:span text:style-name="Default_20_Paragraph_20_Font"><text:span text:style-name="T8"> object may be used to match a </text:span></text:span><text:span text:style-name="Code2"><text:span text:style-name="T18">ServiceReference</text:span></text:span><text:span text:style-name="Default_20_Paragraph_20_Font"><text:span text:style-name="T8"> object or a </text:span></text:span><text:span text:style-name="Code2"><text:span text:style-name="T18">Dictionary</text:span></text:span><text:span text:style-name="Default_20_Paragraph_20_Font"><text:span text:style-name="T8"> object.</text:span></text:span></text:p>
        <text:p text:style-name="P38"><text:span text:style-name="T8">If the filter cannot be parsed, an </text:span><text:span text:style-name="Code2"><text:span text:style-name="T18">org.osgi.framework.InvalidSyntaxException</text:span></text:span><text:span text:style-name="Default_20_Paragraph_20_Font"><text:span text:style-name="T8"> will be thrown with a human readable message where the filter became unparsable.</text:span></text:span></text:p>
        <text:p text:style-name="P38"><text:span text:style-name="T8">Parameters:</text:span></text:p>
        <text:p text:style-name="P58"><text:span text:style-name="Code2"><text:span text:style-name="T18">filter</text:span></text:span><text:span text:style-name="Default_20_Paragraph_20_Font"><text:span text:style-name="T8"> - The filter string.</text:span></text:span></text:p>
        <text:p text:style-name="P38"><text:span text:style-name="T8">Returns:</text:span></text:p>
        <text:p text:style-name="P58"><text:soft-page-break/><text:span text:style-name="T8">A </text:span><text:span text:style-name="Code2"><text:span text:style-name="T18">Filter</text:span></text:span><text:span text:style-name="Default_20_Paragraph_20_Font"><text:span text:style-name="T8"> object encapsulating the filter string.</text:span></text:span></text:p>
        <text:p text:style-name="P38"><text:span text:style-name="T8">Throws:</text:span></text:p>
        <text:p text:style-name="P58"><text:span text:style-name="Code2"><text:span text:style-name="T18">org.osgi.framework.InvalidSyntaxException</text:span></text:span><text:span text:style-name="Default_20_Paragraph_20_Font"><text:span text:style-name="T8"> - If </text:span></text:span><text:span text:style-name="Code2"><text:span text:style-name="T18">filter</text:span></text:span><text:span text:style-name="Default_20_Paragraph_20_Font"><text:span text:style-name="T8"> contains an invalid filter string that cannot be parsed.</text:span></text:span></text:p>
        <text:p text:style-name="P58"><text:span text:style-name="Code2"><text:span text:style-name="T18">NullPointerException</text:span></text:span><text:span text:style-name="Default_20_Paragraph_20_Font"><text:span text:style-name="T8"> - If </text:span></text:span><text:span text:style-name="Code2"><text:span text:style-name="T18">filter</text:span></text:span><text:span text:style-name="Default_20_Paragraph_20_Font"><text:span text:style-name="T8"> is null.</text:span></text:span></text:p>
        <text:p text:style-name="P58"><text:span text:style-name="Code2"><text:span text:style-name="T18">IllegalStateException</text:span></text:span><text:span text:style-name="Default_20_Paragraph_20_Font"><text:span text:style-name="T8"> - If this BundleContext is no longer valid.</text:span></text:span></text:p>
        <text:p text:style-name="P38"><text:span text:style-name="T8">Since:</text:span></text:p>
        <text:p text:style-name="P58"><text:span text:style-name="T8">1.1</text:span></text:p>
        <text:p text:style-name="P38"><text:span text:style-name="T8">See Also:</text:span></text:p>
        <text:p text:style-name="P58"><text:span text:style-name="T8">"Framework specification for a description of the filter string syntax.", </text:span><text:span text:style-name="Code2"><text:span text:style-name="T18">org.osgi.framework.FrameworkUtil.createFilter(String)</text:span></text:span></text:p>
        <text:p text:style-name="P41"/>
        <text:p text:style-name="P43"><text:bookmark text:name="r35"/><text:span text:style-name="T17">getBundle</text:span></text:p>
        <text:p text:style-name="P22"><text:span text:style-name="Code2"><text:span text:style-name="T18">org.osgi.framework.Bundle getBundle</text:span></text:span><text:span text:style-name="Code2"><text:span text:style-name="T21">(String location)</text:span></text:span></text:p>
        <text:p text:style-name="P38"><text:span text:style-name="T8">Returns the bundle with the specified location.</text:span></text:p>
        <text:p text:style-name="P38"><text:span text:style-name="T8">Parameters:</text:span></text:p>
        <text:p text:style-name="P58"><text:span text:style-name="Code2"><text:span text:style-name="T18">location</text:span></text:span><text:span text:style-name="Default_20_Paragraph_20_Font"><text:span text:style-name="T8"> - The location of the bundle to retrieve.</text:span></text:span></text:p>
        <text:p text:style-name="P38"><text:span text:style-name="T8">Returns:</text:span></text:p>
        <text:p text:style-name="P58"><text:span text:style-name="T8">A </text:span><text:span text:style-name="Code2"><text:span text:style-name="T18">Bundle</text:span></text:span><text:span text:style-name="Default_20_Paragraph_20_Font"><text:span text:style-name="T8"> object or </text:span></text:span><text:span text:style-name="Code2"><text:span text:style-name="T18">null</text:span></text:span><text:span text:style-name="Default_20_Paragraph_20_Font"><text:span text:style-name="T8"> if the location does not match any installed bundle.</text:span></text:span></text:p>
        <text:p text:style-name="P38"><text:span text:style-name="T8">Since:</text:span></text:p>
        <text:p text:style-name="P58"><text:span text:style-name="T8">1.6</text:span></text:p>
        <text:p text:style-name="P59"><text:bookmark text:name="r155"/><text:span text:style-name="T17">Interface Constants</text:span></text:p>
        <text:p text:style-name="Standard"><text:a xlink:type="simple" xlink:href="file:///l%22r3"><text:span text:style-name="Internet_20_link"><text:span text:style-name="T29">org.osgi.framework</text:span></text:span></text:a></text:p>
        <text:p text:style-name="P25"/>
        <text:p text:style-name="P22"><text:span text:style-name="Code2"><text:span text:style-name="T18">public interface Constants</text:span></text:span></text:p>
        <text:p text:style-name="Standard"><text:span text:style-name="T8">Defines standard names for the OSGi environment system properties, service properties, and Manifest header attribute keys.</text:span></text:p>
        <text:p text:style-name="Standard"><text:span text:style-name="T8">The values associated with these keys are of type </text:span><text:span text:style-name="Code2"><text:span text:style-name="T18">String</text:span></text:span><text:span text:style-name="Default_20_Paragraph_20_Font"><text:span text:style-name="T8">, unless otherwise indicated.</text:span></text:span></text:p>
        <text:p text:style-name="Standard"><text:span text:style-name="T8">Since:</text:span></text:p>
        <text:p text:style-name="P38"><text:span text:style-name="T8">1.1</text:span></text:p>
        <text:p text:style-name="Standard"><text:span text:style-name="T8">Version:</text:span></text:p>
        <text:p text:style-name="P38"><text:span text:style-name="T8">$Id: 85d13ecd84fd9fe7604e152e046ba63864083139 $</text:span></text:p>
        <text:p text:style-name="P24"/>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21"><text:span text:style-name="Summary_20_Heading_20_Font2"><text:span text:style-name="T7">Field Summary</text:span></text:span></text:p>
            </table:table-cell>
            <table:covered-table-cell/>
            <table:table-cell table:style-name="Table11.A1" office:value-type="string">
              <text:p text:style-name="P71"><text:span text:style-name="Page_20_Reference_20_Font"><text:span text:style-name="T6">Page</text:span></text:span></text:p>
            </table:table-cell>
          </table:table-row>
          <table:table-row table:style-name="Table11.1">
            <table:table-cell table:style-name="Table11.A2" office:value-type="string">
              <text:p text:style-name="P23"><text:span text:style-name="Code_20_Small1"><text:span text:style-name="T24">String</text:span></text:span></text:p>
            </table:table-cell>
            <table:table-cell table:style-name="Table11.B2" office:value-type="string">
              <text:p text:style-name="P21"><text:a xlink:type="simple" xlink:href="file:///l%22r92"><text:span text:style-name="Internet_20_link"><text:span text:style-name="T31">ACTIVATION_LAZY</text:span></text:span></text:a></text:p>
              <text:p text:style-name="P68"><text:span text:style-name="T8">Bundle activation policy declaring the bundle must be activated when the first class load is made from the bundle.</text:span></text:p>
            </table:table-cell>
            <table:table-cell table:style-name="Table11.C2" office:value-type="string">
              <text:p text:style-name="P69"><text:bookmark-ref text:reference-format="page" text:ref-name="">Error: Reference source not found</text:bookmark-ref></text:p>
            </table:table-cell>
          </table:table-row>
          <table:table-row table:style-name="Table11.1">
            <table:table-cell table:style-name="Table11.A3" office:value-type="string">
              <text:p text:style-name="P72"><text:span text:style-name="Code_20_Small1"><text:span text:style-name="T24">String</text:span></text:span></text:p>
            </table:table-cell>
            <table:table-cell table:style-name="Table11.B3" office:value-type="string">
              <text:p text:style-name="P74"><text:a xlink:type="simple" xlink:href="file:///l%22r91"><text:span text:style-name="Internet_20_link"><text:span text:style-name="T31">BUNDLE_ACTIVATIONPOLICY</text:span></text:span></text:a></text:p>
              <text:p text:style-name="P67"><text:span text:style-name="T8">Manifest header identifying the bundle's activation policy.</text:span></text:p>
            </table:table-cell>
            <table:table-cell table:style-name="Table11.C3" office:value-type="string">
              <text:p text:style-name="P71"><text:bookmark-ref text:reference-format="page" text:ref-name="">Error: Reference source not found</text:bookmark-ref></text:p>
            </table:table-cell>
          </table:table-row>
          <table:table-row table:style-name="Table11.1">
            <table:table-cell table:style-name="Table11.A4" office:value-type="string">
              <text:p text:style-name="P72"><text:span text:style-name="Code_20_Small1"><text:span text:style-name="T24">String</text:span></text:span></text:p>
            </table:table-cell>
            <table:table-cell table:style-name="Table11.B4" office:value-type="string">
              <text:p text:style-name="P74"><text:a xlink:type="simple" xlink:href="file:///l%22r55"><text:span text:style-name="Internet_20_link"><text:span text:style-name="T31">BUNDLE_ACTIVATOR</text:span></text:span></text:a></text:p>
              <text:p text:style-name="P67"><text:span text:style-name="T8">Manifest header attribute identifying the bundle's activator class.</text:span></text:p>
            </table:table-cell>
            <table:table-cell table:style-name="Table11.C4" office:value-type="string">
              <text:p text:style-name="P71"><text:bookmark-ref text:reference-format="page" text:ref-name="">Error: Reference source not found</text:bookmark-ref></text:p>
            </table:table-cell>
          </table:table-row>
          <table:table-row table:style-name="Table11.1">
            <table:table-cell table:style-name="Table11.A5" office:value-type="string">
              <text:p text:style-name="P72"><text:span text:style-name="Code_20_Small1"><text:span text:style-name="T24">String</text:span></text:span></text:p>
            </table:table-cell>
            <table:table-cell table:style-name="Table11.B5" office:value-type="string">
              <text:p text:style-name="P74"><text:a xlink:type="simple" xlink:href="file:///l%22r40"><text:span text:style-name="Internet_20_link"><text:span text:style-name="T31">BUNDLE_CATEGORY</text:span></text:span></text:a></text:p>
              <text:p text:style-name="P67"><text:span text:style-name="T8">Manifest header identifying the bundle's category.</text:span></text:p>
            </table:table-cell>
            <table:table-cell table:style-name="Table11.C5" office:value-type="string">
              <text:p text:style-name="P71"><text:bookmark-ref text:reference-format="page" text:ref-name="">Error: Reference source not found</text:bookmark-ref></text:p>
            </table:table-cell>
          </table:table-row>
          <table:table-row table:style-name="Table11.1">
            <table:table-cell table:style-name="Table11.A6" office:value-type="string">
              <text:p text:style-name="P72"><text:span text:style-name="Code_20_Small1"><text:span text:style-name="T24">String</text:span></text:span></text:p>
            </table:table-cell>
            <table:table-cell table:style-name="Table11.B6" office:value-type="string">
              <text:p text:style-name="P74"><text:a xlink:type="simple" xlink:href="file:///l%22r41"><text:span text:style-name="Internet_20_link"><text:span text:style-name="T31">BUNDLE_CLASSPATH</text:span></text:span></text:a></text:p>
              <text:p text:style-name="P67"><text:span text:style-name="T8">Manifest header identifying a list of directories and embedded JAR files, which are bundle resources used to extend the bundle's classpath.</text:span></text:p>
            </table:table-cell>
            <table:table-cell table:style-name="Table11.C6" office:value-type="string">
              <text:p text:style-name="P71"><text:bookmark-ref text:reference-format="page" text:ref-name="">Error: Reference source not found</text:bookmark-ref></text:p>
            </table:table-cell>
          </table:table-row>
          <table:table-row table:style-name="Table11.1">
            <table:table-cell table:style-name="Table11.A7" office:value-type="string">
              <text:p text:style-name="P72"><text:span text:style-name="Code_20_Small1"><text:span text:style-name="T24">String</text:span></text:span></text:p>
            </table:table-cell>
            <table:table-cell table:style-name="Table11.B7" office:value-type="string">
              <text:p text:style-name="P74"><text:a xlink:type="simple" xlink:href="file:///l%22r54"><text:span text:style-name="Internet_20_link"><text:span text:style-name="T31">BUNDLE_CONTACTADDRESS</text:span></text:span></text:a></text:p>
              <text:p text:style-name="P67"><text:span text:style-name="T8">Manifest header identifying the contact address where problems with the bundle may be reported; for example, an email address.</text:span></text:p>
            </table:table-cell>
            <table:table-cell table:style-name="Table11.C7" office:value-type="string">
              <text:p text:style-name="P71"><text:bookmark-ref text:reference-format="page" text:ref-name="">Error: Reference source not found</text:bookmark-ref></text:p>
            </table:table-cell>
          </table:table-row>
          <table:table-row table:style-name="Table11.1">
            <table:table-cell table:style-name="Table11.A8" office:value-type="string">
              <text:p text:style-name="P72"><text:span text:style-name="Code_20_Small1"><text:span text:style-name="T24">String</text:span></text:span></text:p>
            </table:table-cell>
            <table:table-cell table:style-name="Table11.B8" office:value-type="string">
              <text:p text:style-name="P74"><text:a xlink:type="simple" xlink:href="file:///l%22r42"><text:span text:style-name="Internet_20_link"><text:span text:style-name="T31">BUNDLE_COPYRIGHT</text:span></text:span></text:a></text:p>
              <text:p text:style-name="P67"><text:span text:style-name="T8">Manifest header identifying the bundle's copyright information.</text:span></text:p>
            </table:table-cell>
            <table:table-cell table:style-name="Table11.C8" office:value-type="string">
              <text:p text:style-name="P71"><text:bookmark-ref text:reference-format="page" text:ref-name="">Error: Reference source not found</text:bookmark-ref></text:p>
            </table:table-cell>
          </table:table-row>
          <table:table-row table:style-name="Table11.1">
            <table:table-cell table:style-name="Table11.A9" office:value-type="string">
              <text:p text:style-name="P72"><text:span text:style-name="Code_20_Small1"><text:span text:style-name="T24">String</text:span></text:span></text:p>
            </table:table-cell>
            <table:table-cell table:style-name="Table11.B9" office:value-type="string">
              <text:p text:style-name="P74"><text:a xlink:type="simple" xlink:href="file:///l%22r43"><text:span text:style-name="Internet_20_link"><text:span text:style-name="T31">BUNDLE_DESCRIPTION</text:span></text:span></text:a></text:p>
              <text:p text:style-name="P67"><text:span text:style-name="T8">Manifest header containing a brief description of the bundle's functionality.</text:span></text:p>
            </table:table-cell>
            <table:table-cell table:style-name="Table11.C9" office:value-type="string">
              <text:p text:style-name="P71"><text:bookmark-ref text:reference-format="page" text:ref-name="">Error: Reference source not found</text:bookmark-ref></text:p>
            </table:table-cell>
          </table:table-row>
          <table:table-row table:style-name="Table11.1">
            <table:table-cell table:style-name="Table11.A10" office:value-type="string">
              <text:p text:style-name="P72"><text:span text:style-name="Code_20_Small1"><text:span text:style-name="T24">String</text:span></text:span></text:p>
            </table:table-cell>
            <table:table-cell table:style-name="Table11.B10" office:value-type="string">
              <text:p text:style-name="P74"><text:a xlink:type="simple" xlink:href="file:///l%22r53"><text:span text:style-name="Internet_20_link"><text:span text:style-name="T31">BUNDLE_DOCURL</text:span></text:span></text:a></text:p>
              <text:p text:style-name="P67"><text:span text:style-name="T8">Manifest header identifying the bundle's documentation URL, from which further information about the bundle may be obtained.</text:span></text:p>
            </table:table-cell>
            <table:table-cell table:style-name="Table11.C10" office:value-type="string">
              <text:p text:style-name="P71"><text:bookmark-ref text:reference-format="page" text:ref-name="">Error: Reference source not found</text:bookmark-ref></text:p>
            </table:table-cell>
          </table:table-row>
          <text:soft-page-break/>
          <table:table-row table:style-name="Table11.1">
            <table:table-cell table:style-name="Table11.A11" office:value-type="string">
              <text:p text:style-name="P72"><text:span text:style-name="Code_20_Small1"><text:span text:style-name="T24">String</text:span></text:span></text:p>
            </table:table-cell>
            <table:table-cell table:style-name="Table11.B11" office:value-type="string">
              <text:p text:style-name="P74"><text:a xlink:type="simple" xlink:href="file:///l%22r69"><text:span text:style-name="Internet_20_link"><text:span text:style-name="T31">BUNDLE_LOCALIZATION</text:span></text:span></text:a></text:p>
              <text:p text:style-name="P67"><text:span text:style-name="T8">Manifest header identifying the base name of the bundle's localization entries.</text:span></text:p>
            </table:table-cell>
            <table:table-cell table:style-name="Table11.C11" office:value-type="string">
              <text:p text:style-name="P71"><text:bookmark-ref text:reference-format="page" text:ref-name="">Error: Reference source not found</text:bookmark-ref></text:p>
            </table:table-cell>
          </table:table-row>
          <table:table-row table:style-name="Table11.1">
            <table:table-cell table:style-name="Table11.A12" office:value-type="string">
              <text:p text:style-name="P72"><text:span text:style-name="Code_20_Small1"><text:span text:style-name="T24">String</text:span></text:span></text:p>
            </table:table-cell>
            <table:table-cell table:style-name="Table11.B12" office:value-type="string">
              <text:p text:style-name="P74"><text:a xlink:type="simple" xlink:href="file:///l%22r70"><text:span text:style-name="Internet_20_link"><text:span text:style-name="T31">BUNDLE_LOCALIZATION_DEFAULT_BASENAME</text:span></text:span></text:a></text:p>
              <text:p text:style-name="P67"><text:span text:style-name="T8">Default value for the </text:span><text:span text:style-name="Code2"><text:span text:style-name="T18">Bundle-Localization</text:span></text:span><text:span text:style-name="Default_20_Paragraph_20_Font"><text:span text:style-name="T8"> manifest header.</text:span></text:span></text:p>
            </table:table-cell>
            <table:table-cell table:style-name="Table11.C12" office:value-type="string">
              <text:p text:style-name="P71"><text:bookmark-ref text:reference-format="page" text:ref-name="">Error: Reference source not found</text:bookmark-ref></text:p>
            </table:table-cell>
          </table:table-row>
          <table:table-row table:style-name="Table11.1">
            <table:table-cell table:style-name="Table11.A13" office:value-type="string">
              <text:p text:style-name="P72"><text:span text:style-name="Code_20_Small1"><text:span text:style-name="T24">String</text:span></text:span></text:p>
            </table:table-cell>
            <table:table-cell table:style-name="Table11.B13" office:value-type="string">
              <text:p text:style-name="P74"><text:a xlink:type="simple" xlink:href="file:///l%22r75"><text:span text:style-name="Internet_20_link"><text:span text:style-name="T31">BUNDLE_MANIFESTVERSION</text:span></text:span></text:a></text:p>
              <text:p text:style-name="P67"><text:span text:style-name="T8">Manifest header identifying the bundle manifest version.</text:span></text:p>
            </table:table-cell>
            <table:table-cell table:style-name="Table11.C13" office:value-type="string">
              <text:p text:style-name="P71"><text:bookmark-ref text:reference-format="page" text:ref-name="">Error: Reference source not found</text:bookmark-ref></text:p>
            </table:table-cell>
          </table:table-row>
          <table:table-row table:style-name="Table11.1">
            <table:table-cell table:style-name="Table11.A14" office:value-type="string">
              <text:p text:style-name="P72"><text:span text:style-name="Code_20_Small1"><text:span text:style-name="T24">String</text:span></text:span></text:p>
            </table:table-cell>
            <table:table-cell table:style-name="Table11.B14" office:value-type="string">
              <text:p text:style-name="P74"><text:a xlink:type="simple" xlink:href="file:///l%22r44"><text:span text:style-name="Internet_20_link"><text:span text:style-name="T31">BUNDLE_NAME</text:span></text:span></text:a></text:p>
              <text:p text:style-name="P67"><text:span text:style-name="T8">Manifest header identifying the bundle's name.</text:span></text:p>
            </table:table-cell>
            <table:table-cell table:style-name="Table11.C14" office:value-type="string">
              <text:p text:style-name="P71"><text:bookmark-ref text:reference-format="page" text:ref-name="">Error: Reference source not found</text:bookmark-ref></text:p>
            </table:table-cell>
          </table:table-row>
          <table:table-row table:style-name="Table11.1">
            <table:table-cell table:style-name="Table11.A15" office:value-type="string">
              <text:p text:style-name="P72"><text:span text:style-name="Code_20_Small1"><text:span text:style-name="T24">String</text:span></text:span></text:p>
            </table:table-cell>
            <table:table-cell table:style-name="Table11.B15" office:value-type="string">
              <text:p text:style-name="P74"><text:a xlink:type="simple" xlink:href="file:///l%22r45"><text:span text:style-name="Internet_20_link"><text:span text:style-name="T31">BUNDLE_NATIVECODE</text:span></text:span></text:a></text:p>
              <text:p text:style-name="P67"><text:span text:style-name="T8">Manifest header identifying a number of hardware environments and the native language code libraries that the bundle is carrying for each of these environments.</text:span></text:p>
            </table:table-cell>
            <table:table-cell table:style-name="Table11.C15" office:value-type="string">
              <text:p text:style-name="P71"><text:bookmark-ref text:reference-format="page" text:ref-name="">Error: Reference source not found</text:bookmark-ref></text:p>
            </table:table-cell>
          </table:table-row>
          <table:table-row table:style-name="Table11.1">
            <table:table-cell table:style-name="Table11.A16" office:value-type="string">
              <text:p text:style-name="P72"><text:span text:style-name="Code_20_Small1"><text:span text:style-name="T24">String</text:span></text:span></text:p>
            </table:table-cell>
            <table:table-cell table:style-name="Table11.B16" office:value-type="string">
              <text:p text:style-name="P74"><text:a xlink:type="simple" xlink:href="file:///l%22r61"><text:span text:style-name="Internet_20_link"><text:span text:style-name="T31">BUNDLE_NATIVECODE_LANGUAGE</text:span></text:span></text:a></text:p>
              <text:p text:style-name="P67"><text:span text:style-name="T8">Manifest header attribute identifying the language in which the native bundle code is written specified in the Bundle-NativeCode manifest header.</text:span></text:p>
            </table:table-cell>
            <table:table-cell table:style-name="Table11.C16" office:value-type="string">
              <text:p text:style-name="P71"><text:bookmark-ref text:reference-format="page" text:ref-name="">Error: Reference source not found</text:bookmark-ref></text:p>
            </table:table-cell>
          </table:table-row>
          <table:table-row table:style-name="Table11.1">
            <table:table-cell table:style-name="Table11.A17" office:value-type="string">
              <text:p text:style-name="P72"><text:span text:style-name="Code_20_Small1"><text:span text:style-name="T24">String</text:span></text:span></text:p>
            </table:table-cell>
            <table:table-cell table:style-name="Table11.B17" office:value-type="string">
              <text:p text:style-name="P74"><text:a xlink:type="simple" xlink:href="file:///l%22r59"><text:span text:style-name="Internet_20_link"><text:span text:style-name="T31">BUNDLE_NATIVECODE_OSNAME</text:span></text:span></text:a></text:p>
              <text:p text:style-name="P67"><text:span text:style-name="T8">Manifest header attribute identifying the operating system required to run native bundle code specified in the Bundle-NativeCode manifest header).</text:span></text:p>
            </table:table-cell>
            <table:table-cell table:style-name="Table11.C17" office:value-type="string">
              <text:p text:style-name="P71"><text:bookmark-ref text:reference-format="page" text:ref-name="">Error: Reference source not found</text:bookmark-ref></text:p>
            </table:table-cell>
          </table:table-row>
          <table:table-row table:style-name="Table11.1">
            <table:table-cell table:style-name="Table11.A18" office:value-type="string">
              <text:p text:style-name="P72"><text:span text:style-name="Code_20_Small1"><text:span text:style-name="T24">String</text:span></text:span></text:p>
            </table:table-cell>
            <table:table-cell table:style-name="Table11.B18" office:value-type="string">
              <text:p text:style-name="P74"><text:a xlink:type="simple" xlink:href="file:///l%22r60"><text:span text:style-name="Internet_20_link"><text:span text:style-name="T31">BUNDLE_NATIVECODE_OSVERSION</text:span></text:span></text:a></text:p>
              <text:p text:style-name="P67"><text:span text:style-name="T8">Manifest header attribute identifying the operating system version required to run native bundle code specified in the Bundle-NativeCode manifest header).</text:span></text:p>
            </table:table-cell>
            <table:table-cell table:style-name="Table11.C18" office:value-type="string">
              <text:p text:style-name="P71"><text:bookmark-ref text:reference-format="page" text:ref-name="">Error: Reference source not found</text:bookmark-ref></text:p>
            </table:table-cell>
          </table:table-row>
          <table:table-row table:style-name="Table11.1">
            <table:table-cell table:style-name="Table11.A19" office:value-type="string">
              <text:p text:style-name="P72"><text:span text:style-name="Code_20_Small1"><text:span text:style-name="T24">String</text:span></text:span></text:p>
            </table:table-cell>
            <table:table-cell table:style-name="Table11.B19" office:value-type="string">
              <text:p text:style-name="P74"><text:a xlink:type="simple" xlink:href="file:///l%22r58"><text:span text:style-name="Internet_20_link"><text:span text:style-name="T31">BUNDLE_NATIVECODE_PROCESSOR</text:span></text:span></text:a></text:p>
              <text:p text:style-name="P67"><text:span text:style-name="T8">Manifest header attribute identifying the processor required to run native bundle code specified in the Bundle-NativeCode manifest header).</text:span></text:p>
            </table:table-cell>
            <table:table-cell table:style-name="Table11.C19" office:value-type="string">
              <text:p text:style-name="P71"><text:bookmark-ref text:reference-format="page" text:ref-name="">Error: Reference source not found</text:bookmark-ref></text:p>
            </table:table-cell>
          </table:table-row>
          <table:table-row table:style-name="Table11.1">
            <table:table-cell table:style-name="Table11.A20" office:value-type="string">
              <text:p text:style-name="P72"><text:span text:style-name="Code_20_Small1"><text:span text:style-name="T24">String</text:span></text:span></text:p>
            </table:table-cell>
            <table:table-cell table:style-name="Table11.B20" office:value-type="string">
              <text:p text:style-name="P74"><text:a xlink:type="simple" xlink:href="file:///l%22r62"><text:span text:style-name="Internet_20_link"><text:span text:style-name="T31">BUNDLE_REQUIREDEXECUTIONENVIRONMENT</text:span></text:span></text:a></text:p>
              <text:p text:style-name="P67"><text:span text:style-name="T15">Deprecated.</text:span><text:span text:style-name="T16"> </text:span><text:span text:style-name="T11">As of 1.6.</text:span></text:p>
            </table:table-cell>
            <table:table-cell table:style-name="Table11.C20" office:value-type="string">
              <text:p text:style-name="P71"><text:bookmark-ref text:reference-format="page" text:ref-name="">Error: Reference source not found</text:bookmark-ref></text:p>
            </table:table-cell>
          </table:table-row>
          <table:table-row table:style-name="Table11.1">
            <table:table-cell table:style-name="Table11.A21" office:value-type="string">
              <text:p text:style-name="P72"><text:span text:style-name="Code_20_Small1"><text:span text:style-name="T24">String</text:span></text:span></text:p>
            </table:table-cell>
            <table:table-cell table:style-name="Table11.B21" office:value-type="string">
              <text:p text:style-name="P74"><text:a xlink:type="simple" xlink:href="file:///l%22r63"><text:span text:style-name="Internet_20_link"><text:span text:style-name="T31">BUNDLE_SYMBOLICNAME</text:span></text:span></text:a></text:p>
              <text:p text:style-name="P67"><text:span text:style-name="T8">Manifest header identifying the bundle's symbolic name.</text:span></text:p>
            </table:table-cell>
            <table:table-cell table:style-name="Table11.C21" office:value-type="string">
              <text:p text:style-name="P71"><text:bookmark-ref text:reference-format="page" text:ref-name="">Error: Reference source not found</text:bookmark-ref></text:p>
            </table:table-cell>
          </table:table-row>
          <text:soft-page-break/>
          <table:table-row table:style-name="Table11.1">
            <table:table-cell table:style-name="Table11.A22" office:value-type="string">
              <text:p text:style-name="P72"><text:span text:style-name="Code_20_Small1"><text:span text:style-name="T24">String</text:span></text:span></text:p>
            </table:table-cell>
            <table:table-cell table:style-name="Table11.B22" office:value-type="string">
              <text:p text:style-name="P74"><text:a xlink:type="simple" xlink:href="file:///l%22r77"><text:span text:style-name="Internet_20_link"><text:span text:style-name="T31">BUNDLE_SYMBOLICNAME_ATTRIBUTE</text:span></text:span></text:a></text:p>
              <text:p text:style-name="P67"><text:span text:style-name="T8">Manifest header attribute identifying the symbolic name of a bundle that exports a package specified in the Import-Package manifest header.</text:span></text:p>
            </table:table-cell>
            <table:table-cell table:style-name="Table11.C22" office:value-type="string">
              <text:p text:style-name="P71"><text:bookmark-ref text:reference-format="page" text:ref-name="">Error: Reference source not found</text:bookmark-ref></text:p>
            </table:table-cell>
          </table:table-row>
          <table:table-row table:style-name="Table11.1">
            <table:table-cell table:style-name="Table11.A23" office:value-type="string">
              <text:p text:style-name="P72"><text:span text:style-name="Code_20_Small1"><text:span text:style-name="T24">String</text:span></text:span></text:p>
            </table:table-cell>
            <table:table-cell table:style-name="Table11.B23" office:value-type="string">
              <text:p text:style-name="P74"><text:a xlink:type="simple" xlink:href="file:///l%22r56"><text:span text:style-name="Internet_20_link"><text:span text:style-name="T31">BUNDLE_UPDATELOCATION</text:span></text:span></text:a></text:p>
              <text:p text:style-name="P67"><text:span text:style-name="T8">Manifest header identifying the location from which a new bundle version is obtained during a bundle update operation.</text:span></text:p>
            </table:table-cell>
            <table:table-cell table:style-name="Table11.C23" office:value-type="string">
              <text:p text:style-name="P71"><text:bookmark-ref text:reference-format="page" text:ref-name="">Error: Reference source not found</text:bookmark-ref></text:p>
            </table:table-cell>
          </table:table-row>
          <table:table-row table:style-name="Table11.1">
            <table:table-cell table:style-name="Table11.A24" office:value-type="string">
              <text:p text:style-name="P72"><text:span text:style-name="Code_20_Small1"><text:span text:style-name="T24">String</text:span></text:span></text:p>
            </table:table-cell>
            <table:table-cell table:style-name="Table11.B24" office:value-type="string">
              <text:p text:style-name="P74"><text:a xlink:type="simple" xlink:href="file:///l%22r51"><text:span text:style-name="Internet_20_link"><text:span text:style-name="T31">BUNDLE_VENDOR</text:span></text:span></text:a></text:p>
              <text:p text:style-name="P67"><text:span text:style-name="T8">Manifest header identifying the bundle's vendor.</text:span></text:p>
            </table:table-cell>
            <table:table-cell table:style-name="Table11.C24" office:value-type="string">
              <text:p text:style-name="P71"><text:bookmark-ref text:reference-format="page" text:ref-name="">Error: Reference source not found</text:bookmark-ref></text:p>
            </table:table-cell>
          </table:table-row>
          <table:table-row table:style-name="Table11.1">
            <table:table-cell table:style-name="Table11.A25" office:value-type="string">
              <text:p text:style-name="P72"><text:span text:style-name="Code_20_Small1"><text:span text:style-name="T24">String</text:span></text:span></text:p>
            </table:table-cell>
            <table:table-cell table:style-name="Table11.B25" office:value-type="string">
              <text:p text:style-name="P74"><text:a xlink:type="simple" xlink:href="file:///l%22r52"><text:span text:style-name="Internet_20_link"><text:span text:style-name="T31">BUNDLE_VERSION</text:span></text:span></text:a></text:p>
              <text:p text:style-name="P67"><text:span text:style-name="T8">Manifest header identifying the bundle's version.</text:span></text:p>
            </table:table-cell>
            <table:table-cell table:style-name="Table11.C25" office:value-type="string">
              <text:p text:style-name="P71"><text:bookmark-ref text:reference-format="page" text:ref-name="">Error: Reference source not found</text:bookmark-ref></text:p>
            </table:table-cell>
          </table:table-row>
          <table:table-row table:style-name="Table11.1">
            <table:table-cell table:style-name="Table11.A26" office:value-type="string">
              <text:p text:style-name="P72"><text:span text:style-name="Code_20_Small1"><text:span text:style-name="T24">String</text:span></text:span></text:p>
            </table:table-cell>
            <table:table-cell table:style-name="Table11.B26" office:value-type="string">
              <text:p text:style-name="P74"><text:a xlink:type="simple" xlink:href="file:///l%22r72"><text:span text:style-name="Internet_20_link"><text:span text:style-name="T31">BUNDLE_VERSION_ATTRIBUTE</text:span></text:span></text:a></text:p>
              <text:p text:style-name="P67"><text:span text:style-name="T8">Manifest header attribute identifying a range of versions for a bundle specified in the </text:span><text:span text:style-name="Code2"><text:span text:style-name="T18">Require-Bundle</text:span></text:span><text:span text:style-name="Default_20_Paragraph_20_Font"><text:span text:style-name="T8"> or </text:span></text:span><text:span text:style-name="Code2"><text:span text:style-name="T18">Fragment-Host</text:span></text:span><text:span text:style-name="Default_20_Paragraph_20_Font"><text:span text:style-name="T8"> manifest headers.</text:span></text:span></text:p>
            </table:table-cell>
            <table:table-cell table:style-name="Table11.C26" office:value-type="string">
              <text:p text:style-name="P71"><text:bookmark-ref text:reference-format="page" text:ref-name="">Error: Reference source not found</text:bookmark-ref></text:p>
            </table:table-cell>
          </table:table-row>
          <table:table-row table:style-name="Table11.1">
            <table:table-cell table:style-name="Table11.A27" office:value-type="string">
              <text:p text:style-name="P72"><text:span text:style-name="Code_20_Small1"><text:span text:style-name="T24">String</text:span></text:span></text:p>
            </table:table-cell>
            <table:table-cell table:style-name="Table11.B27" office:value-type="string">
              <text:p text:style-name="P74"><text:a xlink:type="simple" xlink:href="file:///l%22r49"><text:span text:style-name="Internet_20_link"><text:span text:style-name="T31">DYNAMICIMPORT_PACKAGE</text:span></text:span></text:a></text:p>
              <text:p text:style-name="P67"><text:span text:style-name="T8">Manifest header identifying the packages that the bundle may dynamically import during execution.</text:span></text:p>
            </table:table-cell>
            <table:table-cell table:style-name="Table11.C27" office:value-type="string">
              <text:p text:style-name="P71"><text:bookmark-ref text:reference-format="page" text:ref-name="">Error: Reference source not found</text:bookmark-ref></text:p>
            </table:table-cell>
          </table:table-row>
          <table:table-row table:style-name="Table11.1">
            <table:table-cell table:style-name="Table11.A28" office:value-type="string">
              <text:p text:style-name="P72"><text:span text:style-name="Code_20_Small1"><text:span text:style-name="T24">String</text:span></text:span></text:p>
            </table:table-cell>
            <table:table-cell table:style-name="Table11.B28" office:value-type="string">
              <text:p text:style-name="P74"><text:a xlink:type="simple" xlink:href="file:///l%22r147"><text:span text:style-name="Internet_20_link"><text:span text:style-name="T31">EFFECTIVE_ACTIVE</text:span></text:span></text:a></text:p>
              <text:p text:style-name="P67"><text:span text:style-name="T8">Manifest header directive value identifying a capability that is effective at active time.</text:span></text:p>
            </table:table-cell>
            <table:table-cell table:style-name="Table11.C28" office:value-type="string">
              <text:p text:style-name="P71"><text:bookmark-ref text:reference-format="page" text:ref-name="">Error: Reference source not found</text:bookmark-ref></text:p>
            </table:table-cell>
          </table:table-row>
          <table:table-row table:style-name="Table11.1">
            <table:table-cell table:style-name="Table11.A29" office:value-type="string">
              <text:p text:style-name="P72"><text:span text:style-name="Code_20_Small1"><text:span text:style-name="T24">String</text:span></text:span></text:p>
            </table:table-cell>
            <table:table-cell table:style-name="Table11.B29" office:value-type="string">
              <text:p text:style-name="P74"><text:a xlink:type="simple" xlink:href="file:///l%22r145"><text:span text:style-name="Internet_20_link"><text:span text:style-name="T31">EFFECTIVE_DIRECTIVE</text:span></text:span></text:a></text:p>
              <text:p text:style-name="P67"><text:span text:style-name="T8">Manifest header directive identifying the effective time of the provided capability.</text:span></text:p>
            </table:table-cell>
            <table:table-cell table:style-name="Table11.C29" office:value-type="string">
              <text:p text:style-name="P71"><text:bookmark-ref text:reference-format="page" text:ref-name="">Error: Reference source not found</text:bookmark-ref></text:p>
            </table:table-cell>
          </table:table-row>
          <table:table-row table:style-name="Table11.1">
            <table:table-cell table:style-name="Table11.A30" office:value-type="string">
              <text:p text:style-name="P72"><text:span text:style-name="Code_20_Small1"><text:span text:style-name="T24">String</text:span></text:span></text:p>
            </table:table-cell>
            <table:table-cell table:style-name="Table11.B30" office:value-type="string">
              <text:p text:style-name="P74"><text:a xlink:type="simple" xlink:href="file:///l%22r146"><text:span text:style-name="Internet_20_link"><text:span text:style-name="T31">EFFECTIVE_RESOLVE</text:span></text:span></text:a></text:p>
              <text:p text:style-name="P67"><text:span text:style-name="T8">Manifest header directive value identifying a capability that is effective at resolve time.</text:span></text:p>
            </table:table-cell>
            <table:table-cell table:style-name="Table11.C30" office:value-type="string">
              <text:p text:style-name="P71"><text:bookmark-ref text:reference-format="page" text:ref-name="">Error: Reference source not found</text:bookmark-ref></text:p>
            </table:table-cell>
          </table:table-row>
          <table:table-row table:style-name="Table11.1">
            <table:table-cell table:style-name="Table11.A31" office:value-type="string">
              <text:p text:style-name="P72"><text:span text:style-name="Code_20_Small1"><text:span text:style-name="T24">String</text:span></text:span></text:p>
            </table:table-cell>
            <table:table-cell table:style-name="Table11.B31" office:value-type="string">
              <text:p text:style-name="P74"><text:a xlink:type="simple" xlink:href="file:///l%22r83"><text:span text:style-name="Internet_20_link"><text:span text:style-name="T31">EXCLUDE_DIRECTIVE</text:span></text:span></text:a></text:p>
              <text:p text:style-name="P67"><text:span text:style-name="T8">Manifest header directive identifying a list of classes to exclude in the exported package..</text:span></text:p>
            </table:table-cell>
            <table:table-cell table:style-name="Table11.C31" office:value-type="string">
              <text:p text:style-name="P71"><text:bookmark-ref text:reference-format="page" text:ref-name="">Error: Reference source not found</text:bookmark-ref></text:p>
            </table:table-cell>
          </table:table-row>
          <table:table-row table:style-name="Table11.1">
            <table:table-cell table:style-name="Table11.A32" office:value-type="string">
              <text:p text:style-name="P72"><text:span text:style-name="Code_20_Small1"><text:span text:style-name="T24">String</text:span></text:span></text:p>
            </table:table-cell>
            <table:table-cell table:style-name="Table11.B32" office:value-type="string">
              <text:p text:style-name="P74"><text:a xlink:type="simple" xlink:href="file:///l%22r46"><text:span text:style-name="Internet_20_link"><text:span text:style-name="T31">EXPORT_PACKAGE</text:span></text:span></text:a></text:p>
              <text:p text:style-name="P67"><text:span text:style-name="T8">Manifest header identifying the packages that the bundle offers to the Framework for export.</text:span></text:p>
            </table:table-cell>
            <table:table-cell table:style-name="Table11.C32" office:value-type="string">
              <text:p text:style-name="P71"><text:bookmark-ref text:reference-format="page" text:ref-name="">Error: Reference source not found</text:bookmark-ref></text:p>
            </table:table-cell>
          </table:table-row>
          <text:soft-page-break/>
          <table:table-row table:style-name="Table11.1">
            <table:table-cell table:style-name="Table11.A33" office:value-type="string">
              <text:p text:style-name="P72"><text:span text:style-name="Code_20_Small1"><text:span text:style-name="T24">String</text:span></text:span></text:p>
            </table:table-cell>
            <table:table-cell table:style-name="Table11.B33" office:value-type="string">
              <text:p text:style-name="P74"><text:a xlink:type="simple" xlink:href="file:///l%22r47"><text:span text:style-name="Internet_20_link"><text:span text:style-name="T31">EXPORT_SERVICE</text:span></text:span></text:a></text:p>
              <text:p text:style-name="P67"><text:span text:style-name="T15">Deprecated.</text:span><text:span text:style-name="T16"> </text:span><text:span text:style-name="T11">As of 1.2.</text:span></text:p>
            </table:table-cell>
            <table:table-cell table:style-name="Table11.C33" office:value-type="string">
              <text:p text:style-name="P71"><text:bookmark-ref text:reference-format="page" text:ref-name="">Error: Reference source not found</text:bookmark-ref></text:p>
            </table:table-cell>
          </table:table-row>
          <table:table-row table:style-name="Table11.1">
            <table:table-cell table:style-name="Table11.A34" office:value-type="string">
              <text:p text:style-name="P72"><text:span text:style-name="Code_20_Small1"><text:span text:style-name="T24">String</text:span></text:span></text:p>
            </table:table-cell>
            <table:table-cell table:style-name="Table11.B34" office:value-type="string">
              <text:p text:style-name="P74"><text:a xlink:type="simple" xlink:href="file:///l%22r90"><text:span text:style-name="Internet_20_link"><text:span text:style-name="T31">EXTENSION_BOOTCLASSPATH</text:span></text:span></text:a></text:p>
              <text:p text:style-name="P67"><text:span text:style-name="T8">Manifest header directive value identifying the type of extension fragment.</text:span></text:p>
            </table:table-cell>
            <table:table-cell table:style-name="Table11.C34" office:value-type="string">
              <text:p text:style-name="P71"><text:bookmark-ref text:reference-format="page" text:ref-name="">Error: Reference source not found</text:bookmark-ref></text:p>
            </table:table-cell>
          </table:table-row>
          <table:table-row table:style-name="Table11.1">
            <table:table-cell table:style-name="Table11.A35" office:value-type="string">
              <text:p text:style-name="P72"><text:span text:style-name="Code_20_Small1"><text:span text:style-name="T24">String</text:span></text:span></text:p>
            </table:table-cell>
            <table:table-cell table:style-name="Table11.B35" office:value-type="string">
              <text:p text:style-name="P74"><text:a xlink:type="simple" xlink:href="file:///l%22r88"><text:span text:style-name="Internet_20_link"><text:span text:style-name="T31">EXTENSION_DIRECTIVE</text:span></text:span></text:a></text:p>
              <text:p text:style-name="P67"><text:span text:style-name="T8">Manifest header directive identifying the type of the extension fragment.</text:span></text:p>
            </table:table-cell>
            <table:table-cell table:style-name="Table11.C35" office:value-type="string">
              <text:p text:style-name="P71"><text:bookmark-ref text:reference-format="page" text:ref-name="">Error: Reference source not found</text:bookmark-ref></text:p>
            </table:table-cell>
          </table:table-row>
          <table:table-row table:style-name="Table11.1">
            <table:table-cell table:style-name="Table11.A36" office:value-type="string">
              <text:p text:style-name="P72"><text:span text:style-name="Code_20_Small1"><text:span text:style-name="T24">String</text:span></text:span></text:p>
            </table:table-cell>
            <table:table-cell table:style-name="Table11.B36" office:value-type="string">
              <text:p text:style-name="P74"><text:a xlink:type="simple" xlink:href="file:///l%22r89"><text:span text:style-name="Internet_20_link"><text:span text:style-name="T31">EXTENSION_FRAMEWORK</text:span></text:span></text:a></text:p>
              <text:p text:style-name="P67"><text:span text:style-name="T8">Manifest header directive value identifying the type of extension fragment.</text:span></text:p>
            </table:table-cell>
            <table:table-cell table:style-name="Table11.C36" office:value-type="string">
              <text:p text:style-name="P71"><text:bookmark-ref text:reference-format="page" text:ref-name="">Error: Reference source not found</text:bookmark-ref></text:p>
            </table:table-cell>
          </table:table-row>
          <table:table-row table:style-name="Table11.1">
            <table:table-cell table:style-name="Table11.A37" office:value-type="string">
              <text:p text:style-name="P72"><text:span text:style-name="Code_20_Small1"><text:span text:style-name="T24">String</text:span></text:span></text:p>
            </table:table-cell>
            <table:table-cell table:style-name="Table11.B37" office:value-type="string">
              <text:p text:style-name="P74"><text:a xlink:type="simple" xlink:href="file:///l%22r148"><text:span text:style-name="Internet_20_link"><text:span text:style-name="T31">FILTER_DIRECTIVE</text:span></text:span></text:a></text:p>
              <text:p text:style-name="P67"><text:span text:style-name="T8">Manifest header directive identifying the capability filter specified in the Require-Capability manifest header.</text:span></text:p>
            </table:table-cell>
            <table:table-cell table:style-name="Table11.C37" office:value-type="string">
              <text:p text:style-name="P71"><text:bookmark-ref text:reference-format="page" text:ref-name="">Error: Reference source not found</text:bookmark-ref></text:p>
            </table:table-cell>
          </table:table-row>
          <table:table-row table:style-name="Table11.1">
            <table:table-cell table:style-name="Table11.A38" office:value-type="string">
              <text:p text:style-name="P72"><text:span text:style-name="Code_20_Small1"><text:span text:style-name="T24">String</text:span></text:span></text:p>
            </table:table-cell>
            <table:table-cell table:style-name="Table11.B38" office:value-type="string">
              <text:p text:style-name="P74"><text:a xlink:type="simple" xlink:href="file:///l%22r66"><text:span text:style-name="Internet_20_link"><text:span text:style-name="T31">FRAGMENT_ATTACHMENT_ALWAYS</text:span></text:span></text:a></text:p>
              <text:p text:style-name="P67"><text:span text:style-name="T8">Manifest header directive value identifying a fragment attachment type of always.</text:span></text:p>
            </table:table-cell>
            <table:table-cell table:style-name="Table11.C38" office:value-type="string">
              <text:p text:style-name="P71"><text:bookmark-ref text:reference-format="page" text:ref-name="">Error: Reference source not found</text:bookmark-ref></text:p>
            </table:table-cell>
          </table:table-row>
          <table:table-row table:style-name="Table11.1">
            <table:table-cell table:style-name="Table11.A39" office:value-type="string">
              <text:p text:style-name="P72"><text:span text:style-name="Code_20_Small1"><text:span text:style-name="T24">String</text:span></text:span></text:p>
            </table:table-cell>
            <table:table-cell table:style-name="Table11.B39" office:value-type="string">
              <text:p text:style-name="P74"><text:a xlink:type="simple" xlink:href="file:///l%22r65"><text:span text:style-name="Internet_20_link"><text:span text:style-name="T31">FRAGMENT_ATTACHMENT_DIRECTIVE</text:span></text:span></text:a></text:p>
              <text:p text:style-name="P67"><text:span text:style-name="T8">Manifest header directive identifying if and when a fragment may attach to a host bundle.</text:span></text:p>
            </table:table-cell>
            <table:table-cell table:style-name="Table11.C39" office:value-type="string">
              <text:p text:style-name="P71"><text:bookmark-ref text:reference-format="page" text:ref-name="">Error: Reference source not found</text:bookmark-ref></text:p>
            </table:table-cell>
          </table:table-row>
          <table:table-row table:style-name="Table11.1">
            <table:table-cell table:style-name="Table11.A40" office:value-type="string">
              <text:p text:style-name="P72"><text:span text:style-name="Code_20_Small1"><text:span text:style-name="T24">String</text:span></text:span></text:p>
            </table:table-cell>
            <table:table-cell table:style-name="Table11.B40" office:value-type="string">
              <text:p text:style-name="P74"><text:a xlink:type="simple" xlink:href="file:///l%22r68"><text:span text:style-name="Internet_20_link"><text:span text:style-name="T31">FRAGMENT_ATTACHMENT_NEVER</text:span></text:span></text:a></text:p>
              <text:p text:style-name="P67"><text:span text:style-name="T8">Manifest header directive value identifying a fragment attachment type of never.</text:span></text:p>
            </table:table-cell>
            <table:table-cell table:style-name="Table11.C40" office:value-type="string">
              <text:p text:style-name="P71"><text:bookmark-ref text:reference-format="page" text:ref-name="">Error: Reference source not found</text:bookmark-ref></text:p>
            </table:table-cell>
          </table:table-row>
          <table:table-row table:style-name="Table11.1">
            <table:table-cell table:style-name="Table11.A41" office:value-type="string">
              <text:p text:style-name="P72"><text:span text:style-name="Code_20_Small1"><text:span text:style-name="T24">String</text:span></text:span></text:p>
            </table:table-cell>
            <table:table-cell table:style-name="Table11.B41" office:value-type="string">
              <text:p text:style-name="P74"><text:a xlink:type="simple" xlink:href="file:///l%22r67"><text:span text:style-name="Internet_20_link"><text:span text:style-name="T31">FRAGMENT_ATTACHMENT_RESOLVETIME</text:span></text:span></text:a></text:p>
              <text:p text:style-name="P67"><text:span text:style-name="T8">Manifest header directive value identifying a fragment attachment type of resolve-time.</text:span></text:p>
            </table:table-cell>
            <table:table-cell table:style-name="Table11.C41" office:value-type="string">
              <text:p text:style-name="P71"><text:bookmark-ref text:reference-format="page" text:ref-name="">Error: Reference source not found</text:bookmark-ref></text:p>
            </table:table-cell>
          </table:table-row>
          <table:table-row table:style-name="Table11.1">
            <table:table-cell table:style-name="Table11.A42" office:value-type="string">
              <text:p text:style-name="P72"><text:span text:style-name="Code_20_Small1"><text:span text:style-name="T24">String</text:span></text:span></text:p>
            </table:table-cell>
            <table:table-cell table:style-name="Table11.B42" office:value-type="string">
              <text:p text:style-name="P74"><text:a xlink:type="simple" xlink:href="file:///l%22r73"><text:span text:style-name="Internet_20_link"><text:span text:style-name="T31">FRAGMENT_HOST</text:span></text:span></text:a></text:p>
              <text:p text:style-name="P67"><text:span text:style-name="T8">Manifest header identifying the symbolic name of another bundle for which that the bundle is a fragment.</text:span></text:p>
            </table:table-cell>
            <table:table-cell table:style-name="Table11.C42" office:value-type="string">
              <text:p text:style-name="P71"><text:bookmark-ref text:reference-format="page" text:ref-name="">Error: Reference source not found</text:bookmark-ref></text:p>
            </table:table-cell>
          </table:table-row>
          <table:table-row table:style-name="Table11.1">
            <table:table-cell table:style-name="Table11.A43" office:value-type="string">
              <text:p text:style-name="P72"><text:span text:style-name="Code_20_Small1"><text:span text:style-name="T24">String</text:span></text:span></text:p>
            </table:table-cell>
            <table:table-cell table:style-name="Table11.B43" office:value-type="string">
              <text:p text:style-name="P74"><text:a xlink:type="simple" xlink:href="file:///l%22r117"><text:span text:style-name="Internet_20_link"><text:span text:style-name="T31">FRAMEWORK_BEGINNING_STARTLEVEL</text:span></text:span></text:a></text:p>
              <text:p text:style-name="P67"><text:span text:style-name="T8">Framework launching property specifying the beginning start level of the framework.</text:span></text:p>
            </table:table-cell>
            <table:table-cell table:style-name="Table11.C43" office:value-type="string">
              <text:p text:style-name="P71"><text:bookmark-ref text:reference-format="page" text:ref-name="">Error: Reference source not found</text:bookmark-ref></text:p>
            </table:table-cell>
          </table:table-row>
          <text:soft-page-break/>
          <table:table-row table:style-name="Table11.1">
            <table:table-cell table:style-name="Table11.A44" office:value-type="string">
              <text:p text:style-name="P72"><text:span text:style-name="Code_20_Small1"><text:span text:style-name="T24">String</text:span></text:span></text:p>
            </table:table-cell>
            <table:table-cell table:style-name="Table11.B44" office:value-type="string">
              <text:p text:style-name="P74"><text:a xlink:type="simple" xlink:href="file:///l%22r100"><text:span text:style-name="Internet_20_link"><text:span text:style-name="T31">FRAMEWORK_BOOTDELEGATION</text:span></text:span></text:a></text:p>
              <text:p text:style-name="P67"><text:span text:style-name="T8">Framework launching property identifying packages for which the Framework must delegate class loading to the parent class loader of the bundle.</text:span></text:p>
            </table:table-cell>
            <table:table-cell table:style-name="Table11.C44" office:value-type="string">
              <text:p text:style-name="P71"><text:bookmark-ref text:reference-format="page" text:ref-name="">Error: Reference source not found</text:bookmark-ref></text:p>
            </table:table-cell>
          </table:table-row>
          <table:table-row table:style-name="Table11.1">
            <table:table-cell table:style-name="Table11.A45" office:value-type="string">
              <text:p text:style-name="P72"><text:span text:style-name="Code_20_Small1"><text:span text:style-name="T24">String</text:span></text:span></text:p>
            </table:table-cell>
            <table:table-cell table:style-name="Table11.B45" office:value-type="string">
              <text:p text:style-name="P74"><text:a xlink:type="simple" xlink:href="file:///l%22r151"><text:span text:style-name="Internet_20_link"><text:span text:style-name="T31">FRAMEWORK_BSNVERSION</text:span></text:span></text:a></text:p>
              <text:p text:style-name="P67"><text:span text:style-name="T8">Framework launching property specifying whether multiple bundles having the same </text:span><text:a xlink:type="simple" xlink:href="file:///l%22r63"><text:span text:style-name="Internet_20_link"><text:span text:style-name="T30">symbolic name</text:span></text:span></text:a><text:span text:style-name="Default_20_Paragraph_20_Font"><text:span text:style-name="T9"> and </text:span></text:span><text:a xlink:type="simple" xlink:href="file:///l%22r52"><text:span text:style-name="Internet_20_link"><text:span text:style-name="T30">version</text:span></text:span></text:a><text:span text:style-name="Default_20_Paragraph_20_Font"><text:span text:style-name="T9"> may be installed.</text:span></text:span></text:p>
            </table:table-cell>
            <table:table-cell table:style-name="Table11.C45" office:value-type="string">
              <text:p text:style-name="P71"><text:bookmark-ref text:reference-format="page" text:ref-name="">Error: Reference source not found</text:bookmark-ref></text:p>
            </table:table-cell>
          </table:table-row>
          <table:table-row table:style-name="Table11.1">
            <table:table-cell table:style-name="Table11.A46" office:value-type="string">
              <text:p text:style-name="P72"><text:span text:style-name="Code_20_Small1"><text:span text:style-name="T24">String</text:span></text:span></text:p>
            </table:table-cell>
            <table:table-cell table:style-name="Table11.B46" office:value-type="string">
              <text:p text:style-name="P74"><text:a xlink:type="simple" xlink:href="file:///l%22r154"><text:span text:style-name="Internet_20_link"><text:span text:style-name="T31">FRAMEWORK_BSNVERSION_MANAGED</text:span></text:span></text:a></text:p>
              <text:p text:style-name="P67"><text:span text:style-name="T8">Specifies the framework must consult the </text:span><text:span text:style-name="Code2"><text:span text:style-name="T18">bundle collision hook</text:span></text:span><text:span text:style-name="Default_20_Paragraph_20_Font"><text:span text:style-name="T8"> services to determine if it will be an error to install a bundle or update a bundle to have the same symbolic name and version as another installed bundle.</text:span></text:span></text:p>
            </table:table-cell>
            <table:table-cell table:style-name="Table11.C46" office:value-type="string">
              <text:p text:style-name="P71"><text:bookmark-ref text:reference-format="page" text:ref-name="">Error: Reference source not found</text:bookmark-ref></text:p>
            </table:table-cell>
          </table:table-row>
          <table:table-row table:style-name="Table11.1">
            <table:table-cell table:style-name="Table11.A47" office:value-type="string">
              <text:p text:style-name="P72"><text:span text:style-name="Code_20_Small1"><text:span text:style-name="T24">String</text:span></text:span></text:p>
            </table:table-cell>
            <table:table-cell table:style-name="Table11.B47" office:value-type="string">
              <text:p text:style-name="P74"><text:a xlink:type="simple" xlink:href="file:///l%22r152"><text:span text:style-name="Internet_20_link"><text:span text:style-name="T31">FRAMEWORK_BSNVERSION_MULTIPLE</text:span></text:span></text:a></text:p>
              <text:p text:style-name="P67"><text:span text:style-name="T8">Specifies the framework will allow multiple bundles to be installed having the same symbolic name and version.</text:span></text:p>
            </table:table-cell>
            <table:table-cell table:style-name="Table11.C47" office:value-type="string">
              <text:p text:style-name="P71"><text:bookmark-ref text:reference-format="page" text:ref-name="">Error: Reference source not found</text:bookmark-ref></text:p>
            </table:table-cell>
          </table:table-row>
          <table:table-row table:style-name="Table11.1">
            <table:table-cell table:style-name="Table11.A48" office:value-type="string">
              <text:p text:style-name="P72"><text:span text:style-name="Code_20_Small1"><text:span text:style-name="T24">String</text:span></text:span></text:p>
            </table:table-cell>
            <table:table-cell table:style-name="Table11.B48" office:value-type="string">
              <text:p text:style-name="P74"><text:a xlink:type="simple" xlink:href="file:///l%22r153"><text:span text:style-name="Internet_20_link"><text:span text:style-name="T31">FRAMEWORK_BSNVERSION_SINGLE</text:span></text:span></text:a></text:p>
              <text:p text:style-name="P67"><text:span text:style-name="T8">Specifies the framework will only allow a single bundle to be installed for a given symbolic name and version.</text:span></text:p>
            </table:table-cell>
            <table:table-cell table:style-name="Table11.C48" office:value-type="string">
              <text:p text:style-name="P71"><text:bookmark-ref text:reference-format="page" text:ref-name="">Error: Reference source not found</text:bookmark-ref></text:p>
            </table:table-cell>
          </table:table-row>
          <table:table-row table:style-name="Table11.1">
            <table:table-cell table:style-name="Table11.A49" office:value-type="string">
              <text:p text:style-name="P72"><text:span text:style-name="Code_20_Small1"><text:span text:style-name="T24">String</text:span></text:span></text:p>
            </table:table-cell>
            <table:table-cell table:style-name="Table11.B49" office:value-type="string">
              <text:p text:style-name="P74"><text:a xlink:type="simple" xlink:href="file:///l%22r118"><text:span text:style-name="Internet_20_link"><text:span text:style-name="T31">FRAMEWORK_BUNDLE_PARENT</text:span></text:span></text:a></text:p>
              <text:p text:style-name="P67"><text:span text:style-name="T8">Framework launching property specifying the parent class loader type for all bundle class loaders.</text:span></text:p>
            </table:table-cell>
            <table:table-cell table:style-name="Table11.C49" office:value-type="string">
              <text:p text:style-name="P71"><text:bookmark-ref text:reference-format="page" text:ref-name="">Error: Reference source not found</text:bookmark-ref></text:p>
            </table:table-cell>
          </table:table-row>
          <table:table-row table:style-name="Table11.1">
            <table:table-cell table:style-name="Table11.A50" office:value-type="string">
              <text:p text:style-name="P72"><text:span text:style-name="Code_20_Small1"><text:span text:style-name="T24">String</text:span></text:span></text:p>
            </table:table-cell>
            <table:table-cell table:style-name="Table11.B50" office:value-type="string">
              <text:p text:style-name="P74"><text:a xlink:type="simple" xlink:href="file:///l%22r121"><text:span text:style-name="Internet_20_link"><text:span text:style-name="T31">FRAMEWORK_BUNDLE_PARENT_APP</text:span></text:span></text:a></text:p>
              <text:p text:style-name="P67"><text:span text:style-name="T8">Specifies to use the application class loader as the parent class loader for all bundle class loaders.</text:span></text:p>
            </table:table-cell>
            <table:table-cell table:style-name="Table11.C50" office:value-type="string">
              <text:p text:style-name="P71"><text:bookmark-ref text:reference-format="page" text:ref-name="">Error: Reference source not found</text:bookmark-ref></text:p>
            </table:table-cell>
          </table:table-row>
          <table:table-row table:style-name="Table11.1">
            <table:table-cell table:style-name="Table11.A51" office:value-type="string">
              <text:p text:style-name="P72"><text:span text:style-name="Code_20_Small1"><text:span text:style-name="T24">String</text:span></text:span></text:p>
            </table:table-cell>
            <table:table-cell table:style-name="Table11.B51" office:value-type="string">
              <text:p text:style-name="P74"><text:a xlink:type="simple" xlink:href="file:///l%22r119"><text:span text:style-name="Internet_20_link"><text:span text:style-name="T31">FRAMEWORK_BUNDLE_PARENT_BOOT</text:span></text:span></text:a></text:p>
              <text:p text:style-name="P67"><text:span text:style-name="T8">Specifies to use of the boot class loader as the parent class loader for all bundle class loaders.</text:span></text:p>
            </table:table-cell>
            <table:table-cell table:style-name="Table11.C51" office:value-type="string">
              <text:p text:style-name="P71"><text:bookmark-ref text:reference-format="page" text:ref-name="">Error: Reference source not found</text:bookmark-ref></text:p>
            </table:table-cell>
          </table:table-row>
          <table:table-row table:style-name="Table11.1">
            <table:table-cell table:style-name="Table11.A52" office:value-type="string">
              <text:p text:style-name="P72"><text:span text:style-name="Code_20_Small1"><text:span text:style-name="T24">String</text:span></text:span></text:p>
            </table:table-cell>
            <table:table-cell table:style-name="Table11.B52" office:value-type="string">
              <text:p text:style-name="P74"><text:a xlink:type="simple" xlink:href="file:///l%22r120"><text:span text:style-name="Internet_20_link"><text:span text:style-name="T31">FRAMEWORK_BUNDLE_PARENT_EXT</text:span></text:span></text:a></text:p>
              <text:p text:style-name="P67"><text:span text:style-name="T8">Specifies to use the extension class loader as the parent class loader for all bundle class loaders.</text:span></text:p>
            </table:table-cell>
            <table:table-cell table:style-name="Table11.C52" office:value-type="string">
              <text:p text:style-name="P71"><text:bookmark-ref text:reference-format="page" text:ref-name="">Error: Reference source not found</text:bookmark-ref></text:p>
            </table:table-cell>
          </table:table-row>
          <table:table-row table:style-name="Table11.1">
            <table:table-cell table:style-name="Table11.A53" office:value-type="string">
              <text:p text:style-name="P72"><text:span text:style-name="Code_20_Small1"><text:span text:style-name="T24">String</text:span></text:span></text:p>
            </table:table-cell>
            <table:table-cell table:style-name="Table11.B53" office:value-type="string">
              <text:p text:style-name="P74"><text:a xlink:type="simple" xlink:href="file:///l%22r122"><text:span text:style-name="Internet_20_link"><text:span text:style-name="T31">FRAMEWORK_BUNDLE_PARENT_FRAMEWORK</text:span></text:span></text:a></text:p>
              <text:p text:style-name="P67"><text:span text:style-name="T8">Specifies to use the framework class loader as the parent class loader for all bundle class loaders.</text:span></text:p>
            </table:table-cell>
            <table:table-cell table:style-name="Table11.C53" office:value-type="string">
              <text:p text:style-name="P71"><text:bookmark-ref text:reference-format="page" text:ref-name="">Error: Reference source not found</text:bookmark-ref></text:p>
            </table:table-cell>
          </table:table-row>
          <table:table-row table:style-name="Table11.1">
            <table:table-cell table:style-name="Table11.A54" office:value-type="string">
              <text:p text:style-name="P72"><text:span text:style-name="Code_20_Small1"><text:span text:style-name="T24">String</text:span></text:span></text:p>
            </table:table-cell>
            <table:table-cell table:style-name="Table11.B54" office:value-type="string">
              <text:p text:style-name="P74"><text:a xlink:type="simple" xlink:href="file:///l%22r114"><text:span text:style-name="Internet_20_link"><text:span text:style-name="T31">FRAMEWORK_COMMAND_ABSPATH</text:span></text:span></text:a></text:p>
              <text:p text:style-name="P67"><text:span text:style-name="T8">Specified the substitution string for the absolute path of a file.</text:span></text:p>
            </table:table-cell>
            <table:table-cell table:style-name="Table11.C54" office:value-type="string">
              <text:p text:style-name="P71"><text:bookmark-ref text:reference-format="page" text:ref-name="">Error: Reference source not found</text:bookmark-ref></text:p>
            </table:table-cell>
          </table:table-row>
          <text:soft-page-break/>
          <table:table-row table:style-name="Table11.1">
            <table:table-cell table:style-name="Table11.A55" office:value-type="string">
              <text:p text:style-name="P72"><text:span text:style-name="Code_20_Small1"><text:span text:style-name="T24">String</text:span></text:span></text:p>
            </table:table-cell>
            <table:table-cell table:style-name="Table11.B55" office:value-type="string">
              <text:p text:style-name="P74"><text:a xlink:type="simple" xlink:href="file:///l%22r113"><text:span text:style-name="Internet_20_link"><text:span text:style-name="T31">FRAMEWORK_EXECPERMISSION</text:span></text:span></text:a></text:p>
              <text:p text:style-name="P67"><text:span text:style-name="T8">Framework launching property specifying an optional OS specific command to set file permissions on extracted native code.</text:span></text:p>
            </table:table-cell>
            <table:table-cell table:style-name="Table11.C55" office:value-type="string">
              <text:p text:style-name="P71"><text:bookmark-ref text:reference-format="page" text:ref-name="">Error: Reference source not found</text:bookmark-ref></text:p>
            </table:table-cell>
          </table:table-row>
          <table:table-row table:style-name="Table11.1">
            <table:table-cell table:style-name="Table11.A56" office:value-type="string">
              <text:p text:style-name="P72"><text:span text:style-name="Code_20_Small1"><text:span text:style-name="T24">String</text:span></text:span></text:p>
            </table:table-cell>
            <table:table-cell table:style-name="Table11.B56" office:value-type="string">
              <text:p text:style-name="P74"><text:a xlink:type="simple" xlink:href="file:///l%22r99"><text:span text:style-name="Internet_20_link"><text:span text:style-name="T31">FRAMEWORK_EXECUTIONENVIRONMENT</text:span></text:span></text:a></text:p>
              <text:p text:style-name="P67"><text:span text:style-name="T15">Deprecated.</text:span><text:span text:style-name="T16"> </text:span><text:span text:style-name="T11">As of 1.6.</text:span></text:p>
            </table:table-cell>
            <table:table-cell table:style-name="Table11.C56" office:value-type="string">
              <text:p text:style-name="P71"><text:bookmark-ref text:reference-format="page" text:ref-name="">Error: Reference source not found</text:bookmark-ref></text:p>
            </table:table-cell>
          </table:table-row>
          <table:table-row table:style-name="Table11.1">
            <table:table-cell table:style-name="Table11.A57" office:value-type="string">
              <text:p text:style-name="P72"><text:span text:style-name="Code_20_Small1"><text:span text:style-name="T24">String</text:span></text:span></text:p>
            </table:table-cell>
            <table:table-cell table:style-name="Table11.B57" office:value-type="string">
              <text:p text:style-name="P74"><text:a xlink:type="simple" xlink:href="file:///l%22r95"><text:span text:style-name="Internet_20_link"><text:span text:style-name="T31">FRAMEWORK_LANGUAGE</text:span></text:span></text:a></text:p>
              <text:p text:style-name="P67"><text:span text:style-name="T8">Framework launching property identifying the Framework implementation language (see ISO 639 for possible values).</text:span></text:p>
            </table:table-cell>
            <table:table-cell table:style-name="Table11.C57" office:value-type="string">
              <text:p text:style-name="P71"><text:bookmark-ref text:reference-format="page" text:ref-name="">Error: Reference source not found</text:bookmark-ref></text:p>
            </table:table-cell>
          </table:table-row>
          <table:table-row table:style-name="Table11.1">
            <table:table-cell table:style-name="Table11.A58" office:value-type="string">
              <text:p text:style-name="P72"><text:span text:style-name="Code_20_Small1"><text:span text:style-name="T24">String</text:span></text:span></text:p>
            </table:table-cell>
            <table:table-cell table:style-name="Table11.B58" office:value-type="string">
              <text:p text:style-name="P74"><text:a xlink:type="simple" xlink:href="file:///l%22r112"><text:span text:style-name="Internet_20_link"><text:span text:style-name="T31">FRAMEWORK_LIBRARY_EXTENSIONS</text:span></text:span></text:a></text:p>
              <text:p text:style-name="P67"><text:span text:style-name="T8">Framework launching property specifying a comma separated list of additional library file extensions that must be used when a bundle's class loader is searching for native libraries.</text:span></text:p>
            </table:table-cell>
            <table:table-cell table:style-name="Table11.C58" office:value-type="string">
              <text:p text:style-name="P71"><text:bookmark-ref text:reference-format="page" text:ref-name="">Error: Reference source not found</text:bookmark-ref></text:p>
            </table:table-cell>
          </table:table-row>
          <table:table-row table:style-name="Table11.1">
            <table:table-cell table:style-name="Table11.A59" office:value-type="string">
              <text:p text:style-name="P72"><text:span text:style-name="Code_20_Small1"><text:span text:style-name="T24">String</text:span></text:span></text:p>
            </table:table-cell>
            <table:table-cell table:style-name="Table11.B59" office:value-type="string">
              <text:p text:style-name="P74"><text:a xlink:type="simple" xlink:href="file:///l%22r96"><text:span text:style-name="Internet_20_link"><text:span text:style-name="T31">FRAMEWORK_OS_NAME</text:span></text:span></text:a></text:p>
              <text:p text:style-name="P67"><text:span text:style-name="T8">Framework launching property identifying the Framework host-computer's operating system.</text:span></text:p>
            </table:table-cell>
            <table:table-cell table:style-name="Table11.C59" office:value-type="string">
              <text:p text:style-name="P71"><text:bookmark-ref text:reference-format="page" text:ref-name="">Error: Reference source not found</text:bookmark-ref></text:p>
            </table:table-cell>
          </table:table-row>
          <table:table-row table:style-name="Table11.1">
            <table:table-cell table:style-name="Table11.A60" office:value-type="string">
              <text:p text:style-name="P72"><text:span text:style-name="Code_20_Small1"><text:span text:style-name="T24">String</text:span></text:span></text:p>
            </table:table-cell>
            <table:table-cell table:style-name="Table11.B60" office:value-type="string">
              <text:p text:style-name="P74"><text:a xlink:type="simple" xlink:href="file:///l%22r97"><text:span text:style-name="Internet_20_link"><text:span text:style-name="T31">FRAMEWORK_OS_VERSION</text:span></text:span></text:a></text:p>
              <text:p text:style-name="P67"><text:span text:style-name="T8">Framework launching property identifying the Framework host-computer's operating system version number.</text:span></text:p>
            </table:table-cell>
            <table:table-cell table:style-name="Table11.C60" office:value-type="string">
              <text:p text:style-name="P71"><text:bookmark-ref text:reference-format="page" text:ref-name="">Error: Reference source not found</text:bookmark-ref></text:p>
            </table:table-cell>
          </table:table-row>
          <table:table-row table:style-name="Table11.1">
            <table:table-cell table:style-name="Table11.A61" office:value-type="string">
              <text:p text:style-name="P72"><text:span text:style-name="Code_20_Small1"><text:span text:style-name="T24">String</text:span></text:span></text:p>
            </table:table-cell>
            <table:table-cell table:style-name="Table11.B61" office:value-type="string">
              <text:p text:style-name="P74"><text:a xlink:type="simple" xlink:href="file:///l%22r98"><text:span text:style-name="Internet_20_link"><text:span text:style-name="T31">FRAMEWORK_PROCESSOR</text:span></text:span></text:a></text:p>
              <text:p text:style-name="P67"><text:span text:style-name="T8">Framework launching property identifying the Framework host-computer's processor name.</text:span></text:p>
            </table:table-cell>
            <table:table-cell table:style-name="Table11.C61" office:value-type="string">
              <text:p text:style-name="P71"><text:bookmark-ref text:reference-format="page" text:ref-name="">Error: Reference source not found</text:bookmark-ref></text:p>
            </table:table-cell>
          </table:table-row>
          <table:table-row table:style-name="Table11.1">
            <table:table-cell table:style-name="Table11.A62" office:value-type="string">
              <text:p text:style-name="P72"><text:span text:style-name="Code_20_Small1"><text:span text:style-name="T24">String</text:span></text:span></text:p>
            </table:table-cell>
            <table:table-cell table:style-name="Table11.B62" office:value-type="string">
              <text:p text:style-name="P74"><text:a xlink:type="simple" xlink:href="file:///l%22r107"><text:span text:style-name="Internet_20_link"><text:span text:style-name="T31">FRAMEWORK_SECURITY</text:span></text:span></text:a></text:p>
              <text:p text:style-name="P67"><text:span text:style-name="T8">Framework launching property specifying the type of security manager the framework must use.</text:span></text:p>
            </table:table-cell>
            <table:table-cell table:style-name="Table11.C62" office:value-type="string">
              <text:p text:style-name="P71"><text:bookmark-ref text:reference-format="page" text:ref-name="">Error: Reference source not found</text:bookmark-ref></text:p>
            </table:table-cell>
          </table:table-row>
          <table:table-row table:style-name="Table11.1">
            <table:table-cell table:style-name="Table11.A63" office:value-type="string">
              <text:p text:style-name="P72"><text:span text:style-name="Code_20_Small1"><text:span text:style-name="T24">String</text:span></text:span></text:p>
            </table:table-cell>
            <table:table-cell table:style-name="Table11.B63" office:value-type="string">
              <text:p text:style-name="P74"><text:a xlink:type="simple" xlink:href="file:///l%22r108"><text:span text:style-name="Internet_20_link"><text:span text:style-name="T31">FRAMEWORK_SECURITY_OSGI</text:span></text:span></text:a></text:p>
              <text:p text:style-name="P67"><text:span text:style-name="T8">Specifies that a security manager that supports all security aspects of the OSGi core specification including postponed conditions must be installed.</text:span></text:p>
            </table:table-cell>
            <table:table-cell table:style-name="Table11.C63" office:value-type="string">
              <text:p text:style-name="P71"><text:bookmark-ref text:reference-format="page" text:ref-name="">Error: Reference source not found</text:bookmark-ref></text:p>
            </table:table-cell>
          </table:table-row>
          <table:table-row table:style-name="Table11.1">
            <table:table-cell table:style-name="Table11.A64" office:value-type="string">
              <text:p text:style-name="P72"><text:span text:style-name="Code_20_Small1"><text:span text:style-name="T24">String</text:span></text:span></text:p>
            </table:table-cell>
            <table:table-cell table:style-name="Table11.B64" office:value-type="string">
              <text:p text:style-name="P74"><text:a xlink:type="simple" xlink:href="file:///l%22r109"><text:span text:style-name="Internet_20_link"><text:span text:style-name="T31">FRAMEWORK_STORAGE</text:span></text:span></text:a></text:p>
              <text:p text:style-name="P67"><text:span text:style-name="T8">Framework launching property specifying the persistent storage area used by the framework.</text:span></text:p>
            </table:table-cell>
            <table:table-cell table:style-name="Table11.C64" office:value-type="string">
              <text:p text:style-name="P71"><text:bookmark-ref text:reference-format="page" text:ref-name="">Error: Reference source not found</text:bookmark-ref></text:p>
            </table:table-cell>
          </table:table-row>
          <table:table-row table:style-name="Table11.1">
            <table:table-cell table:style-name="Table11.A65" office:value-type="string">
              <text:p text:style-name="P72"><text:span text:style-name="Code_20_Small1"><text:span text:style-name="T24">String</text:span></text:span></text:p>
            </table:table-cell>
            <table:table-cell table:style-name="Table11.B65" office:value-type="string">
              <text:p text:style-name="P74"><text:a xlink:type="simple" xlink:href="file:///l%22r110"><text:span text:style-name="Internet_20_link"><text:span text:style-name="T31">FRAMEWORK_STORAGE_CLEAN</text:span></text:span></text:a></text:p>
              <text:p text:style-name="P67"><text:span text:style-name="T8">Framework launching property specifying if and when the persistent storage area for the framework should be cleaned.</text:span></text:p>
            </table:table-cell>
            <table:table-cell table:style-name="Table11.C65" office:value-type="string">
              <text:p text:style-name="P71"><text:bookmark-ref text:reference-format="page" text:ref-name="">Error: Reference source not found</text:bookmark-ref></text:p>
            </table:table-cell>
          </table:table-row>
          <text:soft-page-break/>
          <table:table-row table:style-name="Table11.1">
            <table:table-cell table:style-name="Table11.A66" office:value-type="string">
              <text:p text:style-name="P72"><text:span text:style-name="Code_20_Small1"><text:span text:style-name="T24">String</text:span></text:span></text:p>
            </table:table-cell>
            <table:table-cell table:style-name="Table11.B66" office:value-type="string">
              <text:p text:style-name="P74"><text:a xlink:type="simple" xlink:href="file:///l%22r111"><text:span text:style-name="Internet_20_link"><text:span text:style-name="T31">FRAMEWORK_STORAGE_CLEAN_ONFIRSTINIT</text:span></text:span></text:a></text:p>
              <text:p text:style-name="P67"><text:span text:style-name="T8">Specifies that the framework storage area must be cleaned before the framework is initialized for the first time.</text:span></text:p>
            </table:table-cell>
            <table:table-cell table:style-name="Table11.C66" office:value-type="string">
              <text:p text:style-name="P71"><text:bookmark-ref text:reference-format="page" text:ref-name="">Error: Reference source not found</text:bookmark-ref></text:p>
            </table:table-cell>
          </table:table-row>
          <table:table-row table:style-name="Table11.1">
            <table:table-cell table:style-name="Table11.A67" office:value-type="string">
              <text:p text:style-name="P72"><text:span text:style-name="Code_20_Small1"><text:span text:style-name="T24">String</text:span></text:span></text:p>
            </table:table-cell>
            <table:table-cell table:style-name="Table11.B67" office:value-type="string">
              <text:p text:style-name="P74"><text:a xlink:type="simple" xlink:href="file:///l%22r149"><text:span text:style-name="Internet_20_link"><text:span text:style-name="T31">FRAMEWORK_SYSTEMCAPABILITIES</text:span></text:span></text:a></text:p>
              <text:p text:style-name="P67"><text:span text:style-name="T8">Framework launching property identifying capabilities which the system bundle must provide.</text:span></text:p>
            </table:table-cell>
            <table:table-cell table:style-name="Table11.C67" office:value-type="string">
              <text:p text:style-name="P71"><text:bookmark-ref text:reference-format="page" text:ref-name="">Error: Reference source not found</text:bookmark-ref></text:p>
            </table:table-cell>
          </table:table-row>
          <table:table-row table:style-name="Table11.1">
            <table:table-cell table:style-name="Table11.A68" office:value-type="string">
              <text:p text:style-name="P72"><text:span text:style-name="Code_20_Small1"><text:span text:style-name="T24">String</text:span></text:span></text:p>
            </table:table-cell>
            <table:table-cell table:style-name="Table11.B68" office:value-type="string">
              <text:p text:style-name="P74"><text:a xlink:type="simple" xlink:href="file:///l%22r150"><text:span text:style-name="Internet_20_link"><text:span text:style-name="T31">FRAMEWORK_SYSTEMCAPABILITIES_EXTRA</text:span></text:span></text:a></text:p>
              <text:p text:style-name="P67"><text:span text:style-name="T8">Framework launching property identifying extra capabilities which the system bundle must additionally provide.</text:span></text:p>
            </table:table-cell>
            <table:table-cell table:style-name="Table11.C68" office:value-type="string">
              <text:p text:style-name="P71"><text:bookmark-ref text:reference-format="page" text:ref-name="">Error: Reference source not found</text:bookmark-ref></text:p>
            </table:table-cell>
          </table:table-row>
          <table:table-row table:style-name="Table11.1">
            <table:table-cell table:style-name="Table11.A69" office:value-type="string">
              <text:p text:style-name="P72"><text:span text:style-name="Code_20_Small1"><text:span text:style-name="T24">String</text:span></text:span></text:p>
            </table:table-cell>
            <table:table-cell table:style-name="Table11.B69" office:value-type="string">
              <text:p text:style-name="P74"><text:a xlink:type="simple" xlink:href="file:///l%22r101"><text:span text:style-name="Internet_20_link"><text:span text:style-name="T31">FRAMEWORK_SYSTEMPACKAGES</text:span></text:span></text:a></text:p>
              <text:p text:style-name="P67"><text:span text:style-name="T8">Framework launching property identifying packages which the system bundle must export.</text:span></text:p>
            </table:table-cell>
            <table:table-cell table:style-name="Table11.C69" office:value-type="string">
              <text:p text:style-name="P71"><text:bookmark-ref text:reference-format="page" text:ref-name="">Error: Reference source not found</text:bookmark-ref></text:p>
            </table:table-cell>
          </table:table-row>
          <table:table-row table:style-name="Table11.1">
            <table:table-cell table:style-name="Table11.A70" office:value-type="string">
              <text:p text:style-name="P72"><text:span text:style-name="Code_20_Small1"><text:span text:style-name="T24">String</text:span></text:span></text:p>
            </table:table-cell>
            <table:table-cell table:style-name="Table11.B70" office:value-type="string">
              <text:p text:style-name="P74"><text:a xlink:type="simple" xlink:href="file:///l%22r102"><text:span text:style-name="Internet_20_link"><text:span text:style-name="T31">FRAMEWORK_SYSTEMPACKAGES_EXTRA</text:span></text:span></text:a></text:p>
              <text:p text:style-name="P67"><text:span text:style-name="T8">Framework launching property identifying extra packages which the system bundle must export from the current execution environment.</text:span></text:p>
            </table:table-cell>
            <table:table-cell table:style-name="Table11.C70" office:value-type="string">
              <text:p text:style-name="P71"><text:bookmark-ref text:reference-format="page" text:ref-name="">Error: Reference source not found</text:bookmark-ref></text:p>
            </table:table-cell>
          </table:table-row>
          <table:table-row table:style-name="Table11.1">
            <table:table-cell table:style-name="Table11.A71" office:value-type="string">
              <text:p text:style-name="P72"><text:span text:style-name="Code_20_Small1"><text:span text:style-name="T24">String</text:span></text:span></text:p>
            </table:table-cell>
            <table:table-cell table:style-name="Table11.B71" office:value-type="string">
              <text:p text:style-name="P74"><text:a xlink:type="simple" xlink:href="file:///l%22r115"><text:span text:style-name="Internet_20_link"><text:span text:style-name="T31">FRAMEWORK_TRUST_REPOSITORIES</text:span></text:span></text:a></text:p>
              <text:p text:style-name="P67"><text:span text:style-name="T8">Framework launching property specifying the trust repositories used by the framework.</text:span></text:p>
            </table:table-cell>
            <table:table-cell table:style-name="Table11.C71" office:value-type="string">
              <text:p text:style-name="P71"><text:bookmark-ref text:reference-format="page" text:ref-name="">Error: Reference source not found</text:bookmark-ref></text:p>
            </table:table-cell>
          </table:table-row>
          <table:table-row table:style-name="Table11.1">
            <table:table-cell table:style-name="Table11.A72" office:value-type="string">
              <text:p text:style-name="P72"><text:span text:style-name="Code_20_Small1"><text:span text:style-name="T24">String</text:span></text:span></text:p>
            </table:table-cell>
            <table:table-cell table:style-name="Table11.B72" office:value-type="string">
              <text:p text:style-name="P74"><text:a xlink:type="simple" xlink:href="file:///l%22r133"><text:span text:style-name="Internet_20_link"><text:span text:style-name="T31">FRAMEWORK_UUID</text:span></text:span></text:a></text:p>
              <text:p text:style-name="P67"><text:span text:style-name="T8">Framework environment property identifying the Framework's universally unique identifier (UUID).</text:span></text:p>
            </table:table-cell>
            <table:table-cell table:style-name="Table11.C72" office:value-type="string">
              <text:p text:style-name="P71"><text:bookmark-ref text:reference-format="page" text:ref-name="">Error: Reference source not found</text:bookmark-ref></text:p>
            </table:table-cell>
          </table:table-row>
          <table:table-row table:style-name="Table11.1">
            <table:table-cell table:style-name="Table11.A73" office:value-type="string">
              <text:p text:style-name="P72"><text:span text:style-name="Code_20_Small1"><text:span text:style-name="T24">String</text:span></text:span></text:p>
            </table:table-cell>
            <table:table-cell table:style-name="Table11.B73" office:value-type="string">
              <text:p text:style-name="P74"><text:a xlink:type="simple" xlink:href="file:///l%22r94"><text:span text:style-name="Internet_20_link"><text:span text:style-name="T31">FRAMEWORK_VENDOR</text:span></text:span></text:a></text:p>
              <text:p text:style-name="P67"><text:span text:style-name="T8">Framework environment property identifying the Framework implementation vendor.</text:span></text:p>
            </table:table-cell>
            <table:table-cell table:style-name="Table11.C73" office:value-type="string">
              <text:p text:style-name="P71"><text:bookmark-ref text:reference-format="page" text:ref-name="">Error: Reference source not found</text:bookmark-ref></text:p>
            </table:table-cell>
          </table:table-row>
          <table:table-row table:style-name="Table11.1">
            <table:table-cell table:style-name="Table11.A74" office:value-type="string">
              <text:p text:style-name="P72"><text:span text:style-name="Code_20_Small1"><text:span text:style-name="T24">String</text:span></text:span></text:p>
            </table:table-cell>
            <table:table-cell table:style-name="Table11.B74" office:value-type="string">
              <text:p text:style-name="P74"><text:a xlink:type="simple" xlink:href="file:///l%22r93"><text:span text:style-name="Internet_20_link"><text:span text:style-name="T31">FRAMEWORK_VERSION</text:span></text:span></text:a></text:p>
              <text:p text:style-name="P67"><text:span text:style-name="T8">Framework environment property identifying the Framework version.</text:span></text:p>
            </table:table-cell>
            <table:table-cell table:style-name="Table11.C74" office:value-type="string">
              <text:p text:style-name="P71"><text:bookmark-ref text:reference-format="page" text:ref-name="">Error: Reference source not found</text:bookmark-ref></text:p>
            </table:table-cell>
          </table:table-row>
          <table:table-row table:style-name="Table11.1">
            <table:table-cell table:style-name="Table11.A75" office:value-type="string">
              <text:p text:style-name="P72"><text:span text:style-name="Code_20_Small1"><text:span text:style-name="T24">String</text:span></text:span></text:p>
            </table:table-cell>
            <table:table-cell table:style-name="Table11.B75" office:value-type="string">
              <text:p text:style-name="P74"><text:a xlink:type="simple" xlink:href="file:///l%22r116"><text:span text:style-name="Internet_20_link"><text:span text:style-name="T31">FRAMEWORK_WINDOWSYSTEM</text:span></text:span></text:a></text:p>
              <text:p text:style-name="P67"><text:span text:style-name="T8">Framework launching property specifying the current windowing system.</text:span></text:p>
            </table:table-cell>
            <table:table-cell table:style-name="Table11.C75" office:value-type="string">
              <text:p text:style-name="P71"><text:bookmark-ref text:reference-format="page" text:ref-name="">Error: Reference source not found</text:bookmark-ref></text:p>
            </table:table-cell>
          </table:table-row>
          <table:table-row table:style-name="Table11.1">
            <table:table-cell table:style-name="Table11.A76" office:value-type="string">
              <text:p text:style-name="P72"><text:span text:style-name="Code_20_Small1"><text:span text:style-name="T24">String</text:span></text:span></text:p>
            </table:table-cell>
            <table:table-cell table:style-name="Table11.B76" office:value-type="string">
              <text:p text:style-name="P74"><text:a xlink:type="simple" xlink:href="file:///l%22r48"><text:span text:style-name="Internet_20_link"><text:span text:style-name="T31">IMPORT_PACKAGE</text:span></text:span></text:a></text:p>
              <text:p text:style-name="P67"><text:span text:style-name="T8">Manifest header identifying the packages on which the bundle depends.</text:span></text:p>
            </table:table-cell>
            <table:table-cell table:style-name="Table11.C76" office:value-type="string">
              <text:p text:style-name="P71"><text:bookmark-ref text:reference-format="page" text:ref-name="">Error: Reference source not found</text:bookmark-ref></text:p>
            </table:table-cell>
          </table:table-row>
          <text:soft-page-break/>
          <table:table-row table:style-name="Table11.1">
            <table:table-cell table:style-name="Table11.A77" office:value-type="string">
              <text:p text:style-name="P72"><text:span text:style-name="Code_20_Small1"><text:span text:style-name="T24">String</text:span></text:span></text:p>
            </table:table-cell>
            <table:table-cell table:style-name="Table11.B77" office:value-type="string">
              <text:p text:style-name="P74"><text:a xlink:type="simple" xlink:href="file:///l%22r50"><text:span text:style-name="Internet_20_link"><text:span text:style-name="T31">IMPORT_SERVICE</text:span></text:span></text:a></text:p>
              <text:p text:style-name="P67"><text:span text:style-name="T15">Deprecated.</text:span><text:span text:style-name="T16"> </text:span><text:span text:style-name="T11">As of 1.2.</text:span></text:p>
            </table:table-cell>
            <table:table-cell table:style-name="Table11.C77" office:value-type="string">
              <text:p text:style-name="P71"><text:bookmark-ref text:reference-format="page" text:ref-name="">Error: Reference source not found</text:bookmark-ref></text:p>
            </table:table-cell>
          </table:table-row>
          <table:table-row table:style-name="Table11.1">
            <table:table-cell table:style-name="Table11.A78" office:value-type="string">
              <text:p text:style-name="P72"><text:span text:style-name="Code_20_Small1"><text:span text:style-name="T24">String</text:span></text:span></text:p>
            </table:table-cell>
            <table:table-cell table:style-name="Table11.B78" office:value-type="string">
              <text:p text:style-name="P74"><text:a xlink:type="simple" xlink:href="file:///l%22r82"><text:span text:style-name="Internet_20_link"><text:span text:style-name="T31">INCLUDE_DIRECTIVE</text:span></text:span></text:a></text:p>
              <text:p text:style-name="P67"><text:span text:style-name="T8">Manifest header directive identifying a list of classes to include in the exported package.</text:span></text:p>
            </table:table-cell>
            <table:table-cell table:style-name="Table11.C78" office:value-type="string">
              <text:p text:style-name="P71"><text:bookmark-ref text:reference-format="page" text:ref-name="">Error: Reference source not found</text:bookmark-ref></text:p>
            </table:table-cell>
          </table:table-row>
          <table:table-row table:style-name="Table11.1">
            <table:table-cell table:style-name="Table11.A79" office:value-type="string">
              <text:p text:style-name="P72"><text:span text:style-name="Code_20_Small1"><text:span text:style-name="T24">String</text:span></text:span></text:p>
            </table:table-cell>
            <table:table-cell table:style-name="Table11.B79" office:value-type="string">
              <text:p text:style-name="P74"><text:a xlink:type="simple" xlink:href="file:///l%22r84"><text:span text:style-name="Internet_20_link"><text:span text:style-name="T31">MANDATORY_DIRECTIVE</text:span></text:span></text:a></text:p>
              <text:p text:style-name="P67"><text:span text:style-name="T8">Manifest header directive identifying names of matching attributes which must be specified by matching Import-Package statements in the Export-Package manifest header.</text:span></text:p>
            </table:table-cell>
            <table:table-cell table:style-name="Table11.C79" office:value-type="string">
              <text:p text:style-name="P71"><text:bookmark-ref text:reference-format="page" text:ref-name="">Error: Reference source not found</text:bookmark-ref></text:p>
            </table:table-cell>
          </table:table-row>
          <table:table-row table:style-name="Table11.1">
            <table:table-cell table:style-name="Table11.A80" office:value-type="string">
              <text:p text:style-name="P72"><text:span text:style-name="Code_20_Small1"><text:span text:style-name="T24">String</text:span></text:span></text:p>
            </table:table-cell>
            <table:table-cell table:style-name="Table11.B80" office:value-type="string">
              <text:p text:style-name="P74"><text:a xlink:type="simple" xlink:href="file:///l%22r123"><text:span text:style-name="Internet_20_link"><text:span text:style-name="T31">OBJECTCLASS</text:span></text:span></text:a></text:p>
              <text:p text:style-name="P67"><text:span text:style-name="T8">Service property identifying all of the class names under which a service was registered in the Framework.</text:span></text:p>
            </table:table-cell>
            <table:table-cell table:style-name="Table11.C80" office:value-type="string">
              <text:p text:style-name="P71"><text:bookmark-ref text:reference-format="page" text:ref-name="">Error: Reference source not found</text:bookmark-ref></text:p>
            </table:table-cell>
          </table:table-row>
          <table:table-row table:style-name="Table11.1">
            <table:table-cell table:style-name="Table11.A81" office:value-type="string">
              <text:p text:style-name="P72"><text:span text:style-name="Code_20_Small1"><text:span text:style-name="T24">String</text:span></text:span></text:p>
            </table:table-cell>
            <table:table-cell table:style-name="Table11.B81" office:value-type="string">
              <text:p text:style-name="P74"><text:a xlink:type="simple" xlink:href="file:///l%22r57"><text:span text:style-name="Internet_20_link"><text:span text:style-name="T31">PACKAGE_SPECIFICATION_VERSION</text:span></text:span></text:a></text:p>
              <text:p text:style-name="P67"><text:span text:style-name="T15">Deprecated.</text:span><text:span text:style-name="T16"> </text:span><text:span text:style-name="T11">As of 1.3.</text:span></text:p>
            </table:table-cell>
            <table:table-cell table:style-name="Table11.C81" office:value-type="string">
              <text:p text:style-name="P71"><text:bookmark-ref text:reference-format="page" text:ref-name="">Error: Reference source not found</text:bookmark-ref></text:p>
            </table:table-cell>
          </table:table-row>
          <table:table-row table:style-name="Table11.1">
            <table:table-cell table:style-name="Table11.A82" office:value-type="string">
              <text:p text:style-name="P72"><text:span text:style-name="Code_20_Small1"><text:span text:style-name="T24">String</text:span></text:span></text:p>
            </table:table-cell>
            <table:table-cell table:style-name="Table11.B82" office:value-type="string">
              <text:p text:style-name="P74"><text:a xlink:type="simple" xlink:href="file:///l%22r143"><text:span text:style-name="Internet_20_link"><text:span text:style-name="T31">PROVIDE_CAPABILITY</text:span></text:span></text:a></text:p>
              <text:p text:style-name="P67"><text:span text:style-name="T8">Manifest header identifying the capabilities that the bundle offers to provide to other bundles.</text:span></text:p>
            </table:table-cell>
            <table:table-cell table:style-name="Table11.C82" office:value-type="string">
              <text:p text:style-name="P71"><text:bookmark-ref text:reference-format="page" text:ref-name="">Error: Reference source not found</text:bookmark-ref></text:p>
            </table:table-cell>
          </table:table-row>
          <table:table-row table:style-name="Table11.1">
            <table:table-cell table:style-name="Table11.A83" office:value-type="string">
              <text:p text:style-name="P72"><text:span text:style-name="Code_20_Small1"><text:span text:style-name="T24">String</text:span></text:span></text:p>
            </table:table-cell>
            <table:table-cell table:style-name="Table11.B83" office:value-type="string">
              <text:p text:style-name="P74"><text:a xlink:type="simple" xlink:href="file:///l%22r134"><text:span text:style-name="Internet_20_link"><text:span text:style-name="T31">REMOTE_CONFIGS_SUPPORTED</text:span></text:span></text:a></text:p>
              <text:p text:style-name="P67"><text:span text:style-name="T8">Service property identifying the configuration types supported by a distribution provider.</text:span></text:p>
            </table:table-cell>
            <table:table-cell table:style-name="Table11.C83" office:value-type="string">
              <text:p text:style-name="P71"><text:bookmark-ref text:reference-format="page" text:ref-name="">Error: Reference source not found</text:bookmark-ref></text:p>
            </table:table-cell>
          </table:table-row>
          <table:table-row table:style-name="Table11.1">
            <table:table-cell table:style-name="Table11.A84" office:value-type="string">
              <text:p text:style-name="P72"><text:span text:style-name="Code_20_Small1"><text:span text:style-name="T24">String</text:span></text:span></text:p>
            </table:table-cell>
            <table:table-cell table:style-name="Table11.B84" office:value-type="string">
              <text:p text:style-name="P74"><text:a xlink:type="simple" xlink:href="file:///l%22r135"><text:span text:style-name="Internet_20_link"><text:span text:style-name="T31">REMOTE_INTENTS_SUPPORTED</text:span></text:span></text:a></text:p>
              <text:p text:style-name="P67"><text:span text:style-name="T8">Service property identifying the intents supported by a distribution provider.</text:span></text:p>
            </table:table-cell>
            <table:table-cell table:style-name="Table11.C84" office:value-type="string">
              <text:p text:style-name="P71"><text:bookmark-ref text:reference-format="page" text:ref-name="">Error: Reference source not found</text:bookmark-ref></text:p>
            </table:table-cell>
          </table:table-row>
          <table:table-row table:style-name="Table11.1">
            <table:table-cell table:style-name="Table11.A85" office:value-type="string">
              <text:p text:style-name="P72"><text:span text:style-name="Code_20_Small1"><text:span text:style-name="T24">String</text:span></text:span></text:p>
            </table:table-cell>
            <table:table-cell table:style-name="Table11.B85" office:value-type="string">
              <text:p text:style-name="P74"><text:a xlink:type="simple" xlink:href="file:///l%22r71"><text:span text:style-name="Internet_20_link"><text:span text:style-name="T31">REQUIRE_BUNDLE</text:span></text:span></text:a></text:p>
              <text:p text:style-name="P67"><text:span text:style-name="T8">Manifest header identifying the symbolic names of other bundles required by the bundle.</text:span></text:p>
            </table:table-cell>
            <table:table-cell table:style-name="Table11.C85" office:value-type="string">
              <text:p text:style-name="P71"><text:bookmark-ref text:reference-format="page" text:ref-name="">Error: Reference source not found</text:bookmark-ref></text:p>
            </table:table-cell>
          </table:table-row>
          <table:table-row table:style-name="Table11.1">
            <table:table-cell table:style-name="Table11.A86" office:value-type="string">
              <text:p text:style-name="P72"><text:span text:style-name="Code_20_Small1"><text:span text:style-name="T24">String</text:span></text:span></text:p>
            </table:table-cell>
            <table:table-cell table:style-name="Table11.B86" office:value-type="string">
              <text:p text:style-name="P74"><text:a xlink:type="simple" xlink:href="file:///l%22r144"><text:span text:style-name="Internet_20_link"><text:span text:style-name="T31">REQUIRE_CAPABILITY</text:span></text:span></text:a></text:p>
              <text:p text:style-name="P67"><text:span text:style-name="T8">Manifest header identifying the capabilities on which the bundle depends.</text:span></text:p>
            </table:table-cell>
            <table:table-cell table:style-name="Table11.C86" office:value-type="string">
              <text:p text:style-name="P71"><text:bookmark-ref text:reference-format="page" text:ref-name="">Error: Reference source not found</text:bookmark-ref></text:p>
            </table:table-cell>
          </table:table-row>
          <table:table-row table:style-name="Table11.1">
            <table:table-cell table:style-name="Table11.A87" office:value-type="string">
              <text:p text:style-name="P72"><text:span text:style-name="Code_20_Small1"><text:span text:style-name="T24">String</text:span></text:span></text:p>
            </table:table-cell>
            <table:table-cell table:style-name="Table11.B87" office:value-type="string">
              <text:p text:style-name="P74"><text:a xlink:type="simple" xlink:href="file:///l%22r78"><text:span text:style-name="Internet_20_link"><text:span text:style-name="T31">RESOLUTION_DIRECTIVE</text:span></text:span></text:a></text:p>
              <text:p text:style-name="P67"><text:span text:style-name="T8">Manifest header directive identifying the resolution type in the Import-Package, Require-Bundle or Require-Capability manifest header.</text:span></text:p>
            </table:table-cell>
            <table:table-cell table:style-name="Table11.C87" office:value-type="string">
              <text:p text:style-name="P71"><text:bookmark-ref text:reference-format="page" text:ref-name="">Error: Reference source not found</text:bookmark-ref></text:p>
            </table:table-cell>
          </table:table-row>
          <text:soft-page-break/>
          <table:table-row table:style-name="Table11.1">
            <table:table-cell table:style-name="Table11.A88" office:value-type="string">
              <text:p text:style-name="P72"><text:span text:style-name="Code_20_Small1"><text:span text:style-name="T24">String</text:span></text:span></text:p>
            </table:table-cell>
            <table:table-cell table:style-name="Table11.B88" office:value-type="string">
              <text:p text:style-name="P74"><text:a xlink:type="simple" xlink:href="file:///l%22r79"><text:span text:style-name="Internet_20_link"><text:span text:style-name="T31">RESOLUTION_MANDATORY</text:span></text:span></text:a></text:p>
              <text:p text:style-name="P67"><text:span text:style-name="T8">Manifest header directive value identifying a mandatory resolution type.</text:span></text:p>
            </table:table-cell>
            <table:table-cell table:style-name="Table11.C88" office:value-type="string">
              <text:p text:style-name="P71"><text:bookmark-ref text:reference-format="page" text:ref-name="">Error: Reference source not found</text:bookmark-ref></text:p>
            </table:table-cell>
          </table:table-row>
          <table:table-row table:style-name="Table11.1">
            <table:table-cell table:style-name="Table11.A89" office:value-type="string">
              <text:p text:style-name="P72"><text:span text:style-name="Code_20_Small1"><text:span text:style-name="T24">String</text:span></text:span></text:p>
            </table:table-cell>
            <table:table-cell table:style-name="Table11.B89" office:value-type="string">
              <text:p text:style-name="P74"><text:a xlink:type="simple" xlink:href="file:///l%22r80"><text:span text:style-name="Internet_20_link"><text:span text:style-name="T31">RESOLUTION_OPTIONAL</text:span></text:span></text:a></text:p>
              <text:p text:style-name="P67"><text:span text:style-name="T8">Manifest header directive value identifying an optional resolution type.</text:span></text:p>
            </table:table-cell>
            <table:table-cell table:style-name="Table11.C89" office:value-type="string">
              <text:p text:style-name="P71"><text:bookmark-ref text:reference-format="page" text:ref-name="">Error: Reference source not found</text:bookmark-ref></text:p>
            </table:table-cell>
          </table:table-row>
          <table:table-row table:style-name="Table11.1">
            <table:table-cell table:style-name="Table11.A90" office:value-type="string">
              <text:p text:style-name="P72"><text:span text:style-name="Code_20_Small1"><text:span text:style-name="T24">String</text:span></text:span></text:p>
            </table:table-cell>
            <table:table-cell table:style-name="Table11.B90" office:value-type="string">
              <text:p text:style-name="P74"><text:a xlink:type="simple" xlink:href="file:///l%22r131"><text:span text:style-name="Internet_20_link"><text:span text:style-name="T31">SCOPE_BUNDLE</text:span></text:span></text:a></text:p>
              <text:p text:style-name="P67"><text:span text:style-name="T8">Service scope is bundle.</text:span></text:p>
            </table:table-cell>
            <table:table-cell table:style-name="Table11.C90" office:value-type="string">
              <text:p text:style-name="P71"><text:bookmark-ref text:reference-format="page" text:ref-name="">Error: Reference source not found</text:bookmark-ref></text:p>
            </table:table-cell>
          </table:table-row>
          <table:table-row table:style-name="Table11.1">
            <table:table-cell table:style-name="Table11.A91" office:value-type="string">
              <text:p text:style-name="P72"><text:span text:style-name="Code_20_Small1"><text:span text:style-name="T24">String</text:span></text:span></text:p>
            </table:table-cell>
            <table:table-cell table:style-name="Table11.B91" office:value-type="string">
              <text:p text:style-name="P74"><text:a xlink:type="simple" xlink:href="file:///l%22r132"><text:span text:style-name="Internet_20_link"><text:span text:style-name="T31">SCOPE_PROTOTYPE</text:span></text:span></text:a></text:p>
              <text:p text:style-name="P67"><text:span text:style-name="T8">Service scope is prototype.</text:span></text:p>
            </table:table-cell>
            <table:table-cell table:style-name="Table11.C91" office:value-type="string">
              <text:p text:style-name="P71"><text:bookmark-ref text:reference-format="page" text:ref-name="">Error: Reference source not found</text:bookmark-ref></text:p>
            </table:table-cell>
          </table:table-row>
          <table:table-row table:style-name="Table11.1">
            <table:table-cell table:style-name="Table11.A92" office:value-type="string">
              <text:p text:style-name="P72"><text:span text:style-name="Code_20_Small1"><text:span text:style-name="T24">String</text:span></text:span></text:p>
            </table:table-cell>
            <table:table-cell table:style-name="Table11.B92" office:value-type="string">
              <text:p text:style-name="P74"><text:a xlink:type="simple" xlink:href="file:///l%22r130"><text:span text:style-name="Internet_20_link"><text:span text:style-name="T31">SCOPE_SINGLETON</text:span></text:span></text:a></text:p>
              <text:p text:style-name="P67"><text:span text:style-name="T8">Service scope is singleton.</text:span></text:p>
            </table:table-cell>
            <table:table-cell table:style-name="Table11.C92" office:value-type="string">
              <text:p text:style-name="P71"><text:bookmark-ref text:reference-format="page" text:ref-name="">Error: Reference source not found</text:bookmark-ref></text:p>
            </table:table-cell>
          </table:table-row>
          <table:table-row table:style-name="Table11.1">
            <table:table-cell table:style-name="Table11.A93" office:value-type="string">
              <text:p text:style-name="P72"><text:span text:style-name="Code_20_Small1"><text:span text:style-name="T24">String</text:span></text:span></text:p>
            </table:table-cell>
            <table:table-cell table:style-name="Table11.B93" office:value-type="string">
              <text:p text:style-name="P74"><text:a xlink:type="simple" xlink:href="file:///l%22r74"><text:span text:style-name="Internet_20_link"><text:span text:style-name="T31">SELECTION_FILTER_ATTRIBUTE</text:span></text:span></text:a></text:p>
              <text:p text:style-name="P67"><text:span text:style-name="T8">Manifest header attribute is used for selection by filtering based upon system properties.</text:span></text:p>
            </table:table-cell>
            <table:table-cell table:style-name="Table11.C93" office:value-type="string">
              <text:p text:style-name="P71"><text:bookmark-ref text:reference-format="page" text:ref-name="">Error: Reference source not found</text:bookmark-ref></text:p>
            </table:table-cell>
          </table:table-row>
          <table:table-row table:style-name="Table11.1">
            <table:table-cell table:style-name="Table11.A94" office:value-type="string">
              <text:p text:style-name="P72"><text:span text:style-name="Code_20_Small1"><text:span text:style-name="T24">String</text:span></text:span></text:p>
            </table:table-cell>
            <table:table-cell table:style-name="Table11.B94" office:value-type="string">
              <text:p text:style-name="P74"><text:a xlink:type="simple" xlink:href="file:///l%22r128"><text:span text:style-name="Internet_20_link"><text:span text:style-name="T31">SERVICE_DESCRIPTION</text:span></text:span></text:a></text:p>
              <text:p text:style-name="P67"><text:span text:style-name="T8">Service property identifying a service's description.</text:span></text:p>
            </table:table-cell>
            <table:table-cell table:style-name="Table11.C94" office:value-type="string">
              <text:p text:style-name="P71"><text:bookmark-ref text:reference-format="page" text:ref-name="">Error: Reference source not found</text:bookmark-ref></text:p>
            </table:table-cell>
          </table:table-row>
          <table:table-row table:style-name="Table11.1">
            <table:table-cell table:style-name="Table11.A95" office:value-type="string">
              <text:p text:style-name="P72"><text:span text:style-name="Code_20_Small1"><text:span text:style-name="T24">String</text:span></text:span></text:p>
            </table:table-cell>
            <table:table-cell table:style-name="Table11.B95" office:value-type="string">
              <text:p text:style-name="P74"><text:a xlink:type="simple" xlink:href="file:///l%22r136"><text:span text:style-name="Internet_20_link"><text:span text:style-name="T31">SERVICE_EXPORTED_CONFIGS</text:span></text:span></text:a></text:p>
              <text:p text:style-name="P67"><text:span text:style-name="T8">Service property identifying the configuration types that should be used to export the service.</text:span></text:p>
            </table:table-cell>
            <table:table-cell table:style-name="Table11.C95" office:value-type="string">
              <text:p text:style-name="P71"><text:bookmark-ref text:reference-format="page" text:ref-name="">Error: Reference source not found</text:bookmark-ref></text:p>
            </table:table-cell>
          </table:table-row>
          <table:table-row table:style-name="Table11.1">
            <table:table-cell table:style-name="Table11.A96" office:value-type="string">
              <text:p text:style-name="P72"><text:span text:style-name="Code_20_Small1"><text:span text:style-name="T24">String</text:span></text:span></text:p>
            </table:table-cell>
            <table:table-cell table:style-name="Table11.B96" office:value-type="string">
              <text:p text:style-name="P74"><text:a xlink:type="simple" xlink:href="file:///l%22r137"><text:span text:style-name="Internet_20_link"><text:span text:style-name="T31">SERVICE_EXPORTED_INTENTS</text:span></text:span></text:a></text:p>
              <text:p text:style-name="P67"><text:span text:style-name="T8">Service property identifying the intents that the distribution provider must implement to distribute the service.</text:span></text:p>
            </table:table-cell>
            <table:table-cell table:style-name="Table11.C96" office:value-type="string">
              <text:p text:style-name="P71"><text:bookmark-ref text:reference-format="page" text:ref-name="">Error: Reference source not found</text:bookmark-ref></text:p>
            </table:table-cell>
          </table:table-row>
          <table:table-row table:style-name="Table11.1">
            <table:table-cell table:style-name="Table11.A97" office:value-type="string">
              <text:p text:style-name="P72"><text:span text:style-name="Code_20_Small1"><text:span text:style-name="T24">String</text:span></text:span></text:p>
            </table:table-cell>
            <table:table-cell table:style-name="Table11.B97" office:value-type="string">
              <text:p text:style-name="P74"><text:a xlink:type="simple" xlink:href="file:///l%22r138"><text:span text:style-name="Internet_20_link"><text:span text:style-name="T31">SERVICE_EXPORTED_INTENTS_EXTRA</text:span></text:span></text:a></text:p>
              <text:p text:style-name="P67"><text:span text:style-name="T8">Service property identifying the extra intents that the distribution provider must implement to distribute the service.</text:span></text:p>
            </table:table-cell>
            <table:table-cell table:style-name="Table11.C97" office:value-type="string">
              <text:p text:style-name="P71"><text:bookmark-ref text:reference-format="page" text:ref-name="">Error: Reference source not found</text:bookmark-ref></text:p>
            </table:table-cell>
          </table:table-row>
          <table:table-row table:style-name="Table11.1">
            <table:table-cell table:style-name="Table11.A98" office:value-type="string">
              <text:p text:style-name="P72"><text:span text:style-name="Code_20_Small1"><text:span text:style-name="T24">String</text:span></text:span></text:p>
            </table:table-cell>
            <table:table-cell table:style-name="Table11.B98" office:value-type="string">
              <text:p text:style-name="P74"><text:a xlink:type="simple" xlink:href="file:///l%22r139"><text:span text:style-name="Internet_20_link"><text:span text:style-name="T31">SERVICE_EXPORTED_INTERFACES</text:span></text:span></text:a></text:p>
              <text:p text:style-name="P67"><text:span text:style-name="T8">Service property marking the service for export.</text:span></text:p>
            </table:table-cell>
            <table:table-cell table:style-name="Table11.C98" office:value-type="string">
              <text:p text:style-name="P71"><text:bookmark-ref text:reference-format="page" text:ref-name="">Error: Reference source not found</text:bookmark-ref></text:p>
            </table:table-cell>
          </table:table-row>
          <text:soft-page-break/>
          <table:table-row table:style-name="Table11.1">
            <table:table-cell table:style-name="Table11.A99" office:value-type="string">
              <text:p text:style-name="P72"><text:span text:style-name="Code_20_Small1"><text:span text:style-name="T24">String</text:span></text:span></text:p>
            </table:table-cell>
            <table:table-cell table:style-name="Table11.B99" office:value-type="string">
              <text:p text:style-name="P74"><text:a xlink:type="simple" xlink:href="file:///l%22r124"><text:span text:style-name="Internet_20_link"><text:span text:style-name="T31">SERVICE_ID</text:span></text:span></text:a></text:p>
              <text:p text:style-name="P67"><text:span text:style-name="T8">Service property identifying a service's registration number.</text:span></text:p>
            </table:table-cell>
            <table:table-cell table:style-name="Table11.C99" office:value-type="string">
              <text:p text:style-name="P71"><text:bookmark-ref text:reference-format="page" text:ref-name="">Error: Reference source not found</text:bookmark-ref></text:p>
            </table:table-cell>
          </table:table-row>
          <table:table-row table:style-name="Table11.1">
            <table:table-cell table:style-name="Table11.A100" office:value-type="string">
              <text:p text:style-name="P72"><text:span text:style-name="Code_20_Small1"><text:span text:style-name="T24">String</text:span></text:span></text:p>
            </table:table-cell>
            <table:table-cell table:style-name="Table11.B100" office:value-type="string">
              <text:p text:style-name="P74"><text:a xlink:type="simple" xlink:href="file:///l%22r140"><text:span text:style-name="Internet_20_link"><text:span text:style-name="T31">SERVICE_IMPORTED</text:span></text:span></text:a></text:p>
              <text:p text:style-name="P67"><text:span text:style-name="T8">Service property identifying the service as imported.</text:span></text:p>
            </table:table-cell>
            <table:table-cell table:style-name="Table11.C100" office:value-type="string">
              <text:p text:style-name="P71"><text:bookmark-ref text:reference-format="page" text:ref-name="">Error: Reference source not found</text:bookmark-ref></text:p>
            </table:table-cell>
          </table:table-row>
          <table:table-row table:style-name="Table11.1">
            <table:table-cell table:style-name="Table11.A101" office:value-type="string">
              <text:p text:style-name="P72"><text:span text:style-name="Code_20_Small1"><text:span text:style-name="T24">String</text:span></text:span></text:p>
            </table:table-cell>
            <table:table-cell table:style-name="Table11.B101" office:value-type="string">
              <text:p text:style-name="P74"><text:a xlink:type="simple" xlink:href="file:///l%22r141"><text:span text:style-name="Internet_20_link"><text:span text:style-name="T31">SERVICE_IMPORTED_CONFIGS</text:span></text:span></text:a></text:p>
              <text:p text:style-name="P67"><text:span text:style-name="T8">Service property identifying the configuration types used to import the service.</text:span></text:p>
            </table:table-cell>
            <table:table-cell table:style-name="Table11.C101" office:value-type="string">
              <text:p text:style-name="P71"><text:bookmark-ref text:reference-format="page" text:ref-name="">Error: Reference source not found</text:bookmark-ref></text:p>
            </table:table-cell>
          </table:table-row>
          <table:table-row table:style-name="Table11.1">
            <table:table-cell table:style-name="Table11.A102" office:value-type="string">
              <text:p text:style-name="P72"><text:span text:style-name="Code_20_Small1"><text:span text:style-name="T24">String</text:span></text:span></text:p>
            </table:table-cell>
            <table:table-cell table:style-name="Table11.B102" office:value-type="string">
              <text:p text:style-name="P74"><text:a xlink:type="simple" xlink:href="file:///l%22r142"><text:span text:style-name="Internet_20_link"><text:span text:style-name="T31">SERVICE_INTENTS</text:span></text:span></text:a></text:p>
              <text:p text:style-name="P67"><text:span text:style-name="T8">Service property identifying the intents that this service implement.</text:span></text:p>
            </table:table-cell>
            <table:table-cell table:style-name="Table11.C102" office:value-type="string">
              <text:p text:style-name="P71"><text:bookmark-ref text:reference-format="page" text:ref-name="">Error: Reference source not found</text:bookmark-ref></text:p>
            </table:table-cell>
          </table:table-row>
          <table:table-row table:style-name="Table11.1">
            <table:table-cell table:style-name="Table11.A103" office:value-type="string">
              <text:p text:style-name="P72"><text:span text:style-name="Code_20_Small1"><text:span text:style-name="T24">String</text:span></text:span></text:p>
            </table:table-cell>
            <table:table-cell table:style-name="Table11.B103" office:value-type="string">
              <text:p text:style-name="P74"><text:a xlink:type="simple" xlink:href="file:///l%22r125"><text:span text:style-name="Internet_20_link"><text:span text:style-name="T31">SERVICE_PID</text:span></text:span></text:a></text:p>
              <text:p text:style-name="P67"><text:span text:style-name="T8">Service property identifying a service's persistent identifier.</text:span></text:p>
            </table:table-cell>
            <table:table-cell table:style-name="Table11.C103" office:value-type="string">
              <text:p text:style-name="P71"><text:bookmark-ref text:reference-format="page" text:ref-name="">Error: Reference source not found</text:bookmark-ref></text:p>
            </table:table-cell>
          </table:table-row>
          <table:table-row table:style-name="Table11.1">
            <table:table-cell table:style-name="Table11.A104" office:value-type="string">
              <text:p text:style-name="P72"><text:span text:style-name="Code_20_Small1"><text:span text:style-name="T24">String</text:span></text:span></text:p>
            </table:table-cell>
            <table:table-cell table:style-name="Table11.B104" office:value-type="string">
              <text:p text:style-name="P74"><text:a xlink:type="simple" xlink:href="file:///l%22r126"><text:span text:style-name="Internet_20_link"><text:span text:style-name="T31">SERVICE_RANKING</text:span></text:span></text:a></text:p>
              <text:p text:style-name="P67"><text:span text:style-name="T8">Service property identifying a service's ranking number.</text:span></text:p>
            </table:table-cell>
            <table:table-cell table:style-name="Table11.C104" office:value-type="string">
              <text:p text:style-name="P71"><text:bookmark-ref text:reference-format="page" text:ref-name="">Error: Reference source not found</text:bookmark-ref></text:p>
            </table:table-cell>
          </table:table-row>
          <table:table-row table:style-name="Table11.1">
            <table:table-cell table:style-name="Table11.A105" office:value-type="string">
              <text:p text:style-name="P72"><text:span text:style-name="Code_20_Small1"><text:span text:style-name="T24">String</text:span></text:span></text:p>
            </table:table-cell>
            <table:table-cell table:style-name="Table11.B105" office:value-type="string">
              <text:p text:style-name="P74"><text:a xlink:type="simple" xlink:href="file:///l%22r129"><text:span text:style-name="Internet_20_link"><text:span text:style-name="T31">SERVICE_SCOPE</text:span></text:span></text:a></text:p>
              <text:p text:style-name="P67"><text:span text:style-name="T8">Service property identifying a service's scope.</text:span></text:p>
            </table:table-cell>
            <table:table-cell table:style-name="Table11.C105" office:value-type="string">
              <text:p text:style-name="P71"><text:bookmark-ref text:reference-format="page" text:ref-name="">Error: Reference source not found</text:bookmark-ref></text:p>
            </table:table-cell>
          </table:table-row>
          <table:table-row table:style-name="Table11.1">
            <table:table-cell table:style-name="Table11.A106" office:value-type="string">
              <text:p text:style-name="P72"><text:span text:style-name="Code_20_Small1"><text:span text:style-name="T24">String</text:span></text:span></text:p>
            </table:table-cell>
            <table:table-cell table:style-name="Table11.B106" office:value-type="string">
              <text:p text:style-name="P74"><text:a xlink:type="simple" xlink:href="file:///l%22r127"><text:span text:style-name="Internet_20_link"><text:span text:style-name="T31">SERVICE_VENDOR</text:span></text:span></text:a></text:p>
              <text:p text:style-name="P67"><text:span text:style-name="T8">Service property identifying a service's vendor.</text:span></text:p>
            </table:table-cell>
            <table:table-cell table:style-name="Table11.C106" office:value-type="string">
              <text:p text:style-name="P71"><text:bookmark-ref text:reference-format="page" text:ref-name="">Error: Reference source not found</text:bookmark-ref></text:p>
            </table:table-cell>
          </table:table-row>
          <table:table-row table:style-name="Table11.1">
            <table:table-cell table:style-name="Table11.A107" office:value-type="string">
              <text:p text:style-name="P72"><text:span text:style-name="Code_20_Small1"><text:span text:style-name="T24">String</text:span></text:span></text:p>
            </table:table-cell>
            <table:table-cell table:style-name="Table11.B107" office:value-type="string">
              <text:p text:style-name="P74"><text:a xlink:type="simple" xlink:href="file:///l%22r64"><text:span text:style-name="Internet_20_link"><text:span text:style-name="T31">SINGLETON_DIRECTIVE</text:span></text:span></text:a></text:p>
              <text:p text:style-name="P67"><text:span text:style-name="T8">Manifest header directive identifying whether a bundle is a singleton.</text:span></text:p>
            </table:table-cell>
            <table:table-cell table:style-name="Table11.C107" office:value-type="string">
              <text:p text:style-name="P71"><text:bookmark-ref text:reference-format="page" text:ref-name="">Error: Reference source not found</text:bookmark-ref></text:p>
            </table:table-cell>
          </table:table-row>
          <table:table-row table:style-name="Table11.1">
            <table:table-cell table:style-name="Table11.A108" office:value-type="string">
              <text:p text:style-name="P72"><text:span text:style-name="Code_20_Small1"><text:span text:style-name="T24">String</text:span></text:span></text:p>
            </table:table-cell>
            <table:table-cell table:style-name="Table11.B108" office:value-type="string">
              <text:p text:style-name="P74"><text:a xlink:type="simple" xlink:href="file:///l%22r104"><text:span text:style-name="Internet_20_link"><text:span text:style-name="T31">SUPPORTS_BOOTCLASSPATH_EXTENSION</text:span></text:span></text:a></text:p>
              <text:p text:style-name="P67"><text:span text:style-name="T8">Framework environment property identifying whether the Framework supports bootclasspath extension bundles.</text:span></text:p>
            </table:table-cell>
            <table:table-cell table:style-name="Table11.C108" office:value-type="string">
              <text:p text:style-name="P71"><text:bookmark-ref text:reference-format="page" text:ref-name="">Error: Reference source not found</text:bookmark-ref></text:p>
            </table:table-cell>
          </table:table-row>
          <table:table-row table:style-name="Table11.1">
            <table:table-cell table:style-name="Table11.A109" office:value-type="string">
              <text:p text:style-name="P72"><text:span text:style-name="Code_20_Small1"><text:span text:style-name="T24">String</text:span></text:span></text:p>
            </table:table-cell>
            <table:table-cell table:style-name="Table11.B109" office:value-type="string">
              <text:p text:style-name="P74"><text:a xlink:type="simple" xlink:href="file:///l%22r103"><text:span text:style-name="Internet_20_link"><text:span text:style-name="T31">SUPPORTS_FRAMEWORK_EXTENSION</text:span></text:span></text:a></text:p>
              <text:p text:style-name="P67"><text:span text:style-name="T8">Framework environment property identifying whether the Framework supports framework extension bundles.</text:span></text:p>
            </table:table-cell>
            <table:table-cell table:style-name="Table11.C109" office:value-type="string">
              <text:p text:style-name="P71"><text:bookmark-ref text:reference-format="page" text:ref-name="">Error: Reference source not found</text:bookmark-ref></text:p>
            </table:table-cell>
          </table:table-row>
          <text:soft-page-break/>
          <table:table-row table:style-name="Table11.1">
            <table:table-cell table:style-name="Table11.A110" office:value-type="string">
              <text:p text:style-name="P72"><text:span text:style-name="Code_20_Small1"><text:span text:style-name="T24">String</text:span></text:span></text:p>
            </table:table-cell>
            <table:table-cell table:style-name="Table11.B110" office:value-type="string">
              <text:p text:style-name="P74"><text:a xlink:type="simple" xlink:href="file:///l%22r105"><text:span text:style-name="Internet_20_link"><text:span text:style-name="T31">SUPPORTS_FRAMEWORK_FRAGMENT</text:span></text:span></text:a></text:p>
              <text:p text:style-name="P67"><text:span text:style-name="T8">Framework environment property identifying whether the Framework supports fragment bundles.</text:span></text:p>
            </table:table-cell>
            <table:table-cell table:style-name="Table11.C110" office:value-type="string">
              <text:p text:style-name="P71"><text:bookmark-ref text:reference-format="page" text:ref-name="">Error: Reference source not found</text:bookmark-ref></text:p>
            </table:table-cell>
          </table:table-row>
          <table:table-row table:style-name="Table11.1">
            <table:table-cell table:style-name="Table11.A111" office:value-type="string">
              <text:p text:style-name="P72"><text:span text:style-name="Code_20_Small1"><text:span text:style-name="T24">String</text:span></text:span></text:p>
            </table:table-cell>
            <table:table-cell table:style-name="Table11.B111" office:value-type="string">
              <text:p text:style-name="P74"><text:a xlink:type="simple" xlink:href="file:///l%22r106"><text:span text:style-name="Internet_20_link"><text:span text:style-name="T31">SUPPORTS_FRAMEWORK_REQUIREBUNDLE</text:span></text:span></text:a></text:p>
              <text:p text:style-name="P67"><text:span text:style-name="T8">Framework environment property identifying whether the Framework supports the </text:span><text:a xlink:type="simple" xlink:href="file:///l%22r71"><text:span text:style-name="Internet_20_link"><text:span text:style-name="T30">Require-Bundle</text:span></text:span></text:a><text:span text:style-name="Default_20_Paragraph_20_Font"><text:span text:style-name="T9"> manifest header.</text:span></text:span></text:p>
            </table:table-cell>
            <table:table-cell table:style-name="Table11.C111" office:value-type="string">
              <text:p text:style-name="P71"><text:bookmark-ref text:reference-format="page" text:ref-name="">Error: Reference source not found</text:bookmark-ref></text:p>
            </table:table-cell>
          </table:table-row>
          <table:table-row table:style-name="Table11.1">
            <table:table-cell table:style-name="Table11.A112" office:value-type="string">
              <text:p text:style-name="P72"><text:span text:style-name="Code_20_Small1"><text:span text:style-name="T24">long</text:span></text:span></text:p>
            </table:table-cell>
            <table:table-cell table:style-name="Table11.B112" office:value-type="string">
              <text:p text:style-name="P74"><text:a xlink:type="simple" xlink:href="file:///l%22r39"><text:span text:style-name="Internet_20_link"><text:span text:style-name="T31">SYSTEM_BUNDLE_ID</text:span></text:span></text:a></text:p>
              <text:p text:style-name="P67"><text:span text:style-name="T8">Identifier of the OSGi </text:span><text:span text:style-name="T10">system bundle </text:span><text:span text:style-name="T13">, which is defined to be </text:span><text:span text:style-name="Code2"><text:span text:style-name="T22">0</text:span></text:span><text:span text:style-name="Default_20_Paragraph_20_Font"><text:span text:style-name="T13">.</text:span></text:span></text:p>
            </table:table-cell>
            <table:table-cell table:style-name="Table11.C112" office:value-type="string">
              <text:p text:style-name="P71"><text:bookmark-ref text:reference-format="page" text:ref-name="">Error: Reference source not found</text:bookmark-ref></text:p>
            </table:table-cell>
          </table:table-row>
          <table:table-row table:style-name="Table11.1">
            <table:table-cell table:style-name="Table11.A113" office:value-type="string">
              <text:p text:style-name="P72"><text:span text:style-name="Code_20_Small1"><text:span text:style-name="T24">String</text:span></text:span></text:p>
            </table:table-cell>
            <table:table-cell table:style-name="Table11.B113" office:value-type="string">
              <text:p text:style-name="P74"><text:a xlink:type="simple" xlink:href="file:///l%22r37"><text:span text:style-name="Internet_20_link"><text:span text:style-name="T31">SYSTEM_BUNDLE_LOCATION</text:span></text:span></text:a></text:p>
              <text:p text:style-name="P67"><text:span text:style-name="T8">Location identifier of the OSGi </text:span><text:span text:style-name="T10">system bundle </text:span><text:span text:style-name="T13">, which is defined to be "System Bundle".</text:span></text:p>
            </table:table-cell>
            <table:table-cell table:style-name="Table11.C113" office:value-type="string">
              <text:p text:style-name="P71"><text:bookmark-ref text:reference-format="page" text:ref-name="">Error: Reference source not found</text:bookmark-ref></text:p>
            </table:table-cell>
          </table:table-row>
          <table:table-row table:style-name="Table11.1">
            <table:table-cell table:style-name="Table11.A114" office:value-type="string">
              <text:p text:style-name="P72"><text:span text:style-name="Code_20_Small1"><text:span text:style-name="T24">String</text:span></text:span></text:p>
            </table:table-cell>
            <table:table-cell table:style-name="Table11.B114" office:value-type="string">
              <text:p text:style-name="P74"><text:a xlink:type="simple" xlink:href="file:///l%22r38"><text:span text:style-name="Internet_20_link"><text:span text:style-name="T31">SYSTEM_BUNDLE_SYMBOLICNAME</text:span></text:span></text:a></text:p>
              <text:p text:style-name="P67"><text:span text:style-name="T8">Alias for the symbolic name of the OSGi </text:span><text:span text:style-name="T10">system bundle </text:span><text:span text:style-name="T13">.</text:span></text:p>
            </table:table-cell>
            <table:table-cell table:style-name="Table11.C114" office:value-type="string">
              <text:p text:style-name="P71"><text:bookmark-ref text:reference-format="page" text:ref-name="">Error: Reference source not found</text:bookmark-ref></text:p>
            </table:table-cell>
          </table:table-row>
          <table:table-row table:style-name="Table11.1">
            <table:table-cell table:style-name="Table11.A115" office:value-type="string">
              <text:p text:style-name="P72"><text:span text:style-name="Code_20_Small1"><text:span text:style-name="T24">String</text:span></text:span></text:p>
            </table:table-cell>
            <table:table-cell table:style-name="Table11.B115" office:value-type="string">
              <text:p text:style-name="P74"><text:a xlink:type="simple" xlink:href="file:///l%22r81"><text:span text:style-name="Internet_20_link"><text:span text:style-name="T31">USES_DIRECTIVE</text:span></text:span></text:a></text:p>
              <text:p text:style-name="P67"><text:span text:style-name="T8">Manifest header directive identifying a list of packages that an exported package or provided capability uses.</text:span></text:p>
            </table:table-cell>
            <table:table-cell table:style-name="Table11.C115" office:value-type="string">
              <text:p text:style-name="P71"><text:bookmark-ref text:reference-format="page" text:ref-name="">Error: Reference source not found</text:bookmark-ref></text:p>
            </table:table-cell>
          </table:table-row>
          <table:table-row table:style-name="Table11.1">
            <table:table-cell table:style-name="Table11.A116" office:value-type="string">
              <text:p text:style-name="P72"><text:span text:style-name="Code_20_Small1"><text:span text:style-name="T24">String</text:span></text:span></text:p>
            </table:table-cell>
            <table:table-cell table:style-name="Table11.B116" office:value-type="string">
              <text:p text:style-name="P74"><text:a xlink:type="simple" xlink:href="file:///l%22r76"><text:span text:style-name="Internet_20_link"><text:span text:style-name="T31">VERSION_ATTRIBUTE</text:span></text:span></text:a></text:p>
              <text:p text:style-name="P67"><text:span text:style-name="T8">Manifest header attribute identifying the version of a package specified in the Export-Package or Import-Package manifest header.</text:span></text:p>
            </table:table-cell>
            <table:table-cell table:style-name="Table11.C116" office:value-type="string">
              <text:p text:style-name="P71"><text:bookmark-ref text:reference-format="page" text:ref-name="">Error: Reference source not found</text:bookmark-ref></text:p>
            </table:table-cell>
          </table:table-row>
          <table:table-row table:style-name="Table11.1">
            <table:table-cell table:style-name="Table11.A117" office:value-type="string">
              <text:p text:style-name="P72"><text:span text:style-name="Code_20_Small1"><text:span text:style-name="T24">String</text:span></text:span></text:p>
            </table:table-cell>
            <table:table-cell table:style-name="Table11.B117" office:value-type="string">
              <text:p text:style-name="P74"><text:a xlink:type="simple" xlink:href="file:///l%22r85"><text:span text:style-name="Internet_20_link"><text:span text:style-name="T31">VISIBILITY_DIRECTIVE</text:span></text:span></text:a></text:p>
              <text:p text:style-name="P67"><text:span text:style-name="T8">Manifest header directive identifying the visibility of a required bundle in the Require-Bundle manifest header.</text:span></text:p>
            </table:table-cell>
            <table:table-cell table:style-name="Table11.C117" office:value-type="string">
              <text:p text:style-name="P71"><text:bookmark-ref text:reference-format="page" text:ref-name="">Error: Reference source not found</text:bookmark-ref></text:p>
            </table:table-cell>
          </table:table-row>
          <table:table-row table:style-name="Table11.1">
            <table:table-cell table:style-name="Table11.A118" office:value-type="string">
              <text:p text:style-name="P72"><text:span text:style-name="Code_20_Small1"><text:span text:style-name="T24">String</text:span></text:span></text:p>
            </table:table-cell>
            <table:table-cell table:style-name="Table11.B118" office:value-type="string">
              <text:p text:style-name="P74"><text:a xlink:type="simple" xlink:href="file:///l%22r86"><text:span text:style-name="Internet_20_link"><text:span text:style-name="T31">VISIBILITY_PRIVATE</text:span></text:span></text:a></text:p>
              <text:p text:style-name="P67"><text:span text:style-name="T8">Manifest header directive value identifying a private visibility type.</text:span></text:p>
            </table:table-cell>
            <table:table-cell table:style-name="Table11.C118" office:value-type="string">
              <text:p text:style-name="P71"><text:bookmark-ref text:reference-format="page" text:ref-name="">Error: Reference source not found</text:bookmark-ref></text:p>
            </table:table-cell>
          </table:table-row>
          <table:table-row table:style-name="Table11.1">
            <table:table-cell table:style-name="Table11.A119" office:value-type="string">
              <text:p text:style-name="P72"><text:span text:style-name="Code_20_Small1"><text:span text:style-name="T24">String</text:span></text:span></text:p>
            </table:table-cell>
            <table:table-cell table:style-name="Table11.B119" office:value-type="string">
              <text:p text:style-name="P74"><text:a xlink:type="simple" xlink:href="file:///l%22r87"><text:span text:style-name="Internet_20_link"><text:span text:style-name="T31">VISIBILITY_REEXPORT</text:span></text:span></text:a></text:p>
              <text:p text:style-name="P67"><text:span text:style-name="T8">Manifest header directive value identifying a reexport visibility type.</text:span></text:p>
            </table:table-cell>
            <table:table-cell table:style-name="Table11.C119" office:value-type="string">
              <text:p text:style-name="P71"><text:bookmark-ref text:reference-format="page" text:ref-name="">Error: Reference source not found</text:bookmark-ref></text:p>
            </table:table-cell>
          </table:table-row>
        </table:table>
        <text:p text:style-name="Detail_20_Heading"><text:soft-page-break/><text:span text:style-name="T17">Field Detail</text:span></text:p>
        <text:p text:style-name="Detail_20_Heading"><text:bookmark text:name="r37"/><text:span text:style-name="T17">SYSTEM_BUNDLE_LOCATION</text:span></text:p>
        <text:p text:style-name="P22"><text:span text:style-name="Code2"><text:span text:style-name="T18">public static final String SYSTEM_BUNDLE_LOCATION</text:span></text:span><text:span text:style-name="Code2"><text:span text:style-name="T21"> = "System Bundle"</text:span></text:span></text:p>
        <text:p text:style-name="P38"><text:span text:style-name="T8">Location identifier of the OSGi </text:span><text:span text:style-name="T10">system bundle </text:span><text:span text:style-name="T13">, which is defined to be "System Bundle".</text:span></text:p>
        <text:p text:style-name="P41"/>
        <text:p text:style-name="P43"><text:bookmark text:name="r38"/><text:span text:style-name="T17">SYSTEM_BUNDLE_SYMBOLICNAME</text:span></text:p>
        <text:p text:style-name="P22"><text:span text:style-name="Code2"><text:span text:style-name="T18">public static final String SYSTEM_BUNDLE_SYMBOLICNAME</text:span></text:span><text:span text:style-name="Code2"><text:span text:style-name="T21"> = "system.bundle"</text:span></text:span></text:p>
        <text:p text:style-name="P38"><text:span text:style-name="T8">Alias for the symbolic name of the OSGi </text:span><text:span text:style-name="T10">system bundle </text:span><text:span text:style-name="T13">. It is defined to be "system.bundle".</text:span></text:p>
        <text:p text:style-name="P38"><text:span text:style-name="T8">Since:</text:span></text:p>
        <text:p text:style-name="P58"><text:span text:style-name="T8">1.3</text:span></text:p>
        <text:p text:style-name="P41"/>
        <text:p text:style-name="P43"><text:bookmark text:name="r39"/><text:span text:style-name="T17">SYSTEM_BUNDLE_ID</text:span></text:p>
        <text:p text:style-name="P22"><text:span text:style-name="Code2"><text:span text:style-name="T18">public static final long SYSTEM_BUNDLE_ID</text:span></text:span><text:span text:style-name="Code2"><text:span text:style-name="T21"> = 0L</text:span></text:span></text:p>
        <text:p text:style-name="P38"><text:span text:style-name="T8">Identifier of the OSGi </text:span><text:span text:style-name="T10">system bundle </text:span><text:span text:style-name="T13">, which is defined to be </text:span><text:span text:style-name="Code2"><text:span text:style-name="T22">0</text:span></text:span><text:span text:style-name="Default_20_Paragraph_20_Font"><text:span text:style-name="T13">.</text:span></text:span></text:p>
        <text:p text:style-name="P38"><text:span text:style-name="T8">Since:</text:span></text:p>
        <text:p text:style-name="P58"><text:span text:style-name="T8">1.8</text:span></text:p>
        <text:p text:style-name="P41"/>
        <text:p text:style-name="P43"><text:bookmark text:name="r40"/><text:span text:style-name="T17">BUNDLE_CATEGORY</text:span></text:p>
        <text:p text:style-name="P22"><text:span text:style-name="Code2"><text:span text:style-name="T18">public static final String BUNDLE_CATEGORY</text:span></text:span><text:span text:style-name="Code2"><text:span text:style-name="T21"> = "Bundle-Category"</text:span></text:span></text:p>
        <text:p text:style-name="P38"><text:span text:style-name="T8">Manifest header identifying the bundle's category.</text:span></text:p>
        <text:p text:style-name="P38"><text:span text:style-name="T8">The header value may be retrieved from the </text:span><text:span text:style-name="Code2"><text:span text:style-name="T18">Dictionary</text:span></text:span><text:span text:style-name="Default_20_Paragraph_20_Font"><text:span text:style-name="T8"> object returned by the </text:span></text:span><text:span text:style-name="Code2"><text:span text:style-name="T18">Bundle.getHeaders</text:span></text:span><text:span text:style-name="Default_20_Paragraph_20_Font"><text:span text:style-name="T8"> method.</text:span></text:span></text:p>
        <text:p text:style-name="P41"/>
        <text:p text:style-name="P43"><text:bookmark text:name="r41"/><text:span text:style-name="T17">BUNDLE_CLASSPATH</text:span></text:p>
        <text:p text:style-name="P22"><text:span text:style-name="Code2"><text:span text:style-name="T18">public static final String BUNDLE_CLASSPATH</text:span></text:span><text:span text:style-name="Code2"><text:span text:style-name="T21"> = "Bundle-ClassPath"</text:span></text:span></text:p>
        <text:p text:style-name="P38"><text:span text:style-name="T8">Manifest header identifying a list of directories and embedded JAR files, which are bundle resources used to extend the bundle's classpath.</text:span></text:p>
        <text:p text:style-name="P38"><text:span text:style-name="T8">The header value may be retrieved from the </text:span><text:span text:style-name="Code2"><text:span text:style-name="T18">Dictionary</text:span></text:span><text:span text:style-name="Default_20_Paragraph_20_Font"><text:span text:style-name="T8"> object returned by the </text:span></text:span><text:span text:style-name="Code2"><text:span text:style-name="T18">Bundle.getHeaders</text:span></text:span><text:span text:style-name="Default_20_Paragraph_20_Font"><text:span text:style-name="T8"> method.</text:span></text:span></text:p>
        <text:p text:style-name="P41"/>
        <text:p text:style-name="P43"><text:bookmark text:name="r42"/><text:span text:style-name="T17">BUNDLE_COPYRIGHT</text:span></text:p>
        <text:p text:style-name="P22"><text:span text:style-name="Code2"><text:span text:style-name="T18">public static final String BUNDLE_COPYRIGHT</text:span></text:span><text:span text:style-name="Code2"><text:span text:style-name="T21"> = "Bundle-Copyright"</text:span></text:span></text:p>
        <text:p text:style-name="P38"><text:span text:style-name="T8">Manifest header identifying the bundle's copyright information.</text:span></text:p>
        <text:p text:style-name="P38"><text:span text:style-name="T8">The header value may be retrieved from the </text:span><text:span text:style-name="Code2"><text:span text:style-name="T18">Dictionary</text:span></text:span><text:span text:style-name="Default_20_Paragraph_20_Font"><text:span text:style-name="T8"> object returned by the </text:span></text:span><text:span text:style-name="Code2"><text:span text:style-name="T18">Bundle.getHeaders</text:span></text:span><text:span text:style-name="Default_20_Paragraph_20_Font"><text:span text:style-name="T8"> method.</text:span></text:span></text:p>
        <text:p text:style-name="P41"/>
        <text:p text:style-name="P43"><text:bookmark text:name="r43"/><text:span text:style-name="T17">BUNDLE_DESCRIPTION</text:span></text:p>
        <text:p text:style-name="P22"><text:span text:style-name="Code2"><text:span text:style-name="T18">public static final String BUNDLE_DESCRIPTION</text:span></text:span><text:span text:style-name="Code2"><text:span text:style-name="T21"> = "Bundle-Description"</text:span></text:span></text:p>
        <text:p text:style-name="P38"><text:span text:style-name="T8">Manifest header containing a brief description of the bundle's functionality.</text:span></text:p>
        <text:p text:style-name="P38"><text:span text:style-name="T8">The header value may be retrieved from the </text:span><text:span text:style-name="Code2"><text:span text:style-name="T18">Dictionary</text:span></text:span><text:span text:style-name="Default_20_Paragraph_20_Font"><text:span text:style-name="T8"> object returned by the </text:span></text:span><text:span text:style-name="Code2"><text:span text:style-name="T18">Bundle.getHeaders</text:span></text:span><text:span text:style-name="Default_20_Paragraph_20_Font"><text:span text:style-name="T8"> method.</text:span></text:span></text:p>
        <text:p text:style-name="P41"/>
        <text:p text:style-name="P43"><text:bookmark text:name="r44"/><text:span text:style-name="T17">BUNDLE_NAME</text:span></text:p>
        <text:p text:style-name="P22"><text:span text:style-name="Code2"><text:span text:style-name="T18">public static final String BUNDLE_NAME</text:span></text:span><text:span text:style-name="Code2"><text:span text:style-name="T21"> = "Bundle-Name"</text:span></text:span></text:p>
        <text:p text:style-name="P38"><text:span text:style-name="T8">Manifest header identifying the bundle's name.</text:span></text:p>
        <text:p text:style-name="P38"><text:span text:style-name="T8">The header value may be retrieved from the </text:span><text:span text:style-name="Code2"><text:span text:style-name="T18">Dictionary</text:span></text:span><text:span text:style-name="Default_20_Paragraph_20_Font"><text:span text:style-name="T8"> object returned by the </text:span></text:span><text:span text:style-name="Code2"><text:span text:style-name="T18">Bundle.getHeaders</text:span></text:span><text:span text:style-name="Default_20_Paragraph_20_Font"><text:span text:style-name="T8"> method.</text:span></text:span></text:p>
        <text:p text:style-name="P41"/>
        <text:p text:style-name="P43"><text:bookmark text:name="r45"/><text:span text:style-name="T17">BUNDLE_NATIVECODE</text:span></text:p>
        <text:p text:style-name="P22"><text:span text:style-name="Code2"><text:span text:style-name="T18">public static final String BUNDLE_NATIVECODE</text:span></text:span><text:span text:style-name="Code2"><text:span text:style-name="T21"> = "Bundle-NativeCode"</text:span></text:span></text:p>
        <text:p text:style-name="P38"><text:span text:style-name="T8">Manifest header identifying a number of hardware environments and the native language code libraries that the bundle is carrying for each of these environments.</text:span></text:p>
        <text:p text:style-name="P38"><text:span text:style-name="T8">The header value may be retrieved from the </text:span><text:span text:style-name="Code2"><text:span text:style-name="T18">Dictionary</text:span></text:span><text:span text:style-name="Default_20_Paragraph_20_Font"><text:span text:style-name="T8"> object returned by the </text:span></text:span><text:span text:style-name="Code2"><text:span text:style-name="T18">Bundle.getHeaders</text:span></text:span><text:span text:style-name="Default_20_Paragraph_20_Font"><text:span text:style-name="T8"> method.</text:span></text:span></text:p>
        <text:p text:style-name="P41"/>
        <text:p text:style-name="P43"><text:bookmark text:name="r46"/><text:span text:style-name="T17">EXPORT_PACKAGE</text:span></text:p>
        <text:p text:style-name="P22"><text:span text:style-name="Code2"><text:span text:style-name="T18">public static final String EXPORT_PACKAGE</text:span></text:span><text:span text:style-name="Code2"><text:span text:style-name="T21"> = "Export-Package"</text:span></text:span></text:p>
        <text:p text:style-name="P38"><text:span text:style-name="T8">Manifest header identifying the packages that the bundle offers to the Framework for export.</text:span></text:p>
        <text:p text:style-name="P38"><text:span text:style-name="T8">The header value may be retrieved from the </text:span><text:span text:style-name="Code2"><text:span text:style-name="T18">Dictionary</text:span></text:span><text:span text:style-name="Default_20_Paragraph_20_Font"><text:span text:style-name="T8"> object returned by the </text:span></text:span><text:span text:style-name="Code2"><text:span text:style-name="T18">Bundle.getHeaders</text:span></text:span><text:span text:style-name="Default_20_Paragraph_20_Font"><text:span text:style-name="T8"> method.</text:span></text:span></text:p>
        <text:p text:style-name="P41"/>
        <text:p text:style-name="P43"><text:bookmark text:name="r47"/><text:span text:style-name="T17">EXPORT_SERVICE</text:span></text:p>
        <text:p text:style-name="P22"><text:span text:style-name="Code2"><text:span text:style-name="T18">public static final String EXPORT_SERVICE</text:span></text:span><text:span text:style-name="Code2"><text:span text:style-name="T21"> = "Export-Service"</text:span></text:span></text:p>
        <text:p text:style-name="P38"><text:span text:style-name="T8">Deprecated.</text:span></text:p>
        <text:p text:style-name="P38"><text:span text:style-name="T8">Manifest header identifying the fully qualified class names of the services that the bundle may register (used for informational purposes only).</text:span></text:p>
        <text:p text:style-name="P38"><text:span text:style-name="T8">The header value may be retrieved from the </text:span><text:span text:style-name="Code2"><text:span text:style-name="T18">Dictionary</text:span></text:span><text:span text:style-name="Default_20_Paragraph_20_Font"><text:span text:style-name="T8"> object returned by the </text:span></text:span><text:span text:style-name="Code2"><text:span text:style-name="T18">Bundle.getHeaders</text:span></text:span><text:span text:style-name="Default_20_Paragraph_20_Font"><text:span text:style-name="T8"> method.</text:span></text:span></text:p>
        <text:p text:style-name="P41"/>
        <text:p text:style-name="P43"><text:bookmark text:name="r48"/><text:span text:style-name="T17">IMPORT_PACKAGE</text:span></text:p>
        <text:p text:style-name="P22"><text:span text:style-name="Code2"><text:span text:style-name="T18">public static final String IMPORT_PACKAGE</text:span></text:span><text:span text:style-name="Code2"><text:span text:style-name="T21"> = "Import-Package"</text:span></text:span></text:p>
        <text:p text:style-name="P38"><text:span text:style-name="T8">Manifest header identifying the packages on which the bundle depends.</text:span></text:p>
        <text:p text:style-name="P38"><text:span text:style-name="T8">The header value may be retrieved from the </text:span><text:span text:style-name="Code2"><text:span text:style-name="T18">Dictionary</text:span></text:span><text:span text:style-name="Default_20_Paragraph_20_Font"><text:span text:style-name="T8"> object returned by the </text:span></text:span><text:span text:style-name="Code2"><text:span text:style-name="T18">Bundle.getHeaders</text:span></text:span><text:span text:style-name="Default_20_Paragraph_20_Font"><text:span text:style-name="T8"> method.</text:span></text:span></text:p>
        <text:p text:style-name="P41"/>
        <text:p text:style-name="P43"><text:bookmark text:name="r49"/><text:span text:style-name="T17">DYNAMICIMPORT_PACKAGE</text:span></text:p>
        <text:p text:style-name="P22"><text:span text:style-name="Code2"><text:span text:style-name="T18">public static final String DYNAMICIMPORT_PACKAGE</text:span></text:span><text:span text:style-name="Code2"><text:span text:style-name="T21"> = "DynamicImport-Package"</text:span></text:span></text:p>
        <text:p text:style-name="P38"><text:span text:style-name="T8">Manifest header identifying the packages that the bundle may dynamically import during execution.</text:span></text:p>
        <text:p text:style-name="P38"><text:span text:style-name="T8">The header value may be retrieved from the </text:span><text:span text:style-name="Code2"><text:span text:style-name="T18">Dictionary</text:span></text:span><text:span text:style-name="Default_20_Paragraph_20_Font"><text:span text:style-name="T8"> object returned by the </text:span></text:span><text:span text:style-name="Code2"><text:span text:style-name="T18">Bundle.getHeaders</text:span></text:span><text:span text:style-name="Default_20_Paragraph_20_Font"><text:span text:style-name="T8"> method.</text:span></text:span></text:p>
        <text:p text:style-name="P38"><text:span text:style-name="T8">Since:</text:span></text:p>
        <text:p text:style-name="P58"><text:span text:style-name="T8">1.2</text:span></text:p>
        <text:p text:style-name="P41"/>
        <text:p text:style-name="P43"><text:bookmark text:name="r50"/><text:span text:style-name="T17">IMPORT_SERVICE</text:span></text:p>
        <text:p text:style-name="P22"><text:span text:style-name="Code2"><text:span text:style-name="T18">public static final String IMPORT_SERVICE</text:span></text:span><text:span text:style-name="Code2"><text:span text:style-name="T21"> = "Import-Service"</text:span></text:span></text:p>
        <text:p text:style-name="P38"><text:soft-page-break/><text:span text:style-name="T8">Deprecated.</text:span></text:p>
        <text:p text:style-name="P38"><text:span text:style-name="T8">Manifest header identifying the fully qualified class names of the services that the bundle requires (used for informational purposes only).</text:span></text:p>
        <text:p text:style-name="P38"><text:span text:style-name="T8">The header value may be retrieved from the </text:span><text:span text:style-name="Code2"><text:span text:style-name="T18">Dictionary</text:span></text:span><text:span text:style-name="Default_20_Paragraph_20_Font"><text:span text:style-name="T8"> object returned by the </text:span></text:span><text:span text:style-name="Code2"><text:span text:style-name="T18">Bundle.getHeaders</text:span></text:span><text:span text:style-name="Default_20_Paragraph_20_Font"><text:span text:style-name="T8"> method.</text:span></text:span></text:p>
        <text:p text:style-name="P41"/>
        <text:p text:style-name="P43"><text:bookmark text:name="r51"/><text:span text:style-name="T17">BUNDLE_VENDOR</text:span></text:p>
        <text:p text:style-name="P22"><text:span text:style-name="Code2"><text:span text:style-name="T18">public static final String BUNDLE_VENDOR</text:span></text:span><text:span text:style-name="Code2"><text:span text:style-name="T21"> = "Bundle-Vendor"</text:span></text:span></text:p>
        <text:p text:style-name="P38"><text:span text:style-name="T8">Manifest header identifying the bundle's vendor.</text:span></text:p>
        <text:p text:style-name="P38"><text:span text:style-name="T8">The header value may be retrieved from the </text:span><text:span text:style-name="Code2"><text:span text:style-name="T18">Dictionary</text:span></text:span><text:span text:style-name="Default_20_Paragraph_20_Font"><text:span text:style-name="T8"> object returned by the </text:span></text:span><text:span text:style-name="Code2"><text:span text:style-name="T18">Bundle.getHeaders</text:span></text:span><text:span text:style-name="Default_20_Paragraph_20_Font"><text:span text:style-name="T8"> method.</text:span></text:span></text:p>
        <text:p text:style-name="P41"/>
        <text:p text:style-name="P43"><text:bookmark text:name="r52"/><text:span text:style-name="T17">BUNDLE_VERSION</text:span></text:p>
        <text:p text:style-name="P22"><text:span text:style-name="Code2"><text:span text:style-name="T18">public static final String BUNDLE_VERSION</text:span></text:span><text:span text:style-name="Code2"><text:span text:style-name="T21"> = "Bundle-Version"</text:span></text:span></text:p>
        <text:p text:style-name="P38"><text:span text:style-name="T8">Manifest header identifying the bundle's version.</text:span></text:p>
        <text:p text:style-name="P38"><text:span text:style-name="T8">The header value may be retrieved from the </text:span><text:span text:style-name="Code2"><text:span text:style-name="T18">Dictionary</text:span></text:span><text:span text:style-name="Default_20_Paragraph_20_Font"><text:span text:style-name="T8"> object returned by the </text:span></text:span><text:span text:style-name="Code2"><text:span text:style-name="T18">Bundle.getHeaders</text:span></text:span><text:span text:style-name="Default_20_Paragraph_20_Font"><text:span text:style-name="T8"> method.</text:span></text:span></text:p>
        <text:p text:style-name="P41"/>
        <text:p text:style-name="P43"><text:bookmark text:name="r53"/><text:span text:style-name="T17">BUNDLE_DOCURL</text:span></text:p>
        <text:p text:style-name="P22"><text:span text:style-name="Code2"><text:span text:style-name="T18">public static final String BUNDLE_DOCURL</text:span></text:span><text:span text:style-name="Code2"><text:span text:style-name="T21"> = "Bundle-DocURL"</text:span></text:span></text:p>
        <text:p text:style-name="P38"><text:span text:style-name="T8">Manifest header identifying the bundle's documentation URL, from which further information about the bundle may be obtained.</text:span></text:p>
        <text:p text:style-name="P38"><text:span text:style-name="T8">The header value may be retrieved from the </text:span><text:span text:style-name="Code2"><text:span text:style-name="T18">Dictionary</text:span></text:span><text:span text:style-name="Default_20_Paragraph_20_Font"><text:span text:style-name="T8"> object returned by the </text:span></text:span><text:span text:style-name="Code2"><text:span text:style-name="T18">Bundle.getHeaders</text:span></text:span><text:span text:style-name="Default_20_Paragraph_20_Font"><text:span text:style-name="T8"> method.</text:span></text:span></text:p>
        <text:p text:style-name="P41"/>
        <text:p text:style-name="P43"><text:bookmark text:name="r54"/><text:span text:style-name="T17">BUNDLE_CONTACTADDRESS</text:span></text:p>
        <text:p text:style-name="P22"><text:span text:style-name="Code2"><text:span text:style-name="T18">public static final String BUNDLE_CONTACTADDRESS</text:span></text:span><text:span text:style-name="Code2"><text:span text:style-name="T21"> = "Bundle-ContactAddress"</text:span></text:span></text:p>
        <text:p text:style-name="P38"><text:span text:style-name="T8">Manifest header identifying the contact address where problems with the bundle may be reported; for example, an email address.</text:span></text:p>
        <text:p text:style-name="P38"><text:span text:style-name="T8">The header value may be retrieved from the </text:span><text:span text:style-name="Code2"><text:span text:style-name="T18">Dictionary</text:span></text:span><text:span text:style-name="Default_20_Paragraph_20_Font"><text:span text:style-name="T8"> object returned by the </text:span></text:span><text:span text:style-name="Code2"><text:span text:style-name="T18">Bundle.getHeaders</text:span></text:span><text:span text:style-name="Default_20_Paragraph_20_Font"><text:span text:style-name="T8"> method.</text:span></text:span></text:p>
        <text:p text:style-name="P41"/>
        <text:p text:style-name="P43"><text:bookmark text:name="r55"/><text:span text:style-name="T17">BUNDLE_ACTIVATOR</text:span></text:p>
        <text:p text:style-name="P22"><text:span text:style-name="Code2"><text:span text:style-name="T18">public static final String BUNDLE_ACTIVATOR</text:span></text:span><text:span text:style-name="Code2"><text:span text:style-name="T21"> = "Bundle-Activator"</text:span></text:span></text:p>
        <text:p text:style-name="P38"><text:span text:style-name="T8">Manifest header attribute identifying the bundle's activator class.</text:span></text:p>
        <text:p text:style-name="P38"><text:span text:style-name="T8">If present, this header specifies the name of the bundle resource class that implements the </text:span><text:span text:style-name="Code2"><text:span text:style-name="T18">BundleActivator</text:span></text:span><text:span text:style-name="Default_20_Paragraph_20_Font"><text:span text:style-name="T8"> interface and whose </text:span></text:span><text:span text:style-name="Code2"><text:span text:style-name="T18">start</text:span></text:span><text:span text:style-name="Default_20_Paragraph_20_Font"><text:span text:style-name="T8"> and </text:span></text:span><text:span text:style-name="Code2"><text:span text:style-name="T18">stop</text:span></text:span><text:span text:style-name="Default_20_Paragraph_20_Font"><text:span text:style-name="T8"> methods are called by the Framework when the bundle is started and stopped, respectively.</text:span></text:span></text:p>
        <text:p text:style-name="P38"><text:span text:style-name="T8">The header value may be retrieved from the </text:span><text:span text:style-name="Code2"><text:span text:style-name="T18">Dictionary</text:span></text:span><text:span text:style-name="Default_20_Paragraph_20_Font"><text:span text:style-name="T8"> object returned by the </text:span></text:span><text:span text:style-name="Code2"><text:span text:style-name="T18">Bundle.getHeaders</text:span></text:span><text:span text:style-name="Default_20_Paragraph_20_Font"><text:span text:style-name="T8"> method.</text:span></text:span></text:p>
        <text:p text:style-name="P41"/>
        <text:p text:style-name="P43"><text:bookmark text:name="r56"/><text:span text:style-name="T17">BUNDLE_UPDATELOCATION</text:span></text:p>
        <text:p text:style-name="P22"><text:span text:style-name="Code2"><text:span text:style-name="T18">public static final String BUNDLE_UPDATELOCATION</text:span></text:span><text:span text:style-name="Code2"><text:span text:style-name="T21"> = "Bundle-UpdateLocation"</text:span></text:span></text:p>
        <text:p text:style-name="P38"><text:span text:style-name="T8">Manifest header identifying the location from which a new bundle version is obtained during a bundle update operation.</text:span></text:p>
        <text:p text:style-name="P38"><text:span text:style-name="T8">The header value may be retrieved from the </text:span><text:span text:style-name="Code2"><text:span text:style-name="T18">Dictionary</text:span></text:span><text:span text:style-name="Default_20_Paragraph_20_Font"><text:span text:style-name="T8"> object returned by the </text:span></text:span><text:span text:style-name="Code2"><text:span text:style-name="T18">Bundle.getHeaders</text:span></text:span><text:span text:style-name="Default_20_Paragraph_20_Font"><text:span text:style-name="T8"> method.</text:span></text:span></text:p>
        <text:p text:style-name="P41"/>
        <text:p text:style-name="P43"><text:bookmark text:name="r57"/><text:span text:style-name="T17">PACKAGE_SPECIFICATION_VERSION</text:span></text:p>
        <text:p text:style-name="P22"><text:span text:style-name="Code2"><text:span text:style-name="T18">public static final String PACKAGE_SPECIFICATION_VERSION</text:span></text:span><text:span text:style-name="Code2"><text:span text:style-name="T21"> = "specification-version"</text:span></text:span></text:p>
        <text:p text:style-name="P38"><text:span text:style-name="T8">Deprecated.</text:span></text:p>
        <text:p text:style-name="P38"><text:span text:style-name="T8">Manifest header attribute identifying the version of a package specified in the Export-Package or Import-Package manifest header.</text:span></text:p>
        <text:p text:style-name="P41"/>
        <text:p text:style-name="P43"><text:bookmark text:name="r58"/><text:span text:style-name="T17">BUNDLE_NATIVECODE_PROCESSOR</text:span></text:p>
        <text:p text:style-name="P22"><text:span text:style-name="Code2"><text:span text:style-name="T18">public static final String BUNDLE_NATIVECODE_PROCESSOR</text:span></text:span><text:span text:style-name="Code2"><text:span text:style-name="T21"> = "processor"</text:span></text:span></text:p>
        <text:p text:style-name="P38"><text:span text:style-name="T8">Manifest header attribute identifying the processor required to run native bundle code specified in the Bundle-NativeCode manifest header).</text:span></text:p>
        <text:p text:style-name="P38"><text:span text:style-name="T8">The attribute value is encoded in the Bundle-NativeCode manifest header like:</text:span></text:p>
        <text:p text:style-name="P38"><text:span text:style-name="T18">     Bundle-NativeCode: http.so ; processor=x86 ...</text:span></text:p>
        <text:p text:style-name="P38"><text:span text:style-name="T8">See Also:</text:span></text:p>
        <text:p text:style-name="P58"><text:a xlink:type="simple" xlink:href="file:///l%22r45"><text:span text:style-name="Internet_20_link"><text:span text:style-name="T30">BUNDLE_NATIVECODE</text:span></text:span></text:a></text:p>
        <text:p text:style-name="P41"/>
        <text:p text:style-name="P43"><text:bookmark text:name="r59"/><text:span text:style-name="T17">BUNDLE_NATIVECODE_OSNAME</text:span></text:p>
        <text:p text:style-name="P22"><text:span text:style-name="Code2"><text:span text:style-name="T18">public static final String BUNDLE_NATIVECODE_OSNAME</text:span></text:span><text:span text:style-name="Code2"><text:span text:style-name="T21"> = "osname"</text:span></text:span></text:p>
        <text:p text:style-name="P38"><text:span text:style-name="T8">Manifest header attribute identifying the operating system required to run native bundle code specified in the Bundle-NativeCode manifest header).</text:span></text:p>
        <text:p text:style-name="P38"><text:span text:style-name="T8">The attribute value is encoded in the Bundle-NativeCode manifest header like:</text:span></text:p>
        <text:p text:style-name="P38"><text:span text:style-name="T18">     Bundle-NativeCode: http.so ; osname=Linux ...</text:span></text:p>
        <text:p text:style-name="P38"><text:span text:style-name="T8">See Also:</text:span></text:p>
        <text:p text:style-name="P58"><text:a xlink:type="simple" xlink:href="file:///l%22r45"><text:span text:style-name="Internet_20_link"><text:span text:style-name="T30">BUNDLE_NATIVECODE</text:span></text:span></text:a></text:p>
        <text:p text:style-name="P41"/>
        <text:p text:style-name="P43"><text:bookmark text:name="r60"/><text:span text:style-name="T17">BUNDLE_NATIVECODE_OSVERSION</text:span></text:p>
        <text:p text:style-name="P22"><text:span text:style-name="Code2"><text:span text:style-name="T18">public static final String BUNDLE_NATIVECODE_OSVERSION</text:span></text:span><text:span text:style-name="Code2"><text:span text:style-name="T21"> = "osversion"</text:span></text:span></text:p>
        <text:p text:style-name="P38"><text:span text:style-name="T8">Manifest header attribute identifying the operating system version required to run native bundle code specified in the Bundle-NativeCode manifest header).</text:span></text:p>
        <text:p text:style-name="P38"><text:span text:style-name="T8">The attribute value is encoded in the Bundle-NativeCode manifest header like:</text:span></text:p>
        <text:p text:style-name="P38"><text:span text:style-name="T18">     Bundle-NativeCode: http.so ; osversion="2.34" ...</text:span></text:p>
        <text:p text:style-name="P38"><text:span text:style-name="T8">See Also:</text:span></text:p>
        <text:p text:style-name="P58"><text:a xlink:type="simple" xlink:href="file:///l%22r45"><text:span text:style-name="Internet_20_link"><text:span text:style-name="T30">BUNDLE_NATIVECODE</text:span></text:span></text:a></text:p>
        <text:p text:style-name="P41"/>
        <text:p text:style-name="P43"><text:bookmark text:name="r61"/><text:span text:style-name="T17">BUNDLE_NATIVECODE_LANGUAGE</text:span></text:p>
        <text:p text:style-name="P22"><text:span text:style-name="Code2"><text:span text:style-name="T18">public static final String BUNDLE_NATIVECODE_LANGUAGE</text:span></text:span><text:span text:style-name="Code2"><text:span text:style-name="T21"> = "language"</text:span></text:span></text:p>
        <text:p text:style-name="P38"><text:span text:style-name="T8">Manifest header attribute identifying the language in which the native bundle code is written specified in the Bundle-NativeCode manifest header. See ISO 639 for possible values.</text:span></text:p>
        <text:p text:style-name="P38"><text:soft-page-break/><text:span text:style-name="T8">The attribute value is encoded in the Bundle-NativeCode manifest header like:</text:span></text:p>
        <text:p text:style-name="P38"><text:span text:style-name="T18">     Bundle-NativeCode: http.so ; language=nl_be ...</text:span></text:p>
        <text:p text:style-name="P38"><text:span text:style-name="T8">See Also:</text:span></text:p>
        <text:p text:style-name="P58"><text:a xlink:type="simple" xlink:href="file:///l%22r45"><text:span text:style-name="Internet_20_link"><text:span text:style-name="T30">BUNDLE_NATIVECODE</text:span></text:span></text:a></text:p>
        <text:p text:style-name="P41"/>
        <text:p text:style-name="P43"><text:bookmark text:name="r62"/><text:span text:style-name="T17">BUNDLE_REQUIREDEXECUTIONENVIRONMENT</text:span></text:p>
        <text:p text:style-name="P22"><text:span text:style-name="Code2"><text:span text:style-name="T18">public static final String BUNDLE_REQUIREDEXECUTIONENVIRONMENT</text:span></text:span><text:span text:style-name="Code2"><text:span text:style-name="T21"> = "Bundle-RequiredExecutionEnvironment"</text:span></text:span></text:p>
        <text:p text:style-name="P38"><text:span text:style-name="T8">Deprecated.</text:span></text:p>
        <text:p text:style-name="P38"><text:span text:style-name="T8">Manifest header identifying the required execution environment for the bundle. The service platform may run this bundle if any of the execution environments named in this header matches one of the execution environments it implements.</text:span></text:p>
        <text:p text:style-name="P38"><text:span text:style-name="T8">The header value may be retrieved from the </text:span><text:span text:style-name="Code2"><text:span text:style-name="T18">Dictionary</text:span></text:span><text:span text:style-name="Default_20_Paragraph_20_Font"><text:span text:style-name="T8"> object returned by the </text:span></text:span><text:span text:style-name="Code2"><text:span text:style-name="T18">Bundle.getHeaders</text:span></text:span><text:span text:style-name="Default_20_Paragraph_20_Font"><text:span text:style-name="T8"> method.</text:span></text:span></text:p>
        <text:p text:style-name="P38"><text:span text:style-name="T8">Since:</text:span></text:p>
        <text:p text:style-name="P58"><text:span text:style-name="T8">1.2</text:span></text:p>
        <text:p text:style-name="P41"/>
        <text:p text:style-name="P43"><text:bookmark text:name="r63"/><text:span text:style-name="T17">BUNDLE_SYMBOLICNAME</text:span></text:p>
        <text:p text:style-name="P22"><text:span text:style-name="Code2"><text:span text:style-name="T18">public static final String BUNDLE_SYMBOLICNAME</text:span></text:span><text:span text:style-name="Code2"><text:span text:style-name="T21"> = "Bundle-SymbolicName"</text:span></text:span></text:p>
        <text:p text:style-name="P38"><text:span text:style-name="T8">Manifest header identifying the bundle's symbolic name.</text:span></text:p>
        <text:p text:style-name="P38"><text:span text:style-name="T8">The header value may be retrieved from the </text:span><text:span text:style-name="Code2"><text:span text:style-name="T18">Dictionary</text:span></text:span><text:span text:style-name="Default_20_Paragraph_20_Font"><text:span text:style-name="T8"> object returned by the </text:span></text:span><text:span text:style-name="Code2"><text:span text:style-name="T18">Bundle.getHeaders</text:span></text:span><text:span text:style-name="Default_20_Paragraph_20_Font"><text:span text:style-name="T8"> method.</text:span></text:span></text:p>
        <text:p text:style-name="P38"><text:span text:style-name="T8">Since:</text:span></text:p>
        <text:p text:style-name="P58"><text:span text:style-name="T8">1.3</text:span></text:p>
        <text:p text:style-name="P41"/>
        <text:p text:style-name="P43"><text:bookmark text:name="r64"/><text:span text:style-name="T17">SINGLETON_DIRECTIVE</text:span></text:p>
        <text:p text:style-name="P22"><text:span text:style-name="Code2"><text:span text:style-name="T18">public static final String SINGLETON_DIRECTIVE</text:span></text:span><text:span text:style-name="Code2"><text:span text:style-name="T21"> = "singleton"</text:span></text:span></text:p>
        <text:p text:style-name="P38"><text:span text:style-name="T8">Manifest header directive identifying whether a bundle is a singleton. The default value is </text:span><text:span text:style-name="Code2"><text:span text:style-name="T18">false</text:span></text:span><text:span text:style-name="Default_20_Paragraph_20_Font"><text:span text:style-name="T8">.</text:span></text:span></text:p>
        <text:p text:style-name="P38"><text:span text:style-name="T8">The directive value is encoded in the Bundle-SymbolicName manifest header like:</text:span></text:p>
        <text:p text:style-name="P38"><text:span text:style-name="T18">     Bundle-SymbolicName: com.acme.module.test; singleton:=true</text:span></text:p>
        <text:p text:style-name="P38"><text:span text:style-name="T8">Since:</text:span></text:p>
        <text:p text:style-name="P58"><text:span text:style-name="T8">1.3</text:span></text:p>
        <text:p text:style-name="P38"><text:span text:style-name="T8">See Also:</text:span></text:p>
        <text:p text:style-name="P58"><text:a xlink:type="simple" xlink:href="file:///l%22r63"><text:span text:style-name="Internet_20_link"><text:span text:style-name="T30">BUNDLE_SYMBOLICNAME</text:span></text:span></text:a></text:p>
        <text:p text:style-name="P41"/>
        <text:p text:style-name="P43"><text:bookmark text:name="r65"/><text:span text:style-name="T17">FRAGMENT_ATTACHMENT_DIRECTIVE</text:span></text:p>
        <text:p text:style-name="P22"><text:span text:style-name="Code2"><text:span text:style-name="T18">public static final String FRAGMENT_ATTACHMENT_DIRECTIVE</text:span></text:span><text:span text:style-name="Code2"><text:span text:style-name="T21"> = "fragment-attachment"</text:span></text:span></text:p>
        <text:p text:style-name="P38"><text:span text:style-name="T8">Manifest header directive identifying if and when a fragment may attach to a host bundle. The default value is </text:span><text:a xlink:type="simple" xlink:href="file:///l%22r66"><text:span text:style-name="Internet_20_link"><text:span text:style-name="T30">always</text:span></text:span></text:a><text:span text:style-name="Default_20_Paragraph_20_Font"><text:span text:style-name="T9">.</text:span></text:span></text:p>
        <text:p text:style-name="P38"><text:span text:style-name="T8">The directive value is encoded in the Bundle-SymbolicName manifest header like:</text:span></text:p>
        <text:p text:style-name="P38"><text:span text:style-name="T18">     Bundle-SymbolicName: com.acme.module.test; fragment-attachment:="never"</text:span></text:p>
        <text:p text:style-name="P38"><text:span text:style-name="T8">Since:</text:span></text:p>
        <text:p text:style-name="P58"><text:span text:style-name="T8">1.3</text:span></text:p>
        <text:p text:style-name="P38"><text:span text:style-name="T8">See Also:</text:span></text:p>
        <text:p text:style-name="P58"><text:a xlink:type="simple" xlink:href="file:///l%22r63"><text:span text:style-name="Internet_20_link"><text:span text:style-name="T30">BUNDLE_SYMBOLICNAME</text:span></text:span></text:a><text:span text:style-name="Default_20_Paragraph_20_Font"><text:span text:style-name="T9">, </text:span></text:span><text:a xlink:type="simple" xlink:href="file:///l%22r66"><text:span text:style-name="Internet_20_link"><text:span text:style-name="T30">FRAGMENT_ATTACHMENT_ALWAYS</text:span></text:span></text:a><text:span text:style-name="Default_20_Paragraph_20_Font"><text:span text:style-name="T9">, </text:span></text:span><text:a xlink:type="simple" xlink:href="file:///l%22r67"><text:span text:style-name="Internet_20_link"><text:span text:style-name="T30">FRAGMENT_ATTACHMENT_RESOLVETIME</text:span></text:span></text:a><text:span text:style-name="Default_20_Paragraph_20_Font"><text:span text:style-name="T9">, </text:span></text:span><text:a xlink:type="simple" xlink:href="file:///l%22r68"><text:span text:style-name="Internet_20_link"><text:span text:style-name="T30">FRAGMENT_ATTACHMENT_NEVER</text:span></text:span></text:a></text:p>
        <text:p text:style-name="P41"/>
        <text:p text:style-name="P43"><text:bookmark text:name="r66"/><text:span text:style-name="T17">FRAGMENT_ATTACHMENT_ALWAYS</text:span></text:p>
        <text:p text:style-name="P22"><text:span text:style-name="Code2"><text:span text:style-name="T18">public static final String FRAGMENT_ATTACHMENT_ALWAYS</text:span></text:span><text:span text:style-name="Code2"><text:span text:style-name="T21"> = "always"</text:span></text:span></text:p>
        <text:p text:style-name="P38"><text:span text:style-name="T8">Manifest header directive value identifying a fragment attachment type of always. A fragment attachment type of always indicates that fragments are allowed to attach to the host bundle at any time (while the host is resolved or during the process of resolving the host bundle).</text:span></text:p>
        <text:p text:style-name="P38"><text:span text:style-name="T8">The directive value is encoded in the Bundle-SymbolicName manifest header like:</text:span></text:p>
        <text:p text:style-name="P38"><text:span text:style-name="T18">     Bundle-SymbolicName: com.acme.module.test; fragment-attachment:="always"</text:span></text:p>
        <text:p text:style-name="P38"><text:span text:style-name="T8">Since:</text:span></text:p>
        <text:p text:style-name="P58"><text:span text:style-name="T8">1.3</text:span></text:p>
        <text:p text:style-name="P38"><text:span text:style-name="T8">See Also:</text:span></text:p>
        <text:p text:style-name="P58"><text:a xlink:type="simple" xlink:href="file:///l%22r65"><text:span text:style-name="Internet_20_link"><text:span text:style-name="T30">FRAGMENT_ATTACHMENT_DIRECTIVE</text:span></text:span></text:a></text:p>
        <text:p text:style-name="P41"/>
        <text:p text:style-name="P43"><text:bookmark text:name="r67"/><text:span text:style-name="T17">FRAGMENT_ATTACHMENT_RESOLVETIME</text:span></text:p>
        <text:p text:style-name="P22"><text:span text:style-name="Code2"><text:span text:style-name="T18">public static final String FRAGMENT_ATTACHMENT_RESOLVETIME</text:span></text:span><text:span text:style-name="Code2"><text:span text:style-name="T21"> = "resolve-time"</text:span></text:span></text:p>
        <text:p text:style-name="P38"><text:span text:style-name="T8">Manifest header directive value identifying a fragment attachment type of resolve-time. A fragment attachment type of resolve-time indicates that fragments are allowed to attach to the host bundle only during the process of resolving the host bundle.</text:span></text:p>
        <text:p text:style-name="P38"><text:span text:style-name="T8">The directive value is encoded in the Bundle-SymbolicName manifest header like:</text:span></text:p>
        <text:p text:style-name="P38"><text:span text:style-name="T18">     Bundle-SymbolicName: com.acme.module.test;</text:span><text:line-break/><text:span text:style-name="T18">       fragment-attachment:="resolve-time"</text:span></text:p>
        <text:p text:style-name="P38"><text:span text:style-name="T8">Since:</text:span></text:p>
        <text:p text:style-name="P58"><text:span text:style-name="T8">1.3</text:span></text:p>
        <text:p text:style-name="P38"><text:span text:style-name="T8">See Also:</text:span></text:p>
        <text:p text:style-name="P58"><text:a xlink:type="simple" xlink:href="file:///l%22r65"><text:span text:style-name="Internet_20_link"><text:span text:style-name="T30">FRAGMENT_ATTACHMENT_DIRECTIVE</text:span></text:span></text:a></text:p>
        <text:p text:style-name="P41"/>
        <text:p text:style-name="P43"><text:bookmark text:name="r68"/><text:span text:style-name="T17">FRAGMENT_ATTACHMENT_NEVER</text:span></text:p>
        <text:p text:style-name="P22"><text:span text:style-name="Code2"><text:span text:style-name="T18">public static final String FRAGMENT_ATTACHMENT_NEVER</text:span></text:span><text:span text:style-name="Code2"><text:span text:style-name="T21"> = "never"</text:span></text:span></text:p>
        <text:p text:style-name="P38"><text:span text:style-name="T8">Manifest header directive value identifying a fragment attachment type of never. A fragment attachment type of never indicates that no fragments are allowed to attach to the host bundle at any time.</text:span></text:p>
        <text:p text:style-name="P38"><text:span text:style-name="T8">The directive value is encoded in the Bundle-SymbolicName manifest header like:</text:span></text:p>
        <text:p text:style-name="P38"><text:span text:style-name="T18">     Bundle-SymbolicName: com.acme.module.test; fragment-attachment:="never"</text:span></text:p>
        <text:p text:style-name="P38"><text:soft-page-break/><text:span text:style-name="T8">Since:</text:span></text:p>
        <text:p text:style-name="P58"><text:span text:style-name="T8">1.3</text:span></text:p>
        <text:p text:style-name="P38"><text:span text:style-name="T8">See Also:</text:span></text:p>
        <text:p text:style-name="P58"><text:a xlink:type="simple" xlink:href="file:///l%22r65"><text:span text:style-name="Internet_20_link"><text:span text:style-name="T30">FRAGMENT_ATTACHMENT_DIRECTIVE</text:span></text:span></text:a></text:p>
        <text:p text:style-name="P41"/>
        <text:p text:style-name="P43"><text:bookmark text:name="r69"/><text:span text:style-name="T17">BUNDLE_LOCALIZATION</text:span></text:p>
        <text:p text:style-name="P22"><text:span text:style-name="Code2"><text:span text:style-name="T18">public static final String BUNDLE_LOCALIZATION</text:span></text:span><text:span text:style-name="Code2"><text:span text:style-name="T21"> = "Bundle-Localization"</text:span></text:span></text:p>
        <text:p text:style-name="P38"><text:span text:style-name="T8">Manifest header identifying the base name of the bundle's localization entries.</text:span></text:p>
        <text:p text:style-name="P38"><text:span text:style-name="T8">The header value may be retrieved from the </text:span><text:span text:style-name="Code2"><text:span text:style-name="T18">Dictionary</text:span></text:span><text:span text:style-name="Default_20_Paragraph_20_Font"><text:span text:style-name="T8"> object returned by the </text:span></text:span><text:span text:style-name="Code2"><text:span text:style-name="T18">Bundle.getHeaders</text:span></text:span><text:span text:style-name="Default_20_Paragraph_20_Font"><text:span text:style-name="T8"> method.</text:span></text:span></text:p>
        <text:p text:style-name="P38"><text:span text:style-name="T8">Since:</text:span></text:p>
        <text:p text:style-name="P58"><text:span text:style-name="T8">1.3</text:span></text:p>
        <text:p text:style-name="P38"><text:span text:style-name="T8">See Also:</text:span></text:p>
        <text:p text:style-name="P58"><text:a xlink:type="simple" xlink:href="file:///l%22r70"><text:span text:style-name="Internet_20_link"><text:span text:style-name="T30">BUNDLE_LOCALIZATION_DEFAULT_BASENAME</text:span></text:span></text:a></text:p>
        <text:p text:style-name="P41"/>
        <text:p text:style-name="P43"><text:bookmark text:name="r70"/><text:span text:style-name="T17">BUNDLE_LOCALIZATION_DEFAULT_BASENAME</text:span></text:p>
        <text:p text:style-name="P22"><text:span text:style-name="Code2"><text:span text:style-name="T18">public static final String BUNDLE_LOCALIZATION_DEFAULT_BASENAME</text:span></text:span><text:span text:style-name="Code2"><text:span text:style-name="T21"> = "OSGI-INF/l10n/bundle"</text:span></text:span></text:p>
        <text:p text:style-name="P38"><text:span text:style-name="T8">Default value for the </text:span><text:span text:style-name="Code2"><text:span text:style-name="T18">Bundle-Localization</text:span></text:span><text:span text:style-name="Default_20_Paragraph_20_Font"><text:span text:style-name="T8"> manifest header.</text:span></text:span></text:p>
        <text:p text:style-name="P38"><text:span text:style-name="T8">Since:</text:span></text:p>
        <text:p text:style-name="P58"><text:span text:style-name="T8">1.3</text:span></text:p>
        <text:p text:style-name="P38"><text:span text:style-name="T8">See Also:</text:span></text:p>
        <text:p text:style-name="P58"><text:a xlink:type="simple" xlink:href="file:///l%22r69"><text:span text:style-name="Internet_20_link"><text:span text:style-name="T30">BUNDLE_LOCALIZATION</text:span></text:span></text:a></text:p>
        <text:p text:style-name="P41"/>
        <text:p text:style-name="P43"><text:bookmark text:name="r71"/><text:span text:style-name="T17">REQUIRE_BUNDLE</text:span></text:p>
        <text:p text:style-name="P22"><text:span text:style-name="Code2"><text:span text:style-name="T18">public static final String REQUIRE_BUNDLE</text:span></text:span><text:span text:style-name="Code2"><text:span text:style-name="T21"> = "Require-Bundle"</text:span></text:span></text:p>
        <text:p text:style-name="P38"><text:span text:style-name="T8">Manifest header identifying the symbolic names of other bundles required by the bundle.</text:span></text:p>
        <text:p text:style-name="P38"><text:span text:style-name="T8">The header value may be retrieved from the </text:span><text:span text:style-name="Code2"><text:span text:style-name="T18">Dictionary</text:span></text:span><text:span text:style-name="Default_20_Paragraph_20_Font"><text:span text:style-name="T8"> object returned by the </text:span></text:span><text:span text:style-name="Code2"><text:span text:style-name="T18">Bundle.getHeaders</text:span></text:span><text:span text:style-name="Default_20_Paragraph_20_Font"><text:span text:style-name="T8"> method.</text:span></text:span></text:p>
        <text:p text:style-name="P38"><text:span text:style-name="T8">Since:</text:span></text:p>
        <text:p text:style-name="P58"><text:span text:style-name="T8">1.3</text:span></text:p>
        <text:p text:style-name="P41"/>
        <text:p text:style-name="P43"><text:bookmark text:name="r72"/><text:span text:style-name="T17">BUNDLE_VERSION_ATTRIBUTE</text:span></text:p>
        <text:p text:style-name="P22"><text:span text:style-name="Code2"><text:span text:style-name="T18">public static final String BUNDLE_VERSION_ATTRIBUTE</text:span></text:span><text:span text:style-name="Code2"><text:span text:style-name="T21"> = "bundle-version"</text:span></text:span></text:p>
        <text:p text:style-name="P38"><text:span text:style-name="T8">Manifest header attribute identifying a range of versions for a bundle specified in the </text:span><text:span text:style-name="Code2"><text:span text:style-name="T18">Require-Bundle</text:span></text:span><text:span text:style-name="Default_20_Paragraph_20_Font"><text:span text:style-name="T8"> or </text:span></text:span><text:span text:style-name="Code2"><text:span text:style-name="T18">Fragment-Host</text:span></text:span><text:span text:style-name="Default_20_Paragraph_20_Font"><text:span text:style-name="T8"> manifest headers. The default value is </text:span></text:span><text:span text:style-name="Code2"><text:span text:style-name="T18">0.0.0</text:span></text:span><text:span text:style-name="Default_20_Paragraph_20_Font"><text:span text:style-name="T8">.</text:span></text:span></text:p>
        <text:p text:style-name="P38"><text:span text:style-name="T8">The attribute value is encoded in the Require-Bundle manifest header like:</text:span></text:p>
        <text:p text:style-name="P38"><text:span text:style-name="T18">     Require-Bundle: com.acme.module.test; bundle-version="1.1"</text:span><text:line-break/><text:span text:style-name="T18">     Require-Bundle: com.acme.module.test; bundle-version="[1.0,2.0)"</text:span></text:p>
        <text:p text:style-name="P38"><text:span text:style-name="T8">The bundle-version attribute value uses a mathematical interval notation to specify a range of bundle versions. A bundle-version attribute value specified as a single version means a version range that includes any bundle version greater than or equal to the specified version.</text:span></text:p>
        <text:p text:style-name="P38"><text:span text:style-name="T8">Since:</text:span></text:p>
        <text:p text:style-name="P58"><text:span text:style-name="T8">1.3</text:span></text:p>
        <text:p text:style-name="P38"><text:span text:style-name="T8">See Also:</text:span></text:p>
        <text:p text:style-name="P58"><text:a xlink:type="simple" xlink:href="file:///l%22r71"><text:span text:style-name="Internet_20_link"><text:span text:style-name="T30">REQUIRE_BUNDLE</text:span></text:span></text:a></text:p>
        <text:p text:style-name="P41"/>
        <text:p text:style-name="P43"><text:bookmark text:name="r73"/><text:span text:style-name="T17">FRAGMENT_HOST</text:span></text:p>
        <text:p text:style-name="P22"><text:span text:style-name="Code2"><text:span text:style-name="T18">public static final String FRAGMENT_HOST</text:span></text:span><text:span text:style-name="Code2"><text:span text:style-name="T21"> = "Fragment-Host"</text:span></text:span></text:p>
        <text:p text:style-name="P38"><text:span text:style-name="T8">Manifest header identifying the symbolic name of another bundle for which that the bundle is a fragment.</text:span></text:p>
        <text:p text:style-name="P38"><text:span text:style-name="T8">The header value may be retrieved from the </text:span><text:span text:style-name="Code2"><text:span text:style-name="T18">Dictionary</text:span></text:span><text:span text:style-name="Default_20_Paragraph_20_Font"><text:span text:style-name="T8"> object returned by the </text:span></text:span><text:span text:style-name="Code2"><text:span text:style-name="T18">Bundle.getHeaders</text:span></text:span><text:span text:style-name="Default_20_Paragraph_20_Font"><text:span text:style-name="T8"> method.</text:span></text:span></text:p>
        <text:p text:style-name="P38"><text:span text:style-name="T8">Since:</text:span></text:p>
        <text:p text:style-name="P58"><text:span text:style-name="T8">1.3</text:span></text:p>
        <text:p text:style-name="P41"/>
        <text:p text:style-name="P43"><text:bookmark text:name="r74"/><text:span text:style-name="T17">SELECTION_FILTER_ATTRIBUTE</text:span></text:p>
        <text:p text:style-name="P22"><text:span text:style-name="Code2"><text:span text:style-name="T18">public static final String SELECTION_FILTER_ATTRIBUTE</text:span></text:span><text:span text:style-name="Code2"><text:span text:style-name="T21"> = "selection-filter"</text:span></text:span></text:p>
        <text:p text:style-name="P38"><text:span text:style-name="T8">Manifest header attribute is used for selection by filtering based upon system properties.</text:span></text:p>
        <text:p text:style-name="P38"><text:span text:style-name="T8">The attribute value is encoded in manifest headers like:</text:span></text:p>
        <text:p text:style-name="P38"><text:span text:style-name="T18">     Bundle-NativeCode: libgtk.so; selection-filter="(ws=gtk)"; ...</text:span></text:p>
        <text:p text:style-name="P38"><text:span text:style-name="T8">Since:</text:span></text:p>
        <text:p text:style-name="P58"><text:span text:style-name="T8">1.3</text:span></text:p>
        <text:p text:style-name="P38"><text:span text:style-name="T8">See Also:</text:span></text:p>
        <text:p text:style-name="P58"><text:a xlink:type="simple" xlink:href="file:///l%22r45"><text:span text:style-name="Internet_20_link"><text:span text:style-name="T30">BUNDLE_NATIVECODE</text:span></text:span></text:a></text:p>
        <text:p text:style-name="P41"/>
        <text:p text:style-name="P43"><text:bookmark text:name="r75"/><text:span text:style-name="T17">BUNDLE_MANIFESTVERSION</text:span></text:p>
        <text:p text:style-name="P22"><text:span text:style-name="Code2"><text:span text:style-name="T18">public static final String BUNDLE_MANIFESTVERSION</text:span></text:span><text:span text:style-name="Code2"><text:span text:style-name="T21"> = "Bundle-ManifestVersion"</text:span></text:span></text:p>
        <text:p text:style-name="P38"><text:span text:style-name="T8">Manifest header identifying the bundle manifest version. A bundle manifest may express the version of the syntax in which it is written by specifying a bundle manifest version. Bundles exploiting OSGi Release 4, or later, syntax must specify a bundle manifest version.</text:span></text:p>
        <text:p text:style-name="P38"><text:span text:style-name="T8">The bundle manifest version defined by OSGi Release 4 or, more specifically, by version 1.3 of the OSGi Core Specification is "2".</text:span></text:p>
        <text:p text:style-name="P38"><text:span text:style-name="T8">The header value may be retrieved from the </text:span><text:span text:style-name="Code2"><text:span text:style-name="T18">Dictionary</text:span></text:span><text:span text:style-name="Default_20_Paragraph_20_Font"><text:span text:style-name="T8"> object returned by the </text:span></text:span><text:span text:style-name="Code2"><text:span text:style-name="T18">Bundle.getHeaders</text:span></text:span><text:span text:style-name="Default_20_Paragraph_20_Font"><text:span text:style-name="T8"> method.</text:span></text:span></text:p>
        <text:p text:style-name="P38"><text:span text:style-name="T8">Since:</text:span></text:p>
        <text:p text:style-name="P58"><text:span text:style-name="T8">1.3</text:span></text:p>
        <text:p text:style-name="P41"/>
        <text:p text:style-name="P43"><text:bookmark text:name="r76"/><text:span text:style-name="T17">VERSION_ATTRIBUTE</text:span></text:p>
        <text:p text:style-name="P22"><text:span text:style-name="Code2"><text:span text:style-name="T18">public static final String VERSION_ATTRIBUTE</text:span></text:span><text:span text:style-name="Code2"><text:span text:style-name="T21"> = "version"</text:span></text:span></text:p>
        <text:p text:style-name="P38"><text:soft-page-break/><text:span text:style-name="T8">Manifest header attribute identifying the version of a package specified in the Export-Package or Import-Package manifest header.</text:span></text:p>
        <text:p text:style-name="P38"><text:span text:style-name="T8">The attribute value is encoded in the Export-Package or Import-Package manifest header like:</text:span></text:p>
        <text:p text:style-name="P38"><text:span text:style-name="T18">     Export-Package: org.osgi.framework; version="1.1"</text:span></text:p>
        <text:p text:style-name="P38"><text:span text:style-name="T8">Since:</text:span></text:p>
        <text:p text:style-name="P58"><text:span text:style-name="T8">1.3</text:span></text:p>
        <text:p text:style-name="P38"><text:span text:style-name="T8">See Also:</text:span></text:p>
        <text:p text:style-name="P58"><text:a xlink:type="simple" xlink:href="file:///l%22r46"><text:span text:style-name="Internet_20_link"><text:span text:style-name="T30">EXPORT_PACKAGE</text:span></text:span></text:a><text:span text:style-name="Default_20_Paragraph_20_Font"><text:span text:style-name="T9">, </text:span></text:span><text:a xlink:type="simple" xlink:href="file:///l%22r48"><text:span text:style-name="Internet_20_link"><text:span text:style-name="T30">IMPORT_PACKAGE</text:span></text:span></text:a></text:p>
        <text:p text:style-name="P41"/>
        <text:p text:style-name="P43"><text:bookmark text:name="r77"/><text:span text:style-name="T17">BUNDLE_SYMBOLICNAME_ATTRIBUTE</text:span></text:p>
        <text:p text:style-name="P22"><text:span text:style-name="Code2"><text:span text:style-name="T18">public static final String BUNDLE_SYMBOLICNAME_ATTRIBUTE</text:span></text:span><text:span text:style-name="Code2"><text:span text:style-name="T21"> = "bundle-symbolic-name"</text:span></text:span></text:p>
        <text:p text:style-name="P38"><text:span text:style-name="T8">Manifest header attribute identifying the symbolic name of a bundle that exports a package specified in the Import-Package manifest header.</text:span></text:p>
        <text:p text:style-name="P38"><text:span text:style-name="T8">The attribute value is encoded in the Import-Package manifest header like:</text:span></text:p>
        <text:p text:style-name="P38"><text:span text:style-name="T18">     Import-Package: org.osgi.framework;</text:span><text:line-break/><text:span text:style-name="T18">       bundle-symbolic-name="com.acme.module.test"</text:span></text:p>
        <text:p text:style-name="P38"><text:span text:style-name="T8">Since:</text:span></text:p>
        <text:p text:style-name="P58"><text:span text:style-name="T8">1.3</text:span></text:p>
        <text:p text:style-name="P38"><text:span text:style-name="T8">See Also:</text:span></text:p>
        <text:p text:style-name="P58"><text:a xlink:type="simple" xlink:href="file:///l%22r48"><text:span text:style-name="Internet_20_link"><text:span text:style-name="T30">IMPORT_PACKAGE</text:span></text:span></text:a></text:p>
        <text:p text:style-name="P41"/>
        <text:p text:style-name="P43"><text:bookmark text:name="r78"/><text:span text:style-name="T17">RESOLUTION_DIRECTIVE</text:span></text:p>
        <text:p text:style-name="P22"><text:span text:style-name="Code2"><text:span text:style-name="T18">public static final String RESOLUTION_DIRECTIVE</text:span></text:span><text:span text:style-name="Code2"><text:span text:style-name="T21"> = "resolution"</text:span></text:span></text:p>
        <text:p text:style-name="P38"><text:span text:style-name="T8">Manifest header directive identifying the resolution type in the Import-Package, Require-Bundle or Require-Capability manifest header. The default value is </text:span><text:a xlink:type="simple" xlink:href="file:///l%22r79"><text:span text:style-name="Internet_20_link"><text:span text:style-name="T30">mandatory</text:span></text:span></text:a><text:span text:style-name="Default_20_Paragraph_20_Font"><text:span text:style-name="T9">.</text:span></text:span></text:p>
        <text:p text:style-name="P38"><text:span text:style-name="T8">The directive value is encoded in the Import-Package, Require-Bundle or Require-Capability manifest header like:</text:span></text:p>
        <text:p text:style-name="P38"><text:span text:style-name="T18">     Import-Package: org.osgi.framework; resolution:="optional"</text:span><text:line-break/><text:span text:style-name="T18">     Require-Bundle: com.acme.module.test; resolution:="optional"</text:span><text:line-break/><text:span text:style-name="T18">     Require-Capability: com.acme.capability; resolution:="optional"</text:span></text:p>
        <text:p text:style-name="P38"><text:span text:style-name="T8">Since:</text:span></text:p>
        <text:p text:style-name="P58"><text:span text:style-name="T8">1.3</text:span></text:p>
        <text:p text:style-name="P38"><text:span text:style-name="T8">See Also:</text:span></text:p>
        <text:p text:style-name="P58"><text:a xlink:type="simple" xlink:href="file:///l%22r48"><text:span text:style-name="Internet_20_link"><text:span text:style-name="T30">IMPORT_PACKAGE</text:span></text:span></text:a><text:span text:style-name="Default_20_Paragraph_20_Font"><text:span text:style-name="T9">, </text:span></text:span><text:a xlink:type="simple" xlink:href="file:///l%22r71"><text:span text:style-name="Internet_20_link"><text:span text:style-name="T30">REQUIRE_BUNDLE</text:span></text:span></text:a><text:span text:style-name="Default_20_Paragraph_20_Font"><text:span text:style-name="T9">, </text:span></text:span><text:a xlink:type="simple" xlink:href="file:///l%22r144"><text:span text:style-name="Internet_20_link"><text:span text:style-name="T30">REQUIRE_CAPABILITY</text:span></text:span></text:a><text:span text:style-name="Default_20_Paragraph_20_Font"><text:span text:style-name="T9">, </text:span></text:span><text:a xlink:type="simple" xlink:href="file:///l%22r79"><text:span text:style-name="Internet_20_link"><text:span text:style-name="T30">RESOLUTION_MANDATORY</text:span></text:span></text:a><text:span text:style-name="Default_20_Paragraph_20_Font"><text:span text:style-name="T9">, </text:span></text:span><text:a xlink:type="simple" xlink:href="file:///l%22r80"><text:span text:style-name="Internet_20_link"><text:span text:style-name="T30">RESOLUTION_OPTIONAL</text:span></text:span></text:a></text:p>
        <text:p text:style-name="P41"/>
        <text:p text:style-name="P43"><text:bookmark text:name="r79"/><text:span text:style-name="T17">RESOLUTION_MANDATORY</text:span></text:p>
        <text:p text:style-name="P22"><text:span text:style-name="Code2"><text:span text:style-name="T18">public static final String RESOLUTION_MANDATORY</text:span></text:span><text:span text:style-name="Code2"><text:span text:style-name="T21"> = "mandatory"</text:span></text:span></text:p>
        <text:p text:style-name="P38"><text:span text:style-name="T8">Manifest header directive value identifying a mandatory resolution type. A mandatory resolution type indicates that the import package, require bundle or require capability must be resolved when the bundle is resolved. If such an import, require bundle or require capability cannot be resolved, the module fails to resolve.</text:span></text:p>
        <text:p text:style-name="P38"><text:span text:style-name="T8">The directive value is encoded in the Import-Package, Require-Bundle or Require-Capability manifest header like:</text:span></text:p>
        <text:p text:style-name="P38"><text:span text:style-name="T18">     Import-Package: org.osgi.framework; resolution:="mandatory"</text:span><text:line-break/><text:span text:style-name="T18">     Require-Bundle: com.acme.module.test; resolution:="mandatory"</text:span><text:line-break/><text:span text:style-name="T18">     Require-Capability: com.acme.capability; resolution:="mandatory"</text:span></text:p>
        <text:p text:style-name="P38"><text:span text:style-name="T8">Since:</text:span></text:p>
        <text:p text:style-name="P58"><text:span text:style-name="T8">1.3</text:span></text:p>
        <text:p text:style-name="P38"><text:span text:style-name="T8">See Also:</text:span></text:p>
        <text:p text:style-name="P58"><text:a xlink:type="simple" xlink:href="file:///l%22r78"><text:span text:style-name="Internet_20_link"><text:span text:style-name="T30">RESOLUTION_DIRECTIVE</text:span></text:span></text:a></text:p>
        <text:p text:style-name="P41"/>
        <text:p text:style-name="P43"><text:bookmark text:name="r80"/><text:span text:style-name="T17">RESOLUTION_OPTIONAL</text:span></text:p>
        <text:p text:style-name="P22"><text:span text:style-name="Code2"><text:span text:style-name="T18">public static final String RESOLUTION_OPTIONAL</text:span></text:span><text:span text:style-name="Code2"><text:span text:style-name="T21"> = "optional"</text:span></text:span></text:p>
        <text:p text:style-name="P38"><text:span text:style-name="T8">Manifest header directive value identifying an optional resolution type. An optional resolution type indicates that the import, require bundle or require capability is optional and the bundle may be resolved without the import, require bundle or require capability being resolved. If the import, require bundle or require capability is not resolved when the bundle is resolved, the import, require bundle or require capability may not be resolved until the bundle is refreshed.</text:span></text:p>
        <text:p text:style-name="P38"><text:span text:style-name="T8">The directive value is encoded in the Import-Package, Require-Bundle or Require-Capability manifest header like:</text:span></text:p>
        <text:p text:style-name="P38"><text:span text:style-name="T18">     Import-Package: org.osgi.framework; resolution:="optional"</text:span><text:line-break/><text:span text:style-name="T18">     Require-Bundle: com.acme.module.test; resolution:="optional"</text:span><text:line-break/><text:span text:style-name="T18">     Require-Capability: com.acme.capability; resolution:="optional"</text:span></text:p>
        <text:p text:style-name="P38"><text:span text:style-name="T8">Since:</text:span></text:p>
        <text:p text:style-name="P58"><text:span text:style-name="T8">1.3</text:span></text:p>
        <text:p text:style-name="P38"><text:span text:style-name="T8">See Also:</text:span></text:p>
        <text:p text:style-name="P58"><text:a xlink:type="simple" xlink:href="file:///l%22r78"><text:span text:style-name="Internet_20_link"><text:span text:style-name="T30">RESOLUTION_DIRECTIVE</text:span></text:span></text:a></text:p>
        <text:p text:style-name="P41"/>
        <text:p text:style-name="P43"><text:bookmark text:name="r81"/><text:span text:style-name="T17">USES_DIRECTIVE</text:span></text:p>
        <text:p text:style-name="P22"><text:span text:style-name="Code2"><text:span text:style-name="T18">public static final String USES_DIRECTIVE</text:span></text:span><text:span text:style-name="Code2"><text:span text:style-name="T21"> = "uses"</text:span></text:span></text:p>
        <text:p text:style-name="P38"><text:span text:style-name="T8">Manifest header directive identifying a list of packages that an exported package or provided capability uses.</text:span></text:p>
        <text:p text:style-name="P38"><text:span text:style-name="T8">The directive value is encoded in the Export-Package or Provide-Capability manifest header like:</text:span></text:p>
        <text:p text:style-name="P38"><text:soft-page-break/><text:span text:style-name="T18">     Export-Package: org.osgi.util.tracker; uses:="org.osgi.framework"</text:span><text:line-break/><text:span text:style-name="T18">     Provide-Capability: com.acme.capability; uses:="com.acme.service"</text:span></text:p>
        <text:p text:style-name="P38"><text:span text:style-name="T8">Since:</text:span></text:p>
        <text:p text:style-name="P58"><text:span text:style-name="T8">1.3</text:span></text:p>
        <text:p text:style-name="P38"><text:span text:style-name="T8">See Also:</text:span></text:p>
        <text:p text:style-name="P58"><text:a xlink:type="simple" xlink:href="file:///l%22r46"><text:span text:style-name="Internet_20_link"><text:span text:style-name="T30">EXPORT_PACKAGE</text:span></text:span></text:a><text:span text:style-name="Default_20_Paragraph_20_Font"><text:span text:style-name="T9">, </text:span></text:span><text:a xlink:type="simple" xlink:href="file:///l%22r143"><text:span text:style-name="Internet_20_link"><text:span text:style-name="T30">PROVIDE_CAPABILITY</text:span></text:span></text:a></text:p>
        <text:p text:style-name="P41"/>
        <text:p text:style-name="P43"><text:bookmark text:name="r82"/><text:span text:style-name="T17">INCLUDE_DIRECTIVE</text:span></text:p>
        <text:p text:style-name="P22"><text:span text:style-name="Code2"><text:span text:style-name="T18">public static final String INCLUDE_DIRECTIVE</text:span></text:span><text:span text:style-name="Code2"><text:span text:style-name="T21"> = "include"</text:span></text:span></text:p>
        <text:p text:style-name="P38"><text:span text:style-name="T8">Manifest header directive identifying a list of classes to include in the exported package.</text:span></text:p>
        <text:p text:style-name="P38"><text:span text:style-name="T8">This directive is used by the Export-Package manifest header to identify a list of classes of the specified package which must be allowed to be exported. The directive value is encoded in the Export-Package manifest header like:</text:span></text:p>
        <text:p text:style-name="P38"><text:span text:style-name="T18">     Export-Package: org.osgi.framework; include:="MyClass*"</text:span></text:p>
        <text:p text:style-name="P38"><text:span text:style-name="T8">This directive is also used by the Bundle-ActivationPolicy manifest header to identify the packages from which class loads will trigger lazy activation. The directive value is encoded in the Bundle-ActivationPolicy manifest header like:</text:span></text:p>
        <text:p text:style-name="P38"><text:span text:style-name="T18">     Bundle-ActivationPolicy: lazy; include:="org.osgi.framework"</text:span></text:p>
        <text:p text:style-name="P38"><text:span text:style-name="T8">Since:</text:span></text:p>
        <text:p text:style-name="P58"><text:span text:style-name="T8">1.3</text:span></text:p>
        <text:p text:style-name="P38"><text:span text:style-name="T8">See Also:</text:span></text:p>
        <text:p text:style-name="P58"><text:a xlink:type="simple" xlink:href="file:///l%22r46"><text:span text:style-name="Internet_20_link"><text:span text:style-name="T30">EXPORT_PACKAGE</text:span></text:span></text:a><text:span text:style-name="Default_20_Paragraph_20_Font"><text:span text:style-name="T9">, </text:span></text:span><text:a xlink:type="simple" xlink:href="file:///l%22r91"><text:span text:style-name="Internet_20_link"><text:span text:style-name="T30">BUNDLE_ACTIVATIONPOLICY</text:span></text:span></text:a></text:p>
        <text:p text:style-name="P41"/>
        <text:p text:style-name="P43"><text:bookmark text:name="r83"/><text:span text:style-name="T17">EXCLUDE_DIRECTIVE</text:span></text:p>
        <text:p text:style-name="P22"><text:span text:style-name="Code2"><text:span text:style-name="T18">public static final String EXCLUDE_DIRECTIVE</text:span></text:span><text:span text:style-name="Code2"><text:span text:style-name="T21"> = "exclude"</text:span></text:span></text:p>
        <text:p text:style-name="P38"><text:span text:style-name="T8">Manifest header directive identifying a list of classes to exclude in the exported package..</text:span></text:p>
        <text:p text:style-name="P38"><text:span text:style-name="T8">This directive is used by the Export-Package manifest header to identify a list of classes of the specified package which must not be allowed to be exported. The directive value is encoded in the Export-Package manifest header like:</text:span></text:p>
        <text:p text:style-name="P38"><text:span text:style-name="T18">     Export-Package: org.osgi.framework; exclude:="*Impl"</text:span></text:p>
        <text:p text:style-name="P38"><text:span text:style-name="T8">This directive is also used by the Bundle-ActivationPolicy manifest header to identify the packages from which class loads will not trigger lazy activation. The directive value is encoded in the Bundle-ActivationPolicy manifest header like:</text:span></text:p>
        <text:p text:style-name="P38"><text:span text:style-name="T18">     Bundle-ActivationPolicy: lazy; exclude:="org.osgi.framework"</text:span></text:p>
        <text:p text:style-name="P38"><text:span text:style-name="T8">Since:</text:span></text:p>
        <text:p text:style-name="P58"><text:span text:style-name="T8">1.3</text:span></text:p>
        <text:p text:style-name="P38"><text:span text:style-name="T8">See Also:</text:span></text:p>
        <text:p text:style-name="P58"><text:a xlink:type="simple" xlink:href="file:///l%22r46"><text:span text:style-name="Internet_20_link"><text:span text:style-name="T30">EXPORT_PACKAGE</text:span></text:span></text:a><text:span text:style-name="Default_20_Paragraph_20_Font"><text:span text:style-name="T9">, </text:span></text:span><text:a xlink:type="simple" xlink:href="file:///l%22r91"><text:span text:style-name="Internet_20_link"><text:span text:style-name="T30">BUNDLE_ACTIVATIONPOLICY</text:span></text:span></text:a></text:p>
        <text:p text:style-name="P41"/>
        <text:p text:style-name="P43"><text:bookmark text:name="r84"/><text:span text:style-name="T17">MANDATORY_DIRECTIVE</text:span></text:p>
        <text:p text:style-name="P22"><text:span text:style-name="Code2"><text:span text:style-name="T18">public static final String MANDATORY_DIRECTIVE</text:span></text:span><text:span text:style-name="Code2"><text:span text:style-name="T21"> = "mandatory"</text:span></text:span></text:p>
        <text:p text:style-name="P38"><text:span text:style-name="T8">Manifest header directive identifying names of matching attributes which must be specified by matching Import-Package statements in the Export-Package manifest header.</text:span></text:p>
        <text:p text:style-name="P38"><text:span text:style-name="T8">The directive value is encoded in the Export-Package manifest header like:</text:span></text:p>
        <text:p text:style-name="P38"><text:span text:style-name="T18">     Export-Package: org.osgi.framework; mandatory:="bundle-symbolic-name"</text:span></text:p>
        <text:p text:style-name="P38"><text:span text:style-name="T8">Since:</text:span></text:p>
        <text:p text:style-name="P58"><text:span text:style-name="T8">1.3</text:span></text:p>
        <text:p text:style-name="P38"><text:span text:style-name="T8">See Also:</text:span></text:p>
        <text:p text:style-name="P58"><text:a xlink:type="simple" xlink:href="file:///l%22r46"><text:span text:style-name="Internet_20_link"><text:span text:style-name="T30">EXPORT_PACKAGE</text:span></text:span></text:a></text:p>
        <text:p text:style-name="P41"/>
        <text:p text:style-name="P43"><text:bookmark text:name="r85"/><text:span text:style-name="T17">VISIBILITY_DIRECTIVE</text:span></text:p>
        <text:p text:style-name="P22"><text:span text:style-name="Code2"><text:span text:style-name="T18">public static final String VISIBILITY_DIRECTIVE</text:span></text:span><text:span text:style-name="Code2"><text:span text:style-name="T21"> = "visibility"</text:span></text:span></text:p>
        <text:p text:style-name="P38"><text:span text:style-name="T8">Manifest header directive identifying the visibility of a required bundle in the Require-Bundle manifest header. The default value is </text:span><text:a xlink:type="simple" xlink:href="file:///l%22r86"><text:span text:style-name="Internet_20_link"><text:span text:style-name="T30">private</text:span></text:span></text:a><text:span text:style-name="Default_20_Paragraph_20_Font"><text:span text:style-name="T9">.</text:span></text:span></text:p>
        <text:p text:style-name="P38"><text:span text:style-name="T8">The directive value is encoded in the Require-Bundle manifest header like:</text:span></text:p>
        <text:p text:style-name="P38"><text:span text:style-name="T18">     Require-Bundle: com.acme.module.test; visibility:="reexport"</text:span></text:p>
        <text:p text:style-name="P38"><text:span text:style-name="T8">Since:</text:span></text:p>
        <text:p text:style-name="P58"><text:span text:style-name="T8">1.3</text:span></text:p>
        <text:p text:style-name="P38"><text:span text:style-name="T8">See Also:</text:span></text:p>
        <text:p text:style-name="P58"><text:a xlink:type="simple" xlink:href="file:///l%22r71"><text:span text:style-name="Internet_20_link"><text:span text:style-name="T30">REQUIRE_BUNDLE</text:span></text:span></text:a><text:span text:style-name="Default_20_Paragraph_20_Font"><text:span text:style-name="T9">, </text:span></text:span><text:a xlink:type="simple" xlink:href="file:///l%22r86"><text:span text:style-name="Internet_20_link"><text:span text:style-name="T30">VISIBILITY_PRIVATE</text:span></text:span></text:a><text:span text:style-name="Default_20_Paragraph_20_Font"><text:span text:style-name="T9">, </text:span></text:span><text:a xlink:type="simple" xlink:href="file:///l%22r87"><text:span text:style-name="Internet_20_link"><text:span text:style-name="T30">VISIBILITY_REEXPORT</text:span></text:span></text:a></text:p>
        <text:p text:style-name="P41"/>
        <text:p text:style-name="P43"><text:bookmark text:name="r86"/><text:span text:style-name="T17">VISIBILITY_PRIVATE</text:span></text:p>
        <text:p text:style-name="P22"><text:span text:style-name="Code2"><text:span text:style-name="T18">public static final String VISIBILITY_PRIVATE</text:span></text:span><text:span text:style-name="Code2"><text:span text:style-name="T21"> = "private"</text:span></text:span></text:p>
        <text:p text:style-name="P38"><text:span text:style-name="T8">Manifest header directive value identifying a private visibility type. A private visibility type indicates that any packages that are exported by the required bundle are not made visible on the export signature of the requiring bundle.</text:span></text:p>
        <text:p text:style-name="P38"><text:span text:style-name="T8">The directive value is encoded in the Require-Bundle manifest header like:</text:span></text:p>
        <text:p text:style-name="P38"><text:span text:style-name="T18">     Require-Bundle: com.acme.module.test; visibility:="private"</text:span></text:p>
        <text:p text:style-name="P38"><text:span text:style-name="T8">Since:</text:span></text:p>
        <text:p text:style-name="P58"><text:span text:style-name="T8">1.3</text:span></text:p>
        <text:p text:style-name="P38"><text:span text:style-name="T8">See Also:</text:span></text:p>
        <text:p text:style-name="P58"><text:a xlink:type="simple" xlink:href="file:///l%22r85"><text:span text:style-name="Internet_20_link"><text:span text:style-name="T30">VISIBILITY_DIRECTIVE</text:span></text:span></text:a></text:p>
        <text:p text:style-name="P41"/>
        <text:p text:style-name="P43"><text:bookmark text:name="r87"/><text:span text:style-name="T17">VISIBILITY_REEXPORT</text:span></text:p>
        <text:p text:style-name="P22"><text:span text:style-name="Code2"><text:span text:style-name="T18">public static final String VISIBILITY_REEXPORT</text:span></text:span><text:span text:style-name="Code2"><text:span text:style-name="T21"> = "reexport"</text:span></text:span></text:p>
        <text:p text:style-name="P38"><text:soft-page-break/><text:span text:style-name="T8">Manifest header directive value identifying a reexport visibility type. A reexport visibility type indicates any packages that are exported by the required bundle are re-exported by the requiring bundle. Any arbitrary arbitrary matching attributes with which they were exported by the required bundle are deleted.</text:span></text:p>
        <text:p text:style-name="P38"><text:span text:style-name="T8">The directive value is encoded in the Require-Bundle manifest header like:</text:span></text:p>
        <text:p text:style-name="P38"><text:span text:style-name="T18">     Require-Bundle: com.acme.module.test; visibility:="reexport"</text:span></text:p>
        <text:p text:style-name="P38"><text:span text:style-name="T8">Since:</text:span></text:p>
        <text:p text:style-name="P58"><text:span text:style-name="T8">1.3</text:span></text:p>
        <text:p text:style-name="P38"><text:span text:style-name="T8">See Also:</text:span></text:p>
        <text:p text:style-name="P58"><text:a xlink:type="simple" xlink:href="file:///l%22r85"><text:span text:style-name="Internet_20_link"><text:span text:style-name="T30">VISIBILITY_DIRECTIVE</text:span></text:span></text:a></text:p>
        <text:p text:style-name="P41"/>
        <text:p text:style-name="P43"><text:bookmark text:name="r88"/><text:span text:style-name="T17">EXTENSION_DIRECTIVE</text:span></text:p>
        <text:p text:style-name="P22"><text:span text:style-name="Code2"><text:span text:style-name="T18">public static final String EXTENSION_DIRECTIVE</text:span></text:span><text:span text:style-name="Code2"><text:span text:style-name="T21"> = "extension"</text:span></text:span></text:p>
        <text:p text:style-name="P38"><text:span text:style-name="T8">Manifest header directive identifying the type of the extension fragment.</text:span></text:p>
        <text:p text:style-name="P38"><text:span text:style-name="T8">The directive value is encoded in the Fragment-Host manifest header like:</text:span></text:p>
        <text:p text:style-name="P38"><text:span text:style-name="T18">     Fragment-Host: system.bundle; extension:="framework"</text:span></text:p>
        <text:p text:style-name="P38"><text:span text:style-name="T8">Since:</text:span></text:p>
        <text:p text:style-name="P58"><text:span text:style-name="T8">1.3</text:span></text:p>
        <text:p text:style-name="P38"><text:span text:style-name="T8">See Also:</text:span></text:p>
        <text:p text:style-name="P58"><text:a xlink:type="simple" xlink:href="file:///l%22r73"><text:span text:style-name="Internet_20_link"><text:span text:style-name="T30">FRAGMENT_HOST</text:span></text:span></text:a><text:span text:style-name="Default_20_Paragraph_20_Font"><text:span text:style-name="T9">, </text:span></text:span><text:a xlink:type="simple" xlink:href="file:///l%22r89"><text:span text:style-name="Internet_20_link"><text:span text:style-name="T30">EXTENSION_FRAMEWORK</text:span></text:span></text:a><text:span text:style-name="Default_20_Paragraph_20_Font"><text:span text:style-name="T9">, </text:span></text:span><text:a xlink:type="simple" xlink:href="file:///l%22r90"><text:span text:style-name="Internet_20_link"><text:span text:style-name="T30">EXTENSION_BOOTCLASSPATH</text:span></text:span></text:a></text:p>
        <text:p text:style-name="P41"/>
        <text:p text:style-name="P43"><text:bookmark text:name="r89"/><text:span text:style-name="T17">EXTENSION_FRAMEWORK</text:span></text:p>
        <text:p text:style-name="P22"><text:span text:style-name="Code2"><text:span text:style-name="T18">public static final String EXTENSION_FRAMEWORK</text:span></text:span><text:span text:style-name="Code2"><text:span text:style-name="T21"> = "framework"</text:span></text:span></text:p>
        <text:p text:style-name="P38"><text:span text:style-name="T8">Manifest header directive value identifying the type of extension fragment. An extension fragment type of framework indicates that the extension fragment is to be loaded by the framework's class loader.</text:span></text:p>
        <text:p text:style-name="P38"><text:span text:style-name="T8">The directive value is encoded in the Fragment-Host manifest header like:</text:span></text:p>
        <text:p text:style-name="P38"><text:span text:style-name="T18">     Fragment-Host: system.bundle; extension:="framework"</text:span></text:p>
        <text:p text:style-name="P38"><text:span text:style-name="T8">Since:</text:span></text:p>
        <text:p text:style-name="P58"><text:span text:style-name="T8">1.3</text:span></text:p>
        <text:p text:style-name="P38"><text:span text:style-name="T8">See Also:</text:span></text:p>
        <text:p text:style-name="P58"><text:a xlink:type="simple" xlink:href="file:///l%22r88"><text:span text:style-name="Internet_20_link"><text:span text:style-name="T30">EXTENSION_DIRECTIVE</text:span></text:span></text:a></text:p>
        <text:p text:style-name="P41"/>
        <text:p text:style-name="P43"><text:bookmark text:name="r90"/><text:span text:style-name="T17">EXTENSION_BOOTCLASSPATH</text:span></text:p>
        <text:p text:style-name="P22"><text:span text:style-name="Code2"><text:span text:style-name="T18">public static final String EXTENSION_BOOTCLASSPATH</text:span></text:span><text:span text:style-name="Code2"><text:span text:style-name="T21"> = "bootclasspath"</text:span></text:span></text:p>
        <text:p text:style-name="P38"><text:span text:style-name="T8">Manifest header directive value identifying the type of extension fragment. An extension fragment type of bootclasspath indicates that the extension fragment is to be loaded by the boot class loader.</text:span></text:p>
        <text:p text:style-name="P38"><text:span text:style-name="T8">The directive value is encoded in the Fragment-Host manifest header like:</text:span></text:p>
        <text:p text:style-name="P38"><text:span text:style-name="T18">     Fragment-Host: system.bundle; extension:="bootclasspath"</text:span></text:p>
        <text:p text:style-name="P38"><text:span text:style-name="T8">Since:</text:span></text:p>
        <text:p text:style-name="P58"><text:span text:style-name="T8">1.3</text:span></text:p>
        <text:p text:style-name="P38"><text:span text:style-name="T8">See Also:</text:span></text:p>
        <text:p text:style-name="P58"><text:a xlink:type="simple" xlink:href="file:///l%22r88"><text:span text:style-name="Internet_20_link"><text:span text:style-name="T30">EXTENSION_DIRECTIVE</text:span></text:span></text:a></text:p>
        <text:p text:style-name="P41"/>
        <text:p text:style-name="P43"><text:bookmark text:name="r91"/><text:span text:style-name="T17">BUNDLE_ACTIVATIONPOLICY</text:span></text:p>
        <text:p text:style-name="P22"><text:span text:style-name="Code2"><text:span text:style-name="T18">public static final String BUNDLE_ACTIVATIONPOLICY</text:span></text:span><text:span text:style-name="Code2"><text:span text:style-name="T21"> = "Bundle-ActivationPolicy"</text:span></text:span></text:p>
        <text:p text:style-name="P38"><text:span text:style-name="T8">Manifest header identifying the bundle's activation policy.</text:span></text:p>
        <text:p text:style-name="P38"><text:span text:style-name="T8">The header value may be retrieved from the </text:span><text:span text:style-name="Code2"><text:span text:style-name="T18">Dictionary</text:span></text:span><text:span text:style-name="Default_20_Paragraph_20_Font"><text:span text:style-name="T8"> object returned by the </text:span></text:span><text:span text:style-name="Code2"><text:span text:style-name="T18">Bundle.getHeaders</text:span></text:span><text:span text:style-name="Default_20_Paragraph_20_Font"><text:span text:style-name="T8"> method.</text:span></text:span></text:p>
        <text:p text:style-name="P38"><text:span text:style-name="T8">Since:</text:span></text:p>
        <text:p text:style-name="P58"><text:span text:style-name="T8">1.4</text:span></text:p>
        <text:p text:style-name="P38"><text:span text:style-name="T8">See Also:</text:span></text:p>
        <text:p text:style-name="P58"><text:a xlink:type="simple" xlink:href="file:///l%22r92"><text:span text:style-name="Internet_20_link"><text:span text:style-name="T30">ACTIVATION_LAZY</text:span></text:span></text:a><text:span text:style-name="Default_20_Paragraph_20_Font"><text:span text:style-name="T9">, </text:span></text:span><text:a xlink:type="simple" xlink:href="file:///l%22r82"><text:span text:style-name="Internet_20_link"><text:span text:style-name="T30">INCLUDE_DIRECTIVE</text:span></text:span></text:a><text:span text:style-name="Default_20_Paragraph_20_Font"><text:span text:style-name="T9">, </text:span></text:span><text:a xlink:type="simple" xlink:href="file:///l%22r83"><text:span text:style-name="Internet_20_link"><text:span text:style-name="T30">EXCLUDE_DIRECTIVE</text:span></text:span></text:a></text:p>
        <text:p text:style-name="P41"/>
        <text:p text:style-name="P43"><text:bookmark text:name="r92"/><text:span text:style-name="T17">ACTIVATION_LAZY</text:span></text:p>
        <text:p text:style-name="P22"><text:span text:style-name="Code2"><text:span text:style-name="T18">public static final String ACTIVATION_LAZY</text:span></text:span><text:span text:style-name="Code2"><text:span text:style-name="T21"> = "lazy"</text:span></text:span></text:p>
        <text:p text:style-name="P38"><text:span text:style-name="T8">Bundle activation policy declaring the bundle must be activated when the first class load is made from the bundle.</text:span></text:p>
        <text:p text:style-name="P38"><text:span text:style-name="T8">A bundle with the lazy activation policy that is started with the </text:span><text:span text:style-name="Code2"><text:span text:style-name="T18">START_ACTIVATION_POLICY</text:span></text:span><text:span text:style-name="Default_20_Paragraph_20_Font"><text:span text:style-name="T8"> option will wait in the </text:span></text:span><text:span text:style-name="Code2"><text:span text:style-name="T18">STARTING</text:span></text:span><text:span text:style-name="Default_20_Paragraph_20_Font"><text:span text:style-name="T8"> state until the first class load from the bundle occurs. The bundle will then be activated before the class is returned to the requester.</text:span></text:span></text:p>
        <text:p text:style-name="P38"><text:span text:style-name="T8">The activation policy value is specified as in the Bundle-ActivationPolicy manifest header like:</text:span></text:p>
        <text:p text:style-name="P38"><text:span text:style-name="T18">       Bundle-ActivationPolicy: lazy</text:span></text:p>
        <text:p text:style-name="P38"><text:span text:style-name="T8">Since:</text:span></text:p>
        <text:p text:style-name="P58"><text:span text:style-name="T8">1.4</text:span></text:p>
        <text:p text:style-name="P38"><text:span text:style-name="T8">See Also:</text:span></text:p>
        <text:p text:style-name="P58"><text:a xlink:type="simple" xlink:href="file:///l%22r91"><text:span text:style-name="Internet_20_link"><text:span text:style-name="T30">BUNDLE_ACTIVATIONPOLICY</text:span></text:span></text:a><text:span text:style-name="Default_20_Paragraph_20_Font"><text:span text:style-name="T9">, </text:span></text:span><text:span text:style-name="Code2"><text:span text:style-name="T20">org.osgi.framework.Bundle.start(int)</text:span></text:span><text:span text:style-name="Default_20_Paragraph_20_Font"><text:span text:style-name="T9">, </text:span></text:span><text:span text:style-name="Code2"><text:span text:style-name="T20">org.osgi.framework.Bundle.START_ACTIVATION_POLICY</text:span></text:span></text:p>
        <text:p text:style-name="P41"/>
        <text:p text:style-name="P43"><text:bookmark text:name="r93"/><text:span text:style-name="T17">FRAMEWORK_VERSION</text:span></text:p>
        <text:p text:style-name="P22"><text:span text:style-name="Code2"><text:span text:style-name="T18">public static final String FRAMEWORK_VERSION</text:span></text:span><text:span text:style-name="Code2"><text:span text:style-name="T21"> = "org.osgi.framework.version"</text:span></text:span></text:p>
        <text:p text:style-name="P38"><text:span text:style-name="T8">Framework environment property identifying the Framework version.</text:span></text:p>
        <text:p text:style-name="P38"><text:span text:style-name="T8">The value of this property may be retrieved by calling the </text:span><text:span text:style-name="Code2"><text:span text:style-name="T18">BundleContext.getProperty</text:span></text:span><text:span text:style-name="Default_20_Paragraph_20_Font"><text:span text:style-name="T8"> method.</text:span></text:span></text:p>
        <text:p text:style-name="P41"/>
        <text:p text:style-name="P43"><text:bookmark text:name="r94"/><text:span text:style-name="T17">FRAMEWORK_VENDOR</text:span></text:p>
        <text:p text:style-name="P22"><text:span text:style-name="Code2"><text:span text:style-name="T18">public static final String FRAMEWORK_VENDOR</text:span></text:span><text:span text:style-name="Code2"><text:span text:style-name="T21"> = "org.osgi.framework.vendor"</text:span></text:span></text:p>
        <text:p text:style-name="P38"><text:span text:style-name="T8">Framework environment property identifying the Framework implementation vendor.</text:span></text:p>
        <text:p text:style-name="P38"><text:span text:style-name="T8">The value of this property may be retrieved by calling the </text:span><text:span text:style-name="Code2"><text:span text:style-name="T18">BundleContext.getProperty</text:span></text:span><text:span text:style-name="Default_20_Paragraph_20_Font"><text:span text:style-name="T8"> method.</text:span></text:span></text:p>
        <text:p text:style-name="P41"/>
        <text:p text:style-name="P43"><text:bookmark text:name="r95"/><text:span text:style-name="T17">FRAMEWORK_LANGUAGE</text:span></text:p>
        <text:p text:style-name="P22"><text:span text:style-name="Code2"><text:span text:style-name="T18">public static final String FRAMEWORK_LANGUAGE</text:span></text:span><text:span text:style-name="Code2"><text:span text:style-name="T21"> = "org.osgi.framework.language"</text:span></text:span></text:p>
        <text:p text:style-name="P38"><text:soft-page-break/><text:span text:style-name="T8">Framework launching property identifying the Framework implementation language (see ISO 639 for possible values).</text:span></text:p>
        <text:p text:style-name="P38"><text:span text:style-name="T8">The value of this property may be retrieved by calling the </text:span><text:span text:style-name="Code2"><text:span text:style-name="T18">BundleContext.getProperty</text:span></text:span><text:span text:style-name="Default_20_Paragraph_20_Font"><text:span text:style-name="T8"> method.</text:span></text:span></text:p>
        <text:p text:style-name="P41"/>
        <text:p text:style-name="P43"><text:bookmark text:name="r96"/><text:span text:style-name="T17">FRAMEWORK_OS_NAME</text:span></text:p>
        <text:p text:style-name="P22"><text:span text:style-name="Code2"><text:span text:style-name="T18">public static final String FRAMEWORK_OS_NAME</text:span></text:span><text:span text:style-name="Code2"><text:span text:style-name="T21"> = "org.osgi.framework.os.name"</text:span></text:span></text:p>
        <text:p text:style-name="P38"><text:span text:style-name="T8">Framework launching property identifying the Framework host-computer's operating system.</text:span></text:p>
        <text:p text:style-name="P38"><text:span text:style-name="T8">The value of this property may be retrieved by calling the </text:span><text:span text:style-name="Code2"><text:span text:style-name="T18">BundleContext.getProperty</text:span></text:span><text:span text:style-name="Default_20_Paragraph_20_Font"><text:span text:style-name="T8"> method.</text:span></text:span></text:p>
        <text:p text:style-name="P41"/>
        <text:p text:style-name="P43"><text:bookmark text:name="r97"/><text:span text:style-name="T17">FRAMEWORK_OS_VERSION</text:span></text:p>
        <text:p text:style-name="P22"><text:span text:style-name="Code2"><text:span text:style-name="T18">public static final String FRAMEWORK_OS_VERSION</text:span></text:span><text:span text:style-name="Code2"><text:span text:style-name="T21"> = "org.osgi.framework.os.version"</text:span></text:span></text:p>
        <text:p text:style-name="P38"><text:span text:style-name="T8">Framework launching property identifying the Framework host-computer's operating system version number.</text:span></text:p>
        <text:p text:style-name="P38"><text:span text:style-name="T8">The value of this property may be retrieved by calling the </text:span><text:span text:style-name="Code2"><text:span text:style-name="T18">BundleContext.getProperty</text:span></text:span><text:span text:style-name="Default_20_Paragraph_20_Font"><text:span text:style-name="T8"> method.</text:span></text:span></text:p>
        <text:p text:style-name="P41"/>
        <text:p text:style-name="P43"><text:bookmark text:name="r98"/><text:span text:style-name="T17">FRAMEWORK_PROCESSOR</text:span></text:p>
        <text:p text:style-name="P22"><text:span text:style-name="Code2"><text:span text:style-name="T18">public static final String FRAMEWORK_PROCESSOR</text:span></text:span><text:span text:style-name="Code2"><text:span text:style-name="T21"> = "org.osgi.framework.processor"</text:span></text:span></text:p>
        <text:p text:style-name="P38"><text:span text:style-name="T8">Framework launching property identifying the Framework host-computer's processor name.</text:span></text:p>
        <text:p text:style-name="P38"><text:span text:style-name="T8">The value of this property may be retrieved by calling the </text:span><text:span text:style-name="Code2"><text:span text:style-name="T18">BundleContext.getProperty</text:span></text:span><text:span text:style-name="Default_20_Paragraph_20_Font"><text:span text:style-name="T8"> method.</text:span></text:span></text:p>
        <text:p text:style-name="P41"/>
        <text:p text:style-name="P43"><text:bookmark text:name="r99"/><text:span text:style-name="T17">FRAMEWORK_EXECUTIONENVIRONMENT</text:span></text:p>
        <text:p text:style-name="P22"><text:span text:style-name="Code2"><text:span text:style-name="T18">public static final String FRAMEWORK_EXECUTIONENVIRONMENT</text:span></text:span><text:span text:style-name="Code2"><text:span text:style-name="T21"> = "org.osgi.framework.executionenvironment"</text:span></text:span></text:p>
        <text:p text:style-name="P38"><text:span text:style-name="T8">Deprecated.</text:span></text:p>
        <text:p text:style-name="P38"><text:span text:style-name="T8">Framework launching property identifying execution environments provided by the Framework.</text:span></text:p>
        <text:p text:style-name="P38"><text:span text:style-name="T8">The value of this property may be retrieved by calling the </text:span><text:span text:style-name="Code2"><text:span text:style-name="T18">BundleContext.getProperty</text:span></text:span><text:span text:style-name="Default_20_Paragraph_20_Font"><text:span text:style-name="T8"> method.</text:span></text:span></text:p>
        <text:p text:style-name="P38"><text:span text:style-name="T8">Since:</text:span></text:p>
        <text:p text:style-name="P58"><text:span text:style-name="T8">1.2</text:span></text:p>
        <text:p text:style-name="P41"/>
        <text:p text:style-name="P43"><text:bookmark text:name="r100"/><text:span text:style-name="T17">FRAMEWORK_BOOTDELEGATION</text:span></text:p>
        <text:p text:style-name="P22"><text:span text:style-name="Code2"><text:span text:style-name="T18">public static final String FRAMEWORK_BOOTDELEGATION</text:span></text:span><text:span text:style-name="Code2"><text:span text:style-name="T21"> = "org.osgi.framework.bootdelegation"</text:span></text:span></text:p>
        <text:p text:style-name="P38"><text:span text:style-name="T8">Framework launching property identifying packages for which the Framework must delegate class loading to the parent class loader of the bundle.</text:span></text:p>
        <text:p text:style-name="P38"><text:span text:style-name="T8">The value of this property may be retrieved by calling the </text:span><text:span text:style-name="Code2"><text:span text:style-name="T18">BundleContext.getProperty</text:span></text:span><text:span text:style-name="Default_20_Paragraph_20_Font"><text:span text:style-name="T8"> method.</text:span></text:span></text:p>
        <text:p text:style-name="P38"><text:span text:style-name="T8">Since:</text:span></text:p>
        <text:p text:style-name="P58"><text:span text:style-name="T8">1.3</text:span></text:p>
        <text:p text:style-name="P38"><text:span text:style-name="T8">See Also:</text:span></text:p>
        <text:p text:style-name="P58"><text:a xlink:type="simple" xlink:href="file:///l%22r118"><text:span text:style-name="Internet_20_link"><text:span text:style-name="T30">FRAMEWORK_BUNDLE_PARENT</text:span></text:span></text:a></text:p>
        <text:p text:style-name="P41"/>
        <text:p text:style-name="P43"><text:bookmark text:name="r101"/><text:span text:style-name="T17">FRAMEWORK_SYSTEMPACKAGES</text:span></text:p>
        <text:p text:style-name="P22"><text:span text:style-name="Code2"><text:span text:style-name="T18">public static final String FRAMEWORK_SYSTEMPACKAGES</text:span></text:span><text:span text:style-name="Code2"><text:span text:style-name="T21"> = "org.osgi.framework.system.packages"</text:span></text:span></text:p>
        <text:p text:style-name="P38"><text:span text:style-name="T8">Framework launching property identifying packages which the system bundle must export.</text:span></text:p>
        <text:p text:style-name="P38"><text:span text:style-name="T8">If this property is not specified then the framework must calculate a reasonable default value for the current execution environment.</text:span></text:p>
        <text:p text:style-name="P38"><text:span text:style-name="T8">The value of this property may be retrieved by calling the </text:span><text:span text:style-name="Code2"><text:span text:style-name="T18">BundleContext.getProperty</text:span></text:span><text:span text:style-name="Default_20_Paragraph_20_Font"><text:span text:style-name="T8"> method.</text:span></text:span></text:p>
        <text:p text:style-name="P38"><text:span text:style-name="T8">Since:</text:span></text:p>
        <text:p text:style-name="P58"><text:span text:style-name="T8">1.3</text:span></text:p>
        <text:p text:style-name="P41"/>
        <text:p text:style-name="P43"><text:bookmark text:name="r102"/><text:span text:style-name="T17">FRAMEWORK_SYSTEMPACKAGES_EXTRA</text:span></text:p>
        <text:p text:style-name="P22"><text:span text:style-name="Code2"><text:span text:style-name="T18">public static final String FRAMEWORK_SYSTEMPACKAGES_EXTRA</text:span></text:span><text:span text:style-name="Code2"><text:span text:style-name="T21"> = "org.osgi.framework.system.packages.extra"</text:span></text:span></text:p>
        <text:p text:style-name="P38"><text:span text:style-name="T8">Framework launching property identifying extra packages which the system bundle must export from the current execution environment.</text:span></text:p>
        <text:p text:style-name="P38"><text:span text:style-name="T8">This property is useful for configuring extra system packages in addition to the system packages calculated by the framework.</text:span></text:p>
        <text:p text:style-name="P38"><text:span text:style-name="T8">The value of this property may be retrieved by calling the </text:span><text:span text:style-name="Code2"><text:span text:style-name="T18">BundleContext.getProperty</text:span></text:span><text:span text:style-name="Default_20_Paragraph_20_Font"><text:span text:style-name="T8"> method.</text:span></text:span></text:p>
        <text:p text:style-name="P38"><text:span text:style-name="T8">Since:</text:span></text:p>
        <text:p text:style-name="P58"><text:span text:style-name="T8">1.5</text:span></text:p>
        <text:p text:style-name="P38"><text:span text:style-name="T8">See Also:</text:span></text:p>
        <text:p text:style-name="P58"><text:a xlink:type="simple" xlink:href="file:///l%22r101"><text:span text:style-name="Internet_20_link"><text:span text:style-name="T30">FRAMEWORK_SYSTEMPACKAGES</text:span></text:span></text:a></text:p>
        <text:p text:style-name="P41"/>
        <text:p text:style-name="P43"><text:bookmark text:name="r103"/><text:span text:style-name="T17">SUPPORTS_FRAMEWORK_EXTENSION</text:span></text:p>
        <text:p text:style-name="P22"><text:span text:style-name="Code2"><text:span text:style-name="T18">public static final String SUPPORTS_FRAMEWORK_EXTENSION</text:span></text:span><text:span text:style-name="Code2"><text:span text:style-name="T21"> = "org.osgi.supports.framework.extension"</text:span></text:span></text:p>
        <text:p text:style-name="P38"><text:span text:style-name="T8">Framework environment property identifying whether the Framework supports framework extension bundles.</text:span></text:p>
        <text:p text:style-name="P38"><text:span text:style-name="T8">As of version 1.4, the value of this property must be </text:span><text:span text:style-name="Code2"><text:span text:style-name="T18">true</text:span></text:span><text:span text:style-name="Default_20_Paragraph_20_Font"><text:span text:style-name="T8">. The Framework must support framework extension bundles.</text:span></text:span></text:p>
        <text:p text:style-name="P38"><text:span text:style-name="T8">The value of this property may be retrieved by calling the </text:span><text:span text:style-name="Code2"><text:span text:style-name="T18">BundleContext.getProperty</text:span></text:span><text:span text:style-name="Default_20_Paragraph_20_Font"><text:span text:style-name="T8"> method.</text:span></text:span></text:p>
        <text:p text:style-name="P38"><text:span text:style-name="T8">Since:</text:span></text:p>
        <text:p text:style-name="P58"><text:span text:style-name="T8">1.3</text:span></text:p>
        <text:p text:style-name="P41"/>
        <text:p text:style-name="P43"><text:bookmark text:name="r104"/><text:span text:style-name="T17">SUPPORTS_BOOTCLASSPATH_EXTENSION</text:span></text:p>
        <text:p text:style-name="P22"><text:span text:style-name="Code2"><text:span text:style-name="T18">public static final String SUPPORTS_BOOTCLASSPATH_EXTENSION</text:span></text:span><text:span text:style-name="Code2"><text:span text:style-name="T21"> = "org.osgi.supports.bootclasspath.extension"</text:span></text:span></text:p>
        <text:p text:style-name="P38"><text:span text:style-name="T8">Framework environment property identifying whether the Framework supports bootclasspath extension bundles.</text:span></text:p>
        <text:p text:style-name="P38"><text:span text:style-name="T8">If the value of this property is </text:span><text:span text:style-name="Code2"><text:span text:style-name="T18">true</text:span></text:span><text:span text:style-name="Default_20_Paragraph_20_Font"><text:span text:style-name="T8">, then the Framework supports bootclasspath extension bundles. The default value is </text:span></text:span><text:span text:style-name="Code2"><text:span text:style-name="T18">false</text:span></text:span><text:span text:style-name="Default_20_Paragraph_20_Font"><text:span text:style-name="T8">.</text:span></text:span></text:p>
        <text:p text:style-name="P38"><text:span text:style-name="T8">The value of this property may be retrieved by calling the </text:span><text:span text:style-name="Code2"><text:span text:style-name="T18">BundleContext.getProperty</text:span></text:span><text:span text:style-name="Default_20_Paragraph_20_Font"><text:span text:style-name="T8"> method.</text:span></text:span></text:p>
        <text:p text:style-name="P38"><text:span text:style-name="T8">Since:</text:span></text:p>
        <text:p text:style-name="P58"><text:soft-page-break/><text:span text:style-name="T8">1.3</text:span></text:p>
        <text:p text:style-name="P41"/>
        <text:p text:style-name="P43"><text:bookmark text:name="r105"/><text:span text:style-name="T17">SUPPORTS_FRAMEWORK_FRAGMENT</text:span></text:p>
        <text:p text:style-name="P22"><text:span text:style-name="Code2"><text:span text:style-name="T18">public static final String SUPPORTS_FRAMEWORK_FRAGMENT</text:span></text:span><text:span text:style-name="Code2"><text:span text:style-name="T21"> = "org.osgi.supports.framework.fragment"</text:span></text:span></text:p>
        <text:p text:style-name="P38"><text:span text:style-name="T8">Framework environment property identifying whether the Framework supports fragment bundles.</text:span></text:p>
        <text:p text:style-name="P38"><text:span text:style-name="T8">As of version 1.4, the value of this property must be </text:span><text:span text:style-name="Code2"><text:span text:style-name="T18">true</text:span></text:span><text:span text:style-name="Default_20_Paragraph_20_Font"><text:span text:style-name="T8">. The Framework must support fragment bundles.</text:span></text:span></text:p>
        <text:p text:style-name="P38"><text:span text:style-name="T8">The value of this property may be retrieved by calling the </text:span><text:span text:style-name="Code2"><text:span text:style-name="T18">BundleContext.getProperty</text:span></text:span><text:span text:style-name="Default_20_Paragraph_20_Font"><text:span text:style-name="T8"> method.</text:span></text:span></text:p>
        <text:p text:style-name="P38"><text:span text:style-name="T8">Since:</text:span></text:p>
        <text:p text:style-name="P58"><text:span text:style-name="T8">1.3</text:span></text:p>
        <text:p text:style-name="P41"/>
        <text:p text:style-name="P43"><text:bookmark text:name="r106"/><text:span text:style-name="T17">SUPPORTS_FRAMEWORK_REQUIREBUNDLE</text:span></text:p>
        <text:p text:style-name="P22"><text:span text:style-name="Code2"><text:span text:style-name="T18">public static final String SUPPORTS_FRAMEWORK_REQUIREBUNDLE</text:span></text:span><text:span text:style-name="Code2"><text:span text:style-name="T21"> = "org.osgi.supports.framework.requirebundle"</text:span></text:span></text:p>
        <text:p text:style-name="P38"><text:span text:style-name="T8">Framework environment property identifying whether the Framework supports the </text:span><text:a xlink:type="simple" xlink:href="file:///l%22r71"><text:span text:style-name="Internet_20_link"><text:span text:style-name="T30">Require-Bundle</text:span></text:span></text:a><text:span text:style-name="Default_20_Paragraph_20_Font"><text:span text:style-name="T9"> manifest header.</text:span></text:span></text:p>
        <text:p text:style-name="P38"><text:span text:style-name="T8">As of version 1.4, the value of this property must be </text:span><text:span text:style-name="Code2"><text:span text:style-name="T18">true</text:span></text:span><text:span text:style-name="Default_20_Paragraph_20_Font"><text:span text:style-name="T8">. The Framework must support the </text:span></text:span><text:span text:style-name="Code2"><text:span text:style-name="T18">Require-Bundle</text:span></text:span><text:span text:style-name="Default_20_Paragraph_20_Font"><text:span text:style-name="T8"> manifest header.</text:span></text:span></text:p>
        <text:p text:style-name="P38"><text:span text:style-name="T8">The value of this property may be retrieved by calling the </text:span><text:span text:style-name="Code2"><text:span text:style-name="T18">BundleContext.getProperty</text:span></text:span><text:span text:style-name="Default_20_Paragraph_20_Font"><text:span text:style-name="T8"> method.</text:span></text:span></text:p>
        <text:p text:style-name="P38"><text:span text:style-name="T8">Since:</text:span></text:p>
        <text:p text:style-name="P58"><text:span text:style-name="T8">1.3</text:span></text:p>
        <text:p text:style-name="P41"/>
        <text:p text:style-name="P43"><text:bookmark text:name="r107"/><text:span text:style-name="T17">FRAMEWORK_SECURITY</text:span></text:p>
        <text:p text:style-name="P22"><text:span text:style-name="Code2"><text:span text:style-name="T18">public static final String FRAMEWORK_SECURITY</text:span></text:span><text:span text:style-name="Code2"><text:span text:style-name="T21"> = "org.osgi.framework.security"</text:span></text:span></text:p>
        <text:p text:style-name="P38"><text:span text:style-name="T8">Framework launching property specifying the type of security manager the framework must use. If not specified then the framework will not set the VM security manager.</text:span></text:p>
        <text:p text:style-name="P38"><text:span text:style-name="T8">Since:</text:span></text:p>
        <text:p text:style-name="P58"><text:span text:style-name="T8">1.5</text:span></text:p>
        <text:p text:style-name="P38"><text:span text:style-name="T8">See Also:</text:span></text:p>
        <text:p text:style-name="P58"><text:a xlink:type="simple" xlink:href="file:///l%22r108"><text:span text:style-name="Internet_20_link"><text:span text:style-name="T30">FRAMEWORK_SECURITY_OSGI</text:span></text:span></text:a></text:p>
        <text:p text:style-name="P41"/>
        <text:p text:style-name="P43"><text:bookmark text:name="r108"/><text:span text:style-name="T17">FRAMEWORK_SECURITY_OSGI</text:span></text:p>
        <text:p text:style-name="P22"><text:span text:style-name="Code2"><text:span text:style-name="T18">public static final String FRAMEWORK_SECURITY_OSGI</text:span></text:span><text:span text:style-name="Code2"><text:span text:style-name="T21"> = "osgi"</text:span></text:span></text:p>
        <text:p text:style-name="P38"><text:span text:style-name="T8">Specifies that a security manager that supports all security aspects of the OSGi core specification including postponed conditions must be installed.</text:span></text:p>
        <text:p text:style-name="P38"><text:span text:style-name="T8">If this value is specified and there is a security manager already installed, then a </text:span><text:span text:style-name="Code2"><text:span text:style-name="T18">SecurityException</text:span></text:span><text:span text:style-name="Default_20_Paragraph_20_Font"><text:span text:style-name="T8"> must be thrown when the Framework is initialized.</text:span></text:span></text:p>
        <text:p text:style-name="P38"><text:span text:style-name="T8">Since:</text:span></text:p>
        <text:p text:style-name="P58"><text:span text:style-name="T8">1.5</text:span></text:p>
        <text:p text:style-name="P38"><text:span text:style-name="T8">See Also:</text:span></text:p>
        <text:p text:style-name="P58"><text:a xlink:type="simple" xlink:href="file:///l%22r107"><text:span text:style-name="Internet_20_link"><text:span text:style-name="T30">FRAMEWORK_SECURITY</text:span></text:span></text:a></text:p>
        <text:p text:style-name="P41"/>
        <text:p text:style-name="P43"><text:bookmark text:name="r109"/><text:span text:style-name="T17">FRAMEWORK_STORAGE</text:span></text:p>
        <text:p text:style-name="P22"><text:span text:style-name="Code2"><text:span text:style-name="T18">public static final String FRAMEWORK_STORAGE</text:span></text:span><text:span text:style-name="Code2"><text:span text:style-name="T21"> = "org.osgi.framework.storage"</text:span></text:span></text:p>
        <text:p text:style-name="P38"><text:span text:style-name="T8">Framework launching property specifying the persistent storage area used by the framework. The value of this property must be a valid file path in the file system to a directory. If the specified directory does not exist then the framework will create the directory. If the specified path exists but is not a directory or if the framework fails to create the storage directory, then framework initialization must fail. The framework is free to use this directory as it sees fit. This area can not be shared with anything else.</text:span></text:p>
        <text:p text:style-name="P38"><text:span text:style-name="T8">If this property is not set, the framework should use a reasonable platform default for the persistent storage area.</text:span></text:p>
        <text:p text:style-name="P38"><text:span text:style-name="T8">Since:</text:span></text:p>
        <text:p text:style-name="P58"><text:span text:style-name="T8">1.5</text:span></text:p>
        <text:p text:style-name="P41"/>
        <text:p text:style-name="P43"><text:bookmark text:name="r110"/><text:span text:style-name="T17">FRAMEWORK_STORAGE_CLEAN</text:span></text:p>
        <text:p text:style-name="P22"><text:span text:style-name="Code2"><text:span text:style-name="T18">public static final String FRAMEWORK_STORAGE_CLEAN</text:span></text:span><text:span text:style-name="Code2"><text:span text:style-name="T21"> = "org.osgi.framework.storage.clean"</text:span></text:span></text:p>
        <text:p text:style-name="P38"><text:span text:style-name="T8">Framework launching property specifying if and when the persistent storage area for the framework should be cleaned. If this property is not set, then the framework storage area must not be cleaned.</text:span></text:p>
        <text:p text:style-name="P38"><text:span text:style-name="T8">Since:</text:span></text:p>
        <text:p text:style-name="P58"><text:span text:style-name="T8">1.5</text:span></text:p>
        <text:p text:style-name="P38"><text:span text:style-name="T8">See Also:</text:span></text:p>
        <text:p text:style-name="P58"><text:a xlink:type="simple" xlink:href="file:///l%22r111"><text:span text:style-name="Internet_20_link"><text:span text:style-name="T30">FRAMEWORK_STORAGE_CLEAN_ONFIRSTINIT</text:span></text:span></text:a></text:p>
        <text:p text:style-name="P41"/>
        <text:p text:style-name="P43"><text:bookmark text:name="r111"/><text:span text:style-name="T17">FRAMEWORK_STORAGE_CLEAN_ONFIRSTINIT</text:span></text:p>
        <text:p text:style-name="P22"><text:span text:style-name="Code2"><text:span text:style-name="T18">public static final String FRAMEWORK_STORAGE_CLEAN_ONFIRSTINIT</text:span></text:span><text:span text:style-name="Code2"><text:span text:style-name="T21"> = "onFirstInit"</text:span></text:span></text:p>
        <text:p text:style-name="P38"><text:span text:style-name="T8">Specifies that the framework storage area must be cleaned before the framework is initialized for the first time. Subsequent inits, starts or updates of the framework will not result in cleaning the framework storage area.</text:span></text:p>
        <text:p text:style-name="P38"><text:span text:style-name="T8">Since:</text:span></text:p>
        <text:p text:style-name="P58"><text:span text:style-name="T8">1.5</text:span></text:p>
        <text:p text:style-name="P41"/>
        <text:p text:style-name="P43"><text:bookmark text:name="r112"/><text:span text:style-name="T17">FRAMEWORK_LIBRARY_EXTENSIONS</text:span></text:p>
        <text:p text:style-name="P22"><text:span text:style-name="Code2"><text:span text:style-name="T18">public static final String FRAMEWORK_LIBRARY_EXTENSIONS</text:span></text:span><text:span text:style-name="Code2"><text:span text:style-name="T21"> = "org.osgi.framework.library.extensions"</text:span></text:span></text:p>
        <text:p text:style-name="P38"><text:span text:style-name="T8">Framework launching property specifying a comma separated list of additional library file extensions that must be used when a bundle's class loader is searching for native libraries. If this property is not set, then only the library name returned by </text:span><text:span text:style-name="Code2"><text:span text:style-name="T18">System.mapLibraryName(String)</text:span></text:span><text:span text:style-name="Default_20_Paragraph_20_Font"><text:span text:style-name="T8"> will be used to search. This is needed for certain operating systems which allow more than one extension for a library. For example, AIX </text:span></text:span><text:soft-page-break/><text:span text:style-name="Default_20_Paragraph_20_Font"><text:span text:style-name="T8">allows library extensions of </text:span></text:span><text:span text:style-name="Code2"><text:span text:style-name="T18">.a</text:span></text:span><text:span text:style-name="Default_20_Paragraph_20_Font"><text:span text:style-name="T8"> and </text:span></text:span><text:span text:style-name="Code2"><text:span text:style-name="T18">.so</text:span></text:span><text:span text:style-name="Default_20_Paragraph_20_Font"><text:span text:style-name="T8">, but </text:span></text:span><text:span text:style-name="Code2"><text:span text:style-name="T18">System.mapLibraryName(String)</text:span></text:span><text:span text:style-name="Default_20_Paragraph_20_Font"><text:span text:style-name="T8"> will only return names with the </text:span></text:span><text:span text:style-name="Code2"><text:span text:style-name="T18">.a</text:span></text:span><text:span text:style-name="Default_20_Paragraph_20_Font"><text:span text:style-name="T8"> extension.</text:span></text:span></text:p>
        <text:p text:style-name="P38"><text:span text:style-name="T8">Since:</text:span></text:p>
        <text:p text:style-name="P58"><text:span text:style-name="T8">1.5</text:span></text:p>
        <text:p text:style-name="P41"/>
        <text:p text:style-name="P43"><text:bookmark text:name="r113"/><text:span text:style-name="T17">FRAMEWORK_EXECPERMISSION</text:span></text:p>
        <text:p text:style-name="P22"><text:span text:style-name="Code2"><text:span text:style-name="T18">public static final String FRAMEWORK_EXECPERMISSION</text:span></text:span><text:span text:style-name="Code2"><text:span text:style-name="T21"> = "org.osgi.framework.command.execpermission"</text:span></text:span></text:p>
        <text:p text:style-name="P38"><text:span text:style-name="T8">Framework launching property specifying an optional OS specific command to set file permissions on extracted native code. On some operating systems, it is required that native libraries be set to executable. This optional property allows you to specify the command. For example, on a UNIX style OS, this property could have the following value.</text:span></text:p>
        <text:p text:style-name="P38"><text:span text:style-name="T18"> chmod +rx ${abspath}</text:span></text:p>
        <text:p text:style-name="P38"><text:span text:style-name="T8">The </text:span><text:span text:style-name="T18">${abspath}</text:span><text:span text:style-name="T8"> is used by the framework to substitute the actual absolute file path.</text:span></text:p>
        <text:p text:style-name="P38"><text:span text:style-name="T8">Since:</text:span></text:p>
        <text:p text:style-name="P58"><text:span text:style-name="T8">1.5</text:span></text:p>
        <text:p text:style-name="P41"/>
        <text:p text:style-name="P43"><text:bookmark text:name="r114"/><text:span text:style-name="T17">FRAMEWORK_COMMAND_ABSPATH</text:span></text:p>
        <text:p text:style-name="P22"><text:span text:style-name="Code2"><text:span text:style-name="T18">public static final String FRAMEWORK_COMMAND_ABSPATH</text:span></text:span><text:span text:style-name="Code2"><text:span text:style-name="T21"> = "abspath"</text:span></text:span></text:p>
        <text:p text:style-name="P38"><text:span text:style-name="T8">Specified the substitution string for the absolute path of a file.</text:span></text:p>
        <text:p text:style-name="P38"><text:span text:style-name="T8">Since:</text:span></text:p>
        <text:p text:style-name="P58"><text:span text:style-name="T8">1.6</text:span></text:p>
        <text:p text:style-name="P38"><text:span text:style-name="T8">See Also:</text:span></text:p>
        <text:p text:style-name="P58"><text:a xlink:type="simple" xlink:href="file:///l%22r113"><text:span text:style-name="Internet_20_link"><text:span text:style-name="T30">FRAMEWORK_EXECPERMISSION</text:span></text:span></text:a></text:p>
        <text:p text:style-name="P41"/>
        <text:p text:style-name="P43"><text:bookmark text:name="r115"/><text:span text:style-name="T17">FRAMEWORK_TRUST_REPOSITORIES</text:span></text:p>
        <text:p text:style-name="P22"><text:span text:style-name="Code2"><text:span text:style-name="T18">public static final String FRAMEWORK_TRUST_REPOSITORIES</text:span></text:span><text:span text:style-name="Code2"><text:span text:style-name="T21"> = "org.osgi.framework.trust.repositories"</text:span></text:span></text:p>
        <text:p text:style-name="P38"><text:span text:style-name="T8">Framework launching property specifying the trust repositories used by the framework. The value is a </text:span><text:span text:style-name="Code2"><text:span text:style-name="T18">java.io.File.pathSeparator</text:span></text:span><text:span text:style-name="Default_20_Paragraph_20_Font"><text:span text:style-name="T8"> separated list of valid file paths to files that contain key stores. Key stores of type </text:span></text:span><text:span text:style-name="Code2"><text:span text:style-name="T18">JKS</text:span></text:span><text:span text:style-name="Default_20_Paragraph_20_Font"><text:span text:style-name="T8"> must be supported and other key store types may be supported. The framework will use the key stores as trust repositories to authenticate certificates of trusted signers. The key stores are only used as read-only trust repositories to access public keys. No passwords are required to access the key stores' public keys.</text:span></text:span></text:p>
        <text:p text:style-name="P38"><text:span text:style-name="T8">Note that framework implementations are allowed to use other trust repositories in addition to the trust repositories specified by this property. How these other trust repositories are configured and populated is implementation specific.</text:span></text:p>
        <text:p text:style-name="P38"><text:span text:style-name="T8">Since:</text:span></text:p>
        <text:p text:style-name="P58"><text:span text:style-name="T8">1.5</text:span></text:p>
        <text:p text:style-name="P41"/>
        <text:p text:style-name="P43"><text:bookmark text:name="r116"/><text:span text:style-name="T17">FRAMEWORK_WINDOWSYSTEM</text:span></text:p>
        <text:p text:style-name="P22"><text:span text:style-name="Code2"><text:span text:style-name="T18">public static final String FRAMEWORK_WINDOWSYSTEM</text:span></text:span><text:span text:style-name="Code2"><text:span text:style-name="T21"> = "org.osgi.framework.windowsystem"</text:span></text:span></text:p>
        <text:p text:style-name="P38"><text:span text:style-name="T8">Framework launching property specifying the current windowing system. The framework should provide a reasonable default if this is not set.</text:span></text:p>
        <text:p text:style-name="P38"><text:span text:style-name="T8">Since:</text:span></text:p>
        <text:p text:style-name="P58"><text:span text:style-name="T8">1.5</text:span></text:p>
        <text:p text:style-name="P41"/>
        <text:p text:style-name="P43"><text:bookmark text:name="r117"/><text:span text:style-name="T17">FRAMEWORK_BEGINNING_STARTLEVEL</text:span></text:p>
        <text:p text:style-name="P22"><text:span text:style-name="Code2"><text:span text:style-name="T18">public static final String FRAMEWORK_BEGINNING_STARTLEVEL</text:span></text:span><text:span text:style-name="Code2"><text:span text:style-name="T21"> = "org.osgi.framework.startlevel.beginning"</text:span></text:span></text:p>
        <text:p text:style-name="P38"><text:span text:style-name="T8">Framework launching property specifying the beginning start level of the framework.</text:span></text:p>
        <text:p text:style-name="P38"><text:span text:style-name="T8">Since:</text:span></text:p>
        <text:p text:style-name="P58"><text:span text:style-name="T8">1.5</text:span></text:p>
        <text:p text:style-name="P38"><text:span text:style-name="T8">See Also:</text:span></text:p>
        <text:p text:style-name="P58"><text:span text:style-name="T8">"Core Specification, Starting the Framework."</text:span></text:p>
        <text:p text:style-name="P41"/>
        <text:p text:style-name="P43"><text:bookmark text:name="r118"/><text:span text:style-name="T17">FRAMEWORK_BUNDLE_PARENT</text:span></text:p>
        <text:p text:style-name="P22"><text:span text:style-name="Code2"><text:span text:style-name="T18">public static final String FRAMEWORK_BUNDLE_PARENT</text:span></text:span><text:span text:style-name="Code2"><text:span text:style-name="T21"> = "org.osgi.framework.bundle.parent"</text:span></text:span></text:p>
        <text:p text:style-name="P38"><text:span text:style-name="T8">Framework launching property specifying the parent class loader type for all bundle class loaders. Default value is </text:span><text:a xlink:type="simple" xlink:href="file:///l%22r119"><text:span text:style-name="Internet_20_link"><text:span text:style-name="T30">boot</text:span></text:span></text:a><text:span text:style-name="Default_20_Paragraph_20_Font"><text:span text:style-name="T9">.</text:span></text:span></text:p>
        <text:p text:style-name="P38"><text:span text:style-name="T8">Since:</text:span></text:p>
        <text:p text:style-name="P58"><text:span text:style-name="T8">1.5</text:span></text:p>
        <text:p text:style-name="P38"><text:span text:style-name="T8">See Also:</text:span></text:p>
        <text:p text:style-name="P58"><text:a xlink:type="simple" xlink:href="file:///l%22r119"><text:span text:style-name="Internet_20_link"><text:span text:style-name="T30">FRAMEWORK_BUNDLE_PARENT_BOOT</text:span></text:span></text:a><text:span text:style-name="Default_20_Paragraph_20_Font"><text:span text:style-name="T9">, </text:span></text:span><text:a xlink:type="simple" xlink:href="file:///l%22r120"><text:span text:style-name="Internet_20_link"><text:span text:style-name="T30">FRAMEWORK_BUNDLE_PARENT_EXT</text:span></text:span></text:a><text:span text:style-name="Default_20_Paragraph_20_Font"><text:span text:style-name="T9">, </text:span></text:span><text:a xlink:type="simple" xlink:href="file:///l%22r121"><text:span text:style-name="Internet_20_link"><text:span text:style-name="T30">FRAMEWORK_BUNDLE_PARENT_APP</text:span></text:span></text:a><text:span text:style-name="Default_20_Paragraph_20_Font"><text:span text:style-name="T9">, </text:span></text:span><text:a xlink:type="simple" xlink:href="file:///l%22r122"><text:span text:style-name="Internet_20_link"><text:span text:style-name="T30">FRAMEWORK_BUNDLE_PARENT_FRAMEWORK</text:span></text:span></text:a></text:p>
        <text:p text:style-name="P41"/>
        <text:p text:style-name="P43"><text:bookmark text:name="r119"/><text:span text:style-name="T17">FRAMEWORK_BUNDLE_PARENT_BOOT</text:span></text:p>
        <text:p text:style-name="P22"><text:span text:style-name="Code2"><text:span text:style-name="T18">public static final String FRAMEWORK_BUNDLE_PARENT_BOOT</text:span></text:span><text:span text:style-name="Code2"><text:span text:style-name="T21"> = "boot"</text:span></text:span></text:p>
        <text:p text:style-name="P38"><text:span text:style-name="T8">Specifies to use of the boot class loader as the parent class loader for all bundle class loaders.</text:span></text:p>
        <text:p text:style-name="P38"><text:span text:style-name="T8">Since:</text:span></text:p>
        <text:p text:style-name="P58"><text:span text:style-name="T8">1.5</text:span></text:p>
        <text:p text:style-name="P38"><text:span text:style-name="T8">See Also:</text:span></text:p>
        <text:p text:style-name="P58"><text:a xlink:type="simple" xlink:href="file:///l%22r118"><text:span text:style-name="Internet_20_link"><text:span text:style-name="T30">FRAMEWORK_BUNDLE_PARENT</text:span></text:span></text:a></text:p>
        <text:p text:style-name="P41"/>
        <text:p text:style-name="P43"><text:bookmark text:name="r120"/><text:span text:style-name="T17">FRAMEWORK_BUNDLE_PARENT_EXT</text:span></text:p>
        <text:p text:style-name="P22"><text:span text:style-name="Code2"><text:span text:style-name="T18">public static final String FRAMEWORK_BUNDLE_PARENT_EXT</text:span></text:span><text:span text:style-name="Code2"><text:span text:style-name="T21"> = "ext"</text:span></text:span></text:p>
        <text:p text:style-name="P38"><text:span text:style-name="T8">Specifies to use the extension class loader as the parent class loader for all bundle class loaders.</text:span></text:p>
        <text:p text:style-name="P38"><text:span text:style-name="T8">Since:</text:span></text:p>
        <text:p text:style-name="P58"><text:span text:style-name="T8">1.5</text:span></text:p>
        <text:p text:style-name="P38"><text:soft-page-break/><text:span text:style-name="T8">See Also:</text:span></text:p>
        <text:p text:style-name="P58"><text:a xlink:type="simple" xlink:href="file:///l%22r118"><text:span text:style-name="Internet_20_link"><text:span text:style-name="T30">FRAMEWORK_BUNDLE_PARENT</text:span></text:span></text:a></text:p>
        <text:p text:style-name="P41"/>
        <text:p text:style-name="P43"><text:bookmark text:name="r121"/><text:span text:style-name="T17">FRAMEWORK_BUNDLE_PARENT_APP</text:span></text:p>
        <text:p text:style-name="P22"><text:span text:style-name="Code2"><text:span text:style-name="T18">public static final String FRAMEWORK_BUNDLE_PARENT_APP</text:span></text:span><text:span text:style-name="Code2"><text:span text:style-name="T21"> = "app"</text:span></text:span></text:p>
        <text:p text:style-name="P38"><text:span text:style-name="T8">Specifies to use the application class loader as the parent class loader for all bundle class loaders. Depending on how the framework is launched, this may refer to the same class loader as </text:span><text:a xlink:type="simple" xlink:href="file:///l%22r122"><text:span text:style-name="Internet_20_link"><text:span text:style-name="T30">FRAMEWORK_BUNDLE_PARENT_FRAMEWORK</text:span></text:span></text:a><text:span text:style-name="Default_20_Paragraph_20_Font"><text:span text:style-name="T9">.</text:span></text:span></text:p>
        <text:p text:style-name="P38"><text:span text:style-name="T8">Since:</text:span></text:p>
        <text:p text:style-name="P58"><text:span text:style-name="T8">1.5</text:span></text:p>
        <text:p text:style-name="P38"><text:span text:style-name="T8">See Also:</text:span></text:p>
        <text:p text:style-name="P58"><text:a xlink:type="simple" xlink:href="file:///l%22r118"><text:span text:style-name="Internet_20_link"><text:span text:style-name="T30">FRAMEWORK_BUNDLE_PARENT</text:span></text:span></text:a></text:p>
        <text:p text:style-name="P41"/>
        <text:p text:style-name="P43"><text:bookmark text:name="r122"/><text:span text:style-name="T17">FRAMEWORK_BUNDLE_PARENT_FRAMEWORK</text:span></text:p>
        <text:p text:style-name="P22"><text:span text:style-name="Code2"><text:span text:style-name="T18">public static final String FRAMEWORK_BUNDLE_PARENT_FRAMEWORK</text:span></text:span><text:span text:style-name="Code2"><text:span text:style-name="T21"> = "framework"</text:span></text:span></text:p>
        <text:p text:style-name="P38"><text:span text:style-name="T8">Specifies to use the framework class loader as the parent class loader for all bundle class loaders. The framework class loader is the class loader used to load the framework implementation. Depending on how the framework is launched, this may refer to the same class loader as </text:span><text:a xlink:type="simple" xlink:href="file:///l%22r121"><text:span text:style-name="Internet_20_link"><text:span text:style-name="T30">FRAMEWORK_BUNDLE_PARENT_APP</text:span></text:span></text:a><text:span text:style-name="Default_20_Paragraph_20_Font"><text:span text:style-name="T9">.</text:span></text:span></text:p>
        <text:p text:style-name="P38"><text:span text:style-name="T8">Since:</text:span></text:p>
        <text:p text:style-name="P58"><text:span text:style-name="T8">1.5</text:span></text:p>
        <text:p text:style-name="P38"><text:span text:style-name="T8">See Also:</text:span></text:p>
        <text:p text:style-name="P58"><text:a xlink:type="simple" xlink:href="file:///l%22r118"><text:span text:style-name="Internet_20_link"><text:span text:style-name="T30">FRAMEWORK_BUNDLE_PARENT</text:span></text:span></text:a></text:p>
        <text:p text:style-name="P41"/>
        <text:p text:style-name="P43"><text:bookmark text:name="r123"/><text:span text:style-name="T17">OBJECTCLASS</text:span></text:p>
        <text:p text:style-name="P22"><text:span text:style-name="Code2"><text:span text:style-name="T18">public static final String OBJECTCLASS</text:span></text:span><text:span text:style-name="Code2"><text:span text:style-name="T21"> = "objectClass"</text:span></text:span></text:p>
        <text:p text:style-name="P38"><text:span text:style-name="T8">Service property identifying all of the class names under which a service was registered in the Framework. The value of this property must be of type </text:span><text:span text:style-name="Code2"><text:span text:style-name="T18">String[]</text:span></text:span><text:span text:style-name="Default_20_Paragraph_20_Font"><text:span text:style-name="T8">.</text:span></text:span></text:p>
        <text:p text:style-name="P38"><text:span text:style-name="T8">This property is set by the Framework when a service is registered.</text:span></text:p>
        <text:p text:style-name="P41"/>
        <text:p text:style-name="P43"><text:bookmark text:name="r124"/><text:span text:style-name="T17">SERVICE_ID</text:span></text:p>
        <text:p text:style-name="P22"><text:span text:style-name="Code2"><text:span text:style-name="T18">public static final String SERVICE_ID</text:span></text:span><text:span text:style-name="Code2"><text:span text:style-name="T21"> = "service.id"</text:span></text:span></text:p>
        <text:p text:style-name="P38"><text:span text:style-name="T8">Service property identifying a service's registration number. The value of this property must be of type </text:span><text:span text:style-name="Code2"><text:span text:style-name="T18">Long</text:span></text:span><text:span text:style-name="Default_20_Paragraph_20_Font"><text:span text:style-name="T8">.</text:span></text:span></text:p>
        <text:p text:style-name="P38"><text:span text:style-name="T8">The value of this property is assigned by the Framework when a service is registered. The Framework assigns a unique value that is larger than all previously assigned values since the Framework was started. These values are NOT persistent across restarts of the Framework.</text:span></text:p>
        <text:p text:style-name="P41"/>
        <text:p text:style-name="P43"><text:bookmark text:name="r125"/><text:span text:style-name="T17">SERVICE_PID</text:span></text:p>
        <text:p text:style-name="P22"><text:span text:style-name="Code2"><text:span text:style-name="T18">public static final String SERVICE_PID</text:span></text:span><text:span text:style-name="Code2"><text:span text:style-name="T21"> = "service.pid"</text:span></text:span></text:p>
        <text:p text:style-name="P38"><text:span text:style-name="T8">Service property identifying a service's persistent identifier.</text:span></text:p>
        <text:p text:style-name="P38"><text:span text:style-name="T8">This property may be supplied in the </text:span><text:span text:style-name="Code2"><text:span text:style-name="T18">propertiesDictionary</text:span></text:span><text:span text:style-name="Default_20_Paragraph_20_Font"><text:span text:style-name="T8"> object passed to the </text:span></text:span><text:span text:style-name="Code2"><text:span text:style-name="T18">BundleContext.registerService</text:span></text:span><text:span text:style-name="Default_20_Paragraph_20_Font"><text:span text:style-name="T8"> method. The value of this property must be of type </text:span></text:span><text:span text:style-name="Code2"><text:span text:style-name="T18">String</text:span></text:span><text:span text:style-name="Default_20_Paragraph_20_Font"><text:span text:style-name="T8">, </text:span></text:span><text:span text:style-name="Code2"><text:span text:style-name="T18">String[]</text:span></text:span><text:span text:style-name="Default_20_Paragraph_20_Font"><text:span text:style-name="T8">, or </text:span></text:span><text:span text:style-name="Code2"><text:span text:style-name="T18">Collection</text:span></text:span><text:span text:style-name="Default_20_Paragraph_20_Font"><text:span text:style-name="T8"> of </text:span></text:span><text:span text:style-name="Code2"><text:span text:style-name="T18">String</text:span></text:span><text:span text:style-name="Default_20_Paragraph_20_Font"><text:span text:style-name="T8">.</text:span></text:span></text:p>
        <text:p text:style-name="P38"><text:span text:style-name="T8">A service's persistent identifier uniquely identifies the service and persists across multiple Framework invocations.</text:span></text:p>
        <text:p text:style-name="P38"><text:span text:style-name="T8">By convention, every bundle has its own unique namespace, starting with the bundle's identifier (see </text:span><text:span text:style-name="Code2"><text:span text:style-name="T18">org.osgi.framework.Bundle.getBundleId()</text:span></text:span><text:span text:style-name="Default_20_Paragraph_20_Font"><text:span text:style-name="T8">) and followed by a dot (.). A bundle may use this as the prefix of the persistent identifiers for the services it registers.</text:span></text:span></text:p>
        <text:p text:style-name="P41"/>
        <text:p text:style-name="P43"><text:bookmark text:name="r126"/><text:span text:style-name="T17">SERVICE_RANKING</text:span></text:p>
        <text:p text:style-name="P22"><text:span text:style-name="Code2"><text:span text:style-name="T18">public static final String SERVICE_RANKING</text:span></text:span><text:span text:style-name="Code2"><text:span text:style-name="T21"> = "service.ranking"</text:span></text:span></text:p>
        <text:p text:style-name="P38"><text:span text:style-name="T8">Service property identifying a service's ranking number.</text:span></text:p>
        <text:p text:style-name="P38"><text:span text:style-name="T8">This property may be supplied in the </text:span><text:span text:style-name="Code2"><text:span text:style-name="T18">properties Dictionary</text:span></text:span><text:span text:style-name="Default_20_Paragraph_20_Font"><text:span text:style-name="T8"> object passed to the </text:span></text:span><text:span text:style-name="Code2"><text:span text:style-name="T18">BundleContext.registerService</text:span></text:span><text:span text:style-name="Default_20_Paragraph_20_Font"><text:span text:style-name="T8"> method. The value of this property must be of type </text:span></text:span><text:span text:style-name="Code2"><text:span text:style-name="T18">Integer</text:span></text:span><text:span text:style-name="Default_20_Paragraph_20_Font"><text:span text:style-name="T8">.</text:span></text:span></text:p>
        <text:p text:style-name="P38"><text:span text:style-name="T8">The service ranking is used by the Framework to determine the </text:span><text:span text:style-name="T10">natural order</text:span><text:span text:style-name="T13"> of services, see </text:span><text:span text:style-name="Code2"><text:span text:style-name="T22">org.osgi.framework.ServiceReference.compareTo(Object)</text:span></text:span><text:span text:style-name="Default_20_Paragraph_20_Font"><text:span text:style-name="T13">, and the </text:span></text:span><text:span text:style-name="Default_20_Paragraph_20_Font"><text:span text:style-name="T10">default</text:span></text:span><text:span text:style-name="Default_20_Paragraph_20_Font"><text:span text:style-name="T13"> service to be returned from a call to the </text:span></text:span><text:a xlink:type="simple" xlink:href="file:///l%22r24"><text:span text:style-name="Internet_20_link"><text:span text:style-name="T33">BundleContext.getServiceReference(Class)</text:span></text:span></text:a><text:span text:style-name="Default_20_Paragraph_20_Font"><text:span text:style-name="T14"> or </text:span></text:span><text:a xlink:type="simple" xlink:href="file:///l%22r23"><text:span text:style-name="Internet_20_link"><text:span text:style-name="T33">BundleContext.getServiceReference(String)</text:span></text:span></text:a><text:span text:style-name="Default_20_Paragraph_20_Font"><text:span text:style-name="T14"> method.</text:span></text:span></text:p>
        <text:p text:style-name="P38"><text:span text:style-name="T8">The default ranking is zero (0). A service with a ranking of </text:span><text:span text:style-name="Code2"><text:span text:style-name="T18">Integer.MAX_VALUE</text:span></text:span><text:span text:style-name="Default_20_Paragraph_20_Font"><text:span text:style-name="T8"> is very likely to be returned as the default service, whereas a service with a ranking of </text:span></text:span><text:span text:style-name="Code2"><text:span text:style-name="T18">Integer.MIN_VALUE</text:span></text:span><text:span text:style-name="Default_20_Paragraph_20_Font"><text:span text:style-name="T8"> is very unlikely to be returned.</text:span></text:span></text:p>
        <text:p text:style-name="P38"><text:span text:style-name="T8">If the supplied property value is not of type </text:span><text:span text:style-name="Code2"><text:span text:style-name="T18">Integer</text:span></text:span><text:span text:style-name="Default_20_Paragraph_20_Font"><text:span text:style-name="T8">, it is deemed to have a ranking value of zero.</text:span></text:span></text:p>
        <text:p text:style-name="P41"/>
        <text:p text:style-name="P43"><text:bookmark text:name="r127"/><text:span text:style-name="T17">SERVICE_VENDOR</text:span></text:p>
        <text:p text:style-name="P22"><text:span text:style-name="Code2"><text:span text:style-name="T18">public static final String SERVICE_VENDOR</text:span></text:span><text:span text:style-name="Code2"><text:span text:style-name="T21"> = "service.vendor"</text:span></text:span></text:p>
        <text:p text:style-name="P38"><text:span text:style-name="T8">Service property identifying a service's vendor.</text:span></text:p>
        <text:p text:style-name="P38"><text:span text:style-name="T8">This property may be supplied in the properties </text:span><text:span text:style-name="Code2"><text:span text:style-name="T18">Dictionary</text:span></text:span><text:span text:style-name="Default_20_Paragraph_20_Font"><text:span text:style-name="T8"> object passed to the </text:span></text:span><text:span text:style-name="Code2"><text:span text:style-name="T18">BundleContext.registerService</text:span></text:span><text:span text:style-name="Default_20_Paragraph_20_Font"><text:span text:style-name="T8"> method.</text:span></text:span></text:p>
        <text:p text:style-name="P41"/>
        <text:p text:style-name="P43"><text:bookmark text:name="r128"/><text:span text:style-name="T17">SERVICE_DESCRIPTION</text:span></text:p>
        <text:p text:style-name="P22"><text:span text:style-name="Code2"><text:span text:style-name="T18">public static final String SERVICE_DESCRIPTION</text:span></text:span><text:span text:style-name="Code2"><text:span text:style-name="T21"> = "service.description"</text:span></text:span></text:p>
        <text:p text:style-name="P38"><text:span text:style-name="T8">Service property identifying a service's description.</text:span></text:p>
        <text:p text:style-name="P38"><text:span text:style-name="T8">This property may be supplied in the properties </text:span><text:span text:style-name="Code2"><text:span text:style-name="T18">Dictionary</text:span></text:span><text:span text:style-name="Default_20_Paragraph_20_Font"><text:span text:style-name="T8"> object passed to the </text:span></text:span><text:span text:style-name="Code2"><text:span text:style-name="T18">BundleContext.registerService</text:span></text:span><text:span text:style-name="Default_20_Paragraph_20_Font"><text:span text:style-name="T8"> method.</text:span></text:span></text:p>
        <text:p text:style-name="P41"/>
        <text:p text:style-name="P43"><text:bookmark text:name="r129"/><text:span text:style-name="T17">SERVICE_SCOPE</text:span></text:p>
        <text:p text:style-name="P22"><text:span text:style-name="Code2"><text:span text:style-name="T18">public static final String SERVICE_SCOPE</text:span></text:span><text:span text:style-name="Code2"><text:span text:style-name="T21"> = "service.scope"</text:span></text:span></text:p>
        <text:p text:style-name="P38"><text:span text:style-name="T8">Service property identifying a service's scope.</text:span></text:p>
        <text:p text:style-name="P38"><text:span text:style-name="T8">This property is set by the Framework when a service is registered. If the registered object implements </text:span><text:a xlink:type="simple" xlink:href="file:///l%22r159"><text:span text:style-name="Internet_20_link"><text:span text:style-name="T30">PrototypeServiceFactory</text:span></text:span></text:a><text:span text:style-name="Default_20_Paragraph_20_Font"><text:span text:style-name="T9">, then the value of this service property will be </text:span></text:span><text:a xlink:type="simple" xlink:href="file:///l%22r132"><text:span text:style-name="Internet_20_link"><text:span text:style-name="T30">SCOPE_PROTOTYPE</text:span></text:span></text:a><text:span text:style-name="Default_20_Paragraph_20_Font"><text:span text:style-name="T9">. Otherwise, if </text:span></text:span><text:soft-page-break/><text:span text:style-name="Default_20_Paragraph_20_Font"><text:span text:style-name="T9">the registered object implements </text:span></text:span><text:a xlink:type="simple" xlink:href="file:///l%22r163"><text:span text:style-name="Internet_20_link"><text:span text:style-name="T30">ServiceFactory</text:span></text:span></text:a><text:span text:style-name="Default_20_Paragraph_20_Font"><text:span text:style-name="T9">, then the value of this service property will be </text:span></text:span><text:a xlink:type="simple" xlink:href="file:///l%22r131"><text:span text:style-name="Internet_20_link"><text:span text:style-name="T30">SCOPE_BUNDLE</text:span></text:span></text:a><text:span text:style-name="Default_20_Paragraph_20_Font"><text:span text:style-name="T9">. Otherwise, the value of this service property will be </text:span></text:span><text:a xlink:type="simple" xlink:href="file:///l%22r130"><text:span text:style-name="Internet_20_link"><text:span text:style-name="T30">SCOPE_SINGLETON</text:span></text:span></text:a><text:span text:style-name="Default_20_Paragraph_20_Font"><text:span text:style-name="T9">.</text:span></text:span></text:p>
        <text:p text:style-name="P38"><text:span text:style-name="T8">Since:</text:span></text:p>
        <text:p text:style-name="P58"><text:span text:style-name="T8">1.8</text:span></text:p>
        <text:p text:style-name="P38"><text:span text:style-name="T8">See Also:</text:span></text:p>
        <text:p text:style-name="P58"><text:a xlink:type="simple" xlink:href="file:///l%22r130"><text:span text:style-name="Internet_20_link"><text:span text:style-name="T30">SCOPE_SINGLETON</text:span></text:span></text:a><text:span text:style-name="Default_20_Paragraph_20_Font"><text:span text:style-name="T9">, </text:span></text:span><text:a xlink:type="simple" xlink:href="file:///l%22r131"><text:span text:style-name="Internet_20_link"><text:span text:style-name="T30">SCOPE_BUNDLE</text:span></text:span></text:a><text:span text:style-name="Default_20_Paragraph_20_Font"><text:span text:style-name="T9">, </text:span></text:span><text:a xlink:type="simple" xlink:href="file:///l%22r132"><text:span text:style-name="Internet_20_link"><text:span text:style-name="T30">SCOPE_PROTOTYPE</text:span></text:span></text:a></text:p>
        <text:p text:style-name="P41"/>
        <text:p text:style-name="P43"><text:bookmark text:name="r130"/><text:span text:style-name="T17">SCOPE_SINGLETON</text:span></text:p>
        <text:p text:style-name="P22"><text:span text:style-name="Code2"><text:span text:style-name="T18">public static final String SCOPE_SINGLETON</text:span></text:span><text:span text:style-name="Code2"><text:span text:style-name="T21"> = "singleton"</text:span></text:span></text:p>
        <text:p text:style-name="P38"><text:span text:style-name="T8">Service scope is singleton. All bundles using the service receive the same service object.</text:span></text:p>
        <text:p text:style-name="P38"><text:span text:style-name="T8">Since:</text:span></text:p>
        <text:p text:style-name="P58"><text:span text:style-name="T8">1.8</text:span></text:p>
        <text:p text:style-name="P38"><text:span text:style-name="T8">See Also:</text:span></text:p>
        <text:p text:style-name="P58"><text:a xlink:type="simple" xlink:href="file:///l%22r129"><text:span text:style-name="Internet_20_link"><text:span text:style-name="T30">SERVICE_SCOPE</text:span></text:span></text:a></text:p>
        <text:p text:style-name="P41"/>
        <text:p text:style-name="P43"><text:bookmark text:name="r131"/><text:span text:style-name="T17">SCOPE_BUNDLE</text:span></text:p>
        <text:p text:style-name="P22"><text:span text:style-name="Code2"><text:span text:style-name="T18">public static final String SCOPE_BUNDLE</text:span></text:span><text:span text:style-name="Code2"><text:span text:style-name="T21"> = "bundle"</text:span></text:span></text:p>
        <text:p text:style-name="P38"><text:span text:style-name="T8">Service scope is bundle. Each bundle using the service receives a distinct service object.</text:span></text:p>
        <text:p text:style-name="P38"><text:span text:style-name="T8">Since:</text:span></text:p>
        <text:p text:style-name="P58"><text:span text:style-name="T8">1.8</text:span></text:p>
        <text:p text:style-name="P38"><text:span text:style-name="T8">See Also:</text:span></text:p>
        <text:p text:style-name="P58"><text:a xlink:type="simple" xlink:href="file:///l%22r129"><text:span text:style-name="Internet_20_link"><text:span text:style-name="T30">SERVICE_SCOPE</text:span></text:span></text:a></text:p>
        <text:p text:style-name="P41"/>
        <text:p text:style-name="P43"><text:bookmark text:name="r132"/><text:span text:style-name="T17">SCOPE_PROTOTYPE</text:span></text:p>
        <text:p text:style-name="P22"><text:span text:style-name="Code2"><text:span text:style-name="T18">public static final String SCOPE_PROTOTYPE</text:span></text:span><text:span text:style-name="Code2"><text:span text:style-name="T21"> = "prototype"</text:span></text:span></text:p>
        <text:p text:style-name="P38"><text:span text:style-name="T8">Service scope is prototype. Each bundle using the service receives either a distinct service object or can request multiple distinct service objects via </text:span><text:a xlink:type="simple" xlink:href="file:///l%22r168"><text:span text:style-name="Internet_20_link"><text:span text:style-name="T30">ServiceObjects</text:span></text:span></text:a><text:span text:style-name="Default_20_Paragraph_20_Font"><text:span text:style-name="T9">.</text:span></text:span></text:p>
        <text:p text:style-name="P38"><text:span text:style-name="T8">Since:</text:span></text:p>
        <text:p text:style-name="P58"><text:span text:style-name="T8">1.8</text:span></text:p>
        <text:p text:style-name="P38"><text:span text:style-name="T8">See Also:</text:span></text:p>
        <text:p text:style-name="P58"><text:a xlink:type="simple" xlink:href="file:///l%22r129"><text:span text:style-name="Internet_20_link"><text:span text:style-name="T30">SERVICE_SCOPE</text:span></text:span></text:a></text:p>
        <text:p text:style-name="P41"/>
        <text:p text:style-name="P43"><text:bookmark text:name="r133"/><text:span text:style-name="T17">FRAMEWORK_UUID</text:span></text:p>
        <text:p text:style-name="P22"><text:span text:style-name="Code2"><text:span text:style-name="T18">public static final String FRAMEWORK_UUID</text:span></text:span><text:span text:style-name="Code2"><text:span text:style-name="T21"> = "org.osgi.framework.uuid"</text:span></text:span></text:p>
        <text:p text:style-name="P38"><text:span text:style-name="T8">Framework environment property identifying the Framework's universally unique identifier (UUID). A UUID represents a 128-bit value. A new UUID is generated by the </text:span><text:span text:style-name="Code2"><text:span text:style-name="T18">org.osgi.framework.launch.Framework.init()</text:span></text:span><text:span text:style-name="Default_20_Paragraph_20_Font"><text:span text:style-name="T8"> method each time a framework is initialized. The value of this property must conform to the UUID string representation specified in </text:span></text:span><text:a xlink:type="simple" xlink:href="http://www.ietf.org/rfc/rfc4122.txt"><text:span text:style-name="Internet_20_link"><text:span text:style-name="T27">RFC 4122</text:span></text:span></text:a><text:span text:style-name="Default_20_Paragraph_20_Font"><text:span text:style-name="T9">.</text:span></text:span></text:p>
        <text:p text:style-name="P38"><text:span text:style-name="T8">The value of this property may be retrieved by calling the </text:span><text:span text:style-name="Code2"><text:span text:style-name="T18">BundleContext.getProperty</text:span></text:span><text:span text:style-name="Default_20_Paragraph_20_Font"><text:span text:style-name="T8"> method.</text:span></text:span></text:p>
        <text:p text:style-name="P38"><text:span text:style-name="T8">Since:</text:span></text:p>
        <text:p text:style-name="P58"><text:span text:style-name="T8">1.6</text:span></text:p>
        <text:p text:style-name="P41"/>
        <text:p text:style-name="P43"><text:bookmark text:name="r134"/><text:span text:style-name="T17">REMOTE_CONFIGS_SUPPORTED</text:span></text:p>
        <text:p text:style-name="P22"><text:span text:style-name="Code2"><text:span text:style-name="T18">public static final String REMOTE_CONFIGS_SUPPORTED</text:span></text:span><text:span text:style-name="Code2"><text:span text:style-name="T21"> = "remote.configs.supported"</text:span></text:span></text:p>
        <text:p text:style-name="P38"><text:span text:style-name="T8">Service property identifying the configuration types supported by a distribution provider. Registered by the distribution provider on one of its services to indicate the supported configuration types.</text:span></text:p>
        <text:p text:style-name="P38"><text:span text:style-name="T8">The value of this property must be of type </text:span><text:span text:style-name="Code2"><text:span text:style-name="T18">String</text:span></text:span><text:span text:style-name="Default_20_Paragraph_20_Font"><text:span text:style-name="T8">, </text:span></text:span><text:span text:style-name="Code2"><text:span text:style-name="T18">String[]</text:span></text:span><text:span text:style-name="Default_20_Paragraph_20_Font"><text:span text:style-name="T8">, or </text:span></text:span><text:span text:style-name="Code2"><text:span text:style-name="T18">Collection</text:span></text:span><text:span text:style-name="Default_20_Paragraph_20_Font"><text:span text:style-name="T8"> of </text:span></text:span><text:span text:style-name="Code2"><text:span text:style-name="T18">String</text:span></text:span><text:span text:style-name="Default_20_Paragraph_20_Font"><text:span text:style-name="T8">.</text:span></text:span></text:p>
        <text:p text:style-name="P38"><text:span text:style-name="T8">Since:</text:span></text:p>
        <text:p text:style-name="P58"><text:span text:style-name="T8">1.6</text:span></text:p>
        <text:p text:style-name="P38"><text:span text:style-name="T8">See Also:</text:span></text:p>
        <text:p text:style-name="P58"><text:span text:style-name="T8">"Remote Services Specification"</text:span></text:p>
        <text:p text:style-name="P41"/>
        <text:p text:style-name="P43"><text:bookmark text:name="r135"/><text:span text:style-name="T17">REMOTE_INTENTS_SUPPORTED</text:span></text:p>
        <text:p text:style-name="P22"><text:span text:style-name="Code2"><text:span text:style-name="T18">public static final String REMOTE_INTENTS_SUPPORTED</text:span></text:span><text:span text:style-name="Code2"><text:span text:style-name="T21"> = "remote.intents.supported"</text:span></text:span></text:p>
        <text:p text:style-name="P38"><text:span text:style-name="T8">Service property identifying the intents supported by a distribution provider. Registered by the distribution provider on one of its services to indicate the vocabulary of implemented intents.</text:span></text:p>
        <text:p text:style-name="P38"><text:span text:style-name="T8">The value of this property must be of type </text:span><text:span text:style-name="Code2"><text:span text:style-name="T18">String</text:span></text:span><text:span text:style-name="Default_20_Paragraph_20_Font"><text:span text:style-name="T8">, </text:span></text:span><text:span text:style-name="Code2"><text:span text:style-name="T18">String[]</text:span></text:span><text:span text:style-name="Default_20_Paragraph_20_Font"><text:span text:style-name="T8">, or </text:span></text:span><text:span text:style-name="Code2"><text:span text:style-name="T18">Collection</text:span></text:span><text:span text:style-name="Default_20_Paragraph_20_Font"><text:span text:style-name="T8"> of </text:span></text:span><text:span text:style-name="Code2"><text:span text:style-name="T18">String</text:span></text:span><text:span text:style-name="Default_20_Paragraph_20_Font"><text:span text:style-name="T8">.</text:span></text:span></text:p>
        <text:p text:style-name="P38"><text:span text:style-name="T8">Since:</text:span></text:p>
        <text:p text:style-name="P58"><text:span text:style-name="T8">1.6</text:span></text:p>
        <text:p text:style-name="P38"><text:span text:style-name="T8">See Also:</text:span></text:p>
        <text:p text:style-name="P58"><text:span text:style-name="T8">"Remote Services Specification"</text:span></text:p>
        <text:p text:style-name="P41"/>
        <text:p text:style-name="P43"><text:bookmark text:name="r136"/><text:span text:style-name="T17">SERVICE_EXPORTED_CONFIGS</text:span></text:p>
        <text:p text:style-name="P22"><text:span text:style-name="Code2"><text:span text:style-name="T18">public static final String SERVICE_EXPORTED_CONFIGS</text:span></text:span><text:span text:style-name="Code2"><text:span text:style-name="T21"> = "service.exported.configs"</text:span></text:span></text:p>
        <text:p text:style-name="P38"><text:span text:style-name="T8">Service property identifying the configuration types that should be used to export the service. Each configuration type represents the configuration parameters for an endpoint. A distribution provider should create an endpoint for each configuration type that it supports.</text:span></text:p>
        <text:p text:style-name="P38"><text:span text:style-name="T8">This property may be supplied in the </text:span><text:span text:style-name="Code2"><text:span text:style-name="T18">propertiesDictionary</text:span></text:span><text:span text:style-name="Default_20_Paragraph_20_Font"><text:span text:style-name="T8"> object passed to the </text:span></text:span><text:span text:style-name="Code2"><text:span text:style-name="T18">BundleContext.registerService</text:span></text:span><text:span text:style-name="Default_20_Paragraph_20_Font"><text:span text:style-name="T8"> method. The value of this property must be of type </text:span></text:span><text:span text:style-name="Code2"><text:span text:style-name="T18">String</text:span></text:span><text:span text:style-name="Default_20_Paragraph_20_Font"><text:span text:style-name="T8">, </text:span></text:span><text:span text:style-name="Code2"><text:span text:style-name="T18">String[]</text:span></text:span><text:span text:style-name="Default_20_Paragraph_20_Font"><text:span text:style-name="T8">, or </text:span></text:span><text:span text:style-name="Code2"><text:span text:style-name="T18">Collection</text:span></text:span><text:span text:style-name="Default_20_Paragraph_20_Font"><text:span text:style-name="T8"> of </text:span></text:span><text:span text:style-name="Code2"><text:span text:style-name="T18">String</text:span></text:span><text:span text:style-name="Default_20_Paragraph_20_Font"><text:span text:style-name="T8">.</text:span></text:span></text:p>
        <text:p text:style-name="P38"><text:span text:style-name="T8">Since:</text:span></text:p>
        <text:p text:style-name="P58"><text:span text:style-name="T8">1.6</text:span></text:p>
        <text:p text:style-name="P38"><text:span text:style-name="T8">See Also:</text:span></text:p>
        <text:p text:style-name="P58"><text:span text:style-name="T8">"Remote Services Specification"</text:span></text:p>
        <text:p text:style-name="P41"/>
        <text:p text:style-name="P43"><text:bookmark text:name="r137"/><text:span text:style-name="T17">SERVICE_EXPORTED_INTENTS</text:span></text:p>
        <text:p text:style-name="P22"><text:span text:style-name="Code2"><text:span text:style-name="T18">public static final String SERVICE_EXPORTED_INTENTS</text:span></text:span><text:span text:style-name="Code2"><text:span text:style-name="T21"> = "service.exported.intents"</text:span></text:span></text:p>
        <text:p text:style-name="P38"><text:soft-page-break/><text:span text:style-name="T8">Service property identifying the intents that the distribution provider must implement to distribute the service. Intents listed in this property are reserved for intents that are critical for the code to function correctly, for example, ordering of messages. These intents should not be configurable.</text:span></text:p>
        <text:p text:style-name="P38"><text:span text:style-name="T8">This property may be supplied in the </text:span><text:span text:style-name="Code2"><text:span text:style-name="T18">propertiesDictionary</text:span></text:span><text:span text:style-name="Default_20_Paragraph_20_Font"><text:span text:style-name="T8"> object passed to the </text:span></text:span><text:span text:style-name="Code2"><text:span text:style-name="T18">BundleContext.registerService</text:span></text:span><text:span text:style-name="Default_20_Paragraph_20_Font"><text:span text:style-name="T8"> method. The value of this property must be of type </text:span></text:span><text:span text:style-name="Code2"><text:span text:style-name="T18">String</text:span></text:span><text:span text:style-name="Default_20_Paragraph_20_Font"><text:span text:style-name="T8">, </text:span></text:span><text:span text:style-name="Code2"><text:span text:style-name="T18">String[]</text:span></text:span><text:span text:style-name="Default_20_Paragraph_20_Font"><text:span text:style-name="T8">, or </text:span></text:span><text:span text:style-name="Code2"><text:span text:style-name="T18">Collection</text:span></text:span><text:span text:style-name="Default_20_Paragraph_20_Font"><text:span text:style-name="T8"> of </text:span></text:span><text:span text:style-name="Code2"><text:span text:style-name="T18">String</text:span></text:span><text:span text:style-name="Default_20_Paragraph_20_Font"><text:span text:style-name="T8">.</text:span></text:span></text:p>
        <text:p text:style-name="P38"><text:span text:style-name="T8">Since:</text:span></text:p>
        <text:p text:style-name="P58"><text:span text:style-name="T8">1.6</text:span></text:p>
        <text:p text:style-name="P38"><text:span text:style-name="T8">See Also:</text:span></text:p>
        <text:p text:style-name="P58"><text:span text:style-name="T8">"Remote Services Specification"</text:span></text:p>
        <text:p text:style-name="P41"/>
        <text:p text:style-name="P43"><text:bookmark text:name="r138"/><text:span text:style-name="T17">SERVICE_EXPORTED_INTENTS_EXTRA</text:span></text:p>
        <text:p text:style-name="P22"><text:span text:style-name="Code2"><text:span text:style-name="T18">public static final String SERVICE_EXPORTED_INTENTS_EXTRA</text:span></text:span><text:span text:style-name="Code2"><text:span text:style-name="T21"> = "service.exported.intents.extra"</text:span></text:span></text:p>
        <text:p text:style-name="P38"><text:span text:style-name="T8">Service property identifying the extra intents that the distribution provider must implement to distribute the service. This property is merged with the </text:span><text:span text:style-name="Code2"><text:span text:style-name="T18">service.exported.intents</text:span></text:span><text:span text:style-name="Default_20_Paragraph_20_Font"><text:span text:style-name="T8"> property before the distribution provider interprets the listed intents; it has therefore the same semantics but the property should be configurable so the administrator can choose the intents based on the topology. Bundles should therefore make this property configurable, for example through the Configuration Admin service.</text:span></text:span></text:p>
        <text:p text:style-name="P38"><text:span text:style-name="T8">This property may be supplied in the </text:span><text:span text:style-name="Code2"><text:span text:style-name="T18">propertiesDictionary</text:span></text:span><text:span text:style-name="Default_20_Paragraph_20_Font"><text:span text:style-name="T8"> object passed to the </text:span></text:span><text:span text:style-name="Code2"><text:span text:style-name="T18">BundleContext.registerService</text:span></text:span><text:span text:style-name="Default_20_Paragraph_20_Font"><text:span text:style-name="T8"> method. The value of this property must be of type </text:span></text:span><text:span text:style-name="Code2"><text:span text:style-name="T18">String</text:span></text:span><text:span text:style-name="Default_20_Paragraph_20_Font"><text:span text:style-name="T8">, </text:span></text:span><text:span text:style-name="Code2"><text:span text:style-name="T18">String[]</text:span></text:span><text:span text:style-name="Default_20_Paragraph_20_Font"><text:span text:style-name="T8">, or </text:span></text:span><text:span text:style-name="Code2"><text:span text:style-name="T18">Collection</text:span></text:span><text:span text:style-name="Default_20_Paragraph_20_Font"><text:span text:style-name="T8"> of </text:span></text:span><text:span text:style-name="Code2"><text:span text:style-name="T18">String</text:span></text:span><text:span text:style-name="Default_20_Paragraph_20_Font"><text:span text:style-name="T8">.</text:span></text:span></text:p>
        <text:p text:style-name="P38"><text:span text:style-name="T8">Since:</text:span></text:p>
        <text:p text:style-name="P58"><text:span text:style-name="T8">1.6</text:span></text:p>
        <text:p text:style-name="P38"><text:span text:style-name="T8">See Also:</text:span></text:p>
        <text:p text:style-name="P58"><text:span text:style-name="T8">"Remote Services Specification"</text:span></text:p>
        <text:p text:style-name="P41"/>
        <text:p text:style-name="P43"><text:bookmark text:name="r139"/><text:span text:style-name="T17">SERVICE_EXPORTED_INTERFACES</text:span></text:p>
        <text:p text:style-name="P22"><text:span text:style-name="Code2"><text:span text:style-name="T18">public static final String SERVICE_EXPORTED_INTERFACES</text:span></text:span><text:span text:style-name="Code2"><text:span text:style-name="T21"> = "service.exported.interfaces"</text:span></text:span></text:p>
        <text:p text:style-name="P38"><text:span text:style-name="T8">Service property marking the service for export. It defines the interfaces under which this service can be exported. This list must be a subset of the types under which the service was registered. The single value of an asterisk (</text:span><text:span text:style-name="Code2"><text:span text:style-name="T18">'*'</text:span></text:span><text:span text:style-name="Default_20_Paragraph_20_Font"><text:span text:style-name="T8"> \u002A) indicates all the interface types under which the service was registered excluding the non-interface types. It is strongly recommended to only export interface types and not concrete classes due to the complexity of creating proxies for some type of concrete classes.</text:span></text:span></text:p>
        <text:p text:style-name="P38"><text:span text:style-name="T8">This property may be supplied in the </text:span><text:span text:style-name="Code2"><text:span text:style-name="T18">propertiesDictionary</text:span></text:span><text:span text:style-name="Default_20_Paragraph_20_Font"><text:span text:style-name="T8"> object passed to the </text:span></text:span><text:span text:style-name="Code2"><text:span text:style-name="T18">BundleContext.registerService</text:span></text:span><text:span text:style-name="Default_20_Paragraph_20_Font"><text:span text:style-name="T8"> method. The value of this property must be of type </text:span></text:span><text:span text:style-name="Code2"><text:span text:style-name="T18">String</text:span></text:span><text:span text:style-name="Default_20_Paragraph_20_Font"><text:span text:style-name="T8">, </text:span></text:span><text:span text:style-name="Code2"><text:span text:style-name="T18">String[]</text:span></text:span><text:span text:style-name="Default_20_Paragraph_20_Font"><text:span text:style-name="T8">, or </text:span></text:span><text:span text:style-name="Code2"><text:span text:style-name="T18">Collection</text:span></text:span><text:span text:style-name="Default_20_Paragraph_20_Font"><text:span text:style-name="T8"> of </text:span></text:span><text:span text:style-name="Code2"><text:span text:style-name="T18">String</text:span></text:span><text:span text:style-name="Default_20_Paragraph_20_Font"><text:span text:style-name="T8">.</text:span></text:span></text:p>
        <text:p text:style-name="P38"><text:span text:style-name="T8">Since:</text:span></text:p>
        <text:p text:style-name="P58"><text:span text:style-name="T8">1.6</text:span></text:p>
        <text:p text:style-name="P38"><text:span text:style-name="T8">See Also:</text:span></text:p>
        <text:p text:style-name="P58"><text:span text:style-name="T8">"Remote Services Specification"</text:span></text:p>
        <text:p text:style-name="P41"/>
        <text:p text:style-name="P43"><text:bookmark text:name="r140"/><text:span text:style-name="T17">SERVICE_IMPORTED</text:span></text:p>
        <text:p text:style-name="P22"><text:span text:style-name="Code2"><text:span text:style-name="T18">public static final String SERVICE_IMPORTED</text:span></text:span><text:span text:style-name="Code2"><text:span text:style-name="T21"> = "service.imported"</text:span></text:span></text:p>
        <text:p text:style-name="P38"><text:span text:style-name="T8">Service property identifying the service as imported. This service property must be set by a distribution provider to any value when it registers the endpoint proxy as an imported service. A bundle can use this property to filter out imported services.</text:span></text:p>
        <text:p text:style-name="P38"><text:span text:style-name="T8">The value of this property may be of any type.</text:span></text:p>
        <text:p text:style-name="P38"><text:span text:style-name="T8">Since:</text:span></text:p>
        <text:p text:style-name="P58"><text:span text:style-name="T8">1.6</text:span></text:p>
        <text:p text:style-name="P38"><text:span text:style-name="T8">See Also:</text:span></text:p>
        <text:p text:style-name="P58"><text:span text:style-name="T8">"Remote Services Specification"</text:span></text:p>
        <text:p text:style-name="P41"/>
        <text:p text:style-name="P43"><text:bookmark text:name="r141"/><text:span text:style-name="T17">SERVICE_IMPORTED_CONFIGS</text:span></text:p>
        <text:p text:style-name="P22"><text:span text:style-name="Code2"><text:span text:style-name="T18">public static final String SERVICE_IMPORTED_CONFIGS</text:span></text:span><text:span text:style-name="Code2"><text:span text:style-name="T21"> = "service.imported.configs"</text:span></text:span></text:p>
        <text:p text:style-name="P38"><text:span text:style-name="T8">Service property identifying the configuration types used to import the service. Any associated properties for this configuration types must be properly mapped to the importing system. For example, a URL in these properties must point to a valid resource when used in the importing framework. If multiple configuration types are listed in this property, then they must be synonyms for exactly the same remote endpoint that is used to export this service.</text:span></text:p>
        <text:p text:style-name="P38"><text:span text:style-name="T8">The value of this property must be of type </text:span><text:span text:style-name="Code2"><text:span text:style-name="T18">String</text:span></text:span><text:span text:style-name="Default_20_Paragraph_20_Font"><text:span text:style-name="T8">, </text:span></text:span><text:span text:style-name="Code2"><text:span text:style-name="T18">String[]</text:span></text:span><text:span text:style-name="Default_20_Paragraph_20_Font"><text:span text:style-name="T8">, or </text:span></text:span><text:span text:style-name="Code2"><text:span text:style-name="T18">Collection</text:span></text:span><text:span text:style-name="Default_20_Paragraph_20_Font"><text:span text:style-name="T8"> of </text:span></text:span><text:span text:style-name="Code2"><text:span text:style-name="T18">String</text:span></text:span><text:span text:style-name="Default_20_Paragraph_20_Font"><text:span text:style-name="T8">.</text:span></text:span></text:p>
        <text:p text:style-name="P38"><text:span text:style-name="T8">Since:</text:span></text:p>
        <text:p text:style-name="P58"><text:span text:style-name="T8">1.6</text:span></text:p>
        <text:p text:style-name="P38"><text:span text:style-name="T8">See Also:</text:span></text:p>
        <text:p text:style-name="P58"><text:span text:style-name="T8">"Remote Services Specification", </text:span><text:a xlink:type="simple" xlink:href="file:///l%22r136"><text:span text:style-name="Internet_20_link"><text:span text:style-name="T30">SERVICE_EXPORTED_CONFIGS</text:span></text:span></text:a></text:p>
        <text:p text:style-name="P41"/>
        <text:p text:style-name="P43"><text:bookmark text:name="r142"/><text:span text:style-name="T17">SERVICE_INTENTS</text:span></text:p>
        <text:p text:style-name="P22"><text:span text:style-name="Code2"><text:span text:style-name="T18">public static final String SERVICE_INTENTS</text:span></text:span><text:span text:style-name="Code2"><text:span text:style-name="T21"> = "service.intents"</text:span></text:span></text:p>
        <text:p text:style-name="P38"><text:span text:style-name="T8">Service property identifying the intents that this service implement. This property has a dual purpose:</text:span></text:p>
        <text:list xml:id="list3066625457175504525" text:style-name="WWNum13">
          <text:list-item>
            <text:p text:style-name="P53"><text:span text:style-name="T8">A bundle can use this service property to notify the distribution provider that these intents are already implemented by the exported service object.</text:span></text:p>
          </text:list-item>
          <text:list-item>
            <text:p text:style-name="P53"><text:soft-page-break/><text:span text:style-name="T8">A distribution provider must use this property to convey the combined intents of: the exporting service, the intents that the exporting distribution provider adds, and the intents that the importing distribution provider adds.</text:span></text:p>
          </text:list-item>
        </text:list>
        <text:p text:style-name="P38"><text:span text:style-name="T8">To export a service, a distribution provider must expand any qualified intents. Both the exporting and importing distribution providers must recognize all intents before a service can be distributed.</text:span></text:p>
        <text:p text:style-name="P38"><text:span text:style-name="T8">The value of this property must be of type </text:span><text:span text:style-name="Code2"><text:span text:style-name="T18">String</text:span></text:span><text:span text:style-name="Default_20_Paragraph_20_Font"><text:span text:style-name="T8">, </text:span></text:span><text:span text:style-name="Code2"><text:span text:style-name="T18">String[]</text:span></text:span><text:span text:style-name="Default_20_Paragraph_20_Font"><text:span text:style-name="T8">, or </text:span></text:span><text:span text:style-name="Code2"><text:span text:style-name="T18">Collection</text:span></text:span><text:span text:style-name="Default_20_Paragraph_20_Font"><text:span text:style-name="T8"> of </text:span></text:span><text:span text:style-name="Code2"><text:span text:style-name="T18">String</text:span></text:span><text:span text:style-name="Default_20_Paragraph_20_Font"><text:span text:style-name="T8">.</text:span></text:span></text:p>
        <text:p text:style-name="P38"><text:span text:style-name="T8">Since:</text:span></text:p>
        <text:p text:style-name="P58"><text:span text:style-name="T8">1.6</text:span></text:p>
        <text:p text:style-name="P38"><text:span text:style-name="T8">See Also:</text:span></text:p>
        <text:p text:style-name="P58"><text:span text:style-name="T8">"Remote Services Specification"</text:span></text:p>
        <text:p text:style-name="P41"/>
        <text:p text:style-name="P43"><text:bookmark text:name="r143"/><text:span text:style-name="T17">PROVIDE_CAPABILITY</text:span></text:p>
        <text:p text:style-name="P22"><text:span text:style-name="Code2"><text:span text:style-name="T18">public static final String PROVIDE_CAPABILITY</text:span></text:span><text:span text:style-name="Code2"><text:span text:style-name="T21"> = "Provide-Capability"</text:span></text:span></text:p>
        <text:p text:style-name="P38"><text:span text:style-name="T8">Manifest header identifying the capabilities that the bundle offers to provide to other bundles.</text:span></text:p>
        <text:p text:style-name="P38"><text:span text:style-name="T8">The header value may be retrieved from the </text:span><text:span text:style-name="Code2"><text:span text:style-name="T18">Dictionary</text:span></text:span><text:span text:style-name="Default_20_Paragraph_20_Font"><text:span text:style-name="T8"> object returned by the </text:span></text:span><text:span text:style-name="Code2"><text:span text:style-name="T18">Bundle.getHeaders</text:span></text:span><text:span text:style-name="Default_20_Paragraph_20_Font"><text:span text:style-name="T8"> method.</text:span></text:span></text:p>
        <text:p text:style-name="P38"><text:span text:style-name="T8">Since:</text:span></text:p>
        <text:p text:style-name="P58"><text:span text:style-name="T8">1.6</text:span></text:p>
        <text:p text:style-name="P41"/>
        <text:p text:style-name="P43"><text:bookmark text:name="r144"/><text:span text:style-name="T17">REQUIRE_CAPABILITY</text:span></text:p>
        <text:p text:style-name="P22"><text:span text:style-name="Code2"><text:span text:style-name="T18">public static final String REQUIRE_CAPABILITY</text:span></text:span><text:span text:style-name="Code2"><text:span text:style-name="T21"> = "Require-Capability"</text:span></text:span></text:p>
        <text:p text:style-name="P38"><text:span text:style-name="T8">Manifest header identifying the capabilities on which the bundle depends.</text:span></text:p>
        <text:p text:style-name="P38"><text:span text:style-name="T8">The header value may be retrieved from the </text:span><text:span text:style-name="Code2"><text:span text:style-name="T18">Dictionary</text:span></text:span><text:span text:style-name="Default_20_Paragraph_20_Font"><text:span text:style-name="T8"> object returned by the </text:span></text:span><text:span text:style-name="Code2"><text:span text:style-name="T18">Bundle.getHeaders</text:span></text:span><text:span text:style-name="Default_20_Paragraph_20_Font"><text:span text:style-name="T8"> method.</text:span></text:span></text:p>
        <text:p text:style-name="P38"><text:span text:style-name="T8">Since:</text:span></text:p>
        <text:p text:style-name="P58"><text:span text:style-name="T8">1.6</text:span></text:p>
        <text:p text:style-name="P41"/>
        <text:p text:style-name="P43"><text:bookmark text:name="r145"/><text:span text:style-name="T17">EFFECTIVE_DIRECTIVE</text:span></text:p>
        <text:p text:style-name="P22"><text:span text:style-name="Code2"><text:span text:style-name="T18">public static final String EFFECTIVE_DIRECTIVE</text:span></text:span><text:span text:style-name="Code2"><text:span text:style-name="T21"> = "effective"</text:span></text:span></text:p>
        <text:p text:style-name="P38"><text:span text:style-name="T8">Manifest header directive identifying the effective time of the provided capability. The default value is </text:span><text:a xlink:type="simple" xlink:href="file:///l%22r146"><text:span text:style-name="Internet_20_link"><text:span text:style-name="T30">resolve</text:span></text:span></text:a><text:span text:style-name="Default_20_Paragraph_20_Font"><text:span text:style-name="T9">.</text:span></text:span></text:p>
        <text:p text:style-name="P38"><text:span text:style-name="T8">The directive value is encoded in the Provide-Capability manifest header like:</text:span></text:p>
        <text:p text:style-name="P38"><text:span text:style-name="T18">     Provide-Capability: com.acme.capability; effective:="resolve"</text:span></text:p>
        <text:p text:style-name="P38"><text:span text:style-name="T8">Since:</text:span></text:p>
        <text:p text:style-name="P58"><text:span text:style-name="T8">1.6</text:span></text:p>
        <text:p text:style-name="P38"><text:span text:style-name="T8">See Also:</text:span></text:p>
        <text:p text:style-name="P58"><text:a xlink:type="simple" xlink:href="file:///l%22r143"><text:span text:style-name="Internet_20_link"><text:span text:style-name="T30">PROVIDE_CAPABILITY</text:span></text:span></text:a><text:span text:style-name="Default_20_Paragraph_20_Font"><text:span text:style-name="T9">, </text:span></text:span><text:a xlink:type="simple" xlink:href="file:///l%22r146"><text:span text:style-name="Internet_20_link"><text:span text:style-name="T30">EFFECTIVE_RESOLVE</text:span></text:span></text:a><text:span text:style-name="Default_20_Paragraph_20_Font"><text:span text:style-name="T9">, </text:span></text:span><text:a xlink:type="simple" xlink:href="file:///l%22r147"><text:span text:style-name="Internet_20_link"><text:span text:style-name="T30">EFFECTIVE_ACTIVE</text:span></text:span></text:a></text:p>
        <text:p text:style-name="P41"/>
        <text:p text:style-name="P43"><text:bookmark text:name="r146"/><text:span text:style-name="T17">EFFECTIVE_RESOLVE</text:span></text:p>
        <text:p text:style-name="P22"><text:span text:style-name="Code2"><text:span text:style-name="T18">public static final String EFFECTIVE_RESOLVE</text:span></text:span><text:span text:style-name="Code2"><text:span text:style-name="T21"> = "resolve"</text:span></text:span></text:p>
        <text:p text:style-name="P38"><text:span text:style-name="T8">Manifest header directive value identifying a capability that is effective at resolve time. Capabilities with an effective time of resolve are the only capabilities which are processed by the resolver.</text:span></text:p>
        <text:p text:style-name="P38"><text:span text:style-name="T8">The directive value is encoded in the Provide-Capability manifest header like:</text:span></text:p>
        <text:p text:style-name="P38"><text:span text:style-name="T18">     Provide-Capability: com.acme.capability; effective:="resolve"</text:span></text:p>
        <text:p text:style-name="P38"><text:span text:style-name="T8">Since:</text:span></text:p>
        <text:p text:style-name="P58"><text:span text:style-name="T8">1.6</text:span></text:p>
        <text:p text:style-name="P38"><text:span text:style-name="T8">See Also:</text:span></text:p>
        <text:p text:style-name="P58"><text:a xlink:type="simple" xlink:href="file:///l%22r145"><text:span text:style-name="Internet_20_link"><text:span text:style-name="T30">EFFECTIVE_DIRECTIVE</text:span></text:span></text:a></text:p>
        <text:p text:style-name="P41"/>
        <text:p text:style-name="P43"><text:bookmark text:name="r147"/><text:span text:style-name="T17">EFFECTIVE_ACTIVE</text:span></text:p>
        <text:p text:style-name="P22"><text:span text:style-name="Code2"><text:span text:style-name="T18">public static final String EFFECTIVE_ACTIVE</text:span></text:span><text:span text:style-name="Code2"><text:span text:style-name="T21"> = "active"</text:span></text:span></text:p>
        <text:p text:style-name="P38"><text:span text:style-name="T8">Manifest header directive value identifying a capability that is effective at active time. Capabilities with an effective time of active are ignored by the resolver.</text:span></text:p>
        <text:p text:style-name="P38"><text:span text:style-name="T8">The directive value is encoded in the Provide-Capability manifest header like:</text:span></text:p>
        <text:p text:style-name="P38"><text:span text:style-name="T18">     Provide-Capability: com.acme.capability; effective:="active"</text:span></text:p>
        <text:p text:style-name="P38"><text:span text:style-name="T8">Since:</text:span></text:p>
        <text:p text:style-name="P58"><text:span text:style-name="T8">1.6</text:span></text:p>
        <text:p text:style-name="P38"><text:span text:style-name="T8">See Also:</text:span></text:p>
        <text:p text:style-name="P58"><text:a xlink:type="simple" xlink:href="file:///l%22r145"><text:span text:style-name="Internet_20_link"><text:span text:style-name="T30">EFFECTIVE_DIRECTIVE</text:span></text:span></text:a></text:p>
        <text:p text:style-name="P41"/>
        <text:p text:style-name="P43"><text:bookmark text:name="r148"/><text:span text:style-name="T17">FILTER_DIRECTIVE</text:span></text:p>
        <text:p text:style-name="P22"><text:span text:style-name="Code2"><text:span text:style-name="T18">public static final String FILTER_DIRECTIVE</text:span></text:span><text:span text:style-name="Code2"><text:span text:style-name="T21"> = "filter"</text:span></text:span></text:p>
        <text:p text:style-name="P38"><text:span text:style-name="T8">Manifest header directive identifying the capability filter specified in the Require-Capability manifest header.</text:span></text:p>
        <text:p text:style-name="P38"><text:span text:style-name="T8">The directive value is encoded in the Require-Capability manifest header like:</text:span></text:p>
        <text:p text:style-name="P38"><text:span text:style-name="T18">     Require-Capability: com.acme.capability; filter:="(someattr=somevalue)"</text:span></text:p>
        <text:p text:style-name="P38"><text:span text:style-name="T8">Since:</text:span></text:p>
        <text:p text:style-name="P58"><text:span text:style-name="T8">1.6</text:span></text:p>
        <text:p text:style-name="P38"><text:span text:style-name="T8">See Also:</text:span></text:p>
        <text:p text:style-name="P58"><text:a xlink:type="simple" xlink:href="file:///l%22r144"><text:span text:style-name="Internet_20_link"><text:span text:style-name="T30">REQUIRE_CAPABILITY</text:span></text:span></text:a></text:p>
        <text:p text:style-name="P41"/>
        <text:p text:style-name="P43"><text:bookmark text:name="r149"/><text:span text:style-name="T17">FRAMEWORK_SYSTEMCAPABILITIES</text:span></text:p>
        <text:p text:style-name="P22"><text:span text:style-name="Code2"><text:span text:style-name="T18">public static final String FRAMEWORK_SYSTEMCAPABILITIES</text:span></text:span><text:span text:style-name="Code2"><text:span text:style-name="T21"> = "org.osgi.framework.system.capabilities"</text:span></text:span></text:p>
        <text:p text:style-name="P38"><text:span text:style-name="T8">Framework launching property identifying capabilities which the system bundle must provide.</text:span></text:p>
        <text:p text:style-name="P38"><text:span text:style-name="T8">If this property is not specified then the framework must calculate a reasonable default value for the current execution environment.</text:span></text:p>
        <text:p text:style-name="P38"><text:span text:style-name="T8">The value of this property may be retrieved by calling the </text:span><text:span text:style-name="Code2"><text:span text:style-name="T18">BundleContext.getProperty</text:span></text:span><text:span text:style-name="Default_20_Paragraph_20_Font"><text:span text:style-name="T8"> method.</text:span></text:span></text:p>
        <text:p text:style-name="P38"><text:soft-page-break/><text:span text:style-name="T8">Since:</text:span></text:p>
        <text:p text:style-name="P58"><text:span text:style-name="T8">1.6</text:span></text:p>
        <text:p text:style-name="P41"/>
        <text:p text:style-name="P43"><text:bookmark text:name="r150"/><text:span text:style-name="T17">FRAMEWORK_SYSTEMCAPABILITIES_EXTRA</text:span></text:p>
        <text:p text:style-name="P22"><text:span text:style-name="Code2"><text:span text:style-name="T18">public static final String FRAMEWORK_SYSTEMCAPABILITIES_EXTRA</text:span></text:span><text:span text:style-name="Code2"><text:span text:style-name="T21"> = "org.osgi.framework.system.capabilities.extra"</text:span></text:span></text:p>
        <text:p text:style-name="P38"><text:span text:style-name="T8">Framework launching property identifying extra capabilities which the system bundle must additionally provide.</text:span></text:p>
        <text:p text:style-name="P38"><text:span text:style-name="T8">This property is useful for configuring extra system capabilities in addition to the system capabilities calculated by the framework.</text:span></text:p>
        <text:p text:style-name="P38"><text:span text:style-name="T8">The value of this property may be retrieved by calling the </text:span><text:span text:style-name="Code2"><text:span text:style-name="T18">BundleContext.getProperty</text:span></text:span><text:span text:style-name="Default_20_Paragraph_20_Font"><text:span text:style-name="T8"> method.</text:span></text:span></text:p>
        <text:p text:style-name="P38"><text:span text:style-name="T8">Since:</text:span></text:p>
        <text:p text:style-name="P58"><text:span text:style-name="T8">1.6</text:span></text:p>
        <text:p text:style-name="P38"><text:span text:style-name="T8">See Also:</text:span></text:p>
        <text:p text:style-name="P58"><text:a xlink:type="simple" xlink:href="file:///l%22r149"><text:span text:style-name="Internet_20_link"><text:span text:style-name="T30">FRAMEWORK_SYSTEMCAPABILITIES</text:span></text:span></text:a></text:p>
        <text:p text:style-name="P41"/>
        <text:p text:style-name="P43"><text:bookmark text:name="r151"/><text:span text:style-name="T17">FRAMEWORK_BSNVERSION</text:span></text:p>
        <text:p text:style-name="P22"><text:span text:style-name="Code2"><text:span text:style-name="T18">public static final String FRAMEWORK_BSNVERSION</text:span></text:span><text:span text:style-name="Code2"><text:span text:style-name="T21"> = "org.osgi.framework.bsnversion"</text:span></text:span></text:p>
        <text:p text:style-name="P38"><text:span text:style-name="T8">Framework launching property specifying whether multiple bundles having the same </text:span><text:a xlink:type="simple" xlink:href="file:///l%22r63"><text:span text:style-name="Internet_20_link"><text:span text:style-name="T30">symbolic name</text:span></text:span></text:a><text:span text:style-name="Default_20_Paragraph_20_Font"><text:span text:style-name="T9"> and </text:span></text:span><text:a xlink:type="simple" xlink:href="file:///l%22r52"><text:span text:style-name="Internet_20_link"><text:span text:style-name="T30">version</text:span></text:span></text:a><text:span text:style-name="Default_20_Paragraph_20_Font"><text:span text:style-name="T9"> may be installed.</text:span></text:span></text:p>
        <text:p text:style-name="P38"><text:span text:style-name="T8">Default value is </text:span><text:a xlink:type="simple" xlink:href="file:///l%22r154"><text:span text:style-name="Internet_20_link"><text:span text:style-name="T30">managed</text:span></text:span></text:a><text:span text:style-name="Default_20_Paragraph_20_Font"><text:span text:style-name="T9"> in this release of the specification. This default may change in a future specification release. Therefore, code must not assume the default behavior is </text:span></text:span><text:span text:style-name="Code2"><text:span text:style-name="T20">managed</text:span></text:span><text:span text:style-name="Default_20_Paragraph_20_Font"><text:span text:style-name="T9"> and should interrogate the value of this property to determine the behavior.</text:span></text:span></text:p>
        <text:p text:style-name="P38"><text:span text:style-name="T8">The value of this property may be retrieved by calling the </text:span><text:span text:style-name="Code2"><text:span text:style-name="T18">BundleContext.getProperty</text:span></text:span><text:span text:style-name="Default_20_Paragraph_20_Font"><text:span text:style-name="T8"> method.</text:span></text:span></text:p>
        <text:p text:style-name="P38"><text:span text:style-name="T8">Since:</text:span></text:p>
        <text:p text:style-name="P58"><text:span text:style-name="T8">1.6</text:span></text:p>
        <text:p text:style-name="P38"><text:span text:style-name="T8">See Also:</text:span></text:p>
        <text:p text:style-name="P58"><text:a xlink:type="simple" xlink:href="file:///l%22r152"><text:span text:style-name="Internet_20_link"><text:span text:style-name="T30">FRAMEWORK_BSNVERSION_MULTIPLE</text:span></text:span></text:a><text:span text:style-name="Default_20_Paragraph_20_Font"><text:span text:style-name="T9">, </text:span></text:span><text:a xlink:type="simple" xlink:href="file:///l%22r153"><text:span text:style-name="Internet_20_link"><text:span text:style-name="T30">FRAMEWORK_BSNVERSION_SINGLE</text:span></text:span></text:a><text:span text:style-name="Default_20_Paragraph_20_Font"><text:span text:style-name="T9">, </text:span></text:span><text:a xlink:type="simple" xlink:href="file:///l%22r154"><text:span text:style-name="Internet_20_link"><text:span text:style-name="T30">FRAMEWORK_BSNVERSION_MANAGED</text:span></text:span></text:a></text:p>
        <text:p text:style-name="P41"/>
        <text:p text:style-name="P43"><text:bookmark text:name="r152"/><text:span text:style-name="T17">FRAMEWORK_BSNVERSION_MULTIPLE</text:span></text:p>
        <text:p text:style-name="P22"><text:span text:style-name="Code2"><text:span text:style-name="T18">public static final String FRAMEWORK_BSNVERSION_MULTIPLE</text:span></text:span><text:span text:style-name="Code2"><text:span text:style-name="T21"> = "multiple"</text:span></text:span></text:p>
        <text:p text:style-name="P38"><text:span text:style-name="T8">Specifies the framework will allow multiple bundles to be installed having the same symbolic name and version.</text:span></text:p>
        <text:p text:style-name="P38"><text:span text:style-name="T8">Since:</text:span></text:p>
        <text:p text:style-name="P58"><text:span text:style-name="T8">1.6</text:span></text:p>
        <text:p text:style-name="P38"><text:span text:style-name="T8">See Also:</text:span></text:p>
        <text:p text:style-name="P58"><text:a xlink:type="simple" xlink:href="file:///l%22r151"><text:span text:style-name="Internet_20_link"><text:span text:style-name="T30">FRAMEWORK_BSNVERSION</text:span></text:span></text:a></text:p>
        <text:p text:style-name="P41"/>
        <text:p text:style-name="P43"><text:bookmark text:name="r153"/><text:span text:style-name="T17">FRAMEWORK_BSNVERSION_SINGLE</text:span></text:p>
        <text:p text:style-name="P22"><text:span text:style-name="Code2"><text:span text:style-name="T18">public static final String FRAMEWORK_BSNVERSION_SINGLE</text:span></text:span><text:span text:style-name="Code2"><text:span text:style-name="T21"> = "single"</text:span></text:span></text:p>
        <text:p text:style-name="P38"><text:span text:style-name="T8">Specifies the framework will only allow a single bundle to be installed for a given symbolic name and version. It will be an error to install a bundle or update a bundle to have the same symbolic name and version as another installed bundle.</text:span></text:p>
        <text:p text:style-name="P38"><text:span text:style-name="T8">Since:</text:span></text:p>
        <text:p text:style-name="P58"><text:span text:style-name="T8">1.6</text:span></text:p>
        <text:p text:style-name="P38"><text:span text:style-name="T8">See Also:</text:span></text:p>
        <text:p text:style-name="P58"><text:a xlink:type="simple" xlink:href="file:///l%22r151"><text:span text:style-name="Internet_20_link"><text:span text:style-name="T30">FRAMEWORK_BSNVERSION</text:span></text:span></text:a><text:span text:style-name="Default_20_Paragraph_20_Font"><text:span text:style-name="T9">, </text:span></text:span><text:span text:style-name="Code2"><text:span text:style-name="T20">org.osgi.framework.BundleException.DUPLICATE_BUNDLE_ERROR</text:span></text:span></text:p>
        <text:p text:style-name="P41"/>
        <text:p text:style-name="P43"><text:bookmark text:name="r154"/><text:span text:style-name="T17">FRAMEWORK_BSNVERSION_MANAGED</text:span></text:p>
        <text:p text:style-name="P22"><text:span text:style-name="Code2"><text:span text:style-name="T18">public static final String FRAMEWORK_BSNVERSION_MANAGED</text:span></text:span><text:span text:style-name="Code2"><text:span text:style-name="T21"> = "managed"</text:span></text:span></text:p>
        <text:p text:style-name="P38"><text:span text:style-name="T8">Specifies the framework must consult the </text:span><text:span text:style-name="Code2"><text:span text:style-name="T18">bundle collision hook</text:span></text:span><text:span text:style-name="Default_20_Paragraph_20_Font"><text:span text:style-name="T8"> services to determine if it will be an error to install a bundle or update a bundle to have the same symbolic name and version as another installed bundle. If no bundle collision hook services are registered, then it will be an error to install a bundle or update a bundle to have the same symbolic name and version as another installed bundle.</text:span></text:span></text:p>
        <text:p text:style-name="P38"><text:span text:style-name="T8">Since:</text:span></text:p>
        <text:p text:style-name="P58"><text:span text:style-name="T8">1.7</text:span></text:p>
        <text:p text:style-name="P38"><text:span text:style-name="T8">See Also:</text:span></text:p>
        <text:p text:style-name="P58"><text:a xlink:type="simple" xlink:href="file:///l%22r151"><text:span text:style-name="Internet_20_link"><text:span text:style-name="T30">FRAMEWORK_BSNVERSION</text:span></text:span></text:a><text:span text:style-name="Default_20_Paragraph_20_Font"><text:span text:style-name="T9">, </text:span></text:span><text:span text:style-name="Code2"><text:span text:style-name="T20">org.osgi.framework.BundleException.DUPLICATE_BUNDLE_ERROR</text:span></text:span></text:p>
        <text:p text:style-name="P60"><text:bookmark text:name="r159"/><text:span text:style-name="T17">Interface PrototypeServiceFactory</text:span></text:p>
        <text:p text:style-name="Standard"><text:a xlink:type="simple" xlink:href="file:///l%22r3"><text:span text:style-name="Internet_20_link"><text:span text:style-name="T29">org.osgi.framework</text:span></text:span></text:a></text:p>
        <text:p text:style-name="Standard"><text:span text:style-name="T8">Type Parameters:</text:span></text:p>
        <text:p text:style-name="Standard"><text:bookmark text:name="r156"/><text:span text:style-name="Code2"><text:span text:style-name="T18">S</text:span></text:span><text:span text:style-name="Default_20_Paragraph_20_Font"><text:span text:style-name="T8"> - Type of Service</text:span></text:span></text:p>
        <text:p text:style-name="List_20_Heading"><text:span text:style-name="T8">All Superinterfaces:</text:span></text:p>
        <text:p text:style-name="P38"><text:a xlink:type="simple" xlink:href="file:///l%22r163"><text:span text:style-name="Internet_20_link"><text:span text:style-name="T27">ServiceFactory</text:span></text:span></text:a><text:span text:style-name="Default_20_Paragraph_20_Font"><text:span text:style-name="T9">&lt;S&gt;</text:span></text:span></text:p>
        <text:p text:style-name="P42"/>
        <text:p text:style-name="P22"><text:span text:style-name="Code2"><text:span text:style-name="T18">public interface PrototypeServiceFactory</text:span></text:span></text:p>
        <text:p text:style-name="P22"><text:span text:style-name="Code2"><text:span text:style-name="T18">extends </text:span></text:span><text:a xlink:type="simple" xlink:href="file:///l%22r163"><text:span text:style-name="Internet_20_link"><text:span text:style-name="T30">ServiceFactory</text:span></text:span></text:a><text:span text:style-name="Code2"><text:span text:style-name="T20">&lt;S&gt;</text:span></text:span></text:p>
        <text:p text:style-name="Standard"><text:span text:style-name="T8">A factory for </text:span><text:a xlink:type="simple" xlink:href="file:///l%22r132"><text:span text:style-name="Internet_20_link"><text:span text:style-name="T30">prototype scope</text:span></text:span></text:a><text:span text:style-name="Default_20_Paragraph_20_Font"><text:span text:style-name="T9"> services. The factory can provide multiple, unique service objects in the OSGi environment.</text:span></text:span></text:p>
        <text:p text:style-name="Standard"><text:span text:style-name="T8">When registering a service, a </text:span><text:span text:style-name="Code2"><text:span text:style-name="T18">PrototypeServiceFactory</text:span></text:span><text:span text:style-name="Default_20_Paragraph_20_Font"><text:span text:style-name="T8"> object can be used instead of a service object, so that the bundle developer can create a unique service object for each caller that is using the service.</text:span></text:span></text:p>
        <text:p text:style-name="Standard"><text:span text:style-name="T8">When a caller uses a </text:span><text:a xlink:type="simple" xlink:href="file:///l%22r168"><text:span text:style-name="Internet_20_link"><text:span text:style-name="T30">ServiceObjects</text:span></text:span></text:a><text:span text:style-name="Default_20_Paragraph_20_Font"><text:span text:style-name="T9"> to </text:span></text:span><text:a xlink:type="simple" xlink:href="file:///l%22r165"><text:span text:style-name="Internet_20_link"><text:span text:style-name="T30">request</text:span></text:span></text:a><text:span text:style-name="Default_20_Paragraph_20_Font"><text:span text:style-name="T9"> a service instance, the framework calls the </text:span></text:span><text:a xlink:type="simple" xlink:href="file:///l%22r157"><text:span text:style-name="Internet_20_link"><text:span text:style-name="T30">getService</text:span></text:span></text:a><text:span text:style-name="Default_20_Paragraph_20_Font"><text:span text:style-name="T9"> method to return a service object specifically for the requesting caller. The caller can </text:span></text:span><text:a xlink:type="simple" xlink:href="file:///l%22r166"><text:span text:style-name="Internet_20_link"><text:span text:style-name="T30">release</text:span></text:span></text:a><text:span text:style-name="Default_20_Paragraph_20_Font"><text:span text:style-name="T9"> the returned service object and the framework will call the </text:span></text:span><text:a xlink:type="simple" xlink:href="file:///l%22r158"><text:span text:style-name="Internet_20_link"><text:span text:style-name="T30">ungetService</text:span></text:span></text:a><text:span text:style-name="Default_20_Paragraph_20_Font"><text:span text:style-name="T9"> method with the service object.</text:span></text:span></text:p>
        <text:p text:style-name="Standard"><text:span text:style-name="T8">When a bundle uses the </text:span><text:a xlink:type="simple" xlink:href="file:///l%22r28"><text:span text:style-name="Internet_20_link"><text:span text:style-name="T30">BundleContext.getService(ServiceReference)</text:span></text:span></text:a><text:span text:style-name="Default_20_Paragraph_20_Font"><text:span text:style-name="T9"> method to obtain a service object, the framework must act as if the service has </text:span></text:span><text:a xlink:type="simple" xlink:href="file:///l%22r131"><text:span text:style-name="Internet_20_link"><text:span text:style-name="T30">bundle scope</text:span></text:span></text:a><text:span text:style-name="Default_20_Paragraph_20_Font"><text:span text:style-name="T9">. That is, the framework will call the </text:span></text:span><text:a xlink:type="simple" xlink:href="file:///l%22r157"><text:span text:style-name="Internet_20_link"><text:span text:style-name="T30">getService</text:span></text:span></text:a><text:span text:style-name="Default_20_Paragraph_20_Font"><text:span text:style-name="T9"> method to obtain a bundle-scoped instance which will be cached and have a use count. See </text:span></text:span><text:a xlink:type="simple" xlink:href="file:///l%22r163"><text:span text:style-name="Internet_20_link"><text:span text:style-name="T30">ServiceFactory</text:span></text:span></text:a><text:span text:style-name="Default_20_Paragraph_20_Font"><text:span text:style-name="T9">.</text:span></text:span></text:p>
        <text:p text:style-name="Standard"><text:span text:style-name="T8">A bundle can use both </text:span><text:a xlink:type="simple" xlink:href="file:///l%22r168"><text:span text:style-name="Internet_20_link"><text:span text:style-name="T30">ServiceObjects</text:span></text:span></text:a><text:span text:style-name="Default_20_Paragraph_20_Font"><text:span text:style-name="T9"> and </text:span></text:span><text:a xlink:type="simple" xlink:href="file:///l%22r28"><text:span text:style-name="Internet_20_link"><text:span text:style-name="T30">BundleContext.getService(ServiceReference)</text:span></text:span></text:a><text:span text:style-name="Default_20_Paragraph_20_Font"><text:span text:style-name="T9"> to obtain a service object for a service. </text:span></text:span><text:a xlink:type="simple" xlink:href="file:///l%22r165"><text:span text:style-name="Internet_20_link"><text:span text:style-name="T30">ServiceObjects.getService()</text:span></text:span></text:a><text:span text:style-name="Default_20_Paragraph_20_Font"><text:span text:style-name="T9"> will always return an instance provided by a call to </text:span></text:span><text:a xlink:type="simple" xlink:href="file:///l%22r157"><text:span text:style-name="Internet_20_link"><text:span text:style-name="T30">getService(Bundle, ServiceRegistration)</text:span></text:span></text:a><text:span text:style-name="Default_20_Paragraph_20_Font"><text:span text:style-name="T9"> and </text:span></text:span><text:a xlink:type="simple" xlink:href="file:///l%22r28"><text:span text:style-name="Internet_20_link"><text:span text:style-name="T30">BundleContext.getService(ServiceReference)</text:span></text:span></text:a><text:span text:style-name="Default_20_Paragraph_20_Font"><text:span text:style-name="T9"> will always return the bundle-scoped instance.</text:span></text:span></text:p>
        <text:p text:style-name="Standard"><text:span text:style-name="Code2"><text:span text:style-name="T18">PrototypeServiceFactory</text:span></text:span><text:span text:style-name="Default_20_Paragraph_20_Font"><text:span text:style-name="T8"> objects are only used by the Framework and are not made available to other bundles in the OSGi environment. The Framework may concurrently call a </text:span></text:span><text:span text:style-name="Code2"><text:span text:style-name="T18">PrototypeServiceFactory</text:span></text:span><text:span text:style-name="Default_20_Paragraph_20_Font"><text:span text:style-name="T8">.</text:span></text:span></text:p>
        <text:p text:style-name="Standard"><text:span text:style-name="T8">Since:</text:span></text:p>
        <text:p text:style-name="P38"><text:span text:style-name="T8">1.8</text:span></text:p>
        <text:p text:style-name="Standard"><text:span text:style-name="T8">Version:</text:span></text:p>
        <text:p text:style-name="P38"><text:span text:style-name="T8">$Id: 361182d1086ef443cc901a72f3a8d6995bc47cd7 $</text:span></text:p>
        <text:p text:style-name="Standard"><text:span text:style-name="T8">See Also:</text:span></text:p>
        <text:p text:style-name="P38"><text:a xlink:type="simple" xlink:href="file:///l%22r31"><text:span text:style-name="Internet_20_link"><text:span text:style-name="T30">BundleContext.getServiceObjects(ServiceReference)</text:span></text:span></text:a><text:span text:style-name="Default_20_Paragraph_20_Font"><text:span text:style-name="T9">, </text:span></text:span><text:a xlink:type="simple" xlink:href="file:///l%22r168"><text:span text:style-name="Internet_20_link"><text:span text:style-name="T30">ServiceObjects</text:span></text:span></text:a></text:p>
        <text:p text:style-name="Standard"><text:span text:style-name="T8">ThreadSafe</text:span></text:p>
        <text:p text:style-name="P41"/>
        <table:table table:name="Table12" table:style-name="Table12">
          <table:table-column table:style-name="Table12.A"/>
          <table:table-column table:style-name="Table12.B"/>
          <table:table-column table:style-name="Table12.C"/>
          <table:table-row table:style-name="Table12.1">
            <table:table-cell table:style-name="Table12.A1" table:number-columns-spanned="2" office:value-type="string">
              <text:p text:style-name="P21"><text:span text:style-name="Summary_20_Heading_20_Font2"><text:span text:style-name="T7">Method Summary</text:span></text:span></text:p>
            </table:table-cell>
            <table:covered-table-cell/>
            <table:table-cell table:style-name="Table12.A1" office:value-type="string">
              <text:p text:style-name="P71"><text:span text:style-name="Page_20_Reference_20_Font"><text:span text:style-name="T6">Page</text:span></text:span></text:p>
            </table:table-cell>
          </table:table-row>
          <table:table-row table:style-name="Table12.1">
            <table:table-cell table:style-name="Table12.A2" office:value-type="string">
              <text:p text:style-name="P23"><text:a xlink:type="simple" xlink:href="file:///l%22r156"><text:span text:style-name="Internet_20_link"><text:span text:style-name="T35">S</text:span></text:span></text:a></text:p>
            </table:table-cell>
            <table:table-cell table:style-name="Table12.B2" office:value-type="string">
              <text:p text:style-name="P21"><text:a xlink:type="simple" xlink:href="file:///l%22r157"><text:span text:style-name="Internet_20_link"><text:span text:style-name="T31">getService</text:span></text:span></text:a><text:span text:style-name="Code2"><text:span text:style-name="T19">(org.osgi.framework.Bundle bundle, org.osgi.framework.ServiceRegistration&lt;</text:span></text:span><text:a xlink:type="simple" xlink:href="file:///l%22r156"><text:span text:style-name="Internet_20_link"><text:span text:style-name="T32">S</text:span></text:span></text:a><text:span text:style-name="Code2"><text:span text:style-name="T19">&gt; registration)</text:span></text:span></text:p>
              <text:p text:style-name="P68"><text:span text:style-name="T8">Returns a service object for a caller.</text:span></text:p>
            </table:table-cell>
            <table:table-cell table:style-name="Table12.C2" office:value-type="string">
              <text:p text:style-name="P69"><text:bookmark-ref text:reference-format="page" text:ref-name="">Error: Reference source not found</text:bookmark-ref></text:p>
            </table:table-cell>
          </table:table-row>
          <table:table-row table:style-name="Table12.1">
            <table:table-cell table:style-name="Table12.A3" office:value-type="string">
              <text:p text:style-name="P72"><text:span text:style-name="Code_20_Small1"><text:span text:style-name="T24">void</text:span></text:span></text:p>
            </table:table-cell>
            <table:table-cell table:style-name="Table12.B3" office:value-type="string">
              <text:p text:style-name="P74"><text:a xlink:type="simple" xlink:href="file:///l%22r158"><text:span text:style-name="Internet_20_link"><text:span text:style-name="T31">ungetService</text:span></text:span></text:a><text:span text:style-name="Code2"><text:span text:style-name="T19">(org.osgi.framework.Bundle bundle, org.osgi.framework.ServiceRegistration&lt;</text:span></text:span><text:a xlink:type="simple" xlink:href="file:///l%22r156"><text:span text:style-name="Internet_20_link"><text:span text:style-name="T32">S</text:span></text:span></text:a><text:span text:style-name="Code2"><text:span text:style-name="T19">&gt; registration, </text:span></text:span><text:a xlink:type="simple" xlink:href="file:///l%22r156"><text:span text:style-name="Internet_20_link"><text:span text:style-name="T32">S</text:span></text:span></text:a><text:span text:style-name="Code2"><text:span text:style-name="T19"> service)</text:span></text:span></text:p>
              <text:p text:style-name="P67"><text:span text:style-name="T8">Releases a service object created for a caller.</text:span></text:p>
            </table:table-cell>
            <table:table-cell table:style-name="Table12.C3" office:value-type="string">
              <text:p text:style-name="P71"><text:bookmark-ref text:reference-format="page" text:ref-name="">Error: Reference source not found</text:bookmark-ref></text:p>
            </table:table-cell>
          </table:table-row>
        </table:table>
        <text:p text:style-name="Detail_20_Heading"><text:span text:style-name="T17">Method Detail</text:span></text:p>
        <text:p text:style-name="Detail_20_Heading"><text:bookmark text:name="r157"/><text:span text:style-name="T17">getService</text:span></text:p>
        <text:p text:style-name="P22"><text:a xlink:type="simple" xlink:href="file:///l%22r156"><text:span text:style-name="Internet_20_link"><text:span text:style-name="T30">S</text:span></text:span></text:a><text:span text:style-name="Code2"><text:span text:style-name="T20"> getService</text:span></text:span><text:span text:style-name="Code2"><text:span text:style-name="T19">(org.osgi.framework.Bundle bundle,</text:span></text:span><text:line-break/><text:span text:style-name="Code2"><text:span text:style-name="T19">             org.osgi.framework.ServiceRegistration&lt;</text:span></text:span><text:a xlink:type="simple" xlink:href="file:///l%22r156"><text:span text:style-name="Internet_20_link"><text:span text:style-name="T32">S</text:span></text:span></text:a><text:span text:style-name="Code2"><text:span text:style-name="T19">&gt; registration)</text:span></text:span></text:p>
        <text:p text:style-name="P38"><text:span text:style-name="T8">Returns a service object for a caller.</text:span></text:p>
        <text:p text:style-name="P38"><text:span text:style-name="T8">The Framework invokes this method for each caller requesting a service object using </text:span><text:a xlink:type="simple" xlink:href="file:///l%22r165"><text:span text:style-name="Internet_20_link"><text:span text:style-name="T30">ServiceObjects.getService()</text:span></text:span></text:a><text:span text:style-name="Default_20_Paragraph_20_Font"><text:span text:style-name="T9">. The factory can then return a specific service object for the caller.</text:span></text:span></text:p>
        <text:p text:style-name="P38"><text:span text:style-name="T8">The Framework must check that the returned service object is valid. If the returned service object is </text:span><text:span text:style-name="Code2"><text:span text:style-name="T18">null</text:span></text:span><text:span text:style-name="Default_20_Paragraph_20_Font"><text:span text:style-name="T8"> or is not an </text:span></text:span><text:span text:style-name="Code2"><text:span text:style-name="T18">instanceof</text:span></text:span><text:span text:style-name="Default_20_Paragraph_20_Font"><text:span text:style-name="T8"> all the classes named when the service was registered, a framework event of type </text:span></text:span><text:span text:style-name="Code2"><text:span text:style-name="T18">org.osgi.framework.FrameworkEvent.ERROR</text:span></text:span><text:span text:style-name="Default_20_Paragraph_20_Font"><text:span text:style-name="T8"> is fired containing a service exception of type </text:span></text:span><text:span text:style-name="Code2"><text:span text:style-name="T18">org.osgi.framework.ServiceException.FACTORY_ERROR</text:span></text:span><text:span text:style-name="Default_20_Paragraph_20_Font"><text:span text:style-name="T8"> and </text:span></text:span><text:span text:style-name="Code2"><text:span text:style-name="T18">null</text:span></text:span><text:span text:style-name="Default_20_Paragraph_20_Font"><text:span text:style-name="T8"> is returned to the caller. If this method throws an exception, a framework event of type </text:span></text:span><text:span text:style-name="Code2"><text:span text:style-name="T18">org.osgi.framework.FrameworkEvent.ERROR</text:span></text:span><text:span text:style-name="Default_20_Paragraph_20_Font"><text:span text:style-name="T8"> is fired containing a service exception of type </text:span></text:span><text:soft-page-break/><text:span text:style-name="Code2"><text:span text:style-name="T18">org.osgi.framework.ServiceException.FACTORY_EXCEPTION</text:span></text:span><text:span text:style-name="Default_20_Paragraph_20_Font"><text:span text:style-name="T8"> with the thrown exception as the cause and </text:span></text:span><text:span text:style-name="Code2"><text:span text:style-name="T18">null</text:span></text:span><text:span text:style-name="Default_20_Paragraph_20_Font"><text:span text:style-name="T8"> is returned to the caller.</text:span></text:span></text:p>
        <text:p text:style-name="P38"><text:span text:style-name="T8">Specified by:</text:span></text:p>
        <text:p text:style-name="P58"><text:a xlink:type="simple" xlink:href="file:///l%22r161"><text:span text:style-name="Code2"><text:span text:style-name="T30">getService</text:span></text:span></text:a><text:span text:style-name="Default_20_Paragraph_20_Font"><text:span text:style-name="T9"> in interface </text:span></text:span><text:a xlink:type="simple" xlink:href="file:///l%22r163"><text:span text:style-name="Internet_20_link"><text:span text:style-name="T30">ServiceFactory</text:span></text:span></text:a></text:p>
        <text:p text:style-name="P38"><text:span text:style-name="T8">Parameters:</text:span></text:p>
        <text:p text:style-name="P58"><text:span text:style-name="Code2"><text:span text:style-name="T18">bundle</text:span></text:span><text:span text:style-name="Default_20_Paragraph_20_Font"><text:span text:style-name="T8"> - The bundle requesting the service.</text:span></text:span></text:p>
        <text:p text:style-name="P58"><text:span text:style-name="Code2"><text:span text:style-name="T18">registration</text:span></text:span><text:span text:style-name="Default_20_Paragraph_20_Font"><text:span text:style-name="T8"> - The </text:span></text:span><text:span text:style-name="Code2"><text:span text:style-name="T18">ServiceRegistration</text:span></text:span><text:span text:style-name="Default_20_Paragraph_20_Font"><text:span text:style-name="T8"> object for the requested service.</text:span></text:span></text:p>
        <text:p text:style-name="P38"><text:span text:style-name="T8">Returns:</text:span></text:p>
        <text:p text:style-name="P58"><text:span text:style-name="T8">A service object that must</text:span><text:span text:style-name="T16"> be an instance of all the classes named when the service was registered.</text:span></text:p>
        <text:p text:style-name="P38"><text:span text:style-name="T8">See Also:</text:span></text:p>
        <text:p text:style-name="P58"><text:a xlink:type="simple" xlink:href="file:///l%22r165"><text:span text:style-name="Internet_20_link"><text:span text:style-name="T30">ServiceObjects.getService()</text:span></text:span></text:a></text:p>
        <text:p text:style-name="P41"/>
        <text:p text:style-name="P43"><text:bookmark text:name="r158"/><text:span text:style-name="T17">ungetService</text:span></text:p>
        <text:p text:style-name="P22"><text:span text:style-name="Code2"><text:span text:style-name="T18">void ungetService</text:span></text:span><text:span text:style-name="Code2"><text:span text:style-name="T21">(org.osgi.framework.Bundle bundle,</text:span></text:span><text:line-break/><text:span text:style-name="Code2"><text:span text:style-name="T21">                  org.osgi.framework.ServiceRegistration&lt;</text:span></text:span><text:a xlink:type="simple" xlink:href="file:///l%22r156"><text:span text:style-name="Internet_20_link"><text:span text:style-name="T32">S</text:span></text:span></text:a><text:span text:style-name="Code2"><text:span text:style-name="T19">&gt; registration,</text:span></text:span><text:line-break/><text:span text:style-name="Code2"><text:span text:style-name="T19">                  </text:span></text:span><text:a xlink:type="simple" xlink:href="file:///l%22r156"><text:span text:style-name="Internet_20_link"><text:span text:style-name="T32">S</text:span></text:span></text:a><text:span text:style-name="Code2"><text:span text:style-name="T19"> service)</text:span></text:span></text:p>
        <text:p text:style-name="P38"><text:span text:style-name="T8">Releases a service object created for a caller.</text:span></text:p>
        <text:p text:style-name="P38"><text:span text:style-name="T8">The Framework invokes this method when a service has been released by a bundle such as by calling </text:span><text:a xlink:type="simple" xlink:href="file:///l%22r166"><text:span text:style-name="Internet_20_link"><text:span text:style-name="T30">ServiceObjects.ungetService(Object)</text:span></text:span></text:a><text:span text:style-name="Default_20_Paragraph_20_Font"><text:span text:style-name="T9">. The service object may then be destroyed.</text:span></text:span></text:p>
        <text:p text:style-name="P38"><text:span text:style-name="T8">If this method throws an exception, a framework event of type </text:span><text:span text:style-name="Code2"><text:span text:style-name="T18">org.osgi.framework.FrameworkEvent.ERROR</text:span></text:span><text:span text:style-name="Default_20_Paragraph_20_Font"><text:span text:style-name="T8"> is fired containing a service exception of type </text:span></text:span><text:span text:style-name="Code2"><text:span text:style-name="T18">org.osgi.framework.ServiceException.FACTORY_EXCEPTION</text:span></text:span><text:span text:style-name="Default_20_Paragraph_20_Font"><text:span text:style-name="T8"> with the thrown exception as the cause.</text:span></text:span></text:p>
        <text:p text:style-name="P38"><text:span text:style-name="T8">Specified by:</text:span></text:p>
        <text:p text:style-name="P58"><text:a xlink:type="simple" xlink:href="file:///l%22r162"><text:span text:style-name="Code2"><text:span text:style-name="T30">ungetService</text:span></text:span></text:a><text:span text:style-name="Default_20_Paragraph_20_Font"><text:span text:style-name="T9"> in interface </text:span></text:span><text:a xlink:type="simple" xlink:href="file:///l%22r163"><text:span text:style-name="Internet_20_link"><text:span text:style-name="T30">ServiceFactory</text:span></text:span></text:a></text:p>
        <text:p text:style-name="P38"><text:span text:style-name="T8">Parameters:</text:span></text:p>
        <text:p text:style-name="P58"><text:span text:style-name="Code2"><text:span text:style-name="T18">bundle</text:span></text:span><text:span text:style-name="Default_20_Paragraph_20_Font"><text:span text:style-name="T8"> - The bundle releasing the service.</text:span></text:span></text:p>
        <text:p text:style-name="P58"><text:span text:style-name="Code2"><text:span text:style-name="T18">registration</text:span></text:span><text:span text:style-name="Default_20_Paragraph_20_Font"><text:span text:style-name="T8"> - The </text:span></text:span><text:span text:style-name="Code2"><text:span text:style-name="T18">ServiceRegistration</text:span></text:span><text:span text:style-name="Default_20_Paragraph_20_Font"><text:span text:style-name="T8"> object for the service being released.</text:span></text:span></text:p>
        <text:p text:style-name="P58"><text:span text:style-name="Code2"><text:span text:style-name="T18">service</text:span></text:span><text:span text:style-name="Default_20_Paragraph_20_Font"><text:span text:style-name="T8"> - The service object returned by a previous call to the </text:span></text:span><text:a xlink:type="simple" xlink:href="file:///l%22r157"><text:span text:style-name="Internet_20_link"><text:span text:style-name="T30">getService</text:span></text:span></text:a><text:span text:style-name="Default_20_Paragraph_20_Font"><text:span text:style-name="T9"> method.</text:span></text:span></text:p>
        <text:p text:style-name="P38"><text:span text:style-name="T8">See Also:</text:span></text:p>
        <text:p text:style-name="P58"><text:a xlink:type="simple" xlink:href="file:///l%22r166"><text:span text:style-name="Internet_20_link"><text:span text:style-name="T30">ServiceObjects.ungetService(Object)</text:span></text:span></text:a></text:p>
        <text:p text:style-name="P61"><text:bookmark text:name="r163"/><text:span text:style-name="T17">Interface ServiceFactory</text:span></text:p>
        <text:p text:style-name="Standard"><text:a xlink:type="simple" xlink:href="file:///l%22r3"><text:span text:style-name="Internet_20_link"><text:span text:style-name="T29">org.osgi.framework</text:span></text:span></text:a></text:p>
        <text:p text:style-name="Standard"><text:span text:style-name="T8">Type Parameters:</text:span></text:p>
        <text:p text:style-name="Standard"><text:bookmark text:name="r160"/><text:span text:style-name="Code2"><text:span text:style-name="T18">S</text:span></text:span><text:span text:style-name="Default_20_Paragraph_20_Font"><text:span text:style-name="T8"> - Type of Service</text:span></text:span></text:p>
        <text:p text:style-name="List_20_Heading"><text:span text:style-name="T8">All Known Subinterfaces:</text:span></text:p>
        <text:p text:style-name="P38"><text:a xlink:type="simple" xlink:href="file:///l%22r159"><text:span text:style-name="Internet_20_link"><text:span text:style-name="T27">PrototypeServiceFactory</text:span></text:span></text:a></text:p>
        <text:p text:style-name="P42"/>
        <text:p text:style-name="P22"><text:span text:style-name="Code2"><text:span text:style-name="T18">public interface ServiceFactory</text:span></text:span></text:p>
        <text:p text:style-name="Standard"><text:span text:style-name="T8">A factory for </text:span><text:a xlink:type="simple" xlink:href="file:///l%22r131"><text:span text:style-name="Internet_20_link"><text:span text:style-name="T30">bundle scope</text:span></text:span></text:a><text:span text:style-name="Default_20_Paragraph_20_Font"><text:span text:style-name="T9"> services. The factory can provide service objects unique to each bundle in the OSGi environment.</text:span></text:span></text:p>
        <text:p text:style-name="Standard"><text:span text:style-name="T8">When registering a service, a </text:span><text:span text:style-name="Code2"><text:span text:style-name="T18">ServiceFactory</text:span></text:span><text:span text:style-name="Default_20_Paragraph_20_Font"><text:span text:style-name="T8"> object can be used instead of a service object, so that the bundle developer can create a unique service object for each bundle that is using the service.</text:span></text:span></text:p>
        <text:p text:style-name="Standard"><text:span text:style-name="T8">When a bundle </text:span><text:a xlink:type="simple" xlink:href="file:///l%22r28"><text:span text:style-name="Internet_20_link"><text:span text:style-name="T30">requests</text:span></text:span></text:a><text:span text:style-name="Default_20_Paragraph_20_Font"><text:span text:style-name="T9"> the service object, the framework calls the </text:span></text:span><text:a xlink:type="simple" xlink:href="file:///l%22r161"><text:span text:style-name="Internet_20_link"><text:span text:style-name="T30">getService</text:span></text:span></text:a><text:span text:style-name="Default_20_Paragraph_20_Font"><text:span text:style-name="T9"> method to create a service object specifically for the requesting bundle. The returned service object is cached by the Framework for subsequent calls to </text:span></text:span><text:a xlink:type="simple" xlink:href="file:///l%22r28"><text:span text:style-name="Internet_20_link"><text:span text:style-name="T30">BundleContext.getService(ServiceReference)</text:span></text:span></text:a><text:span text:style-name="Default_20_Paragraph_20_Font"><text:span text:style-name="T9"> until the bundle releases its use of the service.</text:span></text:span></text:p>
        <text:p text:style-name="Standard"><text:span text:style-name="T8">When the bundle's use count for the service is </text:span><text:a xlink:type="simple" xlink:href="file:///l%22r30"><text:span text:style-name="Internet_20_link"><text:span text:style-name="T30">decremented</text:span></text:span></text:a><text:span text:style-name="Default_20_Paragraph_20_Font"><text:span text:style-name="T9"> to zero (including the bundle stopping or the service being unregistered), the framework will call the </text:span></text:span><text:a xlink:type="simple" xlink:href="file:///l%22r162"><text:span text:style-name="Internet_20_link"><text:span text:style-name="T30">ungetService</text:span></text:span></text:a><text:span text:style-name="Default_20_Paragraph_20_Font"><text:span text:style-name="T9"> method.</text:span></text:span></text:p>
        <text:p text:style-name="Standard"><text:span text:style-name="Code2"><text:span text:style-name="T18">ServiceFactory</text:span></text:span><text:span text:style-name="Default_20_Paragraph_20_Font"><text:span text:style-name="T8"> objects are only used by the Framework and are not made available to other bundles in the OSGi environment. The Framework may concurrently call a </text:span></text:span><text:span text:style-name="Code2"><text:span text:style-name="T18">ServiceFactory</text:span></text:span><text:span text:style-name="Default_20_Paragraph_20_Font"><text:span text:style-name="T8">.</text:span></text:span></text:p>
        <text:p text:style-name="Standard"><text:span text:style-name="T8">Version:</text:span></text:p>
        <text:p text:style-name="P38"><text:span text:style-name="T8">$Id: 71fe1dc6db667308ab24b793f07717e71de600ba $</text:span></text:p>
        <text:p text:style-name="Standard"><text:span text:style-name="T8">See Also:</text:span></text:p>
        <text:p text:style-name="P38"><text:a xlink:type="simple" xlink:href="file:///l%22r28"><text:span text:style-name="Internet_20_link"><text:span text:style-name="T30">BundleContext.getService(ServiceReference)</text:span></text:span></text:a></text:p>
        <text:p text:style-name="Standard"><text:span text:style-name="T8">ThreadSafe</text:span></text:p>
        <text:p text:style-name="P41"/>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21"><text:span text:style-name="Summary_20_Heading_20_Font2"><text:span text:style-name="T7">Method Summary</text:span></text:span></text:p>
            </table:table-cell>
            <table:covered-table-cell/>
            <table:table-cell table:style-name="Table13.A1" office:value-type="string">
              <text:p text:style-name="P71"><text:span text:style-name="Page_20_Reference_20_Font"><text:span text:style-name="T6">Page</text:span></text:span></text:p>
            </table:table-cell>
          </table:table-row>
          <table:table-row table:style-name="Table13.1">
            <table:table-cell table:style-name="Table13.A2" office:value-type="string">
              <text:p text:style-name="P23"><text:a xlink:type="simple" xlink:href="file:///l%22r160"><text:span text:style-name="Internet_20_link"><text:span text:style-name="T35">S</text:span></text:span></text:a></text:p>
            </table:table-cell>
            <table:table-cell table:style-name="Table13.B2" office:value-type="string">
              <text:p text:style-name="P21"><text:a xlink:type="simple" xlink:href="file:///l%22r161"><text:span text:style-name="Internet_20_link"><text:span text:style-name="T31">getService</text:span></text:span></text:a><text:span text:style-name="Code2"><text:span text:style-name="T19">(org.osgi.framework.Bundle bundle, org.osgi.framework.ServiceRegistration&lt;</text:span></text:span><text:a xlink:type="simple" xlink:href="file:///l%22r160"><text:span text:style-name="Internet_20_link"><text:span text:style-name="T32">S</text:span></text:span></text:a><text:span text:style-name="Code2"><text:span text:style-name="T19">&gt; registration)</text:span></text:span></text:p>
              <text:p text:style-name="P68"><text:span text:style-name="T8">Returns a service object for a bundle.</text:span></text:p>
            </table:table-cell>
            <table:table-cell table:style-name="Table13.C2" office:value-type="string">
              <text:p text:style-name="P69"><text:bookmark-ref text:reference-format="page" text:ref-name="">Error: Reference source not found</text:bookmark-ref></text:p>
            </table:table-cell>
          </table:table-row>
          <table:table-row table:style-name="Table13.1">
            <table:table-cell table:style-name="Table13.A3" office:value-type="string">
              <text:p text:style-name="P72"><text:span text:style-name="Code_20_Small1"><text:span text:style-name="T24">void</text:span></text:span></text:p>
            </table:table-cell>
            <table:table-cell table:style-name="Table13.B3" office:value-type="string">
              <text:p text:style-name="P74"><text:a xlink:type="simple" xlink:href="file:///l%22r162"><text:span text:style-name="Internet_20_link"><text:span text:style-name="T31">ungetService</text:span></text:span></text:a><text:span text:style-name="Code2"><text:span text:style-name="T19">(org.osgi.framework.Bundle bundle, org.osgi.framework.ServiceRegistration&lt;</text:span></text:span><text:a xlink:type="simple" xlink:href="file:///l%22r160"><text:span text:style-name="Internet_20_link"><text:span text:style-name="T32">S</text:span></text:span></text:a><text:span text:style-name="Code2"><text:span text:style-name="T19">&gt; registration, </text:span></text:span><text:a xlink:type="simple" xlink:href="file:///l%22r160"><text:span text:style-name="Internet_20_link"><text:span text:style-name="T32">S</text:span></text:span></text:a><text:span text:style-name="Code2"><text:span text:style-name="T19"> service)</text:span></text:span></text:p>
              <text:p text:style-name="P67"><text:span text:style-name="T8">Releases a service object created for a bundle.</text:span></text:p>
            </table:table-cell>
            <table:table-cell table:style-name="Table13.C3" office:value-type="string">
              <text:p text:style-name="P71"><text:bookmark-ref text:reference-format="page" text:ref-name="">Error: Reference source not found</text:bookmark-ref></text:p>
            </table:table-cell>
          </table:table-row>
        </table:table>
        <text:p text:style-name="Detail_20_Heading"><text:span text:style-name="T17">Method Detail</text:span></text:p>
        <text:p text:style-name="Detail_20_Heading"><text:bookmark text:name="r161"/><text:span text:style-name="T17">getService</text:span></text:p>
        <text:p text:style-name="P22"><text:a xlink:type="simple" xlink:href="file:///l%22r160"><text:span text:style-name="Internet_20_link"><text:span text:style-name="T30">S</text:span></text:span></text:a><text:span text:style-name="Code2"><text:span text:style-name="T20"> getService</text:span></text:span><text:span text:style-name="Code2"><text:span text:style-name="T19">(org.osgi.framework.Bundle bundle,</text:span></text:span><text:line-break/><text:span text:style-name="Code2"><text:span text:style-name="T19">             org.osgi.framework.ServiceRegistration&lt;</text:span></text:span><text:a xlink:type="simple" xlink:href="file:///l%22r160"><text:span text:style-name="Internet_20_link"><text:span text:style-name="T32">S</text:span></text:span></text:a><text:span text:style-name="Code2"><text:span text:style-name="T19">&gt; registration)</text:span></text:span></text:p>
        <text:p text:style-name="P38"><text:span text:style-name="T8">Returns a service object for a bundle.</text:span></text:p>
        <text:p text:style-name="P38"><text:span text:style-name="T8">The Framework invokes this method the first time the specified </text:span><text:span text:style-name="Code2"><text:span text:style-name="T18">bundle</text:span></text:span><text:span text:style-name="Default_20_Paragraph_20_Font"><text:span text:style-name="T8"> requests a service object using the </text:span></text:span><text:a xlink:type="simple" xlink:href="file:///l%22r28"><text:span text:style-name="Internet_20_link"><text:span text:style-name="T30">BundleContext.getService(ServiceReference)</text:span></text:span></text:a><text:span text:style-name="Default_20_Paragraph_20_Font"><text:span text:style-name="T9"> method. The factory can then return a specific service object for each bundle.</text:span></text:span></text:p>
        <text:p text:style-name="P38"><text:span text:style-name="T8">The Framework must check that the returned service object is valid. If the returned service object is </text:span><text:span text:style-name="Code2"><text:span text:style-name="T18">null</text:span></text:span><text:span text:style-name="Default_20_Paragraph_20_Font"><text:span text:style-name="T8"> or is not an </text:span></text:span><text:span text:style-name="Code2"><text:span text:style-name="T18">instanceof</text:span></text:span><text:span text:style-name="Default_20_Paragraph_20_Font"><text:span text:style-name="T8"> all the classes named when the service was registered, a framework event of type </text:span></text:span><text:span text:style-name="Code2"><text:span text:style-name="T18">org.osgi.framework.FrameworkEvent.ERROR</text:span></text:span><text:span text:style-name="Default_20_Paragraph_20_Font"><text:span text:style-name="T8"> is fired containing a service exception of type </text:span></text:span><text:span text:style-name="Code2"><text:span text:style-name="T18">org.osgi.framework.ServiceException.FACTORY_ERROR</text:span></text:span><text:span text:style-name="Default_20_Paragraph_20_Font"><text:span text:style-name="T8"> and </text:span></text:span><text:span text:style-name="Code2"><text:span text:style-name="T18">null</text:span></text:span><text:span text:style-name="Default_20_Paragraph_20_Font"><text:span text:style-name="T8"> is returned to the bundle. If this method throws an exception, a framework event of type </text:span></text:span><text:span text:style-name="Code2"><text:span text:style-name="T18">org.osgi.framework.FrameworkEvent.ERROR</text:span></text:span><text:span text:style-name="Default_20_Paragraph_20_Font"><text:span text:style-name="T8"> is fired containing a service exception of type </text:span></text:span><text:span text:style-name="Code2"><text:span text:style-name="T18">org.osgi.framework.ServiceException.FACTORY_EXCEPTION</text:span></text:span><text:span text:style-name="Default_20_Paragraph_20_Font"><text:span text:style-name="T8"> with the thrown exception as the cause and </text:span></text:span><text:span text:style-name="Code2"><text:span text:style-name="T18">null</text:span></text:span><text:span text:style-name="Default_20_Paragraph_20_Font"><text:span text:style-name="T8"> is returned to the bundle. If this method is recursively called for the specified bundle, a framework event of type </text:span></text:span><text:span text:style-name="Code2"><text:span text:style-name="T18">org.osgi.framework.FrameworkEvent.ERROR</text:span></text:span><text:span text:style-name="Default_20_Paragraph_20_Font"><text:span text:style-name="T8"> is fired containing a service exception of type </text:span></text:span><text:span text:style-name="Code2"><text:span text:style-name="T18">org.osgi.framework.ServiceException.FACTORY_RECURSION</text:span></text:span><text:span text:style-name="Default_20_Paragraph_20_Font"><text:span text:style-name="T8"> and </text:span></text:span><text:span text:style-name="Code2"><text:span text:style-name="T18">null</text:span></text:span><text:span text:style-name="Default_20_Paragraph_20_Font"><text:span text:style-name="T8"> is returned to the bundle.</text:span></text:span></text:p>
        <text:p text:style-name="P38"><text:span text:style-name="T8">The Framework caches the valid service object and will return the same service object on any future call to </text:span><text:a xlink:type="simple" xlink:href="file:///l%22r28"><text:span text:style-name="Internet_20_link"><text:span text:style-name="T30">BundleContext.getService(ServiceReference)</text:span></text:span></text:a><text:span text:style-name="Default_20_Paragraph_20_Font"><text:span text:style-name="T9"> for the specified bundle. This means the Framework must not allow this method to be concurrently called for the specified bundle.</text:span></text:span></text:p>
        <text:p text:style-name="P38"><text:soft-page-break/><text:span text:style-name="T8">Parameters:</text:span></text:p>
        <text:p text:style-name="P58"><text:span text:style-name="Code2"><text:span text:style-name="T18">bundle</text:span></text:span><text:span text:style-name="Default_20_Paragraph_20_Font"><text:span text:style-name="T8"> - The bundle requesting the service.</text:span></text:span></text:p>
        <text:p text:style-name="P58"><text:span text:style-name="Code2"><text:span text:style-name="T18">registration</text:span></text:span><text:span text:style-name="Default_20_Paragraph_20_Font"><text:span text:style-name="T8"> - The </text:span></text:span><text:span text:style-name="Code2"><text:span text:style-name="T18">ServiceRegistration</text:span></text:span><text:span text:style-name="Default_20_Paragraph_20_Font"><text:span text:style-name="T8"> object for the requested service.</text:span></text:span></text:p>
        <text:p text:style-name="P38"><text:span text:style-name="T8">Returns:</text:span></text:p>
        <text:p text:style-name="P58"><text:span text:style-name="T8">A service object that must</text:span><text:span text:style-name="T16"> be an instance of all the classes named when the service was registered.</text:span></text:p>
        <text:p text:style-name="P38"><text:span text:style-name="T8">See Also:</text:span></text:p>
        <text:p text:style-name="P58"><text:a xlink:type="simple" xlink:href="file:///l%22r28"><text:span text:style-name="Internet_20_link"><text:span text:style-name="T30">BundleContext.getService(ServiceReference)</text:span></text:span></text:a></text:p>
        <text:p text:style-name="P41"/>
        <text:p text:style-name="P43"><text:bookmark text:name="r162"/><text:span text:style-name="T17">ungetService</text:span></text:p>
        <text:p text:style-name="P22"><text:span text:style-name="Code2"><text:span text:style-name="T18">void ungetService</text:span></text:span><text:span text:style-name="Code2"><text:span text:style-name="T21">(org.osgi.framework.Bundle bundle,</text:span></text:span><text:line-break/><text:span text:style-name="Code2"><text:span text:style-name="T21">                  org.osgi.framework.ServiceRegistration&lt;</text:span></text:span><text:a xlink:type="simple" xlink:href="file:///l%22r160"><text:span text:style-name="Internet_20_link"><text:span text:style-name="T32">S</text:span></text:span></text:a><text:span text:style-name="Code2"><text:span text:style-name="T19">&gt; registration,</text:span></text:span><text:line-break/><text:span text:style-name="Code2"><text:span text:style-name="T19">                  </text:span></text:span><text:a xlink:type="simple" xlink:href="file:///l%22r160"><text:span text:style-name="Internet_20_link"><text:span text:style-name="T32">S</text:span></text:span></text:a><text:span text:style-name="Code2"><text:span text:style-name="T19"> service)</text:span></text:span></text:p>
        <text:p text:style-name="P38"><text:span text:style-name="T8">Releases a service object created for a bundle.</text:span></text:p>
        <text:p text:style-name="P38"><text:span text:style-name="T8">The Framework invokes this method when a service has been released by a bundle. The service object may then be destroyed.</text:span></text:p>
        <text:p text:style-name="P38"><text:span text:style-name="T8">If this method throws an exception, a framework event of type </text:span><text:span text:style-name="Code2"><text:span text:style-name="T18">org.osgi.framework.FrameworkEvent.ERROR</text:span></text:span><text:span text:style-name="Default_20_Paragraph_20_Font"><text:span text:style-name="T8"> is fired containing a service exception of type </text:span></text:span><text:span text:style-name="Code2"><text:span text:style-name="T18">org.osgi.framework.ServiceException.FACTORY_EXCEPTION</text:span></text:span><text:span text:style-name="Default_20_Paragraph_20_Font"><text:span text:style-name="T8"> with the thrown exception as the cause.</text:span></text:span></text:p>
        <text:p text:style-name="P38"><text:span text:style-name="T8">Parameters:</text:span></text:p>
        <text:p text:style-name="P58"><text:span text:style-name="Code2"><text:span text:style-name="T18">bundle</text:span></text:span><text:span text:style-name="Default_20_Paragraph_20_Font"><text:span text:style-name="T8"> - The bundle releasing the service.</text:span></text:span></text:p>
        <text:p text:style-name="P58"><text:span text:style-name="Code2"><text:span text:style-name="T18">registration</text:span></text:span><text:span text:style-name="Default_20_Paragraph_20_Font"><text:span text:style-name="T8"> - The </text:span></text:span><text:span text:style-name="Code2"><text:span text:style-name="T18">ServiceRegistration</text:span></text:span><text:span text:style-name="Default_20_Paragraph_20_Font"><text:span text:style-name="T8"> object for the service being released.</text:span></text:span></text:p>
        <text:p text:style-name="P58"><text:span text:style-name="Code2"><text:span text:style-name="T18">service</text:span></text:span><text:span text:style-name="Default_20_Paragraph_20_Font"><text:span text:style-name="T8"> - The service object returned by a previous call to the </text:span></text:span><text:a xlink:type="simple" xlink:href="file:///l%22r161"><text:span text:style-name="Internet_20_link"><text:span text:style-name="T30">getService</text:span></text:span></text:a><text:span text:style-name="Default_20_Paragraph_20_Font"><text:span text:style-name="T9"> method.</text:span></text:span></text:p>
        <text:p text:style-name="P38"><text:span text:style-name="T8">See Also:</text:span></text:p>
        <text:p text:style-name="P58"><text:a xlink:type="simple" xlink:href="file:///l%22r30"><text:span text:style-name="Internet_20_link"><text:span text:style-name="T30">BundleContext.ungetService(ServiceReference)</text:span></text:span></text:a></text:p>
        <text:p text:style-name="P62"><text:bookmark text:name="r168"/><text:span text:style-name="T17">Interface ServiceObjects</text:span></text:p>
        <text:p text:style-name="Standard"><text:a xlink:type="simple" xlink:href="file:///l%22r3"><text:span text:style-name="Internet_20_link"><text:span text:style-name="T29">org.osgi.framework</text:span></text:span></text:a></text:p>
        <text:p text:style-name="Standard"><text:span text:style-name="T8">Type Parameters:</text:span></text:p>
        <text:p text:style-name="Standard"><text:bookmark text:name="r164"/><text:span text:style-name="Code2"><text:span text:style-name="T18">S</text:span></text:span><text:span text:style-name="Default_20_Paragraph_20_Font"><text:span text:style-name="T8"> - Type of Service</text:span></text:span></text:p>
        <text:p text:style-name="P25"/>
        <text:p text:style-name="P22"><text:span text:style-name="Code2"><text:span text:style-name="T18">public interface ServiceObjects</text:span></text:span></text:p>
        <text:p text:style-name="Standard"><text:span text:style-name="T8">Allows multiple service objects for a service to be obtained.</text:span></text:p>
        <text:p text:style-name="Standard"><text:span text:style-name="T8">For services with </text:span><text:a xlink:type="simple" xlink:href="file:///l%22r132"><text:span text:style-name="Internet_20_link"><text:span text:style-name="T30">prototype</text:span></text:span></text:a><text:span text:style-name="Default_20_Paragraph_20_Font"><text:span text:style-name="T9"> scope, multiple service objects for the service can be obtained. For services with </text:span></text:span><text:a xlink:type="simple" xlink:href="file:///l%22r130"><text:span text:style-name="Internet_20_link"><text:span text:style-name="T30">singleton</text:span></text:span></text:a><text:span text:style-name="Default_20_Paragraph_20_Font"><text:span text:style-name="T9"> or </text:span></text:span><text:a xlink:type="simple" xlink:href="file:///l%22r131"><text:span text:style-name="Internet_20_link"><text:span text:style-name="T30">bundle</text:span></text:span></text:a><text:span text:style-name="Default_20_Paragraph_20_Font"><text:span text:style-name="T9"> scope, only one, use-counted service object is available.</text:span></text:span></text:p>
        <text:p text:style-name="Standard"><text:span text:style-name="T8">Any unreleased service objects obtained from this </text:span><text:span text:style-name="Code2"><text:span text:style-name="T18">ServiceObjects</text:span></text:span><text:span text:style-name="Default_20_Paragraph_20_Font"><text:span text:style-name="T8"> object are automatically released by the framework when the bundle associated with the BundleContext used to create this </text:span></text:span><text:span text:style-name="Code2"><text:span text:style-name="T18">ServiceObjects</text:span></text:span><text:span text:style-name="Default_20_Paragraph_20_Font"><text:span text:style-name="T8"> object is stopped.</text:span></text:span></text:p>
        <text:p text:style-name="Standard"><text:span text:style-name="T8">Since:</text:span></text:p>
        <text:p text:style-name="P38"><text:span text:style-name="T8">1.8</text:span></text:p>
        <text:p text:style-name="Standard"><text:span text:style-name="T8">Version:</text:span></text:p>
        <text:p text:style-name="P38"><text:span text:style-name="T8">$Id: ce86deab59b5a3006a59eec06e9e2e1545eaafa2 $</text:span></text:p>
        <text:p text:style-name="Standard"><text:span text:style-name="T8">See Also:</text:span></text:p>
        <text:p text:style-name="P38"><text:a xlink:type="simple" xlink:href="file:///l%22r31"><text:span text:style-name="Internet_20_link"><text:span text:style-name="T30">BundleContext.getServiceObjects(ServiceReference)</text:span></text:span></text:a><text:span text:style-name="Default_20_Paragraph_20_Font"><text:span text:style-name="T9">, </text:span></text:span><text:a xlink:type="simple" xlink:href="file:///l%22r159"><text:span text:style-name="Internet_20_link"><text:span text:style-name="T30">PrototypeServiceFactory</text:span></text:span></text:a></text:p>
        <text:p text:style-name="Standard"><text:span text:style-name="T8">ThreadSafe</text:span></text:p>
        <text:p text:style-name="P24"/>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p text:style-name="P21"><text:span text:style-name="Summary_20_Heading_20_Font2"><text:span text:style-name="T7">Method Summary</text:span></text:span></text:p>
            </table:table-cell>
            <table:covered-table-cell/>
            <table:table-cell table:style-name="Table16.A1" office:value-type="string">
              <text:p text:style-name="P71"><text:span text:style-name="Page_20_Reference_20_Font"><text:span text:style-name="T6">Page</text:span></text:span></text:p>
            </table:table-cell>
          </table:table-row>
          <table:table-row table:style-name="Table16.1">
            <table:table-cell table:style-name="Table16.A2" office:value-type="string">
              <text:p text:style-name="P23"><text:a xlink:type="simple" xlink:href="file:///l%22r164"><text:span text:style-name="Internet_20_link"><text:span text:style-name="T35">S</text:span></text:span></text:a></text:p>
            </table:table-cell>
            <table:table-cell table:style-name="Table16.B2" office:value-type="string">
              <text:p text:style-name="P21"><text:a xlink:type="simple" xlink:href="file:///l%22r165"><text:span text:style-name="Internet_20_link"><text:span text:style-name="T31">getService</text:span></text:span></text:a><text:span text:style-name="Code2"><text:span text:style-name="T19">()</text:span></text:span></text:p>
              <text:p text:style-name="P68"><text:span text:style-name="T8">Returns a service object for the </text:span><text:a xlink:type="simple" xlink:href="file:///l%22r167"><text:span text:style-name="Internet_20_link"><text:span text:style-name="T30">referenced</text:span></text:span></text:a><text:span text:style-name="Default_20_Paragraph_20_Font"><text:span text:style-name="T9"> service.</text:span></text:span></text:p>
            </table:table-cell>
            <table:table-cell table:style-name="Table16.C2" office:value-type="string">
              <text:p text:style-name="P69"><text:bookmark-ref text:reference-format="page" text:ref-name="">Error: Reference source not found</text:bookmark-ref></text:p>
            </table:table-cell>
          </table:table-row>
          <table:table-row table:style-name="Table16.1">
            <table:table-cell table:style-name="Table16.A3" office:value-type="string">
              <text:p text:style-name="P72"><text:span text:style-name="Code_20_Small1"><text:span text:style-name="T24">org.osgi.framework.ServiceReference&lt;</text:span></text:span><text:a xlink:type="simple" xlink:href="file:///l%22r164"><text:span text:style-name="Internet_20_link"><text:span text:style-name="T35">S</text:span></text:span></text:a><text:span text:style-name="Code_20_Small1"><text:span text:style-name="T25">&gt;</text:span></text:span></text:p>
            </table:table-cell>
            <table:table-cell table:style-name="Table16.B3" office:value-type="string">
              <text:p text:style-name="P74"><text:a xlink:type="simple" xlink:href="file:///l%22r167"><text:span text:style-name="Internet_20_link"><text:span text:style-name="T31">getServiceReference</text:span></text:span></text:a><text:span text:style-name="Code2"><text:span text:style-name="T19">()</text:span></text:span></text:p>
              <text:p text:style-name="P67"><text:span text:style-name="T8">Returns the </text:span><text:span text:style-name="Code2"><text:span text:style-name="T18">org.osgi.framework.ServiceReference</text:span></text:span><text:span text:style-name="Default_20_Paragraph_20_Font"><text:span text:style-name="T8"> for the service associated with this </text:span></text:span><text:span text:style-name="Code2"><text:span text:style-name="T18">ServiceObjects</text:span></text:span><text:span text:style-name="Default_20_Paragraph_20_Font"><text:span text:style-name="T8"> object.</text:span></text:span></text:p>
            </table:table-cell>
            <table:table-cell table:style-name="Table16.C3" office:value-type="string">
              <text:p text:style-name="P71"><text:bookmark-ref text:reference-format="page" text:ref-name="">Error: Reference source not found</text:bookmark-ref></text:p>
            </table:table-cell>
          </table:table-row>
          <table:table-row table:style-name="Table16.1">
            <table:table-cell table:style-name="Table16.A4" office:value-type="string">
              <text:p text:style-name="P72"><text:span text:style-name="Code_20_Small1"><text:span text:style-name="T24">void</text:span></text:span></text:p>
            </table:table-cell>
            <table:table-cell table:style-name="Table16.B4" office:value-type="string">
              <text:p text:style-name="P74"><text:a xlink:type="simple" xlink:href="file:///l%22r166"><text:span text:style-name="Internet_20_link"><text:span text:style-name="T31">ungetService</text:span></text:span></text:a><text:span text:style-name="Code2"><text:span text:style-name="T19">(</text:span></text:span><text:a xlink:type="simple" xlink:href="file:///l%22r164"><text:span text:style-name="Internet_20_link"><text:span text:style-name="T32">S</text:span></text:span></text:a><text:span text:style-name="Code2"><text:span text:style-name="T19"> service)</text:span></text:span></text:p>
              <text:p text:style-name="P67"><text:span text:style-name="T8">Releases a service object for the </text:span><text:a xlink:type="simple" xlink:href="file:///l%22r167"><text:span text:style-name="Internet_20_link"><text:span text:style-name="T30">referenced</text:span></text:span></text:a><text:span text:style-name="Default_20_Paragraph_20_Font"><text:span text:style-name="T9"> service.</text:span></text:span></text:p>
            </table:table-cell>
            <table:table-cell table:style-name="Table16.C4" office:value-type="string">
              <text:p text:style-name="P71"><text:bookmark-ref text:reference-format="page" text:ref-name="">Error: Reference source not found</text:bookmark-ref></text:p>
            </table:table-cell>
          </table:table-row>
        </table:table>
        <text:p text:style-name="Detail_20_Heading"><text:span text:style-name="T17">Method Detail</text:span></text:p>
        <text:p text:style-name="Detail_20_Heading"><text:bookmark text:name="r165"/><text:span text:style-name="T17">getService</text:span></text:p>
        <text:p text:style-name="P22"><text:a xlink:type="simple" xlink:href="file:///l%22r164"><text:span text:style-name="Internet_20_link"><text:span text:style-name="T30">S</text:span></text:span></text:a><text:span text:style-name="Code2"><text:span text:style-name="T20"> getService</text:span></text:span><text:span text:style-name="Code2"><text:span text:style-name="T19">()</text:span></text:span></text:p>
        <text:p text:style-name="P38"><text:span text:style-name="T8">Returns a service object for the </text:span><text:a xlink:type="simple" xlink:href="file:///l%22r167"><text:span text:style-name="Internet_20_link"><text:span text:style-name="T30">referenced</text:span></text:span></text:a><text:span text:style-name="Default_20_Paragraph_20_Font"><text:span text:style-name="T9"> service.</text:span></text:span></text:p>
        <text:p text:style-name="P38"><text:span text:style-name="T8">This </text:span><text:span text:style-name="Code2"><text:span text:style-name="T18">ServiceObjects</text:span></text:span><text:span text:style-name="Default_20_Paragraph_20_Font"><text:span text:style-name="T8"> object can be used to obtain multiple service objects for the referenced service if the service has </text:span></text:span><text:a xlink:type="simple" xlink:href="file:///l%22r132"><text:span text:style-name="Internet_20_link"><text:span text:style-name="T30">prototype</text:span></text:span></text:a><text:span text:style-name="Default_20_Paragraph_20_Font"><text:span text:style-name="T9"> scope. If the referenced service has </text:span></text:span><text:a xlink:type="simple" xlink:href="file:///l%22r130"><text:span text:style-name="Internet_20_link"><text:span text:style-name="T30">singleton</text:span></text:span></text:a><text:span text:style-name="Default_20_Paragraph_20_Font"><text:span text:style-name="T9"> or </text:span></text:span><text:a xlink:type="simple" xlink:href="file:///l%22r131"><text:span text:style-name="Internet_20_link"><text:span text:style-name="T30">bundle</text:span></text:span></text:a><text:span text:style-name="Default_20_Paragraph_20_Font"><text:span text:style-name="T9"> scope, this method behaves the same as calling the </text:span></text:span><text:a xlink:type="simple" xlink:href="file:///l%22r28"><text:span text:style-name="Internet_20_link"><text:span text:style-name="T30">BundleContext.getService(ServiceReference)</text:span></text:span></text:a><text:span text:style-name="Default_20_Paragraph_20_Font"><text:span text:style-name="T9"> method for the referenced service. That is, only one, use-counted service object is available from this </text:span></text:span><text:a xlink:type="simple" xlink:href="file:///l%22r168"><text:span text:style-name="Internet_20_link"><text:span text:style-name="T30">ServiceObjects</text:span></text:span></text:a><text:span text:style-name="Default_20_Paragraph_20_Font"><text:span text:style-name="T9"> object.</text:span></text:span></text:p>
        <text:p text:style-name="P38"><text:span text:style-name="T8">This method will always return </text:span><text:span text:style-name="Code2"><text:span text:style-name="T18">null</text:span></text:span><text:span text:style-name="Default_20_Paragraph_20_Font"><text:span text:style-name="T8"> when the referenced service has been unregistered.</text:span></text:span></text:p>
        <text:p text:style-name="P38"><text:span text:style-name="T8">For a prototype scope service, the following steps are required to get the service object:</text:span></text:p>
        <text:list xml:id="list8617541482750029323" text:style-name="WWNum14">
          <text:list-item>
            <text:p text:style-name="P54"><text:span text:style-name="T8">If the referenced service has been unregistered, </text:span><text:span text:style-name="Code2"><text:span text:style-name="T18">null</text:span></text:span><text:span text:style-name="Default_20_Paragraph_20_Font"><text:span text:style-name="T8"> is returned.</text:span></text:span></text:p>
          </text:list-item>
          <text:list-item>
            <text:p text:style-name="P54"><text:span text:style-name="T8">The </text:span><text:a xlink:type="simple" xlink:href="file:///l%22r157"><text:span text:style-name="Internet_20_link"><text:span text:style-name="T30">PrototypeServiceFactory.getService(Bundle, ServiceRegistration)</text:span></text:span></text:a><text:span text:style-name="Default_20_Paragraph_20_Font"><text:span text:style-name="T9"> method is called to create a service object for the caller.</text:span></text:span></text:p>
          </text:list-item>
          <text:list-item>
            <text:p text:style-name="P54"><text:span text:style-name="T8">If the service object returned by the </text:span><text:span text:style-name="Code2"><text:span text:style-name="T18">PrototypeServiceFactory</text:span></text:span><text:span text:style-name="Default_20_Paragraph_20_Font"><text:span text:style-name="T8"> object is </text:span></text:span><text:span text:style-name="Code2"><text:span text:style-name="T18">null</text:span></text:span><text:span text:style-name="Default_20_Paragraph_20_Font"><text:span text:style-name="T8">, not an </text:span></text:span><text:span text:style-name="Code2"><text:span text:style-name="T18">instanceof</text:span></text:span><text:span text:style-name="Default_20_Paragraph_20_Font"><text:span text:style-name="T8"> all the classes named when the service was registered or the </text:span></text:span><text:span text:style-name="Code2"><text:span text:style-name="T18">PrototypeServiceFactory</text:span></text:span><text:span text:style-name="Default_20_Paragraph_20_Font"><text:span text:style-name="T8"> object throws an exception, </text:span></text:span><text:span text:style-name="Code2"><text:span text:style-name="T18">null</text:span></text:span><text:span text:style-name="Default_20_Paragraph_20_Font"><text:span text:style-name="T8"> is returned and a Framework event of type </text:span></text:span><text:span text:style-name="Code2"><text:span text:style-name="T18">org.osgi.framework.FrameworkEvent.ERROR</text:span></text:span><text:span text:style-name="Default_20_Paragraph_20_Font"><text:span text:style-name="T8"> containing a </text:span></text:span><text:span text:style-name="Code2"><text:span text:style-name="T18">org.osgi.framework.ServiceException</text:span></text:span><text:span text:style-name="Default_20_Paragraph_20_Font"><text:span text:style-name="T8"> describing the error is fired.</text:span></text:span></text:p>
          </text:list-item>
          <text:list-item>
            <text:p text:style-name="P54"><text:span text:style-name="T8">The service object is returned.</text:span></text:p>
          </text:list-item>
        </text:list>
        <text:p text:style-name="P38"><text:span text:style-name="T8">Returns:</text:span></text:p>
        <text:p text:style-name="P58"><text:soft-page-break/><text:span text:style-name="T8">A service object for the referenced service or </text:span><text:span text:style-name="Code2"><text:span text:style-name="T18">null</text:span></text:span><text:span text:style-name="Default_20_Paragraph_20_Font"><text:span text:style-name="T8"> if the service is not registered, the service object returned by a </text:span></text:span><text:span text:style-name="Code2"><text:span text:style-name="T18">ServiceFactory</text:span></text:span><text:span text:style-name="Default_20_Paragraph_20_Font"><text:span text:style-name="T8"> does not implement the classes under which it was registered or the </text:span></text:span><text:span text:style-name="Code2"><text:span text:style-name="T18">ServiceFactory</text:span></text:span><text:span text:style-name="Default_20_Paragraph_20_Font"><text:span text:style-name="T8"> threw an exception.</text:span></text:span></text:p>
        <text:p text:style-name="P38"><text:span text:style-name="T8">Throws:</text:span></text:p>
        <text:p text:style-name="P58"><text:span text:style-name="Code2"><text:span text:style-name="T18">IllegalStateException</text:span></text:span><text:span text:style-name="Default_20_Paragraph_20_Font"><text:span text:style-name="T8"> - If the BundleContext used to create this </text:span></text:span><text:span text:style-name="Code2"><text:span text:style-name="T18">ServiceObjects</text:span></text:span><text:span text:style-name="Default_20_Paragraph_20_Font"><text:span text:style-name="T8"> object is no longer valid.</text:span></text:span></text:p>
        <text:p text:style-name="P38"><text:span text:style-name="T8">See Also:</text:span></text:p>
        <text:p text:style-name="P58"><text:a xlink:type="simple" xlink:href="file:///l%22r166"><text:span text:style-name="Internet_20_link"><text:span text:style-name="T30">ungetService(Object)</text:span></text:span></text:a></text:p>
        <text:p text:style-name="P41"/>
        <text:p text:style-name="P43"><text:bookmark text:name="r166"/><text:span text:style-name="T17">ungetService</text:span></text:p>
        <text:p text:style-name="P22"><text:span text:style-name="Code2"><text:span text:style-name="T18">void ungetService</text:span></text:span><text:span text:style-name="Code2"><text:span text:style-name="T21">(</text:span></text:span><text:a xlink:type="simple" xlink:href="file:///l%22r164"><text:span text:style-name="Internet_20_link"><text:span text:style-name="T32">S</text:span></text:span></text:a><text:span text:style-name="Code2"><text:span text:style-name="T19"> service)</text:span></text:span></text:p>
        <text:p text:style-name="P38"><text:span text:style-name="T8">Releases a service object for the </text:span><text:a xlink:type="simple" xlink:href="file:///l%22r167"><text:span text:style-name="Internet_20_link"><text:span text:style-name="T30">referenced</text:span></text:span></text:a><text:span text:style-name="Default_20_Paragraph_20_Font"><text:span text:style-name="T9"> service.</text:span></text:span></text:p>
        <text:p text:style-name="P38"><text:span text:style-name="T8">This </text:span><text:span text:style-name="Code2"><text:span text:style-name="T18">ServiceObjects</text:span></text:span><text:span text:style-name="Default_20_Paragraph_20_Font"><text:span text:style-name="T8"> object can be used to obtain multiple service objects for the referenced service if the service has </text:span></text:span><text:a xlink:type="simple" xlink:href="file:///l%22r132"><text:span text:style-name="Internet_20_link"><text:span text:style-name="T30">prototype</text:span></text:span></text:a><text:span text:style-name="Default_20_Paragraph_20_Font"><text:span text:style-name="T9"> scope. If the referenced service has </text:span></text:span><text:a xlink:type="simple" xlink:href="file:///l%22r130"><text:span text:style-name="Internet_20_link"><text:span text:style-name="T30">singleton</text:span></text:span></text:a><text:span text:style-name="Default_20_Paragraph_20_Font"><text:span text:style-name="T9"> or </text:span></text:span><text:a xlink:type="simple" xlink:href="file:///l%22r131"><text:span text:style-name="Internet_20_link"><text:span text:style-name="T30">bundle</text:span></text:span></text:a><text:span text:style-name="Default_20_Paragraph_20_Font"><text:span text:style-name="T9"> scope, this method behaves the same as calling the </text:span></text:span><text:a xlink:type="simple" xlink:href="file:///l%22r30"><text:span text:style-name="Internet_20_link"><text:span text:style-name="T30">BundleContext.ungetService(ServiceReference)</text:span></text:span></text:a><text:span text:style-name="Default_20_Paragraph_20_Font"><text:span text:style-name="T9"> method for the referenced service. That is, only one, use-counted service object is available from this </text:span></text:span><text:a xlink:type="simple" xlink:href="file:///l%22r168"><text:span text:style-name="Internet_20_link"><text:span text:style-name="T30">ServiceObjects</text:span></text:span></text:a><text:span text:style-name="Default_20_Paragraph_20_Font"><text:span text:style-name="T9"> object.</text:span></text:span></text:p>
        <text:p text:style-name="P38"><text:span text:style-name="T8">For a prototype scope service, the following steps are required to release the service object:</text:span></text:p>
        <text:list xml:id="list2428001371781979592" text:style-name="WWNum15">
          <text:list-item>
            <text:p text:style-name="P55"><text:span text:style-name="T8">If the referenced service has been unregistered, this method returns without doing anything.</text:span></text:p>
          </text:list-item>
          <text:list-item>
            <text:p text:style-name="P55"><text:span text:style-name="T8">The </text:span><text:a xlink:type="simple" xlink:href="file:///l%22r158"><text:span text:style-name="Internet_20_link"><text:span text:style-name="T30">PrototypeServiceFactory.ungetService(Bundle, ServiceRegistration, Object)</text:span></text:span></text:a><text:span text:style-name="Default_20_Paragraph_20_Font"><text:span text:style-name="T9"> method is called to release the specified service object.</text:span></text:span></text:p>
          </text:list-item>
        </text:list>
        <text:p text:style-name="P38"><text:span text:style-name="T8">The specified service object must no longer be used and all references to it should be destroyed after calling this method.</text:span></text:p>
        <text:p text:style-name="P38"><text:span text:style-name="T8">Parameters:</text:span></text:p>
        <text:p text:style-name="P58"><text:span text:style-name="Code2"><text:span text:style-name="T18">service</text:span></text:span><text:span text:style-name="Default_20_Paragraph_20_Font"><text:span text:style-name="T8"> - A service object previously provided by this </text:span></text:span><text:span text:style-name="Code2"><text:span text:style-name="T18">ServiceObjects</text:span></text:span><text:span text:style-name="Default_20_Paragraph_20_Font"><text:span text:style-name="T8"> object.</text:span></text:span></text:p>
        <text:p text:style-name="P38"><text:span text:style-name="T8">Throws:</text:span></text:p>
        <text:p text:style-name="P58"><text:span text:style-name="Code2"><text:span text:style-name="T18">IllegalStateException</text:span></text:span><text:span text:style-name="Default_20_Paragraph_20_Font"><text:span text:style-name="T8"> - If the BundleContext used to create this </text:span></text:span><text:span text:style-name="Code2"><text:span text:style-name="T18">ServiceObjects</text:span></text:span><text:span text:style-name="Default_20_Paragraph_20_Font"><text:span text:style-name="T8"> object is no longer valid.</text:span></text:span></text:p>
        <text:p text:style-name="P58"><text:span text:style-name="Code2"><text:span text:style-name="T18">IllegalArgumentException</text:span></text:span><text:span text:style-name="Default_20_Paragraph_20_Font"><text:span text:style-name="T8"> - If the specified service was not provided by this </text:span></text:span><text:span text:style-name="Code2"><text:span text:style-name="T18">ServiceObjects</text:span></text:span><text:span text:style-name="Default_20_Paragraph_20_Font"><text:span text:style-name="T8"> object.</text:span></text:span></text:p>
        <text:p text:style-name="P38"><text:span text:style-name="T8">See Also:</text:span></text:p>
        <text:p text:style-name="P58"><text:a xlink:type="simple" xlink:href="file:///l%22r165"><text:span text:style-name="Internet_20_link"><text:span text:style-name="T30">getService()</text:span></text:span></text:a></text:p>
        <text:p text:style-name="P41"/>
        <text:p text:style-name="P43"><text:bookmark text:name="r167"/><text:span text:style-name="T17">getServiceReference</text:span></text:p>
        <text:p text:style-name="P22"><text:span text:style-name="Code2"><text:span text:style-name="T18">org.osgi.framework.ServiceReference&lt;</text:span></text:span><text:a xlink:type="simple" xlink:href="file:///l%22r164"><text:span text:style-name="Internet_20_link"><text:span text:style-name="T30">S</text:span></text:span></text:a><text:span text:style-name="Code2"><text:span text:style-name="T20">&gt; getServiceReference</text:span></text:span><text:span text:style-name="Code2"><text:span text:style-name="T19">()</text:span></text:span></text:p>
        <text:p text:style-name="P38"><text:span text:style-name="T8">Returns the </text:span><text:span text:style-name="Code2"><text:span text:style-name="T18">org.osgi.framework.ServiceReference</text:span></text:span><text:span text:style-name="Default_20_Paragraph_20_Font"><text:span text:style-name="T8"> for the service associated with this </text:span></text:span><text:span text:style-name="Code2"><text:span text:style-name="T18">ServiceObjects</text:span></text:span><text:span text:style-name="Default_20_Paragraph_20_Font"><text:span text:style-name="T8"> object.</text:span></text:span></text:p>
        <text:p text:style-name="P38"><text:span text:style-name="T8">Returns:</text:span></text:p>
        <text:p text:style-name="P58"><text:span text:style-name="T8">The </text:span><text:span text:style-name="Code2"><text:span text:style-name="T18">org.osgi.framework.ServiceReference</text:span></text:span><text:span text:style-name="Default_20_Paragraph_20_Font"><text:span text:style-name="T8"> for the service associated with this </text:span></text:span><text:span text:style-name="Code2"><text:span text:style-name="T18">ServiceObjects</text:span></text:span><text:span text:style-name="Default_20_Paragraph_20_Font"><text:span text:style-name="T8"> object.</text:span></text:span></text:p>
        <text:p text:style-name="P63"><text:bookmark text:name="r170"/><text:span text:style-name="T17">Package org.osgi.service.component.annotations</text:span></text:p>
        <text:p text:style-name="P35"><text:span text:style-name="T8">Service Component Annotations Package Version 1.3.</text:span></text:p>
        <text:p text:style-name="P35"><text:span text:style-name="T8">See:</text:span></text:p>
        <text:p text:style-name="P39"><text:a xlink:type="simple" xlink:href="file:///l%22r169"><text:span text:style-name="Internet_20_link"><text:span text:style-name="T27">Description</text:span></text:span></text:a></text:p>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21"><text:span text:style-name="Summary_20_Heading_20_Font1"><text:span text:style-name="T7">Enum Summary</text:span></text:span></text:p>
            </table:table-cell>
            <table:covered-table-cell/>
            <table:table-cell table:style-name="Table17.A1" office:value-type="string">
              <text:p text:style-name="P32"><text:span text:style-name="Page_20_Reference_20_Font"><text:span text:style-name="T6">Page</text:span></text:span></text:p>
            </table:table-cell>
          </table:table-row>
          <table:table-row table:style-name="Table17.1">
            <table:table-cell table:style-name="Table17.A2" office:value-type="string">
              <text:p text:style-name="P21"><text:a xlink:type="simple" xlink:href="file:///l%22r199"><text:span text:style-name="Internet_20_link"><text:span text:style-name="T26">ReferenceScope</text:span></text:span></text:a></text:p>
            </table:table-cell>
            <table:table-cell table:style-name="Table17.B2" office:value-type="string">
              <text:p text:style-name="P21"><text:span text:style-name="T8">Reference scope for the </text:span><text:a xlink:type="simple" xlink:href="file:///l%22r193"><text:span text:style-name="Internet_20_link"><text:span text:style-name="T30">Reference</text:span></text:span></text:a><text:span text:style-name="Default_20_Paragraph_20_Font"><text:span text:style-name="T9"> annotation.</text:span></text:span></text:p>
            </table:table-cell>
            <table:table-cell table:style-name="Table17.C2" office:value-type="string">
              <text:p text:style-name="P32"><text:bookmark-ref text:reference-format="page" text:ref-name="">Error: Reference source not found</text:bookmark-ref></text:p>
            </table:table-cell>
          </table:table-row>
          <table:table-row table:style-name="Table17.1">
            <table:table-cell table:style-name="Table17.A3" office:value-type="string">
              <text:p text:style-name="P33"><text:a xlink:type="simple" xlink:href="file:///l%22r207"><text:span text:style-name="Internet_20_link"><text:span text:style-name="T26">ServiceScope</text:span></text:span></text:a></text:p>
            </table:table-cell>
            <table:table-cell table:style-name="Table17.B3" office:value-type="string">
              <text:p text:style-name="P33"><text:span text:style-name="T8">Service scope for the </text:span><text:a xlink:type="simple" xlink:href="file:///l%22r183"><text:span text:style-name="Internet_20_link"><text:span text:style-name="T30">Component</text:span></text:span></text:a><text:span text:style-name="Default_20_Paragraph_20_Font"><text:span text:style-name="T9"> annotation.</text:span></text:span></text:p>
            </table:table-cell>
            <table:table-cell table:style-name="Table17.C3" office:value-type="string">
              <text:p text:style-name="P32"><text:bookmark-ref text:reference-format="page" text:ref-name="">Error: Reference source not found</text:bookmark-ref></text:p>
            </table:table-cell>
          </table:table-row>
        </table:table>
        <text:p text:style-name="P26"/>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21"><text:span text:style-name="Summary_20_Heading_20_Font1"><text:span text:style-name="T7">Annotation Types Summary</text:span></text:span></text:p>
            </table:table-cell>
            <table:covered-table-cell/>
            <table:table-cell table:style-name="Table18.A1" office:value-type="string">
              <text:p text:style-name="P32"><text:span text:style-name="Page_20_Reference_20_Font"><text:span text:style-name="T6">Page</text:span></text:span></text:p>
            </table:table-cell>
          </table:table-row>
          <table:table-row table:style-name="Table18.1">
            <table:table-cell table:style-name="Table18.A2" office:value-type="string">
              <text:p text:style-name="P21"><text:a xlink:type="simple" xlink:href="file:///l%22r183"><text:span text:style-name="Internet_20_link"><text:span text:style-name="T26">Component</text:span></text:span></text:a></text:p>
            </table:table-cell>
            <table:table-cell table:style-name="Table18.B2" office:value-type="string">
              <text:p text:style-name="P21"><text:span text:style-name="T8">Identify the annotated class as a Service Component.</text:span></text:p>
            </table:table-cell>
            <table:table-cell table:style-name="Table18.C2" office:value-type="string">
              <text:p text:style-name="P32"><text:bookmark-ref text:reference-format="page" text:ref-name="">Error: Reference source not found</text:bookmark-ref></text:p>
            </table:table-cell>
          </table:table-row>
          <table:table-row table:style-name="Table18.1">
            <table:table-cell table:style-name="Table18.A3" office:value-type="string">
              <text:p text:style-name="P33"><text:a xlink:type="simple" xlink:href="file:///l%22r193"><text:span text:style-name="Internet_20_link"><text:span text:style-name="T26">Reference</text:span></text:span></text:a></text:p>
            </table:table-cell>
            <table:table-cell table:style-name="Table18.B3" office:value-type="string">
              <text:p text:style-name="P33"><text:span text:style-name="T8">Identify the annotated method as a </text:span><text:span text:style-name="Code1"><text:span text:style-name="T18">bind</text:span></text:span><text:span text:style-name="Default_20_Paragraph_20_Font"><text:span text:style-name="T8"> method of a Service Component.</text:span></text:span></text:p>
            </table:table-cell>
            <table:table-cell table:style-name="Table18.C3" office:value-type="string">
              <text:p text:style-name="P32"><text:bookmark-ref text:reference-format="page" text:ref-name="">Error: Reference source not found</text:bookmark-ref></text:p>
            </table:table-cell>
          </table:table-row>
        </table:table>
        <text:p text:style-name="Standard"><text:bookmark text:name="r169"/><text:span text:style-name="T17">Package org.osgi.service.component.annotations Description</text:span></text:p>
        <text:p text:style-name="P36"><text:span text:style-name="T8">Service Component Annotations Package Version 1.3.</text:span></text:p>
        <text:p text:style-name="Standard"><text:span text:style-name="T8">This package is not used at runtime. Annotated classes are processed by tools to generate Component Descriptions which are used at runtime.</text:span></text:p>
        <text:p text:style-name="P70"><text:bookmark text:name="r183"/><text:span text:style-name="T17">Annotation Type Component</text:span></text:p>
        <text:p text:style-name="Standard"><text:a xlink:type="simple" xlink:href="file:///l%22r170"><text:span text:style-name="Internet_20_link"><text:span text:style-name="T29">org.osgi.service.component.annotations</text:span></text:span></text:a></text:p>
        <text:p text:style-name="P25"/>
        <text:p text:style-name="P22"><text:span text:style-name="Code_20_Small1"><text:span text:style-name="T24">@Retention(value=RetentionPolicy.CLASS)</text:span></text:span><text:line-break/><text:span text:style-name="Code_20_Small1"><text:span text:style-name="T24">@Target(value=ElementType.TYPE)</text:span></text:span><text:line-break/><text:span text:style-name="Code2"><text:span text:style-name="T18">public @interface Component</text:span></text:span></text:p>
        <text:p text:style-name="Standard"><text:span text:style-name="T8">Identify the annotated class as a Service Component.</text:span></text:p>
        <text:p text:style-name="Standard"><text:span text:style-name="T8">The annotated class is the implementation class of the Component.</text:span></text:p>
        <text:p text:style-name="Standard"><text:span text:style-name="T8">This annotation is not processed at runtime by a Service Component Runtime implementation. It must be processed by tools and used to add a Component Description to the bundle.</text:span></text:p>
        <text:p text:style-name="Standard"><text:span text:style-name="T8">Version:</text:span></text:p>
        <text:p text:style-name="P38"><text:span text:style-name="T8">$Id: 0a2fd42933e5072ebe91709a55ced77f65b4fda6 $</text:span></text:p>
        <text:p text:style-name="Standard"><text:span text:style-name="T8">See Also:</text:span></text:p>
        <text:p text:style-name="P38"><text:span text:style-name="T8">"The component element of a Component Description."</text:span></text:p>
        <text:p text:style-name="P24"/>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21"><text:span text:style-name="Summary_20_Heading_20_Font2"><text:span text:style-name="T7">Required Element Summary</text:span></text:span></text:p>
            </table:table-cell>
            <table:covered-table-cell/>
            <table:table-cell table:style-name="Table19.A1" office:value-type="string">
              <text:p text:style-name="P71"><text:span text:style-name="Page_20_Reference_20_Font"><text:span text:style-name="T6">Page</text:span></text:span></text:p>
            </table:table-cell>
          </table:table-row>
          <table:table-row table:style-name="Table19.1">
            <table:table-cell table:style-name="Table19.A2" office:value-type="string">
              <text:p text:style-name="P23"><text:span text:style-name="Code_20_Small1"><text:span text:style-name="T24">String</text:span></text:span></text:p>
            </table:table-cell>
            <table:table-cell table:style-name="Table19.B2" office:value-type="string">
              <text:p text:style-name="P21"><text:a xlink:type="simple" xlink:href="file:///l%22r181"><text:span text:style-name="Internet_20_link"><text:span text:style-name="T31">configurationPid</text:span></text:span></text:a></text:p>
              <text:p text:style-name="P68"><text:span text:style-name="T8">The configuration PID for the configuration of this Component.</text:span></text:p>
            </table:table-cell>
            <table:table-cell table:style-name="Table19.C2" office:value-type="string">
              <text:p text:style-name="P69"><text:bookmark-ref text:reference-format="page" text:ref-name="">Error: Reference source not found</text:bookmark-ref></text:p>
            </table:table-cell>
          </table:table-row>
          <table:table-row table:style-name="Table19.1">
            <table:table-cell table:style-name="Table19.A3" office:value-type="string">
              <text:p text:style-name="P72"><text:span text:style-name="Code_20_Small1"><text:span text:style-name="T24">org.osgi.service.component.annotations.ConfigurationPolicy</text:span></text:span></text:p>
            </table:table-cell>
            <table:table-cell table:style-name="Table19.B3" office:value-type="string">
              <text:p text:style-name="P74"><text:a xlink:type="simple" xlink:href="file:///l%22r180"><text:span text:style-name="Internet_20_link"><text:span text:style-name="T31">configurationPolicy</text:span></text:span></text:a></text:p>
              <text:p text:style-name="P67"><text:span text:style-name="T8">The configuration policy of this Component.</text:span></text:p>
            </table:table-cell>
            <table:table-cell table:style-name="Table19.C3" office:value-type="string">
              <text:p text:style-name="P71"><text:bookmark-ref text:reference-format="page" text:ref-name="">Error: Reference source not found</text:bookmark-ref></text:p>
            </table:table-cell>
          </table:table-row>
          <table:table-row table:style-name="Table19.1">
            <table:table-cell table:style-name="Table19.A4" office:value-type="string">
              <text:p text:style-name="P72"><text:span text:style-name="Code_20_Small1"><text:span text:style-name="T24">boolean</text:span></text:span></text:p>
            </table:table-cell>
            <table:table-cell table:style-name="Table19.B4" office:value-type="string">
              <text:p text:style-name="P74"><text:a xlink:type="simple" xlink:href="file:///l%22r175"><text:span text:style-name="Internet_20_link"><text:span text:style-name="T31">enabled</text:span></text:span></text:a></text:p>
              <text:p text:style-name="P67"><text:span text:style-name="T8">Declares whether this Component is enabled when the bundle containing it is started.</text:span></text:p>
            </table:table-cell>
            <table:table-cell table:style-name="Table19.C4" office:value-type="string">
              <text:p text:style-name="P71"><text:bookmark-ref text:reference-format="page" text:ref-name="">Error: Reference source not found</text:bookmark-ref></text:p>
            </table:table-cell>
          </table:table-row>
          <table:table-row table:style-name="Table19.1">
            <table:table-cell table:style-name="Table19.A5" office:value-type="string">
              <text:p text:style-name="P72"><text:span text:style-name="Code_20_Small1"><text:span text:style-name="T24">String</text:span></text:span></text:p>
            </table:table-cell>
            <table:table-cell table:style-name="Table19.B5" office:value-type="string">
              <text:p text:style-name="P74"><text:a xlink:type="simple" xlink:href="file:///l%22r173"><text:span text:style-name="Internet_20_link"><text:span text:style-name="T31">factory</text:span></text:span></text:a></text:p>
              <text:p text:style-name="P67"><text:span text:style-name="T8">The factory identifier of this Component.</text:span></text:p>
            </table:table-cell>
            <table:table-cell table:style-name="Table19.C5" office:value-type="string">
              <text:p text:style-name="P71"><text:bookmark-ref text:reference-format="page" text:ref-name="">Error: Reference source not found</text:bookmark-ref></text:p>
            </table:table-cell>
          </table:table-row>
          <table:table-row table:style-name="Table19.1">
            <table:table-cell table:style-name="Table19.A6" office:value-type="string">
              <text:p text:style-name="P72"><text:span text:style-name="Code_20_Small1"><text:span text:style-name="T24">boolean</text:span></text:span></text:p>
            </table:table-cell>
            <table:table-cell table:style-name="Table19.B6" office:value-type="string">
              <text:p text:style-name="P74"><text:a xlink:type="simple" xlink:href="file:///l%22r176"><text:span text:style-name="Internet_20_link"><text:span text:style-name="T31">immediate</text:span></text:span></text:a></text:p>
              <text:p text:style-name="P67"><text:span text:style-name="T8">Declares whether this Component must be immediately activated upon becoming satisfied or whether activation should be delayed.</text:span></text:p>
            </table:table-cell>
            <table:table-cell table:style-name="Table19.C6" office:value-type="string">
              <text:p text:style-name="P71"><text:bookmark-ref text:reference-format="page" text:ref-name="">Error: Reference source not found</text:bookmark-ref></text:p>
            </table:table-cell>
          </table:table-row>
          <table:table-row table:style-name="Table19.1">
            <table:table-cell table:style-name="Table19.A7" office:value-type="string">
              <text:p text:style-name="P72"><text:span text:style-name="Code_20_Small1"><text:span text:style-name="T24">String</text:span></text:span></text:p>
            </table:table-cell>
            <table:table-cell table:style-name="Table19.B7" office:value-type="string">
              <text:p text:style-name="P74"><text:a xlink:type="simple" xlink:href="file:///l%22r171"><text:span text:style-name="Internet_20_link"><text:span text:style-name="T31">name</text:span></text:span></text:a></text:p>
              <text:p text:style-name="P67"><text:span text:style-name="T8">The name of this Component.</text:span></text:p>
            </table:table-cell>
            <table:table-cell table:style-name="Table19.C7" office:value-type="string">
              <text:p text:style-name="P71"><text:bookmark-ref text:reference-format="page" text:ref-name="">Error: Reference source not found</text:bookmark-ref></text:p>
            </table:table-cell>
          </table:table-row>
          <table:table-row table:style-name="Table19.1">
            <table:table-cell table:style-name="Table19.A8" office:value-type="string">
              <text:p text:style-name="P72"><text:span text:style-name="Code_20_Small1"><text:span text:style-name="T24">String[]</text:span></text:span></text:p>
            </table:table-cell>
            <table:table-cell table:style-name="Table19.B8" office:value-type="string">
              <text:p text:style-name="P74"><text:a xlink:type="simple" xlink:href="file:///l%22r178"><text:span text:style-name="Internet_20_link"><text:span text:style-name="T31">properties</text:span></text:span></text:a></text:p>
              <text:p text:style-name="P67"><text:span text:style-name="T8">Property entries for this Component.</text:span></text:p>
            </table:table-cell>
            <table:table-cell table:style-name="Table19.C8" office:value-type="string">
              <text:p text:style-name="P71"><text:bookmark-ref text:reference-format="page" text:ref-name="">Error: Reference source not found</text:bookmark-ref></text:p>
            </table:table-cell>
          </table:table-row>
          <table:table-row table:style-name="Table19.1">
            <table:table-cell table:style-name="Table19.A9" office:value-type="string">
              <text:p text:style-name="P72"><text:span text:style-name="Code_20_Small1"><text:span text:style-name="T24">String[]</text:span></text:span></text:p>
            </table:table-cell>
            <table:table-cell table:style-name="Table19.B9" office:value-type="string">
              <text:p text:style-name="P74"><text:a xlink:type="simple" xlink:href="file:///l%22r177"><text:span text:style-name="Internet_20_link"><text:span text:style-name="T31">property</text:span></text:span></text:a></text:p>
              <text:p text:style-name="P67"><text:span text:style-name="T8">Properties for this Component.</text:span></text:p>
            </table:table-cell>
            <table:table-cell table:style-name="Table19.C9" office:value-type="string">
              <text:p text:style-name="P71"><text:bookmark-ref text:reference-format="page" text:ref-name="">Error: Reference source not found</text:bookmark-ref></text:p>
            </table:table-cell>
          </table:table-row>
          <text:soft-page-break/>
          <table:table-row table:style-name="Table19.1">
            <table:table-cell table:style-name="Table19.A10" office:value-type="string">
              <text:p text:style-name="P72"><text:a xlink:type="simple" xlink:href="file:///l%22r207"><text:span text:style-name="Internet_20_link"><text:span text:style-name="T35">ServiceScope</text:span></text:span></text:a></text:p>
            </table:table-cell>
            <table:table-cell table:style-name="Table19.B10" office:value-type="string">
              <text:p text:style-name="P74"><text:a xlink:type="simple" xlink:href="file:///l%22r182"><text:span text:style-name="Internet_20_link"><text:span text:style-name="T31">scope</text:span></text:span></text:a></text:p>
              <text:p text:style-name="P67"><text:span text:style-name="T8">The service scope for the service of this Component.</text:span></text:p>
            </table:table-cell>
            <table:table-cell table:style-name="Table19.C10" office:value-type="string">
              <text:p text:style-name="P71"><text:bookmark-ref text:reference-format="page" text:ref-name="">Error: Reference source not found</text:bookmark-ref></text:p>
            </table:table-cell>
          </table:table-row>
          <table:table-row table:style-name="Table19.1">
            <table:table-cell table:style-name="Table19.A11" office:value-type="string">
              <text:p text:style-name="P72"><text:span text:style-name="Code_20_Small1"><text:span text:style-name="T24">Class&lt;?&gt;[]</text:span></text:span></text:p>
            </table:table-cell>
            <table:table-cell table:style-name="Table19.B11" office:value-type="string">
              <text:p text:style-name="P74"><text:a xlink:type="simple" xlink:href="file:///l%22r172"><text:span text:style-name="Internet_20_link"><text:span text:style-name="T31">service</text:span></text:span></text:a></text:p>
              <text:p text:style-name="P67"><text:span text:style-name="T8">The types under which to register this Component as a service.</text:span></text:p>
            </table:table-cell>
            <table:table-cell table:style-name="Table19.C11" office:value-type="string">
              <text:p text:style-name="P71"><text:bookmark-ref text:reference-format="page" text:ref-name="">Error: Reference source not found</text:bookmark-ref></text:p>
            </table:table-cell>
          </table:table-row>
          <table:table-row table:style-name="Table19.1">
            <table:table-cell table:style-name="Table19.A12" office:value-type="string">
              <text:p text:style-name="P72"><text:span text:style-name="Code_20_Small1"><text:span text:style-name="T24">boolean</text:span></text:span></text:p>
            </table:table-cell>
            <table:table-cell table:style-name="Table19.B12" office:value-type="string">
              <text:p text:style-name="P74"><text:a xlink:type="simple" xlink:href="file:///l%22r174"><text:span text:style-name="Internet_20_link"><text:span text:style-name="T31">servicefactory</text:span></text:span></text:a></text:p>
              <text:p text:style-name="P67"><text:span text:style-name="T15">Deprecated.</text:span><text:span text:style-name="T16"> </text:span><text:span text:style-name="T11">Since 1.3.</text:span></text:p>
            </table:table-cell>
            <table:table-cell table:style-name="Table19.C12" office:value-type="string">
              <text:p text:style-name="P71"><text:bookmark-ref text:reference-format="page" text:ref-name="">Error: Reference source not found</text:bookmark-ref></text:p>
            </table:table-cell>
          </table:table-row>
          <table:table-row table:style-name="Table19.1">
            <table:table-cell table:style-name="Table19.A13" office:value-type="string">
              <text:p text:style-name="P72"><text:span text:style-name="Code_20_Small1"><text:span text:style-name="T24">String</text:span></text:span></text:p>
            </table:table-cell>
            <table:table-cell table:style-name="Table19.B13" office:value-type="string">
              <text:p text:style-name="P74"><text:a xlink:type="simple" xlink:href="file:///l%22r179"><text:span text:style-name="Internet_20_link"><text:span text:style-name="T31">xmlns</text:span></text:span></text:a></text:p>
              <text:p text:style-name="P67"><text:span text:style-name="T8">The XML name space of the Component Description for this Component.</text:span></text:p>
            </table:table-cell>
            <table:table-cell table:style-name="Table19.C13" office:value-type="string">
              <text:p text:style-name="P71"><text:bookmark-ref text:reference-format="page" text:ref-name="">Error: Reference source not found</text:bookmark-ref></text:p>
            </table:table-cell>
          </table:table-row>
        </table:table>
        <text:p text:style-name="Detail_20_Heading"><text:span text:style-name="T17">Element Detail</text:span></text:p>
        <text:p text:style-name="Detail_20_Heading"><text:bookmark text:name="r171"/><text:span text:style-name="T17">name</text:span></text:p>
        <text:p text:style-name="P22"><text:span text:style-name="Code2"><text:span text:style-name="T18">public abstract String name</text:span></text:span></text:p>
        <text:p text:style-name="P38"><text:span text:style-name="T8">The name of this Component.</text:span></text:p>
        <text:p text:style-name="P38"><text:span text:style-name="T8">If not specified, the name of this Component is the fully qualified type name of the class being annotated.</text:span></text:p>
        <text:p text:style-name="P38"><text:span text:style-name="T8">Default:</text:span></text:p>
        <text:p text:style-name="P58"><text:span text:style-name="T8">""</text:span></text:p>
        <text:p text:style-name="P38"><text:span text:style-name="T8">See Also:</text:span></text:p>
        <text:p text:style-name="P58"><text:span text:style-name="T8">"The name attribute of the component element of a Component Description."</text:span></text:p>
        <text:p text:style-name="P41"/>
        <text:p text:style-name="P43"><text:bookmark text:name="r172"/><text:span text:style-name="T17">service</text:span></text:p>
        <text:p text:style-name="P22"><text:span text:style-name="Code2"><text:span text:style-name="T18">public abstract Class&lt;?&gt;[] service</text:span></text:span></text:p>
        <text:p text:style-name="P38"><text:span text:style-name="T8">The types under which to register this Component as a service.</text:span></text:p>
        <text:p text:style-name="P38"><text:span text:style-name="T8">If no service should be registered, the empty value </text:span><text:span text:style-name="T18">{}</text:span><text:span text:style-name="T8"> must be specified.</text:span></text:p>
        <text:p text:style-name="P38"><text:span text:style-name="T8">If not specified, the service types for this Component are all the </text:span><text:span text:style-name="T10">directly</text:span><text:span text:style-name="T13"> implemented interfaces of the class being annotated.</text:span></text:p>
        <text:p text:style-name="P38"><text:span text:style-name="T8">Default:</text:span></text:p>
        <text:p text:style-name="P58"><text:span text:style-name="T8">{}</text:span></text:p>
        <text:p text:style-name="P38"><text:span text:style-name="T8">See Also:</text:span></text:p>
        <text:p text:style-name="P58"><text:span text:style-name="T8">"The service element of a Component Description."</text:span></text:p>
        <text:p text:style-name="P41"/>
        <text:p text:style-name="P43"><text:bookmark text:name="r173"/><text:span text:style-name="T17">factory</text:span></text:p>
        <text:p text:style-name="P22"><text:span text:style-name="Code2"><text:span text:style-name="T18">public abstract String factory</text:span></text:span></text:p>
        <text:p text:style-name="P38"><text:span text:style-name="T8">The factory identifier of this Component. Specifying a factory identifier makes this Component a Factory Component.</text:span></text:p>
        <text:p text:style-name="P38"><text:span text:style-name="T8">If not specified, the default is that this Component is not a Factory Component.</text:span></text:p>
        <text:p text:style-name="P38"><text:span text:style-name="T8">Default:</text:span></text:p>
        <text:p text:style-name="P58"><text:span text:style-name="T8">""</text:span></text:p>
        <text:p text:style-name="P38"><text:span text:style-name="T8">See Also:</text:span></text:p>
        <text:p text:style-name="P58"><text:span text:style-name="T8">"The factory attribute of the component element of a Component Description."</text:span></text:p>
        <text:p text:style-name="P41"/>
        <text:p text:style-name="P43"><text:bookmark text:name="r174"/><text:span text:style-name="T17">servicefactory</text:span></text:p>
        <text:p text:style-name="P22"><text:span text:style-name="Code_20_Small1"><text:span text:style-name="T24">@Deprecated</text:span></text:span><text:line-break/><text:span text:style-name="Code2"><text:span text:style-name="T18">public abstract boolean servicefactory</text:span></text:span></text:p>
        <text:p text:style-name="P38"><text:span text:style-name="T8">Deprecated.</text:span><text:span text:style-name="T16"> </text:span><text:span text:style-name="T11">Declares whether this Component uses the OSGi ServiceFactory concept and each bundle using this Component's service will receive a different component instance.</text:span></text:p>
        <text:p text:style-name="P38"><text:span text:style-name="T10">This element is ignored when the </text:span><text:a xlink:type="simple" xlink:href="file:///l%22r182"><text:span text:style-name="Internet_20_link"><text:span text:style-name="T34">scope()</text:span></text:span></text:a><text:span text:style-name="Default_20_Paragraph_20_Font"><text:span text:style-name="T12"> element does not have the default value. If </text:span></text:span><text:span text:style-name="Code2"><text:span text:style-name="T23">true</text:span></text:span><text:span text:style-name="Default_20_Paragraph_20_Font"><text:span text:style-name="T12">, this Component uses </text:span></text:span><text:a xlink:type="simple" xlink:href="file:///l%22r201"><text:span text:style-name="Internet_20_link"><text:span text:style-name="T34">bundle</text:span></text:span></text:a><text:span text:style-name="Default_20_Paragraph_20_Font"><text:span text:style-name="T12"> service scope. If </text:span></text:span><text:span text:style-name="Code2"><text:span text:style-name="T23">false</text:span></text:span><text:span text:style-name="Default_20_Paragraph_20_Font"><text:span text:style-name="T12"> or not specified, this Component uses </text:span></text:span><text:a xlink:type="simple" xlink:href="file:///l%22r200"><text:span text:style-name="Internet_20_link"><text:span text:style-name="T34">singleton</text:span></text:span></text:a><text:span text:style-name="Default_20_Paragraph_20_Font"><text:span text:style-name="T12"> service scope.</text:span></text:span></text:p>
        <text:p text:style-name="P38"><text:span text:style-name="T8">Declares whether this Component uses the OSGi ServiceFactory concept and each bundle using this Component's service will receive a different component instance.</text:span></text:p>
        <text:p text:style-name="P38"><text:soft-page-break/><text:span text:style-name="T8">This element is ignored when the </text:span><text:a xlink:type="simple" xlink:href="file:///l%22r182"><text:span text:style-name="Internet_20_link"><text:span text:style-name="T30">scope()</text:span></text:span></text:a><text:span text:style-name="Default_20_Paragraph_20_Font"><text:span text:style-name="T9"> element does not have the default value. If </text:span></text:span><text:span text:style-name="Code2"><text:span text:style-name="T20">true</text:span></text:span><text:span text:style-name="Default_20_Paragraph_20_Font"><text:span text:style-name="T9">, this Component uses </text:span></text:span><text:a xlink:type="simple" xlink:href="file:///l%22r201"><text:span text:style-name="Internet_20_link"><text:span text:style-name="T30">bundle</text:span></text:span></text:a><text:span text:style-name="Default_20_Paragraph_20_Font"><text:span text:style-name="T9"> service scope. If </text:span></text:span><text:span text:style-name="Code2"><text:span text:style-name="T20">false</text:span></text:span><text:span text:style-name="Default_20_Paragraph_20_Font"><text:span text:style-name="T9"> or not specified, this Component uses </text:span></text:span><text:a xlink:type="simple" xlink:href="file:///l%22r200"><text:span text:style-name="Internet_20_link"><text:span text:style-name="T30">singleton</text:span></text:span></text:a><text:span text:style-name="Default_20_Paragraph_20_Font"><text:span text:style-name="T9"> service scope.</text:span></text:span></text:p>
        <text:p text:style-name="P38"><text:span text:style-name="T8">Default:</text:span></text:p>
        <text:p text:style-name="P58"><text:span text:style-name="T8">false</text:span></text:p>
        <text:p text:style-name="P38"><text:span text:style-name="T8">See Also:</text:span></text:p>
        <text:p text:style-name="P58"><text:span text:style-name="T8">"The servicefactory attribute of the service element of a Component Description."</text:span></text:p>
        <text:p text:style-name="P41"/>
        <text:p text:style-name="P43"><text:bookmark text:name="r175"/><text:span text:style-name="T17">enabled</text:span></text:p>
        <text:p text:style-name="P22"><text:span text:style-name="Code2"><text:span text:style-name="T18">public abstract boolean enabled</text:span></text:span></text:p>
        <text:p text:style-name="P38"><text:span text:style-name="T8">Declares whether this Component is enabled when the bundle containing it is started.</text:span></text:p>
        <text:p text:style-name="P38"><text:span text:style-name="T8">If </text:span><text:span text:style-name="Code2"><text:span text:style-name="T18">true</text:span></text:span><text:span text:style-name="Default_20_Paragraph_20_Font"><text:span text:style-name="T8">, this Component is enabled. If </text:span></text:span><text:span text:style-name="Code2"><text:span text:style-name="T18">false</text:span></text:span><text:span text:style-name="Default_20_Paragraph_20_Font"><text:span text:style-name="T8"> or not specified, this Component is disabled.</text:span></text:span></text:p>
        <text:p text:style-name="P38"><text:span text:style-name="T8">Default:</text:span></text:p>
        <text:p text:style-name="P58"><text:span text:style-name="T8">true</text:span></text:p>
        <text:p text:style-name="P38"><text:span text:style-name="T8">See Also:</text:span></text:p>
        <text:p text:style-name="P58"><text:span text:style-name="T8">"The enabled attribute of the component element of a Component Description."</text:span></text:p>
        <text:p text:style-name="P41"/>
        <text:p text:style-name="P43"><text:bookmark text:name="r176"/><text:span text:style-name="T17">immediate</text:span></text:p>
        <text:p text:style-name="P22"><text:span text:style-name="Code2"><text:span text:style-name="T18">public abstract boolean immediate</text:span></text:span></text:p>
        <text:p text:style-name="P38"><text:span text:style-name="T8">Declares whether this Component must be immediately activated upon becoming satisfied or whether activation should be delayed.</text:span></text:p>
        <text:p text:style-name="P38"><text:span text:style-name="T8">If </text:span><text:span text:style-name="Code2"><text:span text:style-name="T18">true</text:span></text:span><text:span text:style-name="Default_20_Paragraph_20_Font"><text:span text:style-name="T8">, this Component must be immediately activated upon becoming satisfied. If </text:span></text:span><text:span text:style-name="Code2"><text:span text:style-name="T18">false</text:span></text:span><text:span text:style-name="Default_20_Paragraph_20_Font"><text:span text:style-name="T8">, activation of this Component is delayed. If this property is specified, its value must be </text:span></text:span><text:span text:style-name="Code2"><text:span text:style-name="T18">false</text:span></text:span><text:span text:style-name="Default_20_Paragraph_20_Font"><text:span text:style-name="T8"> if the </text:span></text:span><text:a xlink:type="simple" xlink:href="file:///l%22r173"><text:span text:style-name="Internet_20_link"><text:span text:style-name="T30">factory()</text:span></text:span></text:a><text:span text:style-name="Default_20_Paragraph_20_Font"><text:span text:style-name="T9"> property is also specified or must be </text:span></text:span><text:span text:style-name="Code2"><text:span text:style-name="T20">true</text:span></text:span><text:span text:style-name="Default_20_Paragraph_20_Font"><text:span text:style-name="T9"> if the </text:span></text:span><text:a xlink:type="simple" xlink:href="file:///l%22r172"><text:span text:style-name="Internet_20_link"><text:span text:style-name="T30">service()</text:span></text:span></text:a><text:span text:style-name="Default_20_Paragraph_20_Font"><text:span text:style-name="T9"> property is specified with an empty value.</text:span></text:span></text:p>
        <text:p text:style-name="P38"><text:span text:style-name="T8">If not specified, the default is </text:span><text:span text:style-name="Code2"><text:span text:style-name="T18">false</text:span></text:span><text:span text:style-name="Default_20_Paragraph_20_Font"><text:span text:style-name="T8"> if the </text:span></text:span><text:a xlink:type="simple" xlink:href="file:///l%22r173"><text:span text:style-name="Internet_20_link"><text:span text:style-name="T30">factory()</text:span></text:span></text:a><text:span text:style-name="Default_20_Paragraph_20_Font"><text:span text:style-name="T9"> property is specified or the </text:span></text:span><text:a xlink:type="simple" xlink:href="file:///l%22r172"><text:span text:style-name="Internet_20_link"><text:span text:style-name="T30">service()</text:span></text:span></text:a><text:span text:style-name="Default_20_Paragraph_20_Font"><text:span text:style-name="T9"> property is not specified or specified with a non-empty value and </text:span></text:span><text:span text:style-name="Code2"><text:span text:style-name="T20">true</text:span></text:span><text:span text:style-name="Default_20_Paragraph_20_Font"><text:span text:style-name="T9"> otherwise.</text:span></text:span></text:p>
        <text:p text:style-name="P38"><text:span text:style-name="T8">Default:</text:span></text:p>
        <text:p text:style-name="P58"><text:span text:style-name="T8">false</text:span></text:p>
        <text:p text:style-name="P38"><text:span text:style-name="T8">See Also:</text:span></text:p>
        <text:p text:style-name="P58"><text:span text:style-name="T8">"The immediate attribute of the component element of a Component Description."</text:span></text:p>
        <text:p text:style-name="P41"/>
        <text:p text:style-name="P43"><text:bookmark text:name="r177"/><text:span text:style-name="T17">property</text:span></text:p>
        <text:p text:style-name="P22"><text:span text:style-name="Code2"><text:span text:style-name="T18">public abstract String[] property</text:span></text:span></text:p>
        <text:p text:style-name="P38"><text:span text:style-name="T8">Properties for this Component.</text:span></text:p>
        <text:p text:style-name="P38"><text:span text:style-name="T8">Each property string is specified as </text:span><text:span text:style-name="Code2"><text:span text:style-name="T18">"key=value"</text:span></text:span><text:span text:style-name="Default_20_Paragraph_20_Font"><text:span text:style-name="T8">. The type of the property value can be specified in the key as </text:span></text:span><text:span text:style-name="Code2"><text:span text:style-name="T18">key:type=value</text:span></text:span><text:span text:style-name="Default_20_Paragraph_20_Font"><text:span text:style-name="T8">. The type must be one of the property types supported by the type attribute of the property element of a Component Description.</text:span></text:span></text:p>
        <text:p text:style-name="P38"><text:span text:style-name="T8">To specify a property with multiple values, use multiple key, value pairs. For example, </text:span><text:span text:style-name="Code2"><text:span text:style-name="T18">"foo=bar", "foo=baz"</text:span></text:span><text:span text:style-name="Default_20_Paragraph_20_Font"><text:span text:style-name="T8">.</text:span></text:span></text:p>
        <text:p text:style-name="P38"><text:span text:style-name="T8">Default:</text:span></text:p>
        <text:p text:style-name="P58"><text:span text:style-name="T8">{}</text:span></text:p>
        <text:p text:style-name="P38"><text:span text:style-name="T8">See Also:</text:span></text:p>
        <text:p text:style-name="P58"><text:span text:style-name="T8">"The property element of a Component Description."</text:span></text:p>
        <text:p text:style-name="P41"/>
        <text:p text:style-name="P43"><text:bookmark text:name="r178"/><text:span text:style-name="T17">properties</text:span></text:p>
        <text:p text:style-name="P22"><text:span text:style-name="Code2"><text:span text:style-name="T18">public abstract String[] properties</text:span></text:span></text:p>
        <text:p text:style-name="P38"><text:span text:style-name="T8">Property entries for this Component.</text:span></text:p>
        <text:p text:style-name="P38"><text:span text:style-name="T8">Specifies the name of an entry in the bundle whose contents conform to a standard Java Properties File. The entry is read and processed to obtain the properties and their values.</text:span></text:p>
        <text:p text:style-name="P38"><text:span text:style-name="T8">Default:</text:span></text:p>
        <text:p text:style-name="P58"><text:span text:style-name="T8">{}</text:span></text:p>
        <text:p text:style-name="P38"><text:span text:style-name="T8">See Also:</text:span></text:p>
        <text:p text:style-name="P58"><text:span text:style-name="T8">"The properties element of a Component Description."</text:span></text:p>
        <text:p text:style-name="P41"/>
        <text:p text:style-name="P43"><text:bookmark text:name="r179"/><text:span text:style-name="T17">xmlns</text:span></text:p>
        <text:p text:style-name="P22"><text:span text:style-name="Code2"><text:span text:style-name="T18">public abstract String xmlns</text:span></text:span></text:p>
        <text:p text:style-name="P38"><text:span text:style-name="T8">The XML name space of the Component Description for this Component.</text:span></text:p>
        <text:p text:style-name="P38"><text:span text:style-name="T8">If not specified, the XML name space of the Component Description for this Component should be the lowest Declarative Services XML name space which supports all the specification features used by this Component.</text:span></text:p>
        <text:p text:style-name="P38"><text:span text:style-name="T8">Default:</text:span></text:p>
        <text:p text:style-name="P58"><text:span text:style-name="T8">""</text:span></text:p>
        <text:p text:style-name="P38"><text:span text:style-name="T8">See Also:</text:span></text:p>
        <text:p text:style-name="P58"><text:span text:style-name="T8">"The XML name space specified for a Component Description."</text:span></text:p>
        <text:p text:style-name="P41"/>
        <text:p text:style-name="P43"><text:bookmark text:name="r180"/><text:span text:style-name="T17">configurationPolicy</text:span></text:p>
        <text:p text:style-name="P22"><text:span text:style-name="Code2"><text:span text:style-name="T18">public abstract org.osgi.service.component.annotations.ConfigurationPolicy configurationPolicy</text:span></text:span></text:p>
        <text:p text:style-name="P38"><text:span text:style-name="T8">The configuration policy of this Component.</text:span></text:p>
        <text:p text:style-name="P38"><text:span text:style-name="T8">Controls whether component configurations must be satisfied depending on the presence of a corresponding Configuration object in the OSGi Configuration Admin service. A corresponding configuration is a Configuration object where the PID equals the name of the component.</text:span></text:p>
        <text:p text:style-name="P38"><text:span text:style-name="T8">If not specified, the </text:span><text:span text:style-name="Code2"><text:span text:style-name="T18">OPTIONAL</text:span></text:span><text:span text:style-name="Default_20_Paragraph_20_Font"><text:span text:style-name="T8"> configuration policy is used.</text:span></text:span></text:p>
        <text:p text:style-name="P38"><text:span text:style-name="T8">Default:</text:span></text:p>
        <text:p text:style-name="P58"><text:span text:style-name="T8">org.osgi.service.component.annotations.ConfigurationPolicy.OPTIONAL</text:span></text:p>
        <text:p text:style-name="P38"><text:soft-page-break/><text:span text:style-name="T8">Since:</text:span></text:p>
        <text:p text:style-name="P58"><text:span text:style-name="T8">1.1</text:span></text:p>
        <text:p text:style-name="P38"><text:span text:style-name="T8">See Also:</text:span></text:p>
        <text:p text:style-name="P58"><text:span text:style-name="T8">"The configuration-policy attribute of the component element of a Component Description."</text:span></text:p>
        <text:p text:style-name="P41"/>
        <text:p text:style-name="P43"><text:bookmark text:name="r181"/><text:span text:style-name="T17">configurationPid</text:span></text:p>
        <text:p text:style-name="P22"><text:span text:style-name="Code2"><text:span text:style-name="T18">public abstract String configurationPid</text:span></text:span></text:p>
        <text:p text:style-name="P38"><text:span text:style-name="T8">The configuration PID for the configuration of this Component.</text:span></text:p>
        <text:p text:style-name="P38"><text:span text:style-name="T8">Allows the configuration PID for this Component to be different than the name of this Component.</text:span></text:p>
        <text:p text:style-name="P38"><text:span text:style-name="T8">If not specified, the name of this Component is used as the configuration PID of this Component.</text:span></text:p>
        <text:p text:style-name="P38"><text:span text:style-name="T8">Default:</text:span></text:p>
        <text:p text:style-name="P58"><text:span text:style-name="T8">""</text:span></text:p>
        <text:p text:style-name="P38"><text:span text:style-name="T8">Since:</text:span></text:p>
        <text:p text:style-name="P58"><text:span text:style-name="T8">1.2</text:span></text:p>
        <text:p text:style-name="P38"><text:span text:style-name="T8">See Also:</text:span></text:p>
        <text:p text:style-name="P58"><text:span text:style-name="T8">"The configuration-pid attribute of the component element of a Component Description."</text:span></text:p>
        <text:p text:style-name="P41"/>
        <text:p text:style-name="P43"><text:bookmark text:name="r182"/><text:span text:style-name="T17">scope</text:span></text:p>
        <text:p text:style-name="P22"><text:span text:style-name="Code2"><text:span text:style-name="T18">public abstract </text:span></text:span><text:a xlink:type="simple" xlink:href="file:///l%22r207"><text:span text:style-name="Internet_20_link"><text:span text:style-name="T30">ServiceScope</text:span></text:span></text:a><text:span text:style-name="Code2"><text:span text:style-name="T20"> scope</text:span></text:span></text:p>
        <text:p text:style-name="P38"><text:span text:style-name="T8">The service scope for the service of this Component.</text:span></text:p>
        <text:p text:style-name="P38"><text:span text:style-name="T8">If not specified and the deprecated </text:span><text:a xlink:type="simple" xlink:href="file:///l%22r174"><text:span text:style-name="Internet_20_link"><text:span text:style-name="T30">servicefactory()</text:span></text:span></text:a><text:span text:style-name="Default_20_Paragraph_20_Font"><text:span text:style-name="T9"> element is not specified, the </text:span></text:span><text:a xlink:type="simple" xlink:href="file:///l%22r200"><text:span text:style-name="Internet_20_link"><text:span text:style-name="T30">singleton</text:span></text:span></text:a><text:span text:style-name="Default_20_Paragraph_20_Font"><text:span text:style-name="T9"> service scope is used.</text:span></text:span></text:p>
        <text:p text:style-name="P38"><text:span text:style-name="T8">Default:</text:span></text:p>
        <text:p text:style-name="P58"><text:a xlink:type="simple" xlink:href="file:///l%22r203"><text:span text:style-name="Internet_20_link"><text:span text:style-name="T27">ServiceScope.DEFAULT</text:span></text:span></text:a></text:p>
        <text:p text:style-name="P38"><text:span text:style-name="T8">Since:</text:span></text:p>
        <text:p text:style-name="P58"><text:span text:style-name="T8">1.3</text:span></text:p>
        <text:p text:style-name="P38"><text:span text:style-name="T8">See Also:</text:span></text:p>
        <text:p text:style-name="P58"><text:span text:style-name="T8">"The scope attribute of the service element of a Component Description."</text:span></text:p>
        <text:p text:style-name="P64"><text:bookmark text:name="r193"/><text:span text:style-name="T17">Annotation Type Reference</text:span></text:p>
        <text:p text:style-name="Standard"><text:a xlink:type="simple" xlink:href="file:///l%22r170"><text:span text:style-name="Internet_20_link"><text:span text:style-name="T29">org.osgi.service.component.annotations</text:span></text:span></text:a></text:p>
        <text:p text:style-name="P25"/>
        <text:p text:style-name="P22"><text:span text:style-name="Code_20_Small1"><text:span text:style-name="T24">@Retention(value=RetentionPolicy.CLASS)</text:span></text:span><text:line-break/><text:span text:style-name="Code_20_Small1"><text:span text:style-name="T24">@Target(value=ElementType.METHOD)</text:span></text:span><text:line-break/><text:span text:style-name="Code2"><text:span text:style-name="T18">public @interface Reference</text:span></text:span></text:p>
        <text:p text:style-name="Standard"><text:span text:style-name="T8">Identify the annotated method as a </text:span><text:span text:style-name="Code2"><text:span text:style-name="T18">bind</text:span></text:span><text:span text:style-name="Default_20_Paragraph_20_Font"><text:span text:style-name="T8"> method of a Service Component.</text:span></text:span></text:p>
        <text:p text:style-name="Standard"><text:span text:style-name="T8">The annotated method is a bind method of the Component.</text:span></text:p>
        <text:p text:style-name="Standard"><text:span text:style-name="T8">This annotation is not processed at runtime by a Service Component Runtime implementation. It must be processed by tools and used to add a Component Description to the bundle.</text:span></text:p>
        <text:p text:style-name="Standard"><text:span text:style-name="T8">In the generated Component Description for a component, the references must be ordered in ascending lexicographical order (using </text:span><text:span text:style-name="Code2"><text:span text:style-name="T18">String.compareTo</text:span></text:span><text:span text:style-name="Default_20_Paragraph_20_Font"><text:span text:style-name="T8"> ) of the reference </text:span></text:span><text:a xlink:type="simple" xlink:href="file:///l%22r184"><text:span text:style-name="Internet_20_link"><text:span text:style-name="T30">name</text:span></text:span></text:a><text:span text:style-name="Default_20_Paragraph_20_Font"><text:span text:style-name="T9">s.</text:span></text:span></text:p>
        <text:p text:style-name="Standard"><text:span text:style-name="T8">Version:</text:span></text:p>
        <text:p text:style-name="P38"><text:span text:style-name="T8">$Id: e7a5dced89714436efdb077e74a3a3f660824bfb $</text:span></text:p>
        <text:p text:style-name="Standard"><text:span text:style-name="T8">See Also:</text:span></text:p>
        <text:p text:style-name="P38"><text:span text:style-name="T8">"The reference element of a Component Description."</text:span></text:p>
        <text:p text:style-name="P24"/>
        <table:table table:name="Table20" table:style-name="Table20">
          <table:table-column table:style-name="Table20.A"/>
          <table:table-column table:style-name="Table20.B"/>
          <table:table-column table:style-name="Table20.C"/>
          <table:table-row table:style-name="Table20.1">
            <table:table-cell table:style-name="Table20.A1" table:number-columns-spanned="2" office:value-type="string">
              <text:p text:style-name="P21"><text:span text:style-name="Summary_20_Heading_20_Font2"><text:span text:style-name="T7">Required Element Summary</text:span></text:span></text:p>
            </table:table-cell>
            <table:covered-table-cell/>
            <table:table-cell table:style-name="Table20.A1" office:value-type="string">
              <text:p text:style-name="P71"><text:span text:style-name="Page_20_Reference_20_Font"><text:span text:style-name="T6">Page</text:span></text:span></text:p>
            </table:table-cell>
          </table:table-row>
          <table:table-row table:style-name="Table20.1">
            <table:table-cell table:style-name="Table20.A2" office:value-type="string">
              <text:p text:style-name="P23"><text:span text:style-name="Code_20_Small1"><text:span text:style-name="T24">org.osgi.service.component.annotations.ReferenceCardinality</text:span></text:span></text:p>
            </table:table-cell>
            <table:table-cell table:style-name="Table20.B2" office:value-type="string">
              <text:p text:style-name="P21"><text:a xlink:type="simple" xlink:href="file:///l%22r186"><text:span text:style-name="Internet_20_link"><text:span text:style-name="T31">cardinality</text:span></text:span></text:a></text:p>
              <text:p text:style-name="P68"><text:span text:style-name="T8">The cardinality of the reference.</text:span></text:p>
            </table:table-cell>
            <table:table-cell table:style-name="Table20.C2" office:value-type="string">
              <text:p text:style-name="P69"><text:bookmark-ref text:reference-format="page" text:ref-name="">Error: Reference source not found</text:bookmark-ref></text:p>
            </table:table-cell>
          </table:table-row>
          <table:table-row table:style-name="Table20.1">
            <table:table-cell table:style-name="Table20.A3" office:value-type="string">
              <text:p text:style-name="P72"><text:span text:style-name="Code_20_Small1"><text:span text:style-name="T24">String</text:span></text:span></text:p>
            </table:table-cell>
            <table:table-cell table:style-name="Table20.B3" office:value-type="string">
              <text:p text:style-name="P74"><text:a xlink:type="simple" xlink:href="file:///l%22r184"><text:span text:style-name="Internet_20_link"><text:span text:style-name="T31">name</text:span></text:span></text:a></text:p>
              <text:p text:style-name="P67"><text:span text:style-name="T8">The name of this reference.</text:span></text:p>
            </table:table-cell>
            <table:table-cell table:style-name="Table20.C3" office:value-type="string">
              <text:p text:style-name="P71"><text:bookmark-ref text:reference-format="page" text:ref-name="">Error: Reference source not found</text:bookmark-ref></text:p>
            </table:table-cell>
          </table:table-row>
          <table:table-row table:style-name="Table20.1">
            <table:table-cell table:style-name="Table20.A4" office:value-type="string">
              <text:p text:style-name="P72"><text:span text:style-name="Code_20_Small1"><text:span text:style-name="T24">org.osgi.service.component.annotations.ReferencePolicy</text:span></text:span></text:p>
            </table:table-cell>
            <table:table-cell table:style-name="Table20.B4" office:value-type="string">
              <text:p text:style-name="P74"><text:a xlink:type="simple" xlink:href="file:///l%22r187"><text:span text:style-name="Internet_20_link"><text:span text:style-name="T31">policy</text:span></text:span></text:a></text:p>
              <text:p text:style-name="P67"><text:span text:style-name="T8">The policy for the reference.</text:span></text:p>
            </table:table-cell>
            <table:table-cell table:style-name="Table20.C4" office:value-type="string">
              <text:p text:style-name="P71"><text:bookmark-ref text:reference-format="page" text:ref-name="">Error: Reference source not found</text:bookmark-ref></text:p>
            </table:table-cell>
          </table:table-row>
          <table:table-row table:style-name="Table20.1">
            <table:table-cell table:style-name="Table20.A5" office:value-type="string">
              <text:p text:style-name="P72"><text:span text:style-name="Code_20_Small1"><text:span text:style-name="T24">org.osgi.service.component.annotations.ReferencePolicyOption</text:span></text:span></text:p>
            </table:table-cell>
            <table:table-cell table:style-name="Table20.B5" office:value-type="string">
              <text:p text:style-name="P74"><text:a xlink:type="simple" xlink:href="file:///l%22r190"><text:span text:style-name="Internet_20_link"><text:span text:style-name="T31">policyOption</text:span></text:span></text:a></text:p>
              <text:p text:style-name="P67"><text:span text:style-name="T8">The policy option for the reference.</text:span></text:p>
            </table:table-cell>
            <table:table-cell table:style-name="Table20.C5" office:value-type="string">
              <text:p text:style-name="P71"><text:bookmark-ref text:reference-format="page" text:ref-name="">Error: Reference source not found</text:bookmark-ref></text:p>
            </table:table-cell>
          </table:table-row>
          <table:table-row table:style-name="Table20.1">
            <table:table-cell table:style-name="Table20.A6" office:value-type="string">
              <text:p text:style-name="P72"><text:a xlink:type="simple" xlink:href="file:///l%22r199"><text:span text:style-name="Internet_20_link"><text:span text:style-name="T35">ReferenceScope</text:span></text:span></text:a></text:p>
            </table:table-cell>
            <table:table-cell table:style-name="Table20.B6" office:value-type="string">
              <text:p text:style-name="P74"><text:a xlink:type="simple" xlink:href="file:///l%22r192"><text:span text:style-name="Internet_20_link"><text:span text:style-name="T31">scope</text:span></text:span></text:a></text:p>
              <text:p text:style-name="P67"><text:span text:style-name="T8">The requested service scope for this Reference.</text:span></text:p>
            </table:table-cell>
            <table:table-cell table:style-name="Table20.C6" office:value-type="string">
              <text:p text:style-name="P71"><text:bookmark-ref text:reference-format="page" text:ref-name="">Error: Reference source not found</text:bookmark-ref></text:p>
            </table:table-cell>
          </table:table-row>
          <table:table-row table:style-name="Table20.1">
            <table:table-cell table:style-name="Table20.A7" office:value-type="string">
              <text:p text:style-name="P72"><text:span text:style-name="Code_20_Small1"><text:span text:style-name="T24">Class&lt;?&gt;</text:span></text:span></text:p>
            </table:table-cell>
            <table:table-cell table:style-name="Table20.B7" office:value-type="string">
              <text:p text:style-name="P74"><text:a xlink:type="simple" xlink:href="file:///l%22r185"><text:span text:style-name="Internet_20_link"><text:span text:style-name="T31">service</text:span></text:span></text:a></text:p>
              <text:p text:style-name="P67"><text:span text:style-name="T8">The type of the service to bind to this reference.</text:span></text:p>
            </table:table-cell>
            <table:table-cell table:style-name="Table20.C7" office:value-type="string">
              <text:p text:style-name="P71"><text:bookmark-ref text:reference-format="page" text:ref-name="">Error: Reference source not found</text:bookmark-ref></text:p>
            </table:table-cell>
          </table:table-row>
          <table:table-row table:style-name="Table20.1">
            <table:table-cell table:style-name="Table20.A8" office:value-type="string">
              <text:p text:style-name="P72"><text:span text:style-name="Code_20_Small1"><text:span text:style-name="T24">String</text:span></text:span></text:p>
            </table:table-cell>
            <table:table-cell table:style-name="Table20.B8" office:value-type="string">
              <text:p text:style-name="P74"><text:a xlink:type="simple" xlink:href="file:///l%22r188"><text:span text:style-name="Internet_20_link"><text:span text:style-name="T31">target</text:span></text:span></text:a></text:p>
              <text:p text:style-name="P67"><text:span text:style-name="T8">The target filter for the reference.</text:span></text:p>
            </table:table-cell>
            <table:table-cell table:style-name="Table20.C8" office:value-type="string">
              <text:p text:style-name="P71"><text:bookmark-ref text:reference-format="page" text:ref-name="">Error: Reference source not found</text:bookmark-ref></text:p>
            </table:table-cell>
          </table:table-row>
          <table:table-row table:style-name="Table20.1">
            <table:table-cell table:style-name="Table20.A9" office:value-type="string">
              <text:p text:style-name="P72"><text:span text:style-name="Code_20_Small1"><text:span text:style-name="T24">String</text:span></text:span></text:p>
            </table:table-cell>
            <table:table-cell table:style-name="Table20.B9" office:value-type="string">
              <text:p text:style-name="P74"><text:a xlink:type="simple" xlink:href="file:///l%22r189"><text:span text:style-name="Internet_20_link"><text:span text:style-name="T31">unbind</text:span></text:span></text:a></text:p>
              <text:p text:style-name="P67"><text:span text:style-name="T8">The name of the unbind method which is associated with the annotated bind method.</text:span></text:p>
            </table:table-cell>
            <table:table-cell table:style-name="Table20.C9" office:value-type="string">
              <text:p text:style-name="P71"><text:bookmark-ref text:reference-format="page" text:ref-name="">Error: Reference source not found</text:bookmark-ref></text:p>
            </table:table-cell>
          </table:table-row>
          <text:soft-page-break/>
          <table:table-row table:style-name="Table20.1">
            <table:table-cell table:style-name="Table20.A10" office:value-type="string">
              <text:p text:style-name="P72"><text:span text:style-name="Code_20_Small1"><text:span text:style-name="T24">String</text:span></text:span></text:p>
            </table:table-cell>
            <table:table-cell table:style-name="Table20.B10" office:value-type="string">
              <text:p text:style-name="P74"><text:a xlink:type="simple" xlink:href="file:///l%22r191"><text:span text:style-name="Internet_20_link"><text:span text:style-name="T31">updated</text:span></text:span></text:a></text:p>
              <text:p text:style-name="P67"><text:span text:style-name="T8">The name of the updated method which is associated with the annotated bind method.</text:span></text:p>
            </table:table-cell>
            <table:table-cell table:style-name="Table20.C10" office:value-type="string">
              <text:p text:style-name="P71"><text:bookmark-ref text:reference-format="page" text:ref-name="">Error: Reference source not found</text:bookmark-ref></text:p>
            </table:table-cell>
          </table:table-row>
        </table:table>
        <text:p text:style-name="Detail_20_Heading"><text:span text:style-name="T17">Element Detail</text:span></text:p>
        <text:p text:style-name="Detail_20_Heading"><text:bookmark text:name="r184"/><text:span text:style-name="T17">name</text:span></text:p>
        <text:p text:style-name="P22"><text:span text:style-name="Code2"><text:span text:style-name="T18">public abstract String name</text:span></text:span></text:p>
        <text:p text:style-name="P38"><text:span text:style-name="T8">The name of this reference.</text:span></text:p>
        <text:p text:style-name="P38"><text:span text:style-name="T8">If not specified, the name of this reference is based upon the name of the method being annotated. If the method name begins with </text:span><text:span text:style-name="Code2"><text:span text:style-name="T18">bind</text:span></text:span><text:span text:style-name="Default_20_Paragraph_20_Font"><text:span text:style-name="T8">, </text:span></text:span><text:span text:style-name="Code2"><text:span text:style-name="T18">set</text:span></text:span><text:span text:style-name="Default_20_Paragraph_20_Font"><text:span text:style-name="T8"> or </text:span></text:span><text:span text:style-name="Code2"><text:span text:style-name="T18">add</text:span></text:span><text:span text:style-name="Default_20_Paragraph_20_Font"><text:span text:style-name="T8">, that is removed.</text:span></text:span></text:p>
        <text:p text:style-name="P38"><text:span text:style-name="T8">Default:</text:span></text:p>
        <text:p text:style-name="P58"><text:span text:style-name="T8">""</text:span></text:p>
        <text:p text:style-name="P38"><text:span text:style-name="T8">See Also:</text:span></text:p>
        <text:p text:style-name="P58"><text:span text:style-name="T8">"The name attribute of the reference element of a Component Description."</text:span></text:p>
        <text:p text:style-name="P41"/>
        <text:p text:style-name="P43"><text:bookmark text:name="r185"/><text:span text:style-name="T17">service</text:span></text:p>
        <text:p text:style-name="P22"><text:span text:style-name="Code2"><text:span text:style-name="T18">public abstract Class&lt;?&gt; service</text:span></text:span></text:p>
        <text:p text:style-name="P38"><text:span text:style-name="T8">The type of the service to bind to this reference.</text:span></text:p>
        <text:p text:style-name="P38"><text:span text:style-name="T8">If not specified, the type of the service to bind is based upon the type of the first argument of the method being annotated.</text:span></text:p>
        <text:p text:style-name="P38"><text:span text:style-name="T8">Default:</text:span></text:p>
        <text:p text:style-name="P58"><text:span text:style-name="T8">Object.class</text:span></text:p>
        <text:p text:style-name="P38"><text:span text:style-name="T8">See Also:</text:span></text:p>
        <text:p text:style-name="P58"><text:span text:style-name="T8">"The interface attribute of the reference element of a Component Description."</text:span></text:p>
        <text:p text:style-name="P41"/>
        <text:p text:style-name="P43"><text:bookmark text:name="r186"/><text:span text:style-name="T17">cardinality</text:span></text:p>
        <text:p text:style-name="P22"><text:span text:style-name="Code2"><text:span text:style-name="T18">public abstract org.osgi.service.component.annotations.ReferenceCardinality cardinality</text:span></text:span></text:p>
        <text:p text:style-name="P38"><text:span text:style-name="T8">The cardinality of the reference.</text:span></text:p>
        <text:p text:style-name="P38"><text:span text:style-name="T8">If not specified, the reference has a </text:span><text:span text:style-name="Code2"><text:span text:style-name="T18">1..1</text:span></text:span><text:span text:style-name="Default_20_Paragraph_20_Font"><text:span text:style-name="T8"> cardinality.</text:span></text:span></text:p>
        <text:p text:style-name="P38"><text:span text:style-name="T8">Default:</text:span></text:p>
        <text:p text:style-name="P58"><text:span text:style-name="T8">org.osgi.service.component.annotations.ReferenceCardinality.MANDATORY</text:span></text:p>
        <text:p text:style-name="P38"><text:span text:style-name="T8">See Also:</text:span></text:p>
        <text:p text:style-name="P58"><text:span text:style-name="T8">"The cardinality attribute of the reference element of a Component Description."</text:span></text:p>
        <text:p text:style-name="P41"/>
        <text:p text:style-name="P43"><text:bookmark text:name="r187"/><text:span text:style-name="T17">policy</text:span></text:p>
        <text:p text:style-name="P22"><text:span text:style-name="Code2"><text:span text:style-name="T18">public abstract org.osgi.service.component.annotations.ReferencePolicy policy</text:span></text:span></text:p>
        <text:p text:style-name="P38"><text:span text:style-name="T8">The policy for the reference.</text:span></text:p>
        <text:p text:style-name="P38"><text:span text:style-name="T8">If not specified, the </text:span><text:span text:style-name="Code2"><text:span text:style-name="T18">STATIC</text:span></text:span><text:span text:style-name="Default_20_Paragraph_20_Font"><text:span text:style-name="T8"> reference policy is used.</text:span></text:span></text:p>
        <text:p text:style-name="P38"><text:span text:style-name="T8">Default:</text:span></text:p>
        <text:p text:style-name="P58"><text:span text:style-name="T8">org.osgi.service.component.annotations.ReferencePolicy.STATIC</text:span></text:p>
        <text:p text:style-name="P38"><text:span text:style-name="T8">See Also:</text:span></text:p>
        <text:p text:style-name="P58"><text:span text:style-name="T8">"The policy attribute of the reference element of a Component Description."</text:span></text:p>
        <text:p text:style-name="P41"/>
        <text:p text:style-name="P43"><text:bookmark text:name="r188"/><text:span text:style-name="T17">target</text:span></text:p>
        <text:p text:style-name="P22"><text:span text:style-name="Code2"><text:span text:style-name="T18">public abstract String target</text:span></text:span></text:p>
        <text:p text:style-name="P38"><text:span text:style-name="T8">The target filter for the reference.</text:span></text:p>
        <text:p text:style-name="P38"><text:span text:style-name="T8">Default:</text:span></text:p>
        <text:p text:style-name="P58"><text:span text:style-name="T8">""</text:span></text:p>
        <text:p text:style-name="P38"><text:span text:style-name="T8">See Also:</text:span></text:p>
        <text:p text:style-name="P58"><text:span text:style-name="T8">"The target attribute of the reference element of a Component Description."</text:span></text:p>
        <text:p text:style-name="P41"/>
        <text:p text:style-name="P43"><text:bookmark text:name="r189"/><text:span text:style-name="T17">unbind</text:span></text:p>
        <text:p text:style-name="P22"><text:span text:style-name="Code2"><text:span text:style-name="T18">public abstract String unbind</text:span></text:span></text:p>
        <text:p text:style-name="P38"><text:span text:style-name="T8">The name of the unbind method which is associated with the annotated bind method.</text:span></text:p>
        <text:p text:style-name="P38"><text:span text:style-name="T8">To declare no unbind method, the value </text:span><text:span text:style-name="Code2"><text:span text:style-name="T18">"-"</text:span></text:span><text:span text:style-name="Default_20_Paragraph_20_Font"><text:span text:style-name="T8"> must be used.</text:span></text:span></text:p>
        <text:p text:style-name="P38"><text:span text:style-name="T8">If not specified, the name of the unbind method is derived from the name of the annotated bind method. If the annotated method name begins with </text:span><text:span text:style-name="Code2"><text:span text:style-name="T18">bind</text:span></text:span><text:span text:style-name="Default_20_Paragraph_20_Font"><text:span text:style-name="T8">, </text:span></text:span><text:span text:style-name="Code2"><text:span text:style-name="T18">set</text:span></text:span><text:span text:style-name="Default_20_Paragraph_20_Font"><text:span text:style-name="T8"> or </text:span></text:span><text:span text:style-name="Code2"><text:span text:style-name="T18">add</text:span></text:span><text:span text:style-name="Default_20_Paragraph_20_Font"><text:span text:style-name="T8">, that is replaced with </text:span></text:span><text:span text:style-name="Code2"><text:span text:style-name="T18">unbind</text:span></text:span><text:span text:style-name="Default_20_Paragraph_20_Font"><text:span text:style-name="T8">, </text:span></text:span><text:span text:style-name="Code2"><text:span text:style-name="T18">unset</text:span></text:span><text:span text:style-name="Default_20_Paragraph_20_Font"><text:span text:style-name="T8"> or </text:span></text:span><text:span text:style-name="Code2"><text:span text:style-name="T18">remove</text:span></text:span><text:span text:style-name="Default_20_Paragraph_20_Font"><text:span text:style-name="T8">, respectively, to derive the unbind method name. Otherwise, </text:span></text:span><text:span text:style-name="Code2"><text:span text:style-name="T18">un</text:span></text:span><text:span text:style-name="Default_20_Paragraph_20_Font"><text:span text:style-name="T8"> is prefixed to the annotated method name to derive the unbind method name. The unbind method is only set if the component type contains a method with the derived name.</text:span></text:span></text:p>
        <text:p text:style-name="P38"><text:span text:style-name="T8">Default:</text:span></text:p>
        <text:p text:style-name="P58"><text:span text:style-name="T8">""</text:span></text:p>
        <text:p text:style-name="P38"><text:span text:style-name="T8">See Also:</text:span></text:p>
        <text:p text:style-name="P58"><text:span text:style-name="T8">"The unbind attribute of the reference element of a Component Description."</text:span></text:p>
        <text:p text:style-name="P41"/>
        <text:p text:style-name="P43"><text:bookmark text:name="r190"/><text:span text:style-name="T17">policyOption</text:span></text:p>
        <text:p text:style-name="P22"><text:span text:style-name="Code2"><text:span text:style-name="T18">public abstract org.osgi.service.component.annotations.ReferencePolicyOption policyOption</text:span></text:span></text:p>
        <text:p text:style-name="P38"><text:span text:style-name="T8">The policy option for the reference.</text:span></text:p>
        <text:p text:style-name="P38"><text:soft-page-break/><text:span text:style-name="T8">If not specified, the </text:span><text:span text:style-name="Code2"><text:span text:style-name="T18">RELUCTANT</text:span></text:span><text:span text:style-name="Default_20_Paragraph_20_Font"><text:span text:style-name="T8"> reference policy option is used.</text:span></text:span></text:p>
        <text:p text:style-name="P38"><text:span text:style-name="T8">Default:</text:span></text:p>
        <text:p text:style-name="P58"><text:span text:style-name="T8">org.osgi.service.component.annotations.ReferencePolicyOption.RELUCTANT</text:span></text:p>
        <text:p text:style-name="P38"><text:span text:style-name="T8">Since:</text:span></text:p>
        <text:p text:style-name="P58"><text:span text:style-name="T8">1.2</text:span></text:p>
        <text:p text:style-name="P38"><text:span text:style-name="T8">See Also:</text:span></text:p>
        <text:p text:style-name="P58"><text:span text:style-name="T8">"The policy-option attribute of the reference element of a Component Description."</text:span></text:p>
        <text:p text:style-name="P41"/>
        <text:p text:style-name="P43"><text:bookmark text:name="r191"/><text:span text:style-name="T17">updated</text:span></text:p>
        <text:p text:style-name="P22"><text:span text:style-name="Code2"><text:span text:style-name="T18">public abstract String updated</text:span></text:span></text:p>
        <text:p text:style-name="P38"><text:span text:style-name="T8">The name of the updated method which is associated with the annotated bind method.</text:span></text:p>
        <text:p text:style-name="P38"><text:span text:style-name="T8">To declare no updated method, the value </text:span><text:span text:style-name="Code2"><text:span text:style-name="T18">"-"</text:span></text:span><text:span text:style-name="Default_20_Paragraph_20_Font"><text:span text:style-name="T8"> must be used.</text:span></text:span></text:p>
        <text:p text:style-name="P38"><text:span text:style-name="T8">If not specified, the name of the updated method is derived from the name of the annotated bind method. If the annotated method name begins with </text:span><text:span text:style-name="Code2"><text:span text:style-name="T18">bind</text:span></text:span><text:span text:style-name="Default_20_Paragraph_20_Font"><text:span text:style-name="T8">, </text:span></text:span><text:span text:style-name="Code2"><text:span text:style-name="T18">set</text:span></text:span><text:span text:style-name="Default_20_Paragraph_20_Font"><text:span text:style-name="T8"> or </text:span></text:span><text:span text:style-name="Code2"><text:span text:style-name="T18">add</text:span></text:span><text:span text:style-name="Default_20_Paragraph_20_Font"><text:span text:style-name="T8">, that is replaced with </text:span></text:span><text:span text:style-name="Code2"><text:span text:style-name="T18">updated</text:span></text:span><text:span text:style-name="Default_20_Paragraph_20_Font"><text:span text:style-name="T8"> to derive the updated method name. Otherwise, </text:span></text:span><text:span text:style-name="Code2"><text:span text:style-name="T18">updated</text:span></text:span><text:span text:style-name="Default_20_Paragraph_20_Font"><text:span text:style-name="T8"> is prefixed to the annotated method name to derive the updated method name. The updated method is only set if the component type contains a method with the derived name.</text:span></text:span></text:p>
        <text:p text:style-name="P38"><text:span text:style-name="T8">Default:</text:span></text:p>
        <text:p text:style-name="P58"><text:span text:style-name="T8">""</text:span></text:p>
        <text:p text:style-name="P38"><text:span text:style-name="T8">Since:</text:span></text:p>
        <text:p text:style-name="P58"><text:span text:style-name="T8">1.2</text:span></text:p>
        <text:p text:style-name="P38"><text:span text:style-name="T8">See Also:</text:span></text:p>
        <text:p text:style-name="P58"><text:span text:style-name="T8">"The updated attribute of the reference element of a Component Description."</text:span></text:p>
        <text:p text:style-name="P41"/>
        <text:p text:style-name="P43"><text:bookmark text:name="r192"/><text:span text:style-name="T17">scope</text:span></text:p>
        <text:p text:style-name="P22"><text:span text:style-name="Code2"><text:span text:style-name="T18">public abstract </text:span></text:span><text:a xlink:type="simple" xlink:href="file:///l%22r199"><text:span text:style-name="Internet_20_link"><text:span text:style-name="T30">ReferenceScope</text:span></text:span></text:a><text:span text:style-name="Code2"><text:span text:style-name="T20"> scope</text:span></text:span></text:p>
        <text:p text:style-name="P38"><text:span text:style-name="T8">The requested service scope for this Reference.</text:span></text:p>
        <text:p text:style-name="P38"><text:span text:style-name="T8">If not specified, the </text:span><text:a xlink:type="simple" xlink:href="file:///l%22r194"><text:span text:style-name="Internet_20_link"><text:span text:style-name="T30">bundle</text:span></text:span></text:a><text:span text:style-name="Default_20_Paragraph_20_Font"><text:span text:style-name="T9"> service scope is requested.</text:span></text:span></text:p>
        <text:p text:style-name="P38"><text:span text:style-name="T8">Default:</text:span></text:p>
        <text:p text:style-name="P58"><text:a xlink:type="simple" xlink:href="file:///l%22r194"><text:span text:style-name="Internet_20_link"><text:span text:style-name="T27">ReferenceScope.BUNDLE</text:span></text:span></text:a></text:p>
        <text:p text:style-name="P38"><text:span text:style-name="T8">Since:</text:span></text:p>
        <text:p text:style-name="P58"><text:span text:style-name="T8">1.3</text:span></text:p>
        <text:p text:style-name="P38"><text:span text:style-name="T8">See Also:</text:span></text:p>
        <text:p text:style-name="P58"><text:span text:style-name="T8">"The scope attribute of the reference element of a Component Description."</text:span></text:p>
        <text:p text:style-name="P65"><text:bookmark text:name="r199"/><text:span text:style-name="T17">Enum ReferenceScope</text:span></text:p>
        <text:p text:style-name="Standard"><text:a xlink:type="simple" xlink:href="file:///l%22r170"><text:span text:style-name="Internet_20_link"><text:span text:style-name="T29">org.osgi.service.component.annotations</text:span></text:span></text:a></text:p>
        <text:p text:style-name="P22"><text:span text:style-name="Code2"><text:span text:style-name="T18">java.lang.Object</text:span></text:span></text:p>
        <text:p text:style-name="P22"><text:span text:style-name="Code2"><text:span text:style-name="T18">  </text:span></text:span><text:span text:style-name="Code2"><text:span text:style-name="T18"><draw:frame draw:style-name="fr3" text:anchor-type="as-char" svg:width="0.1563in" svg:height="0.1457in" draw:z-index="9"><draw:image xlink:href="Pictures/100002000000000F0000000E443DCD33.png" xlink:type="simple" xlink:show="embed" xlink:actuate="onLoad"/></draw:frame></text:span></text:span><text:span text:style-name="Code2"><text:span text:style-name="T18">java.lang.Enum&lt;</text:span></text:span><text:a xlink:type="simple" xlink:href="file:///l%22r199"><text:span text:style-name="Internet_20_link"><text:span text:style-name="T30">ReferenceScope</text:span></text:span></text:a><text:span text:style-name="Code2"><text:span text:style-name="T20">&gt;</text:span></text:span></text:p>
        <text:p text:style-name="P22"><text:span text:style-name="Code2"><text:span text:style-name="T18">      </text:span></text:span><text:span text:style-name="Code2"><text:span text:style-name="T18"><draw:frame draw:style-name="fr3" draw:name="graphics2" text:anchor-type="as-char" svg:width="0.1563in" svg:height="0.1457in" draw:z-index="10"><draw:image xlink:href="Pictures/100002000000000F0000000E443DCD33.png" xlink:type="simple" xlink:show="embed" xlink:actuate="onLoad"/></draw:frame></text:span></text:span><text:span text:style-name="Code2"><text:span text:style-name="T18">org.osgi.service.component.annotations.ReferenceScope</text:span></text:span></text:p>
        <text:p text:style-name="List_20_Heading"><text:span text:style-name="T8">All Implemented Interfaces:</text:span></text:p>
        <text:p text:style-name="P38"><text:span text:style-name="T8">Comparable&lt;</text:span><text:a xlink:type="simple" xlink:href="file:///l%22r199"><text:span text:style-name="Internet_20_link"><text:span text:style-name="T27">ReferenceScope</text:span></text:span></text:a><text:span text:style-name="Default_20_Paragraph_20_Font"><text:span text:style-name="T9">&gt;, Serializable</text:span></text:span></text:p>
        <text:p text:style-name="P42"/>
        <text:p text:style-name="P22"><text:span text:style-name="Code2"><text:span text:style-name="T18">public enum ReferenceScope</text:span></text:span></text:p>
        <text:p text:style-name="P22"><text:span text:style-name="Code2"><text:span text:style-name="T18">extends Enum&lt;</text:span></text:span><text:a xlink:type="simple" xlink:href="file:///l%22r199"><text:span text:style-name="Internet_20_link"><text:span text:style-name="T30">ReferenceScope</text:span></text:span></text:a><text:span text:style-name="Code2"><text:span text:style-name="T20">&gt;</text:span></text:span></text:p>
        <text:p text:style-name="Standard"><text:span text:style-name="T8">Reference scope for the </text:span><text:a xlink:type="simple" xlink:href="file:///l%22r193"><text:span text:style-name="Internet_20_link"><text:span text:style-name="T30">Reference</text:span></text:span></text:a><text:span text:style-name="Default_20_Paragraph_20_Font"><text:span text:style-name="T9"> annotation.</text:span></text:span></text:p>
        <text:p text:style-name="Standard"><text:span text:style-name="T8">Since:</text:span></text:p>
        <text:p text:style-name="P38"><text:span text:style-name="T8">1.3</text:span></text:p>
        <text:p text:style-name="Standard"><text:span text:style-name="T8">Version:</text:span></text:p>
        <text:p text:style-name="P38"><text:span text:style-name="T8">$Id$</text:span></text:p>
        <text:p text:style-name="P41"/>
        <table:table table:name="Table21" table:style-name="Table21">
          <table:table-column table:style-name="Table21.A"/>
          <table:table-column table:style-name="Table21.B"/>
          <table:table-row table:style-name="Table21.1">
            <table:table-cell table:style-name="Table21.A1" office:value-type="string">
              <text:p text:style-name="P21"><text:span text:style-name="Summary_20_Heading_20_Font2"><text:span text:style-name="T7">Enum Constant Summary</text:span></text:span></text:p>
            </table:table-cell>
            <table:table-cell table:style-name="Table21.A1" office:value-type="string">
              <text:p text:style-name="P71"><text:span text:style-name="Page_20_Reference_20_Font"><text:span text:style-name="T6">Page</text:span></text:span></text:p>
            </table:table-cell>
          </table:table-row>
          <table:table-row table:style-name="Table21.1">
            <table:table-cell table:style-name="Table21.A2" office:value-type="string">
              <text:p text:style-name="P21"><text:a xlink:type="simple" xlink:href="file:///l%22r194"><text:span text:style-name="Internet_20_link"><text:span text:style-name="T31">BUNDLE</text:span></text:span></text:a></text:p>
              <text:p text:style-name="P68"><text:span text:style-name="T8">A single service object is used for all references to the service in this bundle.</text:span></text:p>
            </table:table-cell>
            <table:table-cell table:style-name="Table21.B2" office:value-type="string">
              <text:p text:style-name="P69"><text:bookmark-ref text:reference-format="page" text:ref-name="">Error: Reference source not found</text:bookmark-ref></text:p>
            </table:table-cell>
          </table:table-row>
          <table:table-row table:style-name="Table21.1">
            <table:table-cell table:style-name="Table21.A3" office:value-type="string">
              <text:p text:style-name="P74"><text:a xlink:type="simple" xlink:href="file:///l%22r195"><text:span text:style-name="Internet_20_link"><text:span text:style-name="T31">PROTOTYPE</text:span></text:span></text:a></text:p>
              <text:p text:style-name="P67"><text:span text:style-name="T8">If the referenced service has prototype service scope, then each instance of the component with this reference can receive a unique instance of the service.</text:span></text:p>
            </table:table-cell>
            <table:table-cell table:style-name="Table21.B3" office:value-type="string">
              <text:p text:style-name="P71"><text:bookmark-ref text:reference-format="page" text:ref-name="">Error: Reference source not found</text:bookmark-ref></text:p>
            </table:table-cell>
          </table:table-row>
        </table:table>
        <text:p text:style-name="P27"/>
        <table:table table:name="Table22" table:style-name="Table22">
          <table:table-column table:style-name="Table22.A"/>
          <table:table-column table:style-name="Table22.B"/>
          <table:table-column table:style-name="Table22.C"/>
          <table:table-row table:style-name="Table22.1">
            <table:table-cell table:style-name="Table22.A1" table:number-columns-spanned="2" office:value-type="string">
              <text:p text:style-name="P21"><text:span text:style-name="Summary_20_Heading_20_Font2"><text:span text:style-name="T7">Method Summary</text:span></text:span></text:p>
            </table:table-cell>
            <table:covered-table-cell/>
            <table:table-cell table:style-name="Table22.A1" office:value-type="string">
              <text:p text:style-name="P71"><text:span text:style-name="Page_20_Reference_20_Font"><text:span text:style-name="T6">Page</text:span></text:span></text:p>
            </table:table-cell>
          </table:table-row>
          <table:table-row table:style-name="Table22.1">
            <table:table-cell table:style-name="Table22.A2" office:value-type="string">
              <text:p text:style-name="P23"><text:span text:style-name="Code_20_Small1"><text:span text:style-name="T24">String</text:span></text:span></text:p>
            </table:table-cell>
            <table:table-cell table:style-name="Table22.B2" office:value-type="string">
              <text:p text:style-name="P21"><text:a xlink:type="simple" xlink:href="file:///l%22r198"><text:span text:style-name="Internet_20_link"><text:span text:style-name="T31">toString</text:span></text:span></text:a><text:span text:style-name="Code2"><text:span text:style-name="T19">()</text:span></text:span></text:p>
            </table:table-cell>
            <table:table-cell table:style-name="Table22.C2" office:value-type="string">
              <text:p text:style-name="P71"><text:bookmark-ref text:reference-format="page" text:ref-name="">Error: Reference source not found</text:bookmark-ref></text:p>
            </table:table-cell>
          </table:table-row>
          <table:table-row table:style-name="Table22.1">
            <table:table-cell table:style-name="Table22.A3" office:value-type="string">
              <text:p text:style-name="P72"><text:span text:style-name="Code_20_Small1"><text:span text:style-name="T24">static </text:span></text:span><text:a xlink:type="simple" xlink:href="file:///l%22r199"><text:span text:style-name="Internet_20_link"><text:span text:style-name="T35">ReferenceScope</text:span></text:span></text:a></text:p>
            </table:table-cell>
            <table:table-cell table:style-name="Table22.B3" office:value-type="string">
              <text:p text:style-name="P73"><text:a xlink:type="simple" xlink:href="file:///l%22r197"><text:span text:style-name="Internet_20_link"><text:span text:style-name="T31">valueOf</text:span></text:span></text:a><text:span text:style-name="Code2"><text:span text:style-name="T19">(String name)</text:span></text:span></text:p>
            </table:table-cell>
            <table:table-cell table:style-name="Table22.C3" office:value-type="string">
              <text:p text:style-name="P71"><text:bookmark-ref text:reference-format="page" text:ref-name="">Error: Reference source not found</text:bookmark-ref></text:p>
            </table:table-cell>
          </table:table-row>
          <table:table-row table:style-name="Table22.1">
            <table:table-cell table:style-name="Table22.A4" office:value-type="string">
              <text:p text:style-name="P72"><text:span text:style-name="Code_20_Small1"><text:span text:style-name="T24">static </text:span></text:span><text:a xlink:type="simple" xlink:href="file:///l%22r199"><text:span text:style-name="Internet_20_link"><text:span text:style-name="T35">ReferenceScope</text:span></text:span></text:a><text:span text:style-name="Code_20_Small1"><text:span text:style-name="T25">[]</text:span></text:span></text:p>
            </table:table-cell>
            <table:table-cell table:style-name="Table22.B4" office:value-type="string">
              <text:p text:style-name="P73"><text:a xlink:type="simple" xlink:href="file:///l%22r196"><text:span text:style-name="Internet_20_link"><text:span text:style-name="T31">values</text:span></text:span></text:a><text:span text:style-name="Code2"><text:span text:style-name="T19">()</text:span></text:span></text:p>
            </table:table-cell>
            <table:table-cell table:style-name="Table22.C4" office:value-type="string">
              <text:p text:style-name="P71"><text:bookmark-ref text:reference-format="page" text:ref-name="">Error: Reference source not found</text:bookmark-ref></text:p>
            </table:table-cell>
          </table:table-row>
        </table:table>
        <text:p text:style-name="Detail_20_Heading"><text:span text:style-name="T17">Enum Constant Detail</text:span></text:p>
        <text:p text:style-name="Detail_20_Heading"><text:bookmark text:name="r194"/><text:span text:style-name="T17">BUNDLE</text:span></text:p>
        <text:p text:style-name="P22"><text:span text:style-name="Code2"><text:span text:style-name="T18">public static final </text:span></text:span><text:a xlink:type="simple" xlink:href="file:///l%22r199"><text:span text:style-name="Internet_20_link"><text:span text:style-name="T30">ReferenceScope</text:span></text:span></text:a><text:span text:style-name="Code2"><text:span text:style-name="T20"> BUNDLE</text:span></text:span></text:p>
        <text:p text:style-name="P38"><text:span text:style-name="T8">A single service object is used for all references to the service in this bundle.</text:span></text:p>
        <text:p text:style-name="P41"/>
        <text:p text:style-name="P43"><text:bookmark text:name="r195"/><text:span text:style-name="T17">PROTOTYPE</text:span></text:p>
        <text:p text:style-name="P22"><text:span text:style-name="Code2"><text:span text:style-name="T18">public static final </text:span></text:span><text:a xlink:type="simple" xlink:href="file:///l%22r199"><text:span text:style-name="Internet_20_link"><text:span text:style-name="T30">ReferenceScope</text:span></text:span></text:a><text:span text:style-name="Code2"><text:span text:style-name="T20"> PROTOTYPE</text:span></text:span></text:p>
        <text:p text:style-name="P38"><text:span text:style-name="T8">If the referenced service has prototype service scope, then each instance of the component with this reference can receive a unique instance of the service. If the referenced service does not have prototype service scope, then no service object will be received.</text:span></text:p>
        <text:p text:style-name="Detail_20_Heading"><text:soft-page-break/><text:span text:style-name="T17">Method Detail</text:span></text:p>
        <text:p text:style-name="Detail_20_Heading"><text:bookmark text:name="r196"/><text:span text:style-name="T17">values</text:span></text:p>
        <text:p text:style-name="P22"><text:span text:style-name="Code2"><text:span text:style-name="T18">public static </text:span></text:span><text:a xlink:type="simple" xlink:href="file:///l%22r199"><text:span text:style-name="Internet_20_link"><text:span text:style-name="T30">ReferenceScope</text:span></text:span></text:a><text:span text:style-name="Code2"><text:span text:style-name="T20">[] values</text:span></text:span><text:span text:style-name="Code2"><text:span text:style-name="T19">()</text:span></text:span></text:p>
        <text:p text:style-name="P41"/>
        <text:p text:style-name="P43"><text:bookmark text:name="r197"/><text:span text:style-name="T17">valueOf</text:span></text:p>
        <text:p text:style-name="P22"><text:span text:style-name="Code2"><text:span text:style-name="T18">public static </text:span></text:span><text:a xlink:type="simple" xlink:href="file:///l%22r199"><text:span text:style-name="Internet_20_link"><text:span text:style-name="T30">ReferenceScope</text:span></text:span></text:a><text:span text:style-name="Code2"><text:span text:style-name="T20"> valueOf</text:span></text:span><text:span text:style-name="Code2"><text:span text:style-name="T19">(String name)</text:span></text:span></text:p>
        <text:p text:style-name="P41"/>
        <text:p text:style-name="P43"><text:bookmark text:name="r198"/><text:span text:style-name="T17">toString</text:span></text:p>
        <text:p text:style-name="P22"><text:span text:style-name="Code2"><text:span text:style-name="T18">public String toString</text:span></text:span><text:span text:style-name="Code2"><text:span text:style-name="T21">()</text:span></text:span></text:p>
        <text:p text:style-name="P38"><text:span text:style-name="T8">Overrides:</text:span></text:p>
        <text:p text:style-name="P58"><text:span text:style-name="Code2"><text:span text:style-name="T18">toString</text:span></text:span><text:span text:style-name="Default_20_Paragraph_20_Font"><text:span text:style-name="T8"> in class </text:span></text:span><text:span text:style-name="Code2"><text:span text:style-name="T18">Enum</text:span></text:span></text:p>
        <text:p text:style-name="P66"><text:bookmark text:name="r207"/><text:span text:style-name="T17">Enum ServiceScope</text:span></text:p>
        <text:p text:style-name="Standard"><text:a xlink:type="simple" xlink:href="file:///l%22r170"><text:span text:style-name="Internet_20_link"><text:span text:style-name="T29">org.osgi.service.component.annotations</text:span></text:span></text:a></text:p>
        <text:p text:style-name="P22"><text:span text:style-name="Code2"><text:span text:style-name="T18">java.lang.Object</text:span></text:span></text:p>
        <text:p text:style-name="P22"><text:span text:style-name="Code2"><text:span text:style-name="T18">  </text:span></text:span><text:span text:style-name="Code2"><text:span text:style-name="T18"><draw:frame draw:style-name="fr3" draw:name="graphics4" text:anchor-type="as-char" svg:width="0.1563in" svg:height="0.1457in" draw:z-index="11"><draw:image xlink:href="Pictures/100002000000000F0000000E443DCD33.png" xlink:type="simple" xlink:show="embed" xlink:actuate="onLoad"/></draw:frame></text:span></text:span><text:span text:style-name="Code2"><text:span text:style-name="T18">java.lang.Enum&lt;</text:span></text:span><text:a xlink:type="simple" xlink:href="file:///l%22r207"><text:span text:style-name="Internet_20_link"><text:span text:style-name="T30">ServiceScope</text:span></text:span></text:a><text:span text:style-name="Code2"><text:span text:style-name="T20">&gt;</text:span></text:span></text:p>
        <text:p text:style-name="P22"><text:span text:style-name="Code2"><text:span text:style-name="T18">      </text:span></text:span><text:span text:style-name="Code2"><text:span text:style-name="T18"><draw:frame draw:style-name="fr3" draw:name="graphics5" text:anchor-type="as-char" svg:width="0.1563in" svg:height="0.1457in" draw:z-index="12"><draw:image xlink:href="Pictures/100002000000000F0000000E443DCD33.png" xlink:type="simple" xlink:show="embed" xlink:actuate="onLoad"/></draw:frame></text:span></text:span><text:span text:style-name="Code2"><text:span text:style-name="T18">org.osgi.service.component.annotations.ServiceScope</text:span></text:span></text:p>
        <text:p text:style-name="List_20_Heading"><text:span text:style-name="T8">All Implemented Interfaces:</text:span></text:p>
        <text:p text:style-name="P38"><text:span text:style-name="T8">Comparable&lt;</text:span><text:a xlink:type="simple" xlink:href="file:///l%22r207"><text:span text:style-name="Internet_20_link"><text:span text:style-name="T27">ServiceScope</text:span></text:span></text:a><text:span text:style-name="Default_20_Paragraph_20_Font"><text:span text:style-name="T9">&gt;, Serializable</text:span></text:span></text:p>
        <text:p text:style-name="P42"/>
        <text:p text:style-name="P22"><text:span text:style-name="Code2"><text:span text:style-name="T18">public enum ServiceScope</text:span></text:span></text:p>
        <text:p text:style-name="P22"><text:span text:style-name="Code2"><text:span text:style-name="T18">extends Enum&lt;</text:span></text:span><text:a xlink:type="simple" xlink:href="file:///l%22r207"><text:span text:style-name="Internet_20_link"><text:span text:style-name="T30">ServiceScope</text:span></text:span></text:a><text:span text:style-name="Code2"><text:span text:style-name="T20">&gt;</text:span></text:span></text:p>
        <text:p text:style-name="Standard"><text:span text:style-name="T8">Service scope for the </text:span><text:a xlink:type="simple" xlink:href="file:///l%22r183"><text:span text:style-name="Internet_20_link"><text:span text:style-name="T30">Component</text:span></text:span></text:a><text:span text:style-name="Default_20_Paragraph_20_Font"><text:span text:style-name="T9"> annotation.</text:span></text:span></text:p>
        <text:p text:style-name="Standard"><text:span text:style-name="T8">Since:</text:span></text:p>
        <text:p text:style-name="P38"><text:span text:style-name="T8">1.3</text:span></text:p>
        <text:p text:style-name="Standard"><text:span text:style-name="T8">Version:</text:span></text:p>
        <text:p text:style-name="P38"><text:span text:style-name="T8">$Id$</text:span></text:p>
        <text:p text:style-name="P41"/>
        <table:table table:name="Table23" table:style-name="Table23">
          <table:table-column table:style-name="Table23.A"/>
          <table:table-column table:style-name="Table23.B"/>
          <table:table-row table:style-name="Table23.1">
            <table:table-cell table:style-name="Table23.A1" office:value-type="string">
              <text:p text:style-name="P21"><text:span text:style-name="Summary_20_Heading_20_Font2"><text:span text:style-name="T7">Enum Constant Summary</text:span></text:span></text:p>
            </table:table-cell>
            <table:table-cell table:style-name="Table23.A1" office:value-type="string">
              <text:p text:style-name="P71"><text:span text:style-name="Page_20_Reference_20_Font"><text:span text:style-name="T6">Page</text:span></text:span></text:p>
            </table:table-cell>
          </table:table-row>
          <table:table-row table:style-name="Table23.1">
            <table:table-cell table:style-name="Table23.A2" office:value-type="string">
              <text:p text:style-name="P21"><text:a xlink:type="simple" xlink:href="file:///l%22r201"><text:span text:style-name="Internet_20_link"><text:span text:style-name="T31">BUNDLE</text:span></text:span></text:a></text:p>
              <text:p text:style-name="P68"><text:span text:style-name="T8">When the component is registered as a service, it will be registered as a bundle scope service and an instance of the component will be created for each bundle using the service.</text:span></text:p>
            </table:table-cell>
            <table:table-cell table:style-name="Table23.B2" office:value-type="string">
              <text:p text:style-name="P69"><text:bookmark-ref text:reference-format="page" text:ref-name="">Error: Reference source not found</text:bookmark-ref></text:p>
            </table:table-cell>
          </table:table-row>
          <table:table-row table:style-name="Table23.1">
            <table:table-cell table:style-name="Table23.A3" office:value-type="string">
              <text:p text:style-name="P74"><text:a xlink:type="simple" xlink:href="file:///l%22r203"><text:span text:style-name="Internet_20_link"><text:span text:style-name="T31">DEFAULT</text:span></text:span></text:a></text:p>
              <text:p text:style-name="P67"><text:span text:style-name="T8">Default element value for annotation.</text:span></text:p>
            </table:table-cell>
            <table:table-cell table:style-name="Table23.B3" office:value-type="string">
              <text:p text:style-name="P71"><text:bookmark-ref text:reference-format="page" text:ref-name="">Error: Reference source not found</text:bookmark-ref></text:p>
            </table:table-cell>
          </table:table-row>
          <table:table-row table:style-name="Table23.1">
            <table:table-cell table:style-name="Table23.A4" office:value-type="string">
              <text:p text:style-name="P74"><text:a xlink:type="simple" xlink:href="file:///l%22r202"><text:span text:style-name="Internet_20_link"><text:span text:style-name="T31">PROTOTYPE</text:span></text:span></text:a></text:p>
              <text:p text:style-name="P67"><text:span text:style-name="T8">When the component is registered as a service, it will be registered as a prototype scope service.</text:span></text:p>
            </table:table-cell>
            <table:table-cell table:style-name="Table23.B4" office:value-type="string">
              <text:p text:style-name="P71"><text:bookmark-ref text:reference-format="page" text:ref-name="">Error: Reference source not found</text:bookmark-ref></text:p>
            </table:table-cell>
          </table:table-row>
          <table:table-row table:style-name="Table23.1">
            <table:table-cell table:style-name="Table23.A5" office:value-type="string">
              <text:p text:style-name="P74"><text:a xlink:type="simple" xlink:href="file:///l%22r200"><text:span text:style-name="Internet_20_link"><text:span text:style-name="T31">SINGLETON</text:span></text:span></text:a></text:p>
              <text:p text:style-name="P67"><text:span text:style-name="T8">When the component is registered as a service, it will be registered as a bundle scope service but only a single instance of the component will be used for all bundles using the service.</text:span></text:p>
            </table:table-cell>
            <table:table-cell table:style-name="Table23.B5" office:value-type="string">
              <text:p text:style-name="P71"><text:bookmark-ref text:reference-format="page" text:ref-name="">Error: Reference source not found</text:bookmark-ref></text:p>
            </table:table-cell>
          </table:table-row>
        </table:table>
        <text:p text:style-name="P27"/>
        <table:table table:name="Table24" table:style-name="Table24">
          <table:table-column table:style-name="Table24.A"/>
          <table:table-column table:style-name="Table24.B"/>
          <table:table-column table:style-name="Table24.C"/>
          <table:table-row table:style-name="Table24.1">
            <table:table-cell table:style-name="Table24.A1" table:number-columns-spanned="2" office:value-type="string">
              <text:p text:style-name="P21"><text:span text:style-name="Summary_20_Heading_20_Font2"><text:span text:style-name="T7">Method Summary</text:span></text:span></text:p>
            </table:table-cell>
            <table:covered-table-cell/>
            <table:table-cell table:style-name="Table24.A1" office:value-type="string">
              <text:p text:style-name="P71"><text:span text:style-name="Page_20_Reference_20_Font"><text:span text:style-name="T6">Page</text:span></text:span></text:p>
            </table:table-cell>
          </table:table-row>
          <table:table-row table:style-name="Table24.1">
            <table:table-cell table:style-name="Table24.A2" office:value-type="string">
              <text:p text:style-name="P23"><text:span text:style-name="Code_20_Small1"><text:span text:style-name="T24">String</text:span></text:span></text:p>
            </table:table-cell>
            <table:table-cell table:style-name="Table24.B2" office:value-type="string">
              <text:p text:style-name="P21"><text:a xlink:type="simple" xlink:href="file:///l%22r206"><text:span text:style-name="Internet_20_link"><text:span text:style-name="T31">toString</text:span></text:span></text:a><text:span text:style-name="Code2"><text:span text:style-name="T19">()</text:span></text:span></text:p>
            </table:table-cell>
            <table:table-cell table:style-name="Table24.C2" office:value-type="string">
              <text:p text:style-name="P71"><text:bookmark-ref text:reference-format="page" text:ref-name="">Error: Reference source not found</text:bookmark-ref></text:p>
            </table:table-cell>
          </table:table-row>
          <table:table-row table:style-name="Table24.1">
            <table:table-cell table:style-name="Table24.A3" office:value-type="string">
              <text:p text:style-name="P72"><text:span text:style-name="Code_20_Small1"><text:span text:style-name="T24">static </text:span></text:span><text:a xlink:type="simple" xlink:href="file:///l%22r207"><text:span text:style-name="Internet_20_link"><text:span text:style-name="T35">ServiceScope</text:span></text:span></text:a></text:p>
            </table:table-cell>
            <table:table-cell table:style-name="Table24.B3" office:value-type="string">
              <text:p text:style-name="P73"><text:a xlink:type="simple" xlink:href="file:///l%22r205"><text:span text:style-name="Internet_20_link"><text:span text:style-name="T31">valueOf</text:span></text:span></text:a><text:span text:style-name="Code2"><text:span text:style-name="T19">(String name)</text:span></text:span></text:p>
            </table:table-cell>
            <table:table-cell table:style-name="Table24.C3" office:value-type="string">
              <text:p text:style-name="P71"><text:bookmark-ref text:reference-format="page" text:ref-name="">Error: Reference source not found</text:bookmark-ref></text:p>
            </table:table-cell>
          </table:table-row>
          <table:table-row table:style-name="Table24.1">
            <table:table-cell table:style-name="Table24.A4" office:value-type="string">
              <text:p text:style-name="P72"><text:span text:style-name="Code_20_Small1"><text:span text:style-name="T24">static </text:span></text:span><text:a xlink:type="simple" xlink:href="file:///l%22r207"><text:span text:style-name="Internet_20_link"><text:span text:style-name="T35">ServiceScope</text:span></text:span></text:a><text:span text:style-name="Code_20_Small1"><text:span text:style-name="T25">[]</text:span></text:span></text:p>
            </table:table-cell>
            <table:table-cell table:style-name="Table24.B4" office:value-type="string">
              <text:p text:style-name="P73"><text:a xlink:type="simple" xlink:href="file:///l%22r204"><text:span text:style-name="Internet_20_link"><text:span text:style-name="T31">values</text:span></text:span></text:a><text:span text:style-name="Code2"><text:span text:style-name="T19">()</text:span></text:span></text:p>
            </table:table-cell>
            <table:table-cell table:style-name="Table24.C4" office:value-type="string">
              <text:p text:style-name="P71"><text:bookmark-ref text:reference-format="page" text:ref-name="">Error: Reference source not found</text:bookmark-ref></text:p>
            </table:table-cell>
          </table:table-row>
        </table:table>
        <text:p text:style-name="Detail_20_Heading"><text:soft-page-break/><text:span text:style-name="T17">Enum Constant Detail</text:span></text:p>
        <text:p text:style-name="Detail_20_Heading"><text:bookmark text:name="r200"/><text:span text:style-name="T17">SINGLETON</text:span></text:p>
        <text:p text:style-name="P22"><text:span text:style-name="Code2"><text:span text:style-name="T18">public static final </text:span></text:span><text:a xlink:type="simple" xlink:href="file:///l%22r207"><text:span text:style-name="Internet_20_link"><text:span text:style-name="T30">ServiceScope</text:span></text:span></text:a><text:span text:style-name="Code2"><text:span text:style-name="T20"> SINGLETON</text:span></text:span></text:p>
        <text:p text:style-name="P38"><text:span text:style-name="T8">When the component is registered as a service, it will be registered as a bundle scope service but only a single instance of the component will be used for all bundles using the service.</text:span></text:p>
        <text:p text:style-name="P41"/>
        <text:p text:style-name="P43"><text:bookmark text:name="r201"/><text:span text:style-name="T17">BUNDLE</text:span></text:p>
        <text:p text:style-name="P22"><text:span text:style-name="Code2"><text:span text:style-name="T18">public static final </text:span></text:span><text:a xlink:type="simple" xlink:href="file:///l%22r207"><text:span text:style-name="Internet_20_link"><text:span text:style-name="T30">ServiceScope</text:span></text:span></text:a><text:span text:style-name="Code2"><text:span text:style-name="T20"> BUNDLE</text:span></text:span></text:p>
        <text:p text:style-name="P38"><text:span text:style-name="T8">When the component is registered as a service, it will be registered as a bundle scope service and an instance of the component will be created for each bundle using the service.</text:span></text:p>
        <text:p text:style-name="P41"/>
        <text:p text:style-name="P43"><text:bookmark text:name="r202"/><text:span text:style-name="T17">PROTOTYPE</text:span></text:p>
        <text:p text:style-name="P22"><text:span text:style-name="Code2"><text:span text:style-name="T18">public static final </text:span></text:span><text:a xlink:type="simple" xlink:href="file:///l%22r207"><text:span text:style-name="Internet_20_link"><text:span text:style-name="T30">ServiceScope</text:span></text:span></text:a><text:span text:style-name="Code2"><text:span text:style-name="T20"> PROTOTYPE</text:span></text:span></text:p>
        <text:p text:style-name="P38"><text:span text:style-name="T8">When the component is registered as a service, it will be registered as a prototype scope service.</text:span></text:p>
        <text:p text:style-name="P41"/>
        <text:p text:style-name="P43"><text:bookmark text:name="r203"/><text:span text:style-name="T17">DEFAULT</text:span></text:p>
        <text:p text:style-name="P22"><text:span text:style-name="Code2"><text:span text:style-name="T18">public static final </text:span></text:span><text:a xlink:type="simple" xlink:href="file:///l%22r207"><text:span text:style-name="Internet_20_link"><text:span text:style-name="T30">ServiceScope</text:span></text:span></text:a><text:span text:style-name="Code2"><text:span text:style-name="T20"> DEFAULT</text:span></text:span></text:p>
        <text:p text:style-name="P38"><text:span text:style-name="T8">Default element value for annotation. This is used to distinguish the default value for an element and should not otherwise be used.</text:span></text:p>
        <text:p text:style-name="Detail_20_Heading"><text:span text:style-name="T17">Method Detail</text:span></text:p>
        <text:p text:style-name="Detail_20_Heading"><text:bookmark text:name="r204"/><text:span text:style-name="T17">values</text:span></text:p>
        <text:p text:style-name="P22"><text:span text:style-name="Code2"><text:span text:style-name="T18">public static </text:span></text:span><text:a xlink:type="simple" xlink:href="file:///l%22r207"><text:span text:style-name="Internet_20_link"><text:span text:style-name="T30">ServiceScope</text:span></text:span></text:a><text:span text:style-name="Code2"><text:span text:style-name="T20">[] values</text:span></text:span><text:span text:style-name="Code2"><text:span text:style-name="T19">()</text:span></text:span></text:p>
        <text:p text:style-name="P41"/>
        <text:p text:style-name="P43"><text:bookmark text:name="r205"/><text:span text:style-name="T17">valueOf</text:span></text:p>
        <text:p text:style-name="P22"><text:span text:style-name="Code2"><text:span text:style-name="T18">public static </text:span></text:span><text:a xlink:type="simple" xlink:href="file:///l%22r207"><text:span text:style-name="Internet_20_link"><text:span text:style-name="T30">ServiceScope</text:span></text:span></text:a><text:span text:style-name="Code2"><text:span text:style-name="T20"> valueOf</text:span></text:span><text:span text:style-name="Code2"><text:span text:style-name="T19">(String name)</text:span></text:span></text:p>
        <text:p text:style-name="P41"/>
        <text:p text:style-name="P43"><text:bookmark text:name="r206"/><text:span text:style-name="T17">toString</text:span></text:p>
        <text:p text:style-name="P22"><text:span text:style-name="Code2"><text:span text:style-name="T18">public String toString</text:span></text:span><text:span text:style-name="Code2"><text:span text:style-name="T21">()</text:span></text:span></text:p>
        <text:p text:style-name="P38"><text:span text:style-name="T8">Overrides:</text:span></text:p>
        <text:p text:style-name="P58"><text:span text:style-name="Code2"><text:span text:style-name="T18">toString</text:span></text:span><text:span text:style-name="Default_20_Paragraph_20_Font"><text:span text:style-name="T8"> in class </text:span></text:span><text:span text:style-name="Code2"><text:span text:style-name="T18">Enum</text:span></text:span></text:p>
        <text:section text:style-name="Sect1" text:name="TextSection">
          <text:p text:style-name="P75"><text:span text:style-name="T37">Java API documentation generated with </text:span><text:a xlink:type="simple" xlink:href="http://www.filigris.com/products/docflex_javadoc/#docflex-doclet"><text:span text:style-name="Internet_20_link"><text:span text:style-name="T36">DocFlex/Doclet</text:span></text:span></text:a><text:span text:style-name="Default_20_Paragraph_20_Font"><text:span text:style-name="T38"> v1.5.6</text:span></text:span></text:p>
          <text:p text:style-name="Standard"><text:span text:style-name="T37">DocFlex/Doclet is both a multi-format Javadoc doclet and a free edition of </text:span><text:a xlink:type="simple" xlink:href="http://www.filigris.com/products/docflex_javadoc/"><text:span text:style-name="Internet_20_link"><text:span text:style-name="T36">DocFlex/Javadoc</text:span></text:span></text:a><text:span text:style-name="Default_20_Paragraph_20_Font"><text:span text:style-name="T38">. If you need to customize your Javadoc without writing a full-blown doclet from scratch, DocFlex/Javadoc may be the only tool able to help you! Find out more at </text:span></text:span><text:a xlink:type="simple" xlink:href="http://www.docflex.com/"><text:span text:style-name="Internet_20_link"><text:span text:style-name="T36">www.docflex.com</text:span></text:span></text:a></text:p>
        </text:section>
      </text:section>
      <text:p text:style-name="P10"/>
      <text:p text:style-name="P10"/>
      <text:h text:style-name="Heading_20_1" text:outline-level="1">Considered Alternatives</text:h>
      <text:h text:style-name="Heading_20_2" text:outline-level="2">Parameterization</text:h>
      <text:p text:style-name="Body">RFC 158 Parameterized Services <text:bookmark-ref text:reference-format="number" text:ref-name="__RefNumPara__341_51290378">[3].</text:bookmark-ref> explored multiple service objects with the additional requirement to allow parameterization of the service instance creation. This created additional issues with ensuring type safely of the parameter types which may not appear in the service type package. This proved unworkable and ultimately lead to the withdrawal of the RFC with the recommendation to simply define and use a factory-type service whose signature would reference the parameterization types and the service type (return type of the instance method). This RFC avoids this issue since the design does not support parameterization of the services instances. </text:p>
      <text:h text:style-name="Heading_20_1" text:outline-level="1"><text:soft-page-break/>Security Considerations</text:h>
      <text:p text:style-name="Body">There are no additional security considerations for this design. Normal ServicePermission rules will address service security.</text:p>
      <text:h text:style-name="Heading_20_1" text:outline-level="1">Document Support</text:h>
      <text:h text:style-name="Heading_20_2" text:outline-level="2">References</text:h>
      <text:list xml:id="list8523641797080067639"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P77"><text:bookmark-start text:name="__RefNumPara__341_51290378"/>RFC 158 Parameterized Services. https://www.osgi.org/members/svn/documents/trunk/rfcs/rfc0158/rfc-0158-ParameterizedServices.pdf<text:bookmark-end text:name="__RefNumPara__341_51290378"/></text:p>
        </text:list-item>
      </text:list>
      <text:p text:style-name="Standard"/>
      <text:h text:style-name="Heading_20_2" text:outline-level="2">Author’s Address</text:h>
      <text:p text:style-name="Body"/>
      <table:table table:name="Table15" table:style-name="Table15">
        <table:table-column table:style-name="Table15.A"/>
        <table:table-column table:style-name="Table15.B"/>
        <table:table-row table:style-name="Table15.1">
          <table:table-cell table:style-name="Table15.A1" office:value-type="string">
            <text:p text:style-name="P13">Name</text:p>
          </table:table-cell>
          <table:table-cell table:style-name="Table15.B1" office:value-type="string">
            <text:p text:style-name="P13">BJ Hargrave</text:p>
          </table:table-cell>
        </table:table-row>
        <table:table-row table:style-name="Table15.1">
          <table:table-cell table:style-name="Table15.A1" office:value-type="string">
            <text:p text:style-name="P13">Company</text:p>
          </table:table-cell>
          <table:table-cell table:style-name="Table15.B1" office:value-type="string">
            <text:p text:style-name="P13">IBM Corporation</text:p>
          </table:table-cell>
        </table:table-row>
        <table:table-row table:style-name="Table15.1">
          <table:table-cell table:style-name="Table15.A1" office:value-type="string">
            <text:p text:style-name="P12">e-mail</text:p>
          </table:table-cell>
          <table:table-cell table:style-name="Table15.B1" office:value-type="string">
            <text:p text:style-name="P12">hargrave@us.ibm.com</text:p>
          </table:table-cell>
        </table:table-row>
      </table:table>
      <text:p text:style-name="Body"/>
      <text:h text:style-name="Heading_20_2" text:outline-level="2">Acronyms and Abbreviations</text:h>
      <text:p text:style-name="Body">DS – Declarative Services</text:p>
      <text:p text:style-name="Body">SCR – The implementation of Declarative Services</text:p>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Courier New" svg:font-family="'Courier New'" style:font-family-generic="modern"/>
    <style:font-face style:name="Arial1" svg:font-family="Arial" style:font-family-generic="roman"/>
    <style:font-face style:name="Courier New2" svg:font-family="'Courier New'" style:font-family-generic="roman"/>
    <style:font-face style:name="Verdana" svg:font-family="Verdana" style:font-family-generic="roman"/>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style: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style: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style: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style: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style:contextual-spacing="false"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style: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style:contextual-spacing="false"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0.9854in" fo:margin-right="0in" fo:margin-top="0.028in" fo:margin-bottom="0in" style: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style:contextual-spacing="false"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1.5752in" fo:margin-right="0in" fo:margin-top="0in" fo:margin-bottom="0.0555in" style: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style: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style: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style: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style: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style:contextual-spacing="false"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style:contextual-spacing="false"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style:contextual-spacing="false"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style:contextual-spacing="false"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style:contextual-spacing="false"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style:contextual-spacing="false"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contextual-spacing="false"/>
      <style:text-properties fo:color="#000000" style:font-name="Arial" fo:language="en" fo:country="GB" fo:font-weight="bold" style:font-weight-asian="bold"/>
    </style:style>
    <style:style style:name="Abstract" style:family="paragraph" style:parent-style-name="Standard">
      <style:paragraph-properties fo:margin-top="0.1665in" fo:margin-bottom="0in" style:contextual-spacing="false"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style: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style: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contextual-spacing="false"/>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style:contextual-spacing="false"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style: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style:contextual-spacing="false" fo:text-indent="0in" style:auto-text-indent="false"/>
    </style:style>
    <style:style style:name="Acronym" style:family="paragraph" style:parent-style-name="Body">
      <style:paragraph-properties fo:margin-left="0.5in" fo:margin-right="0in" fo:margin-top="0.0835in" fo:margin-bottom="0in" style: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style: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verview_20_Heading" style:display-name="Overview Heading" style:family="paragraph" style:parent-style-name="Standard" style:next-style-name="Standard">
      <style:paragraph-properties fo:margin-top="0in" fo:margin-bottom="0.0236in" style:contextual-spacing="false" fo:background-color="#009999" fo:padding-left="0.0319in" fo:padding-right="0.0319in" fo:padding-top="0.0165in" fo:padding-bottom="0.0165in" fo:border-left="none" fo:border-right="none" fo:border-top="none" fo:border-bottom="0.51pt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left="none" fo:border-right="none" fo:border-top="none" fo:border-bottom="0.51pt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style:contextual-spacing="false" fo:background-color="#fff2cc" fo:padding-left="0.0319in" fo:padding-right="0.0319in" fo:padding-top="0.0165in" fo:padding-bottom="0.0165in" fo:border-left="none" fo:border-right="none" fo:border-top="none" fo:border-bottom="0.51pt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style:paragraph-properties fo:margin-top="0.2752in" fo:margin-bottom="0.0193in" style:contextual-spacing="false" fo:background-color="#ccccff" fo:padding="0.0165in" fo:border="0.51pt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Item_20_Heading" style:display-name="Item Heading" style:family="paragraph" style:parent-style-name="Standard" style:next-style-name="Standard">
      <style:paragraph-properties fo:margin-top="0.189in" fo:margin-bottom="0.161in" style:contextual-spacing="false" fo:keep-with-next="always"/>
      <style:text-properties style:use-window-font-color="true"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RTF_5f_Num_20_2_20_1" style:display-name="RTF_Num 2 1" style:family="text">
      <style:text-properties fo:color="#000000" style:font-name="Symbol1" style:font-name-asian="Symbol1" style:font-name-complex="Symbol1"/>
    </style:style>
    <style:style style:name="RTF_5f_Num_20_3_20_1" style:display-name="RTF_Num 3 1" style:family="text">
      <style:text-properties fo:color="#000000"/>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font-name="Symbol1" style:font-name-asian="Symbol1" style:font-name-complex="Symbol1"/>
    </style:style>
    <style:style style:name="RTF_5f_Num_20_6_20_1" style:display-name="RTF_Num 6 1" style:family="text">
      <style:text-properties fo:color="#000000"/>
    </style:style>
    <style:style style:name="RTF_5f_Num_20_7_20_1" style:display-name="RTF_Num 7 1" style:family="text">
      <style:text-properties fo:color="#000000" style:font-name="Symbol1" style:font-name-asian="Symbol1" style:font-name-complex="Symbol1"/>
    </style:style>
    <style:style style:name="RTF_5f_Num_20_8_20_1" style:display-name="RTF_Num 8 1" style:family="text">
      <style:text-properties fo:color="#000000" style:font-name="Symbol1" style:font-name-asian="Symbol1" style:font-name-complex="Symbol1"/>
    </style:style>
    <style:style style:name="RTF_5f_Num_20_9_20_1" style:display-name="RTF_Num 9 1" style:family="text">
      <style:text-properties fo:color="#000000" style:font-name="Symbol1" style:font-name-asian="Symbol1" style:font-name-complex="Symbol1"/>
    </style:style>
    <style:style style:name="RTF_5f_Num_20_10_20_1" style:display-name="RTF_Num 10 1" style:family="text">
      <style:text-properties fo:color="#000000" style:font-name="Symbol1" style:font-name-asian="Symbol1" style:font-name-complex="Symbol1"/>
    </style:style>
    <style:style style:name="RTF_5f_Num_20_11_20_1" style:display-name="RTF_Num 11 1" style:family="text">
      <style:text-properties fo:color="#000000" style:font-name="Symbol1" style:font-name-asian="Symbol1" style:font-name-complex="Symbol1"/>
    </style:style>
    <style:style style:name="RTF_5f_Num_20_12_20_1" style:display-name="RTF_Num 12 1" style:family="text">
      <style:text-properties fo:color="#000000"/>
    </style:style>
    <style:style style:name="RTF_5f_Num_20_13_20_1" style:display-name="RTF_Num 13 1" style:family="text">
      <style:text-properties fo:color="#000000"/>
    </style:style>
    <style:style style:name="RTF_5f_Num_20_14_20_1" style:display-name="RTF_Num 14 1" style:family="text">
      <style:text-properties fo:color="#000000" style:font-name="Symbol1" style:font-name-asian="Symbol1" style:font-name-complex="Symbol1"/>
    </style:style>
    <style:style style:name="RTF_5f_Num_20_15_20_1" style:display-name="RTF_Num 15 1" style:family="text">
      <style:text-properties fo:color="#000000"/>
    </style:style>
    <style:style style:name="RTF_5f_Num_20_16_20_1" style:display-name="RTF_Num 16 1" style:family="text">
      <style:text-properties fo:color="#000000"/>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Code"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bullet text:level="1" text:style-name="RTF_5f_Num_20_2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RTF_5f_Num_20_2_20_1" style:num-suffix="." text:bullet-char="">
        <style:list-level-properties text:list-level-position-and-space-mode="label-alignment">
          <style:list-level-label-alignment text:label-followed-by="listtab" text:list-tab-stop-position="0.5in" fo:text-indent="-0.25in" fo:margin-left="1in"/>
        </style:list-level-properties>
        <style:text-properties style:font-name="Symbol1"/>
      </text:list-level-style-bullet>
      <text:list-level-style-bullet text:level="3" text:style-name="RTF_5f_Num_20_2_20_1" style:num-suffix="." text:bullet-char="">
        <style:list-level-properties text:list-level-position-and-space-mode="label-alignment">
          <style:list-level-label-alignment text:label-followed-by="listtab" text:list-tab-stop-position="0.5in" fo:text-indent="-0.25in" fo:margin-left="1.5in"/>
        </style:list-level-properties>
        <style:text-properties style:font-name="Symbol1"/>
      </text:list-level-style-bullet>
      <text:list-level-style-bullet text:level="4" text:style-name="RTF_5f_Num_20_2_20_1" style:num-suffix="." text:bullet-char="">
        <style:list-level-properties text:list-level-position-and-space-mode="label-alignment">
          <style:list-level-label-alignment text:label-followed-by="listtab" text:list-tab-stop-position="0.5in" fo:text-indent="-0.25in" fo:margin-left="2in"/>
        </style:list-level-properties>
        <style:text-properties style:font-name="Symbol1"/>
      </text:list-level-style-bullet>
      <text:list-level-style-bullet text:level="5" text:style-name="RTF_5f_Num_20_2_20_1" style:num-suffix="." text:bullet-char="">
        <style:list-level-properties text:list-level-position-and-space-mode="label-alignment">
          <style:list-level-label-alignment text:label-followed-by="listtab" text:list-tab-stop-position="0.5in" fo:text-indent="-0.25in" fo:margin-left="2.5in"/>
        </style:list-level-properties>
        <style:text-properties style:font-name="Symbol1"/>
      </text:list-level-style-bullet>
      <text:list-level-style-bullet text:level="6" text:style-name="RTF_5f_Num_20_2_20_1" style:num-suffix="." text:bullet-char="">
        <style:list-level-properties text:list-level-position-and-space-mode="label-alignment">
          <style:list-level-label-alignment text:label-followed-by="listtab" text:list-tab-stop-position="0.5in" fo:text-indent="-0.25in" fo:margin-left="3in"/>
        </style:list-level-properties>
        <style:text-properties style:font-name="Symbol1"/>
      </text:list-level-style-bullet>
      <text:list-level-style-bullet text:level="7" text:style-name="RTF_5f_Num_20_2_20_1" style:num-suffix="." text:bullet-char="">
        <style:list-level-properties text:list-level-position-and-space-mode="label-alignment">
          <style:list-level-label-alignment text:label-followed-by="listtab" text:list-tab-stop-position="0.5in" fo:text-indent="-0.25in" fo:margin-left="3.5in"/>
        </style:list-level-properties>
        <style:text-properties style:font-name="Symbol1"/>
      </text:list-level-style-bullet>
      <text:list-level-style-bullet text:level="8" text:style-name="RTF_5f_Num_20_2_20_1" style:num-suffix="." text:bullet-char="">
        <style:list-level-properties text:list-level-position-and-space-mode="label-alignment">
          <style:list-level-label-alignment text:label-followed-by="listtab" text:list-tab-stop-position="0.5in" fo:text-indent="-0.25in" fo:margin-left="4in"/>
        </style:list-level-properties>
        <style:text-properties style:font-name="Symbol1"/>
      </text:list-level-style-bullet>
      <text:list-level-style-bullet text:level="9" text:style-name="RTF_5f_Num_20_2_20_1" style:num-suffix="." text:bullet-char="">
        <style:list-level-properties text:list-level-position-and-space-mode="label-alignment">
          <style:list-level-label-alignment text:label-followed-by="listtab" text:list-tab-stop-position="0.5in" fo:text-indent="-0.25in" fo:margin-left="4.5in"/>
        </style:list-level-properties>
        <style:text-properties style:font-name="Symbol1"/>
      </text:list-level-style-bullet>
      <text:list-level-style-bullet text:level="10" text:style-name="RTF_5f_Num_20_2_20_1" style:num-suffix="." text:bullet-char="">
        <style:list-level-properties text:list-level-position-and-space-mode="label-alignment">
          <style:list-level-label-alignment text:label-followed-by="listtab" text:list-tab-stop-position="0.5in" fo:text-indent="-0.25in" fo:margin-left="5in"/>
        </style:list-level-properties>
        <style:text-properties style:font-name="Symbol1"/>
      </text:list-level-style-bullet>
    </text:list-style>
    <text:list-style style:name="RTF_5f_Num_20_3" style:display-name="RTF_Num 3" text:consecutive-numbering="true">
      <text:list-level-style-number text:level="1" text:style-name="RTF_5f_Num_20_3_20_1" style:num-suffix="." style:num-format="1">
        <style:list-level-properties text:list-level-position-and-space-mode="label-alignment">
          <style:list-level-label-alignment text:label-followed-by="listtab" text:list-tab-stop-position="1in"/>
        </style:list-level-properties>
      </text:list-level-style-number>
      <text:list-level-style-number text:level="2" text:style-name="RTF_5f_Num_20_3_20_1" style:num-suffix="." style:num-format="1">
        <style:list-level-properties text:list-level-position-and-space-mode="label-alignment">
          <style:list-level-label-alignment text:label-followed-by="listtab" text:list-tab-stop-position="1in"/>
        </style:list-level-properties>
      </text:list-level-style-number>
      <text:list-level-style-number text:level="3" text:style-name="RTF_5f_Num_20_3_20_1" style:num-suffix="." style:num-format="1">
        <style:list-level-properties text:list-level-position-and-space-mode="label-alignment">
          <style:list-level-label-alignment text:label-followed-by="listtab" text:list-tab-stop-position="1in"/>
        </style:list-level-properties>
      </text:list-level-style-number>
      <text:list-level-style-number text:level="4" text:style-name="RTF_5f_Num_20_3_20_1" style:num-suffix="." style:num-format="1">
        <style:list-level-properties text:list-level-position-and-space-mode="label-alignment">
          <style:list-level-label-alignment text:label-followed-by="listtab" text:list-tab-stop-position="1in"/>
        </style:list-level-properties>
      </text:list-level-style-number>
      <text:list-level-style-number text:level="5" text:style-name="RTF_5f_Num_20_3_20_1" style:num-suffix="." style:num-format="1">
        <style:list-level-properties text:list-level-position-and-space-mode="label-alignment">
          <style:list-level-label-alignment text:label-followed-by="listtab" text:list-tab-stop-position="1in"/>
        </style:list-level-properties>
      </text:list-level-style-number>
      <text:list-level-style-number text:level="6" text:style-name="RTF_5f_Num_20_3_20_1" style:num-suffix="." style:num-format="1">
        <style:list-level-properties text:list-level-position-and-space-mode="label-alignment">
          <style:list-level-label-alignment text:label-followed-by="listtab" text:list-tab-stop-position="1in"/>
        </style:list-level-properties>
      </text:list-level-style-number>
      <text:list-level-style-number text:level="7" text:style-name="RTF_5f_Num_20_3_20_1" style:num-suffix="." style:num-format="1">
        <style:list-level-properties text:list-level-position-and-space-mode="label-alignment">
          <style:list-level-label-alignment text:label-followed-by="listtab" text:list-tab-stop-position="1in"/>
        </style:list-level-properties>
      </text:list-level-style-number>
      <text:list-level-style-number text:level="8" text:style-name="RTF_5f_Num_20_3_20_1" style:num-suffix="." style:num-format="1">
        <style:list-level-properties text:list-level-position-and-space-mode="label-alignment">
          <style:list-level-label-alignment text:label-followed-by="listtab" text:list-tab-stop-position="1in"/>
        </style:list-level-properties>
      </text:list-level-style-number>
      <text:list-level-style-number text:level="9" text:style-name="RTF_5f_Num_20_3_20_1" style:num-suffix="." style:num-format="1">
        <style:list-level-properties text:list-level-position-and-space-mode="label-alignment">
          <style:list-level-label-alignment text:label-followed-by="listtab" text:list-tab-stop-position="1in"/>
        </style:list-level-properties>
      </text:list-level-style-number>
      <text:list-level-style-number text:level="10" text:style-name="RTF_5f_Num_20_3_20_1" style:num-suffix="." style:num-format="1">
        <style:list-level-properties text:list-level-position-and-space-mode="label-alignment">
          <style:list-level-label-alignment text:label-followed-by="listtab" text:list-tab-stop-position="1in"/>
        </style:list-level-properties>
      </text:list-level-style-number>
    </text:list-style>
    <text:list-style style:name="RTF_5f_Num_20_4" style:display-name="RTF_Num 4" text:consecutive-numbering="true">
      <text:list-level-style-bullet text:level="1" text:style-name="RTF_5f_Num_20_4_20_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2" text:style-name="RTF_5f_Num_20_4_20_1" style:num-suffix="." text:bullet-char="">
        <style:list-level-properties text:list-level-position-and-space-mode="label-alignment">
          <style:list-level-label-alignment text:label-followed-by="listtab" text:list-tab-stop-position="1in" fo:text-indent="-0.25in" fo:margin-left="2in"/>
        </style:list-level-properties>
        <style:text-properties style:font-name="Symbol1"/>
      </text:list-level-style-bullet>
      <text:list-level-style-bullet text:level="3" text:style-name="RTF_5f_Num_20_4_20_1" style:num-suffix="." text:bullet-char="">
        <style:list-level-properties text:list-level-position-and-space-mode="label-alignment">
          <style:list-level-label-alignment text:label-followed-by="listtab" text:list-tab-stop-position="1in" fo:text-indent="-0.25in" fo:margin-left="3in"/>
        </style:list-level-properties>
        <style:text-properties style:font-name="Symbol1"/>
      </text:list-level-style-bullet>
      <text:list-level-style-bullet text:level="4" text:style-name="RTF_5f_Num_20_4_20_1" style:num-suffix="." text:bullet-char="">
        <style:list-level-properties text:list-level-position-and-space-mode="label-alignment">
          <style:list-level-label-alignment text:label-followed-by="listtab" text:list-tab-stop-position="1in" fo:text-indent="-0.25in" fo:margin-left="4in"/>
        </style:list-level-properties>
        <style:text-properties style:font-name="Symbol1"/>
      </text:list-level-style-bullet>
      <text:list-level-style-bullet text:level="5" text:style-name="RTF_5f_Num_20_4_20_1" style:num-suffix="." text:bullet-char="">
        <style:list-level-properties text:list-level-position-and-space-mode="label-alignment">
          <style:list-level-label-alignment text:label-followed-by="listtab" text:list-tab-stop-position="1in" fo:text-indent="-0.25in" fo:margin-left="5in"/>
        </style:list-level-properties>
        <style:text-properties style:font-name="Symbol1"/>
      </text:list-level-style-bullet>
      <text:list-level-style-bullet text:level="6" text:style-name="RTF_5f_Num_20_4_20_1" style:num-suffix="." text:bullet-char="">
        <style:list-level-properties text:list-level-position-and-space-mode="label-alignment">
          <style:list-level-label-alignment text:label-followed-by="listtab" text:list-tab-stop-position="1in" fo:text-indent="-0.25in" fo:margin-left="6in"/>
        </style:list-level-properties>
        <style:text-properties style:font-name="Symbol1"/>
      </text:list-level-style-bullet>
      <text:list-level-style-bullet text:level="7" text:style-name="RTF_5f_Num_20_4_20_1" style:num-suffix="." text:bullet-char="">
        <style:list-level-properties text:list-level-position-and-space-mode="label-alignment">
          <style:list-level-label-alignment text:label-followed-by="listtab" text:list-tab-stop-position="1in" fo:text-indent="-0.25in" fo:margin-left="7in"/>
        </style:list-level-properties>
        <style:text-properties style:font-name="Symbol1"/>
      </text:list-level-style-bullet>
      <text:list-level-style-bullet text:level="8" text:style-name="RTF_5f_Num_20_4_20_1" style:num-suffix="." text:bullet-char="">
        <style:list-level-properties text:list-level-position-and-space-mode="label-alignment">
          <style:list-level-label-alignment text:label-followed-by="listtab" text:list-tab-stop-position="1in" fo:text-indent="-0.25in" fo:margin-left="8in"/>
        </style:list-level-properties>
        <style:text-properties style:font-name="Symbol1"/>
      </text:list-level-style-bullet>
      <text:list-level-style-bullet text:level="9" text:style-name="RTF_5f_Num_20_4_20_1" style:num-suffix="." text:bullet-char="">
        <style:list-level-properties text:list-level-position-and-space-mode="label-alignment">
          <style:list-level-label-alignment text:label-followed-by="listtab" text:list-tab-stop-position="1in" fo:text-indent="-0.25in" fo:margin-left="9in"/>
        </style:list-level-properties>
        <style:text-properties style:font-name="Symbol1"/>
      </text:list-level-style-bullet>
      <text:list-level-style-bullet text:level="10" text:style-name="RTF_5f_Num_20_4_20_1" style:num-suffix="." text:bullet-char="">
        <style:list-level-properties text:list-level-position-and-space-mode="label-alignment">
          <style:list-level-label-alignment text:label-followed-by="listtab" text:list-tab-stop-position="1in" fo:text-indent="-0.25in" fo:margin-left="10in"/>
        </style:list-level-properties>
        <style:text-properties style:font-name="Symbol1"/>
      </text:list-level-style-bullet>
    </text:list-style>
    <text:list-style style:name="RTF_5f_Num_20_5" style:display-name="RTF_Num 5" text:consecutive-numbering="true">
      <text:list-level-style-bullet text:level="1" text:style-name="RTF_5f_Num_20_5_20_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2" text:style-name="RTF_5f_Num_20_5_20_1" style:num-suffix="." text:bullet-char="">
        <style:list-level-properties text:list-level-position-and-space-mode="label-alignment">
          <style:list-level-label-alignment text:label-followed-by="listtab" text:list-tab-stop-position="1in" fo:text-indent="-0.25in" fo:margin-left="2in"/>
        </style:list-level-properties>
        <style:text-properties style:font-name="Symbol1"/>
      </text:list-level-style-bullet>
      <text:list-level-style-bullet text:level="3" text:style-name="RTF_5f_Num_20_5_20_1" style:num-suffix="." text:bullet-char="">
        <style:list-level-properties text:list-level-position-and-space-mode="label-alignment">
          <style:list-level-label-alignment text:label-followed-by="listtab" text:list-tab-stop-position="1in" fo:text-indent="-0.25in" fo:margin-left="3in"/>
        </style:list-level-properties>
        <style:text-properties style:font-name="Symbol1"/>
      </text:list-level-style-bullet>
      <text:list-level-style-bullet text:level="4" text:style-name="RTF_5f_Num_20_5_20_1" style:num-suffix="." text:bullet-char="">
        <style:list-level-properties text:list-level-position-and-space-mode="label-alignment">
          <style:list-level-label-alignment text:label-followed-by="listtab" text:list-tab-stop-position="1in" fo:text-indent="-0.25in" fo:margin-left="4in"/>
        </style:list-level-properties>
        <style:text-properties style:font-name="Symbol1"/>
      </text:list-level-style-bullet>
      <text:list-level-style-bullet text:level="5" text:style-name="RTF_5f_Num_20_5_20_1" style:num-suffix="." text:bullet-char="">
        <style:list-level-properties text:list-level-position-and-space-mode="label-alignment">
          <style:list-level-label-alignment text:label-followed-by="listtab" text:list-tab-stop-position="1in" fo:text-indent="-0.25in" fo:margin-left="5in"/>
        </style:list-level-properties>
        <style:text-properties style:font-name="Symbol1"/>
      </text:list-level-style-bullet>
      <text:list-level-style-bullet text:level="6" text:style-name="RTF_5f_Num_20_5_20_1" style:num-suffix="." text:bullet-char="">
        <style:list-level-properties text:list-level-position-and-space-mode="label-alignment">
          <style:list-level-label-alignment text:label-followed-by="listtab" text:list-tab-stop-position="1in" fo:text-indent="-0.25in" fo:margin-left="6in"/>
        </style:list-level-properties>
        <style:text-properties style:font-name="Symbol1"/>
      </text:list-level-style-bullet>
      <text:list-level-style-bullet text:level="7" text:style-name="RTF_5f_Num_20_5_20_1" style:num-suffix="." text:bullet-char="">
        <style:list-level-properties text:list-level-position-and-space-mode="label-alignment">
          <style:list-level-label-alignment text:label-followed-by="listtab" text:list-tab-stop-position="1in" fo:text-indent="-0.25in" fo:margin-left="7in"/>
        </style:list-level-properties>
        <style:text-properties style:font-name="Symbol1"/>
      </text:list-level-style-bullet>
      <text:list-level-style-bullet text:level="8" text:style-name="RTF_5f_Num_20_5_20_1" style:num-suffix="." text:bullet-char="">
        <style:list-level-properties text:list-level-position-and-space-mode="label-alignment">
          <style:list-level-label-alignment text:label-followed-by="listtab" text:list-tab-stop-position="1in" fo:text-indent="-0.25in" fo:margin-left="8in"/>
        </style:list-level-properties>
        <style:text-properties style:font-name="Symbol1"/>
      </text:list-level-style-bullet>
      <text:list-level-style-bullet text:level="9" text:style-name="RTF_5f_Num_20_5_20_1" style:num-suffix="." text:bullet-char="">
        <style:list-level-properties text:list-level-position-and-space-mode="label-alignment">
          <style:list-level-label-alignment text:label-followed-by="listtab" text:list-tab-stop-position="1in" fo:text-indent="-0.25in" fo:margin-left="9in"/>
        </style:list-level-properties>
        <style:text-properties style:font-name="Symbol1"/>
      </text:list-level-style-bullet>
      <text:list-level-style-bullet text:level="10" text:style-name="RTF_5f_Num_20_5_20_1" style:num-suffix="." text:bullet-char="">
        <style:list-level-properties text:list-level-position-and-space-mode="label-alignment">
          <style:list-level-label-alignment text:label-followed-by="listtab" text:list-tab-stop-position="1in" fo:text-indent="-0.25in" fo:margin-left="10in"/>
        </style:list-level-properties>
        <style:text-properties style:font-name="Symbol1"/>
      </text:list-level-style-bullet>
    </text:list-style>
    <text:list-style style:name="RTF_5f_Num_20_6" style:display-name="RTF_Num 6" text:consecutive-numbering="true">
      <text:list-level-style-number text:level="1" text:style-name="RTF_5f_Num_20_6_20_1" style:num-suffix="." style:num-format="1">
        <style:list-level-properties text:list-level-position-and-space-mode="label-alignment">
          <style:list-level-label-alignment text:label-followed-by="listtab" text:list-tab-stop-position="1in"/>
        </style:list-level-properties>
      </text:list-level-style-number>
      <text:list-level-style-number text:level="2" text:style-name="RTF_5f_Num_20_6_20_1" style:num-suffix="." style:num-format="1">
        <style:list-level-properties text:list-level-position-and-space-mode="label-alignment">
          <style:list-level-label-alignment text:label-followed-by="listtab" text:list-tab-stop-position="1in"/>
        </style:list-level-properties>
      </text:list-level-style-number>
      <text:list-level-style-number text:level="3" text:style-name="RTF_5f_Num_20_6_20_1" style:num-suffix="." style:num-format="1">
        <style:list-level-properties text:list-level-position-and-space-mode="label-alignment">
          <style:list-level-label-alignment text:label-followed-by="listtab" text:list-tab-stop-position="1in"/>
        </style:list-level-properties>
      </text:list-level-style-number>
      <text:list-level-style-number text:level="4" text:style-name="RTF_5f_Num_20_6_20_1" style:num-suffix="." style:num-format="1">
        <style:list-level-properties text:list-level-position-and-space-mode="label-alignment">
          <style:list-level-label-alignment text:label-followed-by="listtab" text:list-tab-stop-position="1in"/>
        </style:list-level-properties>
      </text:list-level-style-number>
      <text:list-level-style-number text:level="5" text:style-name="RTF_5f_Num_20_6_20_1" style:num-suffix="." style:num-format="1">
        <style:list-level-properties text:list-level-position-and-space-mode="label-alignment">
          <style:list-level-label-alignment text:label-followed-by="listtab" text:list-tab-stop-position="1in"/>
        </style:list-level-properties>
      </text:list-level-style-number>
      <text:list-level-style-number text:level="6" text:style-name="RTF_5f_Num_20_6_20_1" style:num-suffix="." style:num-format="1">
        <style:list-level-properties text:list-level-position-and-space-mode="label-alignment">
          <style:list-level-label-alignment text:label-followed-by="listtab" text:list-tab-stop-position="1in"/>
        </style:list-level-properties>
      </text:list-level-style-number>
      <text:list-level-style-number text:level="7" text:style-name="RTF_5f_Num_20_6_20_1" style:num-suffix="." style:num-format="1">
        <style:list-level-properties text:list-level-position-and-space-mode="label-alignment">
          <style:list-level-label-alignment text:label-followed-by="listtab" text:list-tab-stop-position="1in"/>
        </style:list-level-properties>
      </text:list-level-style-number>
      <text:list-level-style-number text:level="8" text:style-name="RTF_5f_Num_20_6_20_1" style:num-suffix="." style:num-format="1">
        <style:list-level-properties text:list-level-position-and-space-mode="label-alignment">
          <style:list-level-label-alignment text:label-followed-by="listtab" text:list-tab-stop-position="1in"/>
        </style:list-level-properties>
      </text:list-level-style-number>
      <text:list-level-style-number text:level="9" text:style-name="RTF_5f_Num_20_6_20_1" style:num-suffix="." style:num-format="1">
        <style:list-level-properties text:list-level-position-and-space-mode="label-alignment">
          <style:list-level-label-alignment text:label-followed-by="listtab" text:list-tab-stop-position="1in"/>
        </style:list-level-properties>
      </text:list-level-style-number>
      <text:list-level-style-number text:level="10" text:style-name="RTF_5f_Num_20_6_20_1" style:num-suffix="." style:num-format="1">
        <style:list-level-properties text:list-level-position-and-space-mode="label-alignment">
          <style:list-level-label-alignment text:label-followed-by="listtab" text:list-tab-stop-position="1in"/>
        </style:list-level-properties>
      </text:list-level-style-number>
    </text:list-style>
    <text:list-style style:name="RTF_5f_Num_20_7" style:display-name="RTF_Num 7" text:consecutive-numbering="true">
      <text:list-level-style-bullet text:level="1" text:style-name="RTF_5f_Num_20_7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1"/>
      </text:list-level-style-bullet>
      <text:list-level-style-bullet text:level="2" text:style-name="RTF_5f_Num_20_7_20_1" style:num-suffix="." text:bullet-char="">
        <style:list-level-properties text:list-level-position-and-space-mode="label-alignment">
          <style:list-level-label-alignment text:label-followed-by="listtab" text:list-tab-stop-position="1.5in" fo:text-indent="-0.25in" fo:margin-left="3in"/>
        </style:list-level-properties>
        <style:text-properties style:font-name="Symbol1"/>
      </text:list-level-style-bullet>
      <text:list-level-style-bullet text:level="3" text:style-name="RTF_5f_Num_20_7_20_1" style:num-suffix="." text:bullet-char="">
        <style:list-level-properties text:list-level-position-and-space-mode="label-alignment">
          <style:list-level-label-alignment text:label-followed-by="listtab" text:list-tab-stop-position="1.5in" fo:text-indent="-0.25in" fo:margin-left="4.5in"/>
        </style:list-level-properties>
        <style:text-properties style:font-name="Symbol1"/>
      </text:list-level-style-bullet>
      <text:list-level-style-bullet text:level="4" text:style-name="RTF_5f_Num_20_7_20_1" style:num-suffix="." text:bullet-char="">
        <style:list-level-properties text:list-level-position-and-space-mode="label-alignment">
          <style:list-level-label-alignment text:label-followed-by="listtab" text:list-tab-stop-position="1.5in" fo:text-indent="-0.25in" fo:margin-left="6in"/>
        </style:list-level-properties>
        <style:text-properties style:font-name="Symbol1"/>
      </text:list-level-style-bullet>
      <text:list-level-style-bullet text:level="5" text:style-name="RTF_5f_Num_20_7_20_1" style:num-suffix="." text:bullet-char="">
        <style:list-level-properties text:list-level-position-and-space-mode="label-alignment">
          <style:list-level-label-alignment text:label-followed-by="listtab" text:list-tab-stop-position="1.5in" fo:text-indent="-0.25in" fo:margin-left="7.5in"/>
        </style:list-level-properties>
        <style:text-properties style:font-name="Symbol1"/>
      </text:list-level-style-bullet>
      <text:list-level-style-bullet text:level="6" text:style-name="RTF_5f_Num_20_7_20_1" style:num-suffix="." text:bullet-char="">
        <style:list-level-properties text:list-level-position-and-space-mode="label-alignment">
          <style:list-level-label-alignment text:label-followed-by="listtab" text:list-tab-stop-position="1.5in" fo:text-indent="-0.25in" fo:margin-left="9in"/>
        </style:list-level-properties>
        <style:text-properties style:font-name="Symbol1"/>
      </text:list-level-style-bullet>
      <text:list-level-style-bullet text:level="7" text:style-name="RTF_5f_Num_20_7_20_1" style:num-suffix="." text:bullet-char="">
        <style:list-level-properties text:list-level-position-and-space-mode="label-alignment">
          <style:list-level-label-alignment text:label-followed-by="listtab" text:list-tab-stop-position="1.5in" fo:text-indent="-0.25in" fo:margin-left="10.5in"/>
        </style:list-level-properties>
        <style:text-properties style:font-name="Symbol1"/>
      </text:list-level-style-bullet>
      <text:list-level-style-bullet text:level="8" text:style-name="RTF_5f_Num_20_7_20_1" style:num-suffix="." text:bullet-char="">
        <style:list-level-properties text:list-level-position-and-space-mode="label-alignment">
          <style:list-level-label-alignment text:label-followed-by="listtab" text:list-tab-stop-position="1.5in" fo:text-indent="-0.25in" fo:margin-left="12in"/>
        </style:list-level-properties>
        <style:text-properties style:font-name="Symbol1"/>
      </text:list-level-style-bullet>
      <text:list-level-style-bullet text:level="9" text:style-name="RTF_5f_Num_20_7_20_1" style:num-suffix="." text:bullet-char="">
        <style:list-level-properties text:list-level-position-and-space-mode="label-alignment">
          <style:list-level-label-alignment text:label-followed-by="listtab" text:list-tab-stop-position="1.5in" fo:text-indent="-0.25in" fo:margin-left="12.9008in"/>
        </style:list-level-properties>
        <style:text-properties style:font-name="Symbol1"/>
      </text:list-level-style-bullet>
      <text:list-level-style-bullet text:level="10" text:style-name="RTF_5f_Num_20_7_20_1" style:num-suffix="." text:bullet-char="">
        <style:list-level-properties text:list-level-position-and-space-mode="label-alignment">
          <style:list-level-label-alignment text:label-followed-by="listtab" text:list-tab-stop-position="1.5in" fo:text-indent="-0.25in" fo:margin-left="12.9008in"/>
        </style:list-level-properties>
        <style:text-properties style:font-name="Symbol1"/>
      </text:list-level-style-bullet>
    </text:list-style>
    <text:list-style style:name="RTF_5f_Num_20_8" style:display-name="RTF_Num 8" text:consecutive-numbering="true">
      <text:list-level-style-bullet text:level="1" text:style-name="RTF_5f_Num_20_8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1"/>
      </text:list-level-style-bullet>
      <text:list-level-style-bullet text:level="2" text:style-name="RTF_5f_Num_20_8_20_1" style:num-suffix="." text:bullet-char="">
        <style:list-level-properties text:list-level-position-and-space-mode="label-alignment">
          <style:list-level-label-alignment text:label-followed-by="listtab" text:list-tab-stop-position="1.5in" fo:text-indent="-0.25in" fo:margin-left="3in"/>
        </style:list-level-properties>
        <style:text-properties style:font-name="Symbol1"/>
      </text:list-level-style-bullet>
      <text:list-level-style-bullet text:level="3" text:style-name="RTF_5f_Num_20_8_20_1" style:num-suffix="." text:bullet-char="">
        <style:list-level-properties text:list-level-position-and-space-mode="label-alignment">
          <style:list-level-label-alignment text:label-followed-by="listtab" text:list-tab-stop-position="1.5in" fo:text-indent="-0.25in" fo:margin-left="4.5in"/>
        </style:list-level-properties>
        <style:text-properties style:font-name="Symbol1"/>
      </text:list-level-style-bullet>
      <text:list-level-style-bullet text:level="4" text:style-name="RTF_5f_Num_20_8_20_1" style:num-suffix="." text:bullet-char="">
        <style:list-level-properties text:list-level-position-and-space-mode="label-alignment">
          <style:list-level-label-alignment text:label-followed-by="listtab" text:list-tab-stop-position="1.5in" fo:text-indent="-0.25in" fo:margin-left="6in"/>
        </style:list-level-properties>
        <style:text-properties style:font-name="Symbol1"/>
      </text:list-level-style-bullet>
      <text:list-level-style-bullet text:level="5" text:style-name="RTF_5f_Num_20_8_20_1" style:num-suffix="." text:bullet-char="">
        <style:list-level-properties text:list-level-position-and-space-mode="label-alignment">
          <style:list-level-label-alignment text:label-followed-by="listtab" text:list-tab-stop-position="1.5in" fo:text-indent="-0.25in" fo:margin-left="7.5in"/>
        </style:list-level-properties>
        <style:text-properties style:font-name="Symbol1"/>
      </text:list-level-style-bullet>
      <text:list-level-style-bullet text:level="6" text:style-name="RTF_5f_Num_20_8_20_1" style:num-suffix="." text:bullet-char="">
        <style:list-level-properties text:list-level-position-and-space-mode="label-alignment">
          <style:list-level-label-alignment text:label-followed-by="listtab" text:list-tab-stop-position="1.5in" fo:text-indent="-0.25in" fo:margin-left="9in"/>
        </style:list-level-properties>
        <style:text-properties style:font-name="Symbol1"/>
      </text:list-level-style-bullet>
      <text:list-level-style-bullet text:level="7" text:style-name="RTF_5f_Num_20_8_20_1" style:num-suffix="." text:bullet-char="">
        <style:list-level-properties text:list-level-position-and-space-mode="label-alignment">
          <style:list-level-label-alignment text:label-followed-by="listtab" text:list-tab-stop-position="1.5in" fo:text-indent="-0.25in" fo:margin-left="10.5in"/>
        </style:list-level-properties>
        <style:text-properties style:font-name="Symbol1"/>
      </text:list-level-style-bullet>
      <text:list-level-style-bullet text:level="8" text:style-name="RTF_5f_Num_20_8_20_1" style:num-suffix="." text:bullet-char="">
        <style:list-level-properties text:list-level-position-and-space-mode="label-alignment">
          <style:list-level-label-alignment text:label-followed-by="listtab" text:list-tab-stop-position="1.5in" fo:text-indent="-0.25in" fo:margin-left="12in"/>
        </style:list-level-properties>
        <style:text-properties style:font-name="Symbol1"/>
      </text:list-level-style-bullet>
      <text:list-level-style-bullet text:level="9" text:style-name="RTF_5f_Num_20_8_20_1" style:num-suffix="." text:bullet-char="">
        <style:list-level-properties text:list-level-position-and-space-mode="label-alignment">
          <style:list-level-label-alignment text:label-followed-by="listtab" text:list-tab-stop-position="1.5in" fo:text-indent="-0.25in" fo:margin-left="12.9008in"/>
        </style:list-level-properties>
        <style:text-properties style:font-name="Symbol1"/>
      </text:list-level-style-bullet>
      <text:list-level-style-bullet text:level="10" text:style-name="RTF_5f_Num_20_8_20_1" style:num-suffix="." text:bullet-char="">
        <style:list-level-properties text:list-level-position-and-space-mode="label-alignment">
          <style:list-level-label-alignment text:label-followed-by="listtab" text:list-tab-stop-position="1.5in" fo:text-indent="-0.25in" fo:margin-left="12.9008in"/>
        </style:list-level-properties>
        <style:text-properties style:font-name="Symbol1"/>
      </text:list-level-style-bullet>
    </text:list-style>
    <text:list-style style:name="RTF_5f_Num_20_9" style:display-name="RTF_Num 9" text:consecutive-numbering="true">
      <text:list-level-style-bullet text:level="1" text:style-name="RTF_5f_Num_20_9_20_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2" text:style-name="RTF_5f_Num_20_9_20_1" style:num-suffix="." text:bullet-char="">
        <style:list-level-properties text:list-level-position-and-space-mode="label-alignment">
          <style:list-level-label-alignment text:label-followed-by="listtab" text:list-tab-stop-position="1in" fo:text-indent="-0.25in" fo:margin-left="2in"/>
        </style:list-level-properties>
        <style:text-properties style:font-name="Symbol1"/>
      </text:list-level-style-bullet>
      <text:list-level-style-bullet text:level="3" text:style-name="RTF_5f_Num_20_9_20_1" style:num-suffix="." text:bullet-char="">
        <style:list-level-properties text:list-level-position-and-space-mode="label-alignment">
          <style:list-level-label-alignment text:label-followed-by="listtab" text:list-tab-stop-position="1in" fo:text-indent="-0.25in" fo:margin-left="3in"/>
        </style:list-level-properties>
        <style:text-properties style:font-name="Symbol1"/>
      </text:list-level-style-bullet>
      <text:list-level-style-bullet text:level="4" text:style-name="RTF_5f_Num_20_9_20_1" style:num-suffix="." text:bullet-char="">
        <style:list-level-properties text:list-level-position-and-space-mode="label-alignment">
          <style:list-level-label-alignment text:label-followed-by="listtab" text:list-tab-stop-position="1in" fo:text-indent="-0.25in" fo:margin-left="4in"/>
        </style:list-level-properties>
        <style:text-properties style:font-name="Symbol1"/>
      </text:list-level-style-bullet>
      <text:list-level-style-bullet text:level="5" text:style-name="RTF_5f_Num_20_9_20_1" style:num-suffix="." text:bullet-char="">
        <style:list-level-properties text:list-level-position-and-space-mode="label-alignment">
          <style:list-level-label-alignment text:label-followed-by="listtab" text:list-tab-stop-position="1in" fo:text-indent="-0.25in" fo:margin-left="5in"/>
        </style:list-level-properties>
        <style:text-properties style:font-name="Symbol1"/>
      </text:list-level-style-bullet>
      <text:list-level-style-bullet text:level="6" text:style-name="RTF_5f_Num_20_9_20_1" style:num-suffix="." text:bullet-char="">
        <style:list-level-properties text:list-level-position-and-space-mode="label-alignment">
          <style:list-level-label-alignment text:label-followed-by="listtab" text:list-tab-stop-position="1in" fo:text-indent="-0.25in" fo:margin-left="6in"/>
        </style:list-level-properties>
        <style:text-properties style:font-name="Symbol1"/>
      </text:list-level-style-bullet>
      <text:list-level-style-bullet text:level="7" text:style-name="RTF_5f_Num_20_9_20_1" style:num-suffix="." text:bullet-char="">
        <style:list-level-properties text:list-level-position-and-space-mode="label-alignment">
          <style:list-level-label-alignment text:label-followed-by="listtab" text:list-tab-stop-position="1in" fo:text-indent="-0.25in" fo:margin-left="7in"/>
        </style:list-level-properties>
        <style:text-properties style:font-name="Symbol1"/>
      </text:list-level-style-bullet>
      <text:list-level-style-bullet text:level="8" text:style-name="RTF_5f_Num_20_9_20_1" style:num-suffix="." text:bullet-char="">
        <style:list-level-properties text:list-level-position-and-space-mode="label-alignment">
          <style:list-level-label-alignment text:label-followed-by="listtab" text:list-tab-stop-position="1in" fo:text-indent="-0.25in" fo:margin-left="8in"/>
        </style:list-level-properties>
        <style:text-properties style:font-name="Symbol1"/>
      </text:list-level-style-bullet>
      <text:list-level-style-bullet text:level="9" text:style-name="RTF_5f_Num_20_9_20_1" style:num-suffix="." text:bullet-char="">
        <style:list-level-properties text:list-level-position-and-space-mode="label-alignment">
          <style:list-level-label-alignment text:label-followed-by="listtab" text:list-tab-stop-position="1in" fo:text-indent="-0.25in" fo:margin-left="9in"/>
        </style:list-level-properties>
        <style:text-properties style:font-name="Symbol1"/>
      </text:list-level-style-bullet>
      <text:list-level-style-bullet text:level="10" text:style-name="RTF_5f_Num_20_9_20_1" style:num-suffix="." text:bullet-char="">
        <style:list-level-properties text:list-level-position-and-space-mode="label-alignment">
          <style:list-level-label-alignment text:label-followed-by="listtab" text:list-tab-stop-position="1in" fo:text-indent="-0.25in" fo:margin-left="10in"/>
        </style:list-level-properties>
        <style:text-properties style:font-name="Symbol1"/>
      </text:list-level-style-bullet>
    </text:list-style>
    <text:list-style style:name="RTF_5f_Num_20_10" style:display-name="RTF_Num 10" text:consecutive-numbering="true">
      <text:list-level-style-bullet text:level="1" text:style-name="RTF_5f_Num_20_10_20_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2" text:style-name="RTF_5f_Num_20_10_20_1" style:num-suffix="." text:bullet-char="">
        <style:list-level-properties text:list-level-position-and-space-mode="label-alignment">
          <style:list-level-label-alignment text:label-followed-by="listtab" text:list-tab-stop-position="1in" fo:text-indent="-0.25in" fo:margin-left="2in"/>
        </style:list-level-properties>
        <style:text-properties style:font-name="Symbol1"/>
      </text:list-level-style-bullet>
      <text:list-level-style-bullet text:level="3" text:style-name="RTF_5f_Num_20_10_20_1" style:num-suffix="." text:bullet-char="">
        <style:list-level-properties text:list-level-position-and-space-mode="label-alignment">
          <style:list-level-label-alignment text:label-followed-by="listtab" text:list-tab-stop-position="1in" fo:text-indent="-0.25in" fo:margin-left="3in"/>
        </style:list-level-properties>
        <style:text-properties style:font-name="Symbol1"/>
      </text:list-level-style-bullet>
      <text:list-level-style-bullet text:level="4" text:style-name="RTF_5f_Num_20_10_20_1" style:num-suffix="." text:bullet-char="">
        <style:list-level-properties text:list-level-position-and-space-mode="label-alignment">
          <style:list-level-label-alignment text:label-followed-by="listtab" text:list-tab-stop-position="1in" fo:text-indent="-0.25in" fo:margin-left="4in"/>
        </style:list-level-properties>
        <style:text-properties style:font-name="Symbol1"/>
      </text:list-level-style-bullet>
      <text:list-level-style-bullet text:level="5" text:style-name="RTF_5f_Num_20_10_20_1" style:num-suffix="." text:bullet-char="">
        <style:list-level-properties text:list-level-position-and-space-mode="label-alignment">
          <style:list-level-label-alignment text:label-followed-by="listtab" text:list-tab-stop-position="1in" fo:text-indent="-0.25in" fo:margin-left="5in"/>
        </style:list-level-properties>
        <style:text-properties style:font-name="Symbol1"/>
      </text:list-level-style-bullet>
      <text:list-level-style-bullet text:level="6" text:style-name="RTF_5f_Num_20_10_20_1" style:num-suffix="." text:bullet-char="">
        <style:list-level-properties text:list-level-position-and-space-mode="label-alignment">
          <style:list-level-label-alignment text:label-followed-by="listtab" text:list-tab-stop-position="1in" fo:text-indent="-0.25in" fo:margin-left="6in"/>
        </style:list-level-properties>
        <style:text-properties style:font-name="Symbol1"/>
      </text:list-level-style-bullet>
      <text:list-level-style-bullet text:level="7" text:style-name="RTF_5f_Num_20_10_20_1" style:num-suffix="." text:bullet-char="">
        <style:list-level-properties text:list-level-position-and-space-mode="label-alignment">
          <style:list-level-label-alignment text:label-followed-by="listtab" text:list-tab-stop-position="1in" fo:text-indent="-0.25in" fo:margin-left="7in"/>
        </style:list-level-properties>
        <style:text-properties style:font-name="Symbol1"/>
      </text:list-level-style-bullet>
      <text:list-level-style-bullet text:level="8" text:style-name="RTF_5f_Num_20_10_20_1" style:num-suffix="." text:bullet-char="">
        <style:list-level-properties text:list-level-position-and-space-mode="label-alignment">
          <style:list-level-label-alignment text:label-followed-by="listtab" text:list-tab-stop-position="1in" fo:text-indent="-0.25in" fo:margin-left="8in"/>
        </style:list-level-properties>
        <style:text-properties style:font-name="Symbol1"/>
      </text:list-level-style-bullet>
      <text:list-level-style-bullet text:level="9" text:style-name="RTF_5f_Num_20_10_20_1" style:num-suffix="." text:bullet-char="">
        <style:list-level-properties text:list-level-position-and-space-mode="label-alignment">
          <style:list-level-label-alignment text:label-followed-by="listtab" text:list-tab-stop-position="1in" fo:text-indent="-0.25in" fo:margin-left="9in"/>
        </style:list-level-properties>
        <style:text-properties style:font-name="Symbol1"/>
      </text:list-level-style-bullet>
      <text:list-level-style-bullet text:level="10" text:style-name="RTF_5f_Num_20_10_20_1" style:num-suffix="." text:bullet-char="">
        <style:list-level-properties text:list-level-position-and-space-mode="label-alignment">
          <style:list-level-label-alignment text:label-followed-by="listtab" text:list-tab-stop-position="1in" fo:text-indent="-0.25in" fo:margin-left="10in"/>
        </style:list-level-properties>
        <style:text-properties style:font-name="Symbol1"/>
      </text:list-level-style-bullet>
    </text:list-style>
    <text:list-style style:name="RTF_5f_Num_20_11" style:display-name="RTF_Num 11" text:consecutive-numbering="true">
      <text:list-level-style-bullet text:level="1" text:style-name="RTF_5f_Num_20_11_20_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2" text:style-name="RTF_5f_Num_20_11_20_1" style:num-suffix="." text:bullet-char="">
        <style:list-level-properties text:list-level-position-and-space-mode="label-alignment">
          <style:list-level-label-alignment text:label-followed-by="listtab" text:list-tab-stop-position="1in" fo:text-indent="-0.25in" fo:margin-left="2in"/>
        </style:list-level-properties>
        <style:text-properties style:font-name="Symbol1"/>
      </text:list-level-style-bullet>
      <text:list-level-style-bullet text:level="3" text:style-name="RTF_5f_Num_20_11_20_1" style:num-suffix="." text:bullet-char="">
        <style:list-level-properties text:list-level-position-and-space-mode="label-alignment">
          <style:list-level-label-alignment text:label-followed-by="listtab" text:list-tab-stop-position="1in" fo:text-indent="-0.25in" fo:margin-left="3in"/>
        </style:list-level-properties>
        <style:text-properties style:font-name="Symbol1"/>
      </text:list-level-style-bullet>
      <text:list-level-style-bullet text:level="4" text:style-name="RTF_5f_Num_20_11_20_1" style:num-suffix="." text:bullet-char="">
        <style:list-level-properties text:list-level-position-and-space-mode="label-alignment">
          <style:list-level-label-alignment text:label-followed-by="listtab" text:list-tab-stop-position="1in" fo:text-indent="-0.25in" fo:margin-left="4in"/>
        </style:list-level-properties>
        <style:text-properties style:font-name="Symbol1"/>
      </text:list-level-style-bullet>
      <text:list-level-style-bullet text:level="5" text:style-name="RTF_5f_Num_20_11_20_1" style:num-suffix="." text:bullet-char="">
        <style:list-level-properties text:list-level-position-and-space-mode="label-alignment">
          <style:list-level-label-alignment text:label-followed-by="listtab" text:list-tab-stop-position="1in" fo:text-indent="-0.25in" fo:margin-left="5in"/>
        </style:list-level-properties>
        <style:text-properties style:font-name="Symbol1"/>
      </text:list-level-style-bullet>
      <text:list-level-style-bullet text:level="6" text:style-name="RTF_5f_Num_20_11_20_1" style:num-suffix="." text:bullet-char="">
        <style:list-level-properties text:list-level-position-and-space-mode="label-alignment">
          <style:list-level-label-alignment text:label-followed-by="listtab" text:list-tab-stop-position="1in" fo:text-indent="-0.25in" fo:margin-left="6in"/>
        </style:list-level-properties>
        <style:text-properties style:font-name="Symbol1"/>
      </text:list-level-style-bullet>
      <text:list-level-style-bullet text:level="7" text:style-name="RTF_5f_Num_20_11_20_1" style:num-suffix="." text:bullet-char="">
        <style:list-level-properties text:list-level-position-and-space-mode="label-alignment">
          <style:list-level-label-alignment text:label-followed-by="listtab" text:list-tab-stop-position="1in" fo:text-indent="-0.25in" fo:margin-left="7in"/>
        </style:list-level-properties>
        <style:text-properties style:font-name="Symbol1"/>
      </text:list-level-style-bullet>
      <text:list-level-style-bullet text:level="8" text:style-name="RTF_5f_Num_20_11_20_1" style:num-suffix="." text:bullet-char="">
        <style:list-level-properties text:list-level-position-and-space-mode="label-alignment">
          <style:list-level-label-alignment text:label-followed-by="listtab" text:list-tab-stop-position="1in" fo:text-indent="-0.25in" fo:margin-left="8in"/>
        </style:list-level-properties>
        <style:text-properties style:font-name="Symbol1"/>
      </text:list-level-style-bullet>
      <text:list-level-style-bullet text:level="9" text:style-name="RTF_5f_Num_20_11_20_1" style:num-suffix="." text:bullet-char="">
        <style:list-level-properties text:list-level-position-and-space-mode="label-alignment">
          <style:list-level-label-alignment text:label-followed-by="listtab" text:list-tab-stop-position="1in" fo:text-indent="-0.25in" fo:margin-left="9in"/>
        </style:list-level-properties>
        <style:text-properties style:font-name="Symbol1"/>
      </text:list-level-style-bullet>
      <text:list-level-style-bullet text:level="10" text:style-name="RTF_5f_Num_20_11_20_1" style:num-suffix="." text:bullet-char="">
        <style:list-level-properties text:list-level-position-and-space-mode="label-alignment">
          <style:list-level-label-alignment text:label-followed-by="listtab" text:list-tab-stop-position="1in" fo:text-indent="-0.25in" fo:margin-left="10in"/>
        </style:list-level-properties>
        <style:text-properties style:font-name="Symbol1"/>
      </text:list-level-style-bullet>
    </text:list-style>
    <text:list-style style:name="RTF_5f_Num_20_12" style:display-name="RTF_Num 12" text:consecutive-numbering="true">
      <text:list-level-style-number text:level="1" text:style-name="RTF_5f_Num_20_12_20_1" style:num-suffix="." style:num-format="1">
        <style:list-level-properties text:list-level-position-and-space-mode="label-alignment">
          <style:list-level-label-alignment text:label-followed-by="listtab" text:list-tab-stop-position="1in"/>
        </style:list-level-properties>
      </text:list-level-style-number>
      <text:list-level-style-number text:level="2" text:style-name="RTF_5f_Num_20_12_20_1" style:num-suffix="." style:num-format="1">
        <style:list-level-properties text:list-level-position-and-space-mode="label-alignment">
          <style:list-level-label-alignment text:label-followed-by="listtab" text:list-tab-stop-position="1in"/>
        </style:list-level-properties>
      </text:list-level-style-number>
      <text:list-level-style-number text:level="3" text:style-name="RTF_5f_Num_20_12_20_1" style:num-suffix="." style:num-format="1">
        <style:list-level-properties text:list-level-position-and-space-mode="label-alignment">
          <style:list-level-label-alignment text:label-followed-by="listtab" text:list-tab-stop-position="1in"/>
        </style:list-level-properties>
      </text:list-level-style-number>
      <text:list-level-style-number text:level="4" text:style-name="RTF_5f_Num_20_12_20_1" style:num-suffix="." style:num-format="1">
        <style:list-level-properties text:list-level-position-and-space-mode="label-alignment">
          <style:list-level-label-alignment text:label-followed-by="listtab" text:list-tab-stop-position="1in"/>
        </style:list-level-properties>
      </text:list-level-style-number>
      <text:list-level-style-number text:level="5" text:style-name="RTF_5f_Num_20_12_20_1" style:num-suffix="." style:num-format="1">
        <style:list-level-properties text:list-level-position-and-space-mode="label-alignment">
          <style:list-level-label-alignment text:label-followed-by="listtab" text:list-tab-stop-position="1in"/>
        </style:list-level-properties>
      </text:list-level-style-number>
      <text:list-level-style-number text:level="6" text:style-name="RTF_5f_Num_20_12_20_1" style:num-suffix="." style:num-format="1">
        <style:list-level-properties text:list-level-position-and-space-mode="label-alignment">
          <style:list-level-label-alignment text:label-followed-by="listtab" text:list-tab-stop-position="1in"/>
        </style:list-level-properties>
      </text:list-level-style-number>
      <text:list-level-style-number text:level="7" text:style-name="RTF_5f_Num_20_12_20_1" style:num-suffix="." style:num-format="1">
        <style:list-level-properties text:list-level-position-and-space-mode="label-alignment">
          <style:list-level-label-alignment text:label-followed-by="listtab" text:list-tab-stop-position="1in"/>
        </style:list-level-properties>
      </text:list-level-style-number>
      <text:list-level-style-number text:level="8" text:style-name="RTF_5f_Num_20_12_20_1" style:num-suffix="." style:num-format="1">
        <style:list-level-properties text:list-level-position-and-space-mode="label-alignment">
          <style:list-level-label-alignment text:label-followed-by="listtab" text:list-tab-stop-position="1in"/>
        </style:list-level-properties>
      </text:list-level-style-number>
      <text:list-level-style-number text:level="9" text:style-name="RTF_5f_Num_20_12_20_1" style:num-suffix="." style:num-format="1">
        <style:list-level-properties text:list-level-position-and-space-mode="label-alignment">
          <style:list-level-label-alignment text:label-followed-by="listtab" text:list-tab-stop-position="1in"/>
        </style:list-level-properties>
      </text:list-level-style-number>
      <text:list-level-style-number text:level="10" text:style-name="RTF_5f_Num_20_12_20_1" style:num-suffix="." style:num-format="1">
        <style:list-level-properties text:list-level-position-and-space-mode="label-alignment">
          <style:list-level-label-alignment text:label-followed-by="listtab" text:list-tab-stop-position="1in"/>
        </style:list-level-properties>
      </text:list-level-style-number>
    </text:list-style>
    <text:list-style style:name="RTF_5f_Num_20_13" style:display-name="RTF_Num 13" text:consecutive-numbering="true">
      <text:list-level-style-number text:level="1" text:style-name="RTF_5f_Num_20_13_20_1" style:num-suffix="." style:num-format="1">
        <style:list-level-properties text:list-level-position-and-space-mode="label-alignment">
          <style:list-level-label-alignment text:label-followed-by="listtab" text:list-tab-stop-position="1in"/>
        </style:list-level-properties>
      </text:list-level-style-number>
      <text:list-level-style-number text:level="2" text:style-name="RTF_5f_Num_20_13_20_1" style:num-suffix="." style:num-format="1">
        <style:list-level-properties text:list-level-position-and-space-mode="label-alignment">
          <style:list-level-label-alignment text:label-followed-by="listtab" text:list-tab-stop-position="1in"/>
        </style:list-level-properties>
      </text:list-level-style-number>
      <text:list-level-style-number text:level="3" text:style-name="RTF_5f_Num_20_13_20_1" style:num-suffix="." style:num-format="1">
        <style:list-level-properties text:list-level-position-and-space-mode="label-alignment">
          <style:list-level-label-alignment text:label-followed-by="listtab" text:list-tab-stop-position="1in"/>
        </style:list-level-properties>
      </text:list-level-style-number>
      <text:list-level-style-number text:level="4" text:style-name="RTF_5f_Num_20_13_20_1" style:num-suffix="." style:num-format="1">
        <style:list-level-properties text:list-level-position-and-space-mode="label-alignment">
          <style:list-level-label-alignment text:label-followed-by="listtab" text:list-tab-stop-position="1in"/>
        </style:list-level-properties>
      </text:list-level-style-number>
      <text:list-level-style-number text:level="5" text:style-name="RTF_5f_Num_20_13_20_1" style:num-suffix="." style:num-format="1">
        <style:list-level-properties text:list-level-position-and-space-mode="label-alignment">
          <style:list-level-label-alignment text:label-followed-by="listtab" text:list-tab-stop-position="1in"/>
        </style:list-level-properties>
      </text:list-level-style-number>
      <text:list-level-style-number text:level="6" text:style-name="RTF_5f_Num_20_13_20_1" style:num-suffix="." style:num-format="1">
        <style:list-level-properties text:list-level-position-and-space-mode="label-alignment">
          <style:list-level-label-alignment text:label-followed-by="listtab" text:list-tab-stop-position="1in"/>
        </style:list-level-properties>
      </text:list-level-style-number>
      <text:list-level-style-number text:level="7" text:style-name="RTF_5f_Num_20_13_20_1" style:num-suffix="." style:num-format="1">
        <style:list-level-properties text:list-level-position-and-space-mode="label-alignment">
          <style:list-level-label-alignment text:label-followed-by="listtab" text:list-tab-stop-position="1in"/>
        </style:list-level-properties>
      </text:list-level-style-number>
      <text:list-level-style-number text:level="8" text:style-name="RTF_5f_Num_20_13_20_1" style:num-suffix="." style:num-format="1">
        <style:list-level-properties text:list-level-position-and-space-mode="label-alignment">
          <style:list-level-label-alignment text:label-followed-by="listtab" text:list-tab-stop-position="1in"/>
        </style:list-level-properties>
      </text:list-level-style-number>
      <text:list-level-style-number text:level="9" text:style-name="RTF_5f_Num_20_13_20_1" style:num-suffix="." style:num-format="1">
        <style:list-level-properties text:list-level-position-and-space-mode="label-alignment">
          <style:list-level-label-alignment text:label-followed-by="listtab" text:list-tab-stop-position="1in"/>
        </style:list-level-properties>
      </text:list-level-style-number>
      <text:list-level-style-number text:level="10" text:style-name="RTF_5f_Num_20_13_20_1" style:num-suffix="." style:num-format="1">
        <style:list-level-properties text:list-level-position-and-space-mode="label-alignment">
          <style:list-level-label-alignment text:label-followed-by="listtab" text:list-tab-stop-position="1in"/>
        </style:list-level-properties>
      </text:list-level-style-number>
    </text:list-style>
    <text:list-style style:name="RTF_5f_Num_20_14" style:display-name="RTF_Num 14" text:consecutive-numbering="true">
      <text:list-level-style-bullet text:level="1" text:style-name="RTF_5f_Num_20_14_20_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2" text:style-name="RTF_5f_Num_20_14_20_1" style:num-suffix="." text:bullet-char="">
        <style:list-level-properties text:list-level-position-and-space-mode="label-alignment">
          <style:list-level-label-alignment text:label-followed-by="listtab" text:list-tab-stop-position="1in" fo:text-indent="-0.25in" fo:margin-left="2in"/>
        </style:list-level-properties>
        <style:text-properties style:font-name="Symbol1"/>
      </text:list-level-style-bullet>
      <text:list-level-style-bullet text:level="3" text:style-name="RTF_5f_Num_20_14_20_1" style:num-suffix="." text:bullet-char="">
        <style:list-level-properties text:list-level-position-and-space-mode="label-alignment">
          <style:list-level-label-alignment text:label-followed-by="listtab" text:list-tab-stop-position="1in" fo:text-indent="-0.25in" fo:margin-left="3in"/>
        </style:list-level-properties>
        <style:text-properties style:font-name="Symbol1"/>
      </text:list-level-style-bullet>
      <text:list-level-style-bullet text:level="4" text:style-name="RTF_5f_Num_20_14_20_1" style:num-suffix="." text:bullet-char="">
        <style:list-level-properties text:list-level-position-and-space-mode="label-alignment">
          <style:list-level-label-alignment text:label-followed-by="listtab" text:list-tab-stop-position="1in" fo:text-indent="-0.25in" fo:margin-left="4in"/>
        </style:list-level-properties>
        <style:text-properties style:font-name="Symbol1"/>
      </text:list-level-style-bullet>
      <text:list-level-style-bullet text:level="5" text:style-name="RTF_5f_Num_20_14_20_1" style:num-suffix="." text:bullet-char="">
        <style:list-level-properties text:list-level-position-and-space-mode="label-alignment">
          <style:list-level-label-alignment text:label-followed-by="listtab" text:list-tab-stop-position="1in" fo:text-indent="-0.25in" fo:margin-left="5in"/>
        </style:list-level-properties>
        <style:text-properties style:font-name="Symbol1"/>
      </text:list-level-style-bullet>
      <text:list-level-style-bullet text:level="6" text:style-name="RTF_5f_Num_20_14_20_1" style:num-suffix="." text:bullet-char="">
        <style:list-level-properties text:list-level-position-and-space-mode="label-alignment">
          <style:list-level-label-alignment text:label-followed-by="listtab" text:list-tab-stop-position="1in" fo:text-indent="-0.25in" fo:margin-left="6in"/>
        </style:list-level-properties>
        <style:text-properties style:font-name="Symbol1"/>
      </text:list-level-style-bullet>
      <text:list-level-style-bullet text:level="7" text:style-name="RTF_5f_Num_20_14_20_1" style:num-suffix="." text:bullet-char="">
        <style:list-level-properties text:list-level-position-and-space-mode="label-alignment">
          <style:list-level-label-alignment text:label-followed-by="listtab" text:list-tab-stop-position="1in" fo:text-indent="-0.25in" fo:margin-left="7in"/>
        </style:list-level-properties>
        <style:text-properties style:font-name="Symbol1"/>
      </text:list-level-style-bullet>
      <text:list-level-style-bullet text:level="8" text:style-name="RTF_5f_Num_20_14_20_1" style:num-suffix="." text:bullet-char="">
        <style:list-level-properties text:list-level-position-and-space-mode="label-alignment">
          <style:list-level-label-alignment text:label-followed-by="listtab" text:list-tab-stop-position="1in" fo:text-indent="-0.25in" fo:margin-left="8in"/>
        </style:list-level-properties>
        <style:text-properties style:font-name="Symbol1"/>
      </text:list-level-style-bullet>
      <text:list-level-style-bullet text:level="9" text:style-name="RTF_5f_Num_20_14_20_1" style:num-suffix="." text:bullet-char="">
        <style:list-level-properties text:list-level-position-and-space-mode="label-alignment">
          <style:list-level-label-alignment text:label-followed-by="listtab" text:list-tab-stop-position="1in" fo:text-indent="-0.25in" fo:margin-left="9in"/>
        </style:list-level-properties>
        <style:text-properties style:font-name="Symbol1"/>
      </text:list-level-style-bullet>
      <text:list-level-style-bullet text:level="10" text:style-name="RTF_5f_Num_20_14_20_1" style:num-suffix="." text:bullet-char="">
        <style:list-level-properties text:list-level-position-and-space-mode="label-alignment">
          <style:list-level-label-alignment text:label-followed-by="listtab" text:list-tab-stop-position="1in" fo:text-indent="-0.25in" fo:margin-left="10in"/>
        </style:list-level-properties>
        <style:text-properties style:font-name="Symbol1"/>
      </text:list-level-style-bullet>
    </text:list-style>
    <text:list-style style:name="RTF_5f_Num_20_15" style:display-name="RTF_Num 15" text:consecutive-numbering="true">
      <text:list-level-style-number text:level="1" text:style-name="RTF_5f_Num_20_15_20_1" style:num-suffix="." style:num-format="1">
        <style:list-level-properties text:list-level-position-and-space-mode="label-alignment">
          <style:list-level-label-alignment text:label-followed-by="listtab" text:list-tab-stop-position="1in"/>
        </style:list-level-properties>
      </text:list-level-style-number>
      <text:list-level-style-number text:level="2" text:style-name="RTF_5f_Num_20_15_20_1" style:num-suffix="." style:num-format="1">
        <style:list-level-properties text:list-level-position-and-space-mode="label-alignment">
          <style:list-level-label-alignment text:label-followed-by="listtab" text:list-tab-stop-position="1in"/>
        </style:list-level-properties>
      </text:list-level-style-number>
      <text:list-level-style-number text:level="3" text:style-name="RTF_5f_Num_20_15_20_1" style:num-suffix="." style:num-format="1">
        <style:list-level-properties text:list-level-position-and-space-mode="label-alignment">
          <style:list-level-label-alignment text:label-followed-by="listtab" text:list-tab-stop-position="1in"/>
        </style:list-level-properties>
      </text:list-level-style-number>
      <text:list-level-style-number text:level="4" text:style-name="RTF_5f_Num_20_15_20_1" style:num-suffix="." style:num-format="1">
        <style:list-level-properties text:list-level-position-and-space-mode="label-alignment">
          <style:list-level-label-alignment text:label-followed-by="listtab" text:list-tab-stop-position="1in"/>
        </style:list-level-properties>
      </text:list-level-style-number>
      <text:list-level-style-number text:level="5" text:style-name="RTF_5f_Num_20_15_20_1" style:num-suffix="." style:num-format="1">
        <style:list-level-properties text:list-level-position-and-space-mode="label-alignment">
          <style:list-level-label-alignment text:label-followed-by="listtab" text:list-tab-stop-position="1in"/>
        </style:list-level-properties>
      </text:list-level-style-number>
      <text:list-level-style-number text:level="6" text:style-name="RTF_5f_Num_20_15_20_1" style:num-suffix="." style:num-format="1">
        <style:list-level-properties text:list-level-position-and-space-mode="label-alignment">
          <style:list-level-label-alignment text:label-followed-by="listtab" text:list-tab-stop-position="1in"/>
        </style:list-level-properties>
      </text:list-level-style-number>
      <text:list-level-style-number text:level="7" text:style-name="RTF_5f_Num_20_15_20_1" style:num-suffix="." style:num-format="1">
        <style:list-level-properties text:list-level-position-and-space-mode="label-alignment">
          <style:list-level-label-alignment text:label-followed-by="listtab" text:list-tab-stop-position="1in"/>
        </style:list-level-properties>
      </text:list-level-style-number>
      <text:list-level-style-number text:level="8" text:style-name="RTF_5f_Num_20_15_20_1" style:num-suffix="." style:num-format="1">
        <style:list-level-properties text:list-level-position-and-space-mode="label-alignment">
          <style:list-level-label-alignment text:label-followed-by="listtab" text:list-tab-stop-position="1in"/>
        </style:list-level-properties>
      </text:list-level-style-number>
      <text:list-level-style-number text:level="9" text:style-name="RTF_5f_Num_20_15_20_1" style:num-suffix="." style:num-format="1">
        <style:list-level-properties text:list-level-position-and-space-mode="label-alignment">
          <style:list-level-label-alignment text:label-followed-by="listtab" text:list-tab-stop-position="1in"/>
        </style:list-level-properties>
      </text:list-level-style-number>
      <text:list-level-style-number text:level="10" text:style-name="RTF_5f_Num_20_15_20_1" style:num-suffix="." style:num-format="1">
        <style:list-level-properties text:list-level-position-and-space-mode="label-alignment">
          <style:list-level-label-alignment text:label-followed-by="listtab" text:list-tab-stop-position="1in"/>
        </style:list-level-properties>
      </text:list-level-style-number>
    </text:list-style>
    <text:list-style style:name="RTF_5f_Num_20_16" style:display-name="RTF_Num 16" text:consecutive-numbering="true">
      <text:list-level-style-number text:level="1" text:style-name="RTF_5f_Num_20_16_20_1" style:num-suffix="." style:num-format="1">
        <style:list-level-properties text:list-level-position-and-space-mode="label-alignment">
          <style:list-level-label-alignment text:label-followed-by="listtab" text:list-tab-stop-position="1in"/>
        </style:list-level-properties>
      </text:list-level-style-number>
      <text:list-level-style-number text:level="2" text:style-name="RTF_5f_Num_20_16_20_1" style:num-suffix="." style:num-format="1">
        <style:list-level-properties text:list-level-position-and-space-mode="label-alignment">
          <style:list-level-label-alignment text:label-followed-by="listtab" text:list-tab-stop-position="1in"/>
        </style:list-level-properties>
      </text:list-level-style-number>
      <text:list-level-style-number text:level="3" text:style-name="RTF_5f_Num_20_16_20_1" style:num-suffix="." style:num-format="1">
        <style:list-level-properties text:list-level-position-and-space-mode="label-alignment">
          <style:list-level-label-alignment text:label-followed-by="listtab" text:list-tab-stop-position="1in"/>
        </style:list-level-properties>
      </text:list-level-style-number>
      <text:list-level-style-number text:level="4" text:style-name="RTF_5f_Num_20_16_20_1" style:num-suffix="." style:num-format="1">
        <style:list-level-properties text:list-level-position-and-space-mode="label-alignment">
          <style:list-level-label-alignment text:label-followed-by="listtab" text:list-tab-stop-position="1in"/>
        </style:list-level-properties>
      </text:list-level-style-number>
      <text:list-level-style-number text:level="5" text:style-name="RTF_5f_Num_20_16_20_1" style:num-suffix="." style:num-format="1">
        <style:list-level-properties text:list-level-position-and-space-mode="label-alignment">
          <style:list-level-label-alignment text:label-followed-by="listtab" text:list-tab-stop-position="1in"/>
        </style:list-level-properties>
      </text:list-level-style-number>
      <text:list-level-style-number text:level="6" text:style-name="RTF_5f_Num_20_16_20_1" style:num-suffix="." style:num-format="1">
        <style:list-level-properties text:list-level-position-and-space-mode="label-alignment">
          <style:list-level-label-alignment text:label-followed-by="listtab" text:list-tab-stop-position="1in"/>
        </style:list-level-properties>
      </text:list-level-style-number>
      <text:list-level-style-number text:level="7" text:style-name="RTF_5f_Num_20_16_20_1" style:num-suffix="." style:num-format="1">
        <style:list-level-properties text:list-level-position-and-space-mode="label-alignment">
          <style:list-level-label-alignment text:label-followed-by="listtab" text:list-tab-stop-position="1in"/>
        </style:list-level-properties>
      </text:list-level-style-number>
      <text:list-level-style-number text:level="8" text:style-name="RTF_5f_Num_20_16_20_1" style:num-suffix="." style:num-format="1">
        <style:list-level-properties text:list-level-position-and-space-mode="label-alignment">
          <style:list-level-label-alignment text:label-followed-by="listtab" text:list-tab-stop-position="1in"/>
        </style:list-level-properties>
      </text:list-level-style-number>
      <text:list-level-style-number text:level="9" text:style-name="RTF_5f_Num_20_16_20_1" style:num-suffix="." style:num-format="1">
        <style:list-level-properties text:list-level-position-and-space-mode="label-alignment">
          <style:list-level-label-alignment text:label-followed-by="listtab" text:list-tab-stop-position="1in"/>
        </style:list-level-properties>
      </text:list-level-style-number>
      <text:list-level-style-number text:level="10" text:style-name="RTF_5f_Num_20_16_20_1" style:num-suffix="." style:num-format="1">
        <style:list-level-properties text:list-level-position-and-space-mode="label-alignment">
          <style:list-level-label-alignment text:label-followed-by="listtab" text:list-tab-stop-position="1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3" style:family="table">
      <style:table-properties style:width="7.0896in" table:align="left" style:writing-mode="lr-tb"/>
    </style:style>
    <style:style style:name="Table3.A" style:family="table-column">
      <style:table-column-properties style:column-width="5.5354in"/>
    </style:style>
    <style:style style:name="Table3.B" style:family="table-column">
      <style:table-column-properties style:column-width="1.5542in"/>
    </style:style>
    <style:style style:name="Table3.1" style:family="table-row">
      <style:table-row-properties fo:keep-together="auto"/>
    </style:style>
    <style:style style:name="Table3.A1" style:family="table-cell">
      <style:table-cell-properties fo:padding="0in" fo:border-left="0.05pt solid #000000" fo:border-right="0.05pt solid #000000" fo:border-top="0.05pt solid #000000" fo:border-bottom="0.5pt solid #000000"/>
    </style:style>
    <style:style style:name="Table1" style:family="table">
      <style:table-properties style:width="7.0896in" table:align="left" style:writing-mode="lr-tb"/>
    </style:style>
    <style:style style:name="Table1.A" style:family="table-column">
      <style:table-column-properties style:column-width="5.5354in"/>
    </style:style>
    <style:style style:name="Table1.B" style:family="table-column">
      <style:table-column-properties style:column-width="1.5542in"/>
    </style:style>
    <style:style style:name="Table1.1" style:family="table-row">
      <style:table-row-properties fo:keep-together="auto"/>
    </style:style>
    <style:style style:name="Table2" style:family="table">
      <style:table-properties style:width="7.0896in" table:align="left" style:writing-mode="lr-tb"/>
    </style:style>
    <style:style style:name="Table2.A" style:family="table-column">
      <style:table-column-properties style:column-width="5.5354in"/>
    </style:style>
    <style:style style:name="Table2.B" style:family="table-column">
      <style:table-column-properties style:column-width="1.5542in"/>
    </style:style>
    <style:style style:name="Table2.1" style:family="table-row">
      <style:table-row-properties fo:keep-together="auto"/>
    </style:style>
    <style:style style:name="Table4" style:family="table">
      <style:table-properties style:width="7.0896in" table:align="left" style:writing-mode="lr-tb"/>
    </style:style>
    <style:style style:name="Table4.A" style:family="table-column">
      <style:table-column-properties style:column-width="5.5354in"/>
    </style:style>
    <style:style style:name="Table4.B" style:family="table-column">
      <style:table-column-properties style:column-width="1.5542in"/>
    </style:style>
    <style:style style:name="Table4.1" style:family="table-row">
      <style:table-row-properties fo:keep-together="auto"/>
    </style:style>
    <style:style style:name="Table5" style:family="table">
      <style:table-properties style:width="7.0896in" table:align="left" style:writing-mode="lr-tb"/>
    </style:style>
    <style:style style:name="Table5.A" style:family="table-column">
      <style:table-column-properties style:column-width="5.5354in"/>
    </style:style>
    <style:style style:name="Table5.B" style:family="table-column">
      <style:table-column-properties style:column-width="1.5542in"/>
    </style:style>
    <style:style style:name="Table5.1" style:family="table-row">
      <style:table-row-properties fo:keep-together="auto"/>
    </style:style>
    <style:style style:name="Table6" style:family="table">
      <style:table-properties style:width="7.0896in" table:align="left" style:writing-mode="lr-tb"/>
    </style:style>
    <style:style style:name="Table6.A" style:family="table-column">
      <style:table-column-properties style:column-width="5.5354in"/>
    </style:style>
    <style:style style:name="Table6.B" style:family="table-column">
      <style:table-column-properties style:column-width="1.5542in"/>
    </style:style>
    <style:style style:name="Table6.1" style:family="table-row">
      <style:table-row-properties fo:keep-together="auto"/>
    </style:style>
    <style:style style:name="Table14" style:family="table">
      <style:table-properties style:width="7.0896in" fo:break-before="auto" fo:break-after="auto" table:align="left" style:writing-mode="lr-tb"/>
    </style:style>
    <style:style style:name="Table14.A" style:family="table-column">
      <style:table-column-properties style:column-width="5.5354in"/>
    </style:style>
    <style:style style:name="Table14.B" style:family="table-column">
      <style:table-column-properties style:column-width="1.5542in"/>
    </style:style>
    <style:style style:name="Table14.1" style:family="table-row">
      <style:table-row-properties fo:keep-together="auto"/>
    </style:style>
    <style:style style:name="Table14.A1" style:family="table-cell">
      <style:table-cell-properties fo:padding="0in" fo:border-left="none" fo:border-right="none" fo:border-top="0.05pt solid #000000" fo:border-bottom="none"/>
    </style:style>
    <style:style style:name="MP1" style:family="paragraph" style:parent-style-name="Standard">
      <style:paragraph-properties fo:margin-top="0.111in" fo:margin-bottom="0in" style:contextual-spacing="false"/>
    </style:style>
    <style:style style:name="MP2" style:family="paragraph" style:parent-style-name="Standard">
      <style:paragraph-properties fo:text-align="start" style:justify-single-word="false" fo:padding="0in" fo:border-left="none" fo:border-right="none" fo:border-top="none" fo:border-bottom="0.51pt solid #000000" style:text-autospace="none"/>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style:contextual-spacing="false" fo:text-align="start" style:justify-single-word="false" style:text-autospace="non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top="0.0236in" fo:margin-bottom="0.0236in" style:contextual-spacing="false" fo:text-align="end" style:justify-single-word="false" style:text-autospace="none"/>
      <style:text-properties fo:color="#000000" fo:font-size="10pt" fo:font-style="italic" style:font-size-asian="10pt" style:font-style-asian="italic" style:font-size-complex="10pt" style:font-style-complex="italic"/>
    </style:style>
    <style:style style:name="MP5" style:family="paragraph" style:parent-style-name="Standard">
      <style:paragraph-properties fo:text-align="start" style:justify-single-word="false" fo:orphans="2" fo:widows="2" fo:padding="0in" fo:border-left="none" fo:border-right="none" fo:border-top="none" fo:border-bottom="0.51pt solid #000001"/>
      <style:text-properties style:font-name="Arial1" fo:font-size="10pt" fo:language="en" fo:country="US" fo:font-style="italic" style:font-size-asian="10pt" style:font-style-asian="italic"/>
    </style:style>
    <style:style style:name="MP6" style:family="paragraph" style:parent-style-name="Standard">
      <style:paragraph-properties fo:padding="0in" fo:border-left="none" fo:border-right="none" fo:border-top="none" fo:border-bottom="0.06pt solid #000000"/>
      <style:text-properties fo:font-size="10pt" fo:font-style="italic" style:font-size-asian="10pt" style:font-style-asian="italic" style:font-size-complex="10pt" style:font-style-complex="italic"/>
    </style:style>
    <style:style style:name="MP7" style:family="paragraph" style:parent-style-name="Standard">
      <style:paragraph-properties fo:margin-top="0.0236in" fo:margin-bottom="0.0236in" style:contextual-spacing="false" fo:text-align="start" style:justify-single-word="false"/>
      <style:text-properties fo:color="#000000" fo:font-size="10pt" fo:font-style="italic" style:font-size-asian="10pt" style:font-style-asian="italic" style:font-size-complex="10pt" style:font-style-complex="italic"/>
    </style:style>
    <style:style style:name="MP8" style:family="paragraph" style:parent-style-name="Standard">
      <style:paragraph-properties fo:margin-left="0in" fo:margin-right="0in" fo:margin-top="0.0236in" fo:margin-bottom="0.0236in" style:contextual-spacing="false"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T1" style:family="text">
      <style:text-properties officeooo:rsid="0008375b"/>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3">
      <style:page-layout-properties fo:page-width="8.2681in" fo:page-height="11.6929in" style:num-format="1" style:print-orientation="portrait" fo:margin-top="0.3898in" fo:margin-bottom="0.3898in" fo:margin-left="0.5898in" fo:margin-right="0.5898in" style:writing-mode="lr-tb" style:layout-grid-color="#c0c0c0" style:layout-grid-lines="2772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style:page-layout style:name="Mpm4">
      <style:page-layout-properties fo:page-width="8.2681in" fo:page-height="11.6929in" style:num-format="1" style:print-orientation="portrait" fo:margin-top="0.3898in" fo:margin-bottom="0.3898in" fo:margin-left="0.5898in" fo:margin-right="0.5898in" style:writing-mode="lr-tb" style:layout-grid-color="#c0c0c0" style:layout-grid-lines="2772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8">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6"><draw:image xlink:href="Pictures/1000020100000427000001D8328612BC.png" xlink:type="simple" xlink:show="embed" xlink:actuate="onLoad"/></draw:frame><text:tab/><text:user-defined style:data-style-name="N0" text:name="RFC Title">RFC 195 Service Scopes</text:user-defined><text:tab/>Page <text:page-number text:select-page="current">3</text:page-number> of <text:page-count style:num-format="1">69</text:page-count></text:p>
        <text:p text:style-name="Header"/>
        <text:p text:style-name="Header"><text:tab/>Draft<text:tab/> <text:modification-date style:data-style-name="N76">July 24, 2013</text:modification-date></text:p>
      </style:header>
      <style:footer>
        <text:p text:style-name="Footer">Copyright © <text:span text:style-name="MT1">OSGi Alliance</text:span> <text:modification-date style:data-style-name="N118">2013</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text:span text:style-name="MT1">OSGi Alliance</text:span> <text:modification-date style:data-style-name="N118">2013</text:modification-date></text:p>
      </style:footer>
    </style:master-page>
    <style:master-page style:name="Convert_20_0" style:display-name="Convert 0" style:page-layout-name="Mpm2">
      <style:header>
        <text:p text:style-name="MP2">Package org.osgi.framework</text:p>
      </style:header>
      <style:footer>
        <table:table table:name="Table3" table:style-name="Table3">
          <table:table-column table:style-name="Table3.A"/>
          <table:table-column table:style-name="Table3.B"/>
          <table:table-row table:style-name="Table3.1">
            <table:table-cell table:style-name="Table3.A1" office:value-type="string">
              <text:p text:style-name="MP3">OSGi Javadoc -- 11/14/12</text:p>
            </table:table-cell>
            <table:table-cell table:style-name="Table3.A1" office:value-type="string">
              <text:p text:style-name="MP4">Page <text:page-number style:num-format="1" text:select-page="current"/> of <text:page-count style:num-format="1">69</text:page-count></text:p>
            </table:table-cell>
          </table:table-row>
        </table:table>
      </style:footer>
    </style:master-page>
    <style:master-page style:name="Convert_20_1" style:display-name="Convert 1" style:page-layout-name="Mpm2">
      <style:header>
        <text:p text:style-name="MP2">Interface BundleContext</text:p>
      </style:header>
      <style:footer>
        <table:table table:name="Table1" table:style-name="Table1">
          <table:table-column table:style-name="Table1.A"/>
          <table:table-column table:style-name="Table1.B"/>
          <table:table-row table:style-name="Table1.1">
            <table:table-cell office:value-type="string">
              <text:p text:style-name="MP3">OSGi Javadoc -- 11/14/12</text:p>
            </table:table-cell>
            <table:table-cell office:value-type="string">
              <text:p text:style-name="MP4">Page <text:page-number style:num-format="1" text:select-page="current"/> of <text:page-count style:num-format="1">69</text:page-count></text:p>
            </table:table-cell>
          </table:table-row>
        </table:table>
      </style:footer>
    </style:master-page>
    <style:master-page style:name="Convert_20_2" style:display-name="Convert 2" style:page-layout-name="Mpm2">
      <style:header>
        <text:p text:style-name="MP2">Interface Constants</text:p>
      </style:header>
      <style:footer>
        <table:table table:name="Table2" table:style-name="Table2">
          <table:table-column table:style-name="Table2.A"/>
          <table:table-column table:style-name="Table2.B"/>
          <table:table-row table:style-name="Table2.1">
            <table:table-cell office:value-type="string">
              <text:p text:style-name="MP3">OSGi Javadoc -- 11/14/12</text:p>
            </table:table-cell>
            <table:table-cell office:value-type="string">
              <text:p text:style-name="MP4">Page <text:page-number style:num-format="1" text:select-page="current"/> of <text:page-count style:num-format="1">69</text:page-count></text:p>
            </table:table-cell>
          </table:table-row>
        </table:table>
      </style:footer>
    </style:master-page>
    <style:master-page style:name="Convert_20_3" style:display-name="Convert 3" style:page-layout-name="Mpm2">
      <style:header>
        <text:p text:style-name="MP2">Interface PrototypeServiceFactory</text:p>
      </style:header>
      <style:footer>
        <table:table table:name="Table4" table:style-name="Table4">
          <table:table-column table:style-name="Table4.A"/>
          <table:table-column table:style-name="Table4.B"/>
          <table:table-row table:style-name="Table4.1">
            <table:table-cell office:value-type="string">
              <text:p text:style-name="MP3">OSGi Javadoc -- 11/14/12</text:p>
            </table:table-cell>
            <table:table-cell office:value-type="string">
              <text:p text:style-name="MP4">Page <text:page-number style:num-format="1" text:select-page="current"/> of <text:page-count style:num-format="1">69</text:page-count></text:p>
            </table:table-cell>
          </table:table-row>
        </table:table>
      </style:footer>
    </style:master-page>
    <style:master-page style:name="Convert_20_4" style:display-name="Convert 4" style:page-layout-name="Mpm2">
      <style:header>
        <text:p text:style-name="MP2">Interface ServiceFactory</text:p>
      </style:header>
      <style:footer>
        <table:table table:name="Table5" table:style-name="Table5">
          <table:table-column table:style-name="Table5.A"/>
          <table:table-column table:style-name="Table5.B"/>
          <table:table-row table:style-name="Table5.1">
            <table:table-cell office:value-type="string">
              <text:p text:style-name="MP3">OSGi Javadoc -- 11/14/12</text:p>
            </table:table-cell>
            <table:table-cell office:value-type="string">
              <text:p text:style-name="MP4">Page <text:page-number style:num-format="1" text:select-page="current"/> of <text:page-count style:num-format="1">69</text:page-count></text:p>
            </table:table-cell>
          </table:table-row>
        </table:table>
      </style:footer>
    </style:master-page>
    <style:master-page style:name="Convert_20_5" style:display-name="Convert 5" style:page-layout-name="Mpm2">
      <style:header>
        <text:p text:style-name="MP2">Interface ServiceObjects</text:p>
      </style:header>
      <style:footer>
        <table:table table:name="Table6" table:style-name="Table6">
          <table:table-column table:style-name="Table6.A"/>
          <table:table-column table:style-name="Table6.B"/>
          <table:table-row table:style-name="Table6.1">
            <table:table-cell office:value-type="string">
              <text:p text:style-name="MP3">OSGi Javadoc -- 11/14/12</text:p>
            </table:table-cell>
            <table:table-cell office:value-type="string">
              <text:p text:style-name="MP4">Page <text:page-number style:num-format="1" text:select-page="current"/> of <text:page-count style:num-format="1">69</text:page-count></text:p>
            </table:table-cell>
          </table:table-row>
        </table:table>
      </style:footer>
    </style:master-page>
    <style:master-page style:name="Converted1" style:page-layout-name="Mpm3">
      <style:header>
        <text:p text:style-name="MP5">Package org.osgi.framework</text:p>
      </style:header>
      <style:footer>
        <text:p text:style-name="Footer"/>
      </style:footer>
    </style:master-page>
    <style:master-page style:name="Converted2" style:page-layout-name="Mpm3">
      <style:header>
        <text:p text:style-name="MP5">Interface BundleContext</text:p>
      </style:header>
      <style:footer>
        <text:p text:style-name="Footer"/>
      </style:footer>
    </style:master-page>
    <style:master-page style:name="Converted3" style:page-layout-name="Mpm3">
      <style:header>
        <text:p text:style-name="MP5">Interface Constants</text:p>
      </style:header>
      <style:footer>
        <text:p text:style-name="Footer"/>
      </style:footer>
    </style:master-page>
    <style:master-page style:name="Converted4" style:page-layout-name="Mpm3">
      <style:header>
        <text:p text:style-name="MP5">Interface PrototypeServiceFactory</text:p>
      </style:header>
      <style:footer>
        <text:p text:style-name="Footer"/>
      </style:footer>
    </style:master-page>
    <style:master-page style:name="Converted5" style:page-layout-name="Mpm3">
      <style:header>
        <text:p text:style-name="MP5">Interface ServiceFactory</text:p>
      </style:header>
      <style:footer>
        <text:p text:style-name="Footer"/>
      </style:footer>
    </style:master-page>
    <style:master-page style:name="Converted6" style:page-layout-name="Mpm3">
      <style:header>
        <text:p text:style-name="MP5">Interface ServiceObjects</text:p>
      </style:header>
      <style:footer>
        <text:p text:style-name="Footer"/>
      </style:footer>
    </style:master-page>
    <style:master-page style:name="Convert_20_6" style:display-name="Convert 6" style:page-layout-name="Mpm2">
      <style:header>
        <text:p text:style-name="MP6">Interface ServiceObjects</text:p>
      </style:header>
      <style:footer>
        <table:table table:name="Table14" table:style-name="Table14">
          <table:table-column table:style-name="Table14.A"/>
          <table:table-column table:style-name="Table14.B"/>
          <table:table-row table:style-name="Table14.1">
            <table:table-cell table:style-name="Table14.A1" office:value-type="string">
              <text:p text:style-name="MP7">OSGi Javadoc -- 11/14/12</text:p>
            </table:table-cell>
            <table:table-cell table:style-name="Table14.A1" office:value-type="string">
              <text:p text:style-name="MP8">Page <text:page-number style:num-format="1" text:select-page="current"/> of <text:page-count style:num-format="1">69</text:page-count></text:p>
            </table:table-cell>
          </table:table-row>
        </table:table>
      </style:footer>
    </style:master-page>
    <style:master-page style:name="Converted7" style:page-layout-name="Mpm4">
      <style:header>
        <text:p text:style-name="MP5">Package org.osgi.service.component.annotations</text:p>
      </style:header>
      <style:footer>
        <text:p text:style-name="Footer"/>
      </style:footer>
    </style:master-page>
    <style:master-page style:name="Converted8" style:page-layout-name="Mpm4">
      <style:header>
        <text:p text:style-name="MP5">Annotation Type Component</text:p>
      </style:header>
      <style:footer>
        <text:p text:style-name="Footer"/>
      </style:footer>
    </style:master-page>
    <style:master-page style:name="Converted9" style:page-layout-name="Mpm4">
      <style:header>
        <text:p text:style-name="MP5">Annotation Type Reference</text:p>
      </style:header>
      <style:footer>
        <text:p text:style-name="Footer"/>
      </style:footer>
    </style:master-page>
    <style:master-page style:name="Converted10" style:page-layout-name="Mpm4">
      <style:header>
        <text:p text:style-name="MP5">Enum ReferenceScope</text:p>
      </style:header>
      <style:footer>
        <text:p text:style-name="Footer"/>
      </style:footer>
    </style:master-page>
    <style:master-page style:name="Converted11" style:page-layout-name="Mpm4">
      <style:header>
        <text:p text:style-name="MP5">Enum ServiceScop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4.2$MacOSX_x86 LibreOffice_project/9e9821abd0ffdbc09cd8c52eaa574fa09eb08f2</meta:generator>
    <meta:creation-date>2012-11-13T11:37:11</meta:creation-date>
    <meta:editing-cycles>37</meta:editing-cycles>
    <meta:editing-duration>P1DT12H33M27S</meta:editing-duration>
    <meta:initial-creator>BJ Hargrave</meta:initial-creator>
    <dc:date>2013-07-24T10:38:14</dc:date>
    <dc:creator>BJ Hargrave</dc:creator>
    <meta:document-statistic meta:table-count="24" meta:image-count="6" meta:object-count="0" meta:page-count="69" meta:paragraph-count="2647" meta:word-count="21887" meta:character-count="163221" meta:non-whitespace-character-count="142789"/>
    <meta:user-defined meta:name="Company">IBM Corporation</meta:user-defined>
    <meta:user-defined meta:name="Info 3"/>
    <meta:user-defined meta:name="Info 4"/>
    <meta:user-defined meta:name="RFC Title">RFC 195 Service Scopes</meta:user-defined>
  </office:meta>
</office:document-meta>
</file>